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.3402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3382in"/>
    </style:style>
    <style:style style:name="co4" style:family="table-column">
      <style:table-column-properties fo:break-before="auto" style:column-width="0.402in"/>
    </style:style>
    <style:style style:name="co5" style:family="table-column">
      <style:table-column-properties fo:break-before="auto" style:column-width="1.8193in"/>
    </style:style>
    <style:style style:name="co6" style:family="table-column">
      <style:table-column-properties fo:break-before="auto" style:column-width="2.222in"/>
    </style:style>
    <style:style style:name="co7" style:family="table-column">
      <style:table-column-properties fo:break-before="auto" style:column-width="1.7543in"/>
    </style:style>
    <style:style style:name="co8" style:family="table-column">
      <style:table-column-properties fo:break-before="auto" style:column-width="2.1571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" table:default-cell-style-name="Default"/>
        <table:table-column table:style-name="co7" table:number-columns-repeated="4" table:default-cell-style-name="Default"/>
        <table:table-column table:style-name="co8" table:number-columns-repeated="2" table:default-cell-style-name="Default"/>
        <table:table-row table:style-name="ro1">
          <table:table-cell office:value-type="string">
            <text:p>PlanetComboName</text:p>
          </table:table-cell>
          <table:table-cell office:value-type="string">
            <text:p>JulianDay</text:p>
          </table:table-cell>
          <table:table-cell office:value-type="string">
            <text:p>Datetime</text:p>
          </table:table-cell>
          <table:table-cell office:value-type="string">
            <text:p>AspectAngle</text:p>
          </table:table-cell>
          <table:table-cell office:value-type="string">
            <text:p>Planet1_GeoTropLongitude</text:p>
          </table:table-cell>
          <table:table-cell office:value-type="string">
            <text:p>Planet2_GeoTropLongitude</text:p>
          </table:table-cell>
          <table:table-cell office:value-type="string">
            <text:p>Planet1_GeoTropLongitude</text:p>
          </table:table-cell>
          <table:table-cell office:value-type="string">
            <text:p>Planet2_GeoTropLongitude</text:p>
          </table:table-cell>
          <table:table-cell office:value-type="string">
            <text:p>Planet1_GeoTropLongitudeSpeed</text:p>
          </table:table-cell>
          <table:table-cell office:value-type="string">
            <text:p>Planet2_GeoTropLongitudeSpeed</text:p>
          </table:table-cell>
          <table:table-cell office:value-type="string">
            <text:p>Planet1_GeoSidLongitude</text:p>
          </table:table-cell>
          <table:table-cell office:value-type="string">
            <text:p>Planet2_GeoSidLongitude</text:p>
          </table:table-cell>
          <table:table-cell office:value-type="string">
            <text:p>Planet1_GeoSidLongitude</text:p>
          </table:table-cell>
          <table:table-cell office:value-type="string">
            <text:p>Planet2_GeoSidLongitude</text:p>
          </table:table-cell>
          <table:table-cell office:value-type="string">
            <text:p>Planet1_GeoSidLongitudeSpeed</text:p>
          </table:table-cell>
          <table:table-cell office:value-type="string">
            <text:p>Planet2_GeoSidLongitudeSpeed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525.66462963">
            <text:p>2424525.66462963</text:p>
          </table:table-cell>
          <table:table-cell office:value-type="string">
            <text:p>1926-01-09 22:57:04.218750 EST-0500</text:p>
          </table:table-cell>
          <table:table-cell office:value-type="float" office:value="0">
            <text:p>0</text:p>
          </table:table-cell>
          <table:table-cell office:value-type="float" office:value="233.628852421797">
            <text:p>233.6288524218</text:p>
          </table:table-cell>
          <table:table-cell office:value-type="float" office:value="233.627082735488">
            <text:p>233.6270827355</text:p>
          </table:table-cell>
          <table:table-cell office:value-type="string">
            <text:p>23 ♏ 37' 43"</text:p>
          </table:table-cell>
          <table:table-cell office:value-type="string">
            <text:p>23 ♏ 37' 37"</text:p>
          </table:table-cell>
          <table:table-cell office:value-type="float" office:value="13.7008161429782">
            <text:p>13.700816143</text:p>
          </table:table-cell>
          <table:table-cell office:value-type="float" office:value="0.0839992765517686">
            <text:p>0.0839992766</text:p>
          </table:table-cell>
          <table:table-cell office:value-type="float" office:value="210.809167321846">
            <text:p>210.8091673218</text:p>
          </table:table-cell>
          <table:table-cell office:value-type="float" office:value="210.807397635538">
            <text:p>210.8073976355</text:p>
          </table:table-cell>
          <table:table-cell office:value-type="string">
            <text:p><text:s/>0 ♏ 48' 33"</text:p>
          </table:table-cell>
          <table:table-cell office:value-type="string">
            <text:p><text:s/>0 ♏ 48' 26"</text:p>
          </table:table-cell>
          <table:table-cell office:value-type="float" office:value="13.7008025351573">
            <text:p>13.7008025352</text:p>
          </table:table-cell>
          <table:table-cell office:value-type="float" office:value="0.0839854941237213">
            <text:p>0.0839854941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4526.82697917">
            <text:p>2424526.82697917</text:p>
          </table:table-cell>
          <table:table-cell office:value-type="string">
            <text:p>1926-01-11 02:50:51.562500 EST-0500</text:p>
          </table:table-cell>
          <table:table-cell office:value-type="float" office:value="0">
            <text:p>0</text:p>
          </table:table-cell>
          <table:table-cell office:value-type="float" office:value="249.863481816675">
            <text:p>249.8634818167</text:p>
          </table:table-cell>
          <table:table-cell office:value-type="float" office:value="249.862684801692">
            <text:p>249.8626848017</text:p>
          </table:table-cell>
          <table:table-cell office:value-type="string">
            <text:p><text:s/>9 ♐ 51' 48"</text:p>
          </table:table-cell>
          <table:table-cell office:value-type="string">
            <text:p><text:s/>9 ♐ 51' 45"</text:p>
          </table:table-cell>
          <table:table-cell office:value-type="float" office:value="14.2288518558766">
            <text:p>14.2288518559</text:p>
          </table:table-cell>
          <table:table-cell office:value-type="float" office:value="0.69253693496399">
            <text:p>0.692536935</text:p>
          </table:table-cell>
          <table:table-cell office:value-type="float" office:value="227.04372561354">
            <text:p>227.0437256135</text:p>
          </table:table-cell>
          <table:table-cell office:value-type="float" office:value="227.042928598557">
            <text:p>227.0429285986</text:p>
          </table:table-cell>
          <table:table-cell office:value-type="string">
            <text:p>17 ♏ 02' 37"</text:p>
          </table:table-cell>
          <table:table-cell office:value-type="string">
            <text:p>17 ♏ 02' 34"</text:p>
          </table:table-cell>
          <table:table-cell office:value-type="float" office:value="14.2288202218216">
            <text:p>14.2288202218</text:p>
          </table:table-cell>
          <table:table-cell office:value-type="float" office:value="0.692505202757171">
            <text:p>0.6925052028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4528.35920139">
            <text:p>2424528.35920139</text:p>
          </table:table-cell>
          <table:table-cell office:value-type="string">
            <text:p>1926-01-12 15:37:15.937500 EST-0500</text:p>
          </table:table-cell>
          <table:table-cell office:value-type="float" office:value="0">
            <text:p>0</text:p>
          </table:table-cell>
          <table:table-cell office:value-type="float" office:value="272.140280023029">
            <text:p>272.140280023</text:p>
          </table:table-cell>
          <table:table-cell office:value-type="float" office:value="272.139766410841">
            <text:p>272.1397664108</text:p>
          </table:table-cell>
          <table:table-cell office:value-type="string">
            <text:p><text:s/>2 ♑ 08' 25"</text:p>
          </table:table-cell>
          <table:table-cell office:value-type="string">
            <text:p><text:s/>2 ♑ 08' 23"</text:p>
          </table:table-cell>
          <table:table-cell office:value-type="float" office:value="14.8166164868842">
            <text:p>14.8166164869</text:p>
          </table:table-cell>
          <table:table-cell office:value-type="float" office:value="1.38834205676421">
            <text:p>1.3883420568</text:p>
          </table:table-cell>
          <table:table-cell office:value-type="float" office:value="249.32040310576">
            <text:p>249.3204031058</text:p>
          </table:table-cell>
          <table:table-cell office:value-type="float" office:value="249.319889493572">
            <text:p>249.3198894936</text:p>
          </table:table-cell>
          <table:table-cell office:value-type="string">
            <text:p><text:s/>9 ♐ 19' 13"</text:p>
          </table:table-cell>
          <table:table-cell office:value-type="string">
            <text:p><text:s/>9 ♐ 19' 11"</text:p>
          </table:table-cell>
          <table:table-cell office:value-type="float" office:value="14.8165698804158">
            <text:p>14.8165698804</text:p>
          </table:table-cell>
          <table:table-cell office:value-type="float" office:value="1.38829544433092">
            <text:p>1.3882954443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4529.77449074">
            <text:p>2424529.77449074</text:p>
          </table:table-cell>
          <table:table-cell office:value-type="string">
            <text:p>1926-01-14 01:35:16.406250 EST-0500</text:p>
          </table:table-cell>
          <table:table-cell office:value-type="float" office:value="0">
            <text:p>0</text:p>
          </table:table-cell>
          <table:table-cell office:value-type="float" office:value="293.360821784357">
            <text:p>293.3608217844</text:p>
          </table:table-cell>
          <table:table-cell office:value-type="float" office:value="293.359232515279">
            <text:p>293.3592325153</text:p>
          </table:table-cell>
          <table:table-cell office:value-type="string">
            <text:p>23 ♑ 21' 38"</text:p>
          </table:table-cell>
          <table:table-cell office:value-type="string">
            <text:p>23 ♑ 21' 33"</text:p>
          </table:table-cell>
          <table:table-cell office:value-type="float" office:value="15.12402739556">
            <text:p>15.1240273956</text:p>
          </table:table-cell>
          <table:table-cell office:value-type="float" office:value="1.01916045303511">
            <text:p>1.019160453</text:p>
          </table:table-cell>
          <table:table-cell office:value-type="float" office:value="270.540825989116">
            <text:p>270.5408259891</text:p>
          </table:table-cell>
          <table:table-cell office:value-type="float" office:value="270.539236720037">
            <text:p>270.53923672</text:p>
          </table:table-cell>
          <table:table-cell office:value-type="string">
            <text:p><text:s/>0 ♑ 32' 26"</text:p>
          </table:table-cell>
          <table:table-cell office:value-type="string">
            <text:p><text:s/>0 ♑ 32' 21"</text:p>
          </table:table-cell>
          <table:table-cell office:value-type="float" office:value="15.1239858961483">
            <text:p>15.1239858961</text:p>
          </table:table-cell>
          <table:table-cell office:value-type="float" office:value="1.0191189324074">
            <text:p>1.0191189324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530.34944444">
            <text:p>2424530.34944444</text:p>
          </table:table-cell>
          <table:table-cell office:value-type="string">
            <text:p>1926-01-14 15:23:12.187500 EST-0500</text:p>
          </table:table-cell>
          <table:table-cell office:value-type="float" office:value="0">
            <text:p>0</text:p>
          </table:table-cell>
          <table:table-cell office:value-type="float" office:value="302.070176565251">
            <text:p>302.0701765653</text:p>
          </table:table-cell>
          <table:table-cell office:value-type="float" office:value="302.067890067712">
            <text:p>302.0678900677</text:p>
          </table:table-cell>
          <table:table-cell office:value-type="string">
            <text:p><text:s/>2 ♒ 04' 12"</text:p>
          </table:table-cell>
          <table:table-cell office:value-type="string">
            <text:p><text:s/>2 ♒ 04' 04"</text:p>
          </table:table-cell>
          <table:table-cell office:value-type="float" office:value="15.1630429946334">
            <text:p>15.1630429946</text:p>
          </table:table-cell>
          <table:table-cell office:value-type="float" office:value="0.235330114690675">
            <text:p>0.2353301147</text:p>
          </table:table-cell>
          <table:table-cell office:value-type="float" office:value="279.250136942927">
            <text:p>279.2501369429</text:p>
          </table:table-cell>
          <table:table-cell office:value-type="float" office:value="279.247850445388">
            <text:p>279.2478504454</text:p>
          </table:table-cell>
          <table:table-cell office:value-type="string">
            <text:p><text:s/>9 ♑ 15' 00"</text:p>
          </table:table-cell>
          <table:table-cell office:value-type="string">
            <text:p><text:s/>9 ♑ 14' 52"</text:p>
          </table:table-cell>
          <table:table-cell office:value-type="float" office:value="15.1630088587869">
            <text:p>15.1630088588</text:p>
          </table:table-cell>
          <table:table-cell office:value-type="float" office:value="0.235296006343562">
            <text:p>0.2352960063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4531.93489583">
            <text:p>2424531.93489583</text:p>
          </table:table-cell>
          <table:table-cell office:value-type="string">
            <text:p>1926-01-16 05:26:15.000000 EST-0500</text:p>
          </table:table-cell>
          <table:table-cell office:value-type="float" office:value="0">
            <text:p>0</text:p>
          </table:table-cell>
          <table:table-cell office:value-type="float" office:value="326.033818424472">
            <text:p>326.0338184245</text:p>
          </table:table-cell>
          <table:table-cell office:value-type="float" office:value="326.031441332454">
            <text:p>326.0314413325</text:p>
          </table:table-cell>
          <table:table-cell office:value-type="string">
            <text:p>26 ♒ 02' 01"</text:p>
          </table:table-cell>
          <table:table-cell office:value-type="string">
            <text:p>26 ♒ 01' 53"</text:p>
          </table:table-cell>
          <table:table-cell office:value-type="float" office:value="15.0033173971336">
            <text:p>15.0033173971</text:p>
          </table:table-cell>
          <table:table-cell office:value-type="float" office:value="0.0605211642805214">
            <text:p>0.0605211643</text:p>
          </table:table-cell>
          <table:table-cell office:value-type="float" office:value="303.213686279024">
            <text:p>303.213686279</text:p>
          </table:table-cell>
          <table:table-cell office:value-type="float" office:value="303.211309187006">
            <text:p>303.211309187</text:p>
          </table:table-cell>
          <table:table-cell office:value-type="string">
            <text:p><text:s/>3 ♒ 12' 49"</text:p>
          </table:table-cell>
          <table:table-cell office:value-type="string">
            <text:p><text:s/>3 ♒ 12' 40"</text:p>
          </table:table-cell>
          <table:table-cell office:value-type="float" office:value="15.0033112074701">
            <text:p>15.0033112075</text:p>
          </table:table-cell>
          <table:table-cell office:value-type="float" office:value="0.0605168172741816">
            <text:p>0.0605168173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533.73005787">
            <text:p>2424533.73005787</text:p>
          </table:table-cell>
          <table:table-cell office:value-type="string">
            <text:p>1926-01-18 00:31:17.343750 EST-0500</text:p>
          </table:table-cell>
          <table:table-cell office:value-type="float" office:value="0">
            <text:p>0</text:p>
          </table:table-cell>
          <table:table-cell office:value-type="float" office:value="352.511890394141">
            <text:p>352.5118903941</text:p>
          </table:table-cell>
          <table:table-cell office:value-type="float" office:value="352.508872609343">
            <text:p>352.5088726093</text:p>
          </table:table-cell>
          <table:table-cell office:value-type="string">
            <text:p>22 ♓ 30' 42"</text:p>
          </table:table-cell>
          <table:table-cell office:value-type="string">
            <text:p>22 ♓ 30' 31"</text:p>
          </table:table-cell>
          <table:table-cell office:value-type="float" office:value="14.4457879103167">
            <text:p>14.4457879103</text:p>
          </table:table-cell>
          <table:table-cell office:value-type="float" office:value="0.0380208014413372">
            <text:p>0.0380208014</text:p>
          </table:table-cell>
          <table:table-cell office:value-type="float" office:value="329.691705108626">
            <text:p>329.6917051086</text:p>
          </table:table-cell>
          <table:table-cell office:value-type="float" office:value="329.688687323828">
            <text:p>329.6886873238</text:p>
          </table:table-cell>
          <table:table-cell office:value-type="string">
            <text:p>29 ♒ 41' 30"</text:p>
          </table:table-cell>
          <table:table-cell office:value-type="string">
            <text:p>29 ♒ 41' 19"</text:p>
          </table:table-cell>
          <table:table-cell office:value-type="float" office:value="14.4458060157065">
            <text:p>14.4458060157</text:p>
          </table:table-cell>
          <table:table-cell office:value-type="float" office:value="0.0380397672141386">
            <text:p>0.0380397672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4540.74006944">
            <text:p>2424540.74006944</text:p>
          </table:table-cell>
          <table:table-cell office:value-type="string">
            <text:p>1926-01-25 00:45:42.187500 EST-0500</text:p>
          </table:table-cell>
          <table:table-cell office:value-type="float" office:value="0">
            <text:p>0</text:p>
          </table:table-cell>
          <table:table-cell office:value-type="float" office:value="304.521591001841">
            <text:p>304.5215910018</text:p>
          </table:table-cell>
          <table:table-cell office:value-type="float" office:value="304.521569733083">
            <text:p>304.5215697331</text:p>
          </table:table-cell>
          <table:table-cell table:number-columns-repeated="2" office:value-type="string">
            <text:p><text:s/>4 ♒ 31' 17"</text:p>
          </table:table-cell>
          <table:table-cell office:value-type="float" office:value="1.01651388796465">
            <text:p>1.016513888</text:p>
          </table:table-cell>
          <table:table-cell office:value-type="float" office:value="0.236597248885594">
            <text:p>0.2365972489</text:p>
          </table:table-cell>
          <table:table-cell office:value-type="float" office:value="281.701154916736">
            <text:p>281.7011549167</text:p>
          </table:table-cell>
          <table:table-cell office:value-type="float" office:value="281.701133647979">
            <text:p>281.701133648</text:p>
          </table:table-cell>
          <table:table-cell table:number-columns-repeated="2" office:value-type="string">
            <text:p>11 ♑ 42' 04"</text:p>
          </table:table-cell>
          <table:table-cell office:value-type="float" office:value="1.01649058614148">
            <text:p>1.0164905861</text:p>
          </table:table-cell>
          <table:table-cell office:value-type="float" office:value="0.236573931979543">
            <text:p>0.236573932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4551.20125">
            <text:p>2424551.20125</text:p>
          </table:table-cell>
          <table:table-cell office:value-type="string">
            <text:p>1926-02-04 11:49:48.281250 EST-0500</text:p>
          </table:table-cell>
          <table:table-cell office:value-type="float" office:value="0">
            <text:p>0</text:p>
          </table:table-cell>
          <table:table-cell office:value-type="float" office:value="306.993304776063">
            <text:p>306.9933047761</text:p>
          </table:table-cell>
          <table:table-cell office:value-type="float" office:value="306.993106337637">
            <text:p>306.9931063376</text:p>
          </table:table-cell>
          <table:table-cell table:number-columns-repeated="2" office:value-type="string">
            <text:p><text:s/>6 ♒ 59' 35"</text:p>
          </table:table-cell>
          <table:table-cell office:value-type="float" office:value="1.65649941794789">
            <text:p>1.6564994179</text:p>
          </table:table-cell>
          <table:table-cell office:value-type="float" office:value="0.235569387253117">
            <text:p>0.2355693873</text:p>
          </table:table-cell>
          <table:table-cell office:value-type="float" office:value="284.172517931807">
            <text:p>284.1725179318</text:p>
          </table:table-cell>
          <table:table-cell office:value-type="float" office:value="284.172319493382">
            <text:p>284.1723194934</text:p>
          </table:table-cell>
          <table:table-cell office:value-type="string">
            <text:p>14 ♑ 10' 21"</text:p>
          </table:table-cell>
          <table:table-cell office:value-type="string">
            <text:p>14 ♑ 10' 20"</text:p>
          </table:table-cell>
          <table:table-cell office:value-type="float" office:value="1.65651935934597">
            <text:p>1.6565193593</text:p>
          </table:table-cell>
          <table:table-cell office:value-type="float" office:value="0.235589322630725">
            <text:p>0.235589322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553.16023148">
            <text:p>2424553.16023148</text:p>
          </table:table-cell>
          <table:table-cell office:value-type="string">
            <text:p>1926-02-06 10:50:44.531250 EST-0500</text:p>
          </table:table-cell>
          <table:table-cell office:value-type="float" office:value="0">
            <text:p>0</text:p>
          </table:table-cell>
          <table:table-cell office:value-type="float" office:value="235.439668797793">
            <text:p>235.4396687978</text:p>
          </table:table-cell>
          <table:table-cell office:value-type="float" office:value="235.438248898955">
            <text:p>235.438248899</text:p>
          </table:table-cell>
          <table:table-cell office:value-type="string">
            <text:p>25 ♏ 26' 22"</text:p>
          </table:table-cell>
          <table:table-cell office:value-type="string">
            <text:p>25 ♏ 26' 17"</text:p>
          </table:table-cell>
          <table:table-cell office:value-type="float" office:value="13.2990652556252">
            <text:p>13.2990652556</text:p>
          </table:table-cell>
          <table:table-cell office:value-type="float" office:value="0.0459508088555683">
            <text:p>0.0459508089</text:p>
          </table:table-cell>
          <table:table-cell office:value-type="float" office:value="212.618825539637">
            <text:p>212.6188255396</text:p>
          </table:table-cell>
          <table:table-cell office:value-type="float" office:value="212.617405640799">
            <text:p>212.6174056408</text:p>
          </table:table-cell>
          <table:table-cell office:value-type="string">
            <text:p><text:s/>2 ♏ 37' 07"</text:p>
          </table:table-cell>
          <table:table-cell office:value-type="string">
            <text:p><text:s/>2 ♏ 37' 02"</text:p>
          </table:table-cell>
          <table:table-cell office:value-type="float" office:value="13.2990624737062">
            <text:p>13.2990624737</text:p>
          </table:table-cell>
          <table:table-cell office:value-type="float" office:value="0.0459479333767556">
            <text:p>0.0459479334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4554.12653935">
            <text:p>2424554.12653935</text:p>
          </table:table-cell>
          <table:table-cell office:value-type="string">
            <text:p>1926-02-07 10:02:13.593750 EST-0500</text:p>
          </table:table-cell>
          <table:table-cell office:value-type="float" office:value="0">
            <text:p>0</text:p>
          </table:table-cell>
          <table:table-cell office:value-type="float" office:value="318.104981186343">
            <text:p>318.1049811863</text:p>
          </table:table-cell>
          <table:table-cell office:value-type="float" office:value="318.105061779901">
            <text:p>318.1050617799</text:p>
          </table:table-cell>
          <table:table-cell office:value-type="string">
            <text:p>18 ♒ 06' 17"</text:p>
          </table:table-cell>
          <table:table-cell office:value-type="string">
            <text:p>18 ♒ 06' 18"</text:p>
          </table:table-cell>
          <table:table-cell office:value-type="float" office:value="-0.621120445300992">
            <text:p>-0.6211204453</text:p>
          </table:table-cell>
          <table:table-cell office:value-type="float" office:value="1.0130184423076">
            <text:p>1.0130184423</text:p>
          </table:table-cell>
          <table:table-cell office:value-type="float" office:value="295.284091521764">
            <text:p>295.2840915218</text:p>
          </table:table-cell>
          <table:table-cell office:value-type="float" office:value="295.284172115322">
            <text:p>295.2841721153</text:p>
          </table:table-cell>
          <table:table-cell office:value-type="string">
            <text:p>25 ♑ 17' 02"</text:p>
          </table:table-cell>
          <table:table-cell office:value-type="string">
            <text:p>25 ♑ 17' 03"</text:p>
          </table:table-cell>
          <table:table-cell office:value-type="float" office:value="-0.621137246253575">
            <text:p>-0.6211372463</text:p>
          </table:table-cell>
          <table:table-cell office:value-type="float" office:value="1.01300190043462">
            <text:p>1.0130019004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4555.66047454">
            <text:p>2424555.66047454</text:p>
          </table:table-cell>
          <table:table-cell office:value-type="string">
            <text:p>1926-02-08 22:51:05.625000 EST-0500</text:p>
          </table:table-cell>
          <table:table-cell office:value-type="float" office:value="0">
            <text:p>0</text:p>
          </table:table-cell>
          <table:table-cell office:value-type="float" office:value="270.018386908869">
            <text:p>270.0183869089</text:p>
          </table:table-cell>
          <table:table-cell office:value-type="float" office:value="270.016172927292">
            <text:p>270.0161729273</text:p>
          </table:table-cell>
          <table:table-cell office:value-type="string">
            <text:p><text:s/>0 ♑ 01' 06"</text:p>
          </table:table-cell>
          <table:table-cell office:value-type="string">
            <text:p><text:s/>0 ♑ 00' 58"</text:p>
          </table:table-cell>
          <table:table-cell office:value-type="float" office:value="14.3710006095931">
            <text:p>14.3710006096</text:p>
          </table:table-cell>
          <table:table-cell office:value-type="float" office:value="0.705643947377996">
            <text:p>0.7056439474</text:p>
          </table:table-cell>
          <table:table-cell office:value-type="float" office:value="247.197399605464">
            <text:p>247.1973996055</text:p>
          </table:table-cell>
          <table:table-cell office:value-type="float" office:value="247.195185623887">
            <text:p>247.1951856239</text:p>
          </table:table-cell>
          <table:table-cell office:value-type="string">
            <text:p><text:s/>7 ♐ 11' 50"</text:p>
          </table:table-cell>
          <table:table-cell office:value-type="string">
            <text:p><text:s/>7 ♐ 11' 42"</text:p>
          </table:table-cell>
          <table:table-cell office:value-type="float" office:value="14.3709684262057">
            <text:p>14.3709684262</text:p>
          </table:table-cell>
          <table:table-cell office:value-type="float" office:value="0.705611763917736">
            <text:p>0.7056117639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4556.79621528">
            <text:p>2424556.79621528</text:p>
          </table:table-cell>
          <table:table-cell office:value-type="string">
            <text:p>1926-02-10 02:06:33.750000 EST-0500</text:p>
          </table:table-cell>
          <table:table-cell office:value-type="float" office:value="0">
            <text:p>0</text:p>
          </table:table-cell>
          <table:table-cell office:value-type="float" office:value="316.465169365816">
            <text:p>316.4651693658</text:p>
          </table:table-cell>
          <table:table-cell office:value-type="float" office:value="316.464609267492">
            <text:p>316.4646092675</text:p>
          </table:table-cell>
          <table:table-cell office:value-type="string">
            <text:p>16 ♒ 27' 54"</text:p>
          </table:table-cell>
          <table:table-cell office:value-type="string">
            <text:p>16 ♒ 27' 52"</text:p>
          </table:table-cell>
          <table:table-cell office:value-type="float" office:value="1.73047402391192">
            <text:p>1.7304740239</text:p>
          </table:table-cell>
          <table:table-cell office:value-type="float" office:value="-0.602826787307017">
            <text:p>-0.6028267873</text:p>
          </table:table-cell>
          <table:table-cell office:value-type="float" office:value="293.64410086039">
            <text:p>293.6441008604</text:p>
          </table:table-cell>
          <table:table-cell office:value-type="float" office:value="293.643540762065">
            <text:p>293.6435407621</text:p>
          </table:table-cell>
          <table:table-cell office:value-type="string">
            <text:p>23 ♑ 38' 38"</text:p>
          </table:table-cell>
          <table:table-cell office:value-type="string">
            <text:p>23 ♑ 38' 36"</text:p>
          </table:table-cell>
          <table:table-cell office:value-type="float" office:value="1.73044136219452">
            <text:p>1.7304413622</text:p>
          </table:table-cell>
          <table:table-cell office:value-type="float" office:value="-0.602857699325956">
            <text:p>-0.6028576993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558.26399306">
            <text:p>2424558.26399306</text:p>
          </table:table-cell>
          <table:table-cell office:value-type="string">
            <text:p>1926-02-11 13:20:09.375000 EST-0500</text:p>
          </table:table-cell>
          <table:table-cell office:value-type="float" office:value="0">
            <text:p>0</text:p>
          </table:table-cell>
          <table:table-cell office:value-type="float" office:value="308.652119721142">
            <text:p>308.6521197211</text:p>
          </table:table-cell>
          <table:table-cell office:value-type="float" office:value="308.650800363594">
            <text:p>308.6508003636</text:p>
          </table:table-cell>
          <table:table-cell office:value-type="string">
            <text:p><text:s/>8 ♒ 39' 07"</text:p>
          </table:table-cell>
          <table:table-cell office:value-type="string">
            <text:p><text:s/>8 ♒ 39' 02"</text:p>
          </table:table-cell>
          <table:table-cell office:value-type="float" office:value="15.1906784846377">
            <text:p>15.1906784846</text:p>
          </table:table-cell>
          <table:table-cell office:value-type="float" office:value="0.233614293580547">
            <text:p>0.2336142936</text:p>
          </table:table-cell>
          <table:table-cell office:value-type="float" office:value="285.830958341381">
            <text:p>285.8309583414</text:p>
          </table:table-cell>
          <table:table-cell office:value-type="float" office:value="285.829638983832">
            <text:p>285.8296389838</text:p>
          </table:table-cell>
          <table:table-cell office:value-type="string">
            <text:p>15 ♑ 49' 51"</text:p>
          </table:table-cell>
          <table:table-cell office:value-type="string">
            <text:p>15 ♑ 49' 46"</text:p>
          </table:table-cell>
          <table:table-cell office:value-type="float" office:value="15.1906633578868">
            <text:p>15.1906633579</text:p>
          </table:table-cell>
          <table:table-cell office:value-type="float" office:value="0.233599336093276">
            <text:p>0.2335993361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4558.70369213">
            <text:p>2424558.70369213</text:p>
          </table:table-cell>
          <table:table-cell office:value-type="string">
            <text:p>1926-02-11 23:53:19.218750 EST-0500</text:p>
          </table:table-cell>
          <table:table-cell office:value-type="float" office:value="0">
            <text:p>0</text:p>
          </table:table-cell>
          <table:table-cell office:value-type="float" office:value="315.344142318398">
            <text:p>315.3441423184</text:p>
          </table:table-cell>
          <table:table-cell office:value-type="float" office:value="315.341634576817">
            <text:p>315.3416345768</text:p>
          </table:table-cell>
          <table:table-cell office:value-type="string">
            <text:p>15 ♒ 20' 38"</text:p>
          </table:table-cell>
          <table:table-cell office:value-type="string">
            <text:p>15 ♒ 20' 29"</text:p>
          </table:table-cell>
          <table:table-cell office:value-type="float" office:value="15.2431273396704">
            <text:p>15.2431273397</text:p>
          </table:table-cell>
          <table:table-cell office:value-type="float" office:value="-0.572338374271294">
            <text:p>-0.5723383743</text:p>
          </table:table-cell>
          <table:table-cell office:value-type="float" office:value="292.522959327121">
            <text:p>292.5229593271</text:p>
          </table:table-cell>
          <table:table-cell office:value-type="float" office:value="292.52045158554">
            <text:p>292.5204515855</text:p>
          </table:table-cell>
          <table:table-cell office:value-type="string">
            <text:p>22 ♑ 31' 22"</text:p>
          </table:table-cell>
          <table:table-cell office:value-type="string">
            <text:p>22 ♑ 31' 13"</text:p>
          </table:table-cell>
          <table:table-cell office:value-type="float" office:value="15.2431199554521">
            <text:p>15.2431199555</text:p>
          </table:table-cell>
          <table:table-cell office:value-type="float" office:value="-0.572342887678345">
            <text:p>-0.5723428877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4559.03327546">
            <text:p>2424559.03327546</text:p>
          </table:table-cell>
          <table:table-cell office:value-type="string">
            <text:p>1926-02-12 07:47:55.781250 EST-0500</text:p>
          </table:table-cell>
          <table:table-cell office:value-type="float" office:value="0">
            <text:p>0</text:p>
          </table:table-cell>
          <table:table-cell office:value-type="float" office:value="320.371498098351">
            <text:p>320.3714980984</text:p>
          </table:table-cell>
          <table:table-cell office:value-type="float" office:value="320.370947304149">
            <text:p>320.3709473042</text:p>
          </table:table-cell>
          <table:table-cell office:value-type="string">
            <text:p>20 ♒ 22' 17"</text:p>
          </table:table-cell>
          <table:table-cell office:value-type="string">
            <text:p>20 ♒ 22' 15"</text:p>
          </table:table-cell>
          <table:table-cell office:value-type="float" office:value="15.2610982666143">
            <text:p>15.2610982666</text:p>
          </table:table-cell>
          <table:table-cell office:value-type="float" office:value="1.76147470879565">
            <text:p>1.7614747088</text:p>
          </table:table-cell>
          <table:table-cell office:value-type="float" office:value="297.550301273143">
            <text:p>297.5503012731</text:p>
          </table:table-cell>
          <table:table-cell office:value-type="float" office:value="297.549750478941">
            <text:p>297.5497504789</text:p>
          </table:table-cell>
          <table:table-cell office:value-type="string">
            <text:p>27 ♑ 33' 01"</text:p>
          </table:table-cell>
          <table:table-cell office:value-type="string">
            <text:p>27 ♑ 32' 59"</text:p>
          </table:table-cell>
          <table:table-cell office:value-type="float" office:value="15.2610969960681">
            <text:p>15.2610969961</text:p>
          </table:table-cell>
          <table:table-cell office:value-type="float" office:value="1.76147348120172">
            <text:p>1.7614734812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4559.22297454">
            <text:p>2424559.22297454</text:p>
          </table:table-cell>
          <table:table-cell office:value-type="string">
            <text:p>1926-02-12 12:21:05.625000 EST-0500</text:p>
          </table:table-cell>
          <table:table-cell office:value-type="float" office:value="0">
            <text:p>0</text:p>
          </table:table-cell>
          <table:table-cell office:value-type="float" office:value="323.266783551692">
            <text:p>323.2667835517</text:p>
          </table:table-cell>
          <table:table-cell office:value-type="float" office:value="323.263971259875">
            <text:p>323.2639712599</text:p>
          </table:table-cell>
          <table:table-cell office:value-type="string">
            <text:p>23 ♒ 16' 00"</text:p>
          </table:table-cell>
          <table:table-cell office:value-type="string">
            <text:p>23 ♒ 15' 50"</text:p>
          </table:table-cell>
          <table:table-cell office:value-type="float" office:value="15.2628872785463">
            <text:p>15.2628872785</text:p>
          </table:table-cell>
          <table:table-cell office:value-type="float" office:value="1.01135993569172">
            <text:p>1.0113599357</text:p>
          </table:table-cell>
          <table:table-cell office:value-type="float" office:value="300.445579709402">
            <text:p>300.4455797094</text:p>
          </table:table-cell>
          <table:table-cell office:value-type="float" office:value="300.442767417584">
            <text:p>300.4427674176</text:p>
          </table:table-cell>
          <table:table-cell office:value-type="string">
            <text:p><text:s/>0 ♒ 26' 44"</text:p>
          </table:table-cell>
          <table:table-cell office:value-type="string">
            <text:p><text:s/>0 ♒ 26' 33"</text:p>
          </table:table-cell>
          <table:table-cell office:value-type="float" office:value="15.2628895542894">
            <text:p>15.2628895543</text:p>
          </table:table-cell>
          <table:table-cell office:value-type="float" office:value="1.01136299916002">
            <text:p>1.0113629992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561.23762731">
            <text:p>2424561.23762731</text:p>
          </table:table-cell>
          <table:table-cell office:value-type="string">
            <text:p>1926-02-14 12:42:11.250000 EST-0500</text:p>
          </table:table-cell>
          <table:table-cell office:value-type="float" office:value="0">
            <text:p>0</text:p>
          </table:table-cell>
          <table:table-cell office:value-type="float" office:value="353.767111823446">
            <text:p>353.7671118234</text:p>
          </table:table-cell>
          <table:table-cell office:value-type="float" office:value="353.763826345567">
            <text:p>353.7638263456</text:p>
          </table:table-cell>
          <table:table-cell office:value-type="string">
            <text:p>23 ♓ 46' 01"</text:p>
          </table:table-cell>
          <table:table-cell office:value-type="string">
            <text:p>23 ♓ 45' 49"</text:p>
          </table:table-cell>
          <table:table-cell office:value-type="float" office:value="14.9056825818426">
            <text:p>14.9056825818</text:p>
          </table:table-cell>
          <table:table-cell office:value-type="float" office:value="0.0518788129373558">
            <text:p>0.0518788129</text:p>
          </table:table-cell>
          <table:table-cell office:value-type="float" office:value="330.945870747615">
            <text:p>330.9458707476</text:p>
          </table:table-cell>
          <table:table-cell office:value-type="float" office:value="330.942585269736">
            <text:p>330.9425852697</text:p>
          </table:table-cell>
          <table:table-cell office:value-type="string">
            <text:p><text:s/>0 ♓ 56' 45"</text:p>
          </table:table-cell>
          <table:table-cell office:value-type="string">
            <text:p><text:s/>0 ♓ 56' 33"</text:p>
          </table:table-cell>
          <table:table-cell office:value-type="float" office:value="14.9057137132246">
            <text:p>14.9057137132</text:p>
          </table:table-cell>
          <table:table-cell office:value-type="float" office:value="0.0519108338310632">
            <text:p>0.051910833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562.51887731">
            <text:p>2424562.51887731</text:p>
          </table:table-cell>
          <table:table-cell office:value-type="string">
            <text:p>1926-02-15 19:27:11.250000 EST-0500</text:p>
          </table:table-cell>
          <table:table-cell office:value-type="float" office:value="0">
            <text:p>0</text:p>
          </table:table-cell>
          <table:table-cell office:value-type="float" office:value="326.594957502659">
            <text:p>326.5949575027</text:p>
          </table:table-cell>
          <table:table-cell office:value-type="float" office:value="326.594933327026">
            <text:p>326.594933327</text:p>
          </table:table-cell>
          <table:table-cell table:number-columns-repeated="2" office:value-type="string">
            <text:p>26 ♒ 35' 41"</text:p>
          </table:table-cell>
          <table:table-cell office:value-type="float" office:value="1.80953898120232">
            <text:p>1.8095389812</text:p>
          </table:table-cell>
          <table:table-cell office:value-type="float" office:value="1.00987866342371">
            <text:p>1.0098786634</text:p>
          </table:table-cell>
          <table:table-cell office:value-type="float" office:value="303.773711236991">
            <text:p>303.773711237</text:p>
          </table:table-cell>
          <table:table-cell office:value-type="float" office:value="303.773687061358">
            <text:p>303.7736870614</text:p>
          </table:table-cell>
          <table:table-cell table:number-columns-repeated="2" office:value-type="string">
            <text:p><text:s/>3 ♒ 46' 25"</text:p>
          </table:table-cell>
          <table:table-cell office:value-type="float" office:value="1.80957265088994">
            <text:p>1.8095726509</text:p>
          </table:table-cell>
          <table:table-cell office:value-type="float" office:value="1.00991246432788">
            <text:p>1.0099124643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4568.71784722">
            <text:p>2424568.71784722</text:p>
          </table:table-cell>
          <table:table-cell office:value-type="string">
            <text:p>1926-02-22 00:13:42.656250 EST-0500</text:p>
          </table:table-cell>
          <table:table-cell office:value-type="float" office:value="0">
            <text:p>0</text:p>
          </table:table-cell>
          <table:table-cell office:value-type="float" office:value="311.067610490391">
            <text:p>311.0676104904</text:p>
          </table:table-cell>
          <table:table-cell office:value-type="float" office:value="311.067632075492">
            <text:p>311.0676320755</text:p>
          </table:table-cell>
          <table:table-cell table:number-columns-repeated="2" office:value-type="string">
            <text:p>11 ♒ 04' 03"</text:p>
          </table:table-cell>
          <table:table-cell office:value-type="float" office:value="-0.24585674093186">
            <text:p>-0.2458567409</text:p>
          </table:table-cell>
          <table:table-cell office:value-type="float" office:value="0.228396275309821">
            <text:p>0.2283962753</text:p>
          </table:table-cell>
          <table:table-cell office:value-type="float" office:value="288.246167680559">
            <text:p>288.2461676806</text:p>
          </table:table-cell>
          <table:table-cell office:value-type="float" office:value="288.24618926566">
            <text:p>288.2461892657</text:p>
          </table:table-cell>
          <table:table-cell table:number-columns-repeated="2" office:value-type="string">
            <text:p>18 ♑ 14' 46"</text:p>
          </table:table-cell>
          <table:table-cell office:value-type="float" office:value="-0.245868417758756">
            <text:p>-0.2458684178</text:p>
          </table:table-cell>
          <table:table-cell office:value-type="float" office:value="0.228384048745723">
            <text:p>0.2283840487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4577.57453704">
            <text:p>2424577.57453704</text:p>
          </table:table-cell>
          <table:table-cell office:value-type="string">
            <text:p>1926-03-02 20:47:20.625000 EST-0500</text:p>
          </table:table-cell>
          <table:table-cell office:value-type="float" office:value="0">
            <text:p>0</text:p>
          </table:table-cell>
          <table:table-cell office:value-type="float" office:value="354.650253756235">
            <text:p>354.6502537562</text:p>
          </table:table-cell>
          <table:table-cell office:value-type="float" office:value="354.650002469476">
            <text:p>354.6500024695</text:p>
          </table:table-cell>
          <table:table-cell table:number-columns-repeated="2" office:value-type="string">
            <text:p>24 ♓ 39' 00"</text:p>
          </table:table-cell>
          <table:table-cell office:value-type="float" office:value="1.81554416883064">
            <text:p>1.8155441688</text:p>
          </table:table-cell>
          <table:table-cell office:value-type="float" office:value="0.0560527567928611">
            <text:p>0.0560527568</text:p>
          </table:table-cell>
          <table:table-cell office:value-type="float" office:value="331.828621061118">
            <text:p>331.8286210611</text:p>
          </table:table-cell>
          <table:table-cell office:value-type="float" office:value="331.828369774359">
            <text:p>331.8283697744</text:p>
          </table:table-cell>
          <table:table-cell office:value-type="string">
            <text:p><text:s/>1 ♓ 49' 43"</text:p>
          </table:table-cell>
          <table:table-cell office:value-type="string">
            <text:p><text:s/>1 ♓ 49' 42"</text:p>
          </table:table-cell>
          <table:table-cell office:value-type="float" office:value="1.81558062502703">
            <text:p>1.815580625</text:p>
          </table:table-cell>
          <table:table-cell office:value-type="float" office:value="0.0560892095718865">
            <text:p>0.056089209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580.4778588">
            <text:p>2424580.4778588</text:p>
          </table:table-cell>
          <table:table-cell office:value-type="string">
            <text:p>1926-03-05 18:28:07.500000 EST-0500</text:p>
          </table:table-cell>
          <table:table-cell office:value-type="float" office:value="0">
            <text:p>0</text:p>
          </table:table-cell>
          <table:table-cell office:value-type="float" office:value="236.079527761609">
            <text:p>236.0795277616</text:p>
          </table:table-cell>
          <table:table-cell office:value-type="float" office:value="236.077174936738">
            <text:p>236.0771749367</text:p>
          </table:table-cell>
          <table:table-cell office:value-type="string">
            <text:p>26 ♏ 04' 46"</text:p>
          </table:table-cell>
          <table:table-cell office:value-type="string">
            <text:p>26 ♏ 04' 37"</text:p>
          </table:table-cell>
          <table:table-cell office:value-type="float" office:value="13.0298349172317">
            <text:p>13.0298349172</text:p>
          </table:table-cell>
          <table:table-cell office:value-type="float" office:value="0.000288157363284672">
            <text:p>0.0002881574</text:p>
          </table:table-cell>
          <table:table-cell office:value-type="float" office:value="213.257853782712">
            <text:p>213.2578537827</text:p>
          </table:table-cell>
          <table:table-cell office:value-type="float" office:value="213.255500957841">
            <text:p>213.2555009578</text:p>
          </table:table-cell>
          <table:table-cell office:value-type="string">
            <text:p><text:s/>3 ♏ 15' 28"</text:p>
          </table:table-cell>
          <table:table-cell office:value-type="string">
            <text:p><text:s/>3 ♏ 15' 19"</text:p>
          </table:table-cell>
          <table:table-cell office:value-type="float" office:value="13.0298426729999">
            <text:p>13.029842673</text:p>
          </table:table-cell>
          <table:table-cell office:value-type="float" office:value="0.000295781481189237">
            <text:p>0.0002957815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4584.45563657">
            <text:p>2424584.45563657</text:p>
          </table:table-cell>
          <table:table-cell office:value-type="string">
            <text:p>1926-03-09 17:56:07.968750 EST-0500</text:p>
          </table:table-cell>
          <table:table-cell office:value-type="float" office:value="0">
            <text:p>0</text:p>
          </table:table-cell>
          <table:table-cell office:value-type="float" office:value="290.496675369321">
            <text:p>290.4966753693</text:p>
          </table:table-cell>
          <table:table-cell office:value-type="float" office:value="290.495180948676">
            <text:p>290.4951809487</text:p>
          </table:table-cell>
          <table:table-cell office:value-type="string">
            <text:p>20 ♑ 29' 48"</text:p>
          </table:table-cell>
          <table:table-cell office:value-type="string">
            <text:p>20 ♑ 29' 42"</text:p>
          </table:table-cell>
          <table:table-cell office:value-type="float" office:value="14.3888614738331">
            <text:p>14.3888614738</text:p>
          </table:table-cell>
          <table:table-cell office:value-type="float" office:value="0.716764609060401">
            <text:p>0.7167646091</text:p>
          </table:table-cell>
          <table:table-cell office:value-type="float" office:value="267.674800056928">
            <text:p>267.6748000569</text:p>
          </table:table-cell>
          <table:table-cell office:value-type="float" office:value="267.673305636283">
            <text:p>267.6733056363</text:p>
          </table:table-cell>
          <table:table-cell office:value-type="string">
            <text:p>27 ♐ 40' 29"</text:p>
          </table:table-cell>
          <table:table-cell office:value-type="string">
            <text:p>27 ♐ 40' 23"</text:p>
          </table:table-cell>
          <table:table-cell office:value-type="float" office:value="14.388842751663">
            <text:p>14.3888427517</text:p>
          </table:table-cell>
          <table:table-cell office:value-type="float" office:value="0.716745815436226">
            <text:p>0.7167458154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4585.97248843">
            <text:p>2424585.97248843</text:p>
          </table:table-cell>
          <table:table-cell office:value-type="string">
            <text:p>1926-03-11 06:20:23.437500 EST-0500</text:p>
          </table:table-cell>
          <table:table-cell office:value-type="float" office:value="0">
            <text:p>0</text:p>
          </table:table-cell>
          <table:table-cell office:value-type="float" office:value="312.700707042376">
            <text:p>312.7007070424</text:p>
          </table:table-cell>
          <table:table-cell office:value-type="float" office:value="312.699310461978">
            <text:p>312.699310462</text:p>
          </table:table-cell>
          <table:table-cell office:value-type="string">
            <text:p>12 ♒ 42' 02"</text:p>
          </table:table-cell>
          <table:table-cell office:value-type="string">
            <text:p>12 ♒ 41' 57"</text:p>
          </table:table-cell>
          <table:table-cell office:value-type="float" office:value="14.8611725350326">
            <text:p>14.861172535</text:p>
          </table:table-cell>
          <table:table-cell office:value-type="float" office:value="0.398077161111101">
            <text:p>0.3980771611</text:p>
          </table:table-cell>
          <table:table-cell office:value-type="float" office:value="289.878757465199">
            <text:p>289.8787574652</text:p>
          </table:table-cell>
          <table:table-cell office:value-type="float" office:value="289.8773608848">
            <text:p>289.8773608848</text:p>
          </table:table-cell>
          <table:table-cell office:value-type="string">
            <text:p>19 ♑ 52' 43"</text:p>
          </table:table-cell>
          <table:table-cell office:value-type="string">
            <text:p>19 ♑ 52' 38"</text:p>
          </table:table-cell>
          <table:table-cell office:value-type="float" office:value="14.8611720644136">
            <text:p>14.8611720644</text:p>
          </table:table-cell>
          <table:table-cell office:value-type="float" office:value="0.398078265951253">
            <text:p>0.398078266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586.12263889">
            <text:p>2424586.12263889</text:p>
          </table:table-cell>
          <table:table-cell office:value-type="string">
            <text:p>1926-03-11 09:56:36.093750 EST-0500</text:p>
          </table:table-cell>
          <table:table-cell office:value-type="float" office:value="0">
            <text:p>0</text:p>
          </table:table-cell>
          <table:table-cell office:value-type="float" office:value="314.934876581545">
            <text:p>314.9348765815</text:p>
          </table:table-cell>
          <table:table-cell office:value-type="float" office:value="314.931615760355">
            <text:p>314.9316157604</text:p>
          </table:table-cell>
          <table:table-cell office:value-type="string">
            <text:p>14 ♒ 56' 05"</text:p>
          </table:table-cell>
          <table:table-cell office:value-type="string">
            <text:p>14 ♒ 55' 53"</text:p>
          </table:table-cell>
          <table:table-cell office:value-type="float" office:value="14.8974961511008">
            <text:p>14.8974961511</text:p>
          </table:table-cell>
          <table:table-cell office:value-type="float" office:value="0.21453207640587">
            <text:p>0.2145320764</text:p>
          </table:table-cell>
          <table:table-cell office:value-type="float" office:value="292.112921436848">
            <text:p>292.1129214368</text:p>
          </table:table-cell>
          <table:table-cell office:value-type="float" office:value="292.109660615659">
            <text:p>292.1096606157</text:p>
          </table:table-cell>
          <table:table-cell office:value-type="string">
            <text:p>22 ♑ 06' 46"</text:p>
          </table:table-cell>
          <table:table-cell office:value-type="string">
            <text:p>22 ♑ 06' 34"</text:p>
          </table:table-cell>
          <table:table-cell office:value-type="float" office:value="14.8974981644113">
            <text:p>14.8974981644</text:p>
          </table:table-cell>
          <table:table-cell office:value-type="float" office:value="0.214534383054119">
            <text:p>0.2145343831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4588.63947917">
            <text:p>2424588.63947917</text:p>
          </table:table-cell>
          <table:table-cell office:value-type="string">
            <text:p>1926-03-13 22:20:51.562500 EST-0500</text:p>
          </table:table-cell>
          <table:table-cell office:value-type="float" office:value="0">
            <text:p>0</text:p>
          </table:table-cell>
          <table:table-cell office:value-type="float" office:value="352.808058255327">
            <text:p>352.8080582553</text:p>
          </table:table-cell>
          <table:table-cell office:value-type="float" office:value="352.805301331415">
            <text:p>352.8053013314</text:p>
          </table:table-cell>
          <table:table-cell office:value-type="string">
            <text:p>22 ♓ 48' 29"</text:p>
          </table:table-cell>
          <table:table-cell office:value-type="string">
            <text:p>22 ♓ 48' 19"</text:p>
          </table:table-cell>
          <table:table-cell office:value-type="float" office:value="15.0358524903691">
            <text:p>15.0358524904</text:p>
          </table:table-cell>
          <table:table-cell office:value-type="float" office:value="0.997174520993814">
            <text:p>0.997174521</text:p>
          </table:table-cell>
          <table:table-cell office:value-type="float" office:value="329.986065579908">
            <text:p>329.9860655799</text:p>
          </table:table-cell>
          <table:table-cell office:value-type="float" office:value="329.983308655997">
            <text:p>329.983308656</text:p>
          </table:table-cell>
          <table:table-cell office:value-type="string">
            <text:p>29 ♒ 59' 09"</text:p>
          </table:table-cell>
          <table:table-cell office:value-type="string">
            <text:p>29 ♒ 58' 59"</text:p>
          </table:table-cell>
          <table:table-cell office:value-type="float" office:value="15.0358915875293">
            <text:p>15.0358915875</text:p>
          </table:table-cell>
          <table:table-cell office:value-type="float" office:value="0.997214390913959">
            <text:p>0.9972143909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588.80476852">
            <text:p>2424588.80476852</text:p>
          </table:table-cell>
          <table:table-cell office:value-type="string">
            <text:p>1926-03-14 02:18:52.031250 EST-0500</text:p>
          </table:table-cell>
          <table:table-cell office:value-type="float" office:value="0">
            <text:p>0</text:p>
          </table:table-cell>
          <table:table-cell office:value-type="float" office:value="355.291190915368">
            <text:p>355.2911909154</text:p>
          </table:table-cell>
          <table:table-cell office:value-type="float" office:value="355.287413507617">
            <text:p>355.2874135076</text:p>
          </table:table-cell>
          <table:table-cell office:value-type="string">
            <text:p>25 ♓ 17' 28"</text:p>
          </table:table-cell>
          <table:table-cell office:value-type="string">
            <text:p>25 ♓ 17' 14"</text:p>
          </table:table-cell>
          <table:table-cell office:value-type="float" office:value="15.0092895919937">
            <text:p>15.009289592</text:p>
          </table:table-cell>
          <table:table-cell office:value-type="float" office:value="0.0571466665925959">
            <text:p>0.0571466666</text:p>
          </table:table-cell>
          <table:table-cell office:value-type="float" office:value="332.469198603764">
            <text:p>332.4691986038</text:p>
          </table:table-cell>
          <table:table-cell office:value-type="float" office:value="332.465421196012">
            <text:p>332.465421196</text:p>
          </table:table-cell>
          <table:table-cell office:value-type="string">
            <text:p><text:s/>2 ♓ 28' 09"</text:p>
          </table:table-cell>
          <table:table-cell office:value-type="string">
            <text:p><text:s/>2 ♓ 27' 55"</text:p>
          </table:table-cell>
          <table:table-cell office:value-type="float" office:value="15.0093298446755">
            <text:p>15.0093298447</text:p>
          </table:table-cell>
          <table:table-cell office:value-type="float" office:value="0.0571875081566512">
            <text:p>0.0571875082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4589.94465278">
            <text:p>2424589.94465278</text:p>
          </table:table-cell>
          <table:table-cell office:value-type="string">
            <text:p>1926-03-15 05:40:18.750000 EST-0500</text:p>
          </table:table-cell>
          <table:table-cell office:value-type="float" office:value="0">
            <text:p>0</text:p>
          </table:table-cell>
          <table:table-cell office:value-type="float" office:value="12.2484554887877">
            <text:p>12.2484554888</text:p>
          </table:table-cell>
          <table:table-cell office:value-type="float" office:value="12.2471276956252">
            <text:p>12.2471276956</text:p>
          </table:table-cell>
          <table:table-cell office:value-type="string">
            <text:p>12 ♈ 14' 54"</text:p>
          </table:table-cell>
          <table:table-cell office:value-type="string">
            <text:p>12 ♈ 14' 49"</text:p>
          </table:table-cell>
          <table:table-cell office:value-type="float" office:value="14.711512146619">
            <text:p>14.7115121466</text:p>
          </table:table-cell>
          <table:table-cell office:value-type="float" office:value="0.818344921834044">
            <text:p>0.8183449218</text:p>
          </table:table-cell>
          <table:table-cell office:value-type="float" office:value="349.426467771787">
            <text:p>349.4264677718</text:p>
          </table:table-cell>
          <table:table-cell office:value-type="float" office:value="349.425139978625">
            <text:p>349.4251399786</text:p>
          </table:table-cell>
          <table:table-cell office:value-type="string">
            <text:p>19 ♓ 25' 35"</text:p>
          </table:table-cell>
          <table:table-cell office:value-type="string">
            <text:p>19 ♓ 25' 30"</text:p>
          </table:table-cell>
          <table:table-cell office:value-type="float" office:value="14.7115537201909">
            <text:p>14.7115537202</text:p>
          </table:table-cell>
          <table:table-cell office:value-type="float" office:value="0.818386552252759">
            <text:p>0.8183865523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4591.27229167">
            <text:p>2424591.27229167</text:p>
          </table:table-cell>
          <table:table-cell office:value-type="string">
            <text:p>1926-03-16 13:32:06.562500 EST-0500</text:p>
          </table:table-cell>
          <table:table-cell office:value-type="float" office:value="0">
            <text:p>0</text:p>
          </table:table-cell>
          <table:table-cell office:value-type="float" office:value="355.428705306754">
            <text:p>355.4287053068</text:p>
          </table:table-cell>
          <table:table-cell office:value-type="float" office:value="355.428479904427">
            <text:p>355.4284799044</text:p>
          </table:table-cell>
          <table:table-cell office:value-type="string">
            <text:p>25 ♓ 25' 43"</text:p>
          </table:table-cell>
          <table:table-cell office:value-type="string">
            <text:p>25 ♓ 25' 42"</text:p>
          </table:table-cell>
          <table:table-cell office:value-type="float" office:value="0.995660998022593">
            <text:p>0.995660998</text:p>
          </table:table-cell>
          <table:table-cell office:value-type="float" office:value="0.0571861821969502">
            <text:p>0.0571861822</text:p>
          </table:table-cell>
          <table:table-cell office:value-type="float" office:value="332.606715476009">
            <text:p>332.606715476</text:p>
          </table:table-cell>
          <table:table-cell office:value-type="float" office:value="332.606490073682">
            <text:p>332.6064900737</text:p>
          </table:table-cell>
          <table:table-cell office:value-type="string">
            <text:p><text:s/>2 ♓ 36' 24"</text:p>
          </table:table-cell>
          <table:table-cell office:value-type="string">
            <text:p><text:s/>2 ♓ 36' 23"</text:p>
          </table:table-cell>
          <table:table-cell office:value-type="float" office:value="0.995690996347113">
            <text:p>0.9956909963</text:p>
          </table:table-cell>
          <table:table-cell office:value-type="float" office:value="0.0572162690691331">
            <text:p>0.0572162691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4593.59773148">
            <text:p>2424593.59773148</text:p>
          </table:table-cell>
          <table:table-cell office:value-type="string">
            <text:p>1926-03-18 21:20:44.531250 EST-0500</text:p>
          </table:table-cell>
          <table:table-cell office:value-type="float" office:value="0">
            <text:p>0</text:p>
          </table:table-cell>
          <table:table-cell office:value-type="float" office:value="316.505142834577">
            <text:p>316.5051428346</text:p>
          </table:table-cell>
          <table:table-cell office:value-type="float" office:value="316.505124823625">
            <text:p>316.5051248236</text:p>
          </table:table-cell>
          <table:table-cell table:number-columns-repeated="2" office:value-type="string">
            <text:p>16 ♒ 30' 18"</text:p>
          </table:table-cell>
          <table:table-cell office:value-type="float" office:value="0.590504443310776">
            <text:p>0.5905044433</text:p>
          </table:table-cell>
          <table:table-cell office:value-type="float" office:value="0.206274712700804">
            <text:p>0.2062747127</text:p>
          </table:table-cell>
          <table:table-cell office:value-type="float" office:value="293.683100100655">
            <text:p>293.6831001007</text:p>
          </table:table-cell>
          <table:table-cell office:value-type="float" office:value="293.683082089703">
            <text:p>293.6830820897</text:p>
          </table:table-cell>
          <table:table-cell table:number-columns-repeated="2" office:value-type="string">
            <text:p>23 ♑ 40' 59"</text:p>
          </table:table-cell>
          <table:table-cell office:value-type="float" office:value="0.590506050863895">
            <text:p>0.5905060509</text:p>
          </table:table-cell>
          <table:table-cell office:value-type="float" office:value="0.206276826801864">
            <text:p>0.206276826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605.74763889">
            <text:p>2424605.74763889</text:p>
          </table:table-cell>
          <table:table-cell office:value-type="string">
            <text:p>1926-03-31 00:56:36.093750 EST-0500</text:p>
          </table:table-cell>
          <table:table-cell office:value-type="float" office:value="0">
            <text:p>0</text:p>
          </table:table-cell>
          <table:table-cell office:value-type="float" office:value="9.77595937761959">
            <text:p>9.7759593776</text:p>
          </table:table-cell>
          <table:table-cell office:value-type="float" office:value="9.77605030157119">
            <text:p>9.7760503016</text:p>
          </table:table-cell>
          <table:table-cell table:number-columns-repeated="2" office:value-type="string">
            <text:p><text:s/>9 ♈ 46' 33"</text:p>
          </table:table-cell>
          <table:table-cell office:value-type="float" office:value="-0.828458115640243">
            <text:p>-0.8284581156</text:p>
          </table:table-cell>
          <table:table-cell office:value-type="float" office:value="0.986812581456007">
            <text:p>0.9868125815</text:p>
          </table:table-cell>
          <table:table-cell office:value-type="float" office:value="346.953649677824">
            <text:p>346.9536496778</text:p>
          </table:table-cell>
          <table:table-cell office:value-type="float" office:value="346.953740601775">
            <text:p>346.9537406018</text:p>
          </table:table-cell>
          <table:table-cell table:number-columns-repeated="2" office:value-type="string">
            <text:p>16 ♓ 57' 13"</text:p>
          </table:table-cell>
          <table:table-cell office:value-type="float" office:value="-0.828427143489827">
            <text:p>-0.8284271435</text:p>
          </table:table-cell>
          <table:table-cell office:value-type="float" office:value="0.986843973891464">
            <text:p>0.9868439739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607.65974537">
            <text:p>2424607.65974537</text:p>
          </table:table-cell>
          <table:table-cell office:value-type="string">
            <text:p>1926-04-01 22:50:02.343750 EST-0500</text:p>
          </table:table-cell>
          <table:table-cell office:value-type="float" office:value="0">
            <text:p>0</text:p>
          </table:table-cell>
          <table:table-cell office:value-type="float" office:value="235.478871445081">
            <text:p>235.4788714451</text:p>
          </table:table-cell>
          <table:table-cell office:value-type="float" office:value="235.475935331177">
            <text:p>235.4759353312</text:p>
          </table:table-cell>
          <table:table-cell office:value-type="string">
            <text:p>25 ♏ 28' 43"</text:p>
          </table:table-cell>
          <table:table-cell office:value-type="string">
            <text:p>25 ♏ 28' 33"</text:p>
          </table:table-cell>
          <table:table-cell office:value-type="float" office:value="13.0470029128379">
            <text:p>13.0470029128</text:p>
          </table:table-cell>
          <table:table-cell office:value-type="float" office:value="-0.0429861596566715">
            <text:p>-0.0429861597</text:p>
          </table:table-cell>
          <table:table-cell office:value-type="float" office:value="212.656527916588">
            <text:p>212.6565279166</text:p>
          </table:table-cell>
          <table:table-cell office:value-type="float" office:value="212.653591802684">
            <text:p>212.6535918027</text:p>
          </table:table-cell>
          <table:table-cell office:value-type="string">
            <text:p><text:s/>2 ♏ 39' 23"</text:p>
          </table:table-cell>
          <table:table-cell office:value-type="string">
            <text:p><text:s/>2 ♏ 39' 12"</text:p>
          </table:table-cell>
          <table:table-cell office:value-type="float" office:value="13.0470118230348">
            <text:p>13.047011823</text:p>
          </table:table-cell>
          <table:table-cell office:value-type="float" office:value="-0.0429774589962157">
            <text:p>-0.042977459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4613.20393518">
            <text:p>2424613.20393518</text:p>
          </table:table-cell>
          <table:table-cell office:value-type="string">
            <text:p>1926-04-07 11:53:40.312500 EST-0500</text:p>
          </table:table-cell>
          <table:table-cell office:value-type="float" office:value="0">
            <text:p>0</text:p>
          </table:table-cell>
          <table:table-cell office:value-type="float" office:value="311.203541739447">
            <text:p>311.2035417394</text:p>
          </table:table-cell>
          <table:table-cell office:value-type="float" office:value="311.203072331746">
            <text:p>311.2030723317</text:p>
          </table:table-cell>
          <table:table-cell office:value-type="string">
            <text:p>11 ♒ 12' 12"</text:p>
          </table:table-cell>
          <table:table-cell office:value-type="string">
            <text:p>11 ♒ 12' 11"</text:p>
          </table:table-cell>
          <table:table-cell office:value-type="float" office:value="14.3341004649033">
            <text:p>14.3341004649</text:p>
          </table:table-cell>
          <table:table-cell office:value-type="float" office:value="0.723350765624301">
            <text:p>0.7233507656</text:p>
          </table:table-cell>
          <table:table-cell office:value-type="float" office:value="288.380924730757">
            <text:p>288.3809247308</text:p>
          </table:table-cell>
          <table:table-cell office:value-type="float" office:value="288.380455323056">
            <text:p>288.3804553231</text:p>
          </table:table-cell>
          <table:table-cell office:value-type="string">
            <text:p>18 ♑ 22' 51"</text:p>
          </table:table-cell>
          <table:table-cell office:value-type="string">
            <text:p>18 ♑ 22' 49"</text:p>
          </table:table-cell>
          <table:table-cell office:value-type="float" office:value="14.3340986513399">
            <text:p>14.3340986513</text:p>
          </table:table-cell>
          <table:table-cell office:value-type="float" office:value="0.723349025082696">
            <text:p>0.7233490251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613.84260417">
            <text:p>2424613.84260417</text:p>
          </table:table-cell>
          <table:table-cell office:value-type="string">
            <text:p>1926-04-08 03:13:21.562500 EST-0500</text:p>
          </table:table-cell>
          <table:table-cell office:value-type="float" office:value="0">
            <text:p>0</text:p>
          </table:table-cell>
          <table:table-cell office:value-type="float" office:value="320.40516196986">
            <text:p>320.4051619699</text:p>
          </table:table-cell>
          <table:table-cell office:value-type="float" office:value="320.40454839029">
            <text:p>320.4045483903</text:p>
          </table:table-cell>
          <table:table-cell office:value-type="string">
            <text:p>20 ♒ 24' 18"</text:p>
          </table:table-cell>
          <table:table-cell office:value-type="string">
            <text:p>20 ♒ 24' 16"</text:p>
          </table:table-cell>
          <table:table-cell office:value-type="float" office:value="14.4777941828245">
            <text:p>14.4777941828</text:p>
          </table:table-cell>
          <table:table-cell office:value-type="float" office:value="0.177330954062761">
            <text:p>0.1773309541</text:p>
          </table:table-cell>
          <table:table-cell office:value-type="float" office:value="297.582522644397">
            <text:p>297.5825226444</text:p>
          </table:table-cell>
          <table:table-cell office:value-type="float" office:value="297.581909064827">
            <text:p>297.5819090648</text:p>
          </table:table-cell>
          <table:table-cell office:value-type="string">
            <text:p>27 ♑ 34' 57"</text:p>
          </table:table-cell>
          <table:table-cell office:value-type="string">
            <text:p>27 ♑ 34' 54"</text:p>
          </table:table-cell>
          <table:table-cell office:value-type="float" office:value="14.4778020505618">
            <text:p>14.4778020506</text:p>
          </table:table-cell>
          <table:table-cell office:value-type="float" office:value="0.177339147967341">
            <text:p>0.177339148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4614.68586806">
            <text:p>2424614.68586806</text:p>
          </table:table-cell>
          <table:table-cell office:value-type="string">
            <text:p>1926-04-08 23:27:39.375000 EST-0500</text:p>
          </table:table-cell>
          <table:table-cell office:value-type="float" office:value="0">
            <text:p>0</text:p>
          </table:table-cell>
          <table:table-cell office:value-type="float" office:value="332.681631229744">
            <text:p>332.6816312297</text:p>
          </table:table-cell>
          <table:table-cell office:value-type="float" office:value="332.680146484549">
            <text:p>332.6801464846</text:p>
          </table:table-cell>
          <table:table-cell office:value-type="string">
            <text:p><text:s/>2 ♓ 40' 53"</text:p>
          </table:table-cell>
          <table:table-cell office:value-type="string">
            <text:p><text:s/>2 ♓ 40' 48"</text:p>
          </table:table-cell>
          <table:table-cell office:value-type="float" office:value="14.6300905460836">
            <text:p>14.6300905461</text:p>
          </table:table-cell>
          <table:table-cell office:value-type="float" office:value="0.901241689864186">
            <text:p>0.9012416899</text:p>
          </table:table-cell>
          <table:table-cell office:value-type="float" office:value="309.858972353113">
            <text:p>309.8589723531</text:p>
          </table:table-cell>
          <table:table-cell office:value-type="float" office:value="309.857487607918">
            <text:p>309.8574876079</text:p>
          </table:table-cell>
          <table:table-cell office:value-type="string">
            <text:p><text:s/>9 ♒ 51' 32"</text:p>
          </table:table-cell>
          <table:table-cell office:value-type="string">
            <text:p><text:s/>9 ♒ 51' 26"</text:p>
          </table:table-cell>
          <table:table-cell office:value-type="float" office:value="14.6301115634516">
            <text:p>14.6301115635</text:p>
          </table:table-cell>
          <table:table-cell office:value-type="float" office:value="0.901263593557401">
            <text:p>0.9012635936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616.32820602">
            <text:p>2424616.32820602</text:p>
          </table:table-cell>
          <table:table-cell office:value-type="string">
            <text:p>1926-04-10 14:52:37.031250 EST-0500</text:p>
          </table:table-cell>
          <table:table-cell office:value-type="float" office:value="0">
            <text:p>0</text:p>
          </table:table-cell>
          <table:table-cell office:value-type="float" office:value="356.832481725106">
            <text:p>356.8324817251</text:p>
          </table:table-cell>
          <table:table-cell office:value-type="float" office:value="356.830501174782">
            <text:p>356.8305011748</text:p>
          </table:table-cell>
          <table:table-cell office:value-type="string">
            <text:p>26 ♓ 49' 56"</text:p>
          </table:table-cell>
          <table:table-cell office:value-type="string">
            <text:p>26 ♓ 49' 49"</text:p>
          </table:table-cell>
          <table:table-cell office:value-type="float" office:value="14.7287757559158">
            <text:p>14.7287757559</text:p>
          </table:table-cell>
          <table:table-cell office:value-type="float" office:value="0.0535319664650717">
            <text:p>0.0535319665</text:p>
          </table:table-cell>
          <table:table-cell office:value-type="float" office:value="334.009812108491">
            <text:p>334.0098121085</text:p>
          </table:table-cell>
          <table:table-cell office:value-type="float" office:value="334.007831558167">
            <text:p>334.0078315582</text:p>
          </table:table-cell>
          <table:table-cell office:value-type="string">
            <text:p><text:s/>4 ♓ 00' 35"</text:p>
          </table:table-cell>
          <table:table-cell office:value-type="string">
            <text:p><text:s/>4 ♓ 00' 28"</text:p>
          </table:table-cell>
          <table:table-cell office:value-type="float" office:value="14.7288142793183">
            <text:p>14.7288142793</text:p>
          </table:table-cell>
          <table:table-cell office:value-type="float" office:value="0.0535707102938614">
            <text:p>0.0535707103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4616.73884259">
            <text:p>2424616.73884259</text:p>
          </table:table-cell>
          <table:table-cell office:value-type="string">
            <text:p>1926-04-11 00:43:56.718750 EST-0500</text:p>
          </table:table-cell>
          <table:table-cell office:value-type="float" office:value="0">
            <text:p>0</text:p>
          </table:table-cell>
          <table:table-cell office:value-type="float" office:value="2.87580441097755">
            <text:p>2.875804411</text:p>
          </table:table-cell>
          <table:table-cell office:value-type="float" office:value="2.87499769674945">
            <text:p>2.8749976967</text:p>
          </table:table-cell>
          <table:table-cell office:value-type="string">
            <text:p><text:s/>2 ♈ 52' 32"</text:p>
          </table:table-cell>
          <table:table-cell office:value-type="string">
            <text:p><text:s/>2 ♈ 52' 29"</text:p>
          </table:table-cell>
          <table:table-cell office:value-type="float" office:value="14.7013893258059">
            <text:p>14.7013893258</text:p>
          </table:table-cell>
          <table:table-cell office:value-type="float" office:value="-0.235736455245021">
            <text:p>-0.2357364552</text:p>
          </table:table-cell>
          <table:table-cell office:value-type="float" office:value="340.053135290081">
            <text:p>340.0531352901</text:p>
          </table:table-cell>
          <table:table-cell office:value-type="float" office:value="340.052328575853">
            <text:p>340.0523285759</text:p>
          </table:table-cell>
          <table:table-cell office:value-type="string">
            <text:p>10 ♓ 03' 11"</text:p>
          </table:table-cell>
          <table:table-cell office:value-type="string">
            <text:p>10 ♓ 03' 08"</text:p>
          </table:table-cell>
          <table:table-cell office:value-type="float" office:value="14.7014291483215">
            <text:p>14.7014291483</text:p>
          </table:table-cell>
          <table:table-cell office:value-type="float" office:value="-0.235696607194157">
            <text:p>-0.2356966072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4618.03962963">
            <text:p>2424618.03962963</text:p>
          </table:table-cell>
          <table:table-cell office:value-type="string">
            <text:p>1926-04-12 07:57:04.218750 EST-0500</text:p>
          </table:table-cell>
          <table:table-cell office:value-type="float" office:value="0">
            <text:p>0</text:p>
          </table:table-cell>
          <table:table-cell office:value-type="float" office:value="21.8705494570248">
            <text:p>21.870549457</text:p>
          </table:table-cell>
          <table:table-cell office:value-type="float" office:value="21.868292547008">
            <text:p>21.868292547</text:p>
          </table:table-cell>
          <table:table-cell office:value-type="string">
            <text:p>21 ♈ 52' 13"</text:p>
          </table:table-cell>
          <table:table-cell office:value-type="string">
            <text:p>21 ♈ 52' 05"</text:p>
          </table:table-cell>
          <table:table-cell office:value-type="float" office:value="14.4669710916208">
            <text:p>14.4669710916</text:p>
          </table:table-cell>
          <table:table-cell office:value-type="float" office:value="0.980620943523742">
            <text:p>0.9806209435</text:p>
          </table:table-cell>
          <table:table-cell office:value-type="float" office:value="359.047879991496">
            <text:p>359.0478799915</text:p>
          </table:table-cell>
          <table:table-cell office:value-type="float" office:value="359.045623081479">
            <text:p>359.0456230815</text:p>
          </table:table-cell>
          <table:table-cell office:value-type="string">
            <text:p>29 ♓ 02' 52"</text:p>
          </table:table-cell>
          <table:table-cell office:value-type="string">
            <text:p>29 ♓ 02' 44"</text:p>
          </table:table-cell>
          <table:table-cell office:value-type="float" office:value="14.4670056523351">
            <text:p>14.4670056523</text:p>
          </table:table-cell>
          <table:table-cell office:value-type="float" office:value="0.980654803058398">
            <text:p>0.9806548031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24629.43806713">
            <text:p>2424629.43806713</text:p>
          </table:table-cell>
          <table:table-cell office:value-type="string">
            <text:p>1926-04-23 17:30:49.218750 EST-0500</text:p>
          </table:table-cell>
          <table:table-cell office:value-type="float" office:value="0">
            <text:p>0</text:p>
          </table:table-cell>
          <table:table-cell office:value-type="float" office:value="322.946280778419">
            <text:p>322.9462807784</text:p>
          </table:table-cell>
          <table:table-cell office:value-type="float" office:value="322.946229129618">
            <text:p>322.9462291296</text:p>
          </table:table-cell>
          <table:table-cell table:number-columns-repeated="2" office:value-type="string">
            <text:p>22 ♒ 56' 46"</text:p>
          </table:table-cell>
          <table:table-cell office:value-type="float" office:value="0.722897411149886">
            <text:p>0.7228974111</text:p>
          </table:table-cell>
          <table:table-cell office:value-type="float" office:value="0.147547438540357">
            <text:p>0.1475474385</text:p>
          </table:table-cell>
          <table:table-cell office:value-type="float" office:value="300.123221440713">
            <text:p>300.1232214407</text:p>
          </table:table-cell>
          <table:table-cell office:value-type="float" office:value="300.123169791912">
            <text:p>300.1231697919</text:p>
          </table:table-cell>
          <table:table-cell table:number-columns-repeated="2" office:value-type="string">
            <text:p><text:s/>0 ♒ 07' 23"</text:p>
          </table:table-cell>
          <table:table-cell office:value-type="float" office:value="0.722926937249917">
            <text:p>0.7229269372</text:p>
          </table:table-cell>
          <table:table-cell office:value-type="float" office:value="0.147577004402109">
            <text:p>0.1475770044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634.8028125">
            <text:p>2424634.8028125</text:p>
          </table:table-cell>
          <table:table-cell office:value-type="string">
            <text:p>1926-04-29 02:16:03.281250 EST-0500</text:p>
          </table:table-cell>
          <table:table-cell office:value-type="float" office:value="0">
            <text:p>0</text:p>
          </table:table-cell>
          <table:table-cell office:value-type="float" office:value="233.88457157577">
            <text:p>233.8845715758</text:p>
          </table:table-cell>
          <table:table-cell office:value-type="float" office:value="233.883058043424">
            <text:p>233.8830580434</text:p>
          </table:table-cell>
          <table:table-cell office:value-type="string">
            <text:p>23 ♏ 53' 04"</text:p>
          </table:table-cell>
          <table:table-cell office:value-type="string">
            <text:p>23 ♏ 52' 59"</text:p>
          </table:table-cell>
          <table:table-cell office:value-type="float" office:value="13.24218978566">
            <text:p>13.2421897857</text:p>
          </table:table-cell>
          <table:table-cell office:value-type="float" office:value="-0.0705816040653757">
            <text:p>-0.0705816041</text:p>
          </table:table-cell>
          <table:table-cell office:value-type="float" office:value="211.061442622804">
            <text:p>211.0614426228</text:p>
          </table:table-cell>
          <table:table-cell office:value-type="float" office:value="211.059929090457">
            <text:p>211.0599290905</text:p>
          </table:table-cell>
          <table:table-cell office:value-type="string">
            <text:p><text:s/>1 ♏ 03' 41"</text:p>
          </table:table-cell>
          <table:table-cell office:value-type="string">
            <text:p><text:s/>1 ♏ 03' 35"</text:p>
          </table:table-cell>
          <table:table-cell office:value-type="float" office:value="13.2421912285099">
            <text:p>13.2421912285</text:p>
          </table:table-cell>
          <table:table-cell office:value-type="float" office:value="-0.070580428886197">
            <text:p>-0.0705804289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4640.25105324">
            <text:p>2424640.25105324</text:p>
          </table:table-cell>
          <table:table-cell office:value-type="string">
            <text:p>1926-05-04 13:01:31.406250 EST-0500</text:p>
          </table:table-cell>
          <table:table-cell office:value-type="float" office:value="0">
            <text:p>0</text:p>
          </table:table-cell>
          <table:table-cell office:value-type="float" office:value="358.006248372374">
            <text:p>358.0062483724</text:p>
          </table:table-cell>
          <table:table-cell office:value-type="float" office:value="358.006094652019">
            <text:p>358.006094652</text:p>
          </table:table-cell>
          <table:table-cell office:value-type="string">
            <text:p>28 ♓ 00' 22"</text:p>
          </table:table-cell>
          <table:table-cell office:value-type="string">
            <text:p>28 ♓ 00' 21"</text:p>
          </table:table-cell>
          <table:table-cell office:value-type="float" office:value="1.05797440689411">
            <text:p>1.0579744069</text:p>
          </table:table-cell>
          <table:table-cell office:value-type="float" office:value="0.0438314338714776">
            <text:p>0.0438314339</text:p>
          </table:table-cell>
          <table:table-cell office:value-type="float" office:value="335.182799571057">
            <text:p>335.1827995711</text:p>
          </table:table-cell>
          <table:table-cell office:value-type="float" office:value="335.182645850703">
            <text:p>335.1826458507</text:p>
          </table:table-cell>
          <table:table-cell office:value-type="string">
            <text:p><text:s/>5 ♓ 10' 58"</text:p>
          </table:table-cell>
          <table:table-cell office:value-type="string">
            <text:p><text:s/>5 ♓ 10' 57"</text:p>
          </table:table-cell>
          <table:table-cell office:value-type="float" office:value="1.05796129069024">
            <text:p>1.0579612907</text:p>
          </table:table-cell>
          <table:table-cell office:value-type="float" office:value="0.0438183717167614">
            <text:p>0.0438183717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641.38875">
            <text:p>2424641.38875</text:p>
          </table:table-cell>
          <table:table-cell office:value-type="string">
            <text:p>1926-05-05 16:19:48.281250 EST-0500</text:p>
          </table:table-cell>
          <table:table-cell office:value-type="float" office:value="0">
            <text:p>0</text:p>
          </table:table-cell>
          <table:table-cell office:value-type="float" office:value="324.554851551699">
            <text:p>324.5548515517</text:p>
          </table:table-cell>
          <table:table-cell office:value-type="float" office:value="324.55240994436">
            <text:p>324.5524099444</text:p>
          </table:table-cell>
          <table:table-cell office:value-type="string">
            <text:p>24 ♒ 33' 17"</text:p>
          </table:table-cell>
          <table:table-cell office:value-type="string">
            <text:p>24 ♒ 33' 08"</text:p>
          </table:table-cell>
          <table:table-cell office:value-type="float" office:value="14.1919520061425">
            <text:p>14.1919520061</text:p>
          </table:table-cell>
          <table:table-cell office:value-type="float" office:value="0.120568694679925">
            <text:p>0.1205686947</text:p>
          </table:table-cell>
          <table:table-cell office:value-type="float" office:value="301.731353938327">
            <text:p>301.7313539383</text:p>
          </table:table-cell>
          <table:table-cell office:value-type="float" office:value="301.728912330988">
            <text:p>301.728912331</text:p>
          </table:table-cell>
          <table:table-cell office:value-type="string">
            <text:p><text:s/>1 ♒ 43' 52"</text:p>
          </table:table-cell>
          <table:table-cell office:value-type="string">
            <text:p><text:s/>1 ♒ 43' 44"</text:p>
          </table:table-cell>
          <table:table-cell office:value-type="float" office:value="14.1919554579125">
            <text:p>14.1919554579</text:p>
          </table:table-cell>
          <table:table-cell office:value-type="float" office:value="0.120572491974743">
            <text:p>0.120572492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4641.90925926">
            <text:p>2424641.90925926</text:p>
          </table:table-cell>
          <table:table-cell office:value-type="string">
            <text:p>1926-05-06 04:49:20.156250 EST-0500</text:p>
          </table:table-cell>
          <table:table-cell office:value-type="float" office:value="0">
            <text:p>0</text:p>
          </table:table-cell>
          <table:table-cell office:value-type="float" office:value="331.954703004049">
            <text:p>331.9547030041</text:p>
          </table:table-cell>
          <table:table-cell office:value-type="float" office:value="331.951988432224">
            <text:p>331.9519884322</text:p>
          </table:table-cell>
          <table:table-cell office:value-type="string">
            <text:p><text:s/>1 ♓ 57' 16"</text:p>
          </table:table-cell>
          <table:table-cell office:value-type="string">
            <text:p><text:s/>1 ♓ 57' 07"</text:p>
          </table:table-cell>
          <table:table-cell office:value-type="float" office:value="14.2397782458379">
            <text:p>14.2397782458</text:p>
          </table:table-cell>
          <table:table-cell office:value-type="float" office:value="0.720838664090166">
            <text:p>0.7208386641</text:p>
          </table:table-cell>
          <table:table-cell office:value-type="float" office:value="309.131189547131">
            <text:p>309.1311895471</text:p>
          </table:table-cell>
          <table:table-cell office:value-type="float" office:value="309.128474975306">
            <text:p>309.1284749753</text:p>
          </table:table-cell>
          <table:table-cell office:value-type="string">
            <text:p><text:s/>9 ♒ 07' 52"</text:p>
          </table:table-cell>
          <table:table-cell office:value-type="string">
            <text:p><text:s/>9 ♒ 07' 42"</text:p>
          </table:table-cell>
          <table:table-cell office:value-type="float" office:value="14.2397893094794">
            <text:p>14.2397893095</text:p>
          </table:table-cell>
          <table:table-cell office:value-type="float" office:value="0.720849997826872">
            <text:p>0.7208499978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643.74275463">
            <text:p>2424643.74275463</text:p>
          </table:table-cell>
          <table:table-cell office:value-type="string">
            <text:p>1926-05-08 00:49:34.218750 EST-0500</text:p>
          </table:table-cell>
          <table:table-cell office:value-type="float" office:value="0">
            <text:p>0</text:p>
          </table:table-cell>
          <table:table-cell office:value-type="float" office:value="358.156854165114">
            <text:p>358.1568541651</text:p>
          </table:table-cell>
          <table:table-cell office:value-type="float" office:value="358.155829204695">
            <text:p>358.1558292047</text:p>
          </table:table-cell>
          <table:table-cell office:value-type="string">
            <text:p>28 ♓ 09' 24"</text:p>
          </table:table-cell>
          <table:table-cell office:value-type="string">
            <text:p>28 ♓ 09' 20"</text:p>
          </table:table-cell>
          <table:table-cell office:value-type="float" office:value="14.3110256104244">
            <text:p>14.3110256104</text:p>
          </table:table-cell>
          <table:table-cell office:value-type="float" office:value="0.0419211039684568">
            <text:p>0.041921104</text:p>
          </table:table-cell>
          <table:table-cell office:value-type="float" office:value="335.333310901769">
            <text:p>335.3333109018</text:p>
          </table:table-cell>
          <table:table-cell office:value-type="float" office:value="335.33228594135">
            <text:p>335.3322859414</text:p>
          </table:table-cell>
          <table:table-cell office:value-type="string">
            <text:p><text:s/>5 ♓ 19' 59"</text:p>
          </table:table-cell>
          <table:table-cell office:value-type="string">
            <text:p><text:s/>5 ♓ 19' 56"</text:p>
          </table:table-cell>
          <table:table-cell office:value-type="float" office:value="14.3110545270888">
            <text:p>14.3110545271</text:p>
          </table:table-cell>
          <table:table-cell office:value-type="float" office:value="0.0419500762420283">
            <text:p>0.0419500762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4644.01228009">
            <text:p>2424644.01228009</text:p>
          </table:table-cell>
          <table:table-cell office:value-type="string">
            <text:p>1926-05-08 07:17:41.718750 EST-0500</text:p>
          </table:table-cell>
          <table:table-cell office:value-type="float" office:value="0">
            <text:p>0</text:p>
          </table:table-cell>
          <table:table-cell office:value-type="float" office:value="2.01316926345084">
            <text:p>2.0131692635</text:p>
          </table:table-cell>
          <table:table-cell office:value-type="float" office:value="2.01198307147937">
            <text:p>2.0119830715</text:p>
          </table:table-cell>
          <table:table-cell office:value-type="string">
            <text:p><text:s/>2 ♈ 00' 47"</text:p>
          </table:table-cell>
          <table:table-cell office:value-type="string">
            <text:p><text:s/>2 ♈ 00' 43"</text:p>
          </table:table-cell>
          <table:table-cell office:value-type="float" office:value="14.3036522783373">
            <text:p>14.3036522783</text:p>
          </table:table-cell>
          <table:table-cell office:value-type="float" office:value="1.07172773684818">
            <text:p>1.0717277368</text:p>
          </table:table-cell>
          <table:table-cell office:value-type="float" office:value="339.189623601019">
            <text:p>339.189623601</text:p>
          </table:table-cell>
          <table:table-cell office:value-type="float" office:value="339.188437409047">
            <text:p>339.188437409</text:p>
          </table:table-cell>
          <table:table-cell office:value-type="string">
            <text:p><text:s/>9 ♓ 11' 22"</text:p>
          </table:table-cell>
          <table:table-cell office:value-type="string">
            <text:p><text:s/>9 ♓ 11' 18"</text:p>
          </table:table-cell>
          <table:table-cell office:value-type="float" office:value="14.3036819477283">
            <text:p>14.3036819477</text:p>
          </table:table-cell>
          <table:table-cell office:value-type="float" office:value="1.07175734334961">
            <text:p>1.0717573433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4645.62189815">
            <text:p>2424645.62189815</text:p>
          </table:table-cell>
          <table:table-cell office:value-type="string">
            <text:p>1926-05-09 21:55:32.812500 EST-0500</text:p>
          </table:table-cell>
          <table:table-cell office:value-type="float" office:value="0">
            <text:p>0</text:p>
          </table:table-cell>
          <table:table-cell office:value-type="float" office:value="24.9310086268995">
            <text:p>24.9310086269</text:p>
          </table:table-cell>
          <table:table-cell office:value-type="float" office:value="24.9288715626425">
            <text:p>24.9288715626</text:p>
          </table:table-cell>
          <table:table-cell office:value-type="string">
            <text:p>24 ♈ 55' 51"</text:p>
          </table:table-cell>
          <table:table-cell office:value-type="string">
            <text:p>24 ♈ 55' 43"</text:p>
          </table:table-cell>
          <table:table-cell office:value-type="float" office:value="14.1358834487175">
            <text:p>14.1358834487</text:p>
          </table:table-cell>
          <table:table-cell office:value-type="float" office:value="1.46569867057341">
            <text:p>1.4656986706</text:p>
          </table:table-cell>
          <table:table-cell office:value-type="float" office:value="2.10744516902132">
            <text:p>2.107445169</text:p>
          </table:table-cell>
          <table:table-cell office:value-type="float" office:value="2.10530810476439">
            <text:p>2.1053081048</text:p>
          </table:table-cell>
          <table:table-cell office:value-type="string">
            <text:p><text:s/>2 ♈ 06' 26"</text:p>
          </table:table-cell>
          <table:table-cell office:value-type="string">
            <text:p><text:s/>2 ♈ 06' 19"</text:p>
          </table:table-cell>
          <table:table-cell office:value-type="float" office:value="14.1359059979284">
            <text:p>14.1359059979</text:p>
          </table:table-cell>
          <table:table-cell office:value-type="float" office:value="1.46572083503758">
            <text:p>1.465720835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4647.45563657">
            <text:p>2424647.45563657</text:p>
          </table:table-cell>
          <table:table-cell office:value-type="string">
            <text:p>1926-05-11 17:56:07.968750 EST-0500</text:p>
          </table:table-cell>
          <table:table-cell office:value-type="float" office:value="0">
            <text:p>0</text:p>
          </table:table-cell>
          <table:table-cell office:value-type="float" office:value="50.4790345571887">
            <text:p>50.4790345572</text:p>
          </table:table-cell>
          <table:table-cell office:value-type="float" office:value="50.4771933902974">
            <text:p>50.4771933903</text:p>
          </table:table-cell>
          <table:table-cell office:value-type="string">
            <text:p>20 ♉ 28' 44"</text:p>
          </table:table-cell>
          <table:table-cell office:value-type="string">
            <text:p>20 ♉ 28' 37"</text:p>
          </table:table-cell>
          <table:table-cell office:value-type="float" office:value="13.6875894436679">
            <text:p>13.6875894437</text:p>
          </table:table-cell>
          <table:table-cell office:value-type="float" office:value="0.965888717163419">
            <text:p>0.9658887172</text:p>
          </table:table-cell>
          <table:table-cell office:value-type="float" office:value="27.6554196859149">
            <text:p>27.6554196859</text:p>
          </table:table-cell>
          <table:table-cell office:value-type="float" office:value="27.6535785190236">
            <text:p>27.653578519</text:p>
          </table:table-cell>
          <table:table-cell office:value-type="string">
            <text:p>27 ♈ 39' 19"</text:p>
          </table:table-cell>
          <table:table-cell office:value-type="string">
            <text:p>27 ♈ 39' 12"</text:p>
          </table:table-cell>
          <table:table-cell office:value-type="float" office:value="13.6875878048468">
            <text:p>13.6875878048</text:p>
          </table:table-cell>
          <table:table-cell office:value-type="float" office:value="0.965886335584936">
            <text:p>0.965886335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661.9893287">
            <text:p>2424661.9893287</text:p>
          </table:table-cell>
          <table:table-cell office:value-type="string">
            <text:p>1926-05-26 06:44:38.906250 EST-0500</text:p>
          </table:table-cell>
          <table:table-cell office:value-type="float" office:value="0">
            <text:p>0</text:p>
          </table:table-cell>
          <table:table-cell office:value-type="float" office:value="231.878283237329">
            <text:p>231.8782832373</text:p>
          </table:table-cell>
          <table:table-cell office:value-type="float" office:value="231.877629065552">
            <text:p>231.8776290656</text:p>
          </table:table-cell>
          <table:table-cell office:value-type="string">
            <text:p>21 ♏ 52' 41"</text:p>
          </table:table-cell>
          <table:table-cell office:value-type="string">
            <text:p>21 ♏ 52' 39"</text:p>
          </table:table-cell>
          <table:table-cell office:value-type="float" office:value="13.3669260182504">
            <text:p>13.3669260183</text:p>
          </table:table-cell>
          <table:table-cell office:value-type="float" office:value="-0.0721191788943534">
            <text:p>-0.0721191789</text:p>
          </table:table-cell>
          <table:table-cell office:value-type="float" office:value="209.054093215085">
            <text:p>209.0540932151</text:p>
          </table:table-cell>
          <table:table-cell office:value-type="float" office:value="209.053439043308">
            <text:p>209.0534390433</text:p>
          </table:table-cell>
          <table:table-cell office:value-type="string">
            <text:p>29 ♎ 03' 14"</text:p>
          </table:table-cell>
          <table:table-cell office:value-type="string">
            <text:p>29 ♎ 03' 12"</text:p>
          </table:table-cell>
          <table:table-cell office:value-type="float" office:value="13.366918941981">
            <text:p>13.366918942</text:p>
          </table:table-cell>
          <table:table-cell office:value-type="float" office:value="-0.0721265366576769">
            <text:p>-0.0721265367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668.77400463">
            <text:p>2424668.77400463</text:p>
          </table:table-cell>
          <table:table-cell office:value-type="string">
            <text:p>1926-06-02 01:34:34.218750 EST-0500</text:p>
          </table:table-cell>
          <table:table-cell office:value-type="float" office:value="0">
            <text:p>0</text:p>
          </table:table-cell>
          <table:table-cell office:value-type="float" office:value="326.854532762008">
            <text:p>326.854532762</text:p>
          </table:table-cell>
          <table:table-cell office:value-type="float" office:value="326.851684318468">
            <text:p>326.8516843185</text:p>
          </table:table-cell>
          <table:table-cell office:value-type="string">
            <text:p>26 ♒ 51' 16"</text:p>
          </table:table-cell>
          <table:table-cell office:value-type="string">
            <text:p>26 ♒ 51' 06"</text:p>
          </table:table-cell>
          <table:table-cell office:value-type="float" office:value="14.2278411851288">
            <text:p>14.2278411851</text:p>
          </table:table-cell>
          <table:table-cell office:value-type="float" office:value="0.0445706548329883">
            <text:p>0.0445706548</text:p>
          </table:table-cell>
          <table:table-cell office:value-type="float" office:value="304.029893706659">
            <text:p>304.0298937067</text:p>
          </table:table-cell>
          <table:table-cell office:value-type="float" office:value="304.027045263119">
            <text:p>304.0270452631</text:p>
          </table:table-cell>
          <table:table-cell office:value-type="string">
            <text:p><text:s/>4 ♒ 01' 47"</text:p>
          </table:table-cell>
          <table:table-cell office:value-type="string">
            <text:p><text:s/>4 ♒ 01' 37"</text:p>
          </table:table-cell>
          <table:table-cell office:value-type="float" office:value="14.2278374210923">
            <text:p>14.2278374211</text:p>
          </table:table-cell>
          <table:table-cell office:value-type="float" office:value="0.0445673641324114">
            <text:p>0.0445673641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4670.57453704">
            <text:p>2424670.57453704</text:p>
          </table:table-cell>
          <table:table-cell office:value-type="string">
            <text:p>1926-06-03 20:47:20.625000 EST-0500</text:p>
          </table:table-cell>
          <table:table-cell office:value-type="float" office:value="0">
            <text:p>0</text:p>
          </table:table-cell>
          <table:table-cell office:value-type="float" office:value="352.38700029554">
            <text:p>352.3870002955</text:p>
          </table:table-cell>
          <table:table-cell office:value-type="float" office:value="352.385338502459">
            <text:p>352.3853385025</text:p>
          </table:table-cell>
          <table:table-cell office:value-type="string">
            <text:p>22 ♓ 23' 13"</text:p>
          </table:table-cell>
          <table:table-cell office:value-type="string">
            <text:p>22 ♓ 23' 07"</text:p>
          </table:table-cell>
          <table:table-cell office:value-type="float" office:value="14.1164772973569">
            <text:p>14.1164772974</text:p>
          </table:table-cell>
          <table:table-cell office:value-type="float" office:value="0.701896931124534">
            <text:p>0.7018969311</text:p>
          </table:table-cell>
          <table:table-cell office:value-type="float" office:value="329.562308344391">
            <text:p>329.5623083444</text:p>
          </table:table-cell>
          <table:table-cell office:value-type="float" office:value="329.56064655131">
            <text:p>329.5606465513</text:p>
          </table:table-cell>
          <table:table-cell office:value-type="string">
            <text:p>29 ♒ 33' 44"</text:p>
          </table:table-cell>
          <table:table-cell office:value-type="string">
            <text:p>29 ♒ 33' 38"</text:p>
          </table:table-cell>
          <table:table-cell office:value-type="float" office:value="14.1164948600053">
            <text:p>14.11649486</text:p>
          </table:table-cell>
          <table:table-cell office:value-type="float" office:value="0.701914744541481">
            <text:p>0.7019147445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671.04865741">
            <text:p>2424671.04865741</text:p>
          </table:table-cell>
          <table:table-cell office:value-type="string">
            <text:p>1926-06-04 08:10:04.687500 EST-0500</text:p>
          </table:table-cell>
          <table:table-cell office:value-type="float" office:value="0">
            <text:p>0</text:p>
          </table:table-cell>
          <table:table-cell office:value-type="float" office:value="359.069285188674">
            <text:p>359.0692851887</text:p>
          </table:table-cell>
          <table:table-cell office:value-type="float" office:value="359.068675055562">
            <text:p>359.0686750556</text:p>
          </table:table-cell>
          <table:table-cell office:value-type="string">
            <text:p>29 ♓ 04' 09"</text:p>
          </table:table-cell>
          <table:table-cell office:value-type="string">
            <text:p>29 ♓ 04' 07"</text:p>
          </table:table-cell>
          <table:table-cell office:value-type="float" office:value="14.0704750204893">
            <text:p>14.0704750205</text:p>
          </table:table-cell>
          <table:table-cell office:value-type="float" office:value="0.0240643822537427">
            <text:p>0.0240643823</text:p>
          </table:table-cell>
          <table:table-cell office:value-type="float" office:value="336.244584246363">
            <text:p>336.2445842464</text:p>
          </table:table-cell>
          <table:table-cell office:value-type="float" office:value="336.243974113252">
            <text:p>336.2439741133</text:p>
          </table:table-cell>
          <table:table-cell office:value-type="string">
            <text:p><text:s/>6 ♓ 14' 40"</text:p>
          </table:table-cell>
          <table:table-cell office:value-type="string">
            <text:p><text:s/>6 ♓ 14' 38"</text:p>
          </table:table-cell>
          <table:table-cell office:value-type="float" office:value="14.0704950044785">
            <text:p>14.0704950045</text:p>
          </table:table-cell>
          <table:table-cell office:value-type="float" office:value="0.0240845727346093">
            <text:p>0.024084572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671.18586806">
            <text:p>2424671.18586806</text:p>
          </table:table-cell>
          <table:table-cell office:value-type="string">
            <text:p>1926-06-04 11:27:39.375000 EST-0500</text:p>
          </table:table-cell>
          <table:table-cell office:value-type="float" office:value="0">
            <text:p>0</text:p>
          </table:table-cell>
          <table:table-cell office:value-type="float" office:value="73.2815085646762">
            <text:p>73.2815085647</text:p>
          </table:table-cell>
          <table:table-cell office:value-type="float" office:value="73.2813644929939">
            <text:p>73.281364493</text:p>
          </table:table-cell>
          <table:table-cell office:value-type="string">
            <text:p>13 ♊ 16' 53"</text:p>
          </table:table-cell>
          <table:table-cell office:value-type="string">
            <text:p>13 ♊ 16' 52"</text:p>
          </table:table-cell>
          <table:table-cell office:value-type="float" office:value="2.20210586524612">
            <text:p>2.2021058652</text:p>
          </table:table-cell>
          <table:table-cell office:value-type="float" office:value="0.957339534526951">
            <text:p>0.9573395345</text:p>
          </table:table-cell>
          <table:table-cell office:value-type="float" office:value="50.4568051755132">
            <text:p>50.4568051755</text:p>
          </table:table-cell>
          <table:table-cell office:value-type="float" office:value="50.456661103831">
            <text:p>50.4566611038</text:p>
          </table:table-cell>
          <table:table-cell office:value-type="string">
            <text:p>20 ♉ 27' 24"</text:p>
          </table:table-cell>
          <table:table-cell office:value-type="string">
            <text:p>20 ♉ 27' 23"</text:p>
          </table:table-cell>
          <table:table-cell office:value-type="float" office:value="2.20212642030156">
            <text:p>2.2021264203</text:p>
          </table:table-cell>
          <table:table-cell office:value-type="float" office:value="0.957360082658984">
            <text:p>0.9573600827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4673.62605324">
            <text:p>2424673.62605324</text:p>
          </table:table-cell>
          <table:table-cell office:value-type="string">
            <text:p>1926-06-06 22:01:31.406250 EST-0500</text:p>
          </table:table-cell>
          <table:table-cell office:value-type="float" office:value="0">
            <text:p>0</text:p>
          </table:table-cell>
          <table:table-cell office:value-type="float" office:value="34.8903562653287">
            <text:p>34.8903562653</text:p>
          </table:table-cell>
          <table:table-cell office:value-type="float" office:value="34.8874129955855">
            <text:p>34.8874129956</text:p>
          </table:table-cell>
          <table:table-cell office:value-type="string">
            <text:p><text:s/>4 ♉ 53' 25"</text:p>
          </table:table-cell>
          <table:table-cell office:value-type="string">
            <text:p><text:s/>4 ♉ 53' 14"</text:p>
          </table:table-cell>
          <table:table-cell office:value-type="float" office:value="13.6868065044086">
            <text:p>13.6868065044</text:p>
          </table:table-cell>
          <table:table-cell office:value-type="float" office:value="1.14035964002619">
            <text:p>1.14035964</text:p>
          </table:table-cell>
          <table:table-cell office:value-type="float" office:value="12.0655982477766">
            <text:p>12.0655982478</text:p>
          </table:table-cell>
          <table:table-cell office:value-type="float" office:value="12.0626549780335">
            <text:p>12.062654978</text:p>
          </table:table-cell>
          <table:table-cell office:value-type="string">
            <text:p>12 ♈ 03' 56"</text:p>
          </table:table-cell>
          <table:table-cell office:value-type="string">
            <text:p>12 ♈ 03' 45"</text:p>
          </table:table-cell>
          <table:table-cell office:value-type="float" office:value="13.6868125399879">
            <text:p>13.68681254</text:p>
          </table:table-cell>
          <table:table-cell office:value-type="float" office:value="1.14036524866856">
            <text:p>1.1403652487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4676.92292824">
            <text:p>2424676.92292824</text:p>
          </table:table-cell>
          <table:table-cell office:value-type="string">
            <text:p>1926-06-10 05:09:01.406250 EST-0500</text:p>
          </table:table-cell>
          <table:table-cell office:value-type="float" office:value="0">
            <text:p>0</text:p>
          </table:table-cell>
          <table:table-cell office:value-type="float" office:value="78.7732054706768">
            <text:p>78.7732054707</text:p>
          </table:table-cell>
          <table:table-cell office:value-type="float" office:value="78.7707936179595">
            <text:p>78.770793618</text:p>
          </table:table-cell>
          <table:table-cell office:value-type="string">
            <text:p>18 ♊ 46' 23"</text:p>
          </table:table-cell>
          <table:table-cell office:value-type="string">
            <text:p>18 ♊ 46' 14"</text:p>
          </table:table-cell>
          <table:table-cell office:value-type="float" office:value="12.8924996991954">
            <text:p>12.8924996992</text:p>
          </table:table-cell>
          <table:table-cell office:value-type="float" office:value="0.956303649351606">
            <text:p>0.9563036494</text:p>
          </table:table-cell>
          <table:table-cell office:value-type="float" office:value="55.9482714219651">
            <text:p>55.948271422</text:p>
          </table:table-cell>
          <table:table-cell office:value-type="float" office:value="55.9458595692477">
            <text:p>55.9458595692</text:p>
          </table:table-cell>
          <table:table-cell office:value-type="string">
            <text:p>25 ♉ 56' 53"</text:p>
          </table:table-cell>
          <table:table-cell office:value-type="string">
            <text:p>25 ♉ 56' 45"</text:p>
          </table:table-cell>
          <table:table-cell office:value-type="float" office:value="12.8924682464629">
            <text:p>12.8924682465</text:p>
          </table:table-cell>
          <table:table-cell office:value-type="float" office:value="0.956272143740406">
            <text:p>0.9562721437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4677.58063657">
            <text:p>2424677.58063657</text:p>
          </table:table-cell>
          <table:table-cell office:value-type="string">
            <text:p>1926-06-10 20:56:07.968750 EST-0500</text:p>
          </table:table-cell>
          <table:table-cell office:value-type="float" office:value="0">
            <text:p>0</text:p>
          </table:table-cell>
          <table:table-cell office:value-type="float" office:value="87.194837368135">
            <text:p>87.1948373681</text:p>
          </table:table-cell>
          <table:table-cell office:value-type="float" office:value="87.1939596073038">
            <text:p>87.1939596073</text:p>
          </table:table-cell>
          <table:table-cell office:value-type="string">
            <text:p>27 ♊ 11' 41"</text:p>
          </table:table-cell>
          <table:table-cell office:value-type="string">
            <text:p>27 ♊ 11' 38"</text:p>
          </table:table-cell>
          <table:table-cell office:value-type="float" office:value="12.7168201563226">
            <text:p>12.7168201563</text:p>
          </table:table-cell>
          <table:table-cell office:value-type="float" office:value="2.12084233978564">
            <text:p>2.1208423398</text:p>
          </table:table-cell>
          <table:table-cell office:value-type="float" office:value="64.3698565328792">
            <text:p>64.3698565329</text:p>
          </table:table-cell>
          <table:table-cell office:value-type="float" office:value="64.368978772048">
            <text:p>64.368978772</text:p>
          </table:table-cell>
          <table:table-cell office:value-type="string">
            <text:p><text:s/>4 ♊ 22' 11"</text:p>
          </table:table-cell>
          <table:table-cell office:value-type="string">
            <text:p><text:s/>4 ♊ 22' 08"</text:p>
          </table:table-cell>
          <table:table-cell office:value-type="float" office:value="12.7167862488262">
            <text:p>12.7167862488</text:p>
          </table:table-cell>
          <table:table-cell office:value-type="float" office:value="2.1208084233661">
            <text:p>2.1208084234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4680.45637731">
            <text:p>2424680.45637731</text:p>
          </table:table-cell>
          <table:table-cell office:value-type="string">
            <text:p>1926-06-13 17:57:11.250000 EST-0500</text:p>
          </table:table-cell>
          <table:table-cell office:value-type="float" office:value="0">
            <text:p>0</text:p>
          </table:table-cell>
          <table:table-cell office:value-type="float" office:value="359.261934950116">
            <text:p>359.2619349501</text:p>
          </table:table-cell>
          <table:table-cell office:value-type="float" office:value="359.261858611562">
            <text:p>359.2618586116</text:p>
          </table:table-cell>
          <table:table-cell table:number-columns-repeated="2" office:value-type="string">
            <text:p>29 ♓ 15' 42"</text:p>
          </table:table-cell>
          <table:table-cell office:value-type="float" office:value="0.689145282848836">
            <text:p>0.6891452828</text:p>
          </table:table-cell>
          <table:table-cell office:value-type="float" office:value="0.0169129045374632">
            <text:p>0.0169129045</text:p>
          </table:table-cell>
          <table:table-cell office:value-type="float" office:value="336.436757906635">
            <text:p>336.4367579066</text:p>
          </table:table-cell>
          <table:table-cell office:value-type="float" office:value="336.43668156808">
            <text:p>336.4366815681</text:p>
          </table:table-cell>
          <table:table-cell table:number-columns-repeated="2" office:value-type="string">
            <text:p><text:s/>6 ♓ 26' 12"</text:p>
          </table:table-cell>
          <table:table-cell office:value-type="float" office:value="0.689124274913851">
            <text:p>0.6891242749</text:p>
          </table:table-cell>
          <table:table-cell office:value-type="float" office:value="0.0168921555949861">
            <text:p>0.016892155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689.25105324">
            <text:p>2424689.25105324</text:p>
          </table:table-cell>
          <table:table-cell office:value-type="string">
            <text:p>1926-06-22 13:01:31.406250 EST-0500</text:p>
          </table:table-cell>
          <table:table-cell office:value-type="float" office:value="0">
            <text:p>0</text:p>
          </table:table-cell>
          <table:table-cell office:value-type="float" office:value="230.195253685687">
            <text:p>230.1952536857</text:p>
          </table:table-cell>
          <table:table-cell office:value-type="float" office:value="230.194852937081">
            <text:p>230.1948529371</text:p>
          </table:table-cell>
          <table:table-cell office:value-type="string">
            <text:p>20 ♏ 11' 42"</text:p>
          </table:table-cell>
          <table:table-cell office:value-type="string">
            <text:p>20 ♏ 11' 41"</text:p>
          </table:table-cell>
          <table:table-cell office:value-type="float" office:value="13.2634783330953">
            <text:p>13.2634783331</text:p>
          </table:table-cell>
          <table:table-cell office:value-type="float" office:value="-0.047525539758782">
            <text:p>-0.0475255398</text:p>
          </table:table-cell>
          <table:table-cell office:value-type="float" office:value="207.369787535154">
            <text:p>207.3697875352</text:p>
          </table:table-cell>
          <table:table-cell office:value-type="float" office:value="207.369386786549">
            <text:p>207.3693867865</text:p>
          </table:table-cell>
          <table:table-cell office:value-type="string">
            <text:p>27 ♎ 22' 11"</text:p>
          </table:table-cell>
          <table:table-cell office:value-type="string">
            <text:p>27 ♎ 22' 09"</text:p>
          </table:table-cell>
          <table:table-cell office:value-type="float" office:value="13.2634689290064">
            <text:p>13.263468929</text:p>
          </table:table-cell>
          <table:table-cell office:value-type="float" office:value="-0.0475351708609387">
            <text:p>-0.0475351709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696.04597222">
            <text:p>2424696.04597222</text:p>
          </table:table-cell>
          <table:table-cell office:value-type="string">
            <text:p>1926-06-29 08:06:12.656250 EST-0500</text:p>
          </table:table-cell>
          <table:table-cell office:value-type="float" office:value="0">
            <text:p>0</text:p>
          </table:table-cell>
          <table:table-cell office:value-type="float" office:value="326.89240270912">
            <text:p>326.8924027091</text:p>
          </table:table-cell>
          <table:table-cell office:value-type="float" office:value="326.889611240439">
            <text:p>326.8896112404</text:p>
          </table:table-cell>
          <table:table-cell office:value-type="string">
            <text:p>26 ♒ 53' 32"</text:p>
          </table:table-cell>
          <table:table-cell office:value-type="string">
            <text:p>26 ♒ 53' 22"</text:p>
          </table:table-cell>
          <table:table-cell office:value-type="float" office:value="14.5933598313399">
            <text:p>14.5933598313</text:p>
          </table:table-cell>
          <table:table-cell office:value-type="float" office:value="-0.0418032662764018">
            <text:p>-0.0418032663</text:p>
          </table:table-cell>
          <table:table-cell office:value-type="float" office:value="304.066459561113">
            <text:p>304.0664595611</text:p>
          </table:table-cell>
          <table:table-cell office:value-type="float" office:value="304.063668092432">
            <text:p>304.0636680924</text:p>
          </table:table-cell>
          <table:table-cell office:value-type="string">
            <text:p><text:s/>4 ♒ 03' 59"</text:p>
          </table:table-cell>
          <table:table-cell office:value-type="string">
            <text:p><text:s/>4 ♒ 03' 49"</text:p>
          </table:table-cell>
          <table:table-cell office:value-type="float" office:value="14.5933528939585">
            <text:p>14.593352894</text:p>
          </table:table-cell>
          <table:table-cell office:value-type="float" office:value="-0.0418095455412198">
            <text:p>-0.0418095455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698.30329861">
            <text:p>2424698.30329861</text:p>
          </table:table-cell>
          <table:table-cell office:value-type="string">
            <text:p>1926-07-01 14:16:45.468750 EST-0500</text:p>
          </table:table-cell>
          <table:table-cell office:value-type="float" office:value="0">
            <text:p>0</text:p>
          </table:table-cell>
          <table:table-cell office:value-type="float" office:value="359.437151217175">
            <text:p>359.4371512172</text:p>
          </table:table-cell>
          <table:table-cell office:value-type="float" office:value="359.437043142924">
            <text:p>359.4370431429</text:p>
          </table:table-cell>
          <table:table-cell table:number-columns-repeated="2" office:value-type="string">
            <text:p>29 ♓ 26' 13"</text:p>
          </table:table-cell>
          <table:table-cell office:value-type="float" office:value="14.1926244749025">
            <text:p>14.1926244749</text:p>
          </table:table-cell>
          <table:table-cell office:value-type="float" office:value="0.002638502431694">
            <text:p>0.0026385024</text:p>
          </table:table-cell>
          <table:table-cell office:value-type="float" office:value="336.611142811324">
            <text:p>336.6111428113</text:p>
          </table:table-cell>
          <table:table-cell office:value-type="float" office:value="336.611034737073">
            <text:p>336.6110347371</text:p>
          </table:table-cell>
          <table:table-cell office:value-type="string">
            <text:p><text:s/>6 ♓ 36' 40"</text:p>
          </table:table-cell>
          <table:table-cell office:value-type="string">
            <text:p><text:s/>6 ♓ 36' 39"</text:p>
          </table:table-cell>
          <table:table-cell office:value-type="float" office:value="14.1926430240396">
            <text:p>14.192643024</text:p>
          </table:table-cell>
          <table:table-cell office:value-type="float" office:value="0.00265760614407932">
            <text:p>0.0026576061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4699.18635417">
            <text:p>2424699.18635417</text:p>
          </table:table-cell>
          <table:table-cell office:value-type="string">
            <text:p>1926-07-02 11:28:21.562500 EST-0500</text:p>
          </table:table-cell>
          <table:table-cell office:value-type="float" office:value="0">
            <text:p>0</text:p>
          </table:table-cell>
          <table:table-cell office:value-type="float" office:value="11.8759184157994">
            <text:p>11.8759184158</text:p>
          </table:table-cell>
          <table:table-cell office:value-type="float" office:value="11.873168521209">
            <text:p>11.8731685212</text:p>
          </table:table-cell>
          <table:table-cell office:value-type="string">
            <text:p>11 ♈ 52' 33"</text:p>
          </table:table-cell>
          <table:table-cell office:value-type="string">
            <text:p>11 ♈ 52' 23"</text:p>
          </table:table-cell>
          <table:table-cell office:value-type="float" office:value="13.9763234489886">
            <text:p>13.976323449</text:p>
          </table:table-cell>
          <table:table-cell office:value-type="float" office:value="0.655091243687978">
            <text:p>0.6550912437</text:p>
          </table:table-cell>
          <table:table-cell office:value-type="float" office:value="349.049893505138">
            <text:p>349.0498935051</text:p>
          </table:table-cell>
          <table:table-cell office:value-type="float" office:value="349.047143610548">
            <text:p>349.0471436105</text:p>
          </table:table-cell>
          <table:table-cell office:value-type="string">
            <text:p>19 ♓ 02' 59"</text:p>
          </table:table-cell>
          <table:table-cell office:value-type="string">
            <text:p>19 ♓ 02' 49"</text:p>
          </table:table-cell>
          <table:table-cell office:value-type="float" office:value="13.9763421929285">
            <text:p>13.9763421929</text:p>
          </table:table-cell>
          <table:table-cell office:value-type="float" office:value="0.655110063084945">
            <text:p>0.6551100631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4703.48127315">
            <text:p>2424703.48127315</text:p>
          </table:table-cell>
          <table:table-cell office:value-type="string">
            <text:p>1926-07-06 18:33:02.812500 EST-0500</text:p>
          </table:table-cell>
          <table:table-cell office:value-type="float" office:value="0">
            <text:p>0</text:p>
          </table:table-cell>
          <table:table-cell office:value-type="float" office:value="69.5118458278219">
            <text:p>69.5118458278</text:p>
          </table:table-cell>
          <table:table-cell office:value-type="float" office:value="69.5102595857429">
            <text:p>69.5102595857</text:p>
          </table:table-cell>
          <table:table-cell office:value-type="string">
            <text:p><text:s/>9 ♊ 30' 42"</text:p>
          </table:table-cell>
          <table:table-cell office:value-type="string">
            <text:p><text:s/>9 ♊ 30' 36"</text:p>
          </table:table-cell>
          <table:table-cell office:value-type="float" office:value="12.8805439769878">
            <text:p>12.880543977</text:p>
          </table:table-cell>
          <table:table-cell office:value-type="float" office:value="1.17698495971277">
            <text:p>1.1769849597</text:p>
          </table:table-cell>
          <table:table-cell office:value-type="float" office:value="46.685650640621">
            <text:p>46.6856506406</text:p>
          </table:table-cell>
          <table:table-cell office:value-type="float" office:value="46.6840643985419">
            <text:p>46.6840643985</text:p>
          </table:table-cell>
          <table:table-cell office:value-type="string">
            <text:p>16 ♉ 41' 08"</text:p>
          </table:table-cell>
          <table:table-cell office:value-type="string">
            <text:p>16 ♉ 41' 02"</text:p>
          </table:table-cell>
          <table:table-cell office:value-type="float" office:value="12.8805191443442">
            <text:p>12.8805191443</text:p>
          </table:table-cell>
          <table:table-cell office:value-type="float" office:value="1.17696008405917">
            <text:p>1.1769600841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4706.46320602">
            <text:p>2424706.46320602</text:p>
          </table:table-cell>
          <table:table-cell office:value-type="string">
            <text:p>1926-07-09 18:07:01.875000 EST-0500</text:p>
          </table:table-cell>
          <table:table-cell office:value-type="float" office:value="0">
            <text:p>0</text:p>
          </table:table-cell>
          <table:table-cell office:value-type="float" office:value="106.954475861205">
            <text:p>106.9544758612</text:p>
          </table:table-cell>
          <table:table-cell office:value-type="float" office:value="106.953910039307">
            <text:p>106.9539100393</text:p>
          </table:table-cell>
          <table:table-cell office:value-type="string">
            <text:p>16 ♋ 57' 16"</text:p>
          </table:table-cell>
          <table:table-cell office:value-type="string">
            <text:p>16 ♋ 57' 14"</text:p>
          </table:table-cell>
          <table:table-cell office:value-type="float" office:value="12.2610081784951">
            <text:p>12.2610081785</text:p>
          </table:table-cell>
          <table:table-cell office:value-type="float" office:value="0.95386644466178">
            <text:p>0.9538664447</text:p>
          </table:table-cell>
          <table:table-cell office:value-type="float" office:value="84.128076153409">
            <text:p>84.1280761534</text:p>
          </table:table-cell>
          <table:table-cell office:value-type="float" office:value="84.1275103315108">
            <text:p>84.1275103315</text:p>
          </table:table-cell>
          <table:table-cell office:value-type="string">
            <text:p>24 ♊ 07' 41"</text:p>
          </table:table-cell>
          <table:table-cell office:value-type="string">
            <text:p>24 ♊ 07' 39"</text:p>
          </table:table-cell>
          <table:table-cell office:value-type="float" office:value="12.2609796173527">
            <text:p>12.2609796174</text:p>
          </table:table-cell>
          <table:table-cell office:value-type="float" office:value="0.95383788580351">
            <text:p>0.9538378858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4708.82697917">
            <text:p>2424708.82697917</text:p>
          </table:table-cell>
          <table:table-cell office:value-type="string">
            <text:p>1926-07-12 02:50:51.562500 EST-0500</text:p>
          </table:table-cell>
          <table:table-cell office:value-type="float" office:value="0">
            <text:p>0</text:p>
          </table:table-cell>
          <table:table-cell office:value-type="float" office:value="135.507825812918">
            <text:p>135.5078258129</text:p>
          </table:table-cell>
          <table:table-cell office:value-type="float" office:value="135.505418933847">
            <text:p>135.5054189338</text:p>
          </table:table-cell>
          <table:table-cell office:value-type="string">
            <text:p>15 ♌ 30' 28"</text:p>
          </table:table-cell>
          <table:table-cell office:value-type="string">
            <text:p>15 ♌ 30' 19"</text:p>
          </table:table-cell>
          <table:table-cell office:value-type="float" office:value="11.9288577525705">
            <text:p>11.9288577526</text:p>
          </table:table-cell>
          <table:table-cell office:value-type="float" office:value="0.865505945784765">
            <text:p>0.8655059458</text:p>
          </table:table-cell>
          <table:table-cell office:value-type="float" office:value="112.681290751005">
            <text:p>112.681290751</text:p>
          </table:table-cell>
          <table:table-cell office:value-type="float" office:value="112.678883871934">
            <text:p>112.6788838719</text:p>
          </table:table-cell>
          <table:table-cell office:value-type="string">
            <text:p>22 ♋ 40' 52"</text:p>
          </table:table-cell>
          <table:table-cell office:value-type="string">
            <text:p>22 ♋ 40' 43"</text:p>
          </table:table-cell>
          <table:table-cell office:value-type="float" office:value="11.9288496597172">
            <text:p>11.9288496597</text:p>
          </table:table-cell>
          <table:table-cell office:value-type="float" office:value="0.865498479512691">
            <text:p>0.8654984795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716.57746528">
            <text:p>2424716.57746528</text:p>
          </table:table-cell>
          <table:table-cell office:value-type="string">
            <text:p>1926-07-19 20:51:33.750000 EST-0500</text:p>
          </table:table-cell>
          <table:table-cell office:value-type="float" office:value="0">
            <text:p>0</text:p>
          </table:table-cell>
          <table:table-cell office:value-type="float" office:value="229.430724665598">
            <text:p>229.4307246656</text:p>
          </table:table-cell>
          <table:table-cell office:value-type="float" office:value="229.428482190431">
            <text:p>229.4284821904</text:p>
          </table:table-cell>
          <table:table-cell office:value-type="string">
            <text:p>19 ♏ 25' 50"</text:p>
          </table:table-cell>
          <table:table-cell office:value-type="string">
            <text:p>19 ♏ 25' 42"</text:p>
          </table:table-cell>
          <table:table-cell office:value-type="float" office:value="12.9716918438406">
            <text:p>12.9716918438</text:p>
          </table:table-cell>
          <table:table-cell office:value-type="float" office:value="-0.00693522414964283">
            <text:p>-0.0069352241</text:p>
          </table:table-cell>
          <table:table-cell office:value-type="float" office:value="206.603986322263">
            <text:p>206.6039863223</text:p>
          </table:table-cell>
          <table:table-cell office:value-type="float" office:value="206.601743847096">
            <text:p>206.6017438471</text:p>
          </table:table-cell>
          <table:table-cell office:value-type="string">
            <text:p>26 ♎ 36' 14"</text:p>
          </table:table-cell>
          <table:table-cell office:value-type="string">
            <text:p>26 ♎ 36' 06"</text:p>
          </table:table-cell>
          <table:table-cell office:value-type="float" office:value="12.9716884386677">
            <text:p>12.9716884387</text:p>
          </table:table-cell>
          <table:table-cell office:value-type="float" office:value="-0.00693876588485866">
            <text:p>-0.0069387659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723.26375">
            <text:p>2424723.26375</text:p>
          </table:table-cell>
          <table:table-cell office:value-type="string">
            <text:p>1926-07-26 13:19:48.281250 EST-0500</text:p>
          </table:table-cell>
          <table:table-cell office:value-type="float" office:value="0">
            <text:p>0</text:p>
          </table:table-cell>
          <table:table-cell office:value-type="float" office:value="324.713911027235">
            <text:p>324.7139110272</text:p>
          </table:table-cell>
          <table:table-cell office:value-type="float" office:value="324.713520742259">
            <text:p>324.7135207423</text:p>
          </table:table-cell>
          <table:table-cell office:value-type="string">
            <text:p>24 ♒ 42' 50"</text:p>
          </table:table-cell>
          <table:table-cell office:value-type="string">
            <text:p>24 ♒ 42' 48"</text:p>
          </table:table-cell>
          <table:table-cell office:value-type="float" office:value="15.0483562227371">
            <text:p>15.0483562227</text:p>
          </table:table-cell>
          <table:table-cell office:value-type="float" office:value="-0.111995628490179">
            <text:p>-0.1119956285</text:p>
          </table:table-cell>
          <table:table-cell office:value-type="float" office:value="301.88673761312">
            <text:p>301.8867376131</text:p>
          </table:table-cell>
          <table:table-cell office:value-type="float" office:value="301.886347328143">
            <text:p>301.8863473281</text:p>
          </table:table-cell>
          <table:table-cell office:value-type="string">
            <text:p><text:s/>1 ♒ 53' 12"</text:p>
          </table:table-cell>
          <table:table-cell office:value-type="string">
            <text:p><text:s/>1 ♒ 53' 10"</text:p>
          </table:table-cell>
          <table:table-cell office:value-type="float" office:value="15.0483521701374">
            <text:p>15.0483521701</text:p>
          </table:table-cell>
          <table:table-cell office:value-type="float" office:value="-0.111998970494588">
            <text:p>-0.1119989705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725.58039352">
            <text:p>2424725.58039352</text:p>
          </table:table-cell>
          <table:table-cell office:value-type="string">
            <text:p>1926-07-28 20:55:46.875000 EST-0500</text:p>
          </table:table-cell>
          <table:table-cell office:value-type="float" office:value="0">
            <text:p>0</text:p>
          </table:table-cell>
          <table:table-cell office:value-type="float" office:value="359.216740108698">
            <text:p>359.2167401087</text:p>
          </table:table-cell>
          <table:table-cell office:value-type="float" office:value="359.215042729891">
            <text:p>359.2150427299</text:p>
          </table:table-cell>
          <table:table-cell office:value-type="string">
            <text:p>29 ♓ 13' 00"</text:p>
          </table:table-cell>
          <table:table-cell office:value-type="string">
            <text:p>29 ♓ 12' 54"</text:p>
          </table:table-cell>
          <table:table-cell office:value-type="float" office:value="14.6287711715422">
            <text:p>14.6287711715</text:p>
          </table:table-cell>
          <table:table-cell office:value-type="float" office:value="-0.0184815622449855">
            <text:p>-0.0184815622</text:p>
          </table:table-cell>
          <table:table-cell office:value-type="float" office:value="336.389512458971">
            <text:p>336.389512459</text:p>
          </table:table-cell>
          <table:table-cell office:value-type="float" office:value="336.387815080163">
            <text:p>336.3878150802</text:p>
          </table:table-cell>
          <table:table-cell office:value-type="string">
            <text:p><text:s/>6 ♓ 23' 22"</text:p>
          </table:table-cell>
          <table:table-cell office:value-type="string">
            <text:p><text:s/>6 ♓ 23' 16"</text:p>
          </table:table-cell>
          <table:table-cell office:value-type="float" office:value="14.6287967838507">
            <text:p>14.6287967839</text:p>
          </table:table-cell>
          <table:table-cell office:value-type="float" office:value="-0.0184551272408441">
            <text:p>-0.0184551272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4727.69295139">
            <text:p>2424727.69295139</text:p>
          </table:table-cell>
          <table:table-cell office:value-type="string">
            <text:p>1926-07-30 23:37:51.093750 EST-0500</text:p>
          </table:table-cell>
          <table:table-cell office:value-type="float" office:value="0">
            <text:p>0</text:p>
          </table:table-cell>
          <table:table-cell office:value-type="float" office:value="29.3401717230006">
            <text:p>29.340171723</text:p>
          </table:table-cell>
          <table:table-cell office:value-type="float" office:value="29.3376406157383">
            <text:p>29.3376406157</text:p>
          </table:table-cell>
          <table:table-cell office:value-type="string">
            <text:p>29 ♈ 20' 24"</text:p>
          </table:table-cell>
          <table:table-cell office:value-type="string">
            <text:p>29 ♈ 20' 15"</text:p>
          </table:table-cell>
          <table:table-cell office:value-type="float" office:value="13.8619110916169">
            <text:p>13.8619110916</text:p>
          </table:table-cell>
          <table:table-cell office:value-type="float" office:value="0.5606069480957">
            <text:p>0.5606069481</text:p>
          </table:table-cell>
          <table:table-cell office:value-type="float" office:value="6.51291488940336">
            <text:p>6.5129148894</text:p>
          </table:table-cell>
          <table:table-cell office:value-type="float" office:value="6.51038378214109">
            <text:p>6.5103837821</text:p>
          </table:table-cell>
          <table:table-cell office:value-type="string">
            <text:p><text:s/>6 ♈ 30' 46"</text:p>
          </table:table-cell>
          <table:table-cell office:value-type="string">
            <text:p><text:s/>6 ♈ 30' 37"</text:p>
          </table:table-cell>
          <table:table-cell office:value-type="float" office:value="13.861928349189">
            <text:p>13.8619283492</text:p>
          </table:table-cell>
          <table:table-cell office:value-type="float" office:value="0.560624138642483">
            <text:p>0.5606241386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4733.59040509">
            <text:p>2424733.59040509</text:p>
          </table:table-cell>
          <table:table-cell office:value-type="string">
            <text:p>1926-08-05 21:10:11.718750 EST-0500</text:p>
          </table:table-cell>
          <table:table-cell office:value-type="float" office:value="0">
            <text:p>0</text:p>
          </table:table-cell>
          <table:table-cell office:value-type="float" office:value="105.37214671749">
            <text:p>105.3721467175</text:p>
          </table:table-cell>
          <table:table-cell office:value-type="float" office:value="105.370514019859">
            <text:p>105.3705140199</text:p>
          </table:table-cell>
          <table:table-cell office:value-type="string">
            <text:p>15 ♋ 22' 19"</text:p>
          </table:table-cell>
          <table:table-cell office:value-type="string">
            <text:p>15 ♋ 22' 13"</text:p>
          </table:table-cell>
          <table:table-cell office:value-type="float" office:value="12.1742940993396">
            <text:p>12.1742940993</text:p>
          </table:table-cell>
          <table:table-cell office:value-type="float" office:value="1.20492606420772">
            <text:p>1.2049260642</text:p>
          </table:table-cell>
          <table:table-cell office:value-type="float" office:value="82.5446013605911">
            <text:p>82.5446013606</text:p>
          </table:table-cell>
          <table:table-cell office:value-type="float" office:value="82.5429686629601">
            <text:p>82.542968663</text:p>
          </table:table-cell>
          <table:table-cell office:value-type="string">
            <text:p>22 ♊ 32' 40"</text:p>
          </table:table-cell>
          <table:table-cell office:value-type="string">
            <text:p>22 ♊ 32' 34"</text:p>
          </table:table-cell>
          <table:table-cell office:value-type="float" office:value="12.1742742667865">
            <text:p>12.1742742668</text:p>
          </table:table-cell>
          <table:table-cell office:value-type="float" office:value="1.20490624352767">
            <text:p>1.204906243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735.08063657">
            <text:p>2424735.08063657</text:p>
          </table:table-cell>
          <table:table-cell office:value-type="string">
            <text:p>1926-08-07 08:56:07.968750 EST-0500</text:p>
          </table:table-cell>
          <table:table-cell office:value-type="float" office:value="0">
            <text:p>0</text:p>
          </table:table-cell>
          <table:table-cell office:value-type="float" office:value="134.294128807013">
            <text:p>134.294128807</text:p>
          </table:table-cell>
          <table:table-cell office:value-type="float" office:value="134.294357461587">
            <text:p>134.2943574616</text:p>
          </table:table-cell>
          <table:table-cell office:value-type="string">
            <text:p>14 ♌ 17' 38"</text:p>
          </table:table-cell>
          <table:table-cell office:value-type="string">
            <text:p>14 ♌ 17' 39"</text:p>
          </table:table-cell>
          <table:table-cell office:value-type="float" office:value="-0.782049611154072">
            <text:p>-0.7820496112</text:p>
          </table:table-cell>
          <table:table-cell office:value-type="float" office:value="0.958811782162868">
            <text:p>0.9588117822</text:p>
          </table:table-cell>
          <table:table-cell office:value-type="float" office:value="111.466504718781">
            <text:p>111.4665047188</text:p>
          </table:table-cell>
          <table:table-cell office:value-type="float" office:value="111.466733373355">
            <text:p>111.4667333734</text:p>
          </table:table-cell>
          <table:table-cell office:value-type="string">
            <text:p>21 ♋ 27' 59"</text:p>
          </table:table-cell>
          <table:table-cell office:value-type="string">
            <text:p>21 ♋ 28' 00"</text:p>
          </table:table-cell>
          <table:table-cell office:value-type="float" office:value="-0.782056978197343">
            <text:p>-0.7820569782</text:p>
          </table:table-cell>
          <table:table-cell office:value-type="float" office:value="0.958803484024566">
            <text:p>0.958803484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4735.93976852">
            <text:p>2424735.93976852</text:p>
          </table:table-cell>
          <table:table-cell office:value-type="string">
            <text:p>1926-08-08 05:33:16.875000 EST-0500</text:p>
          </table:table-cell>
          <table:table-cell office:value-type="float" office:value="0">
            <text:p>0</text:p>
          </table:table-cell>
          <table:table-cell office:value-type="float" office:value="133.628511732642">
            <text:p>133.6285117326</text:p>
          </table:table-cell>
          <table:table-cell office:value-type="float" office:value="133.62839600486">
            <text:p>133.6283960049</text:p>
          </table:table-cell>
          <table:table-cell table:number-columns-repeated="2" office:value-type="string">
            <text:p>13 ♌ 37' 42"</text:p>
          </table:table-cell>
          <table:table-cell office:value-type="float" office:value="11.9122162860438">
            <text:p>11.912216286</text:p>
          </table:table-cell>
          <table:table-cell office:value-type="float" office:value="-0.765896652491948">
            <text:p>-0.7658966525</text:p>
          </table:table-cell>
          <table:table-cell office:value-type="float" office:value="110.800851358965">
            <text:p>110.800851359</text:p>
          </table:table-cell>
          <table:table-cell office:value-type="float" office:value="110.800735631184">
            <text:p>110.8007356312</text:p>
          </table:table-cell>
          <table:table-cell office:value-type="string">
            <text:p>20 ♋ 48' 03"</text:p>
          </table:table-cell>
          <table:table-cell office:value-type="string">
            <text:p>20 ♋ 48' 02"</text:p>
          </table:table-cell>
          <table:table-cell office:value-type="float" office:value="11.9122162083475">
            <text:p>11.9122162083</text:p>
          </table:table-cell>
          <table:table-cell office:value-type="float" office:value="-0.765895247880881">
            <text:p>-0.7658952479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4736.07600694">
            <text:p>2424736.07600694</text:p>
          </table:table-cell>
          <table:table-cell office:value-type="string">
            <text:p>1926-08-08 08:49:27.187500 EST-0500</text:p>
          </table:table-cell>
          <table:table-cell office:value-type="float" office:value="0">
            <text:p>0</text:p>
          </table:table-cell>
          <table:table-cell office:value-type="float" office:value="135.250756327156">
            <text:p>135.2507563272</text:p>
          </table:table-cell>
          <table:table-cell office:value-type="float" office:value="135.248876138346">
            <text:p>135.2488761383</text:p>
          </table:table-cell>
          <table:table-cell office:value-type="string">
            <text:p>15 ♌ 15' 02"</text:p>
          </table:table-cell>
          <table:table-cell office:value-type="string">
            <text:p>15 ♌ 14' 55"</text:p>
          </table:table-cell>
          <table:table-cell office:value-type="float" office:value="11.9026690492384">
            <text:p>11.9026690492</text:p>
          </table:table-cell>
          <table:table-cell office:value-type="float" office:value="0.959103619556445">
            <text:p>0.9591036196</text:p>
          </table:table-cell>
          <table:table-cell office:value-type="float" office:value="112.423090899669">
            <text:p>112.4230908997</text:p>
          </table:table-cell>
          <table:table-cell office:value-type="float" office:value="112.421210710859">
            <text:p>112.4212107109</text:p>
          </table:table-cell>
          <table:table-cell office:value-type="string">
            <text:p>22 ♋ 25' 23"</text:p>
          </table:table-cell>
          <table:table-cell office:value-type="string">
            <text:p>22 ♋ 25' 16"</text:p>
          </table:table-cell>
          <table:table-cell office:value-type="float" office:value="11.9026703592702">
            <text:p>11.9026703593</text:p>
          </table:table-cell>
          <table:table-cell office:value-type="float" office:value="0.95910547318728">
            <text:p>0.9591054732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743.94196759">
            <text:p>2424743.94196759</text:p>
          </table:table-cell>
          <table:table-cell office:value-type="string">
            <text:p>1926-08-16 05:36:26.718750 EST-0500</text:p>
          </table:table-cell>
          <table:table-cell office:value-type="float" office:value="0">
            <text:p>0</text:p>
          </table:table-cell>
          <table:table-cell office:value-type="float" office:value="229.845046472339">
            <text:p>229.8450464723</text:p>
          </table:table-cell>
          <table:table-cell office:value-type="float" office:value="229.843064393843">
            <text:p>229.8430643938</text:p>
          </table:table-cell>
          <table:table-cell office:value-type="string">
            <text:p>19 ♏ 50' 42"</text:p>
          </table:table-cell>
          <table:table-cell office:value-type="string">
            <text:p>19 ♏ 50' 35"</text:p>
          </table:table-cell>
          <table:table-cell office:value-type="float" office:value="12.659077231374">
            <text:p>12.6590772314</text:p>
          </table:table-cell>
          <table:table-cell office:value-type="float" office:value="0.0369452657309394">
            <text:p>0.0369452657</text:p>
          </table:table-cell>
          <table:table-cell office:value-type="float" office:value="207.017252027449">
            <text:p>207.0172520275</text:p>
          </table:table-cell>
          <table:table-cell office:value-type="float" office:value="207.015269948953">
            <text:p>207.015269949</text:p>
          </table:table-cell>
          <table:table-cell office:value-type="string">
            <text:p>27 ♎ 01' 02"</text:p>
          </table:table-cell>
          <table:table-cell office:value-type="string">
            <text:p>27 ♎ 00' 54"</text:p>
          </table:table-cell>
          <table:table-cell office:value-type="float" office:value="12.6590842152552">
            <text:p>12.6590842153</text:p>
          </table:table-cell>
          <table:table-cell office:value-type="float" office:value="0.0369521439219716">
            <text:p>0.0369521439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750.47957176">
            <text:p>2424750.47957176</text:p>
          </table:table-cell>
          <table:table-cell office:value-type="string">
            <text:p>1926-08-22 18:30:35.156250 EST-0500</text:p>
          </table:table-cell>
          <table:table-cell office:value-type="float" office:value="0">
            <text:p>0</text:p>
          </table:table-cell>
          <table:table-cell office:value-type="float" office:value="321.283961574669">
            <text:p>321.2839615747</text:p>
          </table:table-cell>
          <table:table-cell office:value-type="float" office:value="321.28377875751">
            <text:p>321.2837787575</text:p>
          </table:table-cell>
          <table:table-cell office:value-type="string">
            <text:p>21 ♒ 17' 02"</text:p>
          </table:table-cell>
          <table:table-cell office:value-type="string">
            <text:p>21 ♒ 17' 01"</text:p>
          </table:table-cell>
          <table:table-cell office:value-type="float" office:value="15.2014304350306">
            <text:p>15.201430435</text:p>
          </table:table-cell>
          <table:table-cell office:value-type="float" office:value="-0.128419575677597">
            <text:p>-0.1284195757</text:p>
          </table:table-cell>
          <table:table-cell office:value-type="float" office:value="298.455810333222">
            <text:p>298.4558103332</text:p>
          </table:table-cell>
          <table:table-cell office:value-type="float" office:value="298.455627516064">
            <text:p>298.4556275161</text:p>
          </table:table-cell>
          <table:table-cell table:number-columns-repeated="2" office:value-type="string">
            <text:p>28 ♑ 27' 20"</text:p>
          </table:table-cell>
          <table:table-cell office:value-type="float" office:value="15.201432351208">
            <text:p>15.2014323512</text:p>
          </table:table-cell>
          <table:table-cell office:value-type="float" office:value="-0.128417075367667">
            <text:p>-0.1284170754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752.91975694">
            <text:p>2424752.91975694</text:p>
          </table:table-cell>
          <table:table-cell office:value-type="string">
            <text:p>1926-08-25 05:04:27.187500 EST-0500</text:p>
          </table:table-cell>
          <table:table-cell office:value-type="float" office:value="0">
            <text:p>0</text:p>
          </table:table-cell>
          <table:table-cell office:value-type="float" office:value="358.477872451635">
            <text:p>358.4778724516</text:p>
          </table:table-cell>
          <table:table-cell office:value-type="float" office:value="358.475186065183">
            <text:p>358.4751860652</text:p>
          </table:table-cell>
          <table:table-cell office:value-type="string">
            <text:p>28 ♓ 28' 40"</text:p>
          </table:table-cell>
          <table:table-cell office:value-type="string">
            <text:p>28 ♓ 28' 30"</text:p>
          </table:table-cell>
          <table:table-cell office:value-type="float" office:value="15.1053041459042">
            <text:p>15.1053041459</text:p>
          </table:table-cell>
          <table:table-cell office:value-type="float" office:value="-0.0343340664714124">
            <text:p>-0.0343340665</text:p>
          </table:table-cell>
          <table:table-cell office:value-type="float" office:value="335.649684030268">
            <text:p>335.6496840303</text:p>
          </table:table-cell>
          <table:table-cell office:value-type="float" office:value="335.646997643816">
            <text:p>335.6469976438</text:p>
          </table:table-cell>
          <table:table-cell office:value-type="string">
            <text:p><text:s/>5 ♓ 38' 58"</text:p>
          </table:table-cell>
          <table:table-cell office:value-type="string">
            <text:p><text:s/>5 ♓ 38' 49"</text:p>
          </table:table-cell>
          <table:table-cell office:value-type="float" office:value="15.1053401491078">
            <text:p>15.1053401491</text:p>
          </table:table-cell>
          <table:table-cell office:value-type="float" office:value="-0.0342972570582992">
            <text:p>-0.0342972571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4755.9746875">
            <text:p>2424755.9746875</text:p>
          </table:table-cell>
          <table:table-cell office:value-type="string">
            <text:p>1926-08-28 06:23:33.281250 EST-0500</text:p>
          </table:table-cell>
          <table:table-cell office:value-type="float" office:value="0">
            <text:p>0</text:p>
          </table:table-cell>
          <table:table-cell office:value-type="float" office:value="42.8978094245883">
            <text:p>42.8978094246</text:p>
          </table:table-cell>
          <table:table-cell office:value-type="float" office:value="42.8956384207079">
            <text:p>42.8956384207</text:p>
          </table:table-cell>
          <table:table-cell office:value-type="string">
            <text:p>12 ♉ 53' 52"</text:p>
          </table:table-cell>
          <table:table-cell office:value-type="string">
            <text:p>12 ♉ 53' 44"</text:p>
          </table:table-cell>
          <table:table-cell office:value-type="float" office:value="13.8606063625008">
            <text:p>13.8606063625</text:p>
          </table:table-cell>
          <table:table-cell office:value-type="float" office:value="0.379874731646765">
            <text:p>0.3798747316</text:p>
          </table:table-cell>
          <table:table-cell office:value-type="float" office:value="20.0695973281026">
            <text:p>20.0695973281</text:p>
          </table:table-cell>
          <table:table-cell office:value-type="float" office:value="20.0674263242223">
            <text:p>20.0674263242</text:p>
          </table:table-cell>
          <table:table-cell office:value-type="string">
            <text:p>20 ♈ 04' 10"</text:p>
          </table:table-cell>
          <table:table-cell office:value-type="string">
            <text:p>20 ♈ 04' 02"</text:p>
          </table:table-cell>
          <table:table-cell office:value-type="float" office:value="13.86062129161">
            <text:p>13.8606212916</text:p>
          </table:table-cell>
          <table:table-cell office:value-type="float" office:value="0.379889535155874">
            <text:p>0.3798895352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4763.91755787">
            <text:p>2424763.91755787</text:p>
          </table:table-cell>
          <table:table-cell office:value-type="string">
            <text:p>1926-09-05 05:01:17.343750 EST-0500</text:p>
          </table:table-cell>
          <table:table-cell office:value-type="float" office:value="0">
            <text:p>0</text:p>
          </table:table-cell>
          <table:table-cell office:value-type="float" office:value="142.28538433004">
            <text:p>142.28538433</text:p>
          </table:table-cell>
          <table:table-cell office:value-type="float" office:value="142.285300095285">
            <text:p>142.2853000953</text:p>
          </table:table-cell>
          <table:table-cell table:number-columns-repeated="2" office:value-type="string">
            <text:p>22 ♌ 17' 07"</text:p>
          </table:table-cell>
          <table:table-cell office:value-type="float" office:value="11.8377429767155">
            <text:p>11.8377429767</text:p>
          </table:table-cell>
          <table:table-cell office:value-type="float" office:value="1.2291954940477">
            <text:p>1.229195494</text:p>
          </table:table-cell>
          <table:table-cell office:value-type="float" office:value="119.456845506385">
            <text:p>119.4568455064</text:p>
          </table:table-cell>
          <table:table-cell office:value-type="float" office:value="119.45676127163">
            <text:p>119.4567612716</text:p>
          </table:table-cell>
          <table:table-cell table:number-columns-repeated="2" office:value-type="string">
            <text:p>29 ♋ 27' 24"</text:p>
          </table:table-cell>
          <table:table-cell office:value-type="float" office:value="11.8377599101102">
            <text:p>11.8377599101</text:p>
          </table:table-cell>
          <table:table-cell office:value-type="float" office:value="1.22921287986398">
            <text:p>1.2292128799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4764.61018519">
            <text:p>2424764.61018519</text:p>
          </table:table-cell>
          <table:table-cell office:value-type="string">
            <text:p>1926-09-05 21:38:40.312500 EST-0500</text:p>
          </table:table-cell>
          <table:table-cell office:value-type="float" office:value="0">
            <text:p>0</text:p>
          </table:table-cell>
          <table:table-cell office:value-type="float" office:value="150.480834281535">
            <text:p>150.4808342815</text:p>
          </table:table-cell>
          <table:table-cell office:value-type="float" office:value="150.478625724635">
            <text:p>150.4786257246</text:p>
          </table:table-cell>
          <table:table-cell office:value-type="string">
            <text:p><text:s/>0 ♍ 28' 51"</text:p>
          </table:table-cell>
          <table:table-cell office:value-type="string">
            <text:p><text:s/>0 ♍ 28' 43"</text:p>
          </table:table-cell>
          <table:table-cell office:value-type="float" office:value="11.8298206913976">
            <text:p>11.8298206914</text:p>
          </table:table-cell>
          <table:table-cell office:value-type="float" office:value="1.83771888823324">
            <text:p>1.8377188882</text:p>
          </table:table-cell>
          <table:table-cell office:value-type="float" office:value="127.652283569736">
            <text:p>127.6522835697</text:p>
          </table:table-cell>
          <table:table-cell office:value-type="float" office:value="127.650075012836">
            <text:p>127.6500750128</text:p>
          </table:table-cell>
          <table:table-cell office:value-type="string">
            <text:p><text:s/>7 ♌ 39' 08"</text:p>
          </table:table-cell>
          <table:table-cell office:value-type="string">
            <text:p><text:s/>7 ♌ 39' 00"</text:p>
          </table:table-cell>
          <table:table-cell office:value-type="float" office:value="11.8298443369664">
            <text:p>11.829844337</text:p>
          </table:table-cell>
          <table:table-cell office:value-type="float" office:value="1.83774298997678">
            <text:p>1.83774299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4765.74006944">
            <text:p>2424765.74006944</text:p>
          </table:table-cell>
          <table:table-cell office:value-type="string">
            <text:p>1926-09-07 00:45:42.187500 EST-0500</text:p>
          </table:table-cell>
          <table:table-cell office:value-type="float" office:value="0">
            <text:p>0</text:p>
          </table:table-cell>
          <table:table-cell office:value-type="float" office:value="163.854405255292">
            <text:p>163.8544052553</text:p>
          </table:table-cell>
          <table:table-cell office:value-type="float" office:value="163.852139676732">
            <text:p>163.8521396767</text:p>
          </table:table-cell>
          <table:table-cell office:value-type="string">
            <text:p>13 ♍ 51' 15"</text:p>
          </table:table-cell>
          <table:table-cell office:value-type="string">
            <text:p>13 ♍ 51' 07"</text:p>
          </table:table-cell>
          <table:table-cell office:value-type="float" office:value="11.8486407414126">
            <text:p>11.8486407414</text:p>
          </table:table-cell>
          <table:table-cell office:value-type="float" office:value="0.971003907382712">
            <text:p>0.9710039074</text:p>
          </table:table-cell>
          <table:table-cell office:value-type="float" office:value="141.025844505132">
            <text:p>141.0258445051</text:p>
          </table:table-cell>
          <table:table-cell office:value-type="float" office:value="141.023578926573">
            <text:p>141.0235789266</text:p>
          </table:table-cell>
          <table:table-cell office:value-type="string">
            <text:p>21 ♌ 01' 33"</text:p>
          </table:table-cell>
          <table:table-cell office:value-type="string">
            <text:p>21 ♌ 01' 24"</text:p>
          </table:table-cell>
          <table:table-cell office:value-type="float" office:value="11.8486736249">
            <text:p>11.8486736249</text:p>
          </table:table-cell>
          <table:table-cell office:value-type="float" office:value="0.971037657385122">
            <text:p>0.9710376574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771.3308912">
            <text:p>2424771.3308912</text:p>
          </table:table-cell>
          <table:table-cell office:value-type="string">
            <text:p>1926-09-12 14:56:29.062500 EST-0500</text:p>
          </table:table-cell>
          <table:table-cell office:value-type="float" office:value="0">
            <text:p>0</text:p>
          </table:table-cell>
          <table:table-cell office:value-type="float" office:value="231.397485463124">
            <text:p>231.3974854631</text:p>
          </table:table-cell>
          <table:table-cell office:value-type="float" office:value="231.395250962401">
            <text:p>231.3952509624</text:p>
          </table:table-cell>
          <table:table-cell office:value-type="string">
            <text:p>21 ♏ 23' 50"</text:p>
          </table:table-cell>
          <table:table-cell office:value-type="string">
            <text:p>21 ♏ 23' 42"</text:p>
          </table:table-cell>
          <table:table-cell office:value-type="float" office:value="12.4925216696947">
            <text:p>12.4925216697</text:p>
          </table:table-cell>
          <table:table-cell office:value-type="float" office:value="0.074987441851194">
            <text:p>0.0749874419</text:p>
          </table:table-cell>
          <table:table-cell office:value-type="float" office:value="208.568897547463">
            <text:p>208.5688975475</text:p>
          </table:table-cell>
          <table:table-cell office:value-type="float" office:value="208.56666304674">
            <text:p>208.5666630467</text:p>
          </table:table-cell>
          <table:table-cell office:value-type="string">
            <text:p>28 ♎ 34' 08"</text:p>
          </table:table-cell>
          <table:table-cell office:value-type="string">
            <text:p>28 ♎ 33' 59"</text:p>
          </table:table-cell>
          <table:table-cell office:value-type="float" office:value="12.4925355146159">
            <text:p>12.4925355146</text:p>
          </table:table-cell>
          <table:table-cell office:value-type="float" office:value="0.0750011251468725">
            <text:p>0.0750011251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777.72638889">
            <text:p>2424777.72638889</text:p>
          </table:table-cell>
          <table:table-cell office:value-type="string">
            <text:p>1926-09-19 00:26:00.937500 EST-0500</text:p>
          </table:table-cell>
          <table:table-cell office:value-type="float" office:value="0">
            <text:p>0</text:p>
          </table:table-cell>
          <table:table-cell office:value-type="float" office:value="318.329248097522">
            <text:p>318.3292480975</text:p>
          </table:table-cell>
          <table:table-cell office:value-type="float" office:value="318.329182109825">
            <text:p>318.3291821098</text:p>
          </table:table-cell>
          <table:table-cell table:number-columns-repeated="2" office:value-type="string">
            <text:p>18 ♒ 19' 45"</text:p>
          </table:table-cell>
          <table:table-cell office:value-type="float" office:value="14.8768972726664">
            <text:p>14.8768972727</text:p>
          </table:table-cell>
          <table:table-cell office:value-type="float" office:value="-0.0787287594774895">
            <text:p>-0.0787287595</text:p>
          </table:table-cell>
          <table:table-cell office:value-type="float" office:value="295.500360683846">
            <text:p>295.5003606838</text:p>
          </table:table-cell>
          <table:table-cell office:value-type="float" office:value="295.500294696149">
            <text:p>295.5002946961</text:p>
          </table:table-cell>
          <table:table-cell table:number-columns-repeated="2" office:value-type="string">
            <text:p>25 ♑ 30' 01"</text:p>
          </table:table-cell>
          <table:table-cell office:value-type="float" office:value="14.8769027707883">
            <text:p>14.8769027708</text:p>
          </table:table-cell>
          <table:table-cell office:value-type="float" office:value="-0.0787228405638103">
            <text:p>-0.078722840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778.10164352">
            <text:p>2424778.10164352</text:p>
          </table:table-cell>
          <table:table-cell office:value-type="string">
            <text:p>1926-09-19 09:26:22.031250 EST-0500</text:p>
          </table:table-cell>
          <table:table-cell office:value-type="float" office:value="0">
            <text:p>0</text:p>
          </table:table-cell>
          <table:table-cell office:value-type="float" office:value="175.890952052073">
            <text:p>175.8909520521</text:p>
          </table:table-cell>
          <table:table-cell office:value-type="float" office:value="175.890799868605">
            <text:p>175.8907998686</text:p>
          </table:table-cell>
          <table:table-cell office:value-type="string">
            <text:p>25 ♍ 53' 27"</text:p>
          </table:table-cell>
          <table:table-cell office:value-type="string">
            <text:p>25 ♍ 53' 26"</text:p>
          </table:table-cell>
          <table:table-cell office:value-type="float" office:value="1.83315524397827">
            <text:p>1.833155244</text:p>
          </table:table-cell>
          <table:table-cell office:value-type="float" office:value="0.976685553726022">
            <text:p>0.9766855537</text:p>
          </table:table-cell>
          <table:table-cell office:value-type="float" office:value="153.062053853001">
            <text:p>153.062053853</text:p>
          </table:table-cell>
          <table:table-cell office:value-type="float" office:value="153.061901669533">
            <text:p>153.0619016695</text:p>
          </table:table-cell>
          <table:table-cell office:value-type="string">
            <text:p><text:s/>3 ♍ 03' 43"</text:p>
          </table:table-cell>
          <table:table-cell office:value-type="string">
            <text:p><text:s/>3 ♍ 03' 42"</text:p>
          </table:table-cell>
          <table:table-cell office:value-type="float" office:value="1.83316757602175">
            <text:p>1.833167576</text:p>
          </table:table-cell>
          <table:table-cell office:value-type="float" office:value="0.97669837438683">
            <text:p>0.9766983744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780.30402778">
            <text:p>2424780.30402778</text:p>
          </table:table-cell>
          <table:table-cell office:value-type="string">
            <text:p>1926-09-21 14:17:48.750000 EST-0500</text:p>
          </table:table-cell>
          <table:table-cell office:value-type="float" office:value="0">
            <text:p>0</text:p>
          </table:table-cell>
          <table:table-cell office:value-type="float" office:value="357.431154975048">
            <text:p>357.431154975</text:p>
          </table:table-cell>
          <table:table-cell office:value-type="float" office:value="357.428563669863">
            <text:p>357.4285636699</text:p>
          </table:table-cell>
          <table:table-cell office:value-type="string">
            <text:p>27 ♓ 25' 52"</text:p>
          </table:table-cell>
          <table:table-cell office:value-type="string">
            <text:p>27 ♓ 25' 42"</text:p>
          </table:table-cell>
          <table:table-cell office:value-type="float" office:value="15.2790272557066">
            <text:p>15.2790272557</text:p>
          </table:table-cell>
          <table:table-cell office:value-type="float" office:value="-0.0401366456468784">
            <text:p>-0.0401366456</text:p>
          </table:table-cell>
          <table:table-cell office:value-type="float" office:value="334.602238499889">
            <text:p>334.6022384999</text:p>
          </table:table-cell>
          <table:table-cell office:value-type="float" office:value="334.599647194704">
            <text:p>334.5996471947</text:p>
          </table:table-cell>
          <table:table-cell office:value-type="string">
            <text:p><text:s/>4 ♓ 36' 08"</text:p>
          </table:table-cell>
          <table:table-cell office:value-type="string">
            <text:p><text:s/>4 ♓ 35' 58"</text:p>
          </table:table-cell>
          <table:table-cell office:value-type="float" office:value="15.2790687731274">
            <text:p>15.2790687731</text:p>
          </table:table-cell>
          <table:table-cell office:value-type="float" office:value="-0.0400945891279911">
            <text:p>-0.0400945891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4783.80939815">
            <text:p>2424783.80939815</text:p>
          </table:table-cell>
          <table:table-cell office:value-type="string">
            <text:p>1926-09-25 02:25:32.812500 EST-0500</text:p>
          </table:table-cell>
          <table:table-cell office:value-type="float" office:value="0">
            <text:p>0</text:p>
          </table:table-cell>
          <table:table-cell office:value-type="float" office:value="49.3454245215712">
            <text:p>49.3454245216</text:p>
          </table:table-cell>
          <table:table-cell office:value-type="float" office:value="49.3433957966863">
            <text:p>49.3433957967</text:p>
          </table:table-cell>
          <table:table-cell office:value-type="string">
            <text:p>19 ♉ 20' 43"</text:p>
          </table:table-cell>
          <table:table-cell office:value-type="string">
            <text:p>19 ♉ 20' 36"</text:p>
          </table:table-cell>
          <table:table-cell office:value-type="float" office:value="14.0831609293164">
            <text:p>14.0831609293</text:p>
          </table:table-cell>
          <table:table-cell office:value-type="float" office:value="0.0575478306821514">
            <text:p>0.0575478307</text:p>
          </table:table-cell>
          <table:table-cell office:value-type="float" office:value="26.5164887348234">
            <text:p>26.5164887348</text:p>
          </table:table-cell>
          <table:table-cell office:value-type="float" office:value="26.5144600099386">
            <text:p>26.5144600099</text:p>
          </table:table-cell>
          <table:table-cell office:value-type="string">
            <text:p>26 ♈ 30' 59"</text:p>
          </table:table-cell>
          <table:table-cell office:value-type="string">
            <text:p>26 ♈ 30' 52"</text:p>
          </table:table-cell>
          <table:table-cell office:value-type="float" office:value="14.0831726619512">
            <text:p>14.083172662</text:p>
          </table:table-cell>
          <table:table-cell office:value-type="float" office:value="0.0575593724336891">
            <text:p>0.0575593724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4794.35090278">
            <text:p>2424794.35090278</text:p>
          </table:table-cell>
          <table:table-cell office:value-type="string">
            <text:p>1926-10-05 15:25:18.750000 EST-0500</text:p>
          </table:table-cell>
          <table:table-cell office:value-type="float" office:value="0">
            <text:p>0</text:p>
          </table:table-cell>
          <table:table-cell office:value-type="float" office:value="179.976321532135">
            <text:p>179.9763215321</text:p>
          </table:table-cell>
          <table:table-cell office:value-type="float" office:value="179.975776737797">
            <text:p>179.9757767378</text:p>
          </table:table-cell>
          <table:table-cell office:value-type="string">
            <text:p>29 ♍ 58' 34"</text:p>
          </table:table-cell>
          <table:table-cell office:value-type="string">
            <text:p>29 ♍ 58' 32"</text:p>
          </table:table-cell>
          <table:table-cell office:value-type="float" office:value="11.9618578991426">
            <text:p>11.9618578991</text:p>
          </table:table-cell>
          <table:table-cell office:value-type="float" office:value="1.24666238968143">
            <text:p>1.2466623897</text:p>
          </table:table-cell>
          <table:table-cell office:value-type="float" office:value="157.147068488962">
            <text:p>157.147068489</text:p>
          </table:table-cell>
          <table:table-cell office:value-type="float" office:value="157.146523694624">
            <text:p>157.1465236946</text:p>
          </table:table-cell>
          <table:table-cell office:value-type="string">
            <text:p><text:s/>7 ♍ 08' 49"</text:p>
          </table:table-cell>
          <table:table-cell office:value-type="string">
            <text:p><text:s/>7 ♍ 08' 47"</text:p>
          </table:table-cell>
          <table:table-cell office:value-type="float" office:value="11.9618982625201">
            <text:p>11.9618982625</text:p>
          </table:table-cell>
          <table:table-cell office:value-type="float" office:value="1.24670286354056">
            <text:p>1.2467028635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4795.42634259">
            <text:p>2424795.42634259</text:p>
          </table:table-cell>
          <table:table-cell office:value-type="string">
            <text:p>1926-10-06 17:13:56.718750 EST-0500</text:p>
          </table:table-cell>
          <table:table-cell office:value-type="float" office:value="0">
            <text:p>0</text:p>
          </table:table-cell>
          <table:table-cell office:value-type="float" office:value="192.900224160556">
            <text:p>192.9002241606</text:p>
          </table:table-cell>
          <table:table-cell office:value-type="float" office:value="192.899522225064">
            <text:p>192.8995222251</text:p>
          </table:table-cell>
          <table:table-cell office:value-type="string">
            <text:p>12 ♎ 54' 00"</text:p>
          </table:table-cell>
          <table:table-cell office:value-type="string">
            <text:p>12 ♎ 53' 58"</text:p>
          </table:table-cell>
          <table:table-cell office:value-type="float" office:value="12.0761940752448">
            <text:p>12.0761940752</text:p>
          </table:table-cell>
          <table:table-cell office:value-type="float" office:value="0.987016158370554">
            <text:p>0.9870161584</text:p>
          </table:table-cell>
          <table:table-cell office:value-type="float" office:value="170.070973625943">
            <text:p>170.0709736259</text:p>
          </table:table-cell>
          <table:table-cell office:value-type="float" office:value="170.070271690451">
            <text:p>170.0702716905</text:p>
          </table:table-cell>
          <table:table-cell office:value-type="string">
            <text:p>20 ♍ 04' 15"</text:p>
          </table:table-cell>
          <table:table-cell office:value-type="string">
            <text:p>20 ♍ 04' 12"</text:p>
          </table:table-cell>
          <table:table-cell office:value-type="float" office:value="12.0762341178587">
            <text:p>12.0762341179</text:p>
          </table:table-cell>
          <table:table-cell office:value-type="float" office:value="0.987055944236899">
            <text:p>0.9870559442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4796.60383102">
            <text:p>2424796.60383102</text:p>
          </table:table-cell>
          <table:table-cell office:value-type="string">
            <text:p>1926-10-07 21:29:31.875000 EST-0500</text:p>
          </table:table-cell>
          <table:table-cell office:value-type="float" office:value="0">
            <text:p>0</text:p>
          </table:table-cell>
          <table:table-cell office:value-type="float" office:value="207.203562206762">
            <text:p>207.2035622068</text:p>
          </table:table-cell>
          <table:table-cell office:value-type="float" office:value="207.202936502989">
            <text:p>207.202936503</text:p>
          </table:table-cell>
          <table:table-cell office:value-type="string">
            <text:p>27 ♎ 12' 12"</text:p>
          </table:table-cell>
          <table:table-cell office:value-type="string">
            <text:p>27 ♎ 12' 10"</text:p>
          </table:table-cell>
          <table:table-cell office:value-type="float" office:value="12.2216198046248">
            <text:p>12.2216198046</text:p>
          </table:table-cell>
          <table:table-cell office:value-type="float" office:value="1.56198865606604">
            <text:p>1.5619886561</text:p>
          </table:table-cell>
          <table:table-cell office:value-type="float" office:value="184.374310259133">
            <text:p>184.3743102591</text:p>
          </table:table-cell>
          <table:table-cell office:value-type="float" office:value="184.37368455536">
            <text:p>184.3736845554</text:p>
          </table:table-cell>
          <table:table-cell office:value-type="string">
            <text:p><text:s/>4 ♎ 22' 27"</text:p>
          </table:table-cell>
          <table:table-cell office:value-type="string">
            <text:p><text:s/>4 ♎ 22' 25"</text:p>
          </table:table-cell>
          <table:table-cell office:value-type="float" office:value="12.2216537165951">
            <text:p>12.2216537166</text:p>
          </table:table-cell>
          <table:table-cell office:value-type="float" office:value="1.56202192551216">
            <text:p>1.5620219255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798.75739583">
            <text:p>2424798.75739583</text:p>
          </table:table-cell>
          <table:table-cell office:value-type="string">
            <text:p>1926-10-10 01:10:39.843750 EST-0500</text:p>
          </table:table-cell>
          <table:table-cell office:value-type="float" office:value="0">
            <text:p>0</text:p>
          </table:table-cell>
          <table:table-cell office:value-type="float" office:value="233.85515841138">
            <text:p>233.8551584114</text:p>
          </table:table-cell>
          <table:table-cell office:value-type="float" office:value="233.854664591376">
            <text:p>233.8546645914</text:p>
          </table:table-cell>
          <table:table-cell office:value-type="string">
            <text:p>23 ♏ 51' 18"</text:p>
          </table:table-cell>
          <table:table-cell office:value-type="string">
            <text:p>23 ♏ 51' 16"</text:p>
          </table:table-cell>
          <table:table-cell office:value-type="float" office:value="12.5442017255291">
            <text:p>12.5442017255</text:p>
          </table:table-cell>
          <table:table-cell office:value-type="float" office:value="0.102426105092202">
            <text:p>0.1024261051</text:p>
          </table:table-cell>
          <table:table-cell office:value-type="float" office:value="211.02587241401">
            <text:p>211.025872414</text:p>
          </table:table-cell>
          <table:table-cell office:value-type="float" office:value="211.025378594006">
            <text:p>211.025378594</text:p>
          </table:table-cell>
          <table:table-cell office:value-type="string">
            <text:p><text:s/>1 ♏ 01' 33"</text:p>
          </table:table-cell>
          <table:table-cell office:value-type="string">
            <text:p><text:s/>1 ♏ 01' 31"</text:p>
          </table:table-cell>
          <table:table-cell office:value-type="float" office:value="12.5442119558455">
            <text:p>12.5442119558</text:p>
          </table:table-cell>
          <table:table-cell office:value-type="float" office:value="0.102436111163065">
            <text:p>0.1024361112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805.02033565">
            <text:p>2424805.02033565</text:p>
          </table:table-cell>
          <table:table-cell office:value-type="string">
            <text:p>1926-10-16 07:29:17.812500 EST-0500</text:p>
          </table:table-cell>
          <table:table-cell office:value-type="float" office:value="0">
            <text:p>0</text:p>
          </table:table-cell>
          <table:table-cell office:value-type="float" office:value="317.323680332092">
            <text:p>317.3236803321</text:p>
          </table:table-cell>
          <table:table-cell office:value-type="float" office:value="317.322774441073">
            <text:p>317.3227744411</text:p>
          </table:table-cell>
          <table:table-cell office:value-type="string">
            <text:p>17 ♒ 19' 25"</text:p>
          </table:table-cell>
          <table:table-cell office:value-type="string">
            <text:p>17 ♒ 19' 21"</text:p>
          </table:table-cell>
          <table:table-cell office:value-type="float" office:value="14.3368911344306">
            <text:p>14.3368911344</text:p>
          </table:table-cell>
          <table:table-cell office:value-type="float" office:value="0.00785034978608344">
            <text:p>0.0078503498</text:p>
          </table:table-cell>
          <table:table-cell office:value-type="float" office:value="294.494088693019">
            <text:p>294.494088693</text:p>
          </table:table-cell>
          <table:table-cell office:value-type="float" office:value="294.493182801999">
            <text:p>294.493182802</text:p>
          </table:table-cell>
          <table:table-cell office:value-type="string">
            <text:p>24 ♑ 29' 38"</text:p>
          </table:table-cell>
          <table:table-cell office:value-type="string">
            <text:p>24 ♑ 29' 35"</text:p>
          </table:table-cell>
          <table:table-cell office:value-type="float" office:value="14.3368934552943">
            <text:p>14.3368934553</text:p>
          </table:table-cell>
          <table:table-cell office:value-type="float" office:value="0.0078529892090108">
            <text:p>0.0078529892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807.67341435">
            <text:p>2424807.67341435</text:p>
          </table:table-cell>
          <table:table-cell office:value-type="string">
            <text:p>1926-10-18 23:09:43.593750 EST-0500</text:p>
          </table:table-cell>
          <table:table-cell office:value-type="float" office:value="0">
            <text:p>0</text:p>
          </table:table-cell>
          <table:table-cell office:value-type="float" office:value="356.393798495112">
            <text:p>356.3937984951</text:p>
          </table:table-cell>
          <table:table-cell office:value-type="float" office:value="356.391849886323">
            <text:p>356.3918498863</text:p>
          </table:table-cell>
          <table:table-cell office:value-type="string">
            <text:p>26 ♓ 23' 37"</text:p>
          </table:table-cell>
          <table:table-cell office:value-type="string">
            <text:p>26 ♓ 23' 30"</text:p>
          </table:table-cell>
          <table:table-cell office:value-type="float" office:value="15.0030144006988">
            <text:p>15.0030144007</text:p>
          </table:table-cell>
          <table:table-cell office:value-type="float" office:value="-0.0335898810050355">
            <text:p>-0.033589881</text:p>
          </table:table-cell>
          <table:table-cell office:value-type="float" office:value="333.564164705756">
            <text:p>333.5641647058</text:p>
          </table:table-cell>
          <table:table-cell office:value-type="float" office:value="333.562216096967">
            <text:p>333.562216097</text:p>
          </table:table-cell>
          <table:table-cell office:value-type="string">
            <text:p><text:s/>3 ♓ 33' 50"</text:p>
          </table:table-cell>
          <table:table-cell office:value-type="string">
            <text:p><text:s/>3 ♓ 33' 43"</text:p>
          </table:table-cell>
          <table:table-cell office:value-type="float" office:value="15.0030512679838">
            <text:p>15.003051268</text:p>
          </table:table-cell>
          <table:table-cell office:value-type="float" office:value="-0.0335527722968065">
            <text:p>-0.0335527723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4810.98225694">
            <text:p>2424810.98225694</text:p>
          </table:table-cell>
          <table:table-cell office:value-type="string">
            <text:p>1926-10-22 06:34:27.187500 EST-0500</text:p>
          </table:table-cell>
          <table:table-cell office:value-type="float" office:value="0">
            <text:p>0</text:p>
          </table:table-cell>
          <table:table-cell office:value-type="float" office:value="45.5999674458373">
            <text:p>45.5999674458</text:p>
          </table:table-cell>
          <table:table-cell office:value-type="float" office:value="45.5986969223242">
            <text:p>45.5986969223</text:p>
          </table:table-cell>
          <table:table-cell office:value-type="string">
            <text:p>15 ♉ 35' 59"</text:p>
          </table:table-cell>
          <table:table-cell office:value-type="string">
            <text:p>15 ♉ 35' 55"</text:p>
          </table:table-cell>
          <table:table-cell office:value-type="float" office:value="14.460925969106">
            <text:p>14.4609259691</text:p>
          </table:table-cell>
          <table:table-cell office:value-type="float" office:value="-0.306203389204664">
            <text:p>-0.3062033892</text:p>
          </table:table-cell>
          <table:table-cell office:value-type="float" office:value="22.7703038467623">
            <text:p>22.7703038468</text:p>
          </table:table-cell>
          <table:table-cell office:value-type="float" office:value="22.7690333232493">
            <text:p>22.7690333232</text:p>
          </table:table-cell>
          <table:table-cell office:value-type="string">
            <text:p>22 ♈ 46' 13"</text:p>
          </table:table-cell>
          <table:table-cell office:value-type="string">
            <text:p>22 ♈ 46' 08"</text:p>
          </table:table-cell>
          <table:table-cell office:value-type="float" office:value="14.4609355014205">
            <text:p>14.4609355014</text:p>
          </table:table-cell>
          <table:table-cell office:value-type="float" office:value="-0.306194360377481">
            <text:p>-0.3061943604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4816.53914352">
            <text:p>2424816.53914352</text:p>
          </table:table-cell>
          <table:table-cell office:value-type="string">
            <text:p>1926-10-27 19:56:22.031250 EST-0500</text:p>
          </table:table-cell>
          <table:table-cell office:value-type="float" office:value="0">
            <text:p>0</text:p>
          </table:table-cell>
          <table:table-cell office:value-type="float" office:value="235.7816657291">
            <text:p>235.7816657291</text:p>
          </table:table-cell>
          <table:table-cell office:value-type="float" office:value="235.781520271925">
            <text:p>235.7815202719</text:p>
          </table:table-cell>
          <table:table-cell table:number-columns-repeated="2" office:value-type="string">
            <text:p>25 ♏ 46' 53"</text:p>
          </table:table-cell>
          <table:table-cell office:value-type="float" office:value="1.27793753650437">
            <text:p>1.2779375365</text:p>
          </table:table-cell>
          <table:table-cell office:value-type="float" office:value="0.113402582078676">
            <text:p>0.1134025821</text:p>
          </table:table-cell>
          <table:table-cell office:value-type="float" office:value="212.951712232438">
            <text:p>212.9517122324</text:p>
          </table:table-cell>
          <table:table-cell office:value-type="float" office:value="212.951566775263">
            <text:p>212.9515667753</text:p>
          </table:table-cell>
          <table:table-cell office:value-type="string">
            <text:p><text:s/>2 ♏ 57' 06"</text:p>
          </table:table-cell>
          <table:table-cell office:value-type="string">
            <text:p><text:s/>2 ♏ 57' 05"</text:p>
          </table:table-cell>
          <table:table-cell office:value-type="float" office:value="1.27792833272425">
            <text:p>1.2779283327</text:p>
          </table:table-cell>
          <table:table-cell office:value-type="float" office:value="0.113393162407105">
            <text:p>0.1133931624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4824.75569444">
            <text:p>2424824.75569444</text:p>
          </table:table-cell>
          <table:table-cell office:value-type="string">
            <text:p>1926-11-05 01:08:12.187500 EST-0500</text:p>
          </table:table-cell>
          <table:table-cell office:value-type="float" office:value="0">
            <text:p>0</text:p>
          </table:table-cell>
          <table:table-cell office:value-type="float" office:value="218.028288826241">
            <text:p>218.0282888262</text:p>
          </table:table-cell>
          <table:table-cell office:value-type="float" office:value="218.026549538113">
            <text:p>218.0265495381</text:p>
          </table:table-cell>
          <table:table-cell office:value-type="string">
            <text:p><text:s/>8 ♏ 01' 41"</text:p>
          </table:table-cell>
          <table:table-cell office:value-type="string">
            <text:p><text:s/>8 ♏ 01' 35"</text:p>
          </table:table-cell>
          <table:table-cell office:value-type="float" office:value="12.4788819646627">
            <text:p>12.4788819647</text:p>
          </table:table-cell>
          <table:table-cell office:value-type="float" office:value="1.2553074238981">
            <text:p>1.2553074239</text:p>
          </table:table-cell>
          <table:table-cell office:value-type="float" office:value="195.198178432216">
            <text:p>195.1981784322</text:p>
          </table:table-cell>
          <table:table-cell office:value-type="float" office:value="195.196439144088">
            <text:p>195.1964391441</text:p>
          </table:table-cell>
          <table:table-cell office:value-type="string">
            <text:p>15 ♎ 11' 53"</text:p>
          </table:table-cell>
          <table:table-cell office:value-type="string">
            <text:p>15 ♎ 11' 47"</text:p>
          </table:table-cell>
          <table:table-cell office:value-type="float" office:value="12.4788976270808">
            <text:p>12.4788976271</text:p>
          </table:table-cell>
          <table:table-cell office:value-type="float" office:value="1.2553224366504">
            <text:p>1.2553224367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4825.10774306">
            <text:p>2424825.10774306</text:p>
          </table:table-cell>
          <table:table-cell office:value-type="string">
            <text:p>1926-11-05 09:35:09.375000 EST-0500</text:p>
          </table:table-cell>
          <table:table-cell office:value-type="float" office:value="0">
            <text:p>0</text:p>
          </table:table-cell>
          <table:table-cell office:value-type="float" office:value="222.432959704763">
            <text:p>222.4329597048</text:p>
          </table:table-cell>
          <table:table-cell office:value-type="float" office:value="222.431434829913">
            <text:p>222.4314348299</text:p>
          </table:table-cell>
          <table:table-cell office:value-type="string">
            <text:p>12 ♏ 25' 58"</text:p>
          </table:table-cell>
          <table:table-cell office:value-type="string">
            <text:p>12 ♏ 25' 53"</text:p>
          </table:table-cell>
          <table:table-cell office:value-type="float" office:value="12.5442396426136">
            <text:p>12.5442396426</text:p>
          </table:table-cell>
          <table:table-cell office:value-type="float" office:value="1.00328328249319">
            <text:p>1.0032832825</text:p>
          </table:table-cell>
          <table:table-cell office:value-type="float" office:value="199.602840345141">
            <text:p>199.6028403451</text:p>
          </table:table-cell>
          <table:table-cell office:value-type="float" office:value="199.601315470291">
            <text:p>199.6013154703</text:p>
          </table:table-cell>
          <table:table-cell office:value-type="string">
            <text:p>19 ♎ 36' 10"</text:p>
          </table:table-cell>
          <table:table-cell office:value-type="string">
            <text:p>19 ♎ 36' 04"</text:p>
          </table:table-cell>
          <table:table-cell office:value-type="float" office:value="12.5442510842043">
            <text:p>12.5442510842</text:p>
          </table:table-cell>
          <table:table-cell office:value-type="float" office:value="1.00329393700107">
            <text:p>1.003293937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826.25153935">
            <text:p>2424826.25153935</text:p>
          </table:table-cell>
          <table:table-cell office:value-type="string">
            <text:p>1926-11-06 13:02:13.593750 EST-0500</text:p>
          </table:table-cell>
          <table:table-cell office:value-type="float" office:value="0">
            <text:p>0</text:p>
          </table:table-cell>
          <table:table-cell office:value-type="float" office:value="236.902578246569">
            <text:p>236.9025782466</text:p>
          </table:table-cell>
          <table:table-cell office:value-type="float" office:value="236.901941561018">
            <text:p>236.901941561</text:p>
          </table:table-cell>
          <table:table-cell office:value-type="string">
            <text:p>26 ♏ 54' 09"</text:p>
          </table:table-cell>
          <table:table-cell office:value-type="string">
            <text:p>26 ♏ 54' 06"</text:p>
          </table:table-cell>
          <table:table-cell office:value-type="float" office:value="12.7565638632623">
            <text:p>12.7565638633</text:p>
          </table:table-cell>
          <table:table-cell office:value-type="float" office:value="0.117064338538641">
            <text:p>0.1170643385</text:p>
          </table:table-cell>
          <table:table-cell office:value-type="float" office:value="214.07241892034">
            <text:p>214.0724189203</text:p>
          </table:table-cell>
          <table:table-cell office:value-type="float" office:value="214.071782234789">
            <text:p>214.0717822348</text:p>
          </table:table-cell>
          <table:table-cell office:value-type="string">
            <text:p><text:s/>4 ♏ 04' 20"</text:p>
          </table:table-cell>
          <table:table-cell office:value-type="string">
            <text:p><text:s/>4 ♏ 04' 18"</text:p>
          </table:table-cell>
          <table:table-cell office:value-type="float" office:value="12.7565600692747">
            <text:p>12.7565600693</text:p>
          </table:table-cell>
          <table:table-cell office:value-type="float" office:value="0.11706032585819">
            <text:p>0.1170603259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4827.07380787">
            <text:p>2424827.07380787</text:p>
          </table:table-cell>
          <table:table-cell office:value-type="string">
            <text:p>1926-11-07 08:46:17.343750 EST-0500</text:p>
          </table:table-cell>
          <table:table-cell office:value-type="float" office:value="0">
            <text:p>0</text:p>
          </table:table-cell>
          <table:table-cell office:value-type="float" office:value="247.454243172357">
            <text:p>247.4542431724</text:p>
          </table:table-cell>
          <table:table-cell office:value-type="float" office:value="247.45202479275">
            <text:p>247.4520247928</text:p>
          </table:table-cell>
          <table:table-cell office:value-type="string">
            <text:p><text:s/>7 ♐ 27' 15"</text:p>
          </table:table-cell>
          <table:table-cell office:value-type="string">
            <text:p><text:s/>7 ♐ 27' 07"</text:p>
          </table:table-cell>
          <table:table-cell office:value-type="float" office:value="12.9080808554698">
            <text:p>12.9080808555</text:p>
          </table:table-cell>
          <table:table-cell office:value-type="float" office:value="0.861303990419989">
            <text:p>0.8613039904</text:p>
          </table:table-cell>
          <table:table-cell office:value-type="float" office:value="224.624044470517">
            <text:p>224.6240444705</text:p>
          </table:table-cell>
          <table:table-cell office:value-type="float" office:value="224.621826090911">
            <text:p>224.6218260909</text:p>
          </table:table-cell>
          <table:table-cell office:value-type="string">
            <text:p>14 ♏ 37' 26"</text:p>
          </table:table-cell>
          <table:table-cell office:value-type="string">
            <text:p>14 ♏ 37' 18"</text:p>
          </table:table-cell>
          <table:table-cell office:value-type="float" office:value="12.9080662337067">
            <text:p>12.9080662337</text:p>
          </table:table-cell>
          <table:table-cell office:value-type="float" office:value="0.861288877599835">
            <text:p>0.8612888776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832.38362268">
            <text:p>2424832.38362268</text:p>
          </table:table-cell>
          <table:table-cell office:value-type="string">
            <text:p>1926-11-12 16:12:25.312500 EST-0500</text:p>
          </table:table-cell>
          <table:table-cell office:value-type="float" office:value="0">
            <text:p>0</text:p>
          </table:table-cell>
          <table:table-cell office:value-type="float" office:value="318.754571287574">
            <text:p>318.7545712876</text:p>
          </table:table-cell>
          <table:table-cell office:value-type="float" office:value="318.751598329514">
            <text:p>318.7515983295</text:p>
          </table:table-cell>
          <table:table-cell office:value-type="string">
            <text:p>18 ♒ 45' 16"</text:p>
          </table:table-cell>
          <table:table-cell office:value-type="string">
            <text:p>18 ♒ 45' 05"</text:p>
          </table:table-cell>
          <table:table-cell office:value-type="float" office:value="13.9973277761003">
            <text:p>13.9973277761</text:p>
          </table:table-cell>
          <table:table-cell office:value-type="float" office:value="0.0946003030107293">
            <text:p>0.094600303</text:p>
          </table:table-cell>
          <table:table-cell office:value-type="float" office:value="295.924042871773">
            <text:p>295.9240428718</text:p>
          </table:table-cell>
          <table:table-cell office:value-type="float" office:value="295.921069913714">
            <text:p>295.9210699137</text:p>
          </table:table-cell>
          <table:table-cell office:value-type="string">
            <text:p>25 ♑ 55' 26"</text:p>
          </table:table-cell>
          <table:table-cell office:value-type="string">
            <text:p>25 ♑ 55' 15"</text:p>
          </table:table-cell>
          <table:table-cell office:value-type="float" office:value="13.9973212535949">
            <text:p>13.9973212536</text:p>
          </table:table-cell>
          <table:table-cell office:value-type="float" office:value="0.0945941100819146">
            <text:p>0.0945941101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834.97224537">
            <text:p>2424834.97224537</text:p>
          </table:table-cell>
          <table:table-cell office:value-type="string">
            <text:p>1926-11-15 06:20:02.343750 EST-0500</text:p>
          </table:table-cell>
          <table:table-cell office:value-type="float" office:value="0">
            <text:p>0</text:p>
          </table:table-cell>
          <table:table-cell office:value-type="float" office:value="355.690285440543">
            <text:p>355.6902854405</text:p>
          </table:table-cell>
          <table:table-cell office:value-type="float" office:value="355.689424390022">
            <text:p>355.68942439</text:p>
          </table:table-cell>
          <table:table-cell office:value-type="string">
            <text:p>25 ♓ 41' 25"</text:p>
          </table:table-cell>
          <table:table-cell office:value-type="string">
            <text:p>25 ♓ 41' 21"</text:p>
          </table:table-cell>
          <table:table-cell office:value-type="float" office:value="14.4962005608299">
            <text:p>14.4962005608</text:p>
          </table:table-cell>
          <table:table-cell office:value-type="float" office:value="-0.0164659721457997">
            <text:p>-0.0164659721</text:p>
          </table:table-cell>
          <table:table-cell office:value-type="float" office:value="332.859688178551">
            <text:p>332.8596881786</text:p>
          </table:table-cell>
          <table:table-cell office:value-type="float" office:value="332.85882712803">
            <text:p>332.858827128</text:p>
          </table:table-cell>
          <table:table-cell office:value-type="string">
            <text:p><text:s/>2 ♓ 51' 34"</text:p>
          </table:table-cell>
          <table:table-cell office:value-type="string">
            <text:p><text:s/>2 ♓ 51' 31"</text:p>
          </table:table-cell>
          <table:table-cell office:value-type="float" office:value="14.4962253661388">
            <text:p>14.4962253661</text:p>
          </table:table-cell>
          <table:table-cell office:value-type="float" office:value="-0.0164409960523498">
            <text:p>-0.0164409961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4837.80525463">
            <text:p>2424837.80525463</text:p>
          </table:table-cell>
          <table:table-cell office:value-type="string">
            <text:p>1926-11-18 02:19:34.218750 EST-0500</text:p>
          </table:table-cell>
          <table:table-cell office:value-type="float" office:value="0">
            <text:p>0</text:p>
          </table:table-cell>
          <table:table-cell office:value-type="float" office:value="36.9038331663499">
            <text:p>36.9038331664</text:p>
          </table:table-cell>
          <table:table-cell office:value-type="float" office:value="36.9029556494494">
            <text:p>36.9029556494</text:p>
          </table:table-cell>
          <table:table-cell office:value-type="string">
            <text:p><text:s/>6 ♉ 54' 13"</text:p>
          </table:table-cell>
          <table:table-cell office:value-type="string">
            <text:p><text:s/>6 ♉ 54' 10"</text:p>
          </table:table-cell>
          <table:table-cell office:value-type="float" office:value="14.4561860485773">
            <text:p>14.4561860486</text:p>
          </table:table-cell>
          <table:table-cell office:value-type="float" office:value="-0.247014765406044">
            <text:p>-0.2470147654</text:p>
          </table:table-cell>
          <table:table-cell office:value-type="float" office:value="14.0731867210615">
            <text:p>14.0731867211</text:p>
          </table:table-cell>
          <table:table-cell office:value-type="float" office:value="14.072309204161">
            <text:p>14.0723092042</text:p>
          </table:table-cell>
          <table:table-cell office:value-type="string">
            <text:p>14 ♈ 04' 23"</text:p>
          </table:table-cell>
          <table:table-cell office:value-type="string">
            <text:p>14 ♈ 04' 20"</text:p>
          </table:table-cell>
          <table:table-cell office:value-type="float" office:value="14.4561936596959">
            <text:p>14.4561936597</text:p>
          </table:table-cell>
          <table:table-cell office:value-type="float" office:value="-0.247008113928057">
            <text:p>-0.2470081139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4840.99152778">
            <text:p>2424840.99152778</text:p>
          </table:table-cell>
          <table:table-cell office:value-type="string">
            <text:p>1926-11-21 06:47:48.750000 EST-0500</text:p>
          </table:table-cell>
          <table:table-cell office:value-type="float" office:value="0">
            <text:p>0</text:p>
          </table:table-cell>
          <table:table-cell office:value-type="float" office:value="238.420552720987">
            <text:p>238.420552721</text:p>
          </table:table-cell>
          <table:table-cell office:value-type="float" office:value="238.420539936785">
            <text:p>238.4205399368</text:p>
          </table:table-cell>
          <table:table-cell table:number-columns-repeated="2" office:value-type="string">
            <text:p>28 ♏ 25' 13"</text:p>
          </table:table-cell>
          <table:table-cell office:value-type="float" office:value="1.25672827443229">
            <text:p>1.2567282744</text:p>
          </table:table-cell>
          <table:table-cell office:value-type="float" office:value="1.00982774424715">
            <text:p>1.0098277442</text:p>
          </table:table-cell>
          <table:table-cell office:value-type="float" office:value="215.589730725665">
            <text:p>215.5897307257</text:p>
          </table:table-cell>
          <table:table-cell office:value-type="float" office:value="215.589717941464">
            <text:p>215.5897179415</text:p>
          </table:table-cell>
          <table:table-cell office:value-type="string">
            <text:p><text:s/>5 ♏ 35' 23"</text:p>
          </table:table-cell>
          <table:table-cell office:value-type="string">
            <text:p><text:s/>5 ♏ 35' 22"</text:p>
          </table:table-cell>
          <table:table-cell office:value-type="float" office:value="1.25669412204595">
            <text:p>1.256694122</text:p>
          </table:table-cell>
          <table:table-cell office:value-type="float" office:value="1.00979355681614">
            <text:p>1.0097935568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4841.19123843">
            <text:p>2424841.19123843</text:p>
          </table:table-cell>
          <table:table-cell office:value-type="string">
            <text:p>1926-11-21 11:35:23.437500 EST-0500</text:p>
          </table:table-cell>
          <table:table-cell office:value-type="float" office:value="0">
            <text:p>0</text:p>
          </table:table-cell>
          <table:table-cell office:value-type="float" office:value="238.671536566427">
            <text:p>238.6715365664</text:p>
          </table:table-cell>
          <table:table-cell office:value-type="float" office:value="238.671434488665">
            <text:p>238.6714344887</text:p>
          </table:table-cell>
          <table:table-cell table:number-columns-repeated="2" office:value-type="string">
            <text:p>28 ♏ 40' 17"</text:p>
          </table:table-cell>
          <table:table-cell office:value-type="float" office:value="1.25674644384589">
            <text:p>1.2567464438</text:p>
          </table:table-cell>
          <table:table-cell office:value-type="float" office:value="0.119156788552469">
            <text:p>0.1191567886</text:p>
          </table:table-cell>
          <table:table-cell office:value-type="float" office:value="215.840700024252">
            <text:p>215.8407000243</text:p>
          </table:table-cell>
          <table:table-cell office:value-type="float" office:value="215.840597946489">
            <text:p>215.8405979465</text:p>
          </table:table-cell>
          <table:table-cell table:number-columns-repeated="2" office:value-type="string">
            <text:p><text:s/>5 ♏ 50' 26"</text:p>
          </table:table-cell>
          <table:table-cell office:value-type="float" office:value="1.25671149329063">
            <text:p>1.2567114933</text:p>
          </table:table-cell>
          <table:table-cell office:value-type="float" office:value="0.119121936278469">
            <text:p>0.1191219363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4841.24665509">
            <text:p>2424841.24665509</text:p>
          </table:table-cell>
          <table:table-cell office:value-type="string">
            <text:p>1926-11-21 12:55:11.718750 EST-0500</text:p>
          </table:table-cell>
          <table:table-cell office:value-type="float" office:value="0">
            <text:p>0</text:p>
          </table:table-cell>
          <table:table-cell office:value-type="float" office:value="238.678189001756">
            <text:p>238.6781890018</text:p>
          </table:table-cell>
          <table:table-cell office:value-type="float" office:value="238.678037780797">
            <text:p>238.6780377808</text:p>
          </table:table-cell>
          <table:table-cell office:value-type="string">
            <text:p>28 ♏ 40' 41"</text:p>
          </table:table-cell>
          <table:table-cell office:value-type="string">
            <text:p>28 ♏ 40' 40"</text:p>
          </table:table-cell>
          <table:table-cell office:value-type="float" office:value="1.00994080281354">
            <text:p>1.0099408028</text:p>
          </table:table-cell>
          <table:table-cell office:value-type="float" office:value="0.119157242136472">
            <text:p>0.1191572421</text:p>
          </table:table-cell>
          <table:table-cell office:value-type="float" office:value="215.847348397537">
            <text:p>215.8473483975</text:p>
          </table:table-cell>
          <table:table-cell office:value-type="float" office:value="215.847197176578">
            <text:p>215.8471971766</text:p>
          </table:table-cell>
          <table:table-cell office:value-type="string">
            <text:p><text:s/>5 ♏ 50' 50"</text:p>
          </table:table-cell>
          <table:table-cell office:value-type="string">
            <text:p><text:s/>5 ♏ 50' 49"</text:p>
          </table:table-cell>
          <table:table-cell office:value-type="float" office:value="1.00990565179037">
            <text:p>1.0099056518</text:p>
          </table:table-cell>
          <table:table-cell office:value-type="float" office:value="0.119122213656632">
            <text:p>0.119122213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4845.06111111">
            <text:p>2424845.06111111</text:p>
          </table:table-cell>
          <table:table-cell office:value-type="string">
            <text:p>1926-11-25 08:28:00.468750 EST-0500</text:p>
          </table:table-cell>
          <table:table-cell office:value-type="float" office:value="0">
            <text:p>0</text:p>
          </table:table-cell>
          <table:table-cell office:value-type="float" office:value="243.535215102722">
            <text:p>243.5352151027</text:p>
          </table:table-cell>
          <table:table-cell office:value-type="float" office:value="243.535629872216">
            <text:p>243.5356298722</text:p>
          </table:table-cell>
          <table:table-cell office:value-type="string">
            <text:p><text:s/>3 ♐ 32' 06"</text:p>
          </table:table-cell>
          <table:table-cell office:value-type="string">
            <text:p><text:s/>3 ♐ 32' 08"</text:p>
          </table:table-cell>
          <table:table-cell office:value-type="float" office:value="-1.37067432997472">
            <text:p>-1.37067433</text:p>
          </table:table-cell>
          <table:table-cell office:value-type="float" office:value="1.25707125063832">
            <text:p>1.2570712506</text:p>
          </table:table-cell>
          <table:table-cell office:value-type="float" office:value="220.704124838877">
            <text:p>220.7041248389</text:p>
          </table:table-cell>
          <table:table-cell office:value-type="float" office:value="220.704539608371">
            <text:p>220.7045396084</text:p>
          </table:table-cell>
          <table:table-cell office:value-type="string">
            <text:p>10 ♏ 42' 14"</text:p>
          </table:table-cell>
          <table:table-cell office:value-type="string">
            <text:p>10 ♏ 42' 16"</text:p>
          </table:table-cell>
          <table:table-cell office:value-type="float" office:value="-1.37068468750808">
            <text:p>-1.3706846875</text:p>
          </table:table-cell>
          <table:table-cell office:value-type="float" office:value="1.25706092111496">
            <text:p>1.257060921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845.48127315">
            <text:p>2424845.48127315</text:p>
          </table:table-cell>
          <table:table-cell office:value-type="string">
            <text:p>1926-11-25 18:33:02.812500 EST-0500</text:p>
          </table:table-cell>
          <table:table-cell office:value-type="float" office:value="0">
            <text:p>0</text:p>
          </table:table-cell>
          <table:table-cell office:value-type="float" office:value="242.958630112687">
            <text:p>242.9586301127</text:p>
          </table:table-cell>
          <table:table-cell office:value-type="float" office:value="242.95886254354">
            <text:p>242.9588625435</text:p>
          </table:table-cell>
          <table:table-cell table:number-columns-repeated="2" office:value-type="string">
            <text:p><text:s/>2 ♐ 57' 31"</text:p>
          </table:table-cell>
          <table:table-cell office:value-type="float" office:value="-1.37254283498725">
            <text:p>-1.372542835</text:p>
          </table:table-cell>
          <table:table-cell office:value-type="float" office:value="1.01180313495506">
            <text:p>1.011803135</text:p>
          </table:table-cell>
          <table:table-cell office:value-type="float" office:value="220.127520427924">
            <text:p>220.1275204279</text:p>
          </table:table-cell>
          <table:table-cell office:value-type="float" office:value="220.127752858776">
            <text:p>220.1277528588</text:p>
          </table:table-cell>
          <table:table-cell table:number-columns-repeated="2" office:value-type="string">
            <text:p>10 ♏ 07' 39"</text:p>
          </table:table-cell>
          <table:table-cell office:value-type="float" office:value="-1.37254857372442">
            <text:p>-1.3725485737</text:p>
          </table:table-cell>
          <table:table-cell office:value-type="float" office:value="1.01179745376878">
            <text:p>1.0117974538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4848.11945602">
            <text:p>2424848.11945602</text:p>
          </table:table-cell>
          <table:table-cell office:value-type="string">
            <text:p>1926-11-28 09:52:01.875000 EST-0500</text:p>
          </table:table-cell>
          <table:table-cell office:value-type="float" office:value="0">
            <text:p>0</text:p>
          </table:table-cell>
          <table:table-cell office:value-type="float" office:value="239.495863427835">
            <text:p>239.4958634278</text:p>
          </table:table-cell>
          <table:table-cell office:value-type="float" office:value="239.495961432988">
            <text:p>239.495961433</text:p>
          </table:table-cell>
          <table:table-cell table:number-columns-repeated="2" office:value-type="string">
            <text:p>29 ♏ 29' 45"</text:p>
          </table:table-cell>
          <table:table-cell office:value-type="float" office:value="-1.20214396442497">
            <text:p>-1.2021439644</text:p>
          </table:table-cell>
          <table:table-cell office:value-type="float" office:value="0.118705726010592">
            <text:p>0.118705726</text:p>
          </table:table-cell>
          <table:table-cell office:value-type="float" office:value="216.66467110974">
            <text:p>216.6646711097</text:p>
          </table:table-cell>
          <table:table-cell office:value-type="float" office:value="216.664769114893">
            <text:p>216.6647691149</text:p>
          </table:table-cell>
          <table:table-cell office:value-type="string">
            <text:p><text:s/>6 ♏ 39' 52"</text:p>
          </table:table-cell>
          <table:table-cell office:value-type="string">
            <text:p><text:s/>6 ♏ 39' 53"</text:p>
          </table:table-cell>
          <table:table-cell office:value-type="float" office:value="-1.20212719630581">
            <text:p>-1.2021271963</text:p>
          </table:table-cell>
          <table:table-cell office:value-type="float" office:value="0.118722488683312">
            <text:p>0.1187224887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4853.45710648">
            <text:p>2424853.45710648</text:p>
          </table:table-cell>
          <table:table-cell office:value-type="string">
            <text:p>1926-12-03 17:58:14.531250 EST-0500</text:p>
          </table:table-cell>
          <table:table-cell office:value-type="float" office:value="0">
            <text:p>0</text:p>
          </table:table-cell>
          <table:table-cell office:value-type="float" office:value="235.390201162403">
            <text:p>235.3902011624</text:p>
          </table:table-cell>
          <table:table-cell office:value-type="float" office:value="235.390052464967">
            <text:p>235.390052465</text:p>
          </table:table-cell>
          <table:table-cell table:number-columns-repeated="2" office:value-type="string">
            <text:p>25 ♏ 23' 24"</text:p>
          </table:table-cell>
          <table:table-cell office:value-type="float" office:value="12.8736063233894">
            <text:p>12.8736063234</text:p>
          </table:table-cell>
          <table:table-cell office:value-type="float" office:value="-0.275936612946181">
            <text:p>-0.2759366129</text:p>
          </table:table-cell>
          <table:table-cell office:value-type="float" office:value="212.55885985629">
            <text:p>212.5588598563</text:p>
          </table:table-cell>
          <table:table-cell office:value-type="float" office:value="212.558711158854">
            <text:p>212.5587111589</text:p>
          </table:table-cell>
          <table:table-cell table:number-columns-repeated="2" office:value-type="string">
            <text:p><text:s/>2 ♏ 33' 31"</text:p>
          </table:table-cell>
          <table:table-cell office:value-type="float" office:value="12.8735923313593">
            <text:p>12.8735923314</text:p>
          </table:table-cell>
          <table:table-cell office:value-type="float" office:value="-0.275950722755239">
            <text:p>-0.2759507228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853.82722222">
            <text:p>2424853.82722222</text:p>
          </table:table-cell>
          <table:table-cell office:value-type="string">
            <text:p>1926-12-04 02:51:12.656250 EST-0500</text:p>
          </table:table-cell>
          <table:table-cell office:value-type="float" office:value="0">
            <text:p>0</text:p>
          </table:table-cell>
          <table:table-cell office:value-type="float" office:value="240.172966611537">
            <text:p>240.1729666115</text:p>
          </table:table-cell>
          <table:table-cell office:value-type="float" office:value="240.170914639164">
            <text:p>240.1709146392</text:p>
          </table:table-cell>
          <table:table-cell office:value-type="string">
            <text:p><text:s/>0 ♐ 10' 22"</text:p>
          </table:table-cell>
          <table:table-cell office:value-type="string">
            <text:p><text:s/>0 ♐ 10' 15"</text:p>
          </table:table-cell>
          <table:table-cell office:value-type="float" office:value="12.9709629078942">
            <text:p>12.9709629079</text:p>
          </table:table-cell>
          <table:table-cell office:value-type="float" office:value="0.117705874540626">
            <text:p>0.1177058745</text:p>
          </table:table-cell>
          <table:table-cell office:value-type="float" office:value="217.34160485967">
            <text:p>217.3416048597</text:p>
          </table:table-cell>
          <table:table-cell office:value-type="float" office:value="217.339552887298">
            <text:p>217.3395528873</text:p>
          </table:table-cell>
          <table:table-cell office:value-type="string">
            <text:p><text:s/>7 ♏ 20' 29"</text:p>
          </table:table-cell>
          <table:table-cell office:value-type="string">
            <text:p><text:s/>7 ♏ 20' 22"</text:p>
          </table:table-cell>
          <table:table-cell office:value-type="float" office:value="12.970943700144">
            <text:p>12.9709437001</text:p>
          </table:table-cell>
          <table:table-cell office:value-type="float" office:value="0.117686519854702">
            <text:p>0.1176865199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4854.75862268">
            <text:p>2424854.75862268</text:p>
          </table:table-cell>
          <table:table-cell office:value-type="string">
            <text:p>1926-12-05 01:12:25.312500 EST-0500</text:p>
          </table:table-cell>
          <table:table-cell office:value-type="float" office:value="0">
            <text:p>0</text:p>
          </table:table-cell>
          <table:table-cell office:value-type="float" office:value="252.366054992604">
            <text:p>252.3660549926</text:p>
          </table:table-cell>
          <table:table-cell office:value-type="float" office:value="252.363248111695">
            <text:p>252.3632481117</text:p>
          </table:table-cell>
          <table:table-cell office:value-type="string">
            <text:p>12 ♐ 21' 57"</text:p>
          </table:table-cell>
          <table:table-cell office:value-type="string">
            <text:p>12 ♐ 21' 47"</text:p>
          </table:table-cell>
          <table:table-cell office:value-type="float" office:value="13.2090843698292">
            <text:p>13.2090843698</text:p>
          </table:table-cell>
          <table:table-cell office:value-type="float" office:value="1.01539667734249">
            <text:p>1.0153966773</text:p>
          </table:table-cell>
          <table:table-cell office:value-type="float" office:value="229.534633690786">
            <text:p>229.5346336908</text:p>
          </table:table-cell>
          <table:table-cell office:value-type="float" office:value="229.531826809878">
            <text:p>229.5318268099</text:p>
          </table:table-cell>
          <table:table-cell office:value-type="string">
            <text:p>19 ♏ 32' 04"</text:p>
          </table:table-cell>
          <table:table-cell office:value-type="string">
            <text:p>19 ♏ 31' 54"</text:p>
          </table:table-cell>
          <table:table-cell office:value-type="float" office:value="13.209052976486">
            <text:p>13.2090529765</text:p>
          </table:table-cell>
          <table:table-cell office:value-type="float" office:value="1.01536516471645">
            <text:p>1.0153651647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4855.03938657">
            <text:p>2424855.03938657</text:p>
          </table:table-cell>
          <table:table-cell office:value-type="string">
            <text:p>1926-12-05 07:56:43.125000 EST-0500</text:p>
          </table:table-cell>
          <table:table-cell office:value-type="float" office:value="0">
            <text:p>0</text:p>
          </table:table-cell>
          <table:table-cell office:value-type="float" office:value="256.084364523388">
            <text:p>256.0843645234</text:p>
          </table:table-cell>
          <table:table-cell office:value-type="float" office:value="256.082504057919">
            <text:p>256.0825040579</text:p>
          </table:table-cell>
          <table:table-cell office:value-type="string">
            <text:p>16 ♐ 05' 03"</text:p>
          </table:table-cell>
          <table:table-cell office:value-type="string">
            <text:p>16 ♐ 04' 57"</text:p>
          </table:table-cell>
          <table:table-cell office:value-type="float" office:value="13.2777067721632">
            <text:p>13.2777067722</text:p>
          </table:table-cell>
          <table:table-cell office:value-type="float" office:value="1.25768879910444">
            <text:p>1.2576887991</text:p>
          </table:table-cell>
          <table:table-cell office:value-type="float" office:value="233.252923199062">
            <text:p>233.2529231991</text:p>
          </table:table-cell>
          <table:table-cell office:value-type="float" office:value="233.251062733593">
            <text:p>233.2510627336</text:p>
          </table:table-cell>
          <table:table-cell office:value-type="string">
            <text:p>23 ♏ 15' 10"</text:p>
          </table:table-cell>
          <table:table-cell office:value-type="string">
            <text:p>23 ♏ 15' 03"</text:p>
          </table:table-cell>
          <table:table-cell office:value-type="float" office:value="13.277672247885">
            <text:p>13.2776722479</text:p>
          </table:table-cell>
          <table:table-cell office:value-type="float" office:value="1.25765419840939">
            <text:p>1.2576541984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859.86188657">
            <text:p>2424859.86188657</text:p>
          </table:table-cell>
          <table:table-cell office:value-type="string">
            <text:p>1926-12-10 03:41:07.968750 EST-0500</text:p>
          </table:table-cell>
          <table:table-cell office:value-type="float" office:value="0">
            <text:p>0</text:p>
          </table:table-cell>
          <table:table-cell office:value-type="float" office:value="322.341119246417">
            <text:p>322.3411192464</text:p>
          </table:table-cell>
          <table:table-cell office:value-type="float" office:value="322.339339482146">
            <text:p>322.3393394821</text:p>
          </table:table-cell>
          <table:table-cell office:value-type="string">
            <text:p>22 ♒ 20' 28"</text:p>
          </table:table-cell>
          <table:table-cell office:value-type="string">
            <text:p>22 ♒ 20' 21"</text:p>
          </table:table-cell>
          <table:table-cell office:value-type="float" office:value="14.0727694717022">
            <text:p>14.0727694717</text:p>
          </table:table-cell>
          <table:table-cell office:value-type="float" office:value="0.162967953506892">
            <text:p>0.1629679535</text:p>
          </table:table-cell>
          <table:table-cell office:value-type="float" office:value="299.509323747832">
            <text:p>299.5093237478</text:p>
          </table:table-cell>
          <table:table-cell office:value-type="float" office:value="299.507543983561">
            <text:p>299.5075439836</text:p>
          </table:table-cell>
          <table:table-cell office:value-type="string">
            <text:p>29 ♑ 30' 33"</text:p>
          </table:table-cell>
          <table:table-cell office:value-type="string">
            <text:p>29 ♑ 30' 27"</text:p>
          </table:table-cell>
          <table:table-cell office:value-type="float" office:value="14.0727565448702">
            <text:p>14.0727565449</text:p>
          </table:table-cell>
          <table:table-cell office:value-type="float" office:value="0.16295556819772">
            <text:p>0.1629555682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862.2090625">
            <text:p>2424862.2090625</text:p>
          </table:table-cell>
          <table:table-cell office:value-type="string">
            <text:p>1926-12-12 12:01:03.281250 EST-0500</text:p>
          </table:table-cell>
          <table:table-cell office:value-type="float" office:value="0">
            <text:p>0</text:p>
          </table:table-cell>
          <table:table-cell office:value-type="float" office:value="355.546899790938">
            <text:p>355.5468997909</text:p>
          </table:table-cell>
          <table:table-cell office:value-type="float" office:value="355.544088771901">
            <text:p>355.5440887719</text:p>
          </table:table-cell>
          <table:table-cell office:value-type="string">
            <text:p>25 ♓ 32' 48"</text:p>
          </table:table-cell>
          <table:table-cell office:value-type="string">
            <text:p>25 ♓ 32' 38"</text:p>
          </table:table-cell>
          <table:table-cell office:value-type="float" office:value="14.1924848187816">
            <text:p>14.1924848188</text:p>
          </table:table-cell>
          <table:table-cell office:value-type="float" office:value="0.00621059807425438">
            <text:p>0.0062105981</text:p>
          </table:table-cell>
          <table:table-cell office:value-type="float" office:value="332.715023623757">
            <text:p>332.7150236238</text:p>
          </table:table-cell>
          <table:table-cell office:value-type="float" office:value="332.712212604719">
            <text:p>332.7122126047</text:p>
          </table:table-cell>
          <table:table-cell office:value-type="string">
            <text:p><text:s/>2 ♓ 42' 54"</text:p>
          </table:table-cell>
          <table:table-cell office:value-type="string">
            <text:p><text:s/>2 ♓ 42' 43"</text:p>
          </table:table-cell>
          <table:table-cell office:value-type="float" office:value="14.1924999745423">
            <text:p>14.1924999745</text:p>
          </table:table-cell>
          <table:table-cell office:value-type="float" office:value="0.00622619693899934">
            <text:p>0.0062261969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4864.73395833">
            <text:p>2424864.73395833</text:p>
          </table:table-cell>
          <table:table-cell office:value-type="string">
            <text:p>1926-12-15 00:36:54.843750 EST-0500</text:p>
          </table:table-cell>
          <table:table-cell office:value-type="float" office:value="0">
            <text:p>0</text:p>
          </table:table-cell>
          <table:table-cell office:value-type="float" office:value="241.435955927807">
            <text:p>241.4359559278</text:p>
          </table:table-cell>
          <table:table-cell office:value-type="float" office:value="241.435812424629">
            <text:p>241.4358124246</text:p>
          </table:table-cell>
          <table:table-cell office:value-type="string">
            <text:p><text:s/>1 ♐ 26' 09"</text:p>
          </table:table-cell>
          <table:table-cell office:value-type="string">
            <text:p><text:s/>1 ♐ 26' 08"</text:p>
          </table:table-cell>
          <table:table-cell office:value-type="float" office:value="1.08219343377791">
            <text:p>1.0821934338</text:p>
          </table:table-cell>
          <table:table-cell office:value-type="float" office:value="0.113832899048586">
            <text:p>0.113832899</text:p>
          </table:table-cell>
          <table:table-cell office:value-type="float" office:value="218.604018144049">
            <text:p>218.604018144</text:p>
          </table:table-cell>
          <table:table-cell office:value-type="float" office:value="218.603874640871">
            <text:p>218.6038746409</text:p>
          </table:table-cell>
          <table:table-cell office:value-type="string">
            <text:p><text:s/>8 ♏ 36' 14"</text:p>
          </table:table-cell>
          <table:table-cell office:value-type="string">
            <text:p><text:s/>8 ♏ 36' 13"</text:p>
          </table:table-cell>
          <table:table-cell office:value-type="float" office:value="1.08219788129389">
            <text:p>1.0821978813</text:p>
          </table:table-cell>
          <table:table-cell office:value-type="float" office:value="0.113837323677716">
            <text:p>0.1138373237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4864.9949537">
            <text:p>2424864.9949537</text:p>
          </table:table-cell>
          <table:table-cell office:value-type="string">
            <text:p>1926-12-15 06:52:44.062500 EST-0500</text:p>
          </table:table-cell>
          <table:table-cell office:value-type="float" office:value="0">
            <text:p>0</text:p>
          </table:table-cell>
          <table:table-cell office:value-type="float" office:value="34.983844073734">
            <text:p>34.9838440737</text:p>
          </table:table-cell>
          <table:table-cell office:value-type="float" office:value="34.9810615544395">
            <text:p>34.9810615544</text:p>
          </table:table-cell>
          <table:table-cell office:value-type="string">
            <text:p><text:s/>4 ♉ 59' 01"</text:p>
          </table:table-cell>
          <table:table-cell office:value-type="string">
            <text:p><text:s/>4 ♉ 58' 51"</text:p>
          </table:table-cell>
          <table:table-cell office:value-type="float" office:value="14.0597095603254">
            <text:p>14.0597095603</text:p>
          </table:table-cell>
          <table:table-cell office:value-type="float" office:value="0.106741070817584">
            <text:p>0.1067410708</text:p>
          </table:table-cell>
          <table:table-cell office:value-type="float" office:value="12.1518969840639">
            <text:p>12.1518969841</text:p>
          </table:table-cell>
          <table:table-cell office:value-type="float" office:value="12.1491144647695">
            <text:p>12.1491144648</text:p>
          </table:table-cell>
          <table:table-cell office:value-type="string">
            <text:p>12 ♈ 09' 06"</text:p>
          </table:table-cell>
          <table:table-cell office:value-type="string">
            <text:p>12 ♈ 08' 56"</text:p>
          </table:table-cell>
          <table:table-cell office:value-type="float" office:value="14.0597110879969">
            <text:p>14.059711088</text:p>
          </table:table-cell>
          <table:table-cell office:value-type="float" office:value="0.106741740190951">
            <text:p>0.1067417402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881.45270833">
            <text:p>2424881.45270833</text:p>
          </table:table-cell>
          <table:table-cell office:value-type="string">
            <text:p>1926-12-31 17:51:54.843750 EST-0500</text:p>
          </table:table-cell>
          <table:table-cell office:value-type="float" office:value="0">
            <text:p>0</text:p>
          </table:table-cell>
          <table:table-cell office:value-type="float" office:value="243.262277328029">
            <text:p>243.262277328</text:p>
          </table:table-cell>
          <table:table-cell office:value-type="float" office:value="243.261402917529">
            <text:p>243.2614029175</text:p>
          </table:table-cell>
          <table:table-cell office:value-type="string">
            <text:p><text:s/>3 ♐ 15' 44"</text:p>
          </table:table-cell>
          <table:table-cell office:value-type="string">
            <text:p><text:s/>3 ♐ 15' 41"</text:p>
          </table:table-cell>
          <table:table-cell office:value-type="float" office:value="13.0189193068711">
            <text:p>13.0189193069</text:p>
          </table:table-cell>
          <table:table-cell office:value-type="float" office:value="0.103667802485408">
            <text:p>0.1036678025</text:p>
          </table:table-cell>
          <table:table-cell office:value-type="float" office:value="220.429507843329">
            <text:p>220.4295078433</text:p>
          </table:table-cell>
          <table:table-cell office:value-type="float" office:value="220.428633432829">
            <text:p>220.4286334328</text:p>
          </table:table-cell>
          <table:table-cell office:value-type="string">
            <text:p>10 ♏ 25' 46"</text:p>
          </table:table-cell>
          <table:table-cell office:value-type="string">
            <text:p>10 ♏ 25' 43"</text:p>
          </table:table-cell>
          <table:table-cell office:value-type="float" office:value="13.0188946391934">
            <text:p>13.0188946392</text:p>
          </table:table-cell>
          <table:table-cell office:value-type="float" office:value="0.103643072823465">
            <text:p>0.1036430728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4883.19099537">
            <text:p>2424883.19099537</text:p>
          </table:table-cell>
          <table:table-cell office:value-type="string">
            <text:p>1927-01-02 11:35:02.343750 EST-0500</text:p>
          </table:table-cell>
          <table:table-cell office:value-type="float" office:value="0">
            <text:p>0</text:p>
          </table:table-cell>
          <table:table-cell office:value-type="float" office:value="266.428367644581">
            <text:p>266.4283676446</text:p>
          </table:table-cell>
          <table:table-cell office:value-type="float" office:value="266.426768213794">
            <text:p>266.4267682138</text:p>
          </table:table-cell>
          <table:table-cell office:value-type="string">
            <text:p>26 ♐ 25' 42"</text:p>
          </table:table-cell>
          <table:table-cell office:value-type="string">
            <text:p>26 ♐ 25' 36"</text:p>
          </table:table-cell>
          <table:table-cell office:value-type="float" office:value="13.631575372268">
            <text:p>13.6315753723</text:p>
          </table:table-cell>
          <table:table-cell office:value-type="float" office:value="1.49014689872495">
            <text:p>1.4901468987</text:p>
          </table:table-cell>
          <table:table-cell office:value-type="float" office:value="243.59547055199">
            <text:p>243.595470552</text:p>
          </table:table-cell>
          <table:table-cell office:value-type="float" office:value="243.593871121204">
            <text:p>243.5938711212</text:p>
          </table:table-cell>
          <table:table-cell office:value-type="string">
            <text:p><text:s/>3 ♐ 35' 43"</text:p>
          </table:table-cell>
          <table:table-cell office:value-type="string">
            <text:p><text:s/>3 ♐ 35' 37"</text:p>
          </table:table-cell>
          <table:table-cell office:value-type="float" office:value="13.6315318290694">
            <text:p>13.6315318291</text:p>
          </table:table-cell>
          <table:table-cell office:value-type="float" office:value="1.4901033558732">
            <text:p>1.4901033559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4884.35310185">
            <text:p>2424884.35310185</text:p>
          </table:table-cell>
          <table:table-cell office:value-type="string">
            <text:p>1927-01-03 15:28:28.593750 EST-0500</text:p>
          </table:table-cell>
          <table:table-cell office:value-type="float" office:value="0">
            <text:p>0</text:p>
          </table:table-cell>
          <table:table-cell office:value-type="float" office:value="282.488239520429">
            <text:p>282.4882395204</text:p>
          </table:table-cell>
          <table:table-cell office:value-type="float" office:value="282.487563796762">
            <text:p>282.4875637968</text:p>
          </table:table-cell>
          <table:table-cell office:value-type="string">
            <text:p>12 ♑ 29' 17"</text:p>
          </table:table-cell>
          <table:table-cell office:value-type="string">
            <text:p>12 ♑ 29' 15"</text:p>
          </table:table-cell>
          <table:table-cell office:value-type="float" office:value="13.9967783071494">
            <text:p>13.9967783071</text:p>
          </table:table-cell>
          <table:table-cell office:value-type="float" office:value="1.01976460819683">
            <text:p>1.0197646082</text:p>
          </table:table-cell>
          <table:table-cell office:value-type="float" office:value="259.655244854857">
            <text:p>259.6552448549</text:p>
          </table:table-cell>
          <table:table-cell office:value-type="float" office:value="259.654569131189">
            <text:p>259.6545691312</text:p>
          </table:table-cell>
          <table:table-cell office:value-type="string">
            <text:p>19 ♐ 39' 18"</text:p>
          </table:table-cell>
          <table:table-cell office:value-type="string">
            <text:p>19 ♐ 39' 16"</text:p>
          </table:table-cell>
          <table:table-cell office:value-type="float" office:value="13.996732119535">
            <text:p>13.9967321195</text:p>
          </table:table-cell>
          <table:table-cell office:value-type="float" office:value="1.01971843548115">
            <text:p>1.0197184355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4885.16608796">
            <text:p>2424885.16608796</text:p>
          </table:table-cell>
          <table:table-cell office:value-type="string">
            <text:p>1927-01-04 10:59:10.781250 EST-0500</text:p>
          </table:table-cell>
          <table:table-cell office:value-type="float" office:value="0">
            <text:p>0</text:p>
          </table:table-cell>
          <table:table-cell office:value-type="float" office:value="293.95488519631">
            <text:p>293.9548851963</text:p>
          </table:table-cell>
          <table:table-cell office:value-type="float" office:value="293.952336512296">
            <text:p>293.9523365123</text:p>
          </table:table-cell>
          <table:table-cell office:value-type="string">
            <text:p>23 ♑ 57' 17"</text:p>
          </table:table-cell>
          <table:table-cell office:value-type="string">
            <text:p>23 ♑ 57' 08"</text:p>
          </table:table-cell>
          <table:table-cell office:value-type="float" office:value="14.2039350982709">
            <text:p>14.2039350983</text:p>
          </table:table-cell>
          <table:table-cell office:value-type="float" office:value="1.25619089975285">
            <text:p>1.2561908998</text:p>
          </table:table-cell>
          <table:table-cell office:value-type="float" office:value="271.12182344554">
            <text:p>271.1218234455</text:p>
          </table:table-cell>
          <table:table-cell office:value-type="float" office:value="271.119274761526">
            <text:p>271.1192747615</text:p>
          </table:table-cell>
          <table:table-cell office:value-type="string">
            <text:p><text:s/>1 ♑ 07' 18"</text:p>
          </table:table-cell>
          <table:table-cell office:value-type="string">
            <text:p><text:s/>1 ♑ 07' 09"</text:p>
          </table:table-cell>
          <table:table-cell office:value-type="float" office:value="14.2038934579225">
            <text:p>14.2038934579</text:p>
          </table:table-cell>
          <table:table-cell office:value-type="float" office:value="1.25614929346284">
            <text:p>1.2561492935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887.50008102">
            <text:p>2424887.50008102</text:p>
          </table:table-cell>
          <table:table-cell office:value-type="string">
            <text:p>1927-01-06 19:00:07.031250 EST-0500</text:p>
          </table:table-cell>
          <table:table-cell office:value-type="float" office:value="0">
            <text:p>0</text:p>
          </table:table-cell>
          <table:table-cell office:value-type="float" office:value="327.532162188743">
            <text:p>327.5321621887</text:p>
          </table:table-cell>
          <table:table-cell office:value-type="float" office:value="327.529270950233">
            <text:p>327.5292709502</text:p>
          </table:table-cell>
          <table:table-cell office:value-type="string">
            <text:p>27 ♒ 31' 55"</text:p>
          </table:table-cell>
          <table:table-cell office:value-type="string">
            <text:p>27 ♒ 31' 45"</text:p>
          </table:table-cell>
          <table:table-cell office:value-type="float" office:value="14.4857314730649">
            <text:p>14.4857314731</text:p>
          </table:table-cell>
          <table:table-cell office:value-type="float" office:value="0.209043078667217">
            <text:p>0.2090430787</text:p>
          </table:table-cell>
          <table:table-cell office:value-type="float" office:value="304.698951351003">
            <text:p>304.698951351</text:p>
          </table:table-cell>
          <table:table-cell office:value-type="float" office:value="304.696060112493">
            <text:p>304.6960601125</text:p>
          </table:table-cell>
          <table:table-cell office:value-type="string">
            <text:p><text:s/>4 ♒ 41' 56"</text:p>
          </table:table-cell>
          <table:table-cell office:value-type="string">
            <text:p><text:s/>4 ♒ 41' 45"</text:p>
          </table:table-cell>
          <table:table-cell office:value-type="float" office:value="14.4857236776883">
            <text:p>14.4857236777</text:p>
          </table:table-cell>
          <table:table-cell office:value-type="float" office:value="0.209036203142288">
            <text:p>0.2090362031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889.47248843">
            <text:p>2424889.47248843</text:p>
          </table:table-cell>
          <table:table-cell office:value-type="string">
            <text:p>1927-01-08 18:20:23.437500 EST-0500</text:p>
          </table:table-cell>
          <table:table-cell office:value-type="float" office:value="0">
            <text:p>0</text:p>
          </table:table-cell>
          <table:table-cell office:value-type="float" office:value="356.026057517868">
            <text:p>356.0260575179</text:p>
          </table:table-cell>
          <table:table-cell office:value-type="float" office:value="356.02575404449">
            <text:p>356.0257540445</text:p>
          </table:table-cell>
          <table:table-cell office:value-type="string">
            <text:p>26 ♓ 01' 33"</text:p>
          </table:table-cell>
          <table:table-cell office:value-type="string">
            <text:p>26 ♓ 01' 32"</text:p>
          </table:table-cell>
          <table:table-cell office:value-type="float" office:value="14.35859251661">
            <text:p>14.3585925166</text:p>
          </table:table-cell>
          <table:table-cell office:value-type="float" office:value="0.0286073248327211">
            <text:p>0.0286073248</text:p>
          </table:table-cell>
          <table:table-cell office:value-type="float" office:value="333.192785886444">
            <text:p>333.1927858864</text:p>
          </table:table-cell>
          <table:table-cell office:value-type="float" office:value="333.192482413065">
            <text:p>333.1924824131</text:p>
          </table:table-cell>
          <table:table-cell office:value-type="string">
            <text:p><text:s/>3 ♓ 11' 34"</text:p>
          </table:table-cell>
          <table:table-cell office:value-type="string">
            <text:p><text:s/>3 ♓ 11' 32"</text:p>
          </table:table-cell>
          <table:table-cell office:value-type="float" office:value="14.3586090525166">
            <text:p>14.3586090525</text:p>
          </table:table-cell>
          <table:table-cell office:value-type="float" office:value="0.0286247131515567">
            <text:p>0.0286247132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4892.71907407">
            <text:p>2424892.71907407</text:p>
          </table:table-cell>
          <table:table-cell office:value-type="string">
            <text:p>1927-01-12 00:15:28.125000 EST-0500</text:p>
          </table:table-cell>
          <table:table-cell office:value-type="float" office:value="0">
            <text:p>0</text:p>
          </table:table-cell>
          <table:table-cell office:value-type="float" office:value="41.7233330689056">
            <text:p>41.7233330689</text:p>
          </table:table-cell>
          <table:table-cell office:value-type="float" office:value="41.7205641377498">
            <text:p>41.7205641377</text:p>
          </table:table-cell>
          <table:table-cell office:value-type="string">
            <text:p>11 ♉ 43' 23"</text:p>
          </table:table-cell>
          <table:table-cell office:value-type="string">
            <text:p>11 ♉ 43' 14"</text:p>
          </table:table-cell>
          <table:table-cell office:value-type="float" office:value="13.7484645626809">
            <text:p>13.7484645627</text:p>
          </table:table-cell>
          <table:table-cell office:value-type="float" office:value="0.354661058069472">
            <text:p>0.3546610581</text:p>
          </table:table-cell>
          <table:table-cell office:value-type="float" office:value="18.889978877804">
            <text:p>18.8899788778</text:p>
          </table:table-cell>
          <table:table-cell office:value-type="float" office:value="18.8872099466482">
            <text:p>18.8872099466</text:p>
          </table:table-cell>
          <table:table-cell office:value-type="string">
            <text:p>18 ♈ 53' 23"</text:p>
          </table:table-cell>
          <table:table-cell office:value-type="string">
            <text:p>18 ♈ 53' 13"</text:p>
          </table:table-cell>
          <table:table-cell office:value-type="float" office:value="13.7484622306299">
            <text:p>13.7484622306</text:p>
          </table:table-cell>
          <table:table-cell office:value-type="float" office:value="0.354658244186719">
            <text:p>0.3546582442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909.0496412">
            <text:p>2424909.0496412</text:p>
          </table:table-cell>
          <table:table-cell office:value-type="string">
            <text:p>1927-01-28 08:11:29.062500 EST-0500</text:p>
          </table:table-cell>
          <table:table-cell office:value-type="float" office:value="0">
            <text:p>0</text:p>
          </table:table-cell>
          <table:table-cell office:value-type="float" office:value="245.76294681417">
            <text:p>245.7629468142</text:p>
          </table:table-cell>
          <table:table-cell office:value-type="float" office:value="245.760674322063">
            <text:p>245.7606743221</text:p>
          </table:table-cell>
          <table:table-cell office:value-type="string">
            <text:p><text:s/>5 ♐ 45' 46"</text:p>
          </table:table-cell>
          <table:table-cell office:value-type="string">
            <text:p><text:s/>5 ♐ 45' 38"</text:p>
          </table:table-cell>
          <table:table-cell office:value-type="float" office:value="12.8424304150144">
            <text:p>12.842430415</text:p>
          </table:table-cell>
          <table:table-cell office:value-type="float" office:value="0.0752774079393166">
            <text:p>0.0752774079</text:p>
          </table:table-cell>
          <table:table-cell office:value-type="float" office:value="222.928878471403">
            <text:p>222.9288784714</text:p>
          </table:table-cell>
          <table:table-cell office:value-type="float" office:value="222.926605979297">
            <text:p>222.9266059793</text:p>
          </table:table-cell>
          <table:table-cell office:value-type="string">
            <text:p>12 ♏ 55' 43"</text:p>
          </table:table-cell>
          <table:table-cell office:value-type="string">
            <text:p>12 ♏ 55' 35"</text:p>
          </table:table-cell>
          <table:table-cell office:value-type="float" office:value="12.8424131769092">
            <text:p>12.8424131769</text:p>
          </table:table-cell>
          <table:table-cell office:value-type="float" office:value="0.0752601530306558">
            <text:p>0.07526015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909.07332176">
            <text:p>2424909.07332176</text:p>
          </table:table-cell>
          <table:table-cell office:value-type="string">
            <text:p>1927-01-28 08:45:35.156250 EST-0500</text:p>
          </table:table-cell>
          <table:table-cell office:value-type="float" office:value="0">
            <text:p>0</text:p>
          </table:table-cell>
          <table:table-cell office:value-type="float" office:value="307.655619170286">
            <text:p>307.6556191703</text:p>
          </table:table-cell>
          <table:table-cell office:value-type="float" office:value="307.655530124122">
            <text:p>307.6555301241</text:p>
          </table:table-cell>
          <table:table-cell office:value-type="string">
            <text:p><text:s/>7 ♒ 39' 20"</text:p>
          </table:table-cell>
          <table:table-cell office:value-type="string">
            <text:p><text:s/>7 ♒ 39' 19"</text:p>
          </table:table-cell>
          <table:table-cell office:value-type="float" office:value="1.71396684476832">
            <text:p>1.7139668448</text:p>
          </table:table-cell>
          <table:table-cell office:value-type="float" office:value="1.01620462425466">
            <text:p>1.0162046243</text:p>
          </table:table-cell>
          <table:table-cell office:value-type="float" office:value="284.82154950912">
            <text:p>284.8215495091</text:p>
          </table:table-cell>
          <table:table-cell office:value-type="float" office:value="284.821460462955">
            <text:p>284.821460463</text:p>
          </table:table-cell>
          <table:table-cell table:number-columns-repeated="2" office:value-type="string">
            <text:p>14 ♑ 49' 17"</text:p>
          </table:table-cell>
          <table:table-cell office:value-type="float" office:value="1.71394931936087">
            <text:p>1.7139493194</text:p>
          </table:table-cell>
          <table:table-cell office:value-type="float" office:value="1.01618703589459">
            <text:p>1.0161870359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4913.87141204">
            <text:p>2424913.87141204</text:p>
          </table:table-cell>
          <table:table-cell office:value-type="string">
            <text:p>1927-02-02 03:54:50.625000 EST-0500</text:p>
          </table:table-cell>
          <table:table-cell office:value-type="float" office:value="0">
            <text:p>0</text:p>
          </table:table-cell>
          <table:table-cell office:value-type="float" office:value="312.530691495144">
            <text:p>312.5306914951</text:p>
          </table:table-cell>
          <table:table-cell office:value-type="float" office:value="312.528922968173">
            <text:p>312.5289229682</text:p>
          </table:table-cell>
          <table:table-cell office:value-type="string">
            <text:p>12 ♒ 31' 50"</text:p>
          </table:table-cell>
          <table:table-cell office:value-type="string">
            <text:p>12 ♒ 31' 44"</text:p>
          </table:table-cell>
          <table:table-cell office:value-type="float" office:value="14.7540381024031">
            <text:p>14.7540381024</text:p>
          </table:table-cell>
          <table:table-cell office:value-type="float" office:value="1.01506467954667">
            <text:p>1.0150646795</text:p>
          </table:table-cell>
          <table:table-cell office:value-type="float" office:value="289.696296235217">
            <text:p>289.6962962352</text:p>
          </table:table-cell>
          <table:table-cell office:value-type="float" office:value="289.694527708246">
            <text:p>289.6945277082</text:p>
          </table:table-cell>
          <table:table-cell office:value-type="string">
            <text:p>19 ♑ 41' 46"</text:p>
          </table:table-cell>
          <table:table-cell office:value-type="string">
            <text:p>19 ♑ 41' 40"</text:p>
          </table:table-cell>
          <table:table-cell office:value-type="float" office:value="14.7540221366221">
            <text:p>14.7540221366</text:p>
          </table:table-cell>
          <table:table-cell office:value-type="float" office:value="1.01504953079834">
            <text:p>1.0150495308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4914.13826389">
            <text:p>2424914.13826389</text:p>
          </table:table-cell>
          <table:table-cell office:value-type="string">
            <text:p>1927-02-02 10:19:06.093750 EST-0500</text:p>
          </table:table-cell>
          <table:table-cell office:value-type="float" office:value="0">
            <text:p>0</text:p>
          </table:table-cell>
          <table:table-cell office:value-type="float" office:value="316.476358514442">
            <text:p>316.4763585144</text:p>
          </table:table-cell>
          <table:table-cell office:value-type="float" office:value="316.47400791284">
            <text:p>316.4740079128</text:p>
          </table:table-cell>
          <table:table-cell office:value-type="string">
            <text:p>16 ♒ 28' 34"</text:p>
          </table:table-cell>
          <table:table-cell office:value-type="string">
            <text:p>16 ♒ 28' 26"</text:p>
          </table:table-cell>
          <table:table-cell office:value-type="float" office:value="14.8163496808086">
            <text:p>14.8163496808</text:p>
          </table:table-cell>
          <table:table-cell office:value-type="float" office:value="1.76712383728111">
            <text:p>1.7671238373</text:p>
          </table:table-cell>
          <table:table-cell office:value-type="float" office:value="293.641949632213">
            <text:p>293.6419496322</text:p>
          </table:table-cell>
          <table:table-cell office:value-type="float" office:value="293.639599030611">
            <text:p>293.6395990306</text:p>
          </table:table-cell>
          <table:table-cell office:value-type="string">
            <text:p>23 ♑ 38' 31"</text:p>
          </table:table-cell>
          <table:table-cell office:value-type="string">
            <text:p>23 ♑ 38' 22"</text:p>
          </table:table-cell>
          <table:table-cell office:value-type="float" office:value="14.8163382531183">
            <text:p>14.8163382531</text:p>
          </table:table-cell>
          <table:table-cell office:value-type="float" office:value="1.76711279618354">
            <text:p>1.7671127962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4915.14802083">
            <text:p>2424915.14802083</text:p>
          </table:table-cell>
          <table:table-cell office:value-type="string">
            <text:p>1927-02-03 10:33:09.843750 EST-0500</text:p>
          </table:table-cell>
          <table:table-cell office:value-type="float" office:value="0">
            <text:p>0</text:p>
          </table:table-cell>
          <table:table-cell office:value-type="float" office:value="331.522604021077">
            <text:p>331.5226040211</text:p>
          </table:table-cell>
          <table:table-cell office:value-type="float" office:value="331.521075473273">
            <text:p>331.5210754733</text:p>
          </table:table-cell>
          <table:table-cell office:value-type="string">
            <text:p><text:s/>1 ♓ 31' 21"</text:p>
          </table:table-cell>
          <table:table-cell office:value-type="string">
            <text:p><text:s/>1 ♓ 31' 15"</text:p>
          </table:table-cell>
          <table:table-cell office:value-type="float" office:value="14.9602386056748">
            <text:p>14.9602386057</text:p>
          </table:table-cell>
          <table:table-cell office:value-type="float" office:value="1.24920076758182">
            <text:p>1.2492007676</text:p>
          </table:table-cell>
          <table:table-cell office:value-type="float" office:value="308.688155355788">
            <text:p>308.6881553558</text:p>
          </table:table-cell>
          <table:table-cell office:value-type="float" office:value="308.686626807984">
            <text:p>308.686626808</text:p>
          </table:table-cell>
          <table:table-cell office:value-type="string">
            <text:p><text:s/>8 ♒ 41' 17"</text:p>
          </table:table-cell>
          <table:table-cell office:value-type="string">
            <text:p><text:s/>8 ♒ 41' 11"</text:p>
          </table:table-cell>
          <table:table-cell office:value-type="float" office:value="14.9602451640612">
            <text:p>14.9602451641</text:p>
          </table:table-cell>
          <table:table-cell office:value-type="float" office:value="1.24920827640587">
            <text:p>1.2492082764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915.29597222">
            <text:p>2424915.29597222</text:p>
          </table:table-cell>
          <table:table-cell office:value-type="string">
            <text:p>1927-02-03 14:06:12.656250 EST-0500</text:p>
          </table:table-cell>
          <table:table-cell office:value-type="float" office:value="0">
            <text:p>0</text:p>
          </table:table-cell>
          <table:table-cell office:value-type="float" office:value="333.736638382265">
            <text:p>333.7366383823</text:p>
          </table:table-cell>
          <table:table-cell office:value-type="float" office:value="333.735850003268">
            <text:p>333.7358500033</text:p>
          </table:table-cell>
          <table:table-cell office:value-type="string">
            <text:p><text:s/>3 ♓ 44' 11"</text:p>
          </table:table-cell>
          <table:table-cell office:value-type="string">
            <text:p><text:s/>3 ♓ 44' 09"</text:p>
          </table:table-cell>
          <table:table-cell office:value-type="float" office:value="14.9684168305038">
            <text:p>14.9684168305</text:p>
          </table:table-cell>
          <table:table-cell office:value-type="float" office:value="0.234411236665912">
            <text:p>0.2344112367</text:p>
          </table:table-cell>
          <table:table-cell office:value-type="float" office:value="310.90218544057">
            <text:p>310.9021854406</text:p>
          </table:table-cell>
          <table:table-cell office:value-type="float" office:value="310.901397061573">
            <text:p>310.9013970616</text:p>
          </table:table-cell>
          <table:table-cell office:value-type="string">
            <text:p>10 ♒ 54' 07"</text:p>
          </table:table-cell>
          <table:table-cell office:value-type="string">
            <text:p>10 ♒ 54' 05"</text:p>
          </table:table-cell>
          <table:table-cell office:value-type="float" office:value="14.9684259126733">
            <text:p>14.9684259127</text:p>
          </table:table-cell>
          <table:table-cell office:value-type="float" office:value="0.234421511563378">
            <text:p>0.2344215116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916.85725694">
            <text:p>2424916.85725694</text:p>
          </table:table-cell>
          <table:table-cell office:value-type="string">
            <text:p>1927-02-05 03:34:27.187500 EST-0500</text:p>
          </table:table-cell>
          <table:table-cell office:value-type="float" office:value="0">
            <text:p>0</text:p>
          </table:table-cell>
          <table:table-cell office:value-type="float" office:value="357.064622919788">
            <text:p>357.0646229198</text:p>
          </table:table-cell>
          <table:table-cell office:value-type="float" office:value="357.063557534261">
            <text:p>357.0635575343</text:p>
          </table:table-cell>
          <table:table-cell office:value-type="string">
            <text:p>27 ♓ 03' 52"</text:p>
          </table:table-cell>
          <table:table-cell office:value-type="string">
            <text:p>27 ♓ 03' 48"</text:p>
          </table:table-cell>
          <table:table-cell office:value-type="float" office:value="14.8560697206373">
            <text:p>14.8560697206</text:p>
          </table:table-cell>
          <table:table-cell office:value-type="float" office:value="0.0460314632469143">
            <text:p>0.0460314632</text:p>
          </table:table-cell>
          <table:table-cell office:value-type="float" office:value="334.230143761911">
            <text:p>334.2301437619</text:p>
          </table:table-cell>
          <table:table-cell office:value-type="float" office:value="334.229078376384">
            <text:p>334.2290783764</text:p>
          </table:table-cell>
          <table:table-cell office:value-type="string">
            <text:p><text:s/>4 ♓ 13' 48"</text:p>
          </table:table-cell>
          <table:table-cell office:value-type="string">
            <text:p><text:s/>4 ♓ 13' 44"</text:p>
          </table:table-cell>
          <table:table-cell office:value-type="float" office:value="14.8560977575061">
            <text:p>14.8560977575</text:p>
          </table:table-cell>
          <table:table-cell office:value-type="float" office:value="0.046060503949154">
            <text:p>0.0460605039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4917.29841435">
            <text:p>2424917.29841435</text:p>
          </table:table-cell>
          <table:table-cell office:value-type="string">
            <text:p>1927-02-05 14:09:43.593750 EST-0500</text:p>
          </table:table-cell>
          <table:table-cell office:value-type="float" office:value="0">
            <text:p>0</text:p>
          </table:table-cell>
          <table:table-cell office:value-type="float" office:value="334.206442071472">
            <text:p>334.2064420715</text:p>
          </table:table-cell>
          <table:table-cell office:value-type="float" office:value="334.206323844637">
            <text:p>334.2063238446</text:p>
          </table:table-cell>
          <table:table-cell office:value-type="string">
            <text:p><text:s/>4 ♓ 12' 23"</text:p>
          </table:table-cell>
          <table:table-cell office:value-type="string">
            <text:p><text:s/>4 ♓ 12' 22"</text:p>
          </table:table-cell>
          <table:table-cell office:value-type="float" office:value="1.24834667648988">
            <text:p>1.2483466765</text:p>
          </table:table-cell>
          <table:table-cell office:value-type="float" office:value="0.235476213077381">
            <text:p>0.2354762131</text:p>
          </table:table-cell>
          <table:table-cell office:value-type="float" office:value="311.371959321976">
            <text:p>311.371959322</text:p>
          </table:table-cell>
          <table:table-cell office:value-type="float" office:value="311.371841095141">
            <text:p>311.3718410951</text:p>
          </table:table-cell>
          <table:table-cell office:value-type="string">
            <text:p>11 ♒ 22' 19"</text:p>
          </table:table-cell>
          <table:table-cell office:value-type="string">
            <text:p>11 ♒ 22' 18"</text:p>
          </table:table-cell>
          <table:table-cell office:value-type="float" office:value="1.24837711458367">
            <text:p>1.2483771146</text:p>
          </table:table-cell>
          <table:table-cell office:value-type="float" office:value="0.235506737959658">
            <text:p>0.235506738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4920.81965278">
            <text:p>2424920.81965278</text:p>
          </table:table-cell>
          <table:table-cell office:value-type="string">
            <text:p>1927-02-09 02:40:18.750000 EST-0500</text:p>
          </table:table-cell>
          <table:table-cell office:value-type="float" office:value="0">
            <text:p>0</text:p>
          </table:table-cell>
          <table:table-cell office:value-type="float" office:value="53.668201778257">
            <text:p>53.6682017783</text:p>
          </table:table-cell>
          <table:table-cell office:value-type="float" office:value="53.6663635642191">
            <text:p>53.6663635642</text:p>
          </table:table-cell>
          <table:table-cell office:value-type="string">
            <text:p>23 ♉ 40' 05"</text:p>
          </table:table-cell>
          <table:table-cell office:value-type="string">
            <text:p>23 ♉ 39' 58"</text:p>
          </table:table-cell>
          <table:table-cell office:value-type="float" office:value="13.608261477792">
            <text:p>13.6082614778</text:p>
          </table:table-cell>
          <table:table-cell office:value-type="float" office:value="0.481276896574301">
            <text:p>0.4812768966</text:p>
          </table:table-cell>
          <table:table-cell office:value-type="float" office:value="30.8336471126235">
            <text:p>30.8336471126</text:p>
          </table:table-cell>
          <table:table-cell office:value-type="float" office:value="30.8318088985856">
            <text:p>30.8318088986</text:p>
          </table:table-cell>
          <table:table-cell office:value-type="string">
            <text:p><text:s/>0 ♉ 50' 01"</text:p>
          </table:table-cell>
          <table:table-cell office:value-type="string">
            <text:p><text:s/>0 ♉ 49' 54"</text:p>
          </table:table-cell>
          <table:table-cell office:value-type="float" office:value="13.6082580147601">
            <text:p>13.6082580148</text:p>
          </table:table-cell>
          <table:table-cell office:value-type="float" office:value="0.481273155802819">
            <text:p>0.4812731558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4925.04621528">
            <text:p>2424925.04621528</text:p>
          </table:table-cell>
          <table:table-cell office:value-type="string">
            <text:p>1927-02-13 08:06:33.750000 EST-0500</text:p>
          </table:table-cell>
          <table:table-cell office:value-type="float" office:value="0">
            <text:p>0</text:p>
          </table:table-cell>
          <table:table-cell office:value-type="float" office:value="336.044665052663">
            <text:p>336.0446650527</text:p>
          </table:table-cell>
          <table:table-cell office:value-type="float" office:value="336.044502893127">
            <text:p>336.0445028931</text:p>
          </table:table-cell>
          <table:table-cell table:number-columns-repeated="2" office:value-type="string">
            <text:p><text:s/>6 ♓ 02' 40"</text:p>
          </table:table-cell>
          <table:table-cell office:value-type="float" office:value="1.77627325908144">
            <text:p>1.7762732591</text:p>
          </table:table-cell>
          <table:table-cell office:value-type="float" office:value="0.238780181030445">
            <text:p>0.238780181</text:p>
          </table:table-cell>
          <table:table-cell office:value-type="float" office:value="313.209870188471">
            <text:p>313.2098701885</text:p>
          </table:table-cell>
          <table:table-cell office:value-type="float" office:value="313.209708028934">
            <text:p>313.2097080289</text:p>
          </table:table-cell>
          <table:table-cell office:value-type="string">
            <text:p>13 ♒ 12' 35"</text:p>
          </table:table-cell>
          <table:table-cell office:value-type="string">
            <text:p>13 ♒ 12' 34"</text:p>
          </table:table-cell>
          <table:table-cell office:value-type="float" office:value="1.77625473982854">
            <text:p>1.7762547398</text:p>
          </table:table-cell>
          <table:table-cell office:value-type="float" office:value="0.238761686118633">
            <text:p>0.2387616861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4936.46883102">
            <text:p>2424936.46883102</text:p>
          </table:table-cell>
          <table:table-cell office:value-type="string">
            <text:p>1927-02-24 18:15:07.031250 EST-0500</text:p>
          </table:table-cell>
          <table:table-cell office:value-type="float" office:value="0">
            <text:p>0</text:p>
          </table:table-cell>
          <table:table-cell office:value-type="float" office:value="358.049409301504">
            <text:p>358.0494093015</text:p>
          </table:table-cell>
          <table:table-cell office:value-type="float" office:value="358.049322613337">
            <text:p>358.0493226133</text:p>
          </table:table-cell>
          <table:table-cell table:number-columns-repeated="2" office:value-type="string">
            <text:p>28 ♓ 02' 57"</text:p>
          </table:table-cell>
          <table:table-cell office:value-type="float" office:value="1.23877432824049">
            <text:p>1.2387743282</text:p>
          </table:table-cell>
          <table:table-cell office:value-type="float" office:value="0.0537908285452581">
            <text:p>0.0537908285</text:p>
          </table:table-cell>
          <table:table-cell office:value-type="float" office:value="335.214365821248">
            <text:p>335.2143658212</text:p>
          </table:table-cell>
          <table:table-cell office:value-type="float" office:value="335.214279133081">
            <text:p>335.2142791331</text:p>
          </table:table-cell>
          <table:table-cell table:number-columns-repeated="2" office:value-type="string">
            <text:p><text:s/>5 ♓ 12' 51"</text:p>
          </table:table-cell>
          <table:table-cell office:value-type="float" office:value="1.23876950379622">
            <text:p>1.2387695038</text:p>
          </table:table-cell>
          <table:table-cell office:value-type="float" office:value="0.0537859747168814">
            <text:p>0.0537859747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936.5262037">
            <text:p>2424936.5262037</text:p>
          </table:table-cell>
          <table:table-cell office:value-type="string">
            <text:p>1927-02-24 19:37:44.062500 EST-0500</text:p>
          </table:table-cell>
          <table:table-cell office:value-type="float" office:value="0">
            <text:p>0</text:p>
          </table:table-cell>
          <table:table-cell office:value-type="float" office:value="247.297969249953">
            <text:p>247.29796925</text:p>
          </table:table-cell>
          <table:table-cell office:value-type="float" office:value="247.297675900204">
            <text:p>247.2976759002</text:p>
          </table:table-cell>
          <table:table-cell office:value-type="string">
            <text:p><text:s/>7 ♐ 17' 52"</text:p>
          </table:table-cell>
          <table:table-cell office:value-type="string">
            <text:p><text:s/>7 ♐ 17' 51"</text:p>
          </table:table-cell>
          <table:table-cell office:value-type="float" office:value="12.5535652709787">
            <text:p>12.553565271</text:p>
          </table:table-cell>
          <table:table-cell office:value-type="float" office:value="0.0350915901865656">
            <text:p>0.0350915902</text:p>
          </table:table-cell>
          <table:table-cell office:value-type="float" office:value="224.462923276191">
            <text:p>224.4629232762</text:p>
          </table:table-cell>
          <table:table-cell office:value-type="float" office:value="224.462629926442">
            <text:p>224.4626299264</text:p>
          </table:table-cell>
          <table:table-cell office:value-type="string">
            <text:p>14 ♏ 27' 46"</text:p>
          </table:table-cell>
          <table:table-cell office:value-type="string">
            <text:p>14 ♏ 27' 45"</text:p>
          </table:table-cell>
          <table:table-cell office:value-type="float" office:value="12.5535597735163">
            <text:p>12.5535597735</text:p>
          </table:table-cell>
          <table:table-cell office:value-type="float" office:value="0.0350860821974454">
            <text:p>0.0350860822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4940.95710648">
            <text:p>2424940.95710648</text:p>
          </table:table-cell>
          <table:table-cell office:value-type="string">
            <text:p>1927-03-01 05:58:14.531250 EST-0500</text:p>
          </table:table-cell>
          <table:table-cell office:value-type="float" office:value="0">
            <text:p>0</text:p>
          </table:table-cell>
          <table:table-cell office:value-type="float" office:value="339.87250719078">
            <text:p>339.8725071908</text:p>
          </table:table-cell>
          <table:table-cell office:value-type="float" office:value="339.872453599947">
            <text:p>339.8724535999</text:p>
          </table:table-cell>
          <table:table-cell office:value-type="string">
            <text:p><text:s/>9 ♓ 52' 21"</text:p>
          </table:table-cell>
          <table:table-cell office:value-type="string">
            <text:p><text:s/>9 ♓ 52' 20"</text:p>
          </table:table-cell>
          <table:table-cell office:value-type="float" office:value="1.0039743493764">
            <text:p>1.0039743494</text:p>
          </table:table-cell>
          <table:table-cell office:value-type="float" office:value="0.241578836277404">
            <text:p>0.2415788363</text:p>
          </table:table-cell>
          <table:table-cell office:value-type="float" office:value="317.037212887915">
            <text:p>317.0372128879</text:p>
          </table:table-cell>
          <table:table-cell office:value-type="float" office:value="317.037159297082">
            <text:p>317.0371592971</text:p>
          </table:table-cell>
          <table:table-cell table:number-columns-repeated="2" office:value-type="string">
            <text:p>17 ♒ 02' 13"</text:p>
          </table:table-cell>
          <table:table-cell office:value-type="float" office:value="1.00396469593864">
            <text:p>1.0039646959</text:p>
          </table:table-cell>
          <table:table-cell office:value-type="float" office:value="0.241568881335871">
            <text:p>0.2415688813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943.18976852">
            <text:p>2424943.18976852</text:p>
          </table:table-cell>
          <table:table-cell office:value-type="string">
            <text:p>1927-03-03 11:33:16.875000 EST-0500</text:p>
          </table:table-cell>
          <table:table-cell office:value-type="float" office:value="0">
            <text:p>0</text:p>
          </table:table-cell>
          <table:table-cell office:value-type="float" office:value="340.412559630412">
            <text:p>340.4125596304</text:p>
          </table:table-cell>
          <table:table-cell office:value-type="float" office:value="340.411743784838">
            <text:p>340.4117437848</text:p>
          </table:table-cell>
          <table:table-cell office:value-type="string">
            <text:p>10 ♓ 24' 45"</text:p>
          </table:table-cell>
          <table:table-cell office:value-type="string">
            <text:p>10 ♓ 24' 42"</text:p>
          </table:table-cell>
          <table:table-cell office:value-type="float" office:value="15.2430939387503">
            <text:p>15.2430939388</text:p>
          </table:table-cell>
          <table:table-cell office:value-type="float" office:value="0.241491968215979">
            <text:p>0.2414919682</text:p>
          </table:table-cell>
          <table:table-cell office:value-type="float" office:value="317.57720078832">
            <text:p>317.5772007883</text:p>
          </table:table-cell>
          <table:table-cell office:value-type="float" office:value="317.576384942745">
            <text:p>317.5763849427</text:p>
          </table:table-cell>
          <table:table-cell office:value-type="string">
            <text:p>17 ♒ 34' 37"</text:p>
          </table:table-cell>
          <table:table-cell office:value-type="string">
            <text:p>17 ♒ 34' 34"</text:p>
          </table:table-cell>
          <table:table-cell office:value-type="float" office:value="15.2431211047993">
            <text:p>15.2431211048</text:p>
          </table:table-cell>
          <table:table-cell office:value-type="float" office:value="0.241520234254556">
            <text:p>0.2415202343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4943.30915509">
            <text:p>2424943.30915509</text:p>
          </table:table-cell>
          <table:table-cell office:value-type="string">
            <text:p>1927-03-03 14:25:11.718750 EST-0500</text:p>
          </table:table-cell>
          <table:table-cell office:value-type="float" office:value="0">
            <text:p>0</text:p>
          </table:table-cell>
          <table:table-cell office:value-type="float" office:value="342.233375533203">
            <text:p>342.2333755332</text:p>
          </table:table-cell>
          <table:table-cell office:value-type="float" office:value="342.232574436072">
            <text:p>342.2325744361</text:p>
          </table:table-cell>
          <table:table-cell office:value-type="string">
            <text:p>12 ♓ 14' 00"</text:p>
          </table:table-cell>
          <table:table-cell office:value-type="string">
            <text:p>12 ♓ 13' 57"</text:p>
          </table:table-cell>
          <table:table-cell office:value-type="float" office:value="15.2593212549224">
            <text:p>15.2593212549</text:p>
          </table:table-cell>
          <table:table-cell office:value-type="float" office:value="1.00281983183393">
            <text:p>1.0028198318</text:p>
          </table:table-cell>
          <table:table-cell office:value-type="float" office:value="319.398015640144">
            <text:p>319.3980156401</text:p>
          </table:table-cell>
          <table:table-cell office:value-type="float" office:value="319.397214543014">
            <text:p>319.397214543</text:p>
          </table:table-cell>
          <table:table-cell office:value-type="string">
            <text:p>19 ♒ 23' 52"</text:p>
          </table:table-cell>
          <table:table-cell office:value-type="string">
            <text:p>19 ♒ 23' 49"</text:p>
          </table:table-cell>
          <table:table-cell office:value-type="float" office:value="15.2593501756768">
            <text:p>15.2593501757</text:p>
          </table:table-cell>
          <table:table-cell office:value-type="float" office:value="1.00285012136779">
            <text:p>1.0028501214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4944.3074537">
            <text:p>2424944.3074537</text:p>
          </table:table-cell>
          <table:table-cell office:value-type="string">
            <text:p>1927-03-04 14:22:44.062500 EST-0500</text:p>
          </table:table-cell>
          <table:table-cell office:value-type="float" office:value="0">
            <text:p>0</text:p>
          </table:table-cell>
          <table:table-cell office:value-type="float" office:value="357.496934164558">
            <text:p>357.4969341646</text:p>
          </table:table-cell>
          <table:table-cell office:value-type="float" office:value="357.494970991602">
            <text:p>357.4949709916</text:p>
          </table:table-cell>
          <table:table-cell office:value-type="string">
            <text:p>27 ♓ 29' 48"</text:p>
          </table:table-cell>
          <table:table-cell office:value-type="string">
            <text:p>27 ♓ 29' 41"</text:p>
          </table:table-cell>
          <table:table-cell office:value-type="float" office:value="15.2875815430694">
            <text:p>15.2875815431</text:p>
          </table:table-cell>
          <table:table-cell office:value-type="float" office:value="-0.0770077143769388">
            <text:p>-0.0770077144</text:p>
          </table:table-cell>
          <table:table-cell office:value-type="float" office:value="334.661572054029">
            <text:p>334.661572054</text:p>
          </table:table-cell>
          <table:table-cell office:value-type="float" office:value="334.659608881073">
            <text:p>334.6596088811</text:p>
          </table:table-cell>
          <table:table-cell office:value-type="string">
            <text:p><text:s/>4 ♓ 39' 41"</text:p>
          </table:table-cell>
          <table:table-cell office:value-type="string">
            <text:p><text:s/>4 ♓ 39' 34"</text:p>
          </table:table-cell>
          <table:table-cell office:value-type="float" office:value="15.2876208645373">
            <text:p>15.2876208645</text:p>
          </table:table-cell>
          <table:table-cell office:value-type="float" office:value="-0.076966921289528">
            <text:p>-0.0769669213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944.3721412">
            <text:p>2424944.3721412</text:p>
          </table:table-cell>
          <table:table-cell office:value-type="string">
            <text:p>1927-03-04 15:55:53.906250 EST-0500</text:p>
          </table:table-cell>
          <table:table-cell office:value-type="float" office:value="0">
            <text:p>0</text:p>
          </table:table-cell>
          <table:table-cell office:value-type="float" office:value="358.485697652196">
            <text:p>358.4856976522</text:p>
          </table:table-cell>
          <table:table-cell office:value-type="float" office:value="358.48242096779">
            <text:p>358.4824209678</text:p>
          </table:table-cell>
          <table:table-cell office:value-type="string">
            <text:p>28 ♓ 29' 08"</text:p>
          </table:table-cell>
          <table:table-cell office:value-type="string">
            <text:p>28 ♓ 28' 56"</text:p>
          </table:table-cell>
          <table:table-cell office:value-type="float" office:value="15.2827519489752">
            <text:p>15.282751949</text:p>
          </table:table-cell>
          <table:table-cell office:value-type="float" office:value="0.0556404314451227">
            <text:p>0.0556404314</text:p>
          </table:table-cell>
          <table:table-cell office:value-type="float" office:value="335.650335681594">
            <text:p>335.6503356816</text:p>
          </table:table-cell>
          <table:table-cell office:value-type="float" office:value="335.647058997188">
            <text:p>335.6470589972</text:p>
          </table:table-cell>
          <table:table-cell office:value-type="string">
            <text:p><text:s/>5 ♓ 39' 01"</text:p>
          </table:table-cell>
          <table:table-cell office:value-type="string">
            <text:p><text:s/>5 ♓ 38' 49"</text:p>
          </table:table-cell>
          <table:table-cell office:value-type="float" office:value="15.282791630683">
            <text:p>15.2827916307</text:p>
          </table:table-cell>
          <table:table-cell office:value-type="float" office:value="0.0556808580271648">
            <text:p>0.055680858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4945.03864583">
            <text:p>2424945.03864583</text:p>
          </table:table-cell>
          <table:table-cell office:value-type="string">
            <text:p>1927-03-05 07:55:39.843750 EST-0500</text:p>
          </table:table-cell>
          <table:table-cell office:value-type="float" office:value="0">
            <text:p>0</text:p>
          </table:table-cell>
          <table:table-cell office:value-type="float" office:value="8.64456703404841">
            <text:p>8.644567034</text:p>
          </table:table-cell>
          <table:table-cell office:value-type="float" office:value="8.64426789974626">
            <text:p>8.6442678997</text:p>
          </table:table-cell>
          <table:table-cell office:value-type="string">
            <text:p><text:s/>8 ♈ 38' 40"</text:p>
          </table:table-cell>
          <table:table-cell office:value-type="string">
            <text:p><text:s/>8 ♈ 38' 39"</text:p>
          </table:table-cell>
          <table:table-cell office:value-type="float" office:value="15.1878050395117">
            <text:p>15.1878050395</text:p>
          </table:table-cell>
          <table:table-cell office:value-type="float" office:value="1.23358786456959">
            <text:p>1.2335878646</text:p>
          </table:table-cell>
          <table:table-cell office:value-type="float" office:value="345.809207099689">
            <text:p>345.8092070997</text:p>
          </table:table-cell>
          <table:table-cell office:value-type="float" office:value="345.808907965387">
            <text:p>345.8089079654</text:p>
          </table:table-cell>
          <table:table-cell office:value-type="string">
            <text:p>15 ♓ 48' 33"</text:p>
          </table:table-cell>
          <table:table-cell office:value-type="string">
            <text:p>15 ♓ 48' 32"</text:p>
          </table:table-cell>
          <table:table-cell office:value-type="float" office:value="15.1878459213774">
            <text:p>15.1878459214</text:p>
          </table:table-cell>
          <table:table-cell office:value-type="float" office:value="1.23362905045258">
            <text:p>1.2336290505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4949.16804398">
            <text:p>2424949.16804398</text:p>
          </table:table-cell>
          <table:table-cell office:value-type="string">
            <text:p>1927-03-09 11:01:59.531250 EST-0500</text:p>
          </table:table-cell>
          <table:table-cell office:value-type="float" office:value="0">
            <text:p>0</text:p>
          </table:table-cell>
          <table:table-cell office:value-type="float" office:value="68.2918052623035">
            <text:p>68.2918052623</text:p>
          </table:table-cell>
          <table:table-cell office:value-type="float" office:value="68.2891681492725">
            <text:p>68.2891681493</text:p>
          </table:table-cell>
          <table:table-cell office:value-type="string">
            <text:p><text:s/>8 ♊ 17' 30"</text:p>
          </table:table-cell>
          <table:table-cell office:value-type="string">
            <text:p><text:s/>8 ♊ 17' 21"</text:p>
          </table:table-cell>
          <table:table-cell office:value-type="float" office:value="13.5421994765857">
            <text:p>13.5421994766</text:p>
          </table:table-cell>
          <table:table-cell office:value-type="float" office:value="0.543736531150247">
            <text:p>0.5437365312</text:p>
          </table:table-cell>
          <table:table-cell office:value-type="float" office:value="45.4563637223917">
            <text:p>45.4563637224</text:p>
          </table:table-cell>
          <table:table-cell office:value-type="float" office:value="45.4537266093607">
            <text:p>45.4537266094</text:p>
          </table:table-cell>
          <table:table-cell office:value-type="string">
            <text:p>15 ♉ 27' 22"</text:p>
          </table:table-cell>
          <table:table-cell office:value-type="string">
            <text:p>15 ♉ 27' 13"</text:p>
          </table:table-cell>
          <table:table-cell office:value-type="float" office:value="13.5421908119392">
            <text:p>13.5421908119</text:p>
          </table:table-cell>
          <table:table-cell office:value-type="float" office:value="0.543727707888163">
            <text:p>0.543727707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4953.1075">
            <text:p>2424953.1075</text:p>
          </table:table-cell>
          <table:table-cell office:value-type="string">
            <text:p>1927-03-13 09:34:48.281250 EST-0500</text:p>
          </table:table-cell>
          <table:table-cell office:value-type="float" office:value="0">
            <text:p>0</text:p>
          </table:table-cell>
          <table:table-cell office:value-type="float" office:value="352.031155713456">
            <text:p>352.0311557135</text:p>
          </table:table-cell>
          <table:table-cell office:value-type="float" office:value="352.031197692036">
            <text:p>352.031197692</text:p>
          </table:table-cell>
          <table:table-cell table:number-columns-repeated="2" office:value-type="string">
            <text:p>22 ♓ 01' 52"</text:p>
          </table:table-cell>
          <table:table-cell office:value-type="float" office:value="-0.957961356905233">
            <text:p>-0.9579613569</text:p>
          </table:table-cell>
          <table:table-cell office:value-type="float" office:value="0.997073684729384">
            <text:p>0.9970736847</text:p>
          </table:table-cell>
          <table:table-cell office:value-type="float" office:value="329.19551454791">
            <text:p>329.1955145479</text:p>
          </table:table-cell>
          <table:table-cell office:value-type="float" office:value="329.19555652649">
            <text:p>329.1955565265</text:p>
          </table:table-cell>
          <table:table-cell office:value-type="string">
            <text:p>29 ♒ 11' 43"</text:p>
          </table:table-cell>
          <table:table-cell office:value-type="string">
            <text:p>29 ♒ 11' 44"</text:p>
          </table:table-cell>
          <table:table-cell office:value-type="float" office:value="-0.957963565377725">
            <text:p>-0.9579635654</text:p>
          </table:table-cell>
          <table:table-cell office:value-type="float" office:value="0.997070749035739">
            <text:p>0.997070749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4960.51106481">
            <text:p>2424960.51106481</text:p>
          </table:table-cell>
          <table:table-cell office:value-type="string">
            <text:p>1927-03-20 19:15:56.250000 EST-0500</text:p>
          </table:table-cell>
          <table:table-cell office:value-type="float" office:value="0">
            <text:p>0</text:p>
          </table:table-cell>
          <table:table-cell office:value-type="float" office:value="359.396945153267">
            <text:p>359.3969451533</text:p>
          </table:table-cell>
          <table:table-cell office:value-type="float" office:value="359.396791239255">
            <text:p>359.3967912393</text:p>
          </table:table-cell>
          <table:table-cell office:value-type="string">
            <text:p>29 ♓ 23' 49"</text:p>
          </table:table-cell>
          <table:table-cell office:value-type="string">
            <text:p>29 ♓ 23' 48"</text:p>
          </table:table-cell>
          <table:table-cell office:value-type="float" office:value="0.992834360588971">
            <text:p>0.9928343606</text:p>
          </table:table-cell>
          <table:table-cell office:value-type="float" office:value="0.0571255360406899">
            <text:p>0.057125536</text:p>
          </table:table-cell>
          <table:table-cell office:value-type="float" office:value="336.561230901778">
            <text:p>336.5612309018</text:p>
          </table:table-cell>
          <table:table-cell office:value-type="float" office:value="336.561076987766">
            <text:p>336.5610769878</text:p>
          </table:table-cell>
          <table:table-cell office:value-type="string">
            <text:p><text:s/>6 ♓ 33' 40"</text:p>
          </table:table-cell>
          <table:table-cell office:value-type="string">
            <text:p><text:s/>6 ♓ 33' 39"</text:p>
          </table:table-cell>
          <table:table-cell office:value-type="float" office:value="0.992868954196724">
            <text:p>0.9928689542</text:p>
          </table:table-cell>
          <table:table-cell office:value-type="float" office:value="0.0571601967171333">
            <text:p>0.0571601967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4962.04768518">
            <text:p>2424962.04768518</text:p>
          </table:table-cell>
          <table:table-cell office:value-type="string">
            <text:p>1927-03-22 08:08:40.312500 EST-0500</text:p>
          </table:table-cell>
          <table:table-cell office:value-type="float" office:value="0">
            <text:p>0</text:p>
          </table:table-cell>
          <table:table-cell office:value-type="float" office:value="344.93167332194">
            <text:p>344.9316733219</text:p>
          </table:table-cell>
          <table:table-cell office:value-type="float" office:value="344.931742461938">
            <text:p>344.9317424619</text:p>
          </table:table-cell>
          <table:table-cell table:number-columns-repeated="2" office:value-type="string">
            <text:p>14 ♓ 55' 54"</text:p>
          </table:table-cell>
          <table:table-cell office:value-type="float" office:value="-0.45363013760633">
            <text:p>-0.4536301376</text:p>
          </table:table-cell>
          <table:table-cell office:value-type="float" office:value="0.236697483576906">
            <text:p>0.2366974836</text:p>
          </table:table-cell>
          <table:table-cell office:value-type="float" office:value="322.09594285464">
            <text:p>322.0959428546</text:p>
          </table:table-cell>
          <table:table-cell office:value-type="float" office:value="322.096011994638">
            <text:p>322.0960119946</text:p>
          </table:table-cell>
          <table:table-cell table:number-columns-repeated="2" office:value-type="string">
            <text:p>22 ♒ 05' 45"</text:p>
          </table:table-cell>
          <table:table-cell office:value-type="float" office:value="-0.453610624221068">
            <text:p>-0.4536106242</text:p>
          </table:table-cell>
          <table:table-cell office:value-type="float" office:value="0.236717425915493">
            <text:p>0.2367174259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963.83430556">
            <text:p>2424963.83430556</text:p>
          </table:table-cell>
          <table:table-cell office:value-type="string">
            <text:p>1927-03-24 03:01:24.375000 EST-0500</text:p>
          </table:table-cell>
          <table:table-cell office:value-type="float" office:value="0">
            <text:p>0</text:p>
          </table:table-cell>
          <table:table-cell office:value-type="float" office:value="247.635882601318">
            <text:p>247.6358826013</text:p>
          </table:table-cell>
          <table:table-cell office:value-type="float" office:value="247.633615608969">
            <text:p>247.633615609</text:p>
          </table:table-cell>
          <table:table-cell office:value-type="string">
            <text:p><text:s/>7 ♐ 38' 09"</text:p>
          </table:table-cell>
          <table:table-cell office:value-type="string">
            <text:p><text:s/>7 ♐ 38' 01"</text:p>
          </table:table-cell>
          <table:table-cell office:value-type="float" office:value="12.3494854738815">
            <text:p>12.3494854739</text:p>
          </table:table-cell>
          <table:table-cell office:value-type="float" office:value="-0.0105653817931025">
            <text:p>-0.0105653818</text:p>
          </table:table-cell>
          <table:table-cell office:value-type="float" office:value="224.800100708447">
            <text:p>224.8001007084</text:p>
          </table:table-cell>
          <table:table-cell office:value-type="float" office:value="224.797833716098">
            <text:p>224.7978337161</text:p>
          </table:table-cell>
          <table:table-cell office:value-type="string">
            <text:p>14 ♏ 48' 00"</text:p>
          </table:table-cell>
          <table:table-cell office:value-type="string">
            <text:p>14 ♏ 47' 52"</text:p>
          </table:table-cell>
          <table:table-cell office:value-type="float" office:value="12.3494848162246">
            <text:p>12.3494848162</text:p>
          </table:table-cell>
          <table:table-cell office:value-type="float" office:value="-0.0105660436476964">
            <text:p>-0.0105660436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4970.93806713">
            <text:p>2424970.93806713</text:p>
          </table:table-cell>
          <table:table-cell office:value-type="string">
            <text:p>1927-03-31 05:30:49.218750 EST-0500</text:p>
          </table:table-cell>
          <table:table-cell office:value-type="float" office:value="0">
            <text:p>0</text:p>
          </table:table-cell>
          <table:table-cell office:value-type="float" office:value="344.757983836813">
            <text:p>344.7579838368</text:p>
          </table:table-cell>
          <table:table-cell office:value-type="float" office:value="344.757562026331">
            <text:p>344.7575620263</text:p>
          </table:table-cell>
          <table:table-cell office:value-type="string">
            <text:p>14 ♓ 45' 28"</text:p>
          </table:table-cell>
          <table:table-cell office:value-type="string">
            <text:p>14 ♓ 45' 27"</text:p>
          </table:table-cell>
          <table:table-cell office:value-type="float" office:value="15.1412012962114">
            <text:p>15.1412012962</text:p>
          </table:table-cell>
          <table:table-cell office:value-type="float" office:value="0.381034507297186">
            <text:p>0.3810345073</text:p>
          </table:table-cell>
          <table:table-cell office:value-type="float" office:value="321.921910745302">
            <text:p>321.9219107453</text:p>
          </table:table-cell>
          <table:table-cell office:value-type="float" office:value="321.92148893482">
            <text:p>321.9214889348</text:p>
          </table:table-cell>
          <table:table-cell office:value-type="string">
            <text:p>21 ♒ 55' 18"</text:p>
          </table:table-cell>
          <table:table-cell office:value-type="string">
            <text:p>21 ♒ 55' 17"</text:p>
          </table:table-cell>
          <table:table-cell office:value-type="float" office:value="15.1412346067258">
            <text:p>15.1412346067</text:p>
          </table:table-cell>
          <table:table-cell office:value-type="float" office:value="0.381068676806658">
            <text:p>0.3810686768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971.08943287">
            <text:p>2424971.08943287</text:p>
          </table:table-cell>
          <table:table-cell office:value-type="string">
            <text:p>1927-03-31 09:08:47.343750 EST-0500</text:p>
          </table:table-cell>
          <table:table-cell office:value-type="float" office:value="0">
            <text:p>0</text:p>
          </table:table-cell>
          <table:table-cell office:value-type="float" office:value="347.052859938938">
            <text:p>347.0528599389</text:p>
          </table:table-cell>
          <table:table-cell office:value-type="float" office:value="347.051765344866">
            <text:p>347.0517653449</text:p>
          </table:table-cell>
          <table:table-cell office:value-type="string">
            <text:p>17 ♓ 03' 10"</text:p>
          </table:table-cell>
          <table:table-cell office:value-type="string">
            <text:p>17 ♓ 03' 06"</text:p>
          </table:table-cell>
          <table:table-cell office:value-type="float" office:value="15.1804423493903">
            <text:p>15.1804423494</text:p>
          </table:table-cell>
          <table:table-cell office:value-type="float" office:value="0.231884218945136">
            <text:p>0.2318842189</text:p>
          </table:table-cell>
          <table:table-cell office:value-type="float" office:value="324.216786380252">
            <text:p>324.2167863803</text:p>
          </table:table-cell>
          <table:table-cell office:value-type="float" office:value="324.215691786181">
            <text:p>324.2156917862</text:p>
          </table:table-cell>
          <table:table-cell office:value-type="string">
            <text:p>24 ♒ 13' 00"</text:p>
          </table:table-cell>
          <table:table-cell office:value-type="string">
            <text:p>24 ♒ 12' 56"</text:p>
          </table:table-cell>
          <table:table-cell office:value-type="float" office:value="15.1804774999045">
            <text:p>15.1804774999</text:p>
          </table:table-cell>
          <table:table-cell office:value-type="float" office:value="0.231920063418335">
            <text:p>0.2319200634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971.94075231">
            <text:p>2424971.94075231</text:p>
          </table:table-cell>
          <table:table-cell office:value-type="string">
            <text:p>1927-04-01 05:34:41.250000 EST-0500</text:p>
          </table:table-cell>
          <table:table-cell office:value-type="float" office:value="0">
            <text:p>0</text:p>
          </table:table-cell>
          <table:table-cell office:value-type="float" office:value="0.0475949746182975">
            <text:p>0.0475949746</text:p>
          </table:table-cell>
          <table:table-cell office:value-type="float" office:value="0.0472712112106501">
            <text:p>0.0472712112</text:p>
          </table:table-cell>
          <table:table-cell office:value-type="string">
            <text:p><text:s/>0 ♈ 02' 51"</text:p>
          </table:table-cell>
          <table:table-cell office:value-type="string">
            <text:p><text:s/>0 ♈ 02' 50"</text:p>
          </table:table-cell>
          <table:table-cell office:value-type="float" office:value="15.3258026434803">
            <text:p>15.3258026435</text:p>
          </table:table-cell>
          <table:table-cell office:value-type="float" office:value="0.0563797716474819">
            <text:p>0.0563797716</text:p>
          </table:table-cell>
          <table:table-cell office:value-type="float" office:value="337.211522680683">
            <text:p>337.2115226807</text:p>
          </table:table-cell>
          <table:table-cell office:value-type="float" office:value="337.211198917275">
            <text:p>337.2111989173</text:p>
          </table:table-cell>
          <table:table-cell office:value-type="string">
            <text:p><text:s/>7 ♓ 12' 41"</text:p>
          </table:table-cell>
          <table:table-cell office:value-type="string">
            <text:p><text:s/>7 ♓ 12' 40"</text:p>
          </table:table-cell>
          <table:table-cell office:value-type="float" office:value="15.3258445597778">
            <text:p>15.3258445598</text:p>
          </table:table-cell>
          <table:table-cell office:value-type="float" office:value="0.0564219859448113">
            <text:p>0.0564219859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4972.68391204">
            <text:p>2424972.68391204</text:p>
          </table:table-cell>
          <table:table-cell office:value-type="string">
            <text:p>1927-04-01 23:24:50.625000 EST-0500</text:p>
          </table:table-cell>
          <table:table-cell office:value-type="float" office:value="0">
            <text:p>0</text:p>
          </table:table-cell>
          <table:table-cell office:value-type="float" office:value="11.448545207598">
            <text:p>11.4485452076</text:p>
          </table:table-cell>
          <table:table-cell office:value-type="float" office:value="11.4456961284386">
            <text:p>11.4456961284</text:p>
          </table:table-cell>
          <table:table-cell office:value-type="string">
            <text:p>11 ♈ 26' 54"</text:p>
          </table:table-cell>
          <table:table-cell office:value-type="string">
            <text:p>11 ♈ 26' 44"</text:p>
          </table:table-cell>
          <table:table-cell office:value-type="float" office:value="15.3381630872377">
            <text:p>15.3381630872</text:p>
          </table:table-cell>
          <table:table-cell office:value-type="float" office:value="0.986657677013353">
            <text:p>0.986657677</text:p>
          </table:table-cell>
          <table:table-cell office:value-type="float" office:value="348.612476033588">
            <text:p>348.6124760336</text:p>
          </table:table-cell>
          <table:table-cell office:value-type="float" office:value="348.609626954429">
            <text:p>348.6096269544</text:p>
          </table:table-cell>
          <table:table-cell office:value-type="string">
            <text:p>18 ♓ 36' 44"</text:p>
          </table:table-cell>
          <table:table-cell office:value-type="string">
            <text:p>18 ♓ 36' 34"</text:p>
          </table:table-cell>
          <table:table-cell office:value-type="float" office:value="15.3382049066762">
            <text:p>15.3382049067</text:p>
          </table:table-cell>
          <table:table-cell office:value-type="float" office:value="0.986699286205783">
            <text:p>0.9866992862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4974.9112037">
            <text:p>2424974.9112037</text:p>
          </table:table-cell>
          <table:table-cell office:value-type="string">
            <text:p>1927-04-04 04:52:08.906250 EST-0500</text:p>
          </table:table-cell>
          <table:table-cell office:value-type="float" office:value="0">
            <text:p>0</text:p>
          </table:table-cell>
          <table:table-cell office:value-type="float" office:value="45.1274921175846">
            <text:p>45.1274921176</text:p>
          </table:table-cell>
          <table:table-cell office:value-type="float" office:value="45.1264815242569">
            <text:p>45.1264815243</text:p>
          </table:table-cell>
          <table:table-cell office:value-type="string">
            <text:p>15 ♉ 07' 38"</text:p>
          </table:table-cell>
          <table:table-cell office:value-type="string">
            <text:p>15 ♉ 07' 35"</text:p>
          </table:table-cell>
          <table:table-cell office:value-type="float" office:value="14.7695153495103">
            <text:p>14.7695153495</text:p>
          </table:table-cell>
          <table:table-cell office:value-type="float" office:value="1.20760886854033">
            <text:p>1.2076088685</text:p>
          </table:table-cell>
          <table:table-cell office:value-type="float" office:value="22.2914028357201">
            <text:p>22.2914028357</text:p>
          </table:table-cell>
          <table:table-cell office:value-type="float" office:value="22.2903922423923">
            <text:p>22.2903922424</text:p>
          </table:table-cell>
          <table:table-cell office:value-type="string">
            <text:p>22 ♈ 17' 29"</text:p>
          </table:table-cell>
          <table:table-cell office:value-type="string">
            <text:p>22 ♈ 17' 25"</text:p>
          </table:table-cell>
          <table:table-cell office:value-type="float" office:value="14.7695279734909">
            <text:p>14.7695279735</text:p>
          </table:table-cell>
          <table:table-cell office:value-type="float" office:value="1.20762074347086">
            <text:p>1.2076207435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4977.05549768">
            <text:p>2424977.05549768</text:p>
          </table:table-cell>
          <table:table-cell office:value-type="string">
            <text:p>1927-04-06 08:19:55.312500 EST-0500</text:p>
          </table:table-cell>
          <table:table-cell office:value-type="float" office:value="0">
            <text:p>0</text:p>
          </table:table-cell>
          <table:table-cell office:value-type="float" office:value="348.423146294817">
            <text:p>348.4231462948</text:p>
          </table:table-cell>
          <table:table-cell office:value-type="float" office:value="348.42305578834">
            <text:p>348.4230557883</text:p>
          </table:table-cell>
          <table:table-cell table:number-columns-repeated="2" office:value-type="string">
            <text:p>18 ♓ 25' 23"</text:p>
          </table:table-cell>
          <table:table-cell office:value-type="float" office:value="0.794448664695553">
            <text:p>0.7944486647</text:p>
          </table:table-cell>
          <table:table-cell office:value-type="float" office:value="0.227690116473354">
            <text:p>0.2276901165</text:p>
          </table:table-cell>
          <table:table-cell office:value-type="float" office:value="325.586965401812">
            <text:p>325.5869654018</text:p>
          </table:table-cell>
          <table:table-cell office:value-type="float" office:value="325.586874895335">
            <text:p>325.5868748953</text:p>
          </table:table-cell>
          <table:table-cell office:value-type="string">
            <text:p>25 ♒ 35' 13"</text:p>
          </table:table-cell>
          <table:table-cell office:value-type="string">
            <text:p>25 ♒ 35' 12"</text:p>
          </table:table-cell>
          <table:table-cell office:value-type="float" office:value="0.794431875167026">
            <text:p>0.7944318752</text:p>
          </table:table-cell>
          <table:table-cell office:value-type="float" office:value="0.227673247984279">
            <text:p>0.227673248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4977.6846412">
            <text:p>2424977.6846412</text:p>
          </table:table-cell>
          <table:table-cell office:value-type="string">
            <text:p>1927-04-06 23:25:53.906250 EST-0500</text:p>
          </table:table-cell>
          <table:table-cell office:value-type="float" office:value="0">
            <text:p>0</text:p>
          </table:table-cell>
          <table:table-cell office:value-type="float" office:value="84.2882947626761">
            <text:p>84.2882947627</text:p>
          </table:table-cell>
          <table:table-cell office:value-type="float" office:value="84.2878621161796">
            <text:p>84.2878621162</text:p>
          </table:table-cell>
          <table:table-cell office:value-type="string">
            <text:p>24 ♊ 17' 17"</text:p>
          </table:table-cell>
          <table:table-cell office:value-type="string">
            <text:p>24 ♊ 17' 16"</text:p>
          </table:table-cell>
          <table:table-cell office:value-type="float" office:value="13.447546159466">
            <text:p>13.4475461595</text:p>
          </table:table-cell>
          <table:table-cell office:value-type="float" office:value="0.57544612988165">
            <text:p>0.5754461299</text:p>
          </table:table-cell>
          <table:table-cell office:value-type="float" office:value="61.4520780165926">
            <text:p>61.4520780166</text:p>
          </table:table-cell>
          <table:table-cell office:value-type="float" office:value="61.4516453700961">
            <text:p>61.4516453701</text:p>
          </table:table-cell>
          <table:table-cell office:value-type="string">
            <text:p><text:s/>1 ♊ 27' 07"</text:p>
          </table:table-cell>
          <table:table-cell office:value-type="string">
            <text:p><text:s/>1 ♊ 27' 05"</text:p>
          </table:table-cell>
          <table:table-cell office:value-type="float" office:value="13.4475261616131">
            <text:p>13.4475261616</text:p>
          </table:table-cell>
          <table:table-cell office:value-type="float" office:value="0.575426109893148">
            <text:p>0.5754261099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4988.75935185">
            <text:p>2424988.75935185</text:p>
          </table:table-cell>
          <table:table-cell office:value-type="string">
            <text:p>1927-04-18 01:13:28.593750 EST-0500</text:p>
          </table:table-cell>
          <table:table-cell office:value-type="float" office:value="0">
            <text:p>0</text:p>
          </table:table-cell>
          <table:table-cell office:value-type="float" office:value="0.967976811658436">
            <text:p>0.9679768117</text:p>
          </table:table-cell>
          <table:table-cell office:value-type="float" office:value="0.967799031771546">
            <text:p>0.9677990318</text:p>
          </table:table-cell>
          <table:table-cell table:number-columns-repeated="2" office:value-type="string">
            <text:p><text:s/>0 ♈ 58' 04"</text:p>
          </table:table-cell>
          <table:table-cell office:value-type="float" office:value="1.30634795185965">
            <text:p>1.3063479519</text:p>
          </table:table-cell>
          <table:table-cell office:value-type="float" office:value="0.052547290160165">
            <text:p>0.0525472902</text:p>
          </table:table-cell>
          <table:table-cell office:value-type="float" office:value="338.131501244182">
            <text:p>338.1315012442</text:p>
          </table:table-cell>
          <table:table-cell office:value-type="float" office:value="338.131323464295">
            <text:p>338.1313234643</text:p>
          </table:table-cell>
          <table:table-cell office:value-type="string">
            <text:p><text:s/>8 ♓ 07' 53"</text:p>
          </table:table-cell>
          <table:table-cell office:value-type="string">
            <text:p><text:s/>8 ♓ 07' 52"</text:p>
          </table:table-cell>
          <table:table-cell office:value-type="float" office:value="1.30636881131329">
            <text:p>1.3063688113</text:p>
          </table:table-cell>
          <table:table-cell office:value-type="float" office:value="0.0525677237526759">
            <text:p>0.0525677238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4991.00153935">
            <text:p>2424991.00153935</text:p>
          </table:table-cell>
          <table:table-cell office:value-type="string">
            <text:p>1927-04-20 07:02:13.593750 EST-0500</text:p>
          </table:table-cell>
          <table:table-cell office:value-type="float" office:value="0">
            <text:p>0</text:p>
          </table:table-cell>
          <table:table-cell office:value-type="float" office:value="246.772301900466">
            <text:p>246.7723019005</text:p>
          </table:table-cell>
          <table:table-cell office:value-type="float" office:value="246.771083457481">
            <text:p>246.7710834575</text:p>
          </table:table-cell>
          <table:table-cell office:value-type="string">
            <text:p><text:s/>6 ♐ 46' 20"</text:p>
          </table:table-cell>
          <table:table-cell office:value-type="string">
            <text:p><text:s/>6 ♐ 46' 15"</text:p>
          </table:table-cell>
          <table:table-cell office:value-type="float" office:value="12.3346840863307">
            <text:p>12.3346840863</text:p>
          </table:table-cell>
          <table:table-cell office:value-type="float" office:value="-0.0508605622985816">
            <text:p>-0.0508605623</text:p>
          </table:table-cell>
          <table:table-cell office:value-type="float" office:value="223.93575671245">
            <text:p>223.9357567125</text:p>
          </table:table-cell>
          <table:table-cell office:value-type="float" office:value="223.934538269464">
            <text:p>223.9345382695</text:p>
          </table:table-cell>
          <table:table-cell office:value-type="string">
            <text:p>13 ♏ 56' 08"</text:p>
          </table:table-cell>
          <table:table-cell office:value-type="string">
            <text:p>13 ♏ 56' 04"</text:p>
          </table:table-cell>
          <table:table-cell office:value-type="float" office:value="12.334678184242">
            <text:p>12.3346781842</text:p>
          </table:table-cell>
          <table:table-cell office:value-type="float" office:value="-0.0508664553826672">
            <text:p>-0.0508664554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4998.90583333">
            <text:p>2424998.90583333</text:p>
          </table:table-cell>
          <table:table-cell office:value-type="string">
            <text:p>1927-04-28 04:44:24.843750 EST-0500</text:p>
          </table:table-cell>
          <table:table-cell office:value-type="float" office:value="0">
            <text:p>0</text:p>
          </table:table-cell>
          <table:table-cell office:value-type="float" office:value="353.178387251121">
            <text:p>353.1783872511</text:p>
          </table:table-cell>
          <table:table-cell office:value-type="float" office:value="353.176555971826">
            <text:p>353.1765559718</text:p>
          </table:table-cell>
          <table:table-cell office:value-type="string">
            <text:p>23 ♓ 10' 42"</text:p>
          </table:table-cell>
          <table:table-cell office:value-type="string">
            <text:p>23 ♓ 10' 35"</text:p>
          </table:table-cell>
          <table:table-cell office:value-type="float" office:value="14.8499146745701">
            <text:p>14.8499146746</text:p>
          </table:table-cell>
          <table:table-cell office:value-type="float" office:value="0.205735717637656">
            <text:p>0.2057357176</text:p>
          </table:table-cell>
          <table:table-cell office:value-type="float" office:value="330.34149326265">
            <text:p>330.3414932627</text:p>
          </table:table-cell>
          <table:table-cell office:value-type="float" office:value="330.339661983356">
            <text:p>330.3396619834</text:p>
          </table:table-cell>
          <table:table-cell office:value-type="string">
            <text:p><text:s/>0 ♓ 20' 29"</text:p>
          </table:table-cell>
          <table:table-cell office:value-type="string">
            <text:p><text:s/>0 ♓ 20' 22"</text:p>
          </table:table-cell>
          <table:table-cell office:value-type="float" office:value="14.8499458810895">
            <text:p>14.8499458811</text:p>
          </table:table-cell>
          <table:table-cell office:value-type="float" office:value="0.205767219982348">
            <text:p>0.20576722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4999.46443287">
            <text:p>2424999.46443287</text:p>
          </table:table-cell>
          <table:table-cell office:value-type="string">
            <text:p>1927-04-28 18:08:47.343750 EST-0500</text:p>
          </table:table-cell>
          <table:table-cell office:value-type="float" office:value="0">
            <text:p>0</text:p>
          </table:table-cell>
          <table:table-cell office:value-type="float" office:value="1.51275350747643">
            <text:p>1.5127535075</text:p>
          </table:table-cell>
          <table:table-cell office:value-type="float" office:value="1.51042636870254">
            <text:p>1.5104263687</text:p>
          </table:table-cell>
          <table:table-cell office:value-type="string">
            <text:p><text:s/>1 ♈ 30' 45"</text:p>
          </table:table-cell>
          <table:table-cell office:value-type="string">
            <text:p><text:s/>1 ♈ 30' 37"</text:p>
          </table:table-cell>
          <table:table-cell office:value-type="float" office:value="14.9836790220015">
            <text:p>14.983679022</text:p>
          </table:table-cell>
          <table:table-cell office:value-type="float" office:value="0.048575994236791">
            <text:p>0.0485759942</text:p>
          </table:table-cell>
          <table:table-cell office:value-type="float" office:value="338.675856645617">
            <text:p>338.6758566456</text:p>
          </table:table-cell>
          <table:table-cell office:value-type="float" office:value="338.673529506843">
            <text:p>338.6735295068</text:p>
          </table:table-cell>
          <table:table-cell office:value-type="string">
            <text:p><text:s/>8 ♓ 40' 33"</text:p>
          </table:table-cell>
          <table:table-cell office:value-type="string">
            <text:p><text:s/>8 ♓ 40' 24"</text:p>
          </table:table-cell>
          <table:table-cell office:value-type="float" office:value="14.9837131377156">
            <text:p>14.9837131377</text:p>
          </table:table-cell>
          <table:table-cell office:value-type="float" office:value="0.0486101061325277">
            <text:p>0.0486101061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000.60530093">
            <text:p>2425000.60530093</text:p>
          </table:table-cell>
          <table:table-cell office:value-type="string">
            <text:p>1927-04-29 21:31:38.437500 EST-0500</text:p>
          </table:table-cell>
          <table:table-cell office:value-type="float" office:value="0">
            <text:p>0</text:p>
          </table:table-cell>
          <table:table-cell office:value-type="float" office:value="18.7022022936546">
            <text:p>18.7022022937</text:p>
          </table:table-cell>
          <table:table-cell office:value-type="float" office:value="18.6996953739539">
            <text:p>18.699695374</text:p>
          </table:table-cell>
          <table:table-cell office:value-type="string">
            <text:p>18 ♈ 42' 07"</text:p>
          </table:table-cell>
          <table:table-cell office:value-type="string">
            <text:p>18 ♈ 41' 58"</text:p>
          </table:table-cell>
          <table:table-cell office:value-type="float" office:value="15.1161603596854">
            <text:p>15.1161603597</text:p>
          </table:table-cell>
          <table:table-cell office:value-type="float" office:value="1.67881373502869">
            <text:p>1.678813735</text:p>
          </table:table-cell>
          <table:table-cell office:value-type="float" office:value="355.8652994319">
            <text:p>355.8652994319</text:p>
          </table:table-cell>
          <table:table-cell office:value-type="float" office:value="355.862792512199">
            <text:p>355.8627925122</text:p>
          </table:table-cell>
          <table:table-cell office:value-type="string">
            <text:p>25 ♓ 51' 55"</text:p>
          </table:table-cell>
          <table:table-cell office:value-type="string">
            <text:p>25 ♓ 51' 46"</text:p>
          </table:table-cell>
          <table:table-cell office:value-type="float" office:value="15.1161907525456">
            <text:p>15.1161907525</text:p>
          </table:table-cell>
          <table:table-cell office:value-type="float" office:value="1.67884376455112">
            <text:p>1.6788437646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002.02790509">
            <text:p>2425002.02790509</text:p>
          </table:table-cell>
          <table:table-cell office:value-type="string">
            <text:p>1927-05-01 07:40:11.718750 EST-0500</text:p>
          </table:table-cell>
          <table:table-cell office:value-type="float" office:value="0">
            <text:p>0</text:p>
          </table:table-cell>
          <table:table-cell office:value-type="float" office:value="40.149445251071">
            <text:p>40.1494452511</text:p>
          </table:table-cell>
          <table:table-cell office:value-type="float" office:value="40.1489856865051">
            <text:p>40.1489856865</text:p>
          </table:table-cell>
          <table:table-cell office:value-type="string">
            <text:p>10 ♉ 08' 58"</text:p>
          </table:table-cell>
          <table:table-cell office:value-type="string">
            <text:p>10 ♉ 08' 56"</text:p>
          </table:table-cell>
          <table:table-cell office:value-type="float" office:value="14.9797394727214">
            <text:p>14.9797394727</text:p>
          </table:table-cell>
          <table:table-cell office:value-type="float" office:value="0.970856074907215">
            <text:p>0.9708560749</text:p>
          </table:table-cell>
          <table:table-cell office:value-type="float" office:value="17.3125168029686">
            <text:p>17.312516803</text:p>
          </table:table-cell>
          <table:table-cell office:value-type="float" office:value="17.3120572384028">
            <text:p>17.3120572384</text:p>
          </table:table-cell>
          <table:table-cell office:value-type="string">
            <text:p>17 ♈ 18' 45"</text:p>
          </table:table-cell>
          <table:table-cell office:value-type="string">
            <text:p>17 ♈ 18' 43"</text:p>
          </table:table-cell>
          <table:table-cell office:value-type="float" office:value="14.9797491293947">
            <text:p>14.9797491294</text:p>
          </table:table-cell>
          <table:table-cell office:value-type="float" office:value="0.970864853665762">
            <text:p>0.9708648537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004.81868056">
            <text:p>2425004.81868056</text:p>
          </table:table-cell>
          <table:table-cell office:value-type="string">
            <text:p>1927-05-04 02:38:54.375000 EST-0500</text:p>
          </table:table-cell>
          <table:table-cell office:value-type="float" office:value="0">
            <text:p>0</text:p>
          </table:table-cell>
          <table:table-cell office:value-type="float" office:value="80.6835305365496">
            <text:p>80.6835305365</text:p>
          </table:table-cell>
          <table:table-cell office:value-type="float" office:value="80.6806488347524">
            <text:p>80.6806488348</text:p>
          </table:table-cell>
          <table:table-cell office:value-type="string">
            <text:p>20 ♊ 41' 00"</text:p>
          </table:table-cell>
          <table:table-cell office:value-type="string">
            <text:p>20 ♊ 40' 50"</text:p>
          </table:table-cell>
          <table:table-cell office:value-type="float" office:value="13.9526197274554">
            <text:p>13.9526197275</text:p>
          </table:table-cell>
          <table:table-cell office:value-type="float" office:value="1.167635000333">
            <text:p>1.1676350003</text:p>
          </table:table-cell>
          <table:table-cell office:value-type="float" office:value="57.8464555622241">
            <text:p>57.8464555622</text:p>
          </table:table-cell>
          <table:table-cell office:value-type="float" office:value="57.8435738604269">
            <text:p>57.8435738604</text:p>
          </table:table-cell>
          <table:table-cell office:value-type="string">
            <text:p>27 ♉ 50' 47"</text:p>
          </table:table-cell>
          <table:table-cell office:value-type="string">
            <text:p>27 ♉ 50' 36"</text:p>
          </table:table-cell>
          <table:table-cell office:value-type="float" office:value="13.9525888332907">
            <text:p>13.9525888333</text:p>
          </table:table-cell>
          <table:table-cell office:value-type="float" office:value="1.1676040334863">
            <text:p>1.1676040335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006.3137963">
            <text:p>2425006.3137963</text:p>
          </table:table-cell>
          <table:table-cell office:value-type="string">
            <text:p>1927-05-05 14:31:52.500000 EST-0500</text:p>
          </table:table-cell>
          <table:table-cell office:value-type="float" office:value="0">
            <text:p>0</text:p>
          </table:table-cell>
          <table:table-cell office:value-type="float" office:value="101.029827134953">
            <text:p>101.029827135</text:p>
          </table:table-cell>
          <table:table-cell office:value-type="float" office:value="101.027011706011">
            <text:p>101.027011706</text:p>
          </table:table-cell>
          <table:table-cell office:value-type="string">
            <text:p>11 ♋ 01' 47"</text:p>
          </table:table-cell>
          <table:table-cell office:value-type="string">
            <text:p>11 ♋ 01' 37"</text:p>
          </table:table-cell>
          <table:table-cell office:value-type="float" office:value="13.2696870795318">
            <text:p>13.2696870795</text:p>
          </table:table-cell>
          <table:table-cell office:value-type="float" office:value="0.592898066198678">
            <text:p>0.5928980662</text:p>
          </table:table-cell>
          <table:table-cell office:value-type="float" office:value="78.1926473051505">
            <text:p>78.1926473052</text:p>
          </table:table-cell>
          <table:table-cell office:value-type="float" office:value="78.1898318762084">
            <text:p>78.1898318762</text:p>
          </table:table-cell>
          <table:table-cell office:value-type="string">
            <text:p>18 ♊ 11' 33"</text:p>
          </table:table-cell>
          <table:table-cell office:value-type="string">
            <text:p>18 ♊ 11' 23"</text:p>
          </table:table-cell>
          <table:table-cell office:value-type="float" office:value="13.269656956461">
            <text:p>13.2696569565</text:p>
          </table:table-cell>
          <table:table-cell office:value-type="float" office:value="0.592867943703699">
            <text:p>0.5928679437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018.11287037">
            <text:p>2425018.11287037</text:p>
          </table:table-cell>
          <table:table-cell office:value-type="string">
            <text:p>1927-05-17 09:42:32.343750 EST-0500</text:p>
          </table:table-cell>
          <table:table-cell office:value-type="float" office:value="0">
            <text:p>0</text:p>
          </table:table-cell>
          <table:table-cell office:value-type="float" office:value="245.038797454386">
            <text:p>245.0387974544</text:p>
          </table:table-cell>
          <table:table-cell office:value-type="float" office:value="245.038065538051">
            <text:p>245.0380655381</text:p>
          </table:table-cell>
          <table:table-cell office:value-type="string">
            <text:p><text:s/>5 ♐ 02' 19"</text:p>
          </table:table-cell>
          <table:table-cell office:value-type="string">
            <text:p><text:s/>5 ♐ 02' 17"</text:p>
          </table:table-cell>
          <table:table-cell office:value-type="float" office:value="12.4369432664659">
            <text:p>12.4369432665</text:p>
          </table:table-cell>
          <table:table-cell office:value-type="float" office:value="-0.0728669840541736">
            <text:p>-0.0728669841</text:p>
          </table:table-cell>
          <table:table-cell office:value-type="float" office:value="222.201245674709">
            <text:p>222.2012456747</text:p>
          </table:table-cell>
          <table:table-cell office:value-type="float" office:value="222.200513758374">
            <text:p>222.2005137584</text:p>
          </table:table-cell>
          <table:table-cell office:value-type="string">
            <text:p>12 ♏ 12' 04"</text:p>
          </table:table-cell>
          <table:table-cell office:value-type="string">
            <text:p>12 ♏ 12' 01"</text:p>
          </table:table-cell>
          <table:table-cell office:value-type="float" office:value="12.4369278456195">
            <text:p>12.4369278456</text:p>
          </table:table-cell>
          <table:table-cell office:value-type="float" office:value="-0.0728824003940109">
            <text:p>-0.072882400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020.64363426">
            <text:p>2425020.64363426</text:p>
          </table:table-cell>
          <table:table-cell office:value-type="string">
            <text:p>1927-05-19 22:26:50.156250 EST-0500</text:p>
          </table:table-cell>
          <table:table-cell office:value-type="float" office:value="0">
            <text:p>0</text:p>
          </table:table-cell>
          <table:table-cell office:value-type="float" office:value="58.1350786601169">
            <text:p>58.1350786601</text:p>
          </table:table-cell>
          <table:table-cell office:value-type="float" office:value="58.1348686419216">
            <text:p>58.1348686419</text:p>
          </table:table-cell>
          <table:table-cell office:value-type="string">
            <text:p>28 ♉ 08' 06"</text:p>
          </table:table-cell>
          <table:table-cell office:value-type="string">
            <text:p>28 ♉ 08' 05"</text:p>
          </table:table-cell>
          <table:table-cell office:value-type="float" office:value="2.18965302098472">
            <text:p>2.189653021</text:p>
          </table:table-cell>
          <table:table-cell office:value-type="float" office:value="0.96208309440563">
            <text:p>0.9620830944</text:p>
          </table:table-cell>
          <table:table-cell office:value-type="float" office:value="35.2973615566989">
            <text:p>35.2973615567</text:p>
          </table:table-cell>
          <table:table-cell office:value-type="float" office:value="35.2971515385035">
            <text:p>35.2971515385</text:p>
          </table:table-cell>
          <table:table-cell office:value-type="string">
            <text:p><text:s/>5 ♉ 17' 50"</text:p>
          </table:table-cell>
          <table:table-cell office:value-type="string">
            <text:p><text:s/>5 ♉ 17' 49"</text:p>
          </table:table-cell>
          <table:table-cell office:value-type="float" office:value="2.18961913395268">
            <text:p>2.189619134</text:p>
          </table:table-cell>
          <table:table-cell office:value-type="float" office:value="0.962049212727271">
            <text:p>0.9620492127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026.5752662">
            <text:p>2425026.5752662</text:p>
          </table:table-cell>
          <table:table-cell office:value-type="string">
            <text:p>1927-05-25 20:48:23.906250 EST-0500</text:p>
          </table:table-cell>
          <table:table-cell office:value-type="float" office:value="0">
            <text:p>0</text:p>
          </table:table-cell>
          <table:table-cell office:value-type="float" office:value="358.303340556071">
            <text:p>358.3033405561</text:p>
          </table:table-cell>
          <table:table-cell office:value-type="float" office:value="358.302127778063">
            <text:p>358.3021277781</text:p>
          </table:table-cell>
          <table:table-cell office:value-type="string">
            <text:p>28 ♓ 18' 12"</text:p>
          </table:table-cell>
          <table:table-cell office:value-type="string">
            <text:p>28 ♓ 18' 07"</text:p>
          </table:table-cell>
          <table:table-cell office:value-type="float" office:value="14.4564099370161">
            <text:p>14.456409937</text:p>
          </table:table-cell>
          <table:table-cell office:value-type="float" office:value="0.161630044419822">
            <text:p>0.1616300444</text:p>
          </table:table-cell>
          <table:table-cell office:value-type="float" office:value="335.465342576579">
            <text:p>335.4653425766</text:p>
          </table:table-cell>
          <table:table-cell office:value-type="float" office:value="335.464129798571">
            <text:p>335.4641297986</text:p>
          </table:table-cell>
          <table:table-cell office:value-type="string">
            <text:p><text:s/>5 ♓ 27' 55"</text:p>
          </table:table-cell>
          <table:table-cell office:value-type="string">
            <text:p><text:s/>5 ♓ 27' 50"</text:p>
          </table:table-cell>
          <table:table-cell office:value-type="float" office:value="14.4564326638192">
            <text:p>14.4564326638</text:p>
          </table:table-cell>
          <table:table-cell office:value-type="float" office:value="0.161652951938461">
            <text:p>0.1616529519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026.87556713">
            <text:p>2425026.87556713</text:p>
          </table:table-cell>
          <table:table-cell office:value-type="string">
            <text:p>1927-05-26 04:00:49.218750 EST-0500</text:p>
          </table:table-cell>
          <table:table-cell office:value-type="float" office:value="0">
            <text:p>0</text:p>
          </table:table-cell>
          <table:table-cell office:value-type="float" office:value="2.65373993480856">
            <text:p>2.6537399348</text:p>
          </table:table-cell>
          <table:table-cell office:value-type="float" office:value="2.65075530430962">
            <text:p>2.6507553043</text:p>
          </table:table-cell>
          <table:table-cell office:value-type="string">
            <text:p><text:s/>2 ♈ 39' 13"</text:p>
          </table:table-cell>
          <table:table-cell office:value-type="string">
            <text:p><text:s/>2 ♈ 39' 02"</text:p>
          </table:table-cell>
          <table:table-cell office:value-type="float" office:value="14.5161534587284">
            <text:p>14.5161534587</text:p>
          </table:table-cell>
          <table:table-cell office:value-type="float" office:value="0.0335442634369037">
            <text:p>0.0335442634</text:p>
          </table:table-cell>
          <table:table-cell office:value-type="float" office:value="339.81573750055">
            <text:p>339.8157375006</text:p>
          </table:table-cell>
          <table:table-cell office:value-type="float" office:value="339.812752870051">
            <text:p>339.8127528701</text:p>
          </table:table-cell>
          <table:table-cell office:value-type="string">
            <text:p><text:s/>9 ♓ 48' 56"</text:p>
          </table:table-cell>
          <table:table-cell office:value-type="string">
            <text:p><text:s/>9 ♓ 48' 45"</text:p>
          </table:table-cell>
          <table:table-cell office:value-type="float" office:value="14.5161771338713">
            <text:p>14.5161771339</text:p>
          </table:table-cell>
          <table:table-cell office:value-type="float" office:value="0.0335679662911411">
            <text:p>0.0335679663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031.37946759">
            <text:p>2425031.37946759</text:p>
          </table:table-cell>
          <table:table-cell office:value-type="string">
            <text:p>1927-05-30 16:06:26.718750 EST-0500</text:p>
          </table:table-cell>
          <table:table-cell office:value-type="float" office:value="0">
            <text:p>0</text:p>
          </table:table-cell>
          <table:table-cell office:value-type="float" office:value="68.4479687900839">
            <text:p>68.4479687901</text:p>
          </table:table-cell>
          <table:table-cell office:value-type="float" office:value="68.4470720560068">
            <text:p>68.447072056</text:p>
          </table:table-cell>
          <table:table-cell office:value-type="string">
            <text:p><text:s/>8 ♊ 26' 52"</text:p>
          </table:table-cell>
          <table:table-cell office:value-type="string">
            <text:p><text:s/>8 ♊ 26' 49"</text:p>
          </table:table-cell>
          <table:table-cell office:value-type="float" office:value="14.3296106726825">
            <text:p>14.3296106727</text:p>
          </table:table-cell>
          <table:table-cell office:value-type="float" office:value="0.95910568708043">
            <text:p>0.9591056871</text:p>
          </table:table-cell>
          <table:table-cell office:value-type="float" office:value="45.6097997991299">
            <text:p>45.6097997991</text:p>
          </table:table-cell>
          <table:table-cell office:value-type="float" office:value="45.6089030650529">
            <text:p>45.6089030651</text:p>
          </table:table-cell>
          <table:table-cell office:value-type="string">
            <text:p>15 ♉ 36' 35"</text:p>
          </table:table-cell>
          <table:table-cell office:value-type="string">
            <text:p>15 ♉ 36' 32"</text:p>
          </table:table-cell>
          <table:table-cell office:value-type="float" office:value="14.3295777806504">
            <text:p>14.3295777807</text:p>
          </table:table-cell>
          <table:table-cell office:value-type="float" office:value="0.959072649458159">
            <text:p>0.9590726495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032.41388889">
            <text:p>2425032.41388889</text:p>
          </table:table-cell>
          <table:table-cell office:value-type="string">
            <text:p>1927-05-31 16:56:00.937500 EST-0500</text:p>
          </table:table-cell>
          <table:table-cell office:value-type="float" office:value="0">
            <text:p>0</text:p>
          </table:table-cell>
          <table:table-cell office:value-type="float" office:value="83.1055569968496">
            <text:p>83.1055569968</text:p>
          </table:table-cell>
          <table:table-cell office:value-type="float" office:value="83.104735779025">
            <text:p>83.104735779</text:p>
          </table:table-cell>
          <table:table-cell office:value-type="string">
            <text:p>23 ♊ 06' 20"</text:p>
          </table:table-cell>
          <table:table-cell office:value-type="string">
            <text:p>23 ♊ 06' 17"</text:p>
          </table:table-cell>
          <table:table-cell office:value-type="float" office:value="13.997760101378">
            <text:p>13.9977601014</text:p>
          </table:table-cell>
          <table:table-cell office:value-type="float" office:value="1.9635446071607">
            <text:p>1.9635446072</text:p>
          </table:table-cell>
          <table:table-cell office:value-type="float" office:value="60.2673088858138">
            <text:p>60.2673088858</text:p>
          </table:table-cell>
          <table:table-cell office:value-type="float" office:value="60.2664876679892">
            <text:p>60.266487668</text:p>
          </table:table-cell>
          <table:table-cell office:value-type="string">
            <text:p><text:s/>0 ♊ 16' 02"</text:p>
          </table:table-cell>
          <table:table-cell office:value-type="string">
            <text:p><text:s/>0 ♊ 15' 59"</text:p>
          </table:table-cell>
          <table:table-cell office:value-type="float" office:value="13.9977180521425">
            <text:p>13.9977180521</text:p>
          </table:table-cell>
          <table:table-cell office:value-type="float" office:value="1.96350252411152">
            <text:p>1.9635025241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034.7434838">
            <text:p>2425034.7434838</text:p>
          </table:table-cell>
          <table:table-cell office:value-type="string">
            <text:p>1927-06-03 00:50:37.500000 EST-0500</text:p>
          </table:table-cell>
          <table:table-cell office:value-type="float" office:value="0">
            <text:p>0</text:p>
          </table:table-cell>
          <table:table-cell office:value-type="float" office:value="114.690874294134">
            <text:p>114.6908742941</text:p>
          </table:table-cell>
          <table:table-cell office:value-type="float" office:value="114.68798972539">
            <text:p>114.6879897254</text:p>
          </table:table-cell>
          <table:table-cell office:value-type="string">
            <text:p>24 ♋ 41' 27"</text:p>
          </table:table-cell>
          <table:table-cell office:value-type="string">
            <text:p>24 ♋ 41' 16"</text:p>
          </table:table-cell>
          <table:table-cell office:value-type="float" office:value="13.1091776970213">
            <text:p>13.109177697</text:p>
          </table:table-cell>
          <table:table-cell office:value-type="float" office:value="1.09880498094611">
            <text:p>1.0988049809</text:p>
          </table:table-cell>
          <table:table-cell office:value-type="float" office:value="91.8524435290743">
            <text:p>91.8524435291</text:p>
          </table:table-cell>
          <table:table-cell office:value-type="float" office:value="91.8495589603299">
            <text:p>91.8495589603</text:p>
          </table:table-cell>
          <table:table-cell office:value-type="string">
            <text:p><text:s/>1 ♋ 51' 08"</text:p>
          </table:table-cell>
          <table:table-cell office:value-type="string">
            <text:p><text:s/>1 ♋ 50' 58"</text:p>
          </table:table-cell>
          <table:table-cell office:value-type="float" office:value="13.1091454033487">
            <text:p>13.1091454033</text:p>
          </table:table-cell>
          <table:table-cell office:value-type="float" office:value="1.09877268600771">
            <text:p>1.098772686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035.01326389">
            <text:p>2425035.01326389</text:p>
          </table:table-cell>
          <table:table-cell office:value-type="string">
            <text:p>1927-06-03 07:19:06.093750 EST-0500</text:p>
          </table:table-cell>
          <table:table-cell office:value-type="float" office:value="0">
            <text:p>0</text:p>
          </table:table-cell>
          <table:table-cell office:value-type="float" office:value="118.21376092441">
            <text:p>118.2137609244</text:p>
          </table:table-cell>
          <table:table-cell office:value-type="float" office:value="118.210922419638">
            <text:p>118.2109224196</text:p>
          </table:table-cell>
          <table:table-cell office:value-type="string">
            <text:p>28 ♋ 12' 49"</text:p>
          </table:table-cell>
          <table:table-cell office:value-type="string">
            <text:p>28 ♋ 12' 39"</text:p>
          </table:table-cell>
          <table:table-cell office:value-type="float" office:value="13.0079048707292">
            <text:p>13.0079048707</text:p>
          </table:table-cell>
          <table:table-cell office:value-type="float" office:value="0.604516830486528">
            <text:p>0.6045168305</text:p>
          </table:table-cell>
          <table:table-cell office:value-type="float" office:value="95.3753115779066">
            <text:p>95.3753115779</text:p>
          </table:table-cell>
          <table:table-cell office:value-type="float" office:value="95.3724730731352">
            <text:p>95.3724730731</text:p>
          </table:table-cell>
          <table:table-cell office:value-type="string">
            <text:p><text:s/>5 ♋ 22' 31"</text:p>
          </table:table-cell>
          <table:table-cell office:value-type="string">
            <text:p><text:s/>5 ♋ 22' 20"</text:p>
          </table:table-cell>
          <table:table-cell office:value-type="float" office:value="13.0078756031694">
            <text:p>13.0078756032</text:p>
          </table:table-cell>
          <table:table-cell office:value-type="float" office:value="0.60448765062356">
            <text:p>0.6044876506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5041.72297454">
            <text:p>2425041.72297454</text:p>
          </table:table-cell>
          <table:table-cell office:value-type="string">
            <text:p>1927-06-10 00:21:05.625000 EST-0500</text:p>
          </table:table-cell>
          <table:table-cell office:value-type="float" office:value="0">
            <text:p>0</text:p>
          </table:table-cell>
          <table:table-cell office:value-type="float" office:value="122.274690762666">
            <text:p>122.2746907627</text:p>
          </table:table-cell>
          <table:table-cell office:value-type="float" office:value="122.274584450199">
            <text:p>122.2745844502</text:p>
          </table:table-cell>
          <table:table-cell table:number-columns-repeated="2" office:value-type="string">
            <text:p><text:s/>2 ♌ 16' 28"</text:p>
          </table:table-cell>
          <table:table-cell office:value-type="float" office:value="1.07441142960003">
            <text:p>1.0744114296</text:p>
          </table:table-cell>
          <table:table-cell office:value-type="float" office:value="0.606740128754575">
            <text:p>0.6067401288</text:p>
          </table:table-cell>
          <table:table-cell office:value-type="float" office:value="99.4360151900217">
            <text:p>99.43601519</text:p>
          </table:table-cell>
          <table:table-cell office:value-type="float" office:value="99.4359088775543">
            <text:p>99.4359088776</text:p>
          </table:table-cell>
          <table:table-cell table:number-columns-repeated="2" office:value-type="string">
            <text:p><text:s/>9 ♋ 26' 09"</text:p>
          </table:table-cell>
          <table:table-cell office:value-type="float" office:value="1.07442731416609">
            <text:p>1.0744273142</text:p>
          </table:table-cell>
          <table:table-cell office:value-type="float" office:value="0.60675596722715">
            <text:p>0.6067559672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045.25618056">
            <text:p>2425045.25618056</text:p>
          </table:table-cell>
          <table:table-cell office:value-type="string">
            <text:p>1927-06-13 13:08:54.375000 EST-0500</text:p>
          </table:table-cell>
          <table:table-cell office:value-type="float" office:value="0">
            <text:p>0</text:p>
          </table:table-cell>
          <table:table-cell office:value-type="float" office:value="243.059150126926">
            <text:p>243.0591501269</text:p>
          </table:table-cell>
          <table:table-cell office:value-type="float" office:value="243.058502875941">
            <text:p>243.0585028759</text:p>
          </table:table-cell>
          <table:table-cell office:value-type="string">
            <text:p><text:s/>3 ♐ 03' 32"</text:p>
          </table:table-cell>
          <table:table-cell office:value-type="string">
            <text:p><text:s/>3 ♐ 03' 30"</text:p>
          </table:table-cell>
          <table:table-cell office:value-type="float" office:value="12.5000441246311">
            <text:p>12.5000441246</text:p>
          </table:table-cell>
          <table:table-cell office:value-type="float" office:value="-0.0682942669584313">
            <text:p>-0.068294267</text:p>
          </table:table-cell>
          <table:table-cell office:value-type="float" office:value="220.220337373751">
            <text:p>220.2203373738</text:p>
          </table:table-cell>
          <table:table-cell office:value-type="float" office:value="220.219690122766">
            <text:p>220.2196901228</text:p>
          </table:table-cell>
          <table:table-cell office:value-type="string">
            <text:p>10 ♏ 13' 13"</text:p>
          </table:table-cell>
          <table:table-cell office:value-type="string">
            <text:p>10 ♏ 13' 10"</text:p>
          </table:table-cell>
          <table:table-cell office:value-type="float" office:value="12.5000232241836">
            <text:p>12.5000232242</text:p>
          </table:table-cell>
          <table:table-cell office:value-type="float" office:value="-0.0683151810244127">
            <text:p>-0.068315181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054.07112268">
            <text:p>2425054.07112268</text:p>
          </table:table-cell>
          <table:table-cell office:value-type="string">
            <text:p>1927-06-22 08:42:25.312500 EST-0500</text:p>
          </table:table-cell>
          <table:table-cell office:value-type="float" office:value="0">
            <text:p>0</text:p>
          </table:table-cell>
          <table:table-cell office:value-type="float" office:value="1.91356232304318">
            <text:p>1.913562323</text:p>
          </table:table-cell>
          <table:table-cell office:value-type="float" office:value="1.91227274603414">
            <text:p>1.912272746</text:p>
          </table:table-cell>
          <table:table-cell office:value-type="string">
            <text:p><text:s/>1 ♈ 54' 48"</text:p>
          </table:table-cell>
          <table:table-cell office:value-type="string">
            <text:p><text:s/>1 ♈ 54' 44"</text:p>
          </table:table-cell>
          <table:table-cell office:value-type="float" office:value="14.2332390404111">
            <text:p>14.2332390404</text:p>
          </table:table-cell>
          <table:table-cell office:value-type="float" office:value="0.0975942055558975">
            <text:p>0.0975942056</text:p>
          </table:table-cell>
          <table:table-cell office:value-type="float" office:value="339.074241002126">
            <text:p>339.0742410021</text:p>
          </table:table-cell>
          <table:table-cell office:value-type="float" office:value="339.072951425117">
            <text:p>339.0729514251</text:p>
          </table:table-cell>
          <table:table-cell office:value-type="string">
            <text:p><text:s/>9 ♓ 04' 27"</text:p>
          </table:table-cell>
          <table:table-cell office:value-type="string">
            <text:p><text:s/>9 ♓ 04' 22"</text:p>
          </table:table-cell>
          <table:table-cell office:value-type="float" office:value="14.2332577902042">
            <text:p>14.2332577902</text:p>
          </table:table-cell>
          <table:table-cell office:value-type="float" office:value="0.0976132923455034">
            <text:p>0.0976132923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054.16877315">
            <text:p>2425054.16877315</text:p>
          </table:table-cell>
          <table:table-cell office:value-type="string">
            <text:p>1927-06-22 11:03:02.812500 EST-0500</text:p>
          </table:table-cell>
          <table:table-cell office:value-type="float" office:value="0">
            <text:p>0</text:p>
          </table:table-cell>
          <table:table-cell office:value-type="float" office:value="3.3038280692066">
            <text:p>3.3038280692</text:p>
          </table:table-cell>
          <table:table-cell office:value-type="float" office:value="3.30117143321883">
            <text:p>3.3011714332</text:p>
          </table:table-cell>
          <table:table-cell office:value-type="string">
            <text:p><text:s/>3 ♈ 18' 13"</text:p>
          </table:table-cell>
          <table:table-cell office:value-type="string">
            <text:p><text:s/>3 ♈ 18' 04"</text:p>
          </table:table-cell>
          <table:table-cell office:value-type="float" office:value="14.2410248597709">
            <text:p>14.2410248598</text:p>
          </table:table-cell>
          <table:table-cell office:value-type="float" office:value="0.0134818747935596">
            <text:p>0.0134818748</text:p>
          </table:table-cell>
          <table:table-cell office:value-type="float" office:value="340.464504896223">
            <text:p>340.4645048962</text:p>
          </table:table-cell>
          <table:table-cell office:value-type="float" office:value="340.461848260235">
            <text:p>340.4618482602</text:p>
          </table:table-cell>
          <table:table-cell office:value-type="string">
            <text:p>10 ♓ 27' 52"</text:p>
          </table:table-cell>
          <table:table-cell office:value-type="string">
            <text:p>10 ♓ 27' 42"</text:p>
          </table:table-cell>
          <table:table-cell office:value-type="float" office:value="14.2410438096991">
            <text:p>14.2410438097</text:p>
          </table:table-cell>
          <table:table-cell office:value-type="float" office:value="0.013501149442285">
            <text:p>0.0135011494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060.77277778">
            <text:p>2425060.77277778</text:p>
          </table:table-cell>
          <table:table-cell office:value-type="string">
            <text:p>1927-06-29 01:32:48.750000 EST-0500</text:p>
          </table:table-cell>
          <table:table-cell office:value-type="float" office:value="0">
            <text:p>0</text:p>
          </table:table-cell>
          <table:table-cell office:value-type="float" office:value="96.5342334528487">
            <text:p>96.5342334528</text:p>
          </table:table-cell>
          <table:table-cell office:value-type="float" office:value="96.5313896445413">
            <text:p>96.5313896445</text:p>
          </table:table-cell>
          <table:table-cell office:value-type="string">
            <text:p><text:s/>6 ♋ 32' 03"</text:p>
          </table:table-cell>
          <table:table-cell office:value-type="string">
            <text:p><text:s/>6 ♋ 31' 53"</text:p>
          </table:table-cell>
          <table:table-cell office:value-type="float" office:value="13.5822192401089">
            <text:p>13.5822192401</text:p>
          </table:table-cell>
          <table:table-cell office:value-type="float" office:value="0.953884684329135">
            <text:p>0.9538846843</text:p>
          </table:table-cell>
          <table:table-cell office:value-type="float" office:value="73.6945638803583">
            <text:p>73.6945638804</text:p>
          </table:table-cell>
          <table:table-cell office:value-type="float" office:value="73.6917200720508">
            <text:p>73.6917200721</text:p>
          </table:table-cell>
          <table:table-cell office:value-type="string">
            <text:p>13 ♊ 41' 40"</text:p>
          </table:table-cell>
          <table:table-cell office:value-type="string">
            <text:p>13 ♊ 41' 30"</text:p>
          </table:table-cell>
          <table:table-cell office:value-type="float" office:value="13.5821750240832">
            <text:p>13.5821750241</text:p>
          </table:table-cell>
          <table:table-cell office:value-type="float" office:value="0.953840474756796">
            <text:p>0.9538404748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062.6199537">
            <text:p>2425062.6199537</text:p>
          </table:table-cell>
          <table:table-cell office:value-type="string">
            <text:p>1927-06-30 21:52:44.062500 EST-0500</text:p>
          </table:table-cell>
          <table:table-cell office:value-type="float" office:value="0">
            <text:p>0</text:p>
          </table:table-cell>
          <table:table-cell office:value-type="float" office:value="121.126579614831">
            <text:p>121.1265796148</text:p>
          </table:table-cell>
          <table:table-cell office:value-type="float" office:value="121.125744671599">
            <text:p>121.1257446716</text:p>
          </table:table-cell>
          <table:table-cell office:value-type="string">
            <text:p><text:s/>1 ♌ 07' 35"</text:p>
          </table:table-cell>
          <table:table-cell office:value-type="string">
            <text:p><text:s/>1 ♌ 07' 32"</text:p>
          </table:table-cell>
          <table:table-cell office:value-type="float" office:value="13.0352122274018">
            <text:p>13.0352122274</text:p>
          </table:table-cell>
          <table:table-cell office:value-type="float" office:value="0.405735524506738">
            <text:p>0.4057355245</text:p>
          </table:table-cell>
          <table:table-cell office:value-type="float" office:value="98.2867697140381">
            <text:p>98.286769714</text:p>
          </table:table-cell>
          <table:table-cell office:value-type="float" office:value="98.2859347708064">
            <text:p>98.2859347708</text:p>
          </table:table-cell>
          <table:table-cell office:value-type="string">
            <text:p><text:s/>8 ♋ 17' 12"</text:p>
          </table:table-cell>
          <table:table-cell office:value-type="string">
            <text:p><text:s/>8 ♋ 17' 09"</text:p>
          </table:table-cell>
          <table:table-cell office:value-type="float" office:value="13.0351836043221">
            <text:p>13.0351836043</text:p>
          </table:table-cell>
          <table:table-cell office:value-type="float" office:value="0.405707416653657">
            <text:p>0.4057074167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063.75520833">
            <text:p>2425063.75520833</text:p>
          </table:table-cell>
          <table:table-cell office:value-type="string">
            <text:p>1927-07-02 01:07:30.000000 EST-0500</text:p>
          </table:table-cell>
          <table:table-cell office:value-type="float" office:value="0">
            <text:p>0</text:p>
          </table:table-cell>
          <table:table-cell office:value-type="float" office:value="135.729760504002">
            <text:p>135.729760504</text:p>
          </table:table-cell>
          <table:table-cell office:value-type="float" office:value="135.728339414459">
            <text:p>135.7283394145</text:p>
          </table:table-cell>
          <table:table-cell office:value-type="string">
            <text:p>15 ♌ 43' 47"</text:p>
          </table:table-cell>
          <table:table-cell office:value-type="string">
            <text:p>15 ♌ 43' 42"</text:p>
          </table:table-cell>
          <table:table-cell office:value-type="float" office:value="12.6944960504059">
            <text:p>12.6944960504</text:p>
          </table:table-cell>
          <table:table-cell office:value-type="float" office:value="0.6148147405587">
            <text:p>0.6148147406</text:p>
          </table:table-cell>
          <table:table-cell office:value-type="float" office:value="112.889883711037">
            <text:p>112.889883711</text:p>
          </table:table-cell>
          <table:table-cell office:value-type="float" office:value="112.888462621494">
            <text:p>112.8884626215</text:p>
          </table:table-cell>
          <table:table-cell office:value-type="string">
            <text:p>22 ♋ 53' 23"</text:p>
          </table:table-cell>
          <table:table-cell office:value-type="string">
            <text:p>22 ♋ 53' 18"</text:p>
          </table:table-cell>
          <table:table-cell office:value-type="float" office:value="12.694482332368">
            <text:p>12.6944823324</text:p>
          </table:table-cell>
          <table:table-cell office:value-type="float" office:value="0.614801559793579">
            <text:p>0.6148015598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064.5362037">
            <text:p>2425064.5362037</text:p>
          </table:table-cell>
          <table:table-cell office:value-type="string">
            <text:p>1927-07-02 19:52:08.906250 EST-0500</text:p>
          </table:table-cell>
          <table:table-cell office:value-type="float" office:value="0">
            <text:p>0</text:p>
          </table:table-cell>
          <table:table-cell office:value-type="float" office:value="145.557966516848">
            <text:p>145.5579665168</text:p>
          </table:table-cell>
          <table:table-cell office:value-type="float" office:value="145.557684257894">
            <text:p>145.5576842579</text:p>
          </table:table-cell>
          <table:table-cell office:value-type="string">
            <text:p>25 ♌ 33' 28"</text:p>
          </table:table-cell>
          <table:table-cell office:value-type="string">
            <text:p>25 ♌ 33' 27"</text:p>
          </table:table-cell>
          <table:table-cell office:value-type="float" office:value="12.4772452605991">
            <text:p>12.4772452606</text:p>
          </table:table-cell>
          <table:table-cell office:value-type="float" office:value="0.95411152025985">
            <text:p>0.9541115203</text:p>
          </table:table-cell>
          <table:table-cell office:value-type="float" office:value="122.718053854218">
            <text:p>122.7180538542</text:p>
          </table:table-cell>
          <table:table-cell office:value-type="float" office:value="122.717771595265">
            <text:p>122.7177715953</text:p>
          </table:table-cell>
          <table:table-cell office:value-type="string">
            <text:p><text:s/>2 ♌ 43' 04"</text:p>
          </table:table-cell>
          <table:table-cell office:value-type="string">
            <text:p><text:s/>2 ♌ 43' 03"</text:p>
          </table:table-cell>
          <table:table-cell office:value-type="float" office:value="12.4772416312811">
            <text:p>12.4772416313</text:p>
          </table:table-cell>
          <table:table-cell office:value-type="float" office:value="0.954108638788012">
            <text:p>0.9541086388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072.48347222">
            <text:p>2425072.48347222</text:p>
          </table:table-cell>
          <table:table-cell office:value-type="string">
            <text:p>1927-07-10 18:36:12.656250 EST-0500</text:p>
          </table:table-cell>
          <table:table-cell office:value-type="float" office:value="0">
            <text:p>0</text:p>
          </table:table-cell>
          <table:table-cell office:value-type="float" office:value="241.547283206806">
            <text:p>241.5472832068</text:p>
          </table:table-cell>
          <table:table-cell office:value-type="float" office:value="241.545362728218">
            <text:p>241.5453627282</text:p>
          </table:table-cell>
          <table:table-cell office:value-type="string">
            <text:p><text:s/>1 ♐ 32' 50"</text:p>
          </table:table-cell>
          <table:table-cell office:value-type="string">
            <text:p><text:s/>1 ♐ 32' 43"</text:p>
          </table:table-cell>
          <table:table-cell office:value-type="float" office:value="12.431273204433">
            <text:p>12.4312732044</text:p>
          </table:table-cell>
          <table:table-cell office:value-type="float" office:value="-0.0394869483809032">
            <text:p>-0.0394869484</text:p>
          </table:table-cell>
          <table:table-cell office:value-type="float" office:value="218.707133258342">
            <text:p>218.7071332583</text:p>
          </table:table-cell>
          <table:table-cell office:value-type="float" office:value="218.705212779754">
            <text:p>218.7052127798</text:p>
          </table:table-cell>
          <table:table-cell office:value-type="string">
            <text:p><text:s/>8 ♏ 42' 25"</text:p>
          </table:table-cell>
          <table:table-cell office:value-type="string">
            <text:p><text:s/>8 ♏ 42' 18"</text:p>
          </table:table-cell>
          <table:table-cell office:value-type="float" office:value="12.4312554598338">
            <text:p>12.4312554598</text:p>
          </table:table-cell>
          <table:table-cell office:value-type="float" office:value="-0.0395047108271297">
            <text:p>-0.0395047108</text:p>
          </table:table-cell>
        </table:table-row>
        <table:table-row table:style-name="ro1">
          <table:table-cell office:value-type="string">
            <text:p>Jupiter/Uranus</text:p>
          </table:table-cell>
          <table:table-cell office:value-type="float" office:value="2425077.36091435">
            <text:p>2425077.36091435</text:p>
          </table:table-cell>
          <table:table-cell office:value-type="string">
            <text:p>1927-07-15 15:39:43.593750 EST-0500</text:p>
          </table:table-cell>
          <table:table-cell office:value-type="float" office:value="0">
            <text:p>0</text:p>
          </table:table-cell>
          <table:table-cell office:value-type="float" office:value="3.39801970228836">
            <text:p>3.3980197023</text:p>
          </table:table-cell>
          <table:table-cell office:value-type="float" office:value="3.39801712001776">
            <text:p>3.39801712</text:p>
          </table:table-cell>
          <table:table-cell table:number-columns-repeated="2" office:value-type="string">
            <text:p><text:s/>3 ♈ 23' 52"</text:p>
          </table:table-cell>
          <table:table-cell office:value-type="float" office:value="0.028171498044704">
            <text:p>0.028171498</text:p>
          </table:table-cell>
          <table:table-cell office:value-type="float" office:value="-0.00512036467220071">
            <text:p>-0.0051203647</text:p>
          </table:table-cell>
          <table:table-cell office:value-type="float" office:value="340.557522086363">
            <text:p>340.5575220864</text:p>
          </table:table-cell>
          <table:table-cell office:value-type="float" office:value="340.557519504092">
            <text:p>340.5575195041</text:p>
          </table:table-cell>
          <table:table-cell table:number-columns-repeated="2" office:value-type="string">
            <text:p>10 ♓ 33' 27"</text:p>
          </table:table-cell>
          <table:table-cell office:value-type="float" office:value="0.028145279547228">
            <text:p>0.0281452795</text:p>
          </table:table-cell>
          <table:table-cell office:value-type="float" office:value="-0.00514638597356101">
            <text:p>-0.005146386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081.40021991">
            <text:p>2425081.40021991</text:p>
          </table:table-cell>
          <table:table-cell office:value-type="string">
            <text:p>1927-07-19 16:36:19.687500 EST-0500</text:p>
          </table:table-cell>
          <table:table-cell office:value-type="float" office:value="0">
            <text:p>0</text:p>
          </table:table-cell>
          <table:table-cell office:value-type="float" office:value="3.37340335016995">
            <text:p>3.3734033502</text:p>
          </table:table-cell>
          <table:table-cell office:value-type="float" office:value="3.37078612243826">
            <text:p>3.3707861224</text:p>
          </table:table-cell>
          <table:table-cell office:value-type="string">
            <text:p><text:s/>3 ♈ 22' 24"</text:p>
          </table:table-cell>
          <table:table-cell office:value-type="string">
            <text:p><text:s/>3 ♈ 22' 14"</text:p>
          </table:table-cell>
          <table:table-cell office:value-type="float" office:value="14.339252243013">
            <text:p>14.339252243</text:p>
          </table:table-cell>
          <table:table-cell office:value-type="float" office:value="-0.00834803795534375">
            <text:p>-0.008348038</text:p>
          </table:table-cell>
          <table:table-cell office:value-type="float" office:value="340.532765598036">
            <text:p>340.532765598</text:p>
          </table:table-cell>
          <table:table-cell office:value-type="float" office:value="340.530148370305">
            <text:p>340.5301483703</text:p>
          </table:table-cell>
          <table:table-cell office:value-type="string">
            <text:p>10 ♓ 31' 57"</text:p>
          </table:table-cell>
          <table:table-cell office:value-type="string">
            <text:p>10 ♓ 31' 48"</text:p>
          </table:table-cell>
          <table:table-cell office:value-type="float" office:value="14.3392755517889">
            <text:p>14.3392755518</text:p>
          </table:table-cell>
          <table:table-cell office:value-type="float" office:value="-0.00832409914670104">
            <text:p>-0.0083240991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081.40827546">
            <text:p>2425081.40827546</text:p>
          </table:table-cell>
          <table:table-cell office:value-type="string">
            <text:p>1927-07-19 16:47:55.781250 EST-0500</text:p>
          </table:table-cell>
          <table:table-cell office:value-type="float" office:value="0">
            <text:p>0</text:p>
          </table:table-cell>
          <table:table-cell office:value-type="float" office:value="3.48891253346425">
            <text:p>3.4889125335</text:p>
          </table:table-cell>
          <table:table-cell office:value-type="float" office:value="3.48562959197912">
            <text:p>3.485629592</text:p>
          </table:table-cell>
          <table:table-cell office:value-type="string">
            <text:p><text:s/>3 ♈ 29' 20"</text:p>
          </table:table-cell>
          <table:table-cell office:value-type="string">
            <text:p><text:s/>3 ♈ 29' 08"</text:p>
          </table:table-cell>
          <table:table-cell office:value-type="float" office:value="14.3388903028995">
            <text:p>14.3388903029</text:p>
          </table:table-cell>
          <table:table-cell office:value-type="float" office:value="0.0150868191311284">
            <text:p>0.0150868191</text:p>
          </table:table-cell>
          <table:table-cell office:value-type="float" office:value="340.648274667086">
            <text:p>340.6482746671</text:p>
          </table:table-cell>
          <table:table-cell office:value-type="float" office:value="340.644991725601">
            <text:p>340.6449917256</text:p>
          </table:table-cell>
          <table:table-cell office:value-type="string">
            <text:p>10 ♓ 38' 53"</text:p>
          </table:table-cell>
          <table:table-cell office:value-type="string">
            <text:p>10 ♓ 38' 41"</text:p>
          </table:table-cell>
          <table:table-cell office:value-type="float" office:value="14.3389136264669">
            <text:p>14.3389136265</text:p>
          </table:table-cell>
          <table:table-cell office:value-type="float" office:value="0.0151106792737395">
            <text:p>0.015110679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081.48225694">
            <text:p>2425081.48225694</text:p>
          </table:table-cell>
          <table:table-cell office:value-type="string">
            <text:p>1927-07-19 18:34:27.187500 EST-0500</text:p>
          </table:table-cell>
          <table:table-cell office:value-type="float" office:value="0">
            <text:p>0</text:p>
          </table:table-cell>
          <table:table-cell office:value-type="float" office:value="116.278122520116">
            <text:p>116.2781225201</text:p>
          </table:table-cell>
          <table:table-cell office:value-type="float" office:value="116.278317239889">
            <text:p>116.2783172399</text:p>
          </table:table-cell>
          <table:table-cell table:number-columns-repeated="2" office:value-type="string">
            <text:p>26 ♋ 16' 41"</text:p>
          </table:table-cell>
          <table:table-cell office:value-type="float" office:value="-0.678940944483232">
            <text:p>-0.6789409445</text:p>
          </table:table-cell>
          <table:table-cell office:value-type="float" office:value="0.954185977458143">
            <text:p>0.9541859775</text:p>
          </table:table-cell>
          <table:table-cell office:value-type="float" office:value="93.4374836073257">
            <text:p>93.4374836073</text:p>
          </table:table-cell>
          <table:table-cell office:value-type="float" office:value="93.4376783270989">
            <text:p>93.4376783271</text:p>
          </table:table-cell>
          <table:table-cell office:value-type="string">
            <text:p><text:s/>3 ♋ 26' 14"</text:p>
          </table:table-cell>
          <table:table-cell office:value-type="string">
            <text:p><text:s/>3 ♋ 26' 15"</text:p>
          </table:table-cell>
          <table:table-cell office:value-type="float" office:value="-0.678916542580889">
            <text:p>-0.6789165426</text:p>
          </table:table-cell>
          <table:table-cell office:value-type="float" office:value="0.954210091078017">
            <text:p>0.9542100911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089.27424768">
            <text:p>2425089.27424768</text:p>
          </table:table-cell>
          <table:table-cell office:value-type="string">
            <text:p>1927-07-27 13:34:55.312500 EST-0500</text:p>
          </table:table-cell>
          <table:table-cell office:value-type="float" office:value="0">
            <text:p>0</text:p>
          </table:table-cell>
          <table:table-cell office:value-type="float" office:value="112.167147809188">
            <text:p>112.1671478092</text:p>
          </table:table-cell>
          <table:table-cell office:value-type="float" office:value="112.165904714483">
            <text:p>112.1659047145</text:p>
          </table:table-cell>
          <table:table-cell office:value-type="string">
            <text:p>22 ♋ 10' 01"</text:p>
          </table:table-cell>
          <table:table-cell office:value-type="string">
            <text:p>22 ♋ 09' 57"</text:p>
          </table:table-cell>
          <table:table-cell office:value-type="float" office:value="13.1006741313746">
            <text:p>13.1006741314</text:p>
          </table:table-cell>
          <table:table-cell office:value-type="float" office:value="-0.273228218268022">
            <text:p>-0.2732282183</text:p>
          </table:table-cell>
          <table:table-cell office:value-type="float" office:value="89.3261162673825">
            <text:p>89.3261162674</text:p>
          </table:table-cell>
          <table:table-cell office:value-type="float" office:value="89.324873172677">
            <text:p>89.3248731727</text:p>
          </table:table-cell>
          <table:table-cell office:value-type="string">
            <text:p>29 ♊ 19' 34"</text:p>
          </table:table-cell>
          <table:table-cell office:value-type="string">
            <text:p>29 ♊ 19' 29"</text:p>
          </table:table-cell>
          <table:table-cell office:value-type="float" office:value="13.1006455577385">
            <text:p>13.1006455577</text:p>
          </table:table-cell>
          <table:table-cell office:value-type="float" office:value="-0.273256182752234">
            <text:p>-0.2732561828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090.23420139">
            <text:p>2425090.23420139</text:p>
          </table:table-cell>
          <table:table-cell office:value-type="string">
            <text:p>1927-07-28 12:37:15.937500 EST-0500</text:p>
          </table:table-cell>
          <table:table-cell office:value-type="float" office:value="0">
            <text:p>0</text:p>
          </table:table-cell>
          <table:table-cell office:value-type="float" office:value="124.641486746681">
            <text:p>124.6414867467</text:p>
          </table:table-cell>
          <table:table-cell office:value-type="float" office:value="124.638641888924">
            <text:p>124.6386418889</text:p>
          </table:table-cell>
          <table:table-cell office:value-type="string">
            <text:p><text:s/>4 ♌ 38' 29"</text:p>
          </table:table-cell>
          <table:table-cell office:value-type="string">
            <text:p><text:s/>4 ♌ 38' 19"</text:p>
          </table:table-cell>
          <table:table-cell office:value-type="float" office:value="12.8874042825976">
            <text:p>12.8874042826</text:p>
          </table:table-cell>
          <table:table-cell office:value-type="float" office:value="0.956263647505649">
            <text:p>0.9562636475</text:p>
          </table:table-cell>
          <table:table-cell office:value-type="float" office:value="101.800396399905">
            <text:p>101.8003963999</text:p>
          </table:table-cell>
          <table:table-cell office:value-type="float" office:value="101.797551542148">
            <text:p>101.7975515421</text:p>
          </table:table-cell>
          <table:table-cell office:value-type="string">
            <text:p>11 ♋ 48' 01"</text:p>
          </table:table-cell>
          <table:table-cell office:value-type="string">
            <text:p>11 ♋ 47' 51"</text:p>
          </table:table-cell>
          <table:table-cell office:value-type="float" office:value="12.8873865624308">
            <text:p>12.8873865624</text:p>
          </table:table-cell>
          <table:table-cell office:value-type="float" office:value="0.956246481059629">
            <text:p>0.9562464811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092.52521991">
            <text:p>2425092.52521991</text:p>
          </table:table-cell>
          <table:table-cell office:value-type="string">
            <text:p>1927-07-30 19:36:19.687500 EST-0500</text:p>
          </table:table-cell>
          <table:table-cell office:value-type="float" office:value="0">
            <text:p>0</text:p>
          </table:table-cell>
          <table:table-cell office:value-type="float" office:value="153.573078531148">
            <text:p>153.5730785311</text:p>
          </table:table-cell>
          <table:table-cell office:value-type="float" office:value="153.571861077883">
            <text:p>153.5718610779</text:p>
          </table:table-cell>
          <table:table-cell office:value-type="string">
            <text:p><text:s/>3 ♍ 34' 23"</text:p>
          </table:table-cell>
          <table:table-cell office:value-type="string">
            <text:p><text:s/>3 ♍ 34' 18"</text:p>
          </table:table-cell>
          <table:table-cell office:value-type="float" office:value="12.374531315952">
            <text:p>12.374531316</text:p>
          </table:table-cell>
          <table:table-cell office:value-type="float" office:value="0.626222062613498">
            <text:p>0.6262220626</text:p>
          </table:table-cell>
          <table:table-cell office:value-type="float" office:value="130.73189643083">
            <text:p>130.7318964308</text:p>
          </table:table-cell>
          <table:table-cell office:value-type="float" office:value="130.730678977565">
            <text:p>130.7306789776</text:p>
          </table:table-cell>
          <table:table-cell office:value-type="string">
            <text:p>10 ♌ 43' 54"</text:p>
          </table:table-cell>
          <table:table-cell office:value-type="string">
            <text:p>10 ♌ 43' 50"</text:p>
          </table:table-cell>
          <table:table-cell office:value-type="float" office:value="12.3745426870159">
            <text:p>12.374542687</text:p>
          </table:table-cell>
          <table:table-cell office:value-type="float" office:value="0.626234449480594">
            <text:p>0.6262344495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093.77644676">
            <text:p>2425093.77644676</text:p>
          </table:table-cell>
          <table:table-cell office:value-type="string">
            <text:p>1927-08-01 01:38:05.156250 EST-0500</text:p>
          </table:table-cell>
          <table:table-cell office:value-type="float" office:value="0">
            <text:p>0</text:p>
          </table:table-cell>
          <table:table-cell office:value-type="float" office:value="168.899543217147">
            <text:p>168.8995432171</text:p>
          </table:table-cell>
          <table:table-cell office:value-type="float" office:value="168.898154100411">
            <text:p>168.8981541004</text:p>
          </table:table-cell>
          <table:table-cell office:value-type="string">
            <text:p>18 ♍ 53' 58"</text:p>
          </table:table-cell>
          <table:table-cell office:value-type="string">
            <text:p>18 ♍ 53' 53"</text:p>
          </table:table-cell>
          <table:table-cell office:value-type="float" office:value="12.1317800043635">
            <text:p>12.1317800044</text:p>
          </table:table-cell>
          <table:table-cell office:value-type="float" office:value="0.577705775503236">
            <text:p>0.5777057755</text:p>
          </table:table-cell>
          <table:table-cell office:value-type="float" office:value="146.058336568207">
            <text:p>146.0583365682</text:p>
          </table:table-cell>
          <table:table-cell office:value-type="float" office:value="146.056947451471">
            <text:p>146.0569474515</text:p>
          </table:table-cell>
          <table:table-cell office:value-type="string">
            <text:p>26 ♌ 03' 30"</text:p>
          </table:table-cell>
          <table:table-cell office:value-type="string">
            <text:p>26 ♌ 03' 25"</text:p>
          </table:table-cell>
          <table:table-cell office:value-type="float" office:value="12.1318023629967">
            <text:p>12.131802363</text:p>
          </table:table-cell>
          <table:table-cell office:value-type="float" office:value="0.577729857616224">
            <text:p>0.577729857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099.8018287">
            <text:p>2425099.8018287</text:p>
          </table:table-cell>
          <table:table-cell office:value-type="string">
            <text:p>1927-08-07 02:14:38.906250 EST-0500</text:p>
          </table:table-cell>
          <table:table-cell office:value-type="float" office:value="0">
            <text:p>0</text:p>
          </table:table-cell>
          <table:table-cell office:value-type="float" office:value="241.025043851981">
            <text:p>241.025043852</text:p>
          </table:table-cell>
          <table:table-cell office:value-type="float" office:value="241.024578734492">
            <text:p>241.0245787345</text:p>
          </table:table-cell>
          <table:table-cell office:value-type="string">
            <text:p><text:s/>1 ♐ 01' 30"</text:p>
          </table:table-cell>
          <table:table-cell office:value-type="string">
            <text:p><text:s/>1 ♐ 01' 28"</text:p>
          </table:table-cell>
          <table:table-cell office:value-type="float" office:value="12.2535083615077">
            <text:p>12.2535083615</text:p>
          </table:table-cell>
          <table:table-cell office:value-type="float" office:value="0.00256127303695438">
            <text:p>0.002561273</text:p>
          </table:table-cell>
          <table:table-cell office:value-type="float" office:value="218.183711185865">
            <text:p>218.1837111859</text:p>
          </table:table-cell>
          <table:table-cell office:value-type="float" office:value="218.183246068376">
            <text:p>218.1832460684</text:p>
          </table:table-cell>
          <table:table-cell office:value-type="string">
            <text:p><text:s/>8 ♏ 11' 01"</text:p>
          </table:table-cell>
          <table:table-cell office:value-type="string">
            <text:p><text:s/>8 ♏ 10' 59"</text:p>
          </table:table-cell>
          <table:table-cell office:value-type="float" office:value="12.2535004841421">
            <text:p>12.2535004841</text:p>
          </table:table-cell>
          <table:table-cell office:value-type="float" office:value="0.002553383720422">
            <text:p>0.0025533837</text:p>
          </table:table-cell>
        </table:table-row>
        <table:table-row table:style-name="ro1">
          <table:table-cell office:value-type="string">
            <text:p>Jupiter/Uranus</text:p>
          </table:table-cell>
          <table:table-cell office:value-type="float" office:value="2425104.00008102">
            <text:p>2425104.00008102</text:p>
          </table:table-cell>
          <table:table-cell office:value-type="string">
            <text:p>1927-08-11 07:00:07.031250 EST-0500</text:p>
          </table:table-cell>
          <table:table-cell office:value-type="float" office:value="0">
            <text:p>0</text:p>
          </table:table-cell>
          <table:table-cell office:value-type="float" office:value="2.99205210419601">
            <text:p>2.9920521042</text:p>
          </table:table-cell>
          <table:table-cell office:value-type="float" office:value="2.99205386963417">
            <text:p>2.9920538696</text:p>
          </table:table-cell>
          <table:table-cell table:number-columns-repeated="2" office:value-type="string">
            <text:p><text:s/>2 ♈ 59' 31"</text:p>
          </table:table-cell>
          <table:table-cell office:value-type="float" office:value="-0.0579517828253296">
            <text:p>-0.0579517828</text:p>
          </table:table-cell>
          <table:table-cell office:value-type="float" office:value="-0.0245807681176829">
            <text:p>-0.0245807681</text:p>
          </table:table-cell>
          <table:table-cell office:value-type="float" office:value="340.150459147582">
            <text:p>340.1504591476</text:p>
          </table:table-cell>
          <table:table-cell office:value-type="float" office:value="340.15046091302">
            <text:p>340.150460913</text:p>
          </table:table-cell>
          <table:table-cell table:number-columns-repeated="2" office:value-type="string">
            <text:p>10 ♓ 09' 01"</text:p>
          </table:table-cell>
          <table:table-cell office:value-type="float" office:value="-0.0579772581060634">
            <text:p>-0.0579772581</text:p>
          </table:table-cell>
          <table:table-cell office:value-type="float" office:value="-0.0246060323840621">
            <text:p>-0.0246060324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108.63899306">
            <text:p>2425108.63899306</text:p>
          </table:table-cell>
          <table:table-cell office:value-type="string">
            <text:p>1927-08-15 22:20:09.375000 EST-0500</text:p>
          </table:table-cell>
          <table:table-cell office:value-type="float" office:value="0">
            <text:p>0</text:p>
          </table:table-cell>
          <table:table-cell office:value-type="float" office:value="2.69305537147368">
            <text:p>2.6930553715</text:p>
          </table:table-cell>
          <table:table-cell office:value-type="float" office:value="2.69077865322754">
            <text:p>2.6907786532</text:p>
          </table:table-cell>
          <table:table-cell office:value-type="string">
            <text:p><text:s/>2 ♈ 41' 34"</text:p>
          </table:table-cell>
          <table:table-cell office:value-type="string">
            <text:p><text:s/>2 ♈ 41' 26"</text:p>
          </table:table-cell>
          <table:table-cell office:value-type="float" office:value="14.7446174255931">
            <text:p>14.7446174256</text:p>
          </table:table-cell>
          <table:table-cell office:value-type="float" office:value="-0.0718252712730351">
            <text:p>-0.0718252713</text:p>
          </table:table-cell>
          <table:table-cell office:value-type="float" office:value="339.851319085431">
            <text:p>339.8513190854</text:p>
          </table:table-cell>
          <table:table-cell office:value-type="float" office:value="339.849042367185">
            <text:p>339.8490423672</text:p>
          </table:table-cell>
          <table:table-cell office:value-type="string">
            <text:p><text:s/>9 ♓ 51' 04"</text:p>
          </table:table-cell>
          <table:table-cell office:value-type="string">
            <text:p><text:s/>9 ♓ 50' 56"</text:p>
          </table:table-cell>
          <table:table-cell office:value-type="float" office:value="14.7446508939069">
            <text:p>14.7446508939</text:p>
          </table:table-cell>
          <table:table-cell office:value-type="float" office:value="-0.0717912120964863">
            <text:p>-0.0717912121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108.6512037">
            <text:p>2425108.6512037</text:p>
          </table:table-cell>
          <table:table-cell office:value-type="string">
            <text:p>1927-08-15 22:37:44.062500 EST-0500</text:p>
          </table:table-cell>
          <table:table-cell office:value-type="float" office:value="0">
            <text:p>0</text:p>
          </table:table-cell>
          <table:table-cell office:value-type="float" office:value="2.87309055556067">
            <text:p>2.8730905556</text:p>
          </table:table-cell>
          <table:table-cell office:value-type="float" office:value="2.87090902878289">
            <text:p>2.8709090288</text:p>
          </table:table-cell>
          <table:table-cell office:value-type="string">
            <text:p><text:s/>2 ♈ 52' 23"</text:p>
          </table:table-cell>
          <table:table-cell office:value-type="string">
            <text:p><text:s/>2 ♈ 52' 15"</text:p>
          </table:table-cell>
          <table:table-cell office:value-type="float" office:value="14.7436099586207">
            <text:p>14.7436099586</text:p>
          </table:table-cell>
          <table:table-cell office:value-type="float" office:value="-0.0274735524874605">
            <text:p>-0.0274735525</text:p>
          </table:table-cell>
          <table:table-cell office:value-type="float" office:value="340.031354221764">
            <text:p>340.0313542218</text:p>
          </table:table-cell>
          <table:table-cell office:value-type="float" office:value="340.029172694986">
            <text:p>340.029172695</text:p>
          </table:table-cell>
          <table:table-cell office:value-type="string">
            <text:p>10 ♓ 01' 52"</text:p>
          </table:table-cell>
          <table:table-cell office:value-type="string">
            <text:p>10 ♓ 01' 45"</text:p>
          </table:table-cell>
          <table:table-cell office:value-type="float" office:value="14.7436434566715">
            <text:p>14.7436434567</text:p>
          </table:table-cell>
          <table:table-cell office:value-type="float" office:value="-0.0274393469513754">
            <text:p>-0.027439347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119.17292824">
            <text:p>2425119.17292824</text:p>
          </table:table-cell>
          <table:table-cell office:value-type="string">
            <text:p>1927-08-26 11:09:01.406250 EST-0500</text:p>
          </table:table-cell>
          <table:table-cell office:value-type="float" office:value="0">
            <text:p>0</text:p>
          </table:table-cell>
          <table:table-cell office:value-type="float" office:value="145.469119038578">
            <text:p>145.4691190386</text:p>
          </table:table-cell>
          <table:table-cell office:value-type="float" office:value="145.467409051379">
            <text:p>145.4674090514</text:p>
          </table:table-cell>
          <table:table-cell office:value-type="string">
            <text:p>25 ♌ 28' 08"</text:p>
          </table:table-cell>
          <table:table-cell office:value-type="string">
            <text:p>25 ♌ 28' 02"</text:p>
          </table:table-cell>
          <table:table-cell office:value-type="float" office:value="12.4297355339733">
            <text:p>12.429735534</text:p>
          </table:table-cell>
          <table:table-cell office:value-type="float" office:value="1.98595135131506">
            <text:p>1.9859513513</text:p>
          </table:table-cell>
          <table:table-cell office:value-type="float" office:value="122.626964852253">
            <text:p>122.6269648523</text:p>
          </table:table-cell>
          <table:table-cell office:value-type="float" office:value="122.625254865054">
            <text:p>122.6252548651</text:p>
          </table:table-cell>
          <table:table-cell office:value-type="string">
            <text:p><text:s/>2 ♌ 37' 37"</text:p>
          </table:table-cell>
          <table:table-cell office:value-type="string">
            <text:p><text:s/>2 ♌ 37' 30"</text:p>
          </table:table-cell>
          <table:table-cell office:value-type="float" office:value="12.4297499565658">
            <text:p>12.4297499566</text:p>
          </table:table-cell>
          <table:table-cell office:value-type="float" office:value="1.98596646844376">
            <text:p>1.9859664684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119.78206018">
            <text:p>2425119.78206018</text:p>
          </table:table-cell>
          <table:table-cell office:value-type="string">
            <text:p>1927-08-27 01:46:10.312500 EST-0500</text:p>
          </table:table-cell>
          <table:table-cell office:value-type="float" office:value="0">
            <text:p>0</text:p>
          </table:table-cell>
          <table:table-cell office:value-type="float" office:value="153.009847975999">
            <text:p>153.009847976</text:p>
          </table:table-cell>
          <table:table-cell office:value-type="float" office:value="153.00892987641">
            <text:p>153.0089298764</text:p>
          </table:table-cell>
          <table:table-cell office:value-type="string">
            <text:p><text:s/>3 ♍ 00' 35"</text:p>
          </table:table-cell>
          <table:table-cell office:value-type="string">
            <text:p><text:s/>3 ♍ 00' 32"</text:p>
          </table:table-cell>
          <table:table-cell office:value-type="float" office:value="12.3297026603793">
            <text:p>12.3297026604</text:p>
          </table:table-cell>
          <table:table-cell office:value-type="float" office:value="0.965842654476297">
            <text:p>0.9658426545</text:p>
          </table:table-cell>
          <table:table-cell office:value-type="float" office:value="130.167682195966">
            <text:p>130.167682196</text:p>
          </table:table-cell>
          <table:table-cell office:value-type="float" office:value="130.166764096378">
            <text:p>130.1667640964</text:p>
          </table:table-cell>
          <table:table-cell office:value-type="string">
            <text:p>10 ♌ 10' 03"</text:p>
          </table:table-cell>
          <table:table-cell office:value-type="string">
            <text:p>10 ♌ 10' 00"</text:p>
          </table:table-cell>
          <table:table-cell office:value-type="float" office:value="12.3297241199894">
            <text:p>12.32972412</text:p>
          </table:table-cell>
          <table:table-cell office:value-type="float" office:value="0.965865338315865">
            <text:p>0.9658653383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121.32039352">
            <text:p>2425121.32039352</text:p>
          </table:table-cell>
          <table:table-cell office:value-type="string">
            <text:p>1927-08-28 14:41:22.031250 EST-0500</text:p>
          </table:table-cell>
          <table:table-cell office:value-type="float" office:value="0">
            <text:p>0</text:p>
          </table:table-cell>
          <table:table-cell office:value-type="float" office:value="171.792587154678">
            <text:p>171.7925871547</text:p>
          </table:table-cell>
          <table:table-cell office:value-type="float" office:value="171.791519526844">
            <text:p>171.7915195268</text:p>
          </table:table-cell>
          <table:table-cell office:value-type="string">
            <text:p>21 ♍ 47' 33"</text:p>
          </table:table-cell>
          <table:table-cell office:value-type="string">
            <text:p>21 ♍ 47' 29"</text:p>
          </table:table-cell>
          <table:table-cell office:value-type="float" office:value="12.0953930705517">
            <text:p>12.0953930706</text:p>
          </table:table-cell>
          <table:table-cell office:value-type="float" office:value="0.639929881320474">
            <text:p>0.6399298813</text:p>
          </table:table-cell>
          <table:table-cell office:value-type="float" office:value="148.950408208382">
            <text:p>148.9504082084</text:p>
          </table:table-cell>
          <table:table-cell office:value-type="float" office:value="148.949340580548">
            <text:p>148.9493405805</text:p>
          </table:table-cell>
          <table:table-cell office:value-type="string">
            <text:p>28 ♌ 57' 01"</text:p>
          </table:table-cell>
          <table:table-cell office:value-type="string">
            <text:p>28 ♌ 56' 57"</text:p>
          </table:table-cell>
          <table:table-cell office:value-type="float" office:value="12.0954272223182">
            <text:p>12.0954272223</text:p>
          </table:table-cell>
          <table:table-cell office:value-type="float" office:value="0.639964849882699">
            <text:p>0.6399648499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121.46931713">
            <text:p>2425121.46931713</text:p>
          </table:table-cell>
          <table:table-cell office:value-type="string">
            <text:p>1927-08-28 18:15:49.218750 EST-0500</text:p>
          </table:table-cell>
          <table:table-cell office:value-type="float" office:value="0">
            <text:p>0</text:p>
          </table:table-cell>
          <table:table-cell office:value-type="float" office:value="173.592336188249">
            <text:p>173.5923361882</text:p>
          </table:table-cell>
          <table:table-cell office:value-type="float" office:value="173.59081217712">
            <text:p>173.5908121771</text:p>
          </table:table-cell>
          <table:table-cell office:value-type="string">
            <text:p>23 ♍ 35' 32"</text:p>
          </table:table-cell>
          <table:table-cell office:value-type="string">
            <text:p>23 ♍ 35' 26"</text:p>
          </table:table-cell>
          <table:table-cell office:value-type="float" office:value="12.0747852859539">
            <text:p>12.074785286</text:p>
          </table:table-cell>
          <table:table-cell office:value-type="float" office:value="-0.330415681553326">
            <text:p>-0.3304156816</text:p>
          </table:table-cell>
          <table:table-cell office:value-type="float" office:value="150.750156833702">
            <text:p>150.7501568337</text:p>
          </table:table-cell>
          <table:table-cell office:value-type="float" office:value="150.748632822574">
            <text:p>150.7486328226</text:p>
          </table:table-cell>
          <table:table-cell office:value-type="string">
            <text:p><text:s/>0 ♍ 45' 00"</text:p>
          </table:table-cell>
          <table:table-cell office:value-type="string">
            <text:p><text:s/>0 ♍ 44' 55"</text:p>
          </table:table-cell>
          <table:table-cell office:value-type="float" office:value="12.0748201826385">
            <text:p>12.0748201826</text:p>
          </table:table-cell>
          <table:table-cell office:value-type="float" office:value="-0.330378444225489">
            <text:p>-0.3303784442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5123.17">
            <text:p>2425123.17</text:p>
          </table:table-cell>
          <table:table-cell office:value-type="string">
            <text:p>1927-08-30 11:04:48.281250 EST-0500</text:p>
          </table:table-cell>
          <table:table-cell office:value-type="float" office:value="0">
            <text:p>0</text:p>
          </table:table-cell>
          <table:table-cell office:value-type="float" office:value="172.975781703696">
            <text:p>172.9757817037</text:p>
          </table:table-cell>
          <table:table-cell office:value-type="float" office:value="172.976024138563">
            <text:p>172.9760241386</text:p>
          </table:table-cell>
          <table:table-cell office:value-type="string">
            <text:p>22 ♍ 58' 32"</text:p>
          </table:table-cell>
          <table:table-cell office:value-type="string">
            <text:p>22 ♍ 58' 33"</text:p>
          </table:table-cell>
          <table:table-cell office:value-type="float" office:value="-0.392240762486521">
            <text:p>-0.3922407625</text:p>
          </table:table-cell>
          <table:table-cell office:value-type="float" office:value="0.64088938272508">
            <text:p>0.6408893827</text:p>
          </table:table-cell>
          <table:table-cell office:value-type="float" office:value="150.133600888172">
            <text:p>150.1336008882</text:p>
          </table:table-cell>
          <table:table-cell office:value-type="float" office:value="150.13384332304">
            <text:p>150.133843323</text:p>
          </table:table-cell>
          <table:table-cell office:value-type="string">
            <text:p><text:s/>0 ♍ 08' 00"</text:p>
          </table:table-cell>
          <table:table-cell office:value-type="string">
            <text:p><text:s/>0 ♍ 08' 01"</text:p>
          </table:table-cell>
          <table:table-cell office:value-type="float" office:value="-0.392203581424102">
            <text:p>-0.3922035814</text:p>
          </table:table-cell>
          <table:table-cell office:value-type="float" office:value="0.64092615236268">
            <text:p>0.640926152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126.12239583">
            <text:p>2425126.12239583</text:p>
          </table:table-cell>
          <table:table-cell office:value-type="string">
            <text:p>1927-09-02 09:56:15.000000 EST-0500</text:p>
          </table:table-cell>
          <table:table-cell office:value-type="float" office:value="0">
            <text:p>0</text:p>
          </table:table-cell>
          <table:table-cell office:value-type="float" office:value="159.140994503935">
            <text:p>159.1409945039</text:p>
          </table:table-cell>
          <table:table-cell office:value-type="float" office:value="159.140968021028">
            <text:p>159.140968021</text:p>
          </table:table-cell>
          <table:table-cell table:number-columns-repeated="2" office:value-type="string">
            <text:p><text:s/>9 ♍ 08' 27"</text:p>
          </table:table-cell>
          <table:table-cell office:value-type="float" office:value="1.92763093530398">
            <text:p>1.9276309353</text:p>
          </table:table-cell>
          <table:table-cell office:value-type="float" office:value="0.968442663099397">
            <text:p>0.9684426631</text:p>
          </table:table-cell>
          <table:table-cell office:value-type="float" office:value="136.298780961685">
            <text:p>136.2987809617</text:p>
          </table:table-cell>
          <table:table-cell office:value-type="float" office:value="136.298754478777">
            <text:p>136.2987544788</text:p>
          </table:table-cell>
          <table:table-cell table:number-columns-repeated="2" office:value-type="string">
            <text:p>16 ♌ 17' 55"</text:p>
          </table:table-cell>
          <table:table-cell office:value-type="float" office:value="1.92764456679192">
            <text:p>1.9276445668</text:p>
          </table:table-cell>
          <table:table-cell office:value-type="float" office:value="0.968456133077702">
            <text:p>0.9684561331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127.18928241">
            <text:p>2425127.18928241</text:p>
          </table:table-cell>
          <table:table-cell office:value-type="string">
            <text:p>1927-09-03 11:32:34.687500 EST-0500</text:p>
          </table:table-cell>
          <table:table-cell office:value-type="float" office:value="0">
            <text:p>0</text:p>
          </table:table-cell>
          <table:table-cell office:value-type="float" office:value="241.695183469591">
            <text:p>241.6951834696</text:p>
          </table:table-cell>
          <table:table-cell office:value-type="float" office:value="241.693960903367">
            <text:p>241.6939609034</text:p>
          </table:table-cell>
          <table:table-cell office:value-type="string">
            <text:p><text:s/>1 ♐ 41' 42"</text:p>
          </table:table-cell>
          <table:table-cell office:value-type="string">
            <text:p><text:s/>1 ♐ 41' 38"</text:p>
          </table:table-cell>
          <table:table-cell office:value-type="float" office:value="12.0617195210682">
            <text:p>12.0617195211</text:p>
          </table:table-cell>
          <table:table-cell office:value-type="float" office:value="0.0457637508408574">
            <text:p>0.0457637508</text:p>
          </table:table-cell>
          <table:table-cell office:value-type="float" office:value="218.852937124451">
            <text:p>218.8529371245</text:p>
          </table:table-cell>
          <table:table-cell office:value-type="float" office:value="218.851714558226">
            <text:p>218.8517145582</text:p>
          </table:table-cell>
          <table:table-cell office:value-type="string">
            <text:p><text:s/>8 ♏ 51' 10"</text:p>
          </table:table-cell>
          <table:table-cell office:value-type="string">
            <text:p><text:s/>8 ♏ 51' 06"</text:p>
          </table:table-cell>
          <table:table-cell office:value-type="float" office:value="12.0617211217481">
            <text:p>12.0617211217</text:p>
          </table:table-cell>
          <table:table-cell office:value-type="float" office:value="0.0457653424786685">
            <text:p>0.0457653425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5131.27131944">
            <text:p>2425131.27131944</text:p>
          </table:table-cell>
          <table:table-cell office:value-type="string">
            <text:p>1927-09-07 13:30:42.187500 EST-0500</text:p>
          </table:table-cell>
          <table:table-cell office:value-type="float" office:value="0">
            <text:p>0</text:p>
          </table:table-cell>
          <table:table-cell office:value-type="float" office:value="168.835239907155">
            <text:p>168.8352399072</text:p>
          </table:table-cell>
          <table:table-cell office:value-type="float" office:value="168.835222205024">
            <text:p>168.835222205</text:p>
          </table:table-cell>
          <table:table-cell table:number-columns-repeated="2" office:value-type="string">
            <text:p>18 ♍ 50' 06"</text:p>
          </table:table-cell>
          <table:table-cell office:value-type="float" office:value="1.83528697361305">
            <text:p>1.8352869736</text:p>
          </table:table-cell>
          <table:table-cell office:value-type="float" office:value="-0.599637361014321">
            <text:p>-0.599637361</text:p>
          </table:table-cell>
          <table:table-cell office:value-type="float" office:value="145.99278215572">
            <text:p>145.9927821557</text:p>
          </table:table-cell>
          <table:table-cell office:value-type="float" office:value="145.992764453589">
            <text:p>145.9927644536</text:p>
          </table:table-cell>
          <table:table-cell office:value-type="string">
            <text:p>25 ♌ 59' 34"</text:p>
          </table:table-cell>
          <table:table-cell office:value-type="string">
            <text:p>25 ♌ 59' 33"</text:p>
          </table:table-cell>
          <table:table-cell office:value-type="float" office:value="1.83527027772437">
            <text:p>1.8352702777</text:p>
          </table:table-cell>
          <table:table-cell office:value-type="float" office:value="-0.599651763523378">
            <text:p>-0.5996517635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5134.23982639">
            <text:p>2425134.23982639</text:p>
          </table:table-cell>
          <table:table-cell office:value-type="string">
            <text:p>1927-09-10 12:45:21.093750 EST-0500</text:p>
          </table:table-cell>
          <table:table-cell office:value-type="float" office:value="0">
            <text:p>0</text:p>
          </table:table-cell>
          <table:table-cell office:value-type="float" office:value="167.015712716272">
            <text:p>167.0157127163</text:p>
          </table:table-cell>
          <table:table-cell office:value-type="float" office:value="167.015845655037">
            <text:p>167.015845655</text:p>
          </table:table-cell>
          <table:table-cell office:value-type="string">
            <text:p>17 ♍ 00' 56"</text:p>
          </table:table-cell>
          <table:table-cell office:value-type="string">
            <text:p>17 ♍ 00' 57"</text:p>
          </table:table-cell>
          <table:table-cell office:value-type="float" office:value="-0.620311065202801">
            <text:p>-0.6203110652</text:p>
          </table:table-cell>
          <table:table-cell office:value-type="float" office:value="0.971863992612998">
            <text:p>0.9718639926</text:p>
          </table:table-cell>
          <table:table-cell office:value-type="float" office:value="144.173147153804">
            <text:p>144.1731471538</text:p>
          </table:table-cell>
          <table:table-cell office:value-type="float" office:value="144.173280092568">
            <text:p>144.1732800926</text:p>
          </table:table-cell>
          <table:table-cell table:number-columns-repeated="2" office:value-type="string">
            <text:p>24 ♌ 10' 23"</text:p>
          </table:table-cell>
          <table:table-cell office:value-type="float" office:value="-0.620283142143624">
            <text:p>-0.6202831421</text:p>
          </table:table-cell>
          <table:table-cell office:value-type="float" office:value="0.971889142260734">
            <text:p>0.9718891423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135.83552083">
            <text:p>2425135.83552083</text:p>
          </table:table-cell>
          <table:table-cell office:value-type="string">
            <text:p>1927-09-12 03:03:09.843750 EST-0500</text:p>
          </table:table-cell>
          <table:table-cell office:value-type="float" office:value="0">
            <text:p>0</text:p>
          </table:table-cell>
          <table:table-cell office:value-type="float" office:value="359.847874875989">
            <text:p>359.847874876</text:p>
          </table:table-cell>
          <table:table-cell office:value-type="float" office:value="359.846071974503">
            <text:p>359.8460719745</text:p>
          </table:table-cell>
          <table:table-cell office:value-type="string">
            <text:p>29 ♓ 50' 52"</text:p>
          </table:table-cell>
          <table:table-cell office:value-type="string">
            <text:p>29 ♓ 50' 45"</text:p>
          </table:table-cell>
          <table:table-cell office:value-type="float" office:value="15.1484448570502">
            <text:p>15.1484448571</text:p>
          </table:table-cell>
          <table:table-cell office:value-type="float" office:value="-0.128532514099222">
            <text:p>-0.1285325141</text:p>
          </table:table-cell>
          <table:table-cell office:value-type="float" office:value="337.005304508903">
            <text:p>337.0053045089</text:p>
          </table:table-cell>
          <table:table-cell office:value-type="float" office:value="337.003501607416">
            <text:p>337.0035016074</text:p>
          </table:table-cell>
          <table:table-cell office:value-type="string">
            <text:p><text:s/>7 ♓ 00' 19"</text:p>
          </table:table-cell>
          <table:table-cell office:value-type="string">
            <text:p><text:s/>7 ♓ 00' 12"</text:p>
          </table:table-cell>
          <table:table-cell office:value-type="float" office:value="15.1484861542883">
            <text:p>15.1484861543</text:p>
          </table:table-cell>
          <table:table-cell office:value-type="float" office:value="-0.128490731720809">
            <text:p>-0.1284907317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135.97395833">
            <text:p>2425135.97395833</text:p>
          </table:table-cell>
          <table:table-cell office:value-type="string">
            <text:p>1927-09-12 06:22:30.000000 EST-0500</text:p>
          </table:table-cell>
          <table:table-cell office:value-type="float" office:value="0">
            <text:p>0</text:p>
          </table:table-cell>
          <table:table-cell office:value-type="float" office:value="1.94533959055466">
            <text:p>1.9453395906</text:p>
          </table:table-cell>
          <table:table-cell office:value-type="float" office:value="1.94249456128382">
            <text:p>1.9424945613</text:p>
          </table:table-cell>
          <table:table-cell office:value-type="string">
            <text:p><text:s/>1 ♈ 56' 43"</text:p>
          </table:table-cell>
          <table:table-cell office:value-type="string">
            <text:p><text:s/>1 ♈ 56' 32"</text:p>
          </table:table-cell>
          <table:table-cell office:value-type="float" office:value="15.1529592826322">
            <text:p>15.1529592826</text:p>
          </table:table-cell>
          <table:table-cell office:value-type="float" office:value="-0.0387974883328537">
            <text:p>-0.0387974883</text:p>
          </table:table-cell>
          <table:table-cell office:value-type="float" office:value="339.102769776603">
            <text:p>339.1027697766</text:p>
          </table:table-cell>
          <table:table-cell office:value-type="float" office:value="339.099924747332">
            <text:p>339.0999247473</text:p>
          </table:table-cell>
          <table:table-cell office:value-type="string">
            <text:p><text:s/>9 ♓ 06' 09"</text:p>
          </table:table-cell>
          <table:table-cell office:value-type="string">
            <text:p><text:s/>9 ♓ 05' 59"</text:p>
          </table:table-cell>
          <table:table-cell office:value-type="float" office:value="15.1530010859757">
            <text:p>15.153001086</text:p>
          </table:table-cell>
          <table:table-cell office:value-type="float" office:value="-0.0387551715770696">
            <text:p>-0.0387551716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5139.70833333">
            <text:p>2425139.70833333</text:p>
          </table:table-cell>
          <table:table-cell office:value-type="string">
            <text:p>1927-09-16 00:00:00.000000 EST-0500</text:p>
          </table:table-cell>
          <table:table-cell office:value-type="float" office:value="0">
            <text:p>0</text:p>
          </table:table-cell>
          <table:table-cell office:value-type="float" office:value="183.647430199423">
            <text:p>183.6474301994</text:p>
          </table:table-cell>
          <table:table-cell office:value-type="float" office:value="183.64737539516">
            <text:p>183.6473753952</text:p>
          </table:table-cell>
          <table:table-cell table:number-columns-repeated="2" office:value-type="string">
            <text:p><text:s/>3 ♎ 38' 50"</text:p>
          </table:table-cell>
          <table:table-cell office:value-type="float" office:value="1.67820015510226">
            <text:p>1.6782001551</text:p>
          </table:table-cell>
          <table:table-cell office:value-type="float" office:value="0.649872650057495">
            <text:p>0.6498726501</text:p>
          </table:table-cell>
          <table:table-cell office:value-type="float" office:value="160.804815538102">
            <text:p>160.8048155381</text:p>
          </table:table-cell>
          <table:table-cell office:value-type="float" office:value="160.804760733839">
            <text:p>160.8047607338</text:p>
          </table:table-cell>
          <table:table-cell table:number-columns-repeated="2" office:value-type="string">
            <text:p>10 ♍ 48' 17"</text:p>
          </table:table-cell>
          <table:table-cell office:value-type="float" office:value="1.67819862967342">
            <text:p>1.6781986297</text:p>
          </table:table-cell>
          <table:table-cell office:value-type="float" office:value="0.649871139643038">
            <text:p>0.6498711396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147.62336806">
            <text:p>2425147.62336806</text:p>
          </table:table-cell>
          <table:table-cell office:value-type="string">
            <text:p>1927-09-23 21:57:39.375000 EST-0500</text:p>
          </table:table-cell>
          <table:table-cell office:value-type="float" office:value="0">
            <text:p>0</text:p>
          </table:table-cell>
          <table:table-cell office:value-type="float" office:value="160.135557181472">
            <text:p>160.1355571815</text:p>
          </table:table-cell>
          <table:table-cell office:value-type="float" office:value="160.135422071285">
            <text:p>160.1354220713</text:p>
          </table:table-cell>
          <table:table-cell office:value-type="string">
            <text:p>10 ♍ 08' 08"</text:p>
          </table:table-cell>
          <table:table-cell office:value-type="string">
            <text:p>10 ♍ 08' 07"</text:p>
          </table:table-cell>
          <table:table-cell office:value-type="float" office:value="12.148529215202">
            <text:p>12.1485292152</text:p>
          </table:table-cell>
          <table:table-cell office:value-type="float" office:value="-0.318706715940926">
            <text:p>-0.3187067159</text:p>
          </table:table-cell>
          <table:table-cell office:value-type="float" office:value="137.292621424087">
            <text:p>137.2926214241</text:p>
          </table:table-cell>
          <table:table-cell office:value-type="float" office:value="137.2924863139">
            <text:p>137.2924863139</text:p>
          </table:table-cell>
          <table:table-cell office:value-type="string">
            <text:p>17 ♌ 17' 33"</text:p>
          </table:table-cell>
          <table:table-cell office:value-type="string">
            <text:p>17 ♌ 17' 32"</text:p>
          </table:table-cell>
          <table:table-cell office:value-type="float" office:value="12.1485616804836">
            <text:p>12.1485616805</text:p>
          </table:table-cell>
          <table:table-cell office:value-type="float" office:value="-0.318672046226409">
            <text:p>-0.3186720462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149.4246412">
            <text:p>2425149.4246412</text:p>
          </table:table-cell>
          <table:table-cell office:value-type="string">
            <text:p>1927-09-25 17:11:29.062500 EST-0500</text:p>
          </table:table-cell>
          <table:table-cell office:value-type="float" office:value="0">
            <text:p>0</text:p>
          </table:table-cell>
          <table:table-cell office:value-type="float" office:value="181.840418784798">
            <text:p>181.8404187848</text:p>
          </table:table-cell>
          <table:table-cell office:value-type="float" office:value="181.83984143679">
            <text:p>181.8398414368</text:p>
          </table:table-cell>
          <table:table-cell office:value-type="string">
            <text:p><text:s/>1 ♎ 50' 25"</text:p>
          </table:table-cell>
          <table:table-cell office:value-type="string">
            <text:p><text:s/>1 ♎ 50' 23"</text:p>
          </table:table-cell>
          <table:table-cell office:value-type="float" office:value="11.9608598754246">
            <text:p>11.9608598754</text:p>
          </table:table-cell>
          <table:table-cell office:value-type="float" office:value="0.980700021113097">
            <text:p>0.9807000211</text:p>
          </table:table-cell>
          <table:table-cell office:value-type="float" office:value="158.997484017623">
            <text:p>158.9974840176</text:p>
          </table:table-cell>
          <table:table-cell office:value-type="float" office:value="158.996906669614">
            <text:p>158.9969066696</text:p>
          </table:table-cell>
          <table:table-cell office:value-type="string">
            <text:p><text:s/>8 ♍ 59' 50"</text:p>
          </table:table-cell>
          <table:table-cell office:value-type="string">
            <text:p><text:s/>8 ♍ 59' 48"</text:p>
          </table:table-cell>
          <table:table-cell office:value-type="float" office:value="11.9609015324298">
            <text:p>11.9609015324</text:p>
          </table:table-cell>
          <table:table-cell office:value-type="float" office:value="0.980741937130817">
            <text:p>0.9807419371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150.14777778">
            <text:p>2425150.14777778</text:p>
          </table:table-cell>
          <table:table-cell office:value-type="string">
            <text:p>1927-09-26 10:32:48.750000 EST-0500</text:p>
          </table:table-cell>
          <table:table-cell office:value-type="float" office:value="0">
            <text:p>0</text:p>
          </table:table-cell>
          <table:table-cell office:value-type="float" office:value="190.468099289735">
            <text:p>190.4680992897</text:p>
          </table:table-cell>
          <table:table-cell office:value-type="float" office:value="190.465375933075">
            <text:p>190.4653759331</text:p>
          </table:table-cell>
          <table:table-cell office:value-type="string">
            <text:p>10 ♎ 28' 05"</text:p>
          </table:table-cell>
          <table:table-cell office:value-type="string">
            <text:p>10 ♎ 27' 55"</text:p>
          </table:table-cell>
          <table:table-cell office:value-type="float" office:value="11.9027838879207">
            <text:p>11.9027838879</text:p>
          </table:table-cell>
          <table:table-cell office:value-type="float" office:value="0.656297728512884">
            <text:p>0.6562977285</text:p>
          </table:table-cell>
          <table:table-cell office:value-type="float" office:value="167.625167133078">
            <text:p>167.6251671331</text:p>
          </table:table-cell>
          <table:table-cell office:value-type="float" office:value="167.622443776417">
            <text:p>167.6224437764</text:p>
          </table:table-cell>
          <table:table-cell office:value-type="string">
            <text:p>17 ♍ 37' 30"</text:p>
          </table:table-cell>
          <table:table-cell office:value-type="string">
            <text:p>17 ♍ 37' 20"</text:p>
          </table:table-cell>
          <table:table-cell office:value-type="float" office:value="11.9028253188296">
            <text:p>11.9028253188</text:p>
          </table:table-cell>
          <table:table-cell office:value-type="float" office:value="0.656339127902096">
            <text:p>0.6563391279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151.09138889">
            <text:p>2425151.09138889</text:p>
          </table:table-cell>
          <table:table-cell office:value-type="string">
            <text:p>1927-09-27 09:11:36.093750 EST-0500</text:p>
          </table:table-cell>
          <table:table-cell office:value-type="float" office:value="0">
            <text:p>0</text:p>
          </table:table-cell>
          <table:table-cell office:value-type="float" office:value="201.670848655012">
            <text:p>201.670848655</text:p>
          </table:table-cell>
          <table:table-cell office:value-type="float" office:value="201.669119282197">
            <text:p>201.6691192822</text:p>
          </table:table-cell>
          <table:table-cell office:value-type="string">
            <text:p>21 ♎ 40' 15"</text:p>
          </table:table-cell>
          <table:table-cell office:value-type="string">
            <text:p>21 ♎ 40' 08"</text:p>
          </table:table-cell>
          <table:table-cell office:value-type="float" office:value="11.8455728147049">
            <text:p>11.8455728147</text:p>
          </table:table-cell>
          <table:table-cell office:value-type="float" office:value="1.49200828614073">
            <text:p>1.4920082861</text:p>
          </table:table-cell>
          <table:table-cell office:value-type="float" office:value="178.827917911701">
            <text:p>178.8279179117</text:p>
          </table:table-cell>
          <table:table-cell office:value-type="float" office:value="178.826188538886">
            <text:p>178.8261885389</text:p>
          </table:table-cell>
          <table:table-cell office:value-type="string">
            <text:p>28 ♍ 49' 40"</text:p>
          </table:table-cell>
          <table:table-cell office:value-type="string">
            <text:p>28 ♍ 49' 34"</text:p>
          </table:table-cell>
          <table:table-cell office:value-type="float" office:value="11.8456106300093">
            <text:p>11.84561063</text:p>
          </table:table-cell>
          <table:table-cell office:value-type="float" office:value="1.4920457216078">
            <text:p>1.492045721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154.61945602">
            <text:p>2425154.61945602</text:p>
          </table:table-cell>
          <table:table-cell office:value-type="string">
            <text:p>1927-09-30 21:52:01.875000 EST-0500</text:p>
          </table:table-cell>
          <table:table-cell office:value-type="float" office:value="0">
            <text:p>0</text:p>
          </table:table-cell>
          <table:table-cell office:value-type="float" office:value="243.466972612835">
            <text:p>243.4669726128</text:p>
          </table:table-cell>
          <table:table-cell office:value-type="float" office:value="243.465703824419">
            <text:p>243.4657038244</text:p>
          </table:table-cell>
          <table:table-cell office:value-type="string">
            <text:p><text:s/>3 ♐ 28' 01"</text:p>
          </table:table-cell>
          <table:table-cell office:value-type="string">
            <text:p><text:s/>3 ♐ 27' 56"</text:p>
          </table:table-cell>
          <table:table-cell office:value-type="float" office:value="11.955405182244">
            <text:p>11.9554051822</text:p>
          </table:table-cell>
          <table:table-cell office:value-type="float" office:value="0.0818666440318663">
            <text:p>0.081866644</text:p>
          </table:table-cell>
          <table:table-cell office:value-type="float" office:value="220.623983174466">
            <text:p>220.6239831745</text:p>
          </table:table-cell>
          <table:table-cell office:value-type="float" office:value="220.622714386051">
            <text:p>220.6227143861</text:p>
          </table:table-cell>
          <table:table-cell office:value-type="string">
            <text:p>10 ♏ 37' 26"</text:p>
          </table:table-cell>
          <table:table-cell office:value-type="string">
            <text:p>10 ♏ 37' 21"</text:p>
          </table:table-cell>
          <table:table-cell office:value-type="float" office:value="11.955408002395">
            <text:p>11.9554080024</text:p>
          </table:table-cell>
          <table:table-cell office:value-type="float" office:value="0.081869471319583">
            <text:p>0.0818694713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163.05866898">
            <text:p>2425163.05866898</text:p>
          </table:table-cell>
          <table:table-cell office:value-type="string">
            <text:p>1927-10-09 08:24:29.531250 EST-0500</text:p>
          </table:table-cell>
          <table:table-cell office:value-type="float" office:value="0">
            <text:p>0</text:p>
          </table:table-cell>
          <table:table-cell office:value-type="float" office:value="356.311213710242">
            <text:p>356.3112137102</text:p>
          </table:table-cell>
          <table:table-cell office:value-type="float" office:value="356.308102582796">
            <text:p>356.3081025828</text:p>
          </table:table-cell>
          <table:table-cell office:value-type="string">
            <text:p>26 ♓ 18' 40"</text:p>
          </table:table-cell>
          <table:table-cell office:value-type="string">
            <text:p>26 ♓ 18' 29"</text:p>
          </table:table-cell>
          <table:table-cell office:value-type="float" office:value="15.1446147467671">
            <text:p>15.1446147468</text:p>
          </table:table-cell>
          <table:table-cell office:value-type="float" office:value="-0.118872109737415">
            <text:p>-0.1188721097</text:p>
          </table:table-cell>
          <table:table-cell office:value-type="float" office:value="333.467912445441">
            <text:p>333.4679124454</text:p>
          </table:table-cell>
          <table:table-cell office:value-type="float" office:value="333.464801317995">
            <text:p>333.464801318</text:p>
          </table:table-cell>
          <table:table-cell office:value-type="string">
            <text:p><text:s/>3 ♓ 28' 04"</text:p>
          </table:table-cell>
          <table:table-cell office:value-type="string">
            <text:p><text:s/>3 ♓ 27' 53"</text:p>
          </table:table-cell>
          <table:table-cell office:value-type="float" office:value="15.1446544229142">
            <text:p>15.1446544229</text:p>
          </table:table-cell>
          <table:table-cell office:value-type="float" office:value="-0.118832120316323">
            <text:p>-0.1188321203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163.35822917">
            <text:p>2425163.35822917</text:p>
          </table:table-cell>
          <table:table-cell office:value-type="string">
            <text:p>1927-10-09 15:35:51.562500 EST-0500</text:p>
          </table:table-cell>
          <table:table-cell office:value-type="float" office:value="0">
            <text:p>0</text:p>
          </table:table-cell>
          <table:table-cell office:value-type="float" office:value="0.859134009438014">
            <text:p>0.8591340094</text:p>
          </table:table-cell>
          <table:table-cell office:value-type="float" office:value="0.856241813126629">
            <text:p>0.8562418131</text:p>
          </table:table-cell>
          <table:table-cell office:value-type="string">
            <text:p><text:s/>0 ♈ 51' 32"</text:p>
          </table:table-cell>
          <table:table-cell office:value-type="string">
            <text:p><text:s/>0 ♈ 51' 22"</text:p>
          </table:table-cell>
          <table:table-cell office:value-type="float" office:value="15.2167817385051">
            <text:p>15.2167817385</text:p>
          </table:table-cell>
          <table:table-cell office:value-type="float" office:value="-0.0384407102854258">
            <text:p>-0.0384407103</text:p>
          </table:table-cell>
          <table:table-cell office:value-type="float" office:value="338.015833521825">
            <text:p>338.0158335218</text:p>
          </table:table-cell>
          <table:table-cell office:value-type="float" office:value="338.012941325513">
            <text:p>338.0129413255</text:p>
          </table:table-cell>
          <table:table-cell office:value-type="string">
            <text:p><text:s/>8 ♓ 00' 57"</text:p>
          </table:table-cell>
          <table:table-cell office:value-type="string">
            <text:p><text:s/>8 ♓ 00' 46"</text:p>
          </table:table-cell>
          <table:table-cell office:value-type="float" office:value="15.2168228683234">
            <text:p>15.2168228683</text:p>
          </table:table-cell>
          <table:table-cell office:value-type="float" office:value="-0.0383993801207204">
            <text:p>-0.0383993801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25174.60358796">
            <text:p>2425174.60358796</text:p>
          </table:table-cell>
          <table:table-cell office:value-type="string">
            <text:p>1927-10-20 21:29:10.781250 EST-0500</text:p>
          </table:table-cell>
          <table:table-cell office:value-type="float" office:value="0">
            <text:p>0</text:p>
          </table:table-cell>
          <table:table-cell office:value-type="float" office:value="206.702070342828">
            <text:p>206.7020703428</text:p>
          </table:table-cell>
          <table:table-cell office:value-type="float" office:value="206.702020648994">
            <text:p>206.702020649</text:p>
          </table:table-cell>
          <table:table-cell table:number-columns-repeated="2" office:value-type="string">
            <text:p>26 ♎ 42' 07"</text:p>
          </table:table-cell>
          <table:table-cell office:value-type="float" office:value="0.994790131088856">
            <text:p>0.9947901311</text:p>
          </table:table-cell>
          <table:table-cell office:value-type="float" office:value="0.672007027127535">
            <text:p>0.6720070271</text:p>
          </table:table-cell>
          <table:table-cell office:value-type="float" office:value="183.858362972023">
            <text:p>183.858362972</text:p>
          </table:table-cell>
          <table:table-cell office:value-type="float" office:value="183.85831327819">
            <text:p>183.8583132782</text:p>
          </table:table-cell>
          <table:table-cell office:value-type="string">
            <text:p><text:s/>3 ♎ 51' 30"</text:p>
          </table:table-cell>
          <table:table-cell office:value-type="string">
            <text:p><text:s/>3 ♎ 51' 29"</text:p>
          </table:table-cell>
          <table:table-cell office:value-type="float" office:value="0.994815855030651">
            <text:p>0.994815855</text:p>
          </table:table-cell>
          <table:table-cell office:value-type="float" office:value="0.672032701308442">
            <text:p>0.6720327013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175.30574074">
            <text:p>2425175.30574074</text:p>
          </table:table-cell>
          <table:table-cell office:value-type="string">
            <text:p>1927-10-21 14:20:16.406250 EST-0500</text:p>
          </table:table-cell>
          <table:table-cell office:value-type="float" office:value="0">
            <text:p>0</text:p>
          </table:table-cell>
          <table:table-cell office:value-type="float" office:value="165.469285665251">
            <text:p>165.4692856653</text:p>
          </table:table-cell>
          <table:table-cell office:value-type="float" office:value="165.469083385149">
            <text:p>165.4690833852</text:p>
          </table:table-cell>
          <table:table-cell office:value-type="string">
            <text:p>15 ♍ 28' 09"</text:p>
          </table:table-cell>
          <table:table-cell office:value-type="string">
            <text:p>15 ♍ 28' 08"</text:p>
          </table:table-cell>
          <table:table-cell office:value-type="float" office:value="12.0365597054527">
            <text:p>12.0365597055</text:p>
          </table:table-cell>
          <table:table-cell office:value-type="float" office:value="0.611558254332686">
            <text:p>0.6115582543</text:p>
          </table:table-cell>
          <table:table-cell office:value-type="float" office:value="142.625571568274">
            <text:p>142.6255715683</text:p>
          </table:table-cell>
          <table:table-cell office:value-type="float" office:value="142.625369288173">
            <text:p>142.6253692882</text:p>
          </table:table-cell>
          <table:table-cell office:value-type="string">
            <text:p>22 ♌ 37' 32"</text:p>
          </table:table-cell>
          <table:table-cell office:value-type="string">
            <text:p>22 ♌ 37' 31"</text:p>
          </table:table-cell>
          <table:table-cell office:value-type="float" office:value="12.0365905559652">
            <text:p>12.036590556</text:p>
          </table:table-cell>
          <table:table-cell office:value-type="float" office:value="0.611589698121222">
            <text:p>0.6115896981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179.02009259">
            <text:p>2425179.02009259</text:p>
          </table:table-cell>
          <table:table-cell office:value-type="string">
            <text:p>1927-10-25 07:28:56.718750 EST-0500</text:p>
          </table:table-cell>
          <table:table-cell office:value-type="float" office:value="0">
            <text:p>0</text:p>
          </table:table-cell>
          <table:table-cell office:value-type="float" office:value="209.677582382852">
            <text:p>209.6775823829</text:p>
          </table:table-cell>
          <table:table-cell office:value-type="float" office:value="209.67665847713">
            <text:p>209.6766584771</text:p>
          </table:table-cell>
          <table:table-cell office:value-type="string">
            <text:p>29 ♎ 40' 39"</text:p>
          </table:table-cell>
          <table:table-cell office:value-type="string">
            <text:p>29 ♎ 40' 35"</text:p>
          </table:table-cell>
          <table:table-cell office:value-type="float" office:value="11.8378207631165">
            <text:p>11.8378207631</text:p>
          </table:table-cell>
          <table:table-cell office:value-type="float" office:value="0.675051324887822">
            <text:p>0.6750513249</text:p>
          </table:table-cell>
          <table:table-cell office:value-type="float" office:value="186.833850226906">
            <text:p>186.8338502269</text:p>
          </table:table-cell>
          <table:table-cell office:value-type="float" office:value="186.832926321184">
            <text:p>186.8329263212</text:p>
          </table:table-cell>
          <table:table-cell office:value-type="string">
            <text:p><text:s/>6 ♎ 50' 01"</text:p>
          </table:table-cell>
          <table:table-cell office:value-type="string">
            <text:p><text:s/>6 ♎ 49' 58"</text:p>
          </table:table-cell>
          <table:table-cell office:value-type="float" office:value="11.8378473166192">
            <text:p>11.8378473166</text:p>
          </table:table-cell>
          <table:table-cell office:value-type="float" office:value="0.675077274136448">
            <text:p>0.6750772741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179.15144676">
            <text:p>2425179.15144676</text:p>
          </table:table-cell>
          <table:table-cell office:value-type="string">
            <text:p>1927-10-25 10:38:05.156250 EST-0500</text:p>
          </table:table-cell>
          <table:table-cell office:value-type="float" office:value="0">
            <text:p>0</text:p>
          </table:table-cell>
          <table:table-cell office:value-type="float" office:value="211.232532598822">
            <text:p>211.2325325988</text:p>
          </table:table-cell>
          <table:table-cell office:value-type="float" office:value="211.232322045018">
            <text:p>211.232322045</text:p>
          </table:table-cell>
          <table:table-cell office:value-type="string">
            <text:p><text:s/>1 ♏ 13' 57"</text:p>
          </table:table-cell>
          <table:table-cell office:value-type="string">
            <text:p><text:s/>1 ♏ 13' 56"</text:p>
          </table:table-cell>
          <table:table-cell office:value-type="float" office:value="11.8379438901992">
            <text:p>11.8379438902</text:p>
          </table:table-cell>
          <table:table-cell office:value-type="float" office:value="0.997429305047702">
            <text:p>0.997429305</text:p>
          </table:table-cell>
          <table:table-cell office:value-type="float" office:value="188.388798745758">
            <text:p>188.3887987458</text:p>
          </table:table-cell>
          <table:table-cell office:value-type="float" office:value="188.388588191955">
            <text:p>188.388588192</text:p>
          </table:table-cell>
          <table:table-cell office:value-type="string">
            <text:p><text:s/>8 ♎ 23' 19"</text:p>
          </table:table-cell>
          <table:table-cell office:value-type="string">
            <text:p><text:s/>8 ♎ 23' 18"</text:p>
          </table:table-cell>
          <table:table-cell office:value-type="float" office:value="11.8379692946455">
            <text:p>11.8379692946</text:p>
          </table:table-cell>
          <table:table-cell office:value-type="float" office:value="0.997454040748542">
            <text:p>0.9974540407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181.16633102">
            <text:p>2425181.16633102</text:p>
          </table:table-cell>
          <table:table-cell office:value-type="string">
            <text:p>1927-10-27 10:59:31.875000 EST-0500</text:p>
          </table:table-cell>
          <table:table-cell office:value-type="float" office:value="0">
            <text:p>0</text:p>
          </table:table-cell>
          <table:table-cell office:value-type="float" office:value="235.129293749209">
            <text:p>235.1292937492</text:p>
          </table:table-cell>
          <table:table-cell office:value-type="float" office:value="235.127521661322">
            <text:p>235.1275216613</text:p>
          </table:table-cell>
          <table:table-cell office:value-type="string">
            <text:p>25 ♏ 07' 45"</text:p>
          </table:table-cell>
          <table:table-cell office:value-type="string">
            <text:p>25 ♏ 07' 39"</text:p>
          </table:table-cell>
          <table:table-cell office:value-type="float" office:value="11.9035677895217">
            <text:p>11.9035677895</text:p>
          </table:table-cell>
          <table:table-cell office:value-type="float" office:value="0.318540502960325">
            <text:p>0.318540503</text:p>
          </table:table-cell>
          <table:table-cell office:value-type="float" office:value="212.285511809688">
            <text:p>212.2855118097</text:p>
          </table:table-cell>
          <table:table-cell office:value-type="float" office:value="212.283739721801">
            <text:p>212.2837397218</text:p>
          </table:table-cell>
          <table:table-cell office:value-type="string">
            <text:p><text:s/>2 ♏ 17' 07"</text:p>
          </table:table-cell>
          <table:table-cell office:value-type="string">
            <text:p><text:s/>2 ♏ 17' 01"</text:p>
          </table:table-cell>
          <table:table-cell office:value-type="float" office:value="11.9035711757982">
            <text:p>11.9035711758</text:p>
          </table:table-cell>
          <table:table-cell office:value-type="float" office:value="0.318543154336995">
            <text:p>0.3185431543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182.08381944">
            <text:p>2425182.08381944</text:p>
          </table:table-cell>
          <table:table-cell office:value-type="string">
            <text:p>1927-10-28 09:00:42.187500 EST-0500</text:p>
          </table:table-cell>
          <table:table-cell office:value-type="float" office:value="0">
            <text:p>0</text:p>
          </table:table-cell>
          <table:table-cell office:value-type="float" office:value="246.083896932271">
            <text:p>246.0838969323</text:p>
          </table:table-cell>
          <table:table-cell office:value-type="float" office:value="246.08163472586">
            <text:p>246.0816347259</text:p>
          </table:table-cell>
          <table:table-cell office:value-type="string">
            <text:p><text:s/>6 ♐ 05' 02"</text:p>
          </table:table-cell>
          <table:table-cell office:value-type="string">
            <text:p><text:s/>6 ♐ 04' 53"</text:p>
          </table:table-cell>
          <table:table-cell office:value-type="float" office:value="11.9819815453273">
            <text:p>11.9819815453</text:p>
          </table:table-cell>
          <table:table-cell office:value-type="float" office:value="0.106614963354158">
            <text:p>0.1066149634</text:p>
          </table:table-cell>
          <table:table-cell office:value-type="float" office:value="223.240077946875">
            <text:p>223.2400779469</text:p>
          </table:table-cell>
          <table:table-cell office:value-type="float" office:value="223.237815740464">
            <text:p>223.2378157405</text:p>
          </table:table-cell>
          <table:table-cell office:value-type="string">
            <text:p>13 ♏ 14' 24"</text:p>
          </table:table-cell>
          <table:table-cell office:value-type="string">
            <text:p>13 ♏ 14' 16"</text:p>
          </table:table-cell>
          <table:table-cell office:value-type="float" office:value="11.981974437023">
            <text:p>11.981974437</text:p>
          </table:table-cell>
          <table:table-cell office:value-type="float" office:value="0.106607893038655">
            <text:p>0.106607893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190.33479167">
            <text:p>2425190.33479167</text:p>
          </table:table-cell>
          <table:table-cell office:value-type="string">
            <text:p>1927-11-05 15:02:06.562500 EST-0500</text:p>
          </table:table-cell>
          <table:table-cell office:value-type="float" office:value="0">
            <text:p>0</text:p>
          </table:table-cell>
          <table:table-cell office:value-type="float" office:value="353.941630769166">
            <text:p>353.9416307692</text:p>
          </table:table-cell>
          <table:table-cell office:value-type="float" office:value="353.940360287243">
            <text:p>353.9403602872</text:p>
          </table:table-cell>
          <table:table-cell office:value-type="string">
            <text:p>23 ♓ 56' 29"</text:p>
          </table:table-cell>
          <table:table-cell office:value-type="string">
            <text:p>23 ♓ 56' 25"</text:p>
          </table:table-cell>
          <table:table-cell office:value-type="float" office:value="14.6788687565658">
            <text:p>14.6788687566</text:p>
          </table:table-cell>
          <table:table-cell office:value-type="float" office:value="-0.0472548914257774">
            <text:p>-0.0472548914</text:p>
          </table:table-cell>
          <table:table-cell office:value-type="float" office:value="331.097435805699">
            <text:p>331.0974358057</text:p>
          </table:table-cell>
          <table:table-cell office:value-type="float" office:value="331.096165323776">
            <text:p>331.0961653238</text:p>
          </table:table-cell>
          <table:table-cell office:value-type="string">
            <text:p><text:s/>1 ♓ 05' 50"</text:p>
          </table:table-cell>
          <table:table-cell office:value-type="string">
            <text:p><text:s/>1 ♓ 05' 46"</text:p>
          </table:table-cell>
          <table:table-cell office:value-type="float" office:value="14.6788975081193">
            <text:p>14.6788975081</text:p>
          </table:table-cell>
          <table:table-cell office:value-type="float" office:value="-0.0472259230709461">
            <text:p>-0.0472259231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190.74201389">
            <text:p>2425190.74201389</text:p>
          </table:table-cell>
          <table:table-cell office:value-type="string">
            <text:p>1927-11-06 00:48:30.937500 EST-0500</text:p>
          </table:table-cell>
          <table:table-cell office:value-type="float" office:value="0">
            <text:p>0</text:p>
          </table:table-cell>
          <table:table-cell office:value-type="float" office:value="359.95022807713">
            <text:p>359.9502280771</text:p>
          </table:table-cell>
          <table:table-cell office:value-type="float" office:value="359.94904673072">
            <text:p>359.9490467307</text:p>
          </table:table-cell>
          <table:table-cell office:value-type="string">
            <text:p>29 ♓ 57' 00"</text:p>
          </table:table-cell>
          <table:table-cell office:value-type="string">
            <text:p>29 ♓ 56' 56"</text:p>
          </table:table-cell>
          <table:table-cell office:value-type="float" office:value="14.8285951451586">
            <text:p>14.8285951452</text:p>
          </table:table-cell>
          <table:table-cell office:value-type="float" office:value="-0.0260205152956863">
            <text:p>-0.0260205153</text:p>
          </table:table-cell>
          <table:table-cell office:value-type="float" office:value="337.106029818473">
            <text:p>337.1060298185</text:p>
          </table:table-cell>
          <table:table-cell office:value-type="float" office:value="337.104848472063">
            <text:p>337.1048484721</text:p>
          </table:table-cell>
          <table:table-cell office:value-type="string">
            <text:p><text:s/>7 ♓ 06' 21"</text:p>
          </table:table-cell>
          <table:table-cell office:value-type="string">
            <text:p><text:s/>7 ♓ 06' 17"</text:p>
          </table:table-cell>
          <table:table-cell office:value-type="float" office:value="14.8286260896792">
            <text:p>14.8286260897</text:p>
          </table:table-cell>
          <table:table-cell office:value-type="float" office:value="-0.0259895451127517">
            <text:p>-0.025989545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194.73322917">
            <text:p>2425194.73322917</text:p>
          </table:table-cell>
          <table:table-cell office:value-type="string">
            <text:p>1927-11-10 00:35:51.562500 EST-0500</text:p>
          </table:table-cell>
          <table:table-cell office:value-type="float" office:value="0">
            <text:p>0</text:p>
          </table:table-cell>
          <table:table-cell office:value-type="float" office:value="226.831776798067">
            <text:p>226.8317767981</text:p>
          </table:table-cell>
          <table:table-cell office:value-type="float" office:value="226.832227558685">
            <text:p>226.8322275587</text:p>
          </table:table-cell>
          <table:table-cell office:value-type="string">
            <text:p>16 ♏ 49' 54"</text:p>
          </table:table-cell>
          <table:table-cell office:value-type="string">
            <text:p>16 ♏ 49' 56"</text:p>
          </table:table-cell>
          <table:table-cell office:value-type="float" office:value="-1.33093094248566">
            <text:p>-1.3309309425</text:p>
          </table:table-cell>
          <table:table-cell office:value-type="float" office:value="1.00473057289016">
            <text:p>1.0047305729</text:p>
          </table:table-cell>
          <table:table-cell office:value-type="float" office:value="203.987474979783">
            <text:p>203.9874749798</text:p>
          </table:table-cell>
          <table:table-cell office:value-type="float" office:value="203.987925740401">
            <text:p>203.9879257404</text:p>
          </table:table-cell>
          <table:table-cell office:value-type="string">
            <text:p>23 ♎ 59' 14"</text:p>
          </table:table-cell>
          <table:table-cell office:value-type="string">
            <text:p>23 ♎ 59' 16"</text:p>
          </table:table-cell>
          <table:table-cell office:value-type="float" office:value="-1.33095302145811">
            <text:p>-1.3309530215</text:p>
          </table:table-cell>
          <table:table-cell office:value-type="float" office:value="1.00470850183482">
            <text:p>1.0047085018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5198.10017361">
            <text:p>2425198.10017361</text:p>
          </table:table-cell>
          <table:table-cell office:value-type="string">
            <text:p>1927-11-13 09:24:15.468750 EST-0500</text:p>
          </table:table-cell>
          <table:table-cell office:value-type="float" office:value="0">
            <text:p>0</text:p>
          </table:table-cell>
          <table:table-cell office:value-type="float" office:value="222.679608259548">
            <text:p>222.6796082595</text:p>
          </table:table-cell>
          <table:table-cell office:value-type="float" office:value="222.679956684995">
            <text:p>222.679956685</text:p>
          </table:table-cell>
          <table:table-cell office:value-type="string">
            <text:p>12 ♏ 40' 46"</text:p>
          </table:table-cell>
          <table:table-cell office:value-type="string">
            <text:p>12 ♏ 40' 47"</text:p>
          </table:table-cell>
          <table:table-cell office:value-type="float" office:value="-1.06043173014012">
            <text:p>-1.0604317301</text:p>
          </table:table-cell>
          <table:table-cell office:value-type="float" office:value="0.688193957229589">
            <text:p>0.6881939572</text:p>
          </table:table-cell>
          <table:table-cell office:value-type="float" office:value="199.835054431128">
            <text:p>199.8350544311</text:p>
          </table:table-cell>
          <table:table-cell office:value-type="float" office:value="199.835402856575">
            <text:p>199.8354028566</text:p>
          </table:table-cell>
          <table:table-cell office:value-type="string">
            <text:p>19 ♎ 50' 06"</text:p>
          </table:table-cell>
          <table:table-cell office:value-type="string">
            <text:p>19 ♎ 50' 07"</text:p>
          </table:table-cell>
          <table:table-cell office:value-type="float" office:value="-1.06046602002249">
            <text:p>-1.06046602</text:p>
          </table:table-cell>
          <table:table-cell office:value-type="float" office:value="0.688159703890458">
            <text:p>0.6881597039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204.62971065">
            <text:p>2425204.62971065</text:p>
          </table:table-cell>
          <table:table-cell office:value-type="string">
            <text:p>1927-11-19 22:06:47.812500 EST-0500</text:p>
          </table:table-cell>
          <table:table-cell office:value-type="float" office:value="0">
            <text:p>0</text:p>
          </table:table-cell>
          <table:table-cell office:value-type="float" office:value="190.118312718965">
            <text:p>190.118312719</text:p>
          </table:table-cell>
          <table:table-cell office:value-type="float" office:value="190.116416134755">
            <text:p>190.1164161348</text:p>
          </table:table-cell>
          <table:table-cell office:value-type="string">
            <text:p>10 ♎ 07' 05"</text:p>
          </table:table-cell>
          <table:table-cell office:value-type="string">
            <text:p>10 ♎ 06' 59"</text:p>
          </table:table-cell>
          <table:table-cell office:value-type="float" office:value="11.8541306109334">
            <text:p>11.8541306109</text:p>
          </table:table-cell>
          <table:table-cell office:value-type="float" office:value="1.00232805395323">
            <text:p>1.002328054</text:p>
          </table:table-cell>
          <table:table-cell office:value-type="float" office:value="167.273530728329">
            <text:p>167.2735307283</text:p>
          </table:table-cell>
          <table:table-cell office:value-type="float" office:value="167.271634144119">
            <text:p>167.2716341441</text:p>
          </table:table-cell>
          <table:table-cell office:value-type="string">
            <text:p>17 ♍ 16' 24"</text:p>
          </table:table-cell>
          <table:table-cell office:value-type="string">
            <text:p>17 ♍ 16' 17"</text:p>
          </table:table-cell>
          <table:table-cell office:value-type="float" office:value="11.8541544523828">
            <text:p>11.8541544524</text:p>
          </table:table-cell>
          <table:table-cell office:value-type="float" office:value="1.00235160333347">
            <text:p>1.0023516033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207.19050926">
            <text:p>2425207.19050926</text:p>
          </table:table-cell>
          <table:table-cell office:value-type="string">
            <text:p>1927-11-22 11:34:20.156250 EST-0500</text:p>
          </table:table-cell>
          <table:table-cell office:value-type="float" office:value="0">
            <text:p>0</text:p>
          </table:table-cell>
          <table:table-cell office:value-type="float" office:value="220.442253529046">
            <text:p>220.442253529</text:p>
          </table:table-cell>
          <table:table-cell office:value-type="float" office:value="220.44050118917">
            <text:p>220.4405011892</text:p>
          </table:table-cell>
          <table:table-cell office:value-type="string">
            <text:p>10 ♏ 26' 32"</text:p>
          </table:table-cell>
          <table:table-cell office:value-type="string">
            <text:p>10 ♏ 26' 25"</text:p>
          </table:table-cell>
          <table:table-cell office:value-type="float" office:value="11.8762996095806">
            <text:p>11.8762996096</text:p>
          </table:table-cell>
          <table:table-cell office:value-type="float" office:value="0.539448942993452">
            <text:p>0.539448943</text:p>
          </table:table-cell>
          <table:table-cell office:value-type="float" office:value="197.597414353177">
            <text:p>197.5974143532</text:p>
          </table:table-cell>
          <table:table-cell office:value-type="float" office:value="197.595662013301">
            <text:p>197.5956620133</text:p>
          </table:table-cell>
          <table:table-cell office:value-type="string">
            <text:p>17 ♎ 35' 50"</text:p>
          </table:table-cell>
          <table:table-cell office:value-type="string">
            <text:p>17 ♎ 35' 44"</text:p>
          </table:table-cell>
          <table:table-cell office:value-type="float" office:value="11.8763049991848">
            <text:p>11.8763049992</text:p>
          </table:table-cell>
          <table:table-cell office:value-type="float" office:value="0.539454188460423">
            <text:p>0.5394541885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207.95125">
            <text:p>2425207.95125</text:p>
          </table:table-cell>
          <table:table-cell office:value-type="string">
            <text:p>1927-11-23 05:49:48.281250 EST-0500</text:p>
          </table:table-cell>
          <table:table-cell office:value-type="float" office:value="0">
            <text:p>0</text:p>
          </table:table-cell>
          <table:table-cell office:value-type="float" office:value="229.496727787938">
            <text:p>229.4967277879</text:p>
          </table:table-cell>
          <table:table-cell office:value-type="float" office:value="229.494933152253">
            <text:p>229.4949331523</text:p>
          </table:table-cell>
          <table:table-cell office:value-type="string">
            <text:p>19 ♏ 29' 48"</text:p>
          </table:table-cell>
          <table:table-cell office:value-type="string">
            <text:p>19 ♏ 29' 41"</text:p>
          </table:table-cell>
          <table:table-cell office:value-type="float" office:value="11.9311235005486">
            <text:p>11.9311235005</text:p>
          </table:table-cell>
          <table:table-cell office:value-type="float" office:value="0.695414296336434">
            <text:p>0.6954142963</text:p>
          </table:table-cell>
          <table:table-cell office:value-type="float" office:value="206.651859937729">
            <text:p>206.6518599377</text:p>
          </table:table-cell>
          <table:table-cell office:value-type="float" office:value="206.650065302044">
            <text:p>206.650065302</text:p>
          </table:table-cell>
          <table:table-cell office:value-type="string">
            <text:p>26 ♎ 39' 06"</text:p>
          </table:table-cell>
          <table:table-cell office:value-type="string">
            <text:p>26 ♎ 39' 00"</text:p>
          </table:table-cell>
          <table:table-cell office:value-type="float" office:value="11.9311200914051">
            <text:p>11.9311200914</text:p>
          </table:table-cell>
          <table:table-cell office:value-type="float" office:value="0.695410489775558">
            <text:p>0.6954104898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208.92365741">
            <text:p>2425208.92365741</text:p>
          </table:table-cell>
          <table:table-cell office:value-type="string">
            <text:p>1927-11-24 05:10:04.687500 EST-0500</text:p>
          </table:table-cell>
          <table:table-cell office:value-type="float" office:value="0">
            <text:p>0</text:p>
          </table:table-cell>
          <table:table-cell office:value-type="float" office:value="241.14277445467">
            <text:p>241.1427744547</text:p>
          </table:table-cell>
          <table:table-cell office:value-type="float" office:value="241.140907239505">
            <text:p>241.1409072395</text:p>
          </table:table-cell>
          <table:table-cell office:value-type="string">
            <text:p><text:s/>1 ♐ 08' 33"</text:p>
          </table:table-cell>
          <table:table-cell office:value-type="string">
            <text:p><text:s/>1 ♐ 08' 27"</text:p>
          </table:table-cell>
          <table:table-cell office:value-type="float" office:value="12.0263722514376">
            <text:p>12.0263722514</text:p>
          </table:table-cell>
          <table:table-cell office:value-type="float" office:value="1.01164392864965">
            <text:p>1.0116439286</text:p>
          </table:table-cell>
          <table:table-cell office:value-type="float" office:value="218.297860165157">
            <text:p>218.2978601652</text:p>
          </table:table-cell>
          <table:table-cell office:value-type="float" office:value="218.295992949991">
            <text:p>218.29599295</text:p>
          </table:table-cell>
          <table:table-cell office:value-type="string">
            <text:p><text:s/>8 ♏ 17' 52"</text:p>
          </table:table-cell>
          <table:table-cell office:value-type="string">
            <text:p><text:s/>8 ♏ 17' 45"</text:p>
          </table:table-cell>
          <table:table-cell office:value-type="float" office:value="12.0263572659042">
            <text:p>12.0263572659</text:p>
          </table:table-cell>
          <table:table-cell office:value-type="float" office:value="1.01162876079122">
            <text:p>1.0116287608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209.59163194">
            <text:p>2425209.59163194</text:p>
          </table:table-cell>
          <table:table-cell office:value-type="string">
            <text:p>1927-11-24 21:11:57.187500 EST-0500</text:p>
          </table:table-cell>
          <table:table-cell office:value-type="float" office:value="0">
            <text:p>0</text:p>
          </table:table-cell>
          <table:table-cell office:value-type="float" office:value="249.20232651769">
            <text:p>249.2023265177</text:p>
          </table:table-cell>
          <table:table-cell office:value-type="float" office:value="249.20214912371">
            <text:p>249.2021491237</text:p>
          </table:table-cell>
          <table:table-cell office:value-type="string">
            <text:p><text:s/>9 ♐ 12' 08"</text:p>
          </table:table-cell>
          <table:table-cell office:value-type="string">
            <text:p><text:s/>9 ♐ 12' 07"</text:p>
          </table:table-cell>
          <table:table-cell office:value-type="float" office:value="12.1069570389005">
            <text:p>12.1069570389</text:p>
          </table:table-cell>
          <table:table-cell office:value-type="float" office:value="0.118034786605799">
            <text:p>0.1180347866</text:p>
          </table:table-cell>
          <table:table-cell office:value-type="float" office:value="226.357374099739">
            <text:p>226.3573740997</text:p>
          </table:table-cell>
          <table:table-cell office:value-type="float" office:value="226.357196705758">
            <text:p>226.3571967058</text:p>
          </table:table-cell>
          <table:table-cell office:value-type="string">
            <text:p>16 ♏ 21' 26"</text:p>
          </table:table-cell>
          <table:table-cell office:value-type="string">
            <text:p>16 ♏ 21' 25"</text:p>
          </table:table-cell>
          <table:table-cell office:value-type="float" office:value="12.1069347134141">
            <text:p>12.1069347134</text:p>
          </table:table-cell>
          <table:table-cell office:value-type="float" office:value="0.118012512198436">
            <text:p>0.1180125122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217.66927083">
            <text:p>2425217.66927083</text:p>
          </table:table-cell>
          <table:table-cell office:value-type="string">
            <text:p>1927-12-02 23:03:45.000000 EST-0500</text:p>
          </table:table-cell>
          <table:table-cell office:value-type="float" office:value="0">
            <text:p>0</text:p>
          </table:table-cell>
          <table:table-cell office:value-type="float" office:value="353.920065904089">
            <text:p>353.9200659041</text:p>
          </table:table-cell>
          <table:table-cell office:value-type="float" office:value="353.919755956572">
            <text:p>353.9197559566</text:p>
          </table:table-cell>
          <table:table-cell office:value-type="string">
            <text:p>23 ♓ 55' 12"</text:p>
          </table:table-cell>
          <table:table-cell office:value-type="string">
            <text:p>23 ♓ 55' 11"</text:p>
          </table:table-cell>
          <table:table-cell office:value-type="float" office:value="14.1389372976473">
            <text:p>14.1389372976</text:p>
          </table:table-cell>
          <table:table-cell office:value-type="float" office:value="0.0460044487499965">
            <text:p>0.0460044487</text:p>
          </table:table-cell>
          <table:table-cell office:value-type="float" office:value="331.074654605517">
            <text:p>331.0746546055</text:p>
          </table:table-cell>
          <table:table-cell office:value-type="float" office:value="331.074344658">
            <text:p>331.074344658</text:p>
          </table:table-cell>
          <table:table-cell office:value-type="string">
            <text:p><text:s/>1 ♓ 04' 28"</text:p>
          </table:table-cell>
          <table:table-cell office:value-type="string">
            <text:p><text:s/>1 ♓ 04' 27"</text:p>
          </table:table-cell>
          <table:table-cell office:value-type="float" office:value="14.1389543593107">
            <text:p>14.1389543593</text:p>
          </table:table-cell>
          <table:table-cell office:value-type="float" office:value="0.0460218469951649">
            <text:p>0.046021847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5217.84601852">
            <text:p>2425217.84601852</text:p>
          </table:table-cell>
          <table:table-cell office:value-type="string">
            <text:p>1927-12-03 03:18:16.875000 EST-0500</text:p>
          </table:table-cell>
          <table:table-cell office:value-type="float" office:value="0">
            <text:p>0</text:p>
          </table:table-cell>
          <table:table-cell office:value-type="float" office:value="250.179932980565">
            <text:p>250.1799329806</text:p>
          </table:table-cell>
          <table:table-cell office:value-type="float" office:value="250.179882694594">
            <text:p>250.1798826946</text:p>
          </table:table-cell>
          <table:table-cell table:number-columns-repeated="2" office:value-type="string">
            <text:p>10 ♐ 10' 47"</text:p>
          </table:table-cell>
          <table:table-cell office:value-type="float" office:value="1.01421889887883">
            <text:p>1.0142188989</text:p>
          </table:table-cell>
          <table:table-cell office:value-type="float" office:value="0.118604048006684">
            <text:p>0.118604048</text:p>
          </table:table-cell>
          <table:table-cell office:value-type="float" office:value="227.334518109688">
            <text:p>227.3345181097</text:p>
          </table:table-cell>
          <table:table-cell office:value-type="float" office:value="227.334467823717">
            <text:p>227.3344678237</text:p>
          </table:table-cell>
          <table:table-cell table:number-columns-repeated="2" office:value-type="string">
            <text:p>17 ♏ 20' 04"</text:p>
          </table:table-cell>
          <table:table-cell office:value-type="float" office:value="1.01423738227652">
            <text:p>1.0142373823</text:p>
          </table:table-cell>
          <table:table-cell office:value-type="float" office:value="0.118622496353297">
            <text:p>0.1186224964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218.06282407">
            <text:p>2425218.06282407</text:p>
          </table:table-cell>
          <table:table-cell office:value-type="string">
            <text:p>1927-12-03 08:30:28.125000 EST-0500</text:p>
          </table:table-cell>
          <table:table-cell office:value-type="float" office:value="0">
            <text:p>0</text:p>
          </table:table-cell>
          <table:table-cell office:value-type="float" office:value="359.509638685271">
            <text:p>359.5096386853</text:p>
          </table:table-cell>
          <table:table-cell office:value-type="float" office:value="359.509482596372">
            <text:p>359.5094825964</text:p>
          </table:table-cell>
          <table:table-cell table:number-columns-repeated="2" office:value-type="string">
            <text:p>29 ♓ 30' 34"</text:p>
          </table:table-cell>
          <table:table-cell office:value-type="float" office:value="14.2659623042734">
            <text:p>14.2659623043</text:p>
          </table:table-cell>
          <table:table-cell office:value-type="float" office:value="-0.00523890974330251">
            <text:p>-0.0052389097</text:p>
          </table:table-cell>
          <table:table-cell office:value-type="float" office:value="336.664219631677">
            <text:p>336.6642196317</text:p>
          </table:table-cell>
          <table:table-cell office:value-type="float" office:value="336.664063542778">
            <text:p>336.6640635428</text:p>
          </table:table-cell>
          <table:table-cell office:value-type="string">
            <text:p><text:s/>6 ♓ 39' 51"</text:p>
          </table:table-cell>
          <table:table-cell office:value-type="string">
            <text:p><text:s/>6 ♓ 39' 50"</text:p>
          </table:table-cell>
          <table:table-cell office:value-type="float" office:value="14.2659814228148">
            <text:p>14.2659814228</text:p>
          </table:table-cell>
          <table:table-cell office:value-type="float" office:value="-0.00521960721350169">
            <text:p>-0.0052196072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5224.76032407">
            <text:p>2425224.76032407</text:p>
          </table:table-cell>
          <table:table-cell office:value-type="string">
            <text:p>1927-12-10 01:14:52.968750 EST-0500</text:p>
          </table:table-cell>
          <table:table-cell office:value-type="float" office:value="0">
            <text:p>0</text:p>
          </table:table-cell>
          <table:table-cell office:value-type="float" office:value="241.283057448598">
            <text:p>241.2830574486</text:p>
          </table:table-cell>
          <table:table-cell office:value-type="float" office:value="241.283046280951">
            <text:p>241.283046281</text:p>
          </table:table-cell>
          <table:table-cell office:value-type="string">
            <text:p><text:s/>1 ♐ 16' 59"</text:p>
          </table:table-cell>
          <table:table-cell office:value-type="string">
            <text:p><text:s/>1 ♐ 16' 58"</text:p>
          </table:table-cell>
          <table:table-cell office:value-type="float" office:value="1.47168168427244">
            <text:p>1.4716816843</text:p>
          </table:table-cell>
          <table:table-cell office:value-type="float" office:value="0.707255495163672">
            <text:p>0.7072554952</text:p>
          </table:table-cell>
          <table:table-cell office:value-type="float" office:value="218.437268870976">
            <text:p>218.437268871</text:p>
          </table:table-cell>
          <table:table-cell office:value-type="float" office:value="218.437257703329">
            <text:p>218.4372577033</text:p>
          </table:table-cell>
          <table:table-cell table:number-columns-repeated="2" office:value-type="string">
            <text:p><text:s/>8 ♏ 26' 14"</text:p>
          </table:table-cell>
          <table:table-cell office:value-type="float" office:value="1.47162968543638">
            <text:p>1.4716296854</text:p>
          </table:table-cell>
          <table:table-cell office:value-type="float" office:value="0.707203509945752">
            <text:p>0.7072035099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5231.79207176">
            <text:p>2425231.79207176</text:p>
          </table:table-cell>
          <table:table-cell office:value-type="string">
            <text:p>1927-12-17 02:00:35.156250 EST-0500</text:p>
          </table:table-cell>
          <table:table-cell office:value-type="float" office:value="0">
            <text:p>0</text:p>
          </table:table-cell>
          <table:table-cell office:value-type="float" office:value="251.825908406679">
            <text:p>251.8259084067</text:p>
          </table:table-cell>
          <table:table-cell office:value-type="float" office:value="251.825636638781">
            <text:p>251.8256366388</text:p>
          </table:table-cell>
          <table:table-cell office:value-type="string">
            <text:p>11 ♐ 49' 33"</text:p>
          </table:table-cell>
          <table:table-cell office:value-type="string">
            <text:p>11 ♐ 49' 32"</text:p>
          </table:table-cell>
          <table:table-cell office:value-type="float" office:value="1.52001570049017">
            <text:p>1.5200157005</text:p>
          </table:table-cell>
          <table:table-cell office:value-type="float" office:value="0.116772001601091">
            <text:p>0.1167720016</text:p>
          </table:table-cell>
          <table:table-cell office:value-type="float" office:value="228.979771093882">
            <text:p>228.9797710939</text:p>
          </table:table-cell>
          <table:table-cell office:value-type="float" office:value="228.979499325984">
            <text:p>228.979499326</text:p>
          </table:table-cell>
          <table:table-cell office:value-type="string">
            <text:p>18 ♏ 58' 47"</text:p>
          </table:table-cell>
          <table:table-cell office:value-type="string">
            <text:p>18 ♏ 58' 46"</text:p>
          </table:table-cell>
          <table:table-cell office:value-type="float" office:value="1.5200314556954">
            <text:p>1.5200314557</text:p>
          </table:table-cell>
          <table:table-cell office:value-type="float" office:value="0.116787758245782">
            <text:p>0.1167877582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234.6809838">
            <text:p>2425234.6809838</text:p>
          </table:table-cell>
          <table:table-cell office:value-type="string">
            <text:p>1927-12-19 23:20:37.500000 EST-0500</text:p>
          </table:table-cell>
          <table:table-cell office:value-type="float" office:value="0">
            <text:p>0</text:p>
          </table:table-cell>
          <table:table-cell office:value-type="float" office:value="222.744016023383">
            <text:p>222.7440160234</text:p>
          </table:table-cell>
          <table:table-cell office:value-type="float" office:value="222.741679443142">
            <text:p>222.7416794431</text:p>
          </table:table-cell>
          <table:table-cell office:value-type="string">
            <text:p>12 ♏ 44' 38"</text:p>
          </table:table-cell>
          <table:table-cell office:value-type="string">
            <text:p>12 ♏ 44' 30"</text:p>
          </table:table-cell>
          <table:table-cell office:value-type="float" office:value="11.877033799556">
            <text:p>11.8770337996</text:p>
          </table:table-cell>
          <table:table-cell office:value-type="float" office:value="1.14686237055607">
            <text:p>1.1468623706</text:p>
          </table:table-cell>
          <table:table-cell office:value-type="float" office:value="199.897791354737">
            <text:p>199.8977913547</text:p>
          </table:table-cell>
          <table:table-cell office:value-type="float" office:value="199.895454774496">
            <text:p>199.8954547745</text:p>
          </table:table-cell>
          <table:table-cell office:value-type="string">
            <text:p>19 ♎ 53' 52"</text:p>
          </table:table-cell>
          <table:table-cell office:value-type="string">
            <text:p>19 ♎ 53' 43"</text:p>
          </table:table-cell>
          <table:table-cell office:value-type="float" office:value="11.8770298651167">
            <text:p>11.8770298651</text:p>
          </table:table-cell>
          <table:table-cell office:value-type="float" office:value="1.14685837212208">
            <text:p>1.1468583721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236.94563657">
            <text:p>2425236.94563657</text:p>
          </table:table-cell>
          <table:table-cell office:value-type="string">
            <text:p>1927-12-22 05:41:43.125000 EST-0500</text:p>
          </table:table-cell>
          <table:table-cell office:value-type="float" office:value="0">
            <text:p>0</text:p>
          </table:table-cell>
          <table:table-cell office:value-type="float" office:value="249.956730499529">
            <text:p>249.9567304995</text:p>
          </table:table-cell>
          <table:table-cell office:value-type="float" office:value="249.95576416819">
            <text:p>249.9557641682</text:p>
          </table:table-cell>
          <table:table-cell office:value-type="string">
            <text:p><text:s/>9 ♐ 57' 24"</text:p>
          </table:table-cell>
          <table:table-cell office:value-type="string">
            <text:p><text:s/>9 ♐ 57' 20"</text:p>
          </table:table-cell>
          <table:table-cell office:value-type="float" office:value="12.1940669763799">
            <text:p>12.1940669764</text:p>
          </table:table-cell>
          <table:table-cell office:value-type="float" office:value="0.716207059853779">
            <text:p>0.7162070599</text:p>
          </table:table-cell>
          <table:table-cell office:value-type="float" office:value="227.110380426909">
            <text:p>227.1103804269</text:p>
          </table:table-cell>
          <table:table-cell office:value-type="float" office:value="227.10941409557">
            <text:p>227.1094140956</text:p>
          </table:table-cell>
          <table:table-cell office:value-type="string">
            <text:p>17 ♏ 06' 37"</text:p>
          </table:table-cell>
          <table:table-cell office:value-type="string">
            <text:p>17 ♏ 06' 33"</text:p>
          </table:table-cell>
          <table:table-cell office:value-type="float" office:value="12.1940374101342">
            <text:p>12.1940374101</text:p>
          </table:table-cell>
          <table:table-cell office:value-type="float" office:value="0.716177450621344">
            <text:p>0.716177450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237.1497338">
            <text:p>2425237.1497338</text:p>
          </table:table-cell>
          <table:table-cell office:value-type="string">
            <text:p>1927-12-22 10:35:37.500000 EST-0500</text:p>
          </table:table-cell>
          <table:table-cell office:value-type="float" office:value="0">
            <text:p>0</text:p>
          </table:table-cell>
          <table:table-cell office:value-type="float" office:value="252.449420819877">
            <text:p>252.4494208199</text:p>
          </table:table-cell>
          <table:table-cell office:value-type="float" office:value="252.447093103569">
            <text:p>252.4470931036</text:p>
          </table:table-cell>
          <table:table-cell office:value-type="string">
            <text:p>12 ♐ 26' 57"</text:p>
          </table:table-cell>
          <table:table-cell office:value-type="string">
            <text:p>12 ♐ 26' 49"</text:p>
          </table:table-cell>
          <table:table-cell office:value-type="float" office:value="12.2326413371639">
            <text:p>12.2326413372</text:p>
          </table:table-cell>
          <table:table-cell office:value-type="float" office:value="0.115124602412152">
            <text:p>0.1151246024</text:p>
          </table:table-cell>
          <table:table-cell office:value-type="float" office:value="229.603056700095">
            <text:p>229.6030567001</text:p>
          </table:table-cell>
          <table:table-cell office:value-type="float" office:value="229.600728983787">
            <text:p>229.6007289838</text:p>
          </table:table-cell>
          <table:table-cell office:value-type="string">
            <text:p>19 ♏ 36' 11"</text:p>
          </table:table-cell>
          <table:table-cell office:value-type="string">
            <text:p>19 ♏ 36' 02"</text:p>
          </table:table-cell>
          <table:table-cell office:value-type="float" office:value="12.2326097928457">
            <text:p>12.2326097928</text:p>
          </table:table-cell>
          <table:table-cell office:value-type="float" office:value="0.115093091294564">
            <text:p>0.1150930913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237.8543287">
            <text:p>2425237.8543287</text:p>
          </table:table-cell>
          <table:table-cell office:value-type="string">
            <text:p>1927-12-23 03:30:14.062500 EST-0500</text:p>
          </table:table-cell>
          <table:table-cell office:value-type="float" office:value="0">
            <text:p>0</text:p>
          </table:table-cell>
          <table:table-cell office:value-type="float" office:value="261.117700326486">
            <text:p>261.1177003265</text:p>
          </table:table-cell>
          <table:table-cell office:value-type="float" office:value="261.115705862615">
            <text:p>261.1157058626</text:p>
          </table:table-cell>
          <table:table-cell office:value-type="string">
            <text:p>21 ♐ 07' 03"</text:p>
          </table:table-cell>
          <table:table-cell office:value-type="string">
            <text:p>21 ♐ 06' 56"</text:p>
          </table:table-cell>
          <table:table-cell office:value-type="float" office:value="12.3743945941678">
            <text:p>12.3743945942</text:p>
          </table:table-cell>
          <table:table-cell office:value-type="float" office:value="1.54403794302083">
            <text:p>1.544037943</text:p>
          </table:table-cell>
          <table:table-cell office:value-type="float" office:value="238.271284902243">
            <text:p>238.2712849022</text:p>
          </table:table-cell>
          <table:table-cell office:value-type="float" office:value="238.269290438373">
            <text:p>238.2692904384</text:p>
          </table:table-cell>
          <table:table-cell office:value-type="string">
            <text:p>28 ♏ 16' 16"</text:p>
          </table:table-cell>
          <table:table-cell office:value-type="string">
            <text:p>28 ♏ 16' 09"</text:p>
          </table:table-cell>
          <table:table-cell office:value-type="float" office:value="12.3743572916373">
            <text:p>12.3743572916</text:p>
          </table:table-cell>
          <table:table-cell office:value-type="float" office:value="1.54400063738743">
            <text:p>1.5440006374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238.67634259">
            <text:p>2425238.67634259</text:p>
          </table:table-cell>
          <table:table-cell office:value-type="string">
            <text:p>1927-12-23 23:13:56.718750 EST-0500</text:p>
          </table:table-cell>
          <table:table-cell office:value-type="float" office:value="0">
            <text:p>0</text:p>
          </table:table-cell>
          <table:table-cell office:value-type="float" office:value="271.362026249716">
            <text:p>271.3620262497</text:p>
          </table:table-cell>
          <table:table-cell office:value-type="float" office:value="271.361427978078">
            <text:p>271.3614279781</text:p>
          </table:table-cell>
          <table:table-cell office:value-type="string">
            <text:p><text:s/>1 ♑ 21' 43"</text:p>
          </table:table-cell>
          <table:table-cell office:value-type="string">
            <text:p><text:s/>1 ♑ 21' 41"</text:p>
          </table:table-cell>
          <table:table-cell office:value-type="float" office:value="12.5523270713744">
            <text:p>12.5523270714</text:p>
          </table:table-cell>
          <table:table-cell office:value-type="float" office:value="1.01919673181696">
            <text:p>1.0191967318</text:p>
          </table:table-cell>
          <table:table-cell office:value-type="float" office:value="248.515546857646">
            <text:p>248.5155468576</text:p>
          </table:table-cell>
          <table:table-cell office:value-type="float" office:value="248.514948586008">
            <text:p>248.514948586</text:p>
          </table:table-cell>
          <table:table-cell office:value-type="string">
            <text:p><text:s/>8 ♐ 30' 55"</text:p>
          </table:table-cell>
          <table:table-cell office:value-type="string">
            <text:p><text:s/>8 ♐ 30' 53"</text:p>
          </table:table-cell>
          <table:table-cell office:value-type="float" office:value="12.5522857444721">
            <text:p>12.5522857445</text:p>
          </table:table-cell>
          <table:table-cell office:value-type="float" office:value="1.01915540519062">
            <text:p>1.0191554052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25241.03670139">
            <text:p>2425241.03670139</text:p>
          </table:table-cell>
          <table:table-cell office:value-type="string">
            <text:p>1927-12-26 07:52:51.093750 EST-0500</text:p>
          </table:table-cell>
          <table:table-cell office:value-type="float" office:value="0">
            <text:p>0</text:p>
          </table:table-cell>
          <table:table-cell office:value-type="float" office:value="252.891674566615">
            <text:p>252.8916745666</text:p>
          </table:table-cell>
          <table:table-cell office:value-type="float" office:value="252.89158912843">
            <text:p>252.8915891284</text:p>
          </table:table-cell>
          <table:table-cell office:value-type="string">
            <text:p>12 ♐ 53' 30"</text:p>
          </table:table-cell>
          <table:table-cell office:value-type="string">
            <text:p>12 ♐ 53' 29"</text:p>
          </table:table-cell>
          <table:table-cell office:value-type="float" office:value="0.719035345107882">
            <text:p>0.7190353451</text:p>
          </table:table-cell>
          <table:table-cell office:value-type="float" office:value="0.113520077616466">
            <text:p>0.1135200776</text:p>
          </table:table-cell>
          <table:table-cell office:value-type="float" office:value="230.045011931603">
            <text:p>230.0450119316</text:p>
          </table:table-cell>
          <table:table-cell office:value-type="float" office:value="230.044926493419">
            <text:p>230.0449264934</text:p>
          </table:table-cell>
          <table:table-cell office:value-type="string">
            <text:p>20 ♏ 02' 42"</text:p>
          </table:table-cell>
          <table:table-cell office:value-type="string">
            <text:p>20 ♏ 02' 41"</text:p>
          </table:table-cell>
          <table:table-cell office:value-type="float" office:value="0.719003140585105">
            <text:p>0.7190031406</text:p>
          </table:table-cell>
          <table:table-cell office:value-type="float" office:value="0.113487752217085">
            <text:p>0.1134877522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245.08479167">
            <text:p>2425245.08479167</text:p>
          </table:table-cell>
          <table:table-cell office:value-type="string">
            <text:p>1927-12-30 09:02:06.562500 EST-0500</text:p>
          </table:table-cell>
          <table:table-cell office:value-type="float" office:value="0">
            <text:p>0</text:p>
          </table:table-cell>
          <table:table-cell office:value-type="float" office:value="356.352815601573">
            <text:p>356.3528156016</text:p>
          </table:table-cell>
          <table:table-cell office:value-type="float" office:value="356.349842954348">
            <text:p>356.3498429543</text:p>
          </table:table-cell>
          <table:table-cell office:value-type="string">
            <text:p>26 ♓ 21' 10"</text:p>
          </table:table-cell>
          <table:table-cell office:value-type="string">
            <text:p>26 ♓ 20' 59"</text:p>
          </table:table-cell>
          <table:table-cell office:value-type="float" office:value="13.9208230795973">
            <text:p>13.9208230796</text:p>
          </table:table-cell>
          <table:table-cell office:value-type="float" office:value="0.127939421381019">
            <text:p>0.1279394214</text:p>
          </table:table-cell>
          <table:table-cell office:value-type="float" office:value="333.505971876801">
            <text:p>333.5059718768</text:p>
          </table:table-cell>
          <table:table-cell office:value-type="float" office:value="333.502999229576">
            <text:p>333.5029992296</text:p>
          </table:table-cell>
          <table:table-cell office:value-type="string">
            <text:p><text:s/>3 ♓ 30' 21"</text:p>
          </table:table-cell>
          <table:table-cell office:value-type="string">
            <text:p><text:s/>3 ♓ 30' 10"</text:p>
          </table:table-cell>
          <table:table-cell office:value-type="float" office:value="13.9208379527808">
            <text:p>13.9208379528</text:p>
          </table:table-cell>
          <table:table-cell office:value-type="float" office:value="0.127954899132194">
            <text:p>0.1279548991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245.32405093">
            <text:p>2425245.32405093</text:p>
          </table:table-cell>
          <table:table-cell office:value-type="string">
            <text:p>1927-12-30 14:46:38.437500 EST-0500</text:p>
          </table:table-cell>
          <table:table-cell office:value-type="float" office:value="0">
            <text:p>0</text:p>
          </table:table-cell>
          <table:table-cell office:value-type="float" office:value="359.688618636498">
            <text:p>359.6886186365</text:p>
          </table:table-cell>
          <table:table-cell office:value-type="float" office:value="359.685229685464">
            <text:p>359.6852296855</text:p>
          </table:table-cell>
          <table:table-cell office:value-type="string">
            <text:p>29 ♓ 41' 19"</text:p>
          </table:table-cell>
          <table:table-cell office:value-type="string">
            <text:p>29 ♓ 41' 06"</text:p>
          </table:table-cell>
          <table:table-cell office:value-type="float" office:value="13.9634379958605">
            <text:p>13.9634379959</text:p>
          </table:table-cell>
          <table:table-cell office:value-type="float" office:value="0.018033683118797">
            <text:p>0.0180336831</text:p>
          </table:table-cell>
          <table:table-cell office:value-type="float" office:value="336.84176963805">
            <text:p>336.8417696381</text:p>
          </table:table-cell>
          <table:table-cell office:value-type="float" office:value="336.838380687016">
            <text:p>336.838380687</text:p>
          </table:table-cell>
          <table:table-cell office:value-type="string">
            <text:p><text:s/>6 ♓ 50' 30"</text:p>
          </table:table-cell>
          <table:table-cell office:value-type="string">
            <text:p><text:s/>6 ♓ 50' 18"</text:p>
          </table:table-cell>
          <table:table-cell office:value-type="float" office:value="13.9634539765942">
            <text:p>13.9634539766</text:p>
          </table:table-cell>
          <table:table-cell office:value-type="float" office:value="0.0180502264678391">
            <text:p>0.018050226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254.54841435">
            <text:p>2425254.54841435</text:p>
          </table:table-cell>
          <table:table-cell office:value-type="string">
            <text:p>1928-01-08 20:09:43.593750 EST-0500</text:p>
          </table:table-cell>
          <table:table-cell office:value-type="float" office:value="0">
            <text:p>0</text:p>
          </table:table-cell>
          <table:table-cell office:value-type="float" office:value="287.537817894978">
            <text:p>287.537817895</text:p>
          </table:table-cell>
          <table:table-cell office:value-type="float" office:value="287.537793033688">
            <text:p>287.5377930337</text:p>
          </table:table-cell>
          <table:table-cell table:number-columns-repeated="2" office:value-type="string">
            <text:p>17 ♑ 32' 16"</text:p>
          </table:table-cell>
          <table:table-cell office:value-type="float" office:value="1.63164966373815">
            <text:p>1.6316496637</text:p>
          </table:table-cell>
          <table:table-cell office:value-type="float" office:value="1.01882080235036">
            <text:p>1.0188208024</text:p>
          </table:table-cell>
          <table:table-cell office:value-type="float" office:value="264.690407440687">
            <text:p>264.6904074407</text:p>
          </table:table-cell>
          <table:table-cell office:value-type="float" office:value="264.690382579396">
            <text:p>264.6903825794</text:p>
          </table:table-cell>
          <table:table-cell table:number-columns-repeated="2" office:value-type="string">
            <text:p>24 ♐ 41' 25"</text:p>
          </table:table-cell>
          <table:table-cell office:value-type="float" office:value="1.63162661405064">
            <text:p>1.6316266141</text:p>
          </table:table-cell>
          <table:table-cell office:value-type="float" office:value="1.01879794072772">
            <text:p>1.0187979407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5262.23982639">
            <text:p>2425262.23982639</text:p>
          </table:table-cell>
          <table:table-cell office:value-type="string">
            <text:p>1928-01-16 12:45:21.093750 EST-0500</text:p>
          </table:table-cell>
          <table:table-cell office:value-type="float" office:value="0">
            <text:p>0</text:p>
          </table:table-cell>
          <table:table-cell office:value-type="float" office:value="255.166366864446">
            <text:p>255.1663668644</text:p>
          </table:table-cell>
          <table:table-cell office:value-type="float" office:value="255.166182432215">
            <text:p>255.1661824322</text:p>
          </table:table-cell>
          <table:table-cell table:number-columns-repeated="2" office:value-type="string">
            <text:p>15 ♐ 09' 58"</text:p>
          </table:table-cell>
          <table:table-cell office:value-type="float" office:value="1.19932597874729">
            <text:p>1.1993259787</text:p>
          </table:table-cell>
          <table:table-cell office:value-type="float" office:value="0.0996944618030022">
            <text:p>0.0996944618</text:p>
          </table:table-cell>
          <table:table-cell office:value-type="float" office:value="232.318721982357">
            <text:p>232.3187219824</text:p>
          </table:table-cell>
          <table:table-cell office:value-type="float" office:value="232.318537550126">
            <text:p>232.3185375501</text:p>
          </table:table-cell>
          <table:table-cell office:value-type="string">
            <text:p>22 ♏ 19' 07"</text:p>
          </table:table-cell>
          <table:table-cell office:value-type="string">
            <text:p>22 ♏ 19' 06"</text:p>
          </table:table-cell>
          <table:table-cell office:value-type="float" office:value="1.19932386448901">
            <text:p>1.1993238645</text:p>
          </table:table-cell>
          <table:table-cell office:value-type="float" office:value="0.0996923376378217">
            <text:p>0.099692337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264.73445602">
            <text:p>2425264.73445602</text:p>
          </table:table-cell>
          <table:table-cell office:value-type="string">
            <text:p>1928-01-19 00:37:37.031250 EST-0500</text:p>
          </table:table-cell>
          <table:table-cell office:value-type="float" office:value="0">
            <text:p>0</text:p>
          </table:table-cell>
          <table:table-cell office:value-type="float" office:value="255.413588806186">
            <text:p>255.4135888062</text:p>
          </table:table-cell>
          <table:table-cell office:value-type="float" office:value="255.412226783698">
            <text:p>255.4122267837</text:p>
          </table:table-cell>
          <table:table-cell office:value-type="string">
            <text:p>15 ♐ 24' 48"</text:p>
          </table:table-cell>
          <table:table-cell office:value-type="string">
            <text:p>15 ♐ 24' 44"</text:p>
          </table:table-cell>
          <table:table-cell office:value-type="float" office:value="12.2609825294776">
            <text:p>12.2609825295</text:p>
          </table:table-cell>
          <table:table-cell office:value-type="float" office:value="0.0975429819038128">
            <text:p>0.0975429819</text:p>
          </table:table-cell>
          <table:table-cell office:value-type="float" office:value="232.565809601591">
            <text:p>232.5658096016</text:p>
          </table:table-cell>
          <table:table-cell office:value-type="float" office:value="232.564447579103">
            <text:p>232.5644475791</text:p>
          </table:table-cell>
          <table:table-cell office:value-type="string">
            <text:p>22 ♏ 33' 56"</text:p>
          </table:table-cell>
          <table:table-cell office:value-type="string">
            <text:p>22 ♏ 33' 52"</text:p>
          </table:table-cell>
          <table:table-cell office:value-type="float" office:value="12.260954398338">
            <text:p>12.2609543983</text:p>
          </table:table-cell>
          <table:table-cell office:value-type="float" office:value="0.0975148566198431">
            <text:p>0.0975148566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264.9825">
            <text:p>2425264.9825</text:p>
          </table:table-cell>
          <table:table-cell office:value-type="string">
            <text:p>1928-01-19 06:34:48.281250 EST-0500</text:p>
          </table:table-cell>
          <table:table-cell office:value-type="float" office:value="0">
            <text:p>0</text:p>
          </table:table-cell>
          <table:table-cell office:value-type="float" office:value="258.462599229589">
            <text:p>258.4625992296</text:p>
          </table:table-cell>
          <table:table-cell office:value-type="float" office:value="258.460148568659">
            <text:p>258.4601485687</text:p>
          </table:table-cell>
          <table:table-cell office:value-type="string">
            <text:p>18 ♐ 27' 45"</text:p>
          </table:table-cell>
          <table:table-cell office:value-type="string">
            <text:p>18 ♐ 27' 36"</text:p>
          </table:table-cell>
          <table:table-cell office:value-type="float" office:value="12.3239796961802">
            <text:p>12.3239796962</text:p>
          </table:table-cell>
          <table:table-cell office:value-type="float" office:value="1.20248755818859">
            <text:p>1.2024875582</text:p>
          </table:table-cell>
          <table:table-cell office:value-type="float" office:value="235.614803314527">
            <text:p>235.6148033145</text:p>
          </table:table-cell>
          <table:table-cell office:value-type="float" office:value="235.612352653597">
            <text:p>235.6123526536</text:p>
          </table:table-cell>
          <table:table-cell office:value-type="string">
            <text:p>25 ♏ 36' 53"</text:p>
          </table:table-cell>
          <table:table-cell office:value-type="string">
            <text:p>25 ♏ 36' 44"</text:p>
          </table:table-cell>
          <table:table-cell office:value-type="float" office:value="12.3239495914828">
            <text:p>12.3239495915</text:p>
          </table:table-cell>
          <table:table-cell office:value-type="float" office:value="1.20245745357758">
            <text:p>1.2024574536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265.99226852">
            <text:p>2425265.99226852</text:p>
          </table:table-cell>
          <table:table-cell office:value-type="string">
            <text:p>1928-01-20 06:48:52.031250 EST-0500</text:p>
          </table:table-cell>
          <table:table-cell office:value-type="float" office:value="0">
            <text:p>0</text:p>
          </table:table-cell>
          <table:table-cell office:value-type="float" office:value="271.047221471499">
            <text:p>271.0472214715</text:p>
          </table:table-cell>
          <table:table-cell office:value-type="float" office:value="271.044693298546">
            <text:p>271.0446932985</text:p>
          </table:table-cell>
          <table:table-cell office:value-type="string">
            <text:p><text:s/>1 ♑ 02' 49"</text:p>
          </table:table-cell>
          <table:table-cell office:value-type="string">
            <text:p><text:s/>1 ♑ 02' 40"</text:p>
          </table:table-cell>
          <table:table-cell office:value-type="float" office:value="12.6083704264288">
            <text:p>12.6083704264</text:p>
          </table:table-cell>
          <table:table-cell office:value-type="float" office:value="0.735888186969845">
            <text:p>0.735888187</text:p>
          </table:table-cell>
          <table:table-cell office:value-type="float" office:value="248.199353416649">
            <text:p>248.1993534167</text:p>
          </table:table-cell>
          <table:table-cell office:value-type="float" office:value="248.196825243696">
            <text:p>248.1968252437</text:p>
          </table:table-cell>
          <table:table-cell office:value-type="string">
            <text:p><text:s/>8 ♐ 11' 57"</text:p>
          </table:table-cell>
          <table:table-cell office:value-type="string">
            <text:p><text:s/>8 ♐ 11' 48"</text:p>
          </table:table-cell>
          <table:table-cell office:value-type="float" office:value="12.6083348777313">
            <text:p>12.6083348777</text:p>
          </table:table-cell>
          <table:table-cell office:value-type="float" office:value="0.735852639333644">
            <text:p>0.7358526393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268.34675926">
            <text:p>2425268.34675926</text:p>
          </table:table-cell>
          <table:table-cell office:value-type="string">
            <text:p>1928-01-22 15:19:20.156250 EST-0500</text:p>
          </table:table-cell>
          <table:table-cell office:value-type="float" office:value="0">
            <text:p>0</text:p>
          </table:table-cell>
          <table:table-cell office:value-type="float" office:value="301.5918538752">
            <text:p>301.5918538752</text:p>
          </table:table-cell>
          <table:table-cell office:value-type="float" office:value="301.5911503397">
            <text:p>301.5911503397</text:p>
          </table:table-cell>
          <table:table-cell office:value-type="string">
            <text:p><text:s/>1 ♒ 35' 30"</text:p>
          </table:table-cell>
          <table:table-cell office:value-type="string">
            <text:p><text:s/>1 ♒ 35' 28"</text:p>
          </table:table-cell>
          <table:table-cell office:value-type="float" office:value="13.3359101199689">
            <text:p>13.33591012</text:p>
          </table:table-cell>
          <table:table-cell office:value-type="float" office:value="1.01776953511663">
            <text:p>1.0177695351</text:p>
          </table:table-cell>
          <table:table-cell office:value-type="float" office:value="278.743816539261">
            <text:p>278.7438165393</text:p>
          </table:table-cell>
          <table:table-cell office:value-type="float" office:value="278.743113003761">
            <text:p>278.7431130038</text:p>
          </table:table-cell>
          <table:table-cell office:value-type="string">
            <text:p><text:s/>8 ♑ 44' 37"</text:p>
          </table:table-cell>
          <table:table-cell office:value-type="string">
            <text:p><text:s/>8 ♑ 44' 35"</text:p>
          </table:table-cell>
          <table:table-cell office:value-type="float" office:value="13.3358832994119">
            <text:p>13.3358832994</text:p>
          </table:table-cell>
          <table:table-cell office:value-type="float" office:value="1.01774330331211">
            <text:p>1.0177433033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269.1262963">
            <text:p>2425269.1262963</text:p>
          </table:table-cell>
          <table:table-cell office:value-type="string">
            <text:p>1928-01-23 10:01:52.500000 EST-0500</text:p>
          </table:table-cell>
          <table:table-cell office:value-type="float" office:value="0">
            <text:p>0</text:p>
          </table:table-cell>
          <table:table-cell office:value-type="float" office:value="312.07464356807">
            <text:p>312.0746435681</text:p>
          </table:table-cell>
          <table:table-cell office:value-type="float" office:value="312.073434721464">
            <text:p>312.0734347215</text:p>
          </table:table-cell>
          <table:table-cell office:value-type="string">
            <text:p>12 ♒ 04' 28"</text:p>
          </table:table-cell>
          <table:table-cell office:value-type="string">
            <text:p>12 ♒ 04' 24"</text:p>
          </table:table-cell>
          <table:table-cell office:value-type="float" office:value="13.5550033514117">
            <text:p>13.5550033514</text:p>
          </table:table-cell>
          <table:table-cell office:value-type="float" office:value="1.72088152357698">
            <text:p>1.7208815236</text:p>
          </table:table-cell>
          <table:table-cell office:value-type="float" office:value="289.226559646564">
            <text:p>289.2265596466</text:p>
          </table:table-cell>
          <table:table-cell office:value-type="float" office:value="289.225350799958">
            <text:p>289.2253508</text:p>
          </table:table-cell>
          <table:table-cell office:value-type="string">
            <text:p>19 ♑ 13' 35"</text:p>
          </table:table-cell>
          <table:table-cell office:value-type="string">
            <text:p>19 ♑ 13' 31"</text:p>
          </table:table-cell>
          <table:table-cell office:value-type="float" office:value="13.554985935339">
            <text:p>13.5549859353</text:p>
          </table:table-cell>
          <table:table-cell office:value-type="float" office:value="1.72086465858845">
            <text:p>1.7208646586</text:p>
          </table:table-cell>
        </table:table-row>
        <table:table-row table:style-name="ro1">
          <table:table-cell office:value-type="string">
            <text:p>Jupiter/Uranus</text:p>
          </table:table-cell>
          <table:table-cell office:value-type="float" office:value="2425270.7747338">
            <text:p>2425270.7747338</text:p>
          </table:table-cell>
          <table:table-cell office:value-type="string">
            <text:p>1928-01-25 01:35:37.500000 EST-0500</text:p>
          </table:table-cell>
          <table:table-cell office:value-type="float" office:value="0">
            <text:p>0</text:p>
          </table:table-cell>
          <table:table-cell office:value-type="float" office:value="0.397237601546894">
            <text:p>0.3972376015</text:p>
          </table:table-cell>
          <table:table-cell office:value-type="float" office:value="0.397236549970346">
            <text:p>0.39723655</text:p>
          </table:table-cell>
          <table:table-cell table:number-columns-repeated="2" office:value-type="string">
            <text:p><text:s/>0 ♈ 23' 50"</text:p>
          </table:table-cell>
          <table:table-cell office:value-type="float" office:value="0.183737236650445">
            <text:p>0.1837372367</text:p>
          </table:table-cell>
          <table:table-cell office:value-type="float" office:value="0.0371688935753315">
            <text:p>0.0371688936</text:p>
          </table:table-cell>
          <table:table-cell office:value-type="float" office:value="337.549084015918">
            <text:p>337.5490840159</text:p>
          </table:table-cell>
          <table:table-cell office:value-type="float" office:value="337.549082964341">
            <text:p>337.5490829643</text:p>
          </table:table-cell>
          <table:table-cell table:number-columns-repeated="2" office:value-type="string">
            <text:p><text:s/>7 ♓ 32' 56"</text:p>
          </table:table-cell>
          <table:table-cell office:value-type="float" office:value="0.183745186637394">
            <text:p>0.1837451866</text:p>
          </table:table-cell>
          <table:table-cell office:value-type="float" office:value="0.0371770155671507">
            <text:p>0.0371770156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272.60798611">
            <text:p>2425272.60798611</text:p>
          </table:table-cell>
          <table:table-cell office:value-type="string">
            <text:p>1928-01-26 21:35:30.468750 EST-0500</text:p>
          </table:table-cell>
          <table:table-cell office:value-type="float" office:value="0">
            <text:p>0</text:p>
          </table:table-cell>
          <table:table-cell office:value-type="float" office:value="0.467753034683486">
            <text:p>0.4677530347</text:p>
          </table:table-cell>
          <table:table-cell office:value-type="float" office:value="0.466450243848604">
            <text:p>0.4664502438</text:p>
          </table:table-cell>
          <table:table-cell office:value-type="string">
            <text:p><text:s/>0 ♈ 28' 03"</text:p>
          </table:table-cell>
          <table:table-cell office:value-type="string">
            <text:p><text:s/>0 ♈ 27' 59"</text:p>
          </table:table-cell>
          <table:table-cell office:value-type="float" office:value="14.1184936104759">
            <text:p>14.1184936105</text:p>
          </table:table-cell>
          <table:table-cell office:value-type="float" office:value="0.0383384360310197">
            <text:p>0.038338436</text:p>
          </table:table-cell>
          <table:table-cell office:value-type="float" office:value="337.619563596566">
            <text:p>337.6195635966</text:p>
          </table:table-cell>
          <table:table-cell office:value-type="float" office:value="337.618260805731">
            <text:p>337.6182608057</text:p>
          </table:table-cell>
          <table:table-cell office:value-type="string">
            <text:p><text:s/>7 ♓ 37' 10"</text:p>
          </table:table-cell>
          <table:table-cell office:value-type="string">
            <text:p><text:s/>7 ♓ 37' 05"</text:p>
          </table:table-cell>
          <table:table-cell office:value-type="float" office:value="14.1185181577528">
            <text:p>14.1185181578</text:p>
          </table:table-cell>
          <table:table-cell office:value-type="float" office:value="0.0383637747015761">
            <text:p>0.0383637747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272.62751157">
            <text:p>2425272.62751157</text:p>
          </table:table-cell>
          <table:table-cell office:value-type="string">
            <text:p>1928-01-26 22:03:37.968750 EST-0500</text:p>
          </table:table-cell>
          <table:table-cell office:value-type="float" office:value="0">
            <text:p>0</text:p>
          </table:table-cell>
          <table:table-cell office:value-type="float" office:value="0.74343371332633">
            <text:p>0.7434337133</text:p>
          </table:table-cell>
          <table:table-cell office:value-type="float" office:value="0.740644961927705">
            <text:p>0.7406449619</text:p>
          </table:table-cell>
          <table:table-cell office:value-type="string">
            <text:p><text:s/>0 ♈ 44' 36"</text:p>
          </table:table-cell>
          <table:table-cell office:value-type="string">
            <text:p><text:s/>0 ♈ 44' 26"</text:p>
          </table:table-cell>
          <table:table-cell office:value-type="float" office:value="14.1195733894667">
            <text:p>14.1195733895</text:p>
          </table:table-cell>
          <table:table-cell office:value-type="float" office:value="0.186941661199866">
            <text:p>0.1869416612</text:p>
          </table:table-cell>
          <table:table-cell office:value-type="float" office:value="337.895244026547">
            <text:p>337.8952440265</text:p>
          </table:table-cell>
          <table:table-cell office:value-type="float" office:value="337.892455275148">
            <text:p>337.8924552751</text:p>
          </table:table-cell>
          <table:table-cell office:value-type="string">
            <text:p><text:s/>7 ♓ 53' 42"</text:p>
          </table:table-cell>
          <table:table-cell office:value-type="string">
            <text:p><text:s/>7 ♓ 53' 32"</text:p>
          </table:table-cell>
          <table:table-cell office:value-type="float" office:value="14.1195980047869">
            <text:p>14.1195980048</text:p>
          </table:table-cell>
          <table:table-cell office:value-type="float" office:value="0.186966969695815">
            <text:p>0.1869669697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5290.18708333">
            <text:p>2425290.18708333</text:p>
          </table:table-cell>
          <table:table-cell office:value-type="string">
            <text:p>1928-02-13 11:29:24.843750 EST-0500</text:p>
          </table:table-cell>
          <table:table-cell office:value-type="float" office:value="0">
            <text:p>0</text:p>
          </table:table-cell>
          <table:table-cell office:value-type="float" office:value="289.020445752029">
            <text:p>289.020445752</text:p>
          </table:table-cell>
          <table:table-cell office:value-type="float" office:value="289.020372659088">
            <text:p>289.0203726591</text:p>
          </table:table-cell>
          <table:table-cell table:number-columns-repeated="2" office:value-type="string">
            <text:p>19 ♑ 01' 13"</text:p>
          </table:table-cell>
          <table:table-cell office:value-type="float" office:value="1.2204553606696">
            <text:p>1.2204553607</text:p>
          </table:table-cell>
          <table:table-cell office:value-type="float" office:value="0.749910801047463">
            <text:p>0.749910801</text:p>
          </table:table-cell>
          <table:table-cell office:value-type="float" office:value="266.171624440227">
            <text:p>266.1716244402</text:p>
          </table:table-cell>
          <table:table-cell office:value-type="float" office:value="266.171551347286">
            <text:p>266.1715513473</text:p>
          </table:table-cell>
          <table:table-cell table:number-columns-repeated="2" office:value-type="string">
            <text:p>26 ♐ 10' 17"</text:p>
          </table:table-cell>
          <table:table-cell office:value-type="float" office:value="1.22045864520627">
            <text:p>1.2204586452</text:p>
          </table:table-cell>
          <table:table-cell office:value-type="float" office:value="0.74991411798281">
            <text:p>0.749914118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292.2871875">
            <text:p>2425292.2871875</text:p>
          </table:table-cell>
          <table:table-cell office:value-type="string">
            <text:p>1928-02-15 13:53:33.281250 EST-0500</text:p>
          </table:table-cell>
          <table:table-cell office:value-type="float" office:value="0">
            <text:p>0</text:p>
          </table:table-cell>
          <table:table-cell office:value-type="float" office:value="257.695842361212">
            <text:p>257.6958423612</text:p>
          </table:table-cell>
          <table:table-cell office:value-type="float" office:value="257.695400460092">
            <text:p>257.6954004601</text:p>
          </table:table-cell>
          <table:table-cell office:value-type="string">
            <text:p>17 ♐ 41' 45"</text:p>
          </table:table-cell>
          <table:table-cell office:value-type="string">
            <text:p>17 ♐ 41' 43"</text:p>
          </table:table-cell>
          <table:table-cell office:value-type="float" office:value="12.1640152362404">
            <text:p>12.1640152362</text:p>
          </table:table-cell>
          <table:table-cell office:value-type="float" office:value="0.0661690560194804">
            <text:p>0.066169056</text:p>
          </table:table-cell>
          <table:table-cell office:value-type="float" office:value="234.84692522718">
            <text:p>234.8469252272</text:p>
          </table:table-cell>
          <table:table-cell office:value-type="float" office:value="234.846483326059">
            <text:p>234.8464833261</text:p>
          </table:table-cell>
          <table:table-cell office:value-type="string">
            <text:p>24 ♏ 50' 48"</text:p>
          </table:table-cell>
          <table:table-cell office:value-type="string">
            <text:p>24 ♏ 50' 47"</text:p>
          </table:table-cell>
          <table:table-cell office:value-type="float" office:value="12.1639982789924">
            <text:p>12.163998279</text:p>
          </table:table-cell>
          <table:table-cell office:value-type="float" office:value="0.0661520971925127">
            <text:p>0.0661520972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295.06306713">
            <text:p>2425295.06306713</text:p>
          </table:table-cell>
          <table:table-cell office:value-type="string">
            <text:p>1928-02-18 08:30:49.218750 EST-0500</text:p>
          </table:table-cell>
          <table:table-cell office:value-type="float" office:value="0">
            <text:p>0</text:p>
          </table:table-cell>
          <table:table-cell office:value-type="float" office:value="292.685429181196">
            <text:p>292.6854291812</text:p>
          </table:table-cell>
          <table:table-cell office:value-type="float" office:value="292.683376874727">
            <text:p>292.6833768747</text:p>
          </table:table-cell>
          <table:table-cell office:value-type="string">
            <text:p>22 ♑ 41' 07"</text:p>
          </table:table-cell>
          <table:table-cell office:value-type="string">
            <text:p>22 ♑ 41' 00"</text:p>
          </table:table-cell>
          <table:table-cell office:value-type="float" office:value="13.118090537987">
            <text:p>13.118090538</text:p>
          </table:table-cell>
          <table:table-cell office:value-type="float" office:value="0.752494799734277">
            <text:p>0.7524947997</text:p>
          </table:table-cell>
          <table:table-cell office:value-type="float" office:value="269.836345148411">
            <text:p>269.8363451484</text:p>
          </table:table-cell>
          <table:table-cell office:value-type="float" office:value="269.834292841941">
            <text:p>269.8342928419</text:p>
          </table:table-cell>
          <table:table-cell office:value-type="string">
            <text:p>29 ♐ 50' 10"</text:p>
          </table:table-cell>
          <table:table-cell office:value-type="string">
            <text:p>29 ♐ 50' 03"</text:p>
          </table:table-cell>
          <table:table-cell office:value-type="float" office:value="13.1180700144944">
            <text:p>13.1180700145</text:p>
          </table:table-cell>
          <table:table-cell office:value-type="float" office:value="0.752474495637083">
            <text:p>0.7524744956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295.25520833">
            <text:p>2425295.25520833</text:p>
          </table:table-cell>
          <table:table-cell office:value-type="string">
            <text:p>1928-02-18 13:07:30.000000 EST-0500</text:p>
          </table:table-cell>
          <table:table-cell office:value-type="float" office:value="0">
            <text:p>0</text:p>
          </table:table-cell>
          <table:table-cell office:value-type="float" office:value="295.213440506648">
            <text:p>295.2134405066</text:p>
          </table:table-cell>
          <table:table-cell office:value-type="float" office:value="295.211720018237">
            <text:p>295.2117200182</text:p>
          </table:table-cell>
          <table:table-cell office:value-type="string">
            <text:p>25 ♑ 12' 48"</text:p>
          </table:table-cell>
          <table:table-cell office:value-type="string">
            <text:p>25 ♑ 12' 42"</text:p>
          </table:table-cell>
          <table:table-cell office:value-type="float" office:value="13.1960828880276">
            <text:p>13.196082888</text:p>
          </table:table-cell>
          <table:table-cell office:value-type="float" office:value="1.22264322463946">
            <text:p>1.2226432246</text:p>
          </table:table-cell>
          <table:table-cell office:value-type="float" office:value="272.364345370798">
            <text:p>272.3643453708</text:p>
          </table:table-cell>
          <table:table-cell office:value-type="float" office:value="272.362624882386">
            <text:p>272.3626248824</text:p>
          </table:table-cell>
          <table:table-cell office:value-type="string">
            <text:p><text:s/>2 ♑ 21' 51"</text:p>
          </table:table-cell>
          <table:table-cell office:value-type="string">
            <text:p><text:s/>2 ♑ 21' 45"</text:p>
          </table:table-cell>
          <table:table-cell office:value-type="float" office:value="13.1960636665125">
            <text:p>13.1960636665</text:p>
          </table:table-cell>
          <table:table-cell office:value-type="float" office:value="1.22262441595975">
            <text:p>1.222624416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297.90388889">
            <text:p>2425297.90388889</text:p>
          </table:table-cell>
          <table:table-cell office:value-type="string">
            <text:p>1928-02-21 04:41:36.093750 EST-0500</text:p>
          </table:table-cell>
          <table:table-cell office:value-type="float" office:value="0">
            <text:p>0</text:p>
          </table:table-cell>
          <table:table-cell office:value-type="float" office:value="331.536704685469">
            <text:p>331.5367046855</text:p>
          </table:table-cell>
          <table:table-cell office:value-type="float" office:value="331.533790755703">
            <text:p>331.5337907557</text:p>
          </table:table-cell>
          <table:table-cell office:value-type="string">
            <text:p><text:s/>1 ♓ 32' 12"</text:p>
          </table:table-cell>
          <table:table-cell office:value-type="string">
            <text:p><text:s/>1 ♓ 32' 01"</text:p>
          </table:table-cell>
          <table:table-cell office:value-type="float" office:value="14.1787030185589">
            <text:p>14.1787030186</text:p>
          </table:table-cell>
          <table:table-cell office:value-type="float" office:value="1.00789437024344">
            <text:p>1.0078943702</text:p>
          </table:table-cell>
          <table:table-cell office:value-type="float" office:value="308.687500743397">
            <text:p>308.6875007434</text:p>
          </table:table-cell>
          <table:table-cell office:value-type="float" office:value="308.684586813631">
            <text:p>308.6845868136</text:p>
          </table:table-cell>
          <table:table-cell office:value-type="string">
            <text:p><text:s/>8 ♒ 41' 15"</text:p>
          </table:table-cell>
          <table:table-cell office:value-type="string">
            <text:p><text:s/>8 ♒ 41' 04"</text:p>
          </table:table-cell>
          <table:table-cell office:value-type="float" office:value="14.1787182555298">
            <text:p>14.1787182555</text:p>
          </table:table-cell>
          <table:table-cell office:value-type="float" office:value="1.00791117476662">
            <text:p>1.0079111748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298.33259259">
            <text:p>2425298.33259259</text:p>
          </table:table-cell>
          <table:table-cell office:value-type="string">
            <text:p>1928-02-21 14:58:56.718750 EST-0500</text:p>
          </table:table-cell>
          <table:table-cell office:value-type="float" office:value="0">
            <text:p>0</text:p>
          </table:table-cell>
          <table:table-cell office:value-type="float" office:value="337.640403421426">
            <text:p>337.6404034214</text:p>
          </table:table-cell>
          <table:table-cell office:value-type="float" office:value="337.638301328731">
            <text:p>337.6383013287</text:p>
          </table:table-cell>
          <table:table-cell office:value-type="string">
            <text:p><text:s/>7 ♓ 38' 25"</text:p>
          </table:table-cell>
          <table:table-cell office:value-type="string">
            <text:p><text:s/>7 ♓ 38' 17"</text:p>
          </table:table-cell>
          <table:table-cell office:value-type="float" office:value="14.2933689480521">
            <text:p>14.2933689481</text:p>
          </table:table-cell>
          <table:table-cell office:value-type="float" office:value="-0.922510291683814">
            <text:p>-0.9225102917</text:p>
          </table:table-cell>
          <table:table-cell office:value-type="float" office:value="314.791191682424">
            <text:p>314.7911916824</text:p>
          </table:table-cell>
          <table:table-cell office:value-type="float" office:value="314.789089589729">
            <text:p>314.7890895897</text:p>
          </table:table-cell>
          <table:table-cell office:value-type="string">
            <text:p>14 ♒ 47' 28"</text:p>
          </table:table-cell>
          <table:table-cell office:value-type="string">
            <text:p>14 ♒ 47' 20"</text:p>
          </table:table-cell>
          <table:table-cell office:value-type="float" office:value="14.2933905648521">
            <text:p>14.2933905649</text:p>
          </table:table-cell>
          <table:table-cell office:value-type="float" office:value="-0.92248596812561">
            <text:p>-0.9224859681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299.99958333">
            <text:p>2425299.99958333</text:p>
          </table:table-cell>
          <table:table-cell office:value-type="string">
            <text:p>1928-02-23 06:59:24.843750 EST-0500</text:p>
          </table:table-cell>
          <table:table-cell office:value-type="float" office:value="0">
            <text:p>0</text:p>
          </table:table-cell>
          <table:table-cell office:value-type="float" office:value="1.72186766325077">
            <text:p>1.7218676633</text:p>
          </table:table-cell>
          <table:table-cell office:value-type="float" office:value="1.72181258180709">
            <text:p>1.7218125818</text:p>
          </table:table-cell>
          <table:table-cell table:number-columns-repeated="2" office:value-type="string">
            <text:p><text:s/>1 ♈ 43' 18"</text:p>
          </table:table-cell>
          <table:table-cell office:value-type="float" office:value="14.5449591312703">
            <text:p>14.5449591313</text:p>
          </table:table-cell>
          <table:table-cell office:value-type="float" office:value="0.0519729932985364">
            <text:p>0.0519729933</text:p>
          </table:table-cell>
          <table:table-cell office:value-type="float" office:value="338.872645997556">
            <text:p>338.8726459976</text:p>
          </table:table-cell>
          <table:table-cell office:value-type="float" office:value="338.872590916113">
            <text:p>338.8725909161</text:p>
          </table:table-cell>
          <table:table-cell table:number-columns-repeated="2" office:value-type="string">
            <text:p><text:s/>8 ♓ 52' 21"</text:p>
          </table:table-cell>
          <table:table-cell office:value-type="float" office:value="14.5449963552718">
            <text:p>14.5449963553</text:p>
          </table:table-cell>
          <table:table-cell office:value-type="float" office:value="0.0520108615404897">
            <text:p>0.0520108615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300.32576389">
            <text:p>2425300.32576389</text:p>
          </table:table-cell>
          <table:table-cell office:value-type="string">
            <text:p>1928-02-23 14:49:06.093750 EST-0500</text:p>
          </table:table-cell>
          <table:table-cell office:value-type="float" office:value="0">
            <text:p>0</text:p>
          </table:table-cell>
          <table:table-cell office:value-type="float" office:value="6.46833449152568">
            <text:p>6.4683344915</text:p>
          </table:table-cell>
          <table:table-cell office:value-type="float" office:value="6.4682419830362">
            <text:p>6.468241983</text:p>
          </table:table-cell>
          <table:table-cell office:value-type="string">
            <text:p><text:s/>6 ♈ 28' 06"</text:p>
          </table:table-cell>
          <table:table-cell office:value-type="string">
            <text:p><text:s/>6 ♈ 28' 05"</text:p>
          </table:table-cell>
          <table:table-cell office:value-type="float" office:value="14.5563425377821">
            <text:p>14.5563425378</text:p>
          </table:table-cell>
          <table:table-cell office:value-type="float" office:value="0.22313671446569">
            <text:p>0.2231367145</text:p>
          </table:table-cell>
          <table:table-cell office:value-type="float" office:value="343.61911280193">
            <text:p>343.6191128019</text:p>
          </table:table-cell>
          <table:table-cell office:value-type="float" office:value="343.61902029344">
            <text:p>343.6190202934</text:p>
          </table:table-cell>
          <table:table-cell table:number-columns-repeated="2" office:value-type="string">
            <text:p>13 ♓ 37' 08"</text:p>
          </table:table-cell>
          <table:table-cell office:value-type="float" office:value="14.5563801968964">
            <text:p>14.5563801969</text:p>
          </table:table-cell>
          <table:table-cell office:value-type="float" office:value="0.223174765556569">
            <text:p>0.223174765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301.13069444">
            <text:p>2425301.13069444</text:p>
          </table:table-cell>
          <table:table-cell office:value-type="string">
            <text:p>1928-02-24 10:08:12.187500 EST-0500</text:p>
          </table:table-cell>
          <table:table-cell office:value-type="float" office:value="0">
            <text:p>0</text:p>
          </table:table-cell>
          <table:table-cell office:value-type="float" office:value="334.783306911565">
            <text:p>334.7833069116</text:p>
          </table:table-cell>
          <table:table-cell office:value-type="float" office:value="334.783542120342">
            <text:p>334.7835421203</text:p>
          </table:table-cell>
          <table:table-cell office:value-type="string">
            <text:p><text:s/>4 ♓ 46' 59"</text:p>
          </table:table-cell>
          <table:table-cell office:value-type="string">
            <text:p><text:s/>4 ♓ 47' 00"</text:p>
          </table:table-cell>
          <table:table-cell office:value-type="float" office:value="-1.08280405506733">
            <text:p>-1.0828040551</text:p>
          </table:table-cell>
          <table:table-cell office:value-type="float" office:value="1.00629597055143">
            <text:p>1.0062959706</text:p>
          </table:table-cell>
          <table:table-cell office:value-type="float" office:value="311.93408406889">
            <text:p>311.9340840689</text:p>
          </table:table-cell>
          <table:table-cell office:value-type="float" office:value="311.934319277667">
            <text:p>311.9343192777</text:p>
          </table:table-cell>
          <table:table-cell office:value-type="string">
            <text:p>11 ♒ 56' 02"</text:p>
          </table:table-cell>
          <table:table-cell office:value-type="string">
            <text:p>11 ♒ 56' 03"</text:p>
          </table:table-cell>
          <table:table-cell office:value-type="float" office:value="-1.08276960210805">
            <text:p>-1.0827696021</text:p>
          </table:table-cell>
          <table:table-cell office:value-type="float" office:value="1.00633041915601">
            <text:p>1.0063304192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319.73615741">
            <text:p>2425319.73615741</text:p>
          </table:table-cell>
          <table:table-cell office:value-type="string">
            <text:p>1928-03-14 00:40:04.687500 EST-0500</text:p>
          </table:table-cell>
          <table:table-cell office:value-type="float" office:value="0">
            <text:p>0</text:p>
          </table:table-cell>
          <table:table-cell office:value-type="float" office:value="258.955204151244">
            <text:p>258.9552041512</text:p>
          </table:table-cell>
          <table:table-cell office:value-type="float" office:value="258.953844763863">
            <text:p>258.9538447639</text:p>
          </table:table-cell>
          <table:table-cell office:value-type="string">
            <text:p>18 ♐ 57' 18"</text:p>
          </table:table-cell>
          <table:table-cell office:value-type="string">
            <text:p>18 ♐ 57' 13"</text:p>
          </table:table-cell>
          <table:table-cell office:value-type="float" office:value="12.0082638083948">
            <text:p>12.0082638084</text:p>
          </table:table-cell>
          <table:table-cell office:value-type="float" office:value="0.0243276536920642">
            <text:p>0.0243276537</text:p>
          </table:table-cell>
          <table:table-cell office:value-type="float" office:value="236.105452154169">
            <text:p>236.1054521542</text:p>
          </table:table-cell>
          <table:table-cell office:value-type="float" office:value="236.104092766788">
            <text:p>236.1040927668</text:p>
          </table:table-cell>
          <table:table-cell office:value-type="string">
            <text:p>26 ♏ 06' 19"</text:p>
          </table:table-cell>
          <table:table-cell office:value-type="string">
            <text:p>26 ♏ 06' 14"</text:p>
          </table:table-cell>
          <table:table-cell office:value-type="float" office:value="12.008254503608">
            <text:p>12.0082545036</text:p>
          </table:table-cell>
          <table:table-cell office:value-type="float" office:value="0.0243183721949645">
            <text:p>0.024318372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5323.67537037">
            <text:p>2425323.67537037</text:p>
          </table:table-cell>
          <table:table-cell office:value-type="string">
            <text:p>1928-03-17 23:12:32.343750 EST-0500</text:p>
          </table:table-cell>
          <table:table-cell office:value-type="float" office:value="0">
            <text:p>0</text:p>
          </table:table-cell>
          <table:table-cell office:value-type="float" office:value="330.05048639323">
            <text:p>330.0504863932</text:p>
          </table:table-cell>
          <table:table-cell office:value-type="float" office:value="330.050509862699">
            <text:p>330.0505098627</text:p>
          </table:table-cell>
          <table:table-cell table:number-columns-repeated="2" office:value-type="string">
            <text:p><text:s/>0 ♓ 03' 01"</text:p>
          </table:table-cell>
          <table:table-cell office:value-type="float" office:value="0.768808874753214">
            <text:p>0.7688088748</text:p>
          </table:table-cell>
          <table:table-cell office:value-type="float" office:value="1.22830446811504">
            <text:p>1.2283044681</text:p>
          </table:table-cell>
          <table:table-cell office:value-type="float" office:value="307.20053729089">
            <text:p>307.2005372909</text:p>
          </table:table-cell>
          <table:table-cell office:value-type="float" office:value="307.200560760359">
            <text:p>307.2005607604</text:p>
          </table:table-cell>
          <table:table-cell office:value-type="string">
            <text:p><text:s/>7 ♒ 12' 01"</text:p>
          </table:table-cell>
          <table:table-cell office:value-type="string">
            <text:p><text:s/>7 ♒ 12' 02"</text:p>
          </table:table-cell>
          <table:table-cell office:value-type="float" office:value="0.768807352498126">
            <text:p>0.7688073525</text:p>
          </table:table-cell>
          <table:table-cell office:value-type="float" office:value="1.22830282903295">
            <text:p>1.228302829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324.12239583">
            <text:p>2425324.12239583</text:p>
          </table:table-cell>
          <table:table-cell office:value-type="string">
            <text:p>1928-03-18 09:56:15.000000 EST-0500</text:p>
          </table:table-cell>
          <table:table-cell office:value-type="float" office:value="0">
            <text:p>0</text:p>
          </table:table-cell>
          <table:table-cell office:value-type="float" office:value="314.724709000846">
            <text:p>314.7247090008</text:p>
          </table:table-cell>
          <table:table-cell office:value-type="float" office:value="314.721815264267">
            <text:p>314.7218152643</text:p>
          </table:table-cell>
          <table:table-cell office:value-type="string">
            <text:p>14 ♒ 43' 28"</text:p>
          </table:table-cell>
          <table:table-cell office:value-type="string">
            <text:p>14 ♒ 43' 18"</text:p>
          </table:table-cell>
          <table:table-cell office:value-type="float" office:value="13.6337413826738">
            <text:p>13.6337413827</text:p>
          </table:table-cell>
          <table:table-cell office:value-type="float" office:value="0.763550952176096">
            <text:p>0.7635509522</text:p>
          </table:table-cell>
          <table:table-cell office:value-type="float" office:value="291.874743447675">
            <text:p>291.8747434477</text:p>
          </table:table-cell>
          <table:table-cell office:value-type="float" office:value="291.871849711096">
            <text:p>291.8718497111</text:p>
          </table:table-cell>
          <table:table-cell office:value-type="string">
            <text:p>21 ♑ 52' 29"</text:p>
          </table:table-cell>
          <table:table-cell office:value-type="string">
            <text:p>21 ♑ 52' 18"</text:p>
          </table:table-cell>
          <table:table-cell office:value-type="float" office:value="13.6337448734904">
            <text:p>13.6337448735</text:p>
          </table:table-cell>
          <table:table-cell office:value-type="float" office:value="0.763555126183653">
            <text:p>0.7635551262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325.32063657">
            <text:p>2425325.32063657</text:p>
          </table:table-cell>
          <table:table-cell office:value-type="string">
            <text:p>1928-03-19 14:41:43.125000 EST-0500</text:p>
          </table:table-cell>
          <table:table-cell office:value-type="float" office:value="0">
            <text:p>0</text:p>
          </table:table-cell>
          <table:table-cell office:value-type="float" office:value="331.394573266472">
            <text:p>331.3945732665</text:p>
          </table:table-cell>
          <table:table-cell office:value-type="float" office:value="331.392805955315">
            <text:p>331.3928059553</text:p>
          </table:table-cell>
          <table:table-cell office:value-type="string">
            <text:p><text:s/>1 ♓ 23' 40"</text:p>
          </table:table-cell>
          <table:table-cell office:value-type="string">
            <text:p><text:s/>1 ♓ 23' 34"</text:p>
          </table:table-cell>
          <table:table-cell office:value-type="float" office:value="14.1815979779523">
            <text:p>14.181597978</text:p>
          </table:table-cell>
          <table:table-cell office:value-type="float" office:value="0.861322369033261">
            <text:p>0.861322369</text:p>
          </table:table-cell>
          <table:table-cell office:value-type="float" office:value="308.544577776353">
            <text:p>308.5445777764</text:p>
          </table:table-cell>
          <table:table-cell office:value-type="float" office:value="308.542810465196">
            <text:p>308.5428104652</text:p>
          </table:table-cell>
          <table:table-cell office:value-type="string">
            <text:p><text:s/>8 ♒ 32' 40"</text:p>
          </table:table-cell>
          <table:table-cell office:value-type="string">
            <text:p><text:s/>8 ♒ 32' 34"</text:p>
          </table:table-cell>
          <table:table-cell office:value-type="float" office:value="14.1816190847959">
            <text:p>14.1816190848</text:p>
          </table:table-cell>
          <table:table-cell office:value-type="float" office:value="0.861344536672048">
            <text:p>0.8613445367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325.37288194">
            <text:p>2425325.37288194</text:p>
          </table:table-cell>
          <table:table-cell office:value-type="string">
            <text:p>1928-03-19 15:56:57.187500 EST-0500</text:p>
          </table:table-cell>
          <table:table-cell office:value-type="float" office:value="0">
            <text:p>0</text:p>
          </table:table-cell>
          <table:table-cell office:value-type="float" office:value="332.136080571647">
            <text:p>332.1360805716</text:p>
          </table:table-cell>
          <table:table-cell office:value-type="float" office:value="332.135671987321">
            <text:p>332.1356719873</text:p>
          </table:table-cell>
          <table:table-cell office:value-type="string">
            <text:p><text:s/>2 ♓ 08' 09"</text:p>
          </table:table-cell>
          <table:table-cell office:value-type="string">
            <text:p><text:s/>2 ♓ 08' 08"</text:p>
          </table:table-cell>
          <table:table-cell office:value-type="float" office:value="14.2039434318605">
            <text:p>14.2039434319</text:p>
          </table:table-cell>
          <table:table-cell office:value-type="float" office:value="1.22841427986077">
            <text:p>1.2284142799</text:p>
          </table:table-cell>
          <table:table-cell office:value-type="float" office:value="309.286084273137">
            <text:p>309.2860842731</text:p>
          </table:table-cell>
          <table:table-cell office:value-type="float" office:value="309.285675688811">
            <text:p>309.2856756888</text:p>
          </table:table-cell>
          <table:table-cell office:value-type="string">
            <text:p><text:s/>9 ♒ 17' 09"</text:p>
          </table:table-cell>
          <table:table-cell office:value-type="string">
            <text:p><text:s/>9 ♒ 17' 08"</text:p>
          </table:table-cell>
          <table:table-cell office:value-type="float" office:value="14.203965325798">
            <text:p>14.2039653258</text:p>
          </table:table-cell>
          <table:table-cell office:value-type="float" office:value="1.22843716906227">
            <text:p>1.2284371691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327.35407407">
            <text:p>2425327.35407407</text:p>
          </table:table-cell>
          <table:table-cell office:value-type="string">
            <text:p>1928-03-21 15:29:52.968750 EST-0500</text:p>
          </table:table-cell>
          <table:table-cell office:value-type="float" office:value="0">
            <text:p>0</text:p>
          </table:table-cell>
          <table:table-cell office:value-type="float" office:value="0.989849209689918">
            <text:p>0.9898492097</text:p>
          </table:table-cell>
          <table:table-cell office:value-type="float" office:value="0.988749625766975">
            <text:p>0.9887496258</text:p>
          </table:table-cell>
          <table:table-cell office:value-type="string">
            <text:p><text:s/>0 ♈ 59' 23"</text:p>
          </table:table-cell>
          <table:table-cell office:value-type="string">
            <text:p><text:s/>0 ♈ 59' 19"</text:p>
          </table:table-cell>
          <table:table-cell office:value-type="float" office:value="14.8473013273981">
            <text:p>14.8473013274</text:p>
          </table:table-cell>
          <table:table-cell office:value-type="float" office:value="0.99263097345276">
            <text:p>0.9926309735</text:p>
          </table:table-cell>
          <table:table-cell office:value-type="float" office:value="338.139847092664">
            <text:p>338.1398470927</text:p>
          </table:table-cell>
          <table:table-cell office:value-type="float" office:value="338.138747508741">
            <text:p>338.1387475087</text:p>
          </table:table-cell>
          <table:table-cell office:value-type="string">
            <text:p><text:s/>8 ♓ 08' 23"</text:p>
          </table:table-cell>
          <table:table-cell office:value-type="string">
            <text:p><text:s/>8 ♓ 08' 19"</text:p>
          </table:table-cell>
          <table:table-cell office:value-type="float" office:value="14.8473441019192">
            <text:p>14.8473441019</text:p>
          </table:table-cell>
          <table:table-cell office:value-type="float" office:value="0.992674145238204">
            <text:p>0.9926741452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327.50569444">
            <text:p>2425327.50569444</text:p>
          </table:table-cell>
          <table:table-cell office:value-type="string">
            <text:p>1928-03-21 19:08:12.187500 EST-0500</text:p>
          </table:table-cell>
          <table:table-cell office:value-type="float" office:value="0">
            <text:p>0</text:p>
          </table:table-cell>
          <table:table-cell office:value-type="float" office:value="3.24317435107137">
            <text:p>3.2431743511</text:p>
          </table:table-cell>
          <table:table-cell office:value-type="float" office:value="3.24279948004433">
            <text:p>3.24279948</text:p>
          </table:table-cell>
          <table:table-cell office:value-type="string">
            <text:p><text:s/>3 ♈ 14' 35"</text:p>
          </table:table-cell>
          <table:table-cell office:value-type="string">
            <text:p><text:s/>3 ♈ 14' 34"</text:p>
          </table:table-cell>
          <table:table-cell office:value-type="float" office:value="14.8753690175366">
            <text:p>14.8753690175</text:p>
          </table:table-cell>
          <table:table-cell office:value-type="float" office:value="0.0571144361633355">
            <text:p>0.0571144362</text:p>
          </table:table-cell>
          <table:table-cell office:value-type="float" office:value="340.393173004245">
            <text:p>340.3931730042</text:p>
          </table:table-cell>
          <table:table-cell office:value-type="float" office:value="340.392798133218">
            <text:p>340.3927981332</text:p>
          </table:table-cell>
          <table:table-cell office:value-type="string">
            <text:p>10 ♓ 23' 35"</text:p>
          </table:table-cell>
          <table:table-cell office:value-type="string">
            <text:p>10 ♓ 23' 34"</text:p>
          </table:table-cell>
          <table:table-cell office:value-type="float" office:value="14.8754121460831">
            <text:p>14.8754121461</text:p>
          </table:table-cell>
          <table:table-cell office:value-type="float" office:value="0.0571578082983796">
            <text:p>0.0571578083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328.15633102">
            <text:p>2425328.15633102</text:p>
          </table:table-cell>
          <table:table-cell office:value-type="string">
            <text:p>1928-03-22 10:45:07.031250 EST-0500</text:p>
          </table:table-cell>
          <table:table-cell office:value-type="float" office:value="0">
            <text:p>0</text:p>
          </table:table-cell>
          <table:table-cell office:value-type="float" office:value="12.9512606562989">
            <text:p>12.9512606563</text:p>
          </table:table-cell>
          <table:table-cell office:value-type="float" office:value="12.9504641401258">
            <text:p>12.9504641401</text:p>
          </table:table-cell>
          <table:table-cell office:value-type="string">
            <text:p>12 ♈ 57' 04"</text:p>
          </table:table-cell>
          <table:table-cell office:value-type="string">
            <text:p>12 ♈ 57' 01"</text:p>
          </table:table-cell>
          <table:table-cell office:value-type="float" office:value="14.9554107158494">
            <text:p>14.9554107158</text:p>
          </table:table-cell>
          <table:table-cell office:value-type="float" office:value="0.239791268588345">
            <text:p>0.2397912686</text:p>
          </table:table-cell>
          <table:table-cell office:value-type="float" office:value="350.101262384459">
            <text:p>350.1012623845</text:p>
          </table:table-cell>
          <table:table-cell office:value-type="float" office:value="350.100465868286">
            <text:p>350.1004658683</text:p>
          </table:table-cell>
          <table:table-cell office:value-type="string">
            <text:p>20 ♓ 06' 04"</text:p>
          </table:table-cell>
          <table:table-cell office:value-type="string">
            <text:p>20 ♓ 06' 01"</text:p>
          </table:table-cell>
          <table:table-cell office:value-type="float" office:value="14.9554526478963">
            <text:p>14.9554526479</text:p>
          </table:table-cell>
          <table:table-cell office:value-type="float" office:value="0.23983308311583">
            <text:p>0.2398330831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5329.75618056">
            <text:p>2425329.75618056</text:p>
          </table:table-cell>
          <table:table-cell office:value-type="string">
            <text:p>1928-03-24 01:08:54.375000 EST-0500</text:p>
          </table:table-cell>
          <table:table-cell office:value-type="float" office:value="0">
            <text:p>0</text:p>
          </table:table-cell>
          <table:table-cell office:value-type="float" office:value="3.37149116904314">
            <text:p>3.371491169</text:p>
          </table:table-cell>
          <table:table-cell office:value-type="float" office:value="3.37138997342219">
            <text:p>3.3713899734</text:p>
          </table:table-cell>
          <table:table-cell table:number-columns-repeated="2" office:value-type="string">
            <text:p><text:s/>3 ♈ 22' 17"</text:p>
          </table:table-cell>
          <table:table-cell office:value-type="float" office:value="0.99123198191556">
            <text:p>0.9912319819</text:p>
          </table:table-cell>
          <table:table-cell office:value-type="float" office:value="0.0571597477490197">
            <text:p>0.0571597477</text:p>
          </table:table-cell>
          <table:table-cell office:value-type="float" office:value="340.521484841636">
            <text:p>340.5214848416</text:p>
          </table:table-cell>
          <table:table-cell office:value-type="float" office:value="340.521383646015">
            <text:p>340.521383646</text:p>
          </table:table-cell>
          <table:table-cell office:value-type="string">
            <text:p>10 ♓ 31' 17"</text:p>
          </table:table-cell>
          <table:table-cell office:value-type="string">
            <text:p>10 ♓ 31' 16"</text:p>
          </table:table-cell>
          <table:table-cell office:value-type="float" office:value="0.991253341277222">
            <text:p>0.9912533413</text:p>
          </table:table-cell>
          <table:table-cell office:value-type="float" office:value="0.0571812613270232">
            <text:p>0.0571812613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5343.11555556">
            <text:p>2425343.11555556</text:p>
          </table:table-cell>
          <table:table-cell office:value-type="string">
            <text:p>1928-04-06 09:46:24.375000 EST-0500</text:p>
          </table:table-cell>
          <table:table-cell office:value-type="float" office:value="0">
            <text:p>0</text:p>
          </table:table-cell>
          <table:table-cell office:value-type="float" office:value="16.5571567097487">
            <text:p>16.5571567097</text:p>
          </table:table-cell>
          <table:table-cell office:value-type="float" office:value="16.5569946153675">
            <text:p>16.5569946154</text:p>
          </table:table-cell>
          <table:table-cell table:number-columns-repeated="2" office:value-type="string">
            <text:p>16 ♈ 33' 25"</text:p>
          </table:table-cell>
          <table:table-cell office:value-type="float" office:value="0.982952345688938">
            <text:p>0.9829523457</text:p>
          </table:table-cell>
          <table:table-cell office:value-type="float" office:value="0.241595535038802">
            <text:p>0.241595535</text:p>
          </table:table-cell>
          <table:table-cell office:value-type="float" office:value="353.706763336901">
            <text:p>353.7067633369</text:p>
          </table:table-cell>
          <table:table-cell office:value-type="float" office:value="353.70660124252">
            <text:p>353.7066012425</text:p>
          </table:table-cell>
          <table:table-cell office:value-type="string">
            <text:p>23 ♓ 42' 24"</text:p>
          </table:table-cell>
          <table:table-cell office:value-type="string">
            <text:p>23 ♓ 42' 23"</text:p>
          </table:table-cell>
          <table:table-cell office:value-type="float" office:value="0.982980277245322">
            <text:p>0.9829802772</text:p>
          </table:table-cell>
          <table:table-cell office:value-type="float" office:value="0.241623659320183">
            <text:p>0.2416236593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5345.95344907">
            <text:p>2425345.95344907</text:p>
          </table:table-cell>
          <table:table-cell office:value-type="string">
            <text:p>1928-04-09 05:52:58.125000 EST-0500</text:p>
          </table:table-cell>
          <table:table-cell office:value-type="float" office:value="0">
            <text:p>0</text:p>
          </table:table-cell>
          <table:table-cell office:value-type="float" office:value="357.416187021392">
            <text:p>357.4161870214</text:p>
          </table:table-cell>
          <table:table-cell office:value-type="float" office:value="357.416105048197">
            <text:p>357.4161050482</text:p>
          </table:table-cell>
          <table:table-cell office:value-type="string">
            <text:p>27 ♓ 24' 58"</text:p>
          </table:table-cell>
          <table:table-cell office:value-type="string">
            <text:p>27 ♓ 24' 57"</text:p>
          </table:table-cell>
          <table:table-cell office:value-type="float" office:value="1.57405026845794">
            <text:p>1.5740502685</text:p>
          </table:table-cell>
          <table:table-cell office:value-type="float" office:value="1.2282983656874">
            <text:p>1.2282983657</text:p>
          </table:table-cell>
          <table:table-cell office:value-type="float" office:value="334.565721605338">
            <text:p>334.5657216053</text:p>
          </table:table-cell>
          <table:table-cell office:value-type="float" office:value="334.565639632143">
            <text:p>334.5656396321</text:p>
          </table:table-cell>
          <table:table-cell table:number-columns-repeated="2" office:value-type="string">
            <text:p><text:s/>4 ♓ 33' 56"</text:p>
          </table:table-cell>
          <table:table-cell office:value-type="float" office:value="1.5740483136153">
            <text:p>1.5740483136</text:p>
          </table:table-cell>
          <table:table-cell office:value-type="float" office:value="1.22829620850333">
            <text:p>1.2282962085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347.03645833">
            <text:p>2425347.03645833</text:p>
          </table:table-cell>
          <table:table-cell office:value-type="string">
            <text:p>1928-04-10 07:52:30.000000 EST-0500</text:p>
          </table:table-cell>
          <table:table-cell office:value-type="float" office:value="0">
            <text:p>0</text:p>
          </table:table-cell>
          <table:table-cell office:value-type="float" office:value="258.997979892747">
            <text:p>258.9979798927</text:p>
          </table:table-cell>
          <table:table-cell office:value-type="float" office:value="258.997563644224">
            <text:p>258.9975636442</text:p>
          </table:table-cell>
          <table:table-cell office:value-type="string">
            <text:p>18 ♐ 59' 52"</text:p>
          </table:table-cell>
          <table:table-cell office:value-type="string">
            <text:p>18 ♐ 59' 51"</text:p>
          </table:table-cell>
          <table:table-cell office:value-type="float" office:value="11.8997331178179">
            <text:p>11.8997331178</text:p>
          </table:table-cell>
          <table:table-cell office:value-type="float" office:value="-0.020737777191334">
            <text:p>-0.0207377772</text:p>
          </table:table-cell>
          <table:table-cell office:value-type="float" office:value="236.147465149762">
            <text:p>236.1474651498</text:p>
          </table:table-cell>
          <table:table-cell office:value-type="float" office:value="236.147048901238">
            <text:p>236.1470489012</text:p>
          </table:table-cell>
          <table:table-cell office:value-type="string">
            <text:p>26 ♏ 08' 50"</text:p>
          </table:table-cell>
          <table:table-cell office:value-type="string">
            <text:p>26 ♏ 08' 49"</text:p>
          </table:table-cell>
          <table:table-cell office:value-type="float" office:value="11.8997214844418">
            <text:p>11.8997214844</text:p>
          </table:table-cell>
          <table:table-cell office:value-type="float" office:value="-0.0207493458140288">
            <text:p>-0.0207493458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5350.31403935">
            <text:p>2425350.31403935</text:p>
          </table:table-cell>
          <table:table-cell office:value-type="string">
            <text:p>1928-04-13 14:32:13.593750 EST-0500</text:p>
          </table:table-cell>
          <table:table-cell office:value-type="float" office:value="0">
            <text:p>0</text:p>
          </table:table-cell>
          <table:table-cell office:value-type="float" office:value="4.52966214175736">
            <text:p>4.5296621418</text:p>
          </table:table-cell>
          <table:table-cell office:value-type="float" office:value="4.52935978814558">
            <text:p>4.5293597881</text:p>
          </table:table-cell>
          <table:table-cell office:value-type="string">
            <text:p><text:s/>4 ♈ 31' 46"</text:p>
          </table:table-cell>
          <table:table-cell office:value-type="string">
            <text:p><text:s/>4 ♈ 31' 45"</text:p>
          </table:table-cell>
          <table:table-cell office:value-type="float" office:value="1.68855029909443">
            <text:p>1.6885502991</text:p>
          </table:table-cell>
          <table:table-cell office:value-type="float" office:value="0.0547333863029478">
            <text:p>0.0547333863</text:p>
          </table:table-cell>
          <table:table-cell office:value-type="float" office:value="341.678971568142">
            <text:p>341.6789715681</text:p>
          </table:table-cell>
          <table:table-cell office:value-type="float" office:value="341.67866921453">
            <text:p>341.6786692145</text:p>
          </table:table-cell>
          <table:table-cell office:value-type="string">
            <text:p>11 ♓ 40' 44"</text:p>
          </table:table-cell>
          <table:table-cell office:value-type="string">
            <text:p>11 ♓ 40' 43"</text:p>
          </table:table-cell>
          <table:table-cell office:value-type="float" office:value="1.68853879870002">
            <text:p>1.6885387987</text:p>
          </table:table-cell>
          <table:table-cell office:value-type="float" office:value="0.0547221179140139">
            <text:p>0.0547221179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5351.81111111">
            <text:p>2425351.81111111</text:p>
          </table:table-cell>
          <table:table-cell office:value-type="string">
            <text:p>1928-04-15 02:28:00.468750 EST-0500</text:p>
          </table:table-cell>
          <table:table-cell office:value-type="float" office:value="0">
            <text:p>0</text:p>
          </table:table-cell>
          <table:table-cell office:value-type="float" office:value="4.61124016144969">
            <text:p>4.6112401614</text:p>
          </table:table-cell>
          <table:table-cell office:value-type="float" office:value="4.6110238673849">
            <text:p>4.6110238674</text:p>
          </table:table-cell>
          <table:table-cell office:value-type="string">
            <text:p><text:s/>4 ♈ 36' 40"</text:p>
          </table:table-cell>
          <table:table-cell office:value-type="string">
            <text:p><text:s/>4 ♈ 36' 39"</text:p>
          </table:table-cell>
          <table:table-cell office:value-type="float" office:value="1.22831618194441">
            <text:p>1.2283161819</text:p>
          </table:table-cell>
          <table:table-cell office:value-type="float" office:value="0.0543596195538285">
            <text:p>0.0543596196</text:p>
          </table:table-cell>
          <table:table-cell office:value-type="float" office:value="341.760486633036">
            <text:p>341.760486633</text:p>
          </table:table-cell>
          <table:table-cell office:value-type="float" office:value="341.760270338971">
            <text:p>341.760270339</text:p>
          </table:table-cell>
          <table:table-cell office:value-type="string">
            <text:p>11 ♓ 45' 37"</text:p>
          </table:table-cell>
          <table:table-cell office:value-type="string">
            <text:p>11 ♓ 45' 36"</text:p>
          </table:table-cell>
          <table:table-cell office:value-type="float" office:value="1.22832081353341">
            <text:p>1.2283208135</text:p>
          </table:table-cell>
          <table:table-cell office:value-type="float" office:value="0.0543644298321222">
            <text:p>0.0543644298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353.13582176">
            <text:p>2425353.13582176</text:p>
          </table:table-cell>
          <table:table-cell office:value-type="string">
            <text:p>1928-04-16 10:15:35.156250 EST-0500</text:p>
          </table:table-cell>
          <table:table-cell office:value-type="float" office:value="0">
            <text:p>0</text:p>
          </table:table-cell>
          <table:table-cell office:value-type="float" office:value="336.931889098213">
            <text:p>336.9318890982</text:p>
          </table:table-cell>
          <table:table-cell office:value-type="float" office:value="336.931270062703">
            <text:p>336.9312700627</text:p>
          </table:table-cell>
          <table:table-cell office:value-type="string">
            <text:p><text:s/>6 ♓ 55' 54"</text:p>
          </table:table-cell>
          <table:table-cell office:value-type="string">
            <text:p><text:s/>6 ♓ 55' 52"</text:p>
          </table:table-cell>
          <table:table-cell office:value-type="float" office:value="14.0553894992948">
            <text:p>14.0553894993</text:p>
          </table:table-cell>
          <table:table-cell office:value-type="float" office:value="0.76619081953121">
            <text:p>0.7661908195</text:p>
          </table:table-cell>
          <table:table-cell office:value-type="float" office:value="314.08110363884">
            <text:p>314.0811036388</text:p>
          </table:table-cell>
          <table:table-cell office:value-type="float" office:value="314.080484603331">
            <text:p>314.0804846033</text:p>
          </table:table-cell>
          <table:table-cell office:value-type="string">
            <text:p>14 ♒ 04' 51"</text:p>
          </table:table-cell>
          <table:table-cell office:value-type="string">
            <text:p>14 ♒ 04' 49"</text:p>
          </table:table-cell>
          <table:table-cell office:value-type="float" office:value="14.055411907647">
            <text:p>14.0554119076</text:p>
          </table:table-cell>
          <table:table-cell office:value-type="float" office:value="0.766213882875101">
            <text:p>0.7662138829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355.05915509">
            <text:p>2425355.05915509</text:p>
          </table:table-cell>
          <table:table-cell office:value-type="string">
            <text:p>1928-04-18 08:25:11.718750 EST-0500</text:p>
          </table:table-cell>
          <table:table-cell office:value-type="float" office:value="0">
            <text:p>0</text:p>
          </table:table-cell>
          <table:table-cell office:value-type="float" office:value="4.78642606222261">
            <text:p>4.7864260622</text:p>
          </table:table-cell>
          <table:table-cell office:value-type="float" office:value="4.7861485205357">
            <text:p>4.7861485205</text:p>
          </table:table-cell>
          <table:table-cell office:value-type="string">
            <text:p><text:s/>4 ♈ 47' 11"</text:p>
          </table:table-cell>
          <table:table-cell office:value-type="string">
            <text:p><text:s/>4 ♈ 47' 10"</text:p>
          </table:table-cell>
          <table:table-cell office:value-type="float" office:value="14.8595474045552">
            <text:p>14.8595474046</text:p>
          </table:table-cell>
          <table:table-cell office:value-type="float" office:value="0.0534612723368553">
            <text:p>0.0534612723</text:p>
          </table:table-cell>
          <table:table-cell office:value-type="float" office:value="341.935630308348">
            <text:p>341.9356303083</text:p>
          </table:table-cell>
          <table:table-cell office:value-type="float" office:value="341.935352766661">
            <text:p>341.9353527667</text:p>
          </table:table-cell>
          <table:table-cell office:value-type="string">
            <text:p>11 ♓ 56' 08"</text:p>
          </table:table-cell>
          <table:table-cell office:value-type="string">
            <text:p>11 ♓ 56' 07"</text:p>
          </table:table-cell>
          <table:table-cell office:value-type="float" office:value="14.8595855374613">
            <text:p>14.8595855375</text:p>
          </table:table-cell>
          <table:table-cell office:value-type="float" office:value="0.0534992920629268">
            <text:p>0.0534992921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355.33820602">
            <text:p>2425355.33820602</text:p>
          </table:table-cell>
          <table:table-cell office:value-type="string">
            <text:p>1928-04-18 15:07:01.875000 EST-0500</text:p>
          </table:table-cell>
          <table:table-cell office:value-type="float" office:value="0">
            <text:p>0</text:p>
          </table:table-cell>
          <table:table-cell office:value-type="float" office:value="8.94512528925566">
            <text:p>8.9451252893</text:p>
          </table:table-cell>
          <table:table-cell office:value-type="float" office:value="8.94341638318957">
            <text:p>8.9434163832</text:p>
          </table:table-cell>
          <table:table-cell office:value-type="string">
            <text:p><text:s/>8 ♈ 56' 42"</text:p>
          </table:table-cell>
          <table:table-cell office:value-type="string">
            <text:p><text:s/>8 ♈ 56' 36"</text:p>
          </table:table-cell>
          <table:table-cell office:value-type="float" office:value="14.9447060822353">
            <text:p>14.9447060822</text:p>
          </table:table-cell>
          <table:table-cell office:value-type="float" office:value="1.22818143109652">
            <text:p>1.2281814311</text:p>
          </table:table-cell>
          <table:table-cell office:value-type="float" office:value="346.094329414205">
            <text:p>346.0943294142</text:p>
          </table:table-cell>
          <table:table-cell office:value-type="float" office:value="346.092620508139">
            <text:p>346.0926205081</text:p>
          </table:table-cell>
          <table:table-cell office:value-type="string">
            <text:p>16 ♓ 05' 39"</text:p>
          </table:table-cell>
          <table:table-cell office:value-type="string">
            <text:p>16 ♓ 05' 33"</text:p>
          </table:table-cell>
          <table:table-cell office:value-type="float" office:value="14.9447438576292">
            <text:p>14.9447438576</text:p>
          </table:table-cell>
          <table:table-cell office:value-type="float" office:value="1.22821899836635">
            <text:p>1.2282189984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355.67268518">
            <text:p>2425355.67268518</text:p>
          </table:table-cell>
          <table:table-cell office:value-type="string">
            <text:p>1928-04-18 23:08:40.312500 EST-0500</text:p>
          </table:table-cell>
          <table:table-cell office:value-type="float" office:value="0">
            <text:p>0</text:p>
          </table:table-cell>
          <table:table-cell office:value-type="float" office:value="13.9589035988846">
            <text:p>13.9589035989</text:p>
          </table:table-cell>
          <table:table-cell office:value-type="float" office:value="13.9586971877691">
            <text:p>13.9586971878</text:p>
          </table:table-cell>
          <table:table-cell office:value-type="string">
            <text:p>13 ♈ 57' 32"</text:p>
          </table:table-cell>
          <table:table-cell office:value-type="string">
            <text:p>13 ♈ 57' 31"</text:p>
          </table:table-cell>
          <table:table-cell office:value-type="float" office:value="15.0321429224089">
            <text:p>15.0321429224</text:p>
          </table:table-cell>
          <table:table-cell office:value-type="float" office:value="1.83124751733121">
            <text:p>1.8312475173</text:p>
          </table:table-cell>
          <table:table-cell office:value-type="float" office:value="351.108107207326">
            <text:p>351.1081072073</text:p>
          </table:table-cell>
          <table:table-cell office:value-type="float" office:value="351.107900796211">
            <text:p>351.1079007962</text:p>
          </table:table-cell>
          <table:table-cell office:value-type="string">
            <text:p>21 ♓ 06' 29"</text:p>
          </table:table-cell>
          <table:table-cell office:value-type="string">
            <text:p>21 ♓ 06' 28"</text:p>
          </table:table-cell>
          <table:table-cell office:value-type="float" office:value="15.0321791461412">
            <text:p>15.0321791461</text:p>
          </table:table-cell>
          <table:table-cell office:value-type="float" office:value="1.83128348190472">
            <text:p>1.8312834819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356.05208333">
            <text:p>2425356.05208333</text:p>
          </table:table-cell>
          <table:table-cell office:value-type="string">
            <text:p>1928-04-19 08:15:00.000000 EST-0500</text:p>
          </table:table-cell>
          <table:table-cell office:value-type="float" office:value="0">
            <text:p>0</text:p>
          </table:table-cell>
          <table:table-cell office:value-type="float" office:value="19.6776494333835">
            <text:p>19.6776494334</text:p>
          </table:table-cell>
          <table:table-cell office:value-type="float" office:value="19.6743170967928">
            <text:p>19.6743170968</text:p>
          </table:table-cell>
          <table:table-cell office:value-type="string">
            <text:p>19 ♈ 40' 39"</text:p>
          </table:table-cell>
          <table:table-cell office:value-type="string">
            <text:p>19 ♈ 40' 27"</text:p>
          </table:table-cell>
          <table:table-cell office:value-type="float" office:value="15.1104399724135">
            <text:p>15.1104399724</text:p>
          </table:table-cell>
          <table:table-cell office:value-type="float" office:value="0.239742473849568">
            <text:p>0.2397424738</text:p>
          </table:table-cell>
          <table:table-cell office:value-type="float" office:value="356.826851489455">
            <text:p>356.8268514895</text:p>
          </table:table-cell>
          <table:table-cell office:value-type="float" office:value="356.823519152864">
            <text:p>356.8235191529</text:p>
          </table:table-cell>
          <table:table-cell office:value-type="string">
            <text:p>26 ♓ 49' 36"</text:p>
          </table:table-cell>
          <table:table-cell office:value-type="string">
            <text:p>26 ♓ 49' 24"</text:p>
          </table:table-cell>
          <table:table-cell office:value-type="float" office:value="15.1104729518766">
            <text:p>15.1104729519</text:p>
          </table:table-cell>
          <table:table-cell office:value-type="float" office:value="0.239774969998955">
            <text:p>0.23977497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356.72590278">
            <text:p>2425356.72590278</text:p>
          </table:table-cell>
          <table:table-cell office:value-type="string">
            <text:p>1928-04-20 00:25:18.750000 EST-0500</text:p>
          </table:table-cell>
          <table:table-cell office:value-type="float" office:value="0">
            <text:p>0</text:p>
          </table:table-cell>
          <table:table-cell office:value-type="float" office:value="29.8907537838753">
            <text:p>29.8907537839</text:p>
          </table:table-cell>
          <table:table-cell office:value-type="float" office:value="29.8894975623858">
            <text:p>29.8894975624</text:p>
          </table:table-cell>
          <table:table-cell office:value-type="string">
            <text:p>29 ♈ 53' 26"</text:p>
          </table:table-cell>
          <table:table-cell office:value-type="string">
            <text:p>29 ♈ 53' 22"</text:p>
          </table:table-cell>
          <table:table-cell office:value-type="float" office:value="15.1908118747377">
            <text:p>15.1908118747</text:p>
          </table:table-cell>
          <table:table-cell office:value-type="float" office:value="0.976221785230304">
            <text:p>0.9762217852</text:p>
          </table:table-cell>
          <table:table-cell office:value-type="float" office:value="7.03994890157616">
            <text:p>7.0399489016</text:p>
          </table:table-cell>
          <table:table-cell office:value-type="float" office:value="7.03869268008665">
            <text:p>7.0386926801</text:p>
          </table:table-cell>
          <table:table-cell office:value-type="string">
            <text:p><text:s/>7 ♈ 02' 23"</text:p>
          </table:table-cell>
          <table:table-cell office:value-type="string">
            <text:p><text:s/>7 ♈ 02' 19"</text:p>
          </table:table-cell>
          <table:table-cell office:value-type="float" office:value="15.1908355242819">
            <text:p>15.1908355243</text:p>
          </table:table-cell>
          <table:table-cell office:value-type="float" office:value="0.976244679801916">
            <text:p>0.9762446798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5359.10603009">
            <text:p>2425359.10603009</text:p>
          </table:table-cell>
          <table:table-cell office:value-type="string">
            <text:p>1928-04-22 09:32:41.718750 EST-0500</text:p>
          </table:table-cell>
          <table:table-cell office:value-type="float" office:value="0">
            <text:p>0</text:p>
          </table:table-cell>
          <table:table-cell office:value-type="float" office:value="20.4052991153685">
            <text:p>20.4052991154</text:p>
          </table:table-cell>
          <table:table-cell office:value-type="float" office:value="20.40513280398">
            <text:p>20.405132804</text:p>
          </table:table-cell>
          <table:table-cell office:value-type="string">
            <text:p>20 ♈ 24' 19"</text:p>
          </table:table-cell>
          <table:table-cell office:value-type="string">
            <text:p>20 ♈ 24' 18"</text:p>
          </table:table-cell>
          <table:table-cell office:value-type="float" office:value="1.92402178007132">
            <text:p>1.9240217801</text:p>
          </table:table-cell>
          <table:table-cell office:value-type="float" office:value="0.238826680622272">
            <text:p>0.2388266806</text:p>
          </table:table-cell>
          <table:table-cell office:value-type="float" office:value="357.554402347982">
            <text:p>357.554402348</text:p>
          </table:table-cell>
          <table:table-cell office:value-type="float" office:value="357.554236036594">
            <text:p>357.5542360366</text:p>
          </table:table-cell>
          <table:table-cell table:number-columns-repeated="2" office:value-type="string">
            <text:p>27 ♓ 33' 15"</text:p>
          </table:table-cell>
          <table:table-cell office:value-type="float" office:value="1.92399902572698">
            <text:p>1.9239990257</text:p>
          </table:table-cell>
          <table:table-cell office:value-type="float" office:value="0.238803743697994">
            <text:p>0.2388037437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5366.00862269">
            <text:p>2425366.00862269</text:p>
          </table:table-cell>
          <table:table-cell office:value-type="string">
            <text:p>1928-04-29 07:12:25.312500 EST-0500</text:p>
          </table:table-cell>
          <table:table-cell office:value-type="float" office:value="0">
            <text:p>0</text:p>
          </table:table-cell>
          <table:table-cell office:value-type="float" office:value="22.0440444076219">
            <text:p>22.0440444076</text:p>
          </table:table-cell>
          <table:table-cell office:value-type="float" office:value="22.0440341233905">
            <text:p>22.0440341234</text:p>
          </table:table-cell>
          <table:table-cell table:number-columns-repeated="2" office:value-type="string">
            <text:p>22 ♈ 02' 38"</text:p>
          </table:table-cell>
          <table:table-cell office:value-type="float" office:value="1.22719647265917">
            <text:p>1.2271964727</text:p>
          </table:table-cell>
          <table:table-cell office:value-type="float" office:value="0.235854919113138">
            <text:p>0.2358549191</text:p>
          </table:table-cell>
          <table:table-cell office:value-type="float" office:value="359.192776089425">
            <text:p>359.1927760894</text:p>
          </table:table-cell>
          <table:table-cell office:value-type="float" office:value="359.192765805193">
            <text:p>359.1927658052</text:p>
          </table:table-cell>
          <table:table-cell table:number-columns-repeated="2" office:value-type="string">
            <text:p>29 ♓ 11' 33"</text:p>
          </table:table-cell>
          <table:table-cell office:value-type="float" office:value="1.22721940182559">
            <text:p>1.2272194018</text:p>
          </table:table-cell>
          <table:table-cell office:value-type="float" office:value="0.235877890078901">
            <text:p>0.235877890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369.99519676">
            <text:p>2425369.99519676</text:p>
          </table:table-cell>
          <table:table-cell office:value-type="string">
            <text:p>1928-05-03 06:53:05.156250 EST-0500</text:p>
          </table:table-cell>
          <table:table-cell office:value-type="float" office:value="0">
            <text:p>0</text:p>
          </table:table-cell>
          <table:table-cell office:value-type="float" office:value="42.7935064195684">
            <text:p>42.7935064196</text:p>
          </table:table-cell>
          <table:table-cell office:value-type="float" office:value="42.7932484317195">
            <text:p>42.7932484317</text:p>
          </table:table-cell>
          <table:table-cell office:value-type="string">
            <text:p>12 ♉ 47' 36"</text:p>
          </table:table-cell>
          <table:table-cell office:value-type="string">
            <text:p>12 ♉ 47' 35"</text:p>
          </table:table-cell>
          <table:table-cell office:value-type="float" office:value="2.15782298801168">
            <text:p>2.157822988</text:p>
          </table:table-cell>
          <table:table-cell office:value-type="float" office:value="0.96876138481745">
            <text:p>0.9687613848</text:p>
          </table:table-cell>
          <table:table-cell office:value-type="float" office:value="19.9422001129339">
            <text:p>19.9422001129</text:p>
          </table:table-cell>
          <table:table-cell office:value-type="float" office:value="19.9419421250849">
            <text:p>19.9419421251</text:p>
          </table:table-cell>
          <table:table-cell office:value-type="string">
            <text:p>19 ♈ 56' 31"</text:p>
          </table:table-cell>
          <table:table-cell office:value-type="string">
            <text:p>19 ♈ 56' 30"</text:p>
          </table:table-cell>
          <table:table-cell office:value-type="float" office:value="2.15784498315397">
            <text:p>2.1578449832</text:p>
          </table:table-cell>
          <table:table-cell office:value-type="float" office:value="0.968783359120931">
            <text:p>0.9687833591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374.20100694">
            <text:p>2425374.20100694</text:p>
          </table:table-cell>
          <table:table-cell office:value-type="string">
            <text:p>1928-05-07 11:49:27.187500 EST-0500</text:p>
          </table:table-cell>
          <table:table-cell office:value-type="float" office:value="0">
            <text:p>0</text:p>
          </table:table-cell>
          <table:table-cell office:value-type="float" office:value="257.899511853044">
            <text:p>257.899511853</text:p>
          </table:table-cell>
          <table:table-cell office:value-type="float" office:value="257.89910435446">
            <text:p>257.8991043545</text:p>
          </table:table-cell>
          <table:table-cell office:value-type="string">
            <text:p>17 ♐ 53' 58"</text:p>
          </table:table-cell>
          <table:table-cell office:value-type="string">
            <text:p>17 ♐ 53' 56"</text:p>
          </table:table-cell>
          <table:table-cell office:value-type="float" office:value="11.8875886242018">
            <text:p>11.8875886242</text:p>
          </table:table-cell>
          <table:table-cell office:value-type="float" office:value="-0.0575730607558291">
            <text:p>-0.0575730608</text:p>
          </table:table-cell>
          <table:table-cell office:value-type="float" office:value="235.04804529502">
            <text:p>235.048045295</text:p>
          </table:table-cell>
          <table:table-cell office:value-type="float" office:value="235.047637796436">
            <text:p>235.0476377964</text:p>
          </table:table-cell>
          <table:table-cell office:value-type="string">
            <text:p>25 ♏ 02' 52"</text:p>
          </table:table-cell>
          <table:table-cell office:value-type="string">
            <text:p>25 ♏ 02' 51"</text:p>
          </table:table-cell>
          <table:table-cell office:value-type="float" office:value="11.8875678571076">
            <text:p>11.8875678571</text:p>
          </table:table-cell>
          <table:table-cell office:value-type="float" office:value="-0.0575937363743147">
            <text:p>-0.0575937364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382.07649306">
            <text:p>2425382.07649306</text:p>
          </table:table-cell>
          <table:table-cell office:value-type="string">
            <text:p>1928-05-15 08:50:09.375000 EST-0500</text:p>
          </table:table-cell>
          <table:table-cell office:value-type="float" office:value="0">
            <text:p>0</text:p>
          </table:table-cell>
          <table:table-cell office:value-type="float" office:value="359.00700280121">
            <text:p>359.0070028012</text:p>
          </table:table-cell>
          <table:table-cell office:value-type="float" office:value="359.005667713841">
            <text:p>359.0056677138</text:p>
          </table:table-cell>
          <table:table-cell office:value-type="string">
            <text:p>29 ♓ 00' 25"</text:p>
          </table:table-cell>
          <table:table-cell office:value-type="string">
            <text:p>29 ♓ 00' 20"</text:p>
          </table:table-cell>
          <table:table-cell office:value-type="float" office:value="14.3105489748744">
            <text:p>14.3105489749</text:p>
          </table:table-cell>
          <table:table-cell office:value-type="float" office:value="0.757639529209071">
            <text:p>0.7576395292</text:p>
          </table:table-cell>
          <table:table-cell office:value-type="float" office:value="336.155170460403">
            <text:p>336.1551704604</text:p>
          </table:table-cell>
          <table:table-cell office:value-type="float" office:value="336.153835373033">
            <text:p>336.153835373</text:p>
          </table:table-cell>
          <table:table-cell office:value-type="string">
            <text:p><text:s/>6 ♓ 09' 18"</text:p>
          </table:table-cell>
          <table:table-cell office:value-type="string">
            <text:p><text:s/>6 ♓ 09' 13"</text:p>
          </table:table-cell>
          <table:table-cell office:value-type="float" office:value="14.3105755036167">
            <text:p>14.3105755036</text:p>
          </table:table-cell>
          <table:table-cell office:value-type="float" office:value="0.757666119508195">
            <text:p>0.7576661195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382.56965278">
            <text:p>2425382.56965278</text:p>
          </table:table-cell>
          <table:table-cell office:value-type="string">
            <text:p>1928-05-15 20:40:18.750000 EST-0500</text:p>
          </table:table-cell>
          <table:table-cell office:value-type="float" office:value="0">
            <text:p>0</text:p>
          </table:table-cell>
          <table:table-cell office:value-type="float" office:value="6.11471047310959">
            <text:p>6.1147104731</text:p>
          </table:table-cell>
          <table:table-cell office:value-type="float" office:value="6.1139277951992">
            <text:p>6.1139277952</text:p>
          </table:table-cell>
          <table:table-cell office:value-type="string">
            <text:p><text:s/>6 ♈ 06' 52"</text:p>
          </table:table-cell>
          <table:table-cell office:value-type="string">
            <text:p><text:s/>6 ♈ 06' 50"</text:p>
          </table:table-cell>
          <table:table-cell office:value-type="float" office:value="14.5123581600214">
            <text:p>14.51235816</text:p>
          </table:table-cell>
          <table:table-cell office:value-type="float" office:value="0.0418231920203636">
            <text:p>0.041823192</text:p>
          </table:table-cell>
          <table:table-cell office:value-type="float" office:value="343.262872628527">
            <text:p>343.2628726285</text:p>
          </table:table-cell>
          <table:table-cell office:value-type="float" office:value="343.262089950616">
            <text:p>343.2620899506</text:p>
          </table:table-cell>
          <table:table-cell office:value-type="string">
            <text:p>13 ♓ 15' 46"</text:p>
          </table:table-cell>
          <table:table-cell office:value-type="string">
            <text:p>13 ♓ 15' 43"</text:p>
          </table:table-cell>
          <table:table-cell office:value-type="float" office:value="14.5123855432472">
            <text:p>14.5123855432</text:p>
          </table:table-cell>
          <table:table-cell office:value-type="float" office:value="0.041850379737993">
            <text:p>0.0418503797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383.92951389">
            <text:p>2425383.92951389</text:p>
          </table:table-cell>
          <table:table-cell office:value-type="string">
            <text:p>1928-05-17 05:18:30.937500 EST-0500</text:p>
          </table:table-cell>
          <table:table-cell office:value-type="float" office:value="0">
            <text:p>0</text:p>
          </table:table-cell>
          <table:table-cell office:value-type="float" office:value="26.1791041113016">
            <text:p>26.1791041113</text:p>
          </table:table-cell>
          <table:table-cell office:value-type="float" office:value="26.1758639152388">
            <text:p>26.1758639152</text:p>
          </table:table-cell>
          <table:table-cell office:value-type="string">
            <text:p>26 ♈ 10' 44"</text:p>
          </table:table-cell>
          <table:table-cell office:value-type="string">
            <text:p>26 ♈ 10' 33"</text:p>
          </table:table-cell>
          <table:table-cell office:value-type="float" office:value="14.9664809904315">
            <text:p>14.9664809904</text:p>
          </table:table-cell>
          <table:table-cell office:value-type="float" office:value="0.224204004297271">
            <text:p>0.2242040043</text:p>
          </table:table-cell>
          <table:table-cell office:value-type="float" office:value="3.32724585521831">
            <text:p>3.3272458552</text:p>
          </table:table-cell>
          <table:table-cell office:value-type="float" office:value="3.32400565915549">
            <text:p>3.3240056592</text:p>
          </table:table-cell>
          <table:table-cell office:value-type="string">
            <text:p><text:s/>3 ♈ 19' 38"</text:p>
          </table:table-cell>
          <table:table-cell office:value-type="string">
            <text:p><text:s/>3 ♈ 19' 26"</text:p>
          </table:table-cell>
          <table:table-cell office:value-type="float" office:value="14.9664979785425">
            <text:p>14.9664979785</text:p>
          </table:table-cell>
          <table:table-cell office:value-type="float" office:value="0.2242204598831">
            <text:p>0.2242204599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385.216875">
            <text:p>2425385.216875</text:p>
          </table:table-cell>
          <table:table-cell office:value-type="string">
            <text:p>1928-05-18 12:12:18.281250 EST-0500</text:p>
          </table:table-cell>
          <table:table-cell office:value-type="float" office:value="0">
            <text:p>0</text:p>
          </table:table-cell>
          <table:table-cell office:value-type="float" office:value="45.6120774992234">
            <text:p>45.6120774992</text:p>
          </table:table-cell>
          <table:table-cell office:value-type="float" office:value="45.6100820098867">
            <text:p>45.6100820099</text:p>
          </table:table-cell>
          <table:table-cell office:value-type="string">
            <text:p>15 ♉ 36' 43"</text:p>
          </table:table-cell>
          <table:table-cell office:value-type="string">
            <text:p>15 ♉ 36' 36"</text:p>
          </table:table-cell>
          <table:table-cell office:value-type="float" office:value="15.1830387608666">
            <text:p>15.1830387609</text:p>
          </table:table-cell>
          <table:table-cell office:value-type="float" office:value="1.22681750213708">
            <text:p>1.2268175021</text:p>
          </table:table-cell>
          <table:table-cell office:value-type="float" office:value="22.7601762481802">
            <text:p>22.7601762482</text:p>
          </table:table-cell>
          <table:table-cell office:value-type="float" office:value="22.7581807588434">
            <text:p>22.7581807588</text:p>
          </table:table-cell>
          <table:table-cell office:value-type="string">
            <text:p>22 ♈ 45' 36"</text:p>
          </table:table-cell>
          <table:table-cell office:value-type="string">
            <text:p>22 ♈ 45' 29"</text:p>
          </table:table-cell>
          <table:table-cell office:value-type="float" office:value="15.1830311916022">
            <text:p>15.1830311916</text:p>
          </table:table-cell>
          <table:table-cell office:value-type="float" office:value="1.22680968320842">
            <text:p>1.2268096832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386.0518287">
            <text:p>2425386.0518287</text:p>
          </table:table-cell>
          <table:table-cell office:value-type="string">
            <text:p>1928-05-19 08:14:38.906250 EST-0500</text:p>
          </table:table-cell>
          <table:table-cell office:value-type="float" office:value="0">
            <text:p>0</text:p>
          </table:table-cell>
          <table:table-cell office:value-type="float" office:value="58.2978419942377">
            <text:p>58.2978419942</text:p>
          </table:table-cell>
          <table:table-cell office:value-type="float" office:value="58.2963488777699">
            <text:p>58.2963488778</text:p>
          </table:table-cell>
          <table:table-cell office:value-type="string">
            <text:p>28 ♉ 17' 52"</text:p>
          </table:table-cell>
          <table:table-cell office:value-type="string">
            <text:p>28 ♉ 17' 46"</text:p>
          </table:table-cell>
          <table:table-cell office:value-type="float" office:value="15.1848450549865">
            <text:p>15.184845055</text:p>
          </table:table-cell>
          <table:table-cell office:value-type="float" office:value="0.962677145100726">
            <text:p>0.9626771451</text:p>
          </table:table-cell>
          <table:table-cell office:value-type="float" office:value="35.4458945816868">
            <text:p>35.4458945817</text:p>
          </table:table-cell>
          <table:table-cell office:value-type="float" office:value="35.444401465219">
            <text:p>35.4444014652</text:p>
          </table:table-cell>
          <table:table-cell office:value-type="string">
            <text:p><text:s/>5 ♉ 26' 45"</text:p>
          </table:table-cell>
          <table:table-cell office:value-type="string">
            <text:p><text:s/>5 ♉ 26' 39"</text:p>
          </table:table-cell>
          <table:table-cell office:value-type="float" office:value="15.1848193812372">
            <text:p>15.1848193812</text:p>
          </table:table-cell>
          <table:table-cell office:value-type="float" office:value="0.96265129678582">
            <text:p>0.9626512968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387.35237268">
            <text:p>2425387.35237268</text:p>
          </table:table-cell>
          <table:table-cell office:value-type="string">
            <text:p>1928-05-20 15:27:25.312500 EST-0500</text:p>
          </table:table-cell>
          <table:table-cell office:value-type="float" office:value="0">
            <text:p>0</text:p>
          </table:table-cell>
          <table:table-cell office:value-type="float" office:value="77.9341784762964">
            <text:p>77.9341784763</text:p>
          </table:table-cell>
          <table:table-cell office:value-type="float" office:value="77.9320743538211">
            <text:p>77.9320743538</text:p>
          </table:table-cell>
          <table:table-cell office:value-type="string">
            <text:p>17 ♊ 56' 03"</text:p>
          </table:table-cell>
          <table:table-cell office:value-type="string">
            <text:p>17 ♊ 55' 55"</text:p>
          </table:table-cell>
          <table:table-cell office:value-type="float" office:value="14.9706348875928">
            <text:p>14.9706348876</text:p>
          </table:table-cell>
          <table:table-cell office:value-type="float" office:value="1.70425822110424">
            <text:p>1.7042582211</text:p>
          </table:table-cell>
          <table:table-cell office:value-type="float" office:value="55.0821330280682">
            <text:p>55.0821330281</text:p>
          </table:table-cell>
          <table:table-cell office:value-type="float" office:value="55.0800289055929">
            <text:p>55.0800289056</text:p>
          </table:table-cell>
          <table:table-cell office:value-type="string">
            <text:p>25 ♉ 04' 55"</text:p>
          </table:table-cell>
          <table:table-cell office:value-type="string">
            <text:p>25 ♉ 04' 48"</text:p>
          </table:table-cell>
          <table:table-cell office:value-type="float" office:value="14.9705887305133">
            <text:p>14.9705887305</text:p>
          </table:table-cell>
          <table:table-cell office:value-type="float" office:value="1.70421200497308">
            <text:p>1.704212005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5391.98371528">
            <text:p>2425391.98371528</text:p>
          </table:table-cell>
          <table:table-cell office:value-type="string">
            <text:p>1928-05-25 06:36:33.750000 EST-0500</text:p>
          </table:table-cell>
          <table:table-cell office:value-type="float" office:value="0">
            <text:p>0</text:p>
          </table:table-cell>
          <table:table-cell office:value-type="float" office:value="6.48248379001139">
            <text:p>6.48248379</text:p>
          </table:table-cell>
          <table:table-cell office:value-type="float" office:value="6.48237608949327">
            <text:p>6.4823760895</text:p>
          </table:table-cell>
          <table:table-cell table:number-columns-repeated="2" office:value-type="string">
            <text:p><text:s/>6 ♈ 28' 56"</text:p>
          </table:table-cell>
          <table:table-cell office:value-type="float" office:value="0.751328415220099">
            <text:p>0.7513284152</text:p>
          </table:table-cell>
          <table:table-cell office:value-type="float" office:value="0.0362663149818046">
            <text:p>0.036266315</text:p>
          </table:table-cell>
          <table:table-cell office:value-type="float" office:value="343.63009980923">
            <text:p>343.6300998092</text:p>
          </table:table-cell>
          <table:table-cell office:value-type="float" office:value="343.629992108712">
            <text:p>343.6299921087</text:p>
          </table:table-cell>
          <table:table-cell office:value-type="string">
            <text:p>13 ♓ 37' 48"</text:p>
          </table:table-cell>
          <table:table-cell office:value-type="string">
            <text:p>13 ♓ 37' 47"</text:p>
          </table:table-cell>
          <table:table-cell office:value-type="float" office:value="0.751324521582755">
            <text:p>0.7513245216</text:p>
          </table:table-cell>
          <table:table-cell office:value-type="float" office:value="0.0362625932266373">
            <text:p>0.0362625932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401.29597222">
            <text:p>2425401.29597222</text:p>
          </table:table-cell>
          <table:table-cell office:value-type="string">
            <text:p>1928-06-03 14:06:12.656250 EST-0500</text:p>
          </table:table-cell>
          <table:table-cell office:value-type="float" office:value="0">
            <text:p>0</text:p>
          </table:table-cell>
          <table:table-cell office:value-type="float" office:value="256.061517335408">
            <text:p>256.0615173354</text:p>
          </table:table-cell>
          <table:table-cell office:value-type="float" office:value="256.059334955613">
            <text:p>256.0593349556</text:p>
          </table:table-cell>
          <table:table-cell office:value-type="string">
            <text:p>16 ♐ 03' 41"</text:p>
          </table:table-cell>
          <table:table-cell office:value-type="string">
            <text:p>16 ♐ 03' 33"</text:p>
          </table:table-cell>
          <table:table-cell office:value-type="float" office:value="11.9277560280672">
            <text:p>11.9277560281</text:p>
          </table:table-cell>
          <table:table-cell office:value-type="float" office:value="-0.0738736542148683">
            <text:p>-0.0738736542</text:p>
          </table:table-cell>
          <table:table-cell office:value-type="float" office:value="233.208824229654">
            <text:p>233.2088242297</text:p>
          </table:table-cell>
          <table:table-cell office:value-type="float" office:value="233.206641849859">
            <text:p>233.2066418499</text:p>
          </table:table-cell>
          <table:table-cell office:value-type="string">
            <text:p>23 ♏ 12' 31"</text:p>
          </table:table-cell>
          <table:table-cell office:value-type="string">
            <text:p>23 ♏ 12' 23"</text:p>
          </table:table-cell>
          <table:table-cell office:value-type="float" office:value="11.9277273551619">
            <text:p>11.9277273552</text:p>
          </table:table-cell>
          <table:table-cell office:value-type="float" office:value="-0.073902246430217">
            <text:p>-0.0739022464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409.97028935">
            <text:p>2425409.97028935</text:p>
          </table:table-cell>
          <table:table-cell office:value-type="string">
            <text:p>1928-06-12 06:17:13.593750 EST-0500</text:p>
          </table:table-cell>
          <table:table-cell office:value-type="float" office:value="0">
            <text:p>0</text:p>
          </table:table-cell>
          <table:table-cell office:value-type="float" office:value="7.02754138236594">
            <text:p>7.0275413824</text:p>
          </table:table-cell>
          <table:table-cell office:value-type="float" office:value="7.02677390554589">
            <text:p>7.0267739055</text:p>
          </table:table-cell>
          <table:table-cell office:value-type="string">
            <text:p><text:s/>7 ♈ 01' 39"</text:p>
          </table:table-cell>
          <table:table-cell office:value-type="string">
            <text:p><text:s/>7 ♈ 01' 36"</text:p>
          </table:table-cell>
          <table:table-cell office:value-type="float" office:value="14.0628019985366">
            <text:p>14.0628019985</text:p>
          </table:table-cell>
          <table:table-cell office:value-type="float" office:value="0.0239166801508827">
            <text:p>0.0239166802</text:p>
          </table:table-cell>
          <table:table-cell office:value-type="float" office:value="344.174397615613">
            <text:p>344.1743976156</text:p>
          </table:table-cell>
          <table:table-cell office:value-type="float" office:value="344.173630138793">
            <text:p>344.1736301388</text:p>
          </table:table-cell>
          <table:table-cell office:value-type="string">
            <text:p>14 ♓ 10' 27"</text:p>
          </table:table-cell>
          <table:table-cell office:value-type="string">
            <text:p>14 ♓ 10' 25"</text:p>
          </table:table-cell>
          <table:table-cell office:value-type="float" office:value="14.062821713798">
            <text:p>14.0628217138</text:p>
          </table:table-cell>
          <table:table-cell office:value-type="float" office:value="0.023936399895519">
            <text:p>0.0239363999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410.92268518">
            <text:p>2425410.92268518</text:p>
          </table:table-cell>
          <table:table-cell office:value-type="string">
            <text:p>1928-06-13 05:08:40.312500 EST-0500</text:p>
          </table:table-cell>
          <table:table-cell office:value-type="float" office:value="0">
            <text:p>0</text:p>
          </table:table-cell>
          <table:table-cell office:value-type="float" office:value="20.5750520831136">
            <text:p>20.5750520831</text:p>
          </table:table-cell>
          <table:table-cell office:value-type="float" office:value="20.5718044664459">
            <text:p>20.5718044664</text:p>
          </table:table-cell>
          <table:table-cell office:value-type="string">
            <text:p>20 ♈ 34' 30"</text:p>
          </table:table-cell>
          <table:table-cell office:value-type="string">
            <text:p>20 ♈ 34' 18"</text:p>
          </table:table-cell>
          <table:table-cell office:value-type="float" office:value="14.3819992910733">
            <text:p>14.3819992911</text:p>
          </table:table-cell>
          <table:table-cell office:value-type="float" office:value="0.735632126821542">
            <text:p>0.7356321268</text:p>
          </table:table-cell>
          <table:table-cell office:value-type="float" office:value="357.721888748788">
            <text:p>357.7218887488</text:p>
          </table:table-cell>
          <table:table-cell office:value-type="float" office:value="357.71864113212">
            <text:p>357.7186411321</text:p>
          </table:table-cell>
          <table:table-cell office:value-type="string">
            <text:p>27 ♓ 43' 18"</text:p>
          </table:table-cell>
          <table:table-cell office:value-type="string">
            <text:p>27 ♓ 43' 07"</text:p>
          </table:table-cell>
          <table:table-cell office:value-type="float" office:value="14.3820140291598">
            <text:p>14.3820140292</text:p>
          </table:table-cell>
          <table:table-cell office:value-type="float" office:value="0.735646589758664">
            <text:p>0.7356465898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411.71076389">
            <text:p>2425411.71076389</text:p>
          </table:table-cell>
          <table:table-cell office:value-type="string">
            <text:p>1928-06-14 00:03:30.937500 EST-0500</text:p>
          </table:table-cell>
          <table:table-cell office:value-type="float" office:value="0">
            <text:p>0</text:p>
          </table:table-cell>
          <table:table-cell office:value-type="float" office:value="32.0038163497472">
            <text:p>32.0038163497</text:p>
          </table:table-cell>
          <table:table-cell office:value-type="float" office:value="32.0016404530236">
            <text:p>32.001640453</text:p>
          </table:table-cell>
          <table:table-cell office:value-type="string">
            <text:p><text:s/>2 ♉ 00' 13"</text:p>
          </table:table-cell>
          <table:table-cell office:value-type="string">
            <text:p><text:s/>2 ♉ 00' 05"</text:p>
          </table:table-cell>
          <table:table-cell office:value-type="float" office:value="14.6159801839518">
            <text:p>14.615980184</text:p>
          </table:table-cell>
          <table:table-cell office:value-type="float" office:value="0.192413151468688">
            <text:p>0.1924131515</text:p>
          </table:table-cell>
          <table:table-cell office:value-type="float" office:value="9.15063034612098">
            <text:p>9.1506303461</text:p>
          </table:table-cell>
          <table:table-cell office:value-type="float" office:value="9.14845444939736">
            <text:p>9.1484544494</text:p>
          </table:table-cell>
          <table:table-cell office:value-type="string">
            <text:p><text:s/>9 ♈ 09' 02"</text:p>
          </table:table-cell>
          <table:table-cell office:value-type="string">
            <text:p><text:s/>9 ♈ 08' 54"</text:p>
          </table:table-cell>
          <table:table-cell office:value-type="float" office:value="14.6159845609494">
            <text:p>14.6159845609</text:p>
          </table:table-cell>
          <table:table-cell office:value-type="float" office:value="0.192417165765006">
            <text:p>0.1924171658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415.08674769">
            <text:p>2425415.08674769</text:p>
          </table:table-cell>
          <table:table-cell office:value-type="string">
            <text:p>1928-06-17 09:04:55.312500 EST-0500</text:p>
          </table:table-cell>
          <table:table-cell office:value-type="float" office:value="0">
            <text:p>0</text:p>
          </table:table-cell>
          <table:table-cell office:value-type="float" office:value="82.2547276499907">
            <text:p>82.25472765</text:p>
          </table:table-cell>
          <table:table-cell office:value-type="float" office:value="82.2543646424946">
            <text:p>82.2543646425</text:p>
          </table:table-cell>
          <table:table-cell office:value-type="string">
            <text:p>22 ♊ 15' 17"</text:p>
          </table:table-cell>
          <table:table-cell office:value-type="string">
            <text:p>22 ♊ 15' 15"</text:p>
          </table:table-cell>
          <table:table-cell office:value-type="float" office:value="14.9241269476422">
            <text:p>14.9241269476</text:p>
          </table:table-cell>
          <table:table-cell office:value-type="float" office:value="1.22783262154643">
            <text:p>1.2278326215</text:p>
          </table:table-cell>
          <table:table-cell office:value-type="float" office:value="59.4013182998366">
            <text:p>59.4013182998</text:p>
          </table:table-cell>
          <table:table-cell office:value-type="float" office:value="59.4009552923405">
            <text:p>59.4009552923</text:p>
          </table:table-cell>
          <table:table-cell office:value-type="string">
            <text:p>29 ♉ 24' 04"</text:p>
          </table:table-cell>
          <table:table-cell office:value-type="string">
            <text:p>29 ♉ 24' 03"</text:p>
          </table:table-cell>
          <table:table-cell office:value-type="float" office:value="14.9240726858146">
            <text:p>14.9240726858</text:p>
          </table:table-cell>
          <table:table-cell office:value-type="float" office:value="1.22777837379343">
            <text:p>1.2277783738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415.36287037">
            <text:p>2425415.36287037</text:p>
          </table:table-cell>
          <table:table-cell office:value-type="string">
            <text:p>1928-06-17 15:42:32.343750 EST-0500</text:p>
          </table:table-cell>
          <table:table-cell office:value-type="float" office:value="0">
            <text:p>0</text:p>
          </table:table-cell>
          <table:table-cell office:value-type="float" office:value="86.3702923187386">
            <text:p>86.3702923187</text:p>
          </table:table-cell>
          <table:table-cell office:value-type="float" office:value="86.370269725117">
            <text:p>86.3702697251</text:p>
          </table:table-cell>
          <table:table-cell office:value-type="string">
            <text:p>26 ♊ 22' 13"</text:p>
          </table:table-cell>
          <table:table-cell office:value-type="string">
            <text:p>26 ♊ 22' 12"</text:p>
          </table:table-cell>
          <table:table-cell office:value-type="float" office:value="14.8838378506987">
            <text:p>14.8838378507</text:p>
          </table:table-cell>
          <table:table-cell office:value-type="float" office:value="0.954920068818511">
            <text:p>0.9549200688</text:p>
          </table:table-cell>
          <table:table-cell office:value-type="float" office:value="63.5168572009114">
            <text:p>63.5168572009</text:p>
          </table:table-cell>
          <table:table-cell office:value-type="float" office:value="63.5168346072898">
            <text:p>63.5168346073</text:p>
          </table:table-cell>
          <table:table-cell table:number-columns-repeated="2" office:value-type="string">
            <text:p><text:s/>3 ♊ 31' 00"</text:p>
          </table:table-cell>
          <table:table-cell office:value-type="float" office:value="14.8837820627163">
            <text:p>14.8837820627</text:p>
          </table:table-cell>
          <table:table-cell office:value-type="float" office:value="0.954864285755094">
            <text:p>0.9548642858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416.44221065">
            <text:p>2425416.44221065</text:p>
          </table:table-cell>
          <table:table-cell office:value-type="string">
            <text:p>1928-06-18 17:36:47.812500 EST-0500</text:p>
          </table:table-cell>
          <table:table-cell office:value-type="float" office:value="0">
            <text:p>0</text:p>
          </table:table-cell>
          <table:table-cell office:value-type="float" office:value="102.312360159058">
            <text:p>102.3123601591</text:p>
          </table:table-cell>
          <table:table-cell office:value-type="float" office:value="102.309537420685">
            <text:p>102.3095374207</text:p>
          </table:table-cell>
          <table:table-cell office:value-type="string">
            <text:p>12 ♋ 18' 44"</text:p>
          </table:table-cell>
          <table:table-cell office:value-type="string">
            <text:p>12 ♋ 18' 34"</text:p>
          </table:table-cell>
          <table:table-cell office:value-type="float" office:value="14.632884304876">
            <text:p>14.6328843049</text:p>
          </table:table-cell>
          <table:table-cell office:value-type="float" office:value="-0.167279402022576">
            <text:p>-0.167279402</text:p>
          </table:table-cell>
          <table:table-cell office:value-type="float" office:value="79.4588236000943">
            <text:p>79.4588236001</text:p>
          </table:table-cell>
          <table:table-cell office:value-type="float" office:value="79.4560008617214">
            <text:p>79.4560008617</text:p>
          </table:table-cell>
          <table:table-cell office:value-type="string">
            <text:p>19 ♊ 27' 31"</text:p>
          </table:table-cell>
          <table:table-cell office:value-type="string">
            <text:p>19 ♊ 27' 21"</text:p>
          </table:table-cell>
          <table:table-cell office:value-type="float" office:value="14.6328306499491">
            <text:p>14.6328306499</text:p>
          </table:table-cell>
          <table:table-cell office:value-type="float" office:value="-0.167332944209548">
            <text:p>-0.167332944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427.04645833">
            <text:p>2425427.04645833</text:p>
          </table:table-cell>
          <table:table-cell office:value-type="string">
            <text:p>1928-06-29 08:06:54.843750 EST-0500</text:p>
          </table:table-cell>
          <table:table-cell office:value-type="float" office:value="0">
            <text:p>0</text:p>
          </table:table-cell>
          <table:table-cell office:value-type="float" office:value="97.5153431134078">
            <text:p>97.5153431134</text:p>
          </table:table-cell>
          <table:table-cell office:value-type="float" office:value="97.5155895758555">
            <text:p>97.5155895759</text:p>
          </table:table-cell>
          <table:table-cell office:value-type="string">
            <text:p><text:s/>7 ♋ 30' 55"</text:p>
          </table:table-cell>
          <table:table-cell office:value-type="string">
            <text:p><text:s/>7 ♋ 30' 56"</text:p>
          </table:table-cell>
          <table:table-cell office:value-type="float" office:value="-0.59944978367516">
            <text:p>-0.5994497837</text:p>
          </table:table-cell>
          <table:table-cell office:value-type="float" office:value="0.953123144701786">
            <text:p>0.9531231447</text:p>
          </table:table-cell>
          <table:table-cell office:value-type="float" office:value="74.6613585080033">
            <text:p>74.661358508</text:p>
          </table:table-cell>
          <table:table-cell office:value-type="float" office:value="74.661604970451">
            <text:p>74.6616049705</text:p>
          </table:table-cell>
          <table:table-cell office:value-type="string">
            <text:p>14 ♊ 39' 40"</text:p>
          </table:table-cell>
          <table:table-cell office:value-type="string">
            <text:p>14 ♊ 39' 41"</text:p>
          </table:table-cell>
          <table:table-cell office:value-type="float" office:value="-0.599466183419319">
            <text:p>-0.5994661834</text:p>
          </table:table-cell>
          <table:table-cell office:value-type="float" office:value="0.953106825835554">
            <text:p>0.9531068258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5427.35969907">
            <text:p>2425427.35969907</text:p>
          </table:table-cell>
          <table:table-cell office:value-type="string">
            <text:p>1928-06-29 15:37:58.125000 EST-0500</text:p>
          </table:table-cell>
          <table:table-cell office:value-type="float" office:value="0">
            <text:p>0</text:p>
          </table:table-cell>
          <table:table-cell office:value-type="float" office:value="97.327860742559">
            <text:p>97.3278607426</text:p>
          </table:table-cell>
          <table:table-cell office:value-type="float" office:value="97.3281627790135">
            <text:p>97.328162779</text:p>
          </table:table-cell>
          <table:table-cell office:value-type="string">
            <text:p><text:s/>7 ♋ 19' 40"</text:p>
          </table:table-cell>
          <table:table-cell office:value-type="string">
            <text:p><text:s/>7 ♋ 19' 41"</text:p>
          </table:table-cell>
          <table:table-cell office:value-type="float" office:value="-0.597430650655008">
            <text:p>-0.5974306507</text:p>
          </table:table-cell>
          <table:table-cell office:value-type="float" office:value="1.2286757448736">
            <text:p>1.2286757449</text:p>
          </table:table-cell>
          <table:table-cell office:value-type="float" office:value="74.4738585328337">
            <text:p>74.4738585328</text:p>
          </table:table-cell>
          <table:table-cell office:value-type="float" office:value="74.4741605692881">
            <text:p>74.4741605693</text:p>
          </table:table-cell>
          <table:table-cell office:value-type="string">
            <text:p>14 ♊ 28' 25"</text:p>
          </table:table-cell>
          <table:table-cell office:value-type="string">
            <text:p>14 ♊ 28' 26"</text:p>
          </table:table-cell>
          <table:table-cell office:value-type="float" office:value="-0.597450319256908">
            <text:p>-0.5974503193</text:p>
          </table:table-cell>
          <table:table-cell office:value-type="float" office:value="1.22865615887934">
            <text:p>1.2286561589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428.40730324">
            <text:p>2425428.40730324</text:p>
          </table:table-cell>
          <table:table-cell office:value-type="string">
            <text:p>1928-06-30 16:46:31.406250 EST-0500</text:p>
          </table:table-cell>
          <table:table-cell office:value-type="float" office:value="0">
            <text:p>0</text:p>
          </table:table-cell>
          <table:table-cell office:value-type="float" office:value="254.136571247117">
            <text:p>254.1365712471</text:p>
          </table:table-cell>
          <table:table-cell office:value-type="float" office:value="254.135971530472">
            <text:p>254.1359715305</text:p>
          </table:table-cell>
          <table:table-cell office:value-type="string">
            <text:p>14 ♐ 08' 11"</text:p>
          </table:table-cell>
          <table:table-cell office:value-type="string">
            <text:p>14 ♐ 08' 09"</text:p>
          </table:table-cell>
          <table:table-cell office:value-type="float" office:value="11.9469695737202">
            <text:p>11.9469695737</text:p>
          </table:table-cell>
          <table:table-cell office:value-type="float" office:value="-0.0635033163409385">
            <text:p>-0.0635033163</text:p>
          </table:table-cell>
          <table:table-cell office:value-type="float" office:value="231.282503215692">
            <text:p>231.2825032157</text:p>
          </table:table-cell>
          <table:table-cell office:value-type="float" office:value="231.281903499047">
            <text:p>231.281903499</text:p>
          </table:table-cell>
          <table:table-cell office:value-type="string">
            <text:p>21 ♏ 16' 57"</text:p>
          </table:table-cell>
          <table:table-cell office:value-type="string">
            <text:p>21 ♏ 16' 54"</text:p>
          </table:table-cell>
          <table:table-cell office:value-type="float" office:value="11.9469403939584">
            <text:p>11.946940394</text:p>
          </table:table-cell>
          <table:table-cell office:value-type="float" office:value="-0.0635324520175975">
            <text:p>-0.063532452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5429.12239583">
            <text:p>2425429.12239583</text:p>
          </table:table-cell>
          <table:table-cell office:value-type="string">
            <text:p>1928-07-01 09:56:15.000000 EST-0500</text:p>
          </table:table-cell>
          <table:table-cell office:value-type="float" office:value="0">
            <text:p>0</text:p>
          </table:table-cell>
          <table:table-cell office:value-type="float" office:value="99.4941133697141">
            <text:p>99.4941133697</text:p>
          </table:table-cell>
          <table:table-cell office:value-type="float" office:value="99.494077049347">
            <text:p>99.4940770493</text:p>
          </table:table-cell>
          <table:table-cell table:number-columns-repeated="2" office:value-type="string">
            <text:p><text:s/>9 ♋ 29' 38"</text:p>
          </table:table-cell>
          <table:table-cell office:value-type="float" office:value="1.22886896099797">
            <text:p>1.228868961</text:p>
          </table:table-cell>
          <table:table-cell office:value-type="float" office:value="0.953004631096787">
            <text:p>0.9530046311</text:p>
          </table:table-cell>
          <table:table-cell office:value-type="float" office:value="76.6399953538592">
            <text:p>76.6399953539</text:p>
          </table:table-cell>
          <table:table-cell office:value-type="float" office:value="76.6399590334922">
            <text:p>76.6399590335</text:p>
          </table:table-cell>
          <table:table-cell table:number-columns-repeated="2" office:value-type="string">
            <text:p>16 ♊ 38' 23"</text:p>
          </table:table-cell>
          <table:table-cell office:value-type="float" office:value="1.22883510599703">
            <text:p>1.228835106</text:p>
          </table:table-cell>
          <table:table-cell office:value-type="float" office:value="0.952970773763185">
            <text:p>0.9529707738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25431.55427083">
            <text:p>2425431.55427083</text:p>
          </table:table-cell>
          <table:table-cell office:value-type="string">
            <text:p>1928-07-03 20:18:09.843750 EST-0500</text:p>
          </table:table-cell>
          <table:table-cell office:value-type="float" office:value="0">
            <text:p>0</text:p>
          </table:table-cell>
          <table:table-cell office:value-type="float" office:value="35.4964985614015">
            <text:p>35.4964985614</text:p>
          </table:table-cell>
          <table:table-cell office:value-type="float" office:value="35.4964312963189">
            <text:p>35.4964312963</text:p>
          </table:table-cell>
          <table:table-cell table:number-columns-repeated="2" office:value-type="string">
            <text:p><text:s/>5 ♉ 29' 47"</text:p>
          </table:table-cell>
          <table:table-cell office:value-type="float" office:value="0.71001791099896">
            <text:p>0.710017911</text:p>
          </table:table-cell>
          <table:table-cell office:value-type="float" office:value="0.158190573909446">
            <text:p>0.1581905739</text:p>
          </table:table-cell>
          <table:table-cell office:value-type="float" office:value="12.642200722789">
            <text:p>12.6422007228</text:p>
          </table:table-cell>
          <table:table-cell office:value-type="float" office:value="12.6421334577064">
            <text:p>12.6421334577</text:p>
          </table:table-cell>
          <table:table-cell table:number-columns-repeated="2" office:value-type="string">
            <text:p>12 ♈ 38' 31"</text:p>
          </table:table-cell>
          <table:table-cell office:value-type="float" office:value="0.709984953659324">
            <text:p>0.7099849537</text:p>
          </table:table-cell>
          <table:table-cell office:value-type="float" office:value="0.15815766255704">
            <text:p>0.1581576626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437.24934028">
            <text:p>2425437.24934028</text:p>
          </table:table-cell>
          <table:table-cell office:value-type="string">
            <text:p>1928-07-09 12:59:03.750000 EST-0500</text:p>
          </table:table-cell>
          <table:table-cell office:value-type="float" office:value="0">
            <text:p>0</text:p>
          </table:table-cell>
          <table:table-cell office:value-type="float" office:value="7.39147965831788">
            <text:p>7.3914796583</text:p>
          </table:table-cell>
          <table:table-cell office:value-type="float" office:value="7.39111349932142">
            <text:p>7.3911134993</text:p>
          </table:table-cell>
          <table:table-cell office:value-type="string">
            <text:p><text:s/>7 ♈ 23' 29"</text:p>
          </table:table-cell>
          <table:table-cell office:value-type="string">
            <text:p><text:s/>7 ♈ 23' 28"</text:p>
          </table:table-cell>
          <table:table-cell office:value-type="float" office:value="13.7903980182328">
            <text:p>13.7903980182</text:p>
          </table:table-cell>
          <table:table-cell office:value-type="float" office:value="0.00245338579920542">
            <text:p>0.0024533858</text:p>
          </table:table-cell>
          <table:table-cell office:value-type="float" office:value="344.536951764844">
            <text:p>344.5369517648</text:p>
          </table:table-cell>
          <table:table-cell office:value-type="float" office:value="344.536585605848">
            <text:p>344.5365856058</text:p>
          </table:table-cell>
          <table:table-cell office:value-type="string">
            <text:p>14 ♓ 32' 13"</text:p>
          </table:table-cell>
          <table:table-cell office:value-type="string">
            <text:p>14 ♓ 32' 11"</text:p>
          </table:table-cell>
          <table:table-cell office:value-type="float" office:value="13.7904187883339">
            <text:p>13.7904187883</text:p>
          </table:table-cell>
          <table:table-cell office:value-type="float" office:value="0.00247443582226619">
            <text:p>0.0024744358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439.33699074">
            <text:p>2425439.33699074</text:p>
          </table:table-cell>
          <table:table-cell office:value-type="string">
            <text:p>1928-07-11 15:05:16.406250 EST-0500</text:p>
          </table:table-cell>
          <table:table-cell office:value-type="float" office:value="0">
            <text:p>0</text:p>
          </table:table-cell>
          <table:table-cell office:value-type="float" office:value="36.668008685241">
            <text:p>36.6680086852</text:p>
          </table:table-cell>
          <table:table-cell office:value-type="float" office:value="36.6653802569966">
            <text:p>36.665380257</text:p>
          </table:table-cell>
          <table:table-cell office:value-type="string">
            <text:p><text:s/>6 ♉ 40' 04"</text:p>
          </table:table-cell>
          <table:table-cell office:value-type="string">
            <text:p><text:s/>6 ♉ 39' 55"</text:p>
          </table:table-cell>
          <table:table-cell office:value-type="float" office:value="14.2475095996232">
            <text:p>14.2475095996</text:p>
          </table:table-cell>
          <table:table-cell office:value-type="float" office:value="0.141936106407709">
            <text:p>0.1419361064</text:p>
          </table:table-cell>
          <table:table-cell office:value-type="float" office:value="13.8134299667343">
            <text:p>13.8134299667</text:p>
          </table:table-cell>
          <table:table-cell office:value-type="float" office:value="13.8108015384898">
            <text:p>13.8108015385</text:p>
          </table:table-cell>
          <table:table-cell office:value-type="string">
            <text:p>13 ♈ 48' 48"</text:p>
          </table:table-cell>
          <table:table-cell office:value-type="string">
            <text:p>13 ♈ 48' 38"</text:p>
          </table:table-cell>
          <table:table-cell office:value-type="float" office:value="14.2475112123993">
            <text:p>14.2475112124</text:p>
          </table:table-cell>
          <table:table-cell office:value-type="float" office:value="0.141937538713858">
            <text:p>0.1419375387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439.654375">
            <text:p>2425439.654375</text:p>
          </table:table-cell>
          <table:table-cell office:value-type="string">
            <text:p>1928-07-11 22:42:18.281250 EST-0500</text:p>
          </table:table-cell>
          <table:table-cell office:value-type="float" office:value="0">
            <text:p>0</text:p>
          </table:table-cell>
          <table:table-cell office:value-type="float" office:value="41.19987724764">
            <text:p>41.1998772476</text:p>
          </table:table-cell>
          <table:table-cell office:value-type="float" office:value="41.1996709418455">
            <text:p>41.1996709418</text:p>
          </table:table-cell>
          <table:table-cell office:value-type="string">
            <text:p>11 ♉ 11' 59"</text:p>
          </table:table-cell>
          <table:table-cell office:value-type="string">
            <text:p>11 ♉ 11' 58"</text:p>
          </table:table-cell>
          <table:table-cell office:value-type="float" office:value="14.3095687068579">
            <text:p>14.3095687069</text:p>
          </table:table-cell>
          <table:table-cell office:value-type="float" office:value="0.697871956883455">
            <text:p>0.6978719569</text:p>
          </table:table-cell>
          <table:table-cell office:value-type="float" office:value="18.3452859494804">
            <text:p>18.3452859495</text:p>
          </table:table-cell>
          <table:table-cell office:value-type="float" office:value="18.3450796436859">
            <text:p>18.3450796437</text:p>
          </table:table-cell>
          <table:table-cell office:value-type="string">
            <text:p>18 ♈ 20' 43"</text:p>
          </table:table-cell>
          <table:table-cell office:value-type="string">
            <text:p>18 ♈ 20' 42"</text:p>
          </table:table-cell>
          <table:table-cell office:value-type="float" office:value="14.309564834502">
            <text:p>14.3095648345</text:p>
          </table:table-cell>
          <table:table-cell office:value-type="float" office:value="0.697867964256732">
            <text:p>0.6978679643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443.31428241">
            <text:p>2425443.31428241</text:p>
          </table:table-cell>
          <table:table-cell office:value-type="string">
            <text:p>1928-07-15 14:32:34.687500 EST-0500</text:p>
          </table:table-cell>
          <table:table-cell office:value-type="float" office:value="0">
            <text:p>0</text:p>
          </table:table-cell>
          <table:table-cell office:value-type="float" office:value="94.3857849320237">
            <text:p>94.385784932</text:p>
          </table:table-cell>
          <table:table-cell office:value-type="float" office:value="94.3842416969651">
            <text:p>94.384241697</text:p>
          </table:table-cell>
          <table:table-cell office:value-type="string">
            <text:p><text:s/>4 ♋ 23' 08"</text:p>
          </table:table-cell>
          <table:table-cell office:value-type="string">
            <text:p><text:s/>4 ♋ 23' 03"</text:p>
          </table:table-cell>
          <table:table-cell office:value-type="float" office:value="14.5820316822106">
            <text:p>14.5820316822</text:p>
          </table:table-cell>
          <table:table-cell office:value-type="float" office:value="0.448608058327697">
            <text:p>0.4486080583</text:p>
          </table:table-cell>
          <table:table-cell office:value-type="float" office:value="71.5309292108911">
            <text:p>71.5309292109</text:p>
          </table:table-cell>
          <table:table-cell office:value-type="float" office:value="71.5293859758325">
            <text:p>71.5293859758</text:p>
          </table:table-cell>
          <table:table-cell office:value-type="string">
            <text:p>11 ♊ 31' 51"</text:p>
          </table:table-cell>
          <table:table-cell office:value-type="string">
            <text:p>11 ♊ 31' 45"</text:p>
          </table:table-cell>
          <table:table-cell office:value-type="float" office:value="14.5819804296573">
            <text:p>14.5819804297</text:p>
          </table:table-cell>
          <table:table-cell office:value-type="float" office:value="0.448556852391497">
            <text:p>0.4485568524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444.69172454">
            <text:p>2425444.69172454</text:p>
          </table:table-cell>
          <table:table-cell office:value-type="string">
            <text:p>1928-07-16 23:36:05.625000 EST-0500</text:p>
          </table:table-cell>
          <table:table-cell office:value-type="float" office:value="0">
            <text:p>0</text:p>
          </table:table-cell>
          <table:table-cell office:value-type="float" office:value="114.340300002679">
            <text:p>114.3403000027</text:p>
          </table:table-cell>
          <table:table-cell office:value-type="float" office:value="114.339290015342">
            <text:p>114.3392900153</text:p>
          </table:table-cell>
          <table:table-cell office:value-type="string">
            <text:p>24 ♋ 20' 25"</text:p>
          </table:table-cell>
          <table:table-cell office:value-type="string">
            <text:p>24 ♋ 20' 21"</text:p>
          </table:table-cell>
          <table:table-cell office:value-type="float" office:value="14.3575947177605">
            <text:p>14.3575947178</text:p>
          </table:table-cell>
          <table:table-cell office:value-type="float" office:value="0.954498058567851">
            <text:p>0.9544980586</text:p>
          </table:table-cell>
          <table:table-cell office:value-type="float" office:value="91.4853268597395">
            <text:p>91.4853268597</text:p>
          </table:table-cell>
          <table:table-cell office:value-type="float" office:value="91.4843168724024">
            <text:p>91.4843168724</text:p>
          </table:table-cell>
          <table:table-cell office:value-type="string">
            <text:p><text:s/>1 ♋ 29' 07"</text:p>
          </table:table-cell>
          <table:table-cell office:value-type="string">
            <text:p><text:s/>1 ♋ 29' 03"</text:p>
          </table:table-cell>
          <table:table-cell office:value-type="float" office:value="14.3575543658542">
            <text:p>14.3575543659</text:p>
          </table:table-cell>
          <table:table-cell office:value-type="float" office:value="0.954458139367097">
            <text:p>0.9544581394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445.02083333">
            <text:p>2425445.02083333</text:p>
          </table:table-cell>
          <table:table-cell office:value-type="string">
            <text:p>1928-07-17 07:30:00.000000 EST-0500</text:p>
          </table:table-cell>
          <table:table-cell office:value-type="float" office:value="0">
            <text:p>0</text:p>
          </table:table-cell>
          <table:table-cell office:value-type="float" office:value="119.052212404335">
            <text:p>119.0522124043</text:p>
          </table:table-cell>
          <table:table-cell office:value-type="float" office:value="119.049667138546">
            <text:p>119.0496671385</text:p>
          </table:table-cell>
          <table:table-cell office:value-type="string">
            <text:p>29 ♋ 03' 07"</text:p>
          </table:table-cell>
          <table:table-cell office:value-type="string">
            <text:p>29 ♋ 02' 58"</text:p>
          </table:table-cell>
          <table:table-cell office:value-type="float" office:value="14.2750540468732">
            <text:p>14.2750540469</text:p>
          </table:table-cell>
          <table:table-cell office:value-type="float" office:value="1.23130609854219">
            <text:p>1.2313060985</text:p>
          </table:table-cell>
          <table:table-cell office:value-type="float" office:value="96.1972143334498">
            <text:p>96.1972143334</text:p>
          </table:table-cell>
          <table:table-cell office:value-type="float" office:value="96.1946690676615">
            <text:p>96.1946690677</text:p>
          </table:table-cell>
          <table:table-cell office:value-type="string">
            <text:p><text:s/>6 ♋ 11' 49"</text:p>
          </table:table-cell>
          <table:table-cell office:value-type="string">
            <text:p><text:s/>6 ♋ 11' 40"</text:p>
          </table:table-cell>
          <table:table-cell office:value-type="float" office:value="14.2750184386201">
            <text:p>14.2750184386</text:p>
          </table:table-cell>
          <table:table-cell office:value-type="float" office:value="1.23127093490336">
            <text:p>1.2312709349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455.6043287">
            <text:p>2425455.6043287</text:p>
          </table:table-cell>
          <table:table-cell office:value-type="string">
            <text:p>1928-07-27 21:30:14.062500 EST-0500</text:p>
          </table:table-cell>
          <table:table-cell office:value-type="float" office:value="0">
            <text:p>0</text:p>
          </table:table-cell>
          <table:table-cell office:value-type="float" office:value="252.81352052319">
            <text:p>252.8135205232</text:p>
          </table:table-cell>
          <table:table-cell office:value-type="float" office:value="252.811607613684">
            <text:p>252.8116076137</text:p>
          </table:table-cell>
          <table:table-cell office:value-type="string">
            <text:p>12 ♐ 48' 48"</text:p>
          </table:table-cell>
          <table:table-cell office:value-type="string">
            <text:p>12 ♐ 48' 41"</text:p>
          </table:table-cell>
          <table:table-cell office:value-type="float" office:value="11.9167912947044">
            <text:p>11.9167912947</text:p>
          </table:table-cell>
          <table:table-cell office:value-type="float" office:value="-0.030958966767773">
            <text:p>-0.0309589668</text:p>
          </table:table-cell>
          <table:table-cell office:value-type="float" office:value="229.958159156791">
            <text:p>229.9581591568</text:p>
          </table:table-cell>
          <table:table-cell office:value-type="float" office:value="229.956246247285">
            <text:p>229.9562462473</text:p>
          </table:table-cell>
          <table:table-cell office:value-type="string">
            <text:p>19 ♏ 57' 29"</text:p>
          </table:table-cell>
          <table:table-cell office:value-type="string">
            <text:p>19 ♏ 57' 22"</text:p>
          </table:table-cell>
          <table:table-cell office:value-type="float" office:value="11.9167697637382">
            <text:p>11.9167697637</text:p>
          </table:table-cell>
          <table:table-cell office:value-type="float" office:value="-0.0309804814955401">
            <text:p>-0.0309804815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464.45833333">
            <text:p>2425464.45833333</text:p>
          </table:table-cell>
          <table:table-cell office:value-type="string">
            <text:p>1928-08-05 18:00:00.000000 EST-0500</text:p>
          </table:table-cell>
          <table:table-cell office:value-type="float" office:value="0">
            <text:p>0</text:p>
          </table:table-cell>
          <table:table-cell office:value-type="float" office:value="7.16674107354074">
            <text:p>7.1667410735</text:p>
          </table:table-cell>
          <table:table-cell office:value-type="float" office:value="7.16486303291176">
            <text:p>7.1648630329</text:p>
          </table:table-cell>
          <table:table-cell office:value-type="string">
            <text:p><text:s/>7 ♈ 10' 00"</text:p>
          </table:table-cell>
          <table:table-cell office:value-type="string">
            <text:p><text:s/>7 ♈ 09' 53"</text:p>
          </table:table-cell>
          <table:table-cell office:value-type="float" office:value="13.8500065266966">
            <text:p>13.8500065267</text:p>
          </table:table-cell>
          <table:table-cell office:value-type="float" office:value="-0.0186617568538498">
            <text:p>-0.0186617569</text:p>
          </table:table-cell>
          <table:table-cell office:value-type="float" office:value="344.310985139644">
            <text:p>344.3109851396</text:p>
          </table:table-cell>
          <table:table-cell office:value-type="float" office:value="344.309107099015">
            <text:p>344.309107099</text:p>
          </table:table-cell>
          <table:table-cell office:value-type="string">
            <text:p>14 ♓ 18' 39"</text:p>
          </table:table-cell>
          <table:table-cell office:value-type="string">
            <text:p>14 ♓ 18' 32"</text:p>
          </table:table-cell>
          <table:table-cell office:value-type="float" office:value="13.8500361111615">
            <text:p>13.8500361112</text:p>
          </table:table-cell>
          <table:table-cell office:value-type="float" office:value="-0.0186317679387231">
            <text:p>-0.0186317679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466.78157407">
            <text:p>2425466.78157407</text:p>
          </table:table-cell>
          <table:table-cell office:value-type="string">
            <text:p>1928-08-08 01:45:28.125000 EST-0500</text:p>
          </table:table-cell>
          <table:table-cell office:value-type="float" office:value="0">
            <text:p>0</text:p>
          </table:table-cell>
          <table:table-cell office:value-type="float" office:value="39.6301194529277">
            <text:p>39.6301194529</text:p>
          </table:table-cell>
          <table:table-cell office:value-type="float" office:value="39.6286811004881">
            <text:p>39.6286811005</text:p>
          </table:table-cell>
          <table:table-cell office:value-type="string">
            <text:p><text:s/>9 ♉ 37' 48"</text:p>
          </table:table-cell>
          <table:table-cell office:value-type="string">
            <text:p><text:s/>9 ♉ 37' 43"</text:p>
          </table:table-cell>
          <table:table-cell office:value-type="float" office:value="14.0772184192447">
            <text:p>14.0772184192</text:p>
          </table:table-cell>
          <table:table-cell office:value-type="float" office:value="0.0706168051911505">
            <text:p>0.0706168052</text:p>
          </table:table-cell>
          <table:table-cell office:value-type="float" office:value="16.7743250917786">
            <text:p>16.7743250918</text:p>
          </table:table-cell>
          <table:table-cell office:value-type="float" office:value="16.772886739339">
            <text:p>16.7728867393</text:p>
          </table:table-cell>
          <table:table-cell office:value-type="string">
            <text:p>16 ♈ 46' 27"</text:p>
          </table:table-cell>
          <table:table-cell office:value-type="string">
            <text:p>16 ♈ 46' 22"</text:p>
          </table:table-cell>
          <table:table-cell office:value-type="float" office:value="14.0772259340829">
            <text:p>14.0772259341</text:p>
          </table:table-cell>
          <table:table-cell office:value-type="float" office:value="0.070624224934077">
            <text:p>0.0706242249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468.25008102">
            <text:p>2425468.25008102</text:p>
          </table:table-cell>
          <table:table-cell office:value-type="string">
            <text:p>1928-08-09 13:00:07.031250 EST-0500</text:p>
          </table:table-cell>
          <table:table-cell office:value-type="float" office:value="0">
            <text:p>0</text:p>
          </table:table-cell>
          <table:table-cell office:value-type="float" office:value="60.3760282219083">
            <text:p>60.3760282219</text:p>
          </table:table-cell>
          <table:table-cell office:value-type="float" office:value="60.3740862877906">
            <text:p>60.3740862878</text:p>
          </table:table-cell>
          <table:table-cell office:value-type="string">
            <text:p><text:s/>0 ♊ 22' 33"</text:p>
          </table:table-cell>
          <table:table-cell office:value-type="string">
            <text:p><text:s/>0 ♊ 22' 26"</text:p>
          </table:table-cell>
          <table:table-cell office:value-type="float" office:value="14.1713125953652">
            <text:p>14.1713125954</text:p>
          </table:table-cell>
          <table:table-cell office:value-type="float" office:value="0.639705583716935">
            <text:p>0.6397055837</text:p>
          </table:table-cell>
          <table:table-cell office:value-type="float" office:value="37.52016988225">
            <text:p>37.5201698823</text:p>
          </table:table-cell>
          <table:table-cell office:value-type="float" office:value="37.5182279481323">
            <text:p>37.5182279481</text:p>
          </table:table-cell>
          <table:table-cell office:value-type="string">
            <text:p><text:s/>7 ♉ 31' 12"</text:p>
          </table:table-cell>
          <table:table-cell office:value-type="string">
            <text:p><text:s/>7 ♉ 31' 05"</text:p>
          </table:table-cell>
          <table:table-cell office:value-type="float" office:value="14.1712946753114">
            <text:p>14.1712946753</text:p>
          </table:table-cell>
          <table:table-cell office:value-type="float" office:value="0.639687697354461">
            <text:p>0.6396876974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474.01912037">
            <text:p>2425474.01912037</text:p>
          </table:table-cell>
          <table:table-cell office:value-type="string">
            <text:p>1928-08-15 07:27:32.343750 EST-0500</text:p>
          </table:table-cell>
          <table:table-cell office:value-type="float" office:value="0">
            <text:p>0</text:p>
          </table:table-cell>
          <table:table-cell office:value-type="float" office:value="141.685780039445">
            <text:p>141.6857800394</text:p>
          </table:table-cell>
          <table:table-cell office:value-type="float" office:value="141.684270240196">
            <text:p>141.6842702402</text:p>
          </table:table-cell>
          <table:table-cell office:value-type="string">
            <text:p>21 ♌ 41' 08"</text:p>
          </table:table-cell>
          <table:table-cell office:value-type="string">
            <text:p>21 ♌ 41' 03"</text:p>
          </table:table-cell>
          <table:table-cell office:value-type="float" office:value="13.6922315240568">
            <text:p>13.6922315241</text:p>
          </table:table-cell>
          <table:table-cell office:value-type="float" office:value="2.0236865261672">
            <text:p>2.0236865262</text:p>
          </table:table-cell>
          <table:table-cell office:value-type="float" office:value="118.829550020571">
            <text:p>118.8295500206</text:p>
          </table:table-cell>
          <table:table-cell office:value-type="float" office:value="118.828040221322">
            <text:p>118.8280402213</text:p>
          </table:table-cell>
          <table:table-cell office:value-type="string">
            <text:p>28 ♋ 49' 46"</text:p>
          </table:table-cell>
          <table:table-cell office:value-type="string">
            <text:p>28 ♋ 49' 40"</text:p>
          </table:table-cell>
          <table:table-cell office:value-type="float" office:value="13.6922341110244">
            <text:p>13.692234111</text:p>
          </table:table-cell>
          <table:table-cell office:value-type="float" office:value="2.02369004486169">
            <text:p>2.0236900449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474.07576389">
            <text:p>2425474.07576389</text:p>
          </table:table-cell>
          <table:table-cell office:value-type="string">
            <text:p>1928-08-15 08:49:06.093750 EST-0500</text:p>
          </table:table-cell>
          <table:table-cell office:value-type="float" office:value="0">
            <text:p>0</text:p>
          </table:table-cell>
          <table:table-cell office:value-type="float" office:value="142.460924491629">
            <text:p>142.4609244916</text:p>
          </table:table-cell>
          <table:table-cell office:value-type="float" office:value="142.460648132101">
            <text:p>142.4606481321</text:p>
          </table:table-cell>
          <table:table-cell office:value-type="string">
            <text:p>22 ♌ 27' 39"</text:p>
          </table:table-cell>
          <table:table-cell office:value-type="string">
            <text:p>22 ♌ 27' 38"</text:p>
          </table:table-cell>
          <table:table-cell office:value-type="float" office:value="13.6769601551707">
            <text:p>13.6769601552</text:p>
          </table:table-cell>
          <table:table-cell office:value-type="float" office:value="0.961540803219453">
            <text:p>0.9615408032</text:p>
          </table:table-cell>
          <table:table-cell office:value-type="float" office:value="119.60469256374">
            <text:p>119.6046925637</text:p>
          </table:table-cell>
          <table:table-cell office:value-type="float" office:value="119.604416204211">
            <text:p>119.6044162042</text:p>
          </table:table-cell>
          <table:table-cell office:value-type="string">
            <text:p>29 ♋ 36' 16"</text:p>
          </table:table-cell>
          <table:table-cell office:value-type="string">
            <text:p>29 ♋ 36' 15"</text:p>
          </table:table-cell>
          <table:table-cell office:value-type="float" office:value="13.6769636951724">
            <text:p>13.6769636952</text:p>
          </table:table-cell>
          <table:table-cell office:value-type="float" office:value="0.961545816759914">
            <text:p>0.961545816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474.70222222">
            <text:p>2425474.70222222</text:p>
          </table:table-cell>
          <table:table-cell office:value-type="string">
            <text:p>1928-08-15 23:51:12.656250 EST-0500</text:p>
          </table:table-cell>
          <table:table-cell office:value-type="float" office:value="0">
            <text:p>0</text:p>
          </table:table-cell>
          <table:table-cell office:value-type="float" office:value="143.063303182612">
            <text:p>143.0633031826</text:p>
          </table:table-cell>
          <table:table-cell office:value-type="float" office:value="143.06307970359">
            <text:p>143.0630797036</text:p>
          </table:table-cell>
          <table:table-cell table:number-columns-repeated="2" office:value-type="string">
            <text:p>23 ♌ 03' 47"</text:p>
          </table:table-cell>
          <table:table-cell office:value-type="float" office:value="2.01370436057499">
            <text:p>2.0137043606</text:p>
          </table:table-cell>
          <table:table-cell office:value-type="float" office:value="0.961752063044361">
            <text:p>0.961752063</text:p>
          </table:table-cell>
          <table:table-cell office:value-type="float" office:value="120.20705367504">
            <text:p>120.207053675</text:p>
          </table:table-cell>
          <table:table-cell office:value-type="float" office:value="120.206830196019">
            <text:p>120.206830196</text:p>
          </table:table-cell>
          <table:table-cell office:value-type="string">
            <text:p><text:s/>0 ♌ 12' 25"</text:p>
          </table:table-cell>
          <table:table-cell office:value-type="string">
            <text:p><text:s/>0 ♌ 12' 24"</text:p>
          </table:table-cell>
          <table:table-cell office:value-type="float" office:value="2.01371896582631">
            <text:p>2.0137189658</text:p>
          </table:table-cell>
          <table:table-cell office:value-type="float" office:value="0.961767169662078">
            <text:p>0.9617671697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475.08430556">
            <text:p>2425475.08430556</text:p>
          </table:table-cell>
          <table:table-cell office:value-type="string">
            <text:p>1928-08-16 09:01:24.375000 EST-0500</text:p>
          </table:table-cell>
          <table:table-cell office:value-type="float" office:value="0">
            <text:p>0</text:p>
          </table:table-cell>
          <table:table-cell office:value-type="float" office:value="156.107734122553">
            <text:p>156.1077341226</text:p>
          </table:table-cell>
          <table:table-cell office:value-type="float" office:value="156.10601506896">
            <text:p>156.106015069</text:p>
          </table:table-cell>
          <table:table-cell office:value-type="string">
            <text:p><text:s/>6 ♍ 06' 27"</text:p>
          </table:table-cell>
          <table:table-cell office:value-type="string">
            <text:p><text:s/>6 ♍ 06' 21"</text:p>
          </table:table-cell>
          <table:table-cell office:value-type="float" office:value="13.3775421224651">
            <text:p>13.3775421225</text:p>
          </table:table-cell>
          <table:table-cell office:value-type="float" office:value="1.23388493427724">
            <text:p>1.2338849343</text:p>
          </table:table-cell>
          <table:table-cell office:value-type="float" office:value="133.251476828308">
            <text:p>133.2514768283</text:p>
          </table:table-cell>
          <table:table-cell office:value-type="float" office:value="133.249757774716">
            <text:p>133.2497577747</text:p>
          </table:table-cell>
          <table:table-cell office:value-type="string">
            <text:p>13 ♌ 15' 05"</text:p>
          </table:table-cell>
          <table:table-cell office:value-type="string">
            <text:p>13 ♌ 14' 59"</text:p>
          </table:table-cell>
          <table:table-cell office:value-type="float" office:value="13.3775610777111">
            <text:p>13.3775610777</text:p>
          </table:table-cell>
          <table:table-cell office:value-type="float" office:value="1.23390497669907">
            <text:p>1.2339049767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482.91462963">
            <text:p>2425482.91462963</text:p>
          </table:table-cell>
          <table:table-cell office:value-type="string">
            <text:p>1928-08-24 04:57:04.218750 EST-0500</text:p>
          </table:table-cell>
          <table:table-cell office:value-type="float" office:value="0">
            <text:p>0</text:p>
          </table:table-cell>
          <table:table-cell office:value-type="float" office:value="252.544518792961">
            <text:p>252.544518793</text:p>
          </table:table-cell>
          <table:table-cell office:value-type="float" office:value="252.544309958365">
            <text:p>252.5443099584</text:p>
          </table:table-cell>
          <table:table-cell office:value-type="string">
            <text:p>12 ♐ 32' 40"</text:p>
          </table:table-cell>
          <table:table-cell office:value-type="string">
            <text:p>12 ♐ 32' 39"</text:p>
          </table:table-cell>
          <table:table-cell office:value-type="float" office:value="11.8555164124149">
            <text:p>11.8555164124</text:p>
          </table:table-cell>
          <table:table-cell office:value-type="float" office:value="0.0121861759104723">
            <text:p>0.0121861759</text:p>
          </table:table-cell>
          <table:table-cell office:value-type="float" office:value="229.688114491034">
            <text:p>229.688114491</text:p>
          </table:table-cell>
          <table:table-cell office:value-type="float" office:value="229.687905656439">
            <text:p>229.6879056564</text:p>
          </table:table-cell>
          <table:table-cell office:value-type="string">
            <text:p>19 ♏ 41' 17"</text:p>
          </table:table-cell>
          <table:table-cell office:value-type="string">
            <text:p>19 ♏ 41' 16"</text:p>
          </table:table-cell>
          <table:table-cell office:value-type="float" office:value="11.8555053045132">
            <text:p>11.8555053045</text:p>
          </table:table-cell>
          <table:table-cell office:value-type="float" office:value="0.0121750907395704">
            <text:p>0.0121750907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491.68122685">
            <text:p>2425491.68122685</text:p>
          </table:table-cell>
          <table:table-cell office:value-type="string">
            <text:p>1928-09-01 23:20:58.593750 EST-0500</text:p>
          </table:table-cell>
          <table:table-cell office:value-type="float" office:value="0">
            <text:p>0</text:p>
          </table:table-cell>
          <table:table-cell office:value-type="float" office:value="6.42601131692378">
            <text:p>6.4260113169</text:p>
          </table:table-cell>
          <table:table-cell office:value-type="float" office:value="6.42360778182684">
            <text:p>6.4236077818</text:p>
          </table:table-cell>
          <table:table-cell office:value-type="string">
            <text:p><text:s/>6 ♈ 25' 33"</text:p>
          </table:table-cell>
          <table:table-cell office:value-type="string">
            <text:p><text:s/>6 ♈ 25' 24"</text:p>
          </table:table-cell>
          <table:table-cell office:value-type="float" office:value="14.1624822229294">
            <text:p>14.1624822229</text:p>
          </table:table-cell>
          <table:table-cell office:value-type="float" office:value="-0.0344997517870643">
            <text:p>-0.0344997518</text:p>
          </table:table-cell>
          <table:table-cell office:value-type="float" office:value="343.569299314942">
            <text:p>343.5692993149</text:p>
          </table:table-cell>
          <table:table-cell office:value-type="float" office:value="343.566895779846">
            <text:p>343.5668957798</text:p>
          </table:table-cell>
          <table:table-cell office:value-type="string">
            <text:p>13 ♓ 34' 09"</text:p>
          </table:table-cell>
          <table:table-cell office:value-type="string">
            <text:p>13 ♓ 34' 00"</text:p>
          </table:table-cell>
          <table:table-cell office:value-type="float" office:value="14.1625218018484">
            <text:p>14.1625218018</text:p>
          </table:table-cell>
          <table:table-cell office:value-type="float" office:value="-0.034459869497126">
            <text:p>-0.0344598695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494.06599537">
            <text:p>2425494.06599537</text:p>
          </table:table-cell>
          <table:table-cell office:value-type="string">
            <text:p>1928-09-04 08:35:02.343750 EST-0500</text:p>
          </table:table-cell>
          <table:table-cell office:value-type="float" office:value="0">
            <text:p>0</text:p>
          </table:table-cell>
          <table:table-cell office:value-type="float" office:value="40.3783682089473">
            <text:p>40.3783682089</text:p>
          </table:table-cell>
          <table:table-cell office:value-type="float" office:value="40.3769722169558">
            <text:p>40.376972217</text:p>
          </table:table-cell>
          <table:table-cell office:value-type="string">
            <text:p>10 ♉ 22' 42"</text:p>
          </table:table-cell>
          <table:table-cell office:value-type="string">
            <text:p>10 ♉ 22' 37"</text:p>
          </table:table-cell>
          <table:table-cell office:value-type="float" office:value="14.249517668925">
            <text:p>14.2495176689</text:p>
          </table:table-cell>
          <table:table-cell office:value-type="float" office:value="-0.0173438311393712">
            <text:p>-0.0173438311</text:p>
          </table:table-cell>
          <table:table-cell office:value-type="float" office:value="17.5216385413327">
            <text:p>17.5216385413</text:p>
          </table:table-cell>
          <table:table-cell office:value-type="float" office:value="17.5202425493412">
            <text:p>17.5202425493</text:p>
          </table:table-cell>
          <table:table-cell office:value-type="string">
            <text:p>17 ♈ 31' 17"</text:p>
          </table:table-cell>
          <table:table-cell office:value-type="string">
            <text:p>17 ♈ 31' 12"</text:p>
          </table:table-cell>
          <table:table-cell office:value-type="float" office:value="14.2495330468301">
            <text:p>14.2495330468</text:p>
          </table:table-cell>
          <table:table-cell office:value-type="float" office:value="-0.0173285339462906">
            <text:p>-0.0173285339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496.67634259">
            <text:p>2425496.67634259</text:p>
          </table:table-cell>
          <table:table-cell office:value-type="string">
            <text:p>1928-09-06 23:13:56.718750 EST-0500</text:p>
          </table:table-cell>
          <table:table-cell office:value-type="float" office:value="0">
            <text:p>0</text:p>
          </table:table-cell>
          <table:table-cell office:value-type="float" office:value="77.3660164074301">
            <text:p>77.3660164074</text:p>
          </table:table-cell>
          <table:table-cell office:value-type="float" office:value="77.3631935072247">
            <text:p>77.3631935072</text:p>
          </table:table-cell>
          <table:table-cell office:value-type="string">
            <text:p>17 ♊ 21' 57"</text:p>
          </table:table-cell>
          <table:table-cell office:value-type="string">
            <text:p>17 ♊ 21' 47"</text:p>
          </table:table-cell>
          <table:table-cell office:value-type="float" office:value="14.0647061285515">
            <text:p>14.0647061286</text:p>
          </table:table-cell>
          <table:table-cell office:value-type="float" office:value="0.549179204562136">
            <text:p>0.5491792046</text:p>
          </table:table-cell>
          <table:table-cell office:value-type="float" office:value="54.5091695637664">
            <text:p>54.5091695638</text:p>
          </table:table-cell>
          <table:table-cell office:value-type="float" office:value="54.506346663561">
            <text:p>54.5063466636</text:p>
          </table:table-cell>
          <table:table-cell office:value-type="string">
            <text:p>24 ♉ 30' 33"</text:p>
          </table:table-cell>
          <table:table-cell office:value-type="string">
            <text:p>24 ♉ 30' 22"</text:p>
          </table:table-cell>
          <table:table-cell office:value-type="float" office:value="14.0646815794658">
            <text:p>14.0646815795</text:p>
          </table:table-cell>
          <table:table-cell office:value-type="float" office:value="0.549154681609506">
            <text:p>0.5491546816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5497.85871528">
            <text:p>2425497.85871528</text:p>
          </table:table-cell>
          <table:table-cell office:value-type="string">
            <text:p>1928-09-08 03:36:33.750000 EST-0500</text:p>
          </table:table-cell>
          <table:table-cell office:value-type="float" office:value="0">
            <text:p>0</text:p>
          </table:table-cell>
          <table:table-cell office:value-type="float" office:value="184.200417754151">
            <text:p>184.2004177542</text:p>
          </table:table-cell>
          <table:table-cell office:value-type="float" office:value="184.200413019717">
            <text:p>184.2004130197</text:p>
          </table:table-cell>
          <table:table-cell table:number-columns-repeated="2" office:value-type="string">
            <text:p><text:s/>4 ♎ 12' 01"</text:p>
          </table:table-cell>
          <table:table-cell office:value-type="float" office:value="1.53778491782774">
            <text:p>1.5377849178</text:p>
          </table:table-cell>
          <table:table-cell office:value-type="float" office:value="1.23325008397605">
            <text:p>1.233250084</text:p>
          </table:table-cell>
          <table:table-cell office:value-type="float" office:value="161.343492997534">
            <text:p>161.3434929975</text:p>
          </table:table-cell>
          <table:table-cell office:value-type="float" office:value="161.3434882631">
            <text:p>161.3434882631</text:p>
          </table:table-cell>
          <table:table-cell table:number-columns-repeated="2" office:value-type="string">
            <text:p>11 ♍ 20' 36"</text:p>
          </table:table-cell>
          <table:table-cell office:value-type="float" office:value="1.53775611240479">
            <text:p>1.5377561124</text:p>
          </table:table-cell>
          <table:table-cell office:value-type="float" office:value="1.23322118505877">
            <text:p>1.2332211851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503.55622685">
            <text:p>2425503.55622685</text:p>
          </table:table-cell>
          <table:table-cell office:value-type="string">
            <text:p>1928-09-13 20:20:58.593750 EST-0500</text:p>
          </table:table-cell>
          <table:table-cell office:value-type="float" office:value="0">
            <text:p>0</text:p>
          </table:table-cell>
          <table:table-cell office:value-type="float" office:value="170.979158382269">
            <text:p>170.9791583823</text:p>
          </table:table-cell>
          <table:table-cell office:value-type="float" office:value="170.978709680049">
            <text:p>170.9787096801</text:p>
          </table:table-cell>
          <table:table-cell office:value-type="string">
            <text:p>20 ♍ 58' 44"</text:p>
          </table:table-cell>
          <table:table-cell office:value-type="string">
            <text:p>20 ♍ 58' 43"</text:p>
          </table:table-cell>
          <table:table-cell office:value-type="float" office:value="12.9385517368084">
            <text:p>12.9385517368</text:p>
          </table:table-cell>
          <table:table-cell office:value-type="float" office:value="0.974717765985053">
            <text:p>0.974717766</text:p>
          </table:table-cell>
          <table:table-cell office:value-type="float" office:value="148.122033789693">
            <text:p>148.1220337897</text:p>
          </table:table-cell>
          <table:table-cell office:value-type="float" office:value="148.121585087473">
            <text:p>148.1215850875</text:p>
          </table:table-cell>
          <table:table-cell office:value-type="string">
            <text:p>28 ♌ 07' 19"</text:p>
          </table:table-cell>
          <table:table-cell office:value-type="string">
            <text:p>28 ♌ 07' 17"</text:p>
          </table:table-cell>
          <table:table-cell office:value-type="float" office:value="12.93858996667">
            <text:p>12.9385899667</text:p>
          </table:table-cell>
          <table:table-cell office:value-type="float" office:value="0.974756809142863">
            <text:p>0.9747568091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505.32112269">
            <text:p>2425505.32112269</text:p>
          </table:table-cell>
          <table:table-cell office:value-type="string">
            <text:p>1928-09-15 14:42:25.312500 EST-0500</text:p>
          </table:table-cell>
          <table:table-cell office:value-type="float" office:value="0">
            <text:p>0</text:p>
          </table:table-cell>
          <table:table-cell office:value-type="float" office:value="193.403209686642">
            <text:p>193.4032096866</text:p>
          </table:table-cell>
          <table:table-cell office:value-type="float" office:value="193.402022127689">
            <text:p>193.4020221277</text:p>
          </table:table-cell>
          <table:table-cell office:value-type="string">
            <text:p>13 ♎ 24' 11"</text:p>
          </table:table-cell>
          <table:table-cell office:value-type="string">
            <text:p>13 ♎ 24' 07"</text:p>
          </table:table-cell>
          <table:table-cell office:value-type="float" office:value="12.4727961526986">
            <text:p>12.4727961527</text:p>
          </table:table-cell>
          <table:table-cell office:value-type="float" office:value="1.23278044035227">
            <text:p>1.2327804404</text:p>
          </table:table-cell>
          <table:table-cell office:value-type="float" office:value="170.546090345818">
            <text:p>170.5460903458</text:p>
          </table:table-cell>
          <table:table-cell office:value-type="float" office:value="170.544902786865">
            <text:p>170.5449027869</text:p>
          </table:table-cell>
          <table:table-cell office:value-type="string">
            <text:p>20 ♍ 32' 45"</text:p>
          </table:table-cell>
          <table:table-cell office:value-type="string">
            <text:p>20 ♍ 32' 41"</text:p>
          </table:table-cell>
          <table:table-cell office:value-type="float" office:value="12.4728365163726">
            <text:p>12.4728365164</text:p>
          </table:table-cell>
          <table:table-cell office:value-type="float" office:value="1.23282077542646">
            <text:p>1.2328207754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505.47737269">
            <text:p>2425505.47737269</text:p>
          </table:table-cell>
          <table:table-cell office:value-type="string">
            <text:p>1928-09-15 18:27:25.312500 EST-0500</text:p>
          </table:table-cell>
          <table:table-cell office:value-type="float" office:value="0">
            <text:p>0</text:p>
          </table:table-cell>
          <table:table-cell office:value-type="float" office:value="195.34894137122">
            <text:p>195.3489413712</text:p>
          </table:table-cell>
          <table:table-cell office:value-type="float" office:value="195.348352935406">
            <text:p>195.3483529354</text:p>
          </table:table-cell>
          <table:table-cell office:value-type="string">
            <text:p>15 ♎ 20' 56"</text:p>
          </table:table-cell>
          <table:table-cell office:value-type="string">
            <text:p>15 ♎ 20' 54"</text:p>
          </table:table-cell>
          <table:table-cell office:value-type="float" office:value="12.4326502217463">
            <text:p>12.4326502217</text:p>
          </table:table-cell>
          <table:table-cell office:value-type="float" office:value="1.38688889949926">
            <text:p>1.3868888995</text:p>
          </table:table-cell>
          <table:table-cell office:value-type="float" office:value="172.491822303228">
            <text:p>172.4918223032</text:p>
          </table:table-cell>
          <table:table-cell office:value-type="float" office:value="172.491233867413">
            <text:p>172.4912338674</text:p>
          </table:table-cell>
          <table:table-cell office:value-type="string">
            <text:p>22 ♍ 29' 30"</text:p>
          </table:table-cell>
          <table:table-cell office:value-type="string">
            <text:p>22 ♍ 29' 28"</text:p>
          </table:table-cell>
          <table:table-cell office:value-type="float" office:value="12.432689921047">
            <text:p>12.432689921</text:p>
          </table:table-cell>
          <table:table-cell office:value-type="float" office:value="1.38692848549204">
            <text:p>1.3869284855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510.32552083">
            <text:p>2425510.32552083</text:p>
          </table:table-cell>
          <table:table-cell office:value-type="string">
            <text:p>1928-09-20 14:48:45.000000 EST-0500</text:p>
          </table:table-cell>
          <table:table-cell office:value-type="float" office:value="0">
            <text:p>0</text:p>
          </table:table-cell>
          <table:table-cell office:value-type="float" office:value="253.470103399536">
            <text:p>253.4701033995</text:p>
          </table:table-cell>
          <table:table-cell office:value-type="float" office:value="253.469302215606">
            <text:p>253.4693022156</text:p>
          </table:table-cell>
          <table:table-cell office:value-type="string">
            <text:p>13 ♐ 28' 12"</text:p>
          </table:table-cell>
          <table:table-cell office:value-type="string">
            <text:p>13 ♐ 28' 09"</text:p>
          </table:table-cell>
          <table:table-cell office:value-type="float" office:value="11.7956040064362">
            <text:p>11.7956040064</text:p>
          </table:table-cell>
          <table:table-cell office:value-type="float" office:value="0.0544963390960225">
            <text:p>0.0544963391</text:p>
          </table:table-cell>
          <table:table-cell office:value-type="float" office:value="230.612884904228">
            <text:p>230.6128849042</text:p>
          </table:table-cell>
          <table:table-cell office:value-type="float" office:value="230.612083720298">
            <text:p>230.6120837203</text:p>
          </table:table-cell>
          <table:table-cell office:value-type="string">
            <text:p>20 ♏ 36' 46"</text:p>
          </table:table-cell>
          <table:table-cell office:value-type="string">
            <text:p>20 ♏ 36' 43"</text:p>
          </table:table-cell>
          <table:table-cell office:value-type="float" office:value="11.7955978947961">
            <text:p>11.7955978948</text:p>
          </table:table-cell>
          <table:table-cell office:value-type="float" office:value="0.0544902949246458">
            <text:p>0.0544902949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518.97834491">
            <text:p>2425518.97834491</text:p>
          </table:table-cell>
          <table:table-cell office:value-type="string">
            <text:p>1928-09-29 06:28:49.687500 EST-0500</text:p>
          </table:table-cell>
          <table:table-cell office:value-type="float" office:value="0">
            <text:p>0</text:p>
          </table:table-cell>
          <table:table-cell office:value-type="float" office:value="5.37622340206886">
            <text:p>5.3762234021</text:p>
          </table:table-cell>
          <table:table-cell office:value-type="float" office:value="5.37599124080568">
            <text:p>5.3759912408</text:p>
          </table:table-cell>
          <table:table-cell office:value-type="string">
            <text:p><text:s/>5 ♈ 22' 34"</text:p>
          </table:table-cell>
          <table:table-cell office:value-type="string">
            <text:p><text:s/>5 ♈ 22' 33"</text:p>
          </table:table-cell>
          <table:table-cell office:value-type="float" office:value="14.441709352504">
            <text:p>14.4417093525</text:p>
          </table:table-cell>
          <table:table-cell office:value-type="float" office:value="-0.0402898943667906">
            <text:p>-0.0402898944</text:p>
          </table:table-cell>
          <table:table-cell office:value-type="float" office:value="342.518735795779">
            <text:p>342.5187357958</text:p>
          </table:table-cell>
          <table:table-cell office:value-type="float" office:value="342.518503634516">
            <text:p>342.5185036345</text:p>
          </table:table-cell>
          <table:table-cell office:value-type="string">
            <text:p>12 ♓ 31' 07"</text:p>
          </table:table-cell>
          <table:table-cell office:value-type="string">
            <text:p>12 ♓ 31' 06"</text:p>
          </table:table-cell>
          <table:table-cell office:value-type="float" office:value="14.4417521221723">
            <text:p>14.4417521222</text:p>
          </table:table-cell>
          <table:table-cell office:value-type="float" office:value="-0.0402470667293684">
            <text:p>-0.0402470667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521.2605787">
            <text:p>2425521.2605787</text:p>
          </table:table-cell>
          <table:table-cell office:value-type="string">
            <text:p>1928-10-01 13:15:14.062500 EST-0500</text:p>
          </table:table-cell>
          <table:table-cell office:value-type="float" office:value="0">
            <text:p>0</text:p>
          </table:table-cell>
          <table:table-cell office:value-type="float" office:value="38.7271780095804">
            <text:p>38.7271780096</text:p>
          </table:table-cell>
          <table:table-cell office:value-type="float" office:value="38.724046558006">
            <text:p>38.724046558</text:p>
          </table:table-cell>
          <table:table-cell office:value-type="string">
            <text:p><text:s/>8 ♉ 43' 37"</text:p>
          </table:table-cell>
          <table:table-cell office:value-type="string">
            <text:p><text:s/>8 ♉ 43' 26"</text:p>
          </table:table-cell>
          <table:table-cell office:value-type="float" office:value="14.6823122017018">
            <text:p>14.6823122017</text:p>
          </table:table-cell>
          <table:table-cell office:value-type="float" office:value="-0.100053745013842">
            <text:p>-0.100053745</text:p>
          </table:table-cell>
          <table:table-cell office:value-type="float" office:value="15.8696806064376">
            <text:p>15.8696806064</text:p>
          </table:table-cell>
          <table:table-cell office:value-type="float" office:value="15.8665491548631">
            <text:p>15.8665491549</text:p>
          </table:table-cell>
          <table:table-cell office:value-type="string">
            <text:p>15 ♈ 52' 10"</text:p>
          </table:table-cell>
          <table:table-cell office:value-type="string">
            <text:p>15 ♈ 51' 59"</text:p>
          </table:table-cell>
          <table:table-cell office:value-type="float" office:value="14.6823306277597">
            <text:p>14.6823306278</text:p>
          </table:table-cell>
          <table:table-cell office:value-type="float" office:value="-0.10003542533331">
            <text:p>-0.1000354253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5523.61799769">
            <text:p>2425523.61799769</text:p>
          </table:table-cell>
          <table:table-cell office:value-type="string">
            <text:p>1928-10-03 21:49:55.312500 EST-0500</text:p>
          </table:table-cell>
          <table:table-cell office:value-type="float" office:value="0">
            <text:p>0</text:p>
          </table:table-cell>
          <table:table-cell office:value-type="float" office:value="215.933267844117">
            <text:p>215.9332678441</text:p>
          </table:table-cell>
          <table:table-cell office:value-type="float" office:value="215.933330804841">
            <text:p>215.9333308048</text:p>
          </table:table-cell>
          <table:table-cell table:number-columns-repeated="2" office:value-type="string">
            <text:p><text:s/>5 ♏ 55' 59"</text:p>
          </table:table-cell>
          <table:table-cell office:value-type="float" office:value="0.767153703344252">
            <text:p>0.7671537033</text:p>
          </table:table-cell>
          <table:table-cell office:value-type="float" office:value="1.22998683644774">
            <text:p>1.2299868364</text:p>
          </table:table-cell>
          <table:table-cell office:value-type="float" office:value="193.075670967089">
            <text:p>193.0756709671</text:p>
          </table:table-cell>
          <table:table-cell office:value-type="float" office:value="193.075733927814">
            <text:p>193.0757339278</text:p>
          </table:table-cell>
          <table:table-cell table:number-columns-repeated="2" office:value-type="string">
            <text:p>13 ♎ 04' 32"</text:p>
          </table:table-cell>
          <table:table-cell office:value-type="float" office:value="0.767130232332067">
            <text:p>0.7671302323</text:p>
          </table:table-cell>
          <table:table-cell office:value-type="float" office:value="1.22996386297392">
            <text:p>1.229963863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524.87019676">
            <text:p>2425524.87019676</text:p>
          </table:table-cell>
          <table:table-cell office:value-type="string">
            <text:p>1928-10-05 03:53:05.156250 EST-0500</text:p>
          </table:table-cell>
          <table:table-cell office:value-type="float" office:value="0">
            <text:p>0</text:p>
          </table:table-cell>
          <table:table-cell office:value-type="float" office:value="90.9018582650956">
            <text:p>90.9018582651</text:p>
          </table:table-cell>
          <table:table-cell office:value-type="float" office:value="90.8997256492834">
            <text:p>90.8997256493</text:p>
          </table:table-cell>
          <table:table-cell office:value-type="string">
            <text:p><text:s/>0 ♋ 54' 06"</text:p>
          </table:table-cell>
          <table:table-cell office:value-type="string">
            <text:p><text:s/>0 ♋ 53' 59"</text:p>
          </table:table-cell>
          <table:table-cell office:value-type="float" office:value="14.1022830662213">
            <text:p>14.1022830662</text:p>
          </table:table-cell>
          <table:table-cell office:value-type="float" office:value="0.397868421879488">
            <text:p>0.3978684219</text:p>
          </table:table-cell>
          <table:table-cell office:value-type="float" office:value="68.0441787214656">
            <text:p>68.0441787215</text:p>
          </table:table-cell>
          <table:table-cell office:value-type="float" office:value="68.0420461056534">
            <text:p>68.0420461057</text:p>
          </table:table-cell>
          <table:table-cell office:value-type="string">
            <text:p><text:s/>8 ♊ 02' 39"</text:p>
          </table:table-cell>
          <table:table-cell office:value-type="string">
            <text:p><text:s/>8 ♊ 02' 31"</text:p>
          </table:table-cell>
          <table:table-cell office:value-type="float" office:value="14.1022529053696">
            <text:p>14.1022529054</text:p>
          </table:table-cell>
          <table:table-cell office:value-type="float" office:value="0.397838259762024">
            <text:p>0.3978382598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533.16462963">
            <text:p>2425533.16462963</text:p>
          </table:table-cell>
          <table:table-cell office:value-type="string">
            <text:p>1928-10-13 10:57:04.218750 EST-0500</text:p>
          </table:table-cell>
          <table:table-cell office:value-type="float" office:value="0">
            <text:p>0</text:p>
          </table:table-cell>
          <table:table-cell office:value-type="float" office:value="200.070423366795">
            <text:p>200.0704233668</text:p>
          </table:table-cell>
          <table:table-cell office:value-type="float" office:value="200.069038579722">
            <text:p>200.0690385797</text:p>
          </table:table-cell>
          <table:table-cell office:value-type="string">
            <text:p>20 ♎ 04' 13"</text:p>
          </table:table-cell>
          <table:table-cell office:value-type="string">
            <text:p>20 ♎ 04' 08"</text:p>
          </table:table-cell>
          <table:table-cell office:value-type="float" office:value="12.2821612534676">
            <text:p>12.2821612535</text:p>
          </table:table-cell>
          <table:table-cell office:value-type="float" office:value="0.991198091767127">
            <text:p>0.9911980918</text:p>
          </table:table-cell>
          <table:table-cell office:value-type="float" office:value="177.212524479025">
            <text:p>177.212524479</text:p>
          </table:table-cell>
          <table:table-cell office:value-type="float" office:value="177.211139691952">
            <text:p>177.211139692</text:p>
          </table:table-cell>
          <table:table-cell office:value-type="string">
            <text:p>27 ♍ 12' 45"</text:p>
          </table:table-cell>
          <table:table-cell office:value-type="string">
            <text:p>27 ♍ 12' 40"</text:p>
          </table:table-cell>
          <table:table-cell office:value-type="float" office:value="12.282196424642">
            <text:p>12.2821964246</text:p>
          </table:table-cell>
          <table:table-cell office:value-type="float" office:value="0.991232812923326">
            <text:p>0.9912328129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534.73347222">
            <text:p>2425534.73347222</text:p>
          </table:table-cell>
          <table:table-cell office:value-type="string">
            <text:p>1928-10-15 00:36:12.656250 EST-0500</text:p>
          </table:table-cell>
          <table:table-cell office:value-type="float" office:value="0">
            <text:p>0</text:p>
          </table:table-cell>
          <table:table-cell office:value-type="float" office:value="219.116650140534">
            <text:p>219.1166501405</text:p>
          </table:table-cell>
          <table:table-cell office:value-type="float" office:value="219.115852154874">
            <text:p>219.1158521549</text:p>
          </table:table-cell>
          <table:table-cell office:value-type="string">
            <text:p><text:s/>9 ♏ 06' 59"</text:p>
          </table:table-cell>
          <table:table-cell office:value-type="string">
            <text:p><text:s/>9 ♏ 06' 57"</text:p>
          </table:table-cell>
          <table:table-cell office:value-type="float" office:value="12.0087992654885">
            <text:p>12.0087992655</text:p>
          </table:table-cell>
          <table:table-cell office:value-type="float" office:value="-0.350457180640888">
            <text:p>-0.3504571806</text:p>
          </table:table-cell>
          <table:table-cell office:value-type="float" office:value="196.258735078316">
            <text:p>196.2587350783</text:p>
          </table:table-cell>
          <table:table-cell office:value-type="float" office:value="196.257937092656">
            <text:p>196.2579370927</text:p>
          </table:table-cell>
          <table:table-cell office:value-type="string">
            <text:p>16 ♎ 15' 31"</text:p>
          </table:table-cell>
          <table:table-cell office:value-type="string">
            <text:p>16 ♎ 15' 28"</text:p>
          </table:table-cell>
          <table:table-cell office:value-type="float" office:value="12.0088196649842">
            <text:p>12.008819665</text:p>
          </table:table-cell>
          <table:table-cell office:value-type="float" office:value="-0.350437695420167">
            <text:p>-0.3504376954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535.71199074">
            <text:p>2425535.71199074</text:p>
          </table:table-cell>
          <table:table-cell office:value-type="string">
            <text:p>1928-10-16 00:05:16.406250 EST-0500</text:p>
          </table:table-cell>
          <table:table-cell office:value-type="float" office:value="0">
            <text:p>0</text:p>
          </table:table-cell>
          <table:table-cell office:value-type="float" office:value="230.800566147945">
            <text:p>230.8005661479</text:p>
          </table:table-cell>
          <table:table-cell office:value-type="float" office:value="230.798833010063">
            <text:p>230.7988330101</text:p>
          </table:table-cell>
          <table:table-cell office:value-type="string">
            <text:p>20 ♏ 48' 02"</text:p>
          </table:table-cell>
          <table:table-cell office:value-type="string">
            <text:p>20 ♏ 47' 55"</text:p>
          </table:table-cell>
          <table:table-cell office:value-type="float" office:value="11.8785306894583">
            <text:p>11.8785306895</text:p>
          </table:table-cell>
          <table:table-cell office:value-type="float" office:value="1.22820124538594">
            <text:p>1.2282012454</text:p>
          </table:table-cell>
          <table:table-cell office:value-type="float" office:value="207.94262789722">
            <text:p>207.9426278972</text:p>
          </table:table-cell>
          <table:table-cell office:value-type="float" office:value="207.940894759338">
            <text:p>207.9408947593</text:p>
          </table:table-cell>
          <table:table-cell office:value-type="string">
            <text:p>27 ♎ 56' 33"</text:p>
          </table:table-cell>
          <table:table-cell office:value-type="string">
            <text:p>27 ♎ 56' 27"</text:p>
          </table:table-cell>
          <table:table-cell office:value-type="float" office:value="11.8785397954436">
            <text:p>11.8785397954</text:p>
          </table:table-cell>
          <table:table-cell office:value-type="float" office:value="1.22821013939072">
            <text:p>1.2282101394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537.80158565">
            <text:p>2425537.80158565</text:p>
          </table:table-cell>
          <table:table-cell office:value-type="string">
            <text:p>1928-10-18 02:14:17.812500 EST-0500</text:p>
          </table:table-cell>
          <table:table-cell office:value-type="float" office:value="0">
            <text:p>0</text:p>
          </table:table-cell>
          <table:table-cell office:value-type="float" office:value="255.45823495601">
            <text:p>255.458234956</text:p>
          </table:table-cell>
          <table:table-cell office:value-type="float" office:value="255.456920574721">
            <text:p>255.4569205747</text:p>
          </table:table-cell>
          <table:table-cell office:value-type="string">
            <text:p>15 ♐ 27' 29"</text:p>
          </table:table-cell>
          <table:table-cell office:value-type="string">
            <text:p>15 ♐ 27' 24"</text:p>
          </table:table-cell>
          <table:table-cell office:value-type="float" office:value="11.765327842334">
            <text:p>11.7653278423</text:p>
          </table:table-cell>
          <table:table-cell office:value-type="float" office:value="0.0884900765399244">
            <text:p>0.0884900765</text:p>
          </table:table-cell>
          <table:table-cell office:value-type="float" office:value="232.60021263768">
            <text:p>232.6002126377</text:p>
          </table:table-cell>
          <table:table-cell office:value-type="float" office:value="232.598898256391">
            <text:p>232.5988982564</text:p>
          </table:table-cell>
          <table:table-cell office:value-type="string">
            <text:p>22 ♏ 36' 00"</text:p>
          </table:table-cell>
          <table:table-cell office:value-type="string">
            <text:p>22 ♏ 35' 56"</text:p>
          </table:table-cell>
          <table:table-cell office:value-type="float" office:value="11.7653162738611">
            <text:p>11.7653162739</text:p>
          </table:table-cell>
          <table:table-cell office:value-type="float" office:value="0.0884786209517972">
            <text:p>0.08847862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543.85138889">
            <text:p>2425543.85138889</text:p>
          </table:table-cell>
          <table:table-cell office:value-type="string">
            <text:p>1928-10-24 03:26:00.937500 EST-0500</text:p>
          </table:table-cell>
          <table:table-cell office:value-type="float" office:value="0">
            <text:p>0</text:p>
          </table:table-cell>
          <table:table-cell office:value-type="float" office:value="210.691688996728">
            <text:p>210.6916889967</text:p>
          </table:table-cell>
          <table:table-cell office:value-type="float" office:value="210.691834623849">
            <text:p>210.6918346239</text:p>
          </table:table-cell>
          <table:table-cell table:number-columns-repeated="2" office:value-type="string">
            <text:p><text:s/>0 ♏ 41' 30"</text:p>
          </table:table-cell>
          <table:table-cell office:value-type="float" office:value="-1.26417899015867">
            <text:p>-1.2641789902</text:p>
          </table:table-cell>
          <table:table-cell office:value-type="float" office:value="0.996608082043417">
            <text:p>0.996608082</text:p>
          </table:table-cell>
          <table:table-cell office:value-type="float" office:value="187.833379532652">
            <text:p>187.8333795327</text:p>
          </table:table-cell>
          <table:table-cell office:value-type="float" office:value="187.833525159772">
            <text:p>187.8335251598</text:p>
          </table:table-cell>
          <table:table-cell table:number-columns-repeated="2" office:value-type="string">
            <text:p><text:s/>7 ♎ 50' 00"</text:p>
          </table:table-cell>
          <table:table-cell office:value-type="float" office:value="-1.26416346389494">
            <text:p>-1.2641634639</text:p>
          </table:table-cell>
          <table:table-cell office:value-type="float" office:value="0.996623452941051">
            <text:p>0.9966234529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546.34748843">
            <text:p>2425546.34748843</text:p>
          </table:table-cell>
          <table:table-cell office:value-type="string">
            <text:p>1928-10-26 15:20:23.437500 EST-0500</text:p>
          </table:table-cell>
          <table:table-cell office:value-type="float" office:value="0">
            <text:p>0</text:p>
          </table:table-cell>
          <table:table-cell office:value-type="float" office:value="4.33975559854598">
            <text:p>4.3397555985</text:p>
          </table:table-cell>
          <table:table-cell office:value-type="float" office:value="4.3363158400537">
            <text:p>4.3363158401</text:p>
          </table:table-cell>
          <table:table-cell office:value-type="string">
            <text:p><text:s/>4 ♈ 20' 23"</text:p>
          </table:table-cell>
          <table:table-cell office:value-type="string">
            <text:p><text:s/>4 ♈ 20' 10"</text:p>
          </table:table-cell>
          <table:table-cell office:value-type="float" office:value="14.3927864896998">
            <text:p>14.3927864897</text:p>
          </table:table-cell>
          <table:table-cell office:value-type="float" office:value="-0.0336435959794436">
            <text:p>-0.033643596</text:p>
          </table:table-cell>
          <table:table-cell office:value-type="float" office:value="341.481420965327">
            <text:p>341.4814209653</text:p>
          </table:table-cell>
          <table:table-cell office:value-type="float" office:value="341.477981206835">
            <text:p>341.4779812068</text:p>
          </table:table-cell>
          <table:table-cell office:value-type="string">
            <text:p>11 ♓ 28' 53"</text:p>
          </table:table-cell>
          <table:table-cell office:value-type="string">
            <text:p>11 ♓ 28' 40"</text:p>
          </table:table-cell>
          <table:table-cell office:value-type="float" office:value="14.3928221447159">
            <text:p>14.3928221447</text:p>
          </table:table-cell>
          <table:table-cell office:value-type="float" office:value="-0.0336080923812321">
            <text:p>-0.0336080924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548.45270833">
            <text:p>2425548.45270833</text:p>
          </table:table-cell>
          <table:table-cell office:value-type="string">
            <text:p>1928-10-28 17:51:54.843750 EST-0500</text:p>
          </table:table-cell>
          <table:table-cell office:value-type="float" office:value="0">
            <text:p>0</text:p>
          </table:table-cell>
          <table:table-cell office:value-type="float" office:value="35.3613682497105">
            <text:p>35.3613682497</text:p>
          </table:table-cell>
          <table:table-cell office:value-type="float" office:value="35.3599318446304">
            <text:p>35.3599318446</text:p>
          </table:table-cell>
          <table:table-cell office:value-type="string">
            <text:p><text:s/>5 ♉ 21' 40"</text:p>
          </table:table-cell>
          <table:table-cell office:value-type="string">
            <text:p><text:s/>5 ♉ 21' 35"</text:p>
          </table:table-cell>
          <table:table-cell office:value-type="float" office:value="14.9891771500702">
            <text:p>14.9891771501</text:p>
          </table:table-cell>
          <table:table-cell office:value-type="float" office:value="-0.135817776821405">
            <text:p>-0.1358177768</text:p>
          </table:table-cell>
          <table:table-cell office:value-type="float" office:value="12.5030119168562">
            <text:p>12.5030119169</text:p>
          </table:table-cell>
          <table:table-cell office:value-type="float" office:value="12.501575511776">
            <text:p>12.5015755118</text:p>
          </table:table-cell>
          <table:table-cell office:value-type="string">
            <text:p>12 ♈ 30' 10"</text:p>
          </table:table-cell>
          <table:table-cell office:value-type="string">
            <text:p>12 ♈ 30' 05"</text:p>
          </table:table-cell>
          <table:table-cell office:value-type="float" office:value="14.9891913130046">
            <text:p>14.989191313</text:p>
          </table:table-cell>
          <table:table-cell office:value-type="float" office:value="-0.135803807906775">
            <text:p>-0.1358038079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552.70539352">
            <text:p>2425552.70539352</text:p>
          </table:table-cell>
          <table:table-cell office:value-type="string">
            <text:p>1928-11-01 23:55:46.875000 EST-0500</text:p>
          </table:table-cell>
          <table:table-cell office:value-type="float" office:value="0">
            <text:p>0</text:p>
          </table:table-cell>
          <table:table-cell office:value-type="float" office:value="98.6157005214089">
            <text:p>98.6157005214</text:p>
          </table:table-cell>
          <table:table-cell office:value-type="float" office:value="98.6126826955173">
            <text:p>98.6126826955</text:p>
          </table:table-cell>
          <table:table-cell office:value-type="string">
            <text:p><text:s/>8 ♋ 36' 56"</text:p>
          </table:table-cell>
          <table:table-cell office:value-type="string">
            <text:p><text:s/>8 ♋ 36' 45"</text:p>
          </table:table-cell>
          <table:table-cell office:value-type="float" office:value="14.4044308935552">
            <text:p>14.4044308936</text:p>
          </table:table-cell>
          <table:table-cell office:value-type="float" office:value="0.132808931748622">
            <text:p>0.1328089317</text:p>
          </table:table-cell>
          <table:table-cell office:value-type="float" office:value="75.7570795726361">
            <text:p>75.7570795726</text:p>
          </table:table-cell>
          <table:table-cell office:value-type="float" office:value="75.7540617467444">
            <text:p>75.7540617467</text:p>
          </table:table-cell>
          <table:table-cell office:value-type="string">
            <text:p>15 ♊ 45' 25"</text:p>
          </table:table-cell>
          <table:table-cell office:value-type="string">
            <text:p>15 ♊ 45' 14"</text:p>
          </table:table-cell>
          <table:table-cell office:value-type="float" office:value="14.4043892008668">
            <text:p>14.4043892009</text:p>
          </table:table-cell>
          <table:table-cell office:value-type="float" office:value="0.132767234764285">
            <text:p>0.1327672348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5557.3955787">
            <text:p>2425557.3955787</text:p>
          </table:table-cell>
          <table:table-cell office:value-type="string">
            <text:p>1928-11-06 16:29:38.906250 EST-0500</text:p>
          </table:table-cell>
          <table:table-cell office:value-type="float" office:value="0">
            <text:p>0</text:p>
          </table:table-cell>
          <table:table-cell office:value-type="float" office:value="257.366679559926">
            <text:p>257.3666795599</text:p>
          </table:table-cell>
          <table:table-cell office:value-type="float" office:value="257.366513432313">
            <text:p>257.3665134323</text:p>
          </table:table-cell>
          <table:table-cell office:value-type="string">
            <text:p>17 ♐ 22' 00"</text:p>
          </table:table-cell>
          <table:table-cell office:value-type="string">
            <text:p>17 ♐ 21' 59"</text:p>
          </table:table-cell>
          <table:table-cell office:value-type="float" office:value="1.22205567433616">
            <text:p>1.2220556743</text:p>
          </table:table-cell>
          <table:table-cell office:value-type="float" office:value="0.105353495078375">
            <text:p>0.1053534951</text:p>
          </table:table-cell>
          <table:table-cell office:value-type="float" office:value="234.507828946915">
            <text:p>234.5078289469</text:p>
          </table:table-cell>
          <table:table-cell office:value-type="float" office:value="234.507662819302">
            <text:p>234.5076628193</text:p>
          </table:table-cell>
          <table:table-cell office:value-type="string">
            <text:p>24 ♏ 30' 28"</text:p>
          </table:table-cell>
          <table:table-cell office:value-type="string">
            <text:p>24 ♏ 30' 27"</text:p>
          </table:table-cell>
          <table:table-cell office:value-type="float" office:value="1.22207748454774">
            <text:p>1.2220774845</text:p>
          </table:table-cell>
          <table:table-cell office:value-type="float" office:value="0.10537524514347">
            <text:p>0.1053752451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561.17878472">
            <text:p>2425561.17878472</text:p>
          </table:table-cell>
          <table:table-cell office:value-type="string">
            <text:p>1928-11-10 11:17:27.656250 EST-0500</text:p>
          </table:table-cell>
          <table:table-cell office:value-type="float" office:value="0">
            <text:p>0</text:p>
          </table:table-cell>
          <table:table-cell office:value-type="float" office:value="209.199640088093">
            <text:p>209.1996400881</text:p>
          </table:table-cell>
          <table:table-cell office:value-type="float" office:value="209.198394997018">
            <text:p>209.198394997</text:p>
          </table:table-cell>
          <table:table-cell office:value-type="string">
            <text:p>29 ♎ 11' 58"</text:p>
          </table:table-cell>
          <table:table-cell office:value-type="string">
            <text:p>29 ♎ 11' 54"</text:p>
          </table:table-cell>
          <table:table-cell office:value-type="float" office:value="12.0550948605057">
            <text:p>12.0550948605</text:p>
          </table:table-cell>
          <table:table-cell office:value-type="float" office:value="1.12907537101834">
            <text:p>1.129075371</text:p>
          </table:table-cell>
          <table:table-cell office:value-type="float" office:value="186.340742006697">
            <text:p>186.3407420067</text:p>
          </table:table-cell>
          <table:table-cell office:value-type="float" office:value="186.339496915623">
            <text:p>186.3394969156</text:p>
          </table:table-cell>
          <table:table-cell office:value-type="string">
            <text:p><text:s/>6 ♎ 20' 26"</text:p>
          </table:table-cell>
          <table:table-cell office:value-type="string">
            <text:p><text:s/>6 ♎ 20' 22"</text:p>
          </table:table-cell>
          <table:table-cell office:value-type="float" office:value="12.0551128688403">
            <text:p>12.0551128688</text:p>
          </table:table-cell>
          <table:table-cell office:value-type="float" office:value="1.12909328539266">
            <text:p>1.1290932854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562.90021991">
            <text:p>2425562.90021991</text:p>
          </table:table-cell>
          <table:table-cell office:value-type="string">
            <text:p>1928-11-12 04:36:19.687500 EST-0500</text:p>
          </table:table-cell>
          <table:table-cell office:value-type="float" office:value="0">
            <text:p>0</text:p>
          </table:table-cell>
          <table:table-cell office:value-type="float" office:value="229.776262675047">
            <text:p>229.776262675</text:p>
          </table:table-cell>
          <table:table-cell office:value-type="float" office:value="229.773629996872">
            <text:p>229.7736299969</text:p>
          </table:table-cell>
          <table:table-cell office:value-type="string">
            <text:p>19 ♏ 46' 34"</text:p>
          </table:table-cell>
          <table:table-cell office:value-type="string">
            <text:p>19 ♏ 46' 25"</text:p>
          </table:table-cell>
          <table:table-cell office:value-type="float" office:value="11.8669592626136">
            <text:p>11.8669592626</text:p>
          </table:table-cell>
          <table:table-cell office:value-type="float" office:value="1.0068908105682">
            <text:p>1.0068908106</text:p>
          </table:table-cell>
          <table:table-cell office:value-type="float" office:value="206.917313075376">
            <text:p>206.9173130754</text:p>
          </table:table-cell>
          <table:table-cell office:value-type="float" office:value="206.914680397201">
            <text:p>206.9146803972</text:p>
          </table:table-cell>
          <table:table-cell office:value-type="string">
            <text:p>26 ♎ 55' 02"</text:p>
          </table:table-cell>
          <table:table-cell office:value-type="string">
            <text:p>26 ♎ 54' 52"</text:p>
          </table:table-cell>
          <table:table-cell office:value-type="float" office:value="11.8669580299219">
            <text:p>11.8669580299</text:p>
          </table:table-cell>
          <table:table-cell office:value-type="float" office:value="1.00688940397853">
            <text:p>1.006889404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565.31038194">
            <text:p>2425565.31038194</text:p>
          </table:table-cell>
          <table:table-cell office:value-type="string">
            <text:p>1928-11-14 14:26:57.187500 EST-0500</text:p>
          </table:table-cell>
          <table:table-cell office:value-type="float" office:value="0">
            <text:p>0</text:p>
          </table:table-cell>
          <table:table-cell office:value-type="float" office:value="258.223586389825">
            <text:p>258.2235863898</text:p>
          </table:table-cell>
          <table:table-cell office:value-type="float" office:value="258.220883988906">
            <text:p>258.2208839889</text:p>
          </table:table-cell>
          <table:table-cell office:value-type="string">
            <text:p>18 ♐ 13' 24"</text:p>
          </table:table-cell>
          <table:table-cell office:value-type="string">
            <text:p>18 ♐ 13' 15"</text:p>
          </table:table-cell>
          <table:table-cell office:value-type="float" office:value="11.7765798816195">
            <text:p>11.7765798816</text:p>
          </table:table-cell>
          <table:table-cell office:value-type="float" office:value="0.110359223707204">
            <text:p>0.1103592237</text:p>
          </table:table-cell>
          <table:table-cell office:value-type="float" office:value="235.364510902895">
            <text:p>235.3645109029</text:p>
          </table:table-cell>
          <table:table-cell office:value-type="float" office:value="235.361808501976">
            <text:p>235.361808502</text:p>
          </table:table-cell>
          <table:table-cell office:value-type="string">
            <text:p>25 ♏ 21' 52"</text:p>
          </table:table-cell>
          <table:table-cell office:value-type="string">
            <text:p>25 ♏ 21' 42"</text:p>
          </table:table-cell>
          <table:table-cell office:value-type="float" office:value="11.7765552887108">
            <text:p>11.7765552887</text:p>
          </table:table-cell>
          <table:table-cell office:value-type="float" office:value="0.110334734532631">
            <text:p>0.1103347345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566.14363426">
            <text:p>2425566.14363426</text:p>
          </table:table-cell>
          <table:table-cell office:value-type="string">
            <text:p>1928-11-15 10:26:50.156250 EST-0500</text:p>
          </table:table-cell>
          <table:table-cell office:value-type="float" office:value="0">
            <text:p>0</text:p>
          </table:table-cell>
          <table:table-cell office:value-type="float" office:value="268.045179731632">
            <text:p>268.0451797316</text:p>
          </table:table-cell>
          <table:table-cell office:value-type="float" office:value="268.044277592267">
            <text:p>268.0442775923</text:p>
          </table:table-cell>
          <table:table-cell office:value-type="string">
            <text:p>28 ♐ 02' 42"</text:p>
          </table:table-cell>
          <table:table-cell office:value-type="string">
            <text:p>28 ♐ 02' 39"</text:p>
          </table:table-cell>
          <table:table-cell office:value-type="float" office:value="11.8032432526441">
            <text:p>11.8032432526</text:p>
          </table:table-cell>
          <table:table-cell office:value-type="float" office:value="1.21885289401578">
            <text:p>1.218852894</text:p>
          </table:table-cell>
          <table:table-cell office:value-type="float" office:value="245.186050074438">
            <text:p>245.1860500744</text:p>
          </table:table-cell>
          <table:table-cell office:value-type="float" office:value="245.185147935073">
            <text:p>245.1851479351</text:p>
          </table:table-cell>
          <table:table-cell office:value-type="string">
            <text:p><text:s/>5 ♐ 11' 09"</text:p>
          </table:table-cell>
          <table:table-cell office:value-type="string">
            <text:p><text:s/>5 ♐ 11' 06"</text:p>
          </table:table-cell>
          <table:table-cell office:value-type="float" office:value="11.8032146757167">
            <text:p>11.8032146757</text:p>
          </table:table-cell>
          <table:table-cell office:value-type="float" office:value="1.21882431984782">
            <text:p>1.2188243198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573.7293287">
            <text:p>2425573.7293287</text:p>
          </table:table-cell>
          <table:table-cell office:value-type="string">
            <text:p>1928-11-23 00:30:14.062500 EST-0500</text:p>
          </table:table-cell>
          <table:table-cell office:value-type="float" office:value="0">
            <text:p>0</text:p>
          </table:table-cell>
          <table:table-cell office:value-type="float" office:value="3.63551744347172">
            <text:p>3.6355174435</text:p>
          </table:table-cell>
          <table:table-cell office:value-type="float" office:value="3.63348347913774">
            <text:p>3.6334834791</text:p>
          </table:table-cell>
          <table:table-cell office:value-type="string">
            <text:p><text:s/>3 ♈ 38' 07"</text:p>
          </table:table-cell>
          <table:table-cell office:value-type="string">
            <text:p><text:s/>3 ♈ 38' 00"</text:p>
          </table:table-cell>
          <table:table-cell office:value-type="float" office:value="13.9760650188613">
            <text:p>13.9760650189</text:p>
          </table:table-cell>
          <table:table-cell office:value-type="float" office:value="-0.016286468441114">
            <text:p>-0.0162864684</text:p>
          </table:table-cell>
          <table:table-cell office:value-type="float" office:value="340.77604143501">
            <text:p>340.776041435</text:p>
          </table:table-cell>
          <table:table-cell office:value-type="float" office:value="340.774007470676">
            <text:p>340.7740074707</text:p>
          </table:table-cell>
          <table:table-cell office:value-type="string">
            <text:p>10 ♓ 46' 33"</text:p>
          </table:table-cell>
          <table:table-cell office:value-type="string">
            <text:p>10 ♓ 46' 26"</text:p>
          </table:table-cell>
          <table:table-cell office:value-type="float" office:value="13.9760883087297">
            <text:p>13.9760883087</text:p>
          </table:table-cell>
          <table:table-cell office:value-type="float" office:value="-0.0162632970611996">
            <text:p>-0.0162632971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575.69880787">
            <text:p>2425575.69880787</text:p>
          </table:table-cell>
          <table:table-cell office:value-type="string">
            <text:p>1928-11-24 23:46:17.343750 EST-0500</text:p>
          </table:table-cell>
          <table:table-cell office:value-type="float" office:value="0">
            <text:p>0</text:p>
          </table:table-cell>
          <table:table-cell office:value-type="float" office:value="32.0106227697971">
            <text:p>32.0106227698</text:p>
          </table:table-cell>
          <table:table-cell office:value-type="float" office:value="32.009420015134">
            <text:p>32.0094200151</text:p>
          </table:table-cell>
          <table:table-cell office:value-type="string">
            <text:p><text:s/>2 ♉ 00' 38"</text:p>
          </table:table-cell>
          <table:table-cell office:value-type="string">
            <text:p><text:s/>2 ♉ 00' 33"</text:p>
          </table:table-cell>
          <table:table-cell office:value-type="float" office:value="14.802753708138">
            <text:p>14.8027537081</text:p>
          </table:table-cell>
          <table:table-cell office:value-type="float" office:value="-0.0982712267655749">
            <text:p>-0.0982712268</text:p>
          </table:table-cell>
          <table:table-cell office:value-type="float" office:value="9.15110564385854">
            <text:p>9.1511056439</text:p>
          </table:table-cell>
          <table:table-cell office:value-type="float" office:value="9.14990288919543">
            <text:p>9.1499028892</text:p>
          </table:table-cell>
          <table:table-cell office:value-type="string">
            <text:p><text:s/>9 ♈ 09' 03"</text:p>
          </table:table-cell>
          <table:table-cell office:value-type="string">
            <text:p><text:s/>9 ♈ 08' 59"</text:p>
          </table:table-cell>
          <table:table-cell office:value-type="float" office:value="14.8027598880617">
            <text:p>14.8027598881</text:p>
          </table:table-cell>
          <table:table-cell office:value-type="float" office:value="-0.0982653153514688">
            <text:p>-0.0982653154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580.00520833">
            <text:p>2425580.00520833</text:p>
          </table:table-cell>
          <table:table-cell office:value-type="string">
            <text:p>1928-11-29 07:07:30.000000 EST-0500</text:p>
          </table:table-cell>
          <table:table-cell office:value-type="float" office:value="0">
            <text:p>0</text:p>
          </table:table-cell>
          <table:table-cell office:value-type="float" office:value="97.1392128698642">
            <text:p>97.1392128699</text:p>
          </table:table-cell>
          <table:table-cell office:value-type="float" office:value="97.1388776200635">
            <text:p>97.1388776201</text:p>
          </table:table-cell>
          <table:table-cell office:value-type="string">
            <text:p><text:s/>7 ♋ 08' 21"</text:p>
          </table:table-cell>
          <table:table-cell office:value-type="string">
            <text:p><text:s/>7 ♋ 08' 19"</text:p>
          </table:table-cell>
          <table:table-cell office:value-type="float" office:value="14.9608941202703">
            <text:p>14.9608941203</text:p>
          </table:table-cell>
          <table:table-cell office:value-type="float" office:value="-0.24496859549145">
            <text:p>-0.2449685955</text:p>
          </table:table-cell>
          <table:table-cell office:value-type="float" office:value="74.2793809491299">
            <text:p>74.2793809491</text:p>
          </table:table-cell>
          <table:table-cell office:value-type="float" office:value="74.2790456993292">
            <text:p>74.2790456993</text:p>
          </table:table-cell>
          <table:table-cell office:value-type="string">
            <text:p>14 ♊ 16' 45"</text:p>
          </table:table-cell>
          <table:table-cell office:value-type="string">
            <text:p>14 ♊ 16' 44"</text:p>
          </table:table-cell>
          <table:table-cell office:value-type="float" office:value="14.9608365373455">
            <text:p>14.9608365373</text:p>
          </table:table-cell>
          <table:table-cell office:value-type="float" office:value="-0.245026178439463">
            <text:p>-0.2450261784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592.37092593">
            <text:p>2425592.37092593</text:p>
          </table:table-cell>
          <table:table-cell office:value-type="string">
            <text:p>1928-12-11 15:54:08.437500 EST-0500</text:p>
          </table:table-cell>
          <table:table-cell office:value-type="float" office:value="0">
            <text:p>0</text:p>
          </table:table-cell>
          <table:table-cell office:value-type="float" office:value="255.917544491521">
            <text:p>255.9175444915</text:p>
          </table:table-cell>
          <table:table-cell office:value-type="float" office:value="255.915215398102">
            <text:p>255.9152153981</text:p>
          </table:table-cell>
          <table:table-cell office:value-type="string">
            <text:p>15 ♐ 55' 03"</text:p>
          </table:table-cell>
          <table:table-cell office:value-type="string">
            <text:p>15 ♐ 54' 54"</text:p>
          </table:table-cell>
          <table:table-cell office:value-type="float" office:value="11.7959538811555">
            <text:p>11.7959538812</text:p>
          </table:table-cell>
          <table:table-cell office:value-type="float" office:value="1.56763779375111">
            <text:p>1.5676377938</text:p>
          </table:table-cell>
          <table:table-cell office:value-type="float" office:value="233.057126919687">
            <text:p>233.0571269197</text:p>
          </table:table-cell>
          <table:table-cell office:value-type="float" office:value="233.054797826268">
            <text:p>233.0547978263</text:p>
          </table:table-cell>
          <table:table-cell office:value-type="string">
            <text:p>23 ♏ 03' 25"</text:p>
          </table:table-cell>
          <table:table-cell office:value-type="string">
            <text:p>23 ♏ 03' 17"</text:p>
          </table:table-cell>
          <table:table-cell office:value-type="float" office:value="11.7959212897318">
            <text:p>11.7959212897</text:p>
          </table:table-cell>
          <table:table-cell office:value-type="float" office:value="1.56760522155369">
            <text:p>1.5676052216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592.71320602">
            <text:p>2425592.71320602</text:p>
          </table:table-cell>
          <table:table-cell office:value-type="string">
            <text:p>1928-12-12 00:07:01.875000 EST-0500</text:p>
          </table:table-cell>
          <table:table-cell office:value-type="float" office:value="0">
            <text:p>0</text:p>
          </table:table-cell>
          <table:table-cell office:value-type="float" office:value="259.957163014903">
            <text:p>259.9571630149</text:p>
          </table:table-cell>
          <table:table-cell office:value-type="float" office:value="259.954951165932">
            <text:p>259.9549511659</text:p>
          </table:table-cell>
          <table:table-cell office:value-type="string">
            <text:p>19 ♐ 57' 25"</text:p>
          </table:table-cell>
          <table:table-cell office:value-type="string">
            <text:p>19 ♐ 57' 17"</text:p>
          </table:table-cell>
          <table:table-cell office:value-type="float" office:value="11.8088673676294">
            <text:p>11.8088673676</text:p>
          </table:table-cell>
          <table:table-cell office:value-type="float" office:value="1.01734926809635">
            <text:p>1.0173492681</text:p>
          </table:table-cell>
          <table:table-cell office:value-type="float" office:value="237.096720844882">
            <text:p>237.0967208449</text:p>
          </table:table-cell>
          <table:table-cell office:value-type="float" office:value="237.094508995911">
            <text:p>237.0945089959</text:p>
          </table:table-cell>
          <table:table-cell office:value-type="string">
            <text:p>27 ♏ 05' 48"</text:p>
          </table:table-cell>
          <table:table-cell office:value-type="string">
            <text:p>27 ♏ 05' 40"</text:p>
          </table:table-cell>
          <table:table-cell office:value-type="float" office:value="11.8088326864484">
            <text:p>11.8088326864</text:p>
          </table:table-cell>
          <table:table-cell office:value-type="float" office:value="1.01731461939237">
            <text:p>1.0173146194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592.83552083">
            <text:p>2425592.83552083</text:p>
          </table:table-cell>
          <table:table-cell office:value-type="string">
            <text:p>1928-12-12 03:03:09.843750 EST-0500</text:p>
          </table:table-cell>
          <table:table-cell office:value-type="float" office:value="0">
            <text:p>0</text:p>
          </table:table-cell>
          <table:table-cell office:value-type="float" office:value="261.40189719755">
            <text:p>261.4018971976</text:p>
          </table:table-cell>
          <table:table-cell office:value-type="float" office:value="261.400405331757">
            <text:p>261.4004053318</text:p>
          </table:table-cell>
          <table:table-cell office:value-type="string">
            <text:p>21 ♐ 24' 06"</text:p>
          </table:table-cell>
          <table:table-cell office:value-type="string">
            <text:p>21 ♐ 24' 01"</text:p>
          </table:table-cell>
          <table:table-cell office:value-type="float" office:value="11.8144229063968">
            <text:p>11.8144229064</text:p>
          </table:table-cell>
          <table:table-cell office:value-type="float" office:value="0.118386245051492">
            <text:p>0.1183862451</text:p>
          </table:table-cell>
          <table:table-cell office:value-type="float" office:value="238.541446072849">
            <text:p>238.5414460728</text:p>
          </table:table-cell>
          <table:table-cell office:value-type="float" office:value="238.539954207055">
            <text:p>238.5399542071</text:p>
          </table:table-cell>
          <table:table-cell office:value-type="string">
            <text:p>28 ♏ 32' 29"</text:p>
          </table:table-cell>
          <table:table-cell office:value-type="string">
            <text:p>28 ♏ 32' 23"</text:p>
          </table:table-cell>
          <table:table-cell office:value-type="float" office:value="11.8143875833685">
            <text:p>11.8143875834</text:p>
          </table:table-cell>
          <table:table-cell office:value-type="float" office:value="0.118350966213529">
            <text:p>0.1183509662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5594.30476852">
            <text:p>2425594.30476852</text:p>
          </table:table-cell>
          <table:table-cell office:value-type="string">
            <text:p>1928-12-13 14:18:52.031250 EST-0500</text:p>
          </table:table-cell>
          <table:table-cell office:value-type="float" office:value="0">
            <text:p>0</text:p>
          </table:table-cell>
          <table:table-cell office:value-type="float" office:value="261.574393236545">
            <text:p>261.5743932365</text:p>
          </table:table-cell>
          <table:table-cell office:value-type="float" office:value="261.574367880684">
            <text:p>261.5743678807</text:p>
          </table:table-cell>
          <table:table-cell table:number-columns-repeated="2" office:value-type="string">
            <text:p>21 ♐ 34' 27"</text:p>
          </table:table-cell>
          <table:table-cell office:value-type="float" office:value="1.01767324851057">
            <text:p>1.0176732485</text:p>
          </table:table-cell>
          <table:table-cell office:value-type="float" office:value="0.118409647233991">
            <text:p>0.1184096472</text:p>
          </table:table-cell>
          <table:table-cell office:value-type="float" office:value="238.713830777714">
            <text:p>238.7138307777</text:p>
          </table:table-cell>
          <table:table-cell office:value-type="float" office:value="238.713805421853">
            <text:p>238.7138054219</text:p>
          </table:table-cell>
          <table:table-cell table:number-columns-repeated="2" office:value-type="string">
            <text:p>28 ♏ 42' 49"</text:p>
          </table:table-cell>
          <table:table-cell office:value-type="float" office:value="1.0176350022135">
            <text:p>1.0176350022</text:p>
          </table:table-cell>
          <table:table-cell office:value-type="float" office:value="0.118371395543756">
            <text:p>0.1183713955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5596.11115741">
            <text:p>2425596.11115741</text:p>
          </table:table-cell>
          <table:table-cell office:value-type="string">
            <text:p>1928-12-15 09:40:04.687500 EST-0500</text:p>
          </table:table-cell>
          <table:table-cell office:value-type="float" office:value="0">
            <text:p>0</text:p>
          </table:table-cell>
          <table:table-cell office:value-type="float" office:value="261.788473233141">
            <text:p>261.7884732331</text:p>
          </table:table-cell>
          <table:table-cell office:value-type="float" office:value="261.788232737961">
            <text:p>261.788232738</text:p>
          </table:table-cell>
          <table:table-cell office:value-type="string">
            <text:p>21 ♐ 47' 18"</text:p>
          </table:table-cell>
          <table:table-cell office:value-type="string">
            <text:p>21 ♐ 47' 17"</text:p>
          </table:table-cell>
          <table:table-cell office:value-type="float" office:value="1.57348553120289">
            <text:p>1.5734855312</text:p>
          </table:table-cell>
          <table:table-cell office:value-type="float" office:value="0.118364008925198">
            <text:p>0.1183640089</text:p>
          </table:table-cell>
          <table:table-cell office:value-type="float" office:value="238.927778961954">
            <text:p>238.927778962</text:p>
          </table:table-cell>
          <table:table-cell office:value-type="float" office:value="238.927538466774">
            <text:p>238.9275384668</text:p>
          </table:table-cell>
          <table:table-cell office:value-type="string">
            <text:p>28 ♏ 55' 40"</text:p>
          </table:table-cell>
          <table:table-cell office:value-type="string">
            <text:p>28 ♏ 55' 39"</text:p>
          </table:table-cell>
          <table:table-cell office:value-type="float" office:value="1.57345661070151">
            <text:p>1.5734566107</text:p>
          </table:table-cell>
          <table:table-cell office:value-type="float" office:value="0.118335028865871">
            <text:p>0.1183350289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596.44978009">
            <text:p>2425596.44978009</text:p>
          </table:table-cell>
          <table:table-cell office:value-type="string">
            <text:p>1928-12-15 17:47:41.718750 EST-0500</text:p>
          </table:table-cell>
          <table:table-cell office:value-type="float" office:value="0">
            <text:p>0</text:p>
          </table:table-cell>
          <table:table-cell office:value-type="float" office:value="304.665486207589">
            <text:p>304.6654862076</text:p>
          </table:table-cell>
          <table:table-cell office:value-type="float" office:value="304.663114921391">
            <text:p>304.6631149214</text:p>
          </table:table-cell>
          <table:table-cell office:value-type="string">
            <text:p><text:s/>4 ♒ 39' 55"</text:p>
          </table:table-cell>
          <table:table-cell office:value-type="string">
            <text:p><text:s/>4 ♒ 39' 47"</text:p>
          </table:table-cell>
          <table:table-cell office:value-type="float" office:value="12.1991257051007">
            <text:p>12.1991257051</text:p>
          </table:table-cell>
          <table:table-cell office:value-type="float" office:value="1.1942436682485">
            <text:p>1.1942436682</text:p>
          </table:table-cell>
          <table:table-cell office:value-type="float" office:value="281.804769706978">
            <text:p>281.804769707</text:p>
          </table:table-cell>
          <table:table-cell office:value-type="float" office:value="281.80239842078">
            <text:p>281.8023984208</text:p>
          </table:table-cell>
          <table:table-cell office:value-type="string">
            <text:p>11 ♑ 48' 17"</text:p>
          </table:table-cell>
          <table:table-cell office:value-type="string">
            <text:p>11 ♑ 48' 08"</text:p>
          </table:table-cell>
          <table:table-cell office:value-type="float" office:value="12.1990993515279">
            <text:p>12.1990993515</text:p>
          </table:table-cell>
          <table:table-cell office:value-type="float" office:value="1.19421760827549">
            <text:p>1.194217608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599.01936343">
            <text:p>2425599.01936343</text:p>
          </table:table-cell>
          <table:table-cell office:value-type="string">
            <text:p>1928-12-18 07:27:53.437500 EST-0500</text:p>
          </table:table-cell>
          <table:table-cell office:value-type="float" office:value="0">
            <text:p>0</text:p>
          </table:table-cell>
          <table:table-cell office:value-type="float" office:value="266.373969289712">
            <text:p>266.3739692897</text:p>
          </table:table-cell>
          <table:table-cell office:value-type="float" office:value="266.373865937424">
            <text:p>266.3738659374</text:p>
          </table:table-cell>
          <table:table-cell office:value-type="string">
            <text:p>26 ♐ 22' 26"</text:p>
          </table:table-cell>
          <table:table-cell office:value-type="string">
            <text:p>26 ♐ 22' 25"</text:p>
          </table:table-cell>
          <table:table-cell office:value-type="float" office:value="1.58034820266809">
            <text:p>1.5803482027</text:p>
          </table:table-cell>
          <table:table-cell office:value-type="float" office:value="1.01824543497834">
            <text:p>1.018245435</text:p>
          </table:table-cell>
          <table:table-cell office:value-type="float" office:value="243.513125073656">
            <text:p>243.5131250737</text:p>
          </table:table-cell>
          <table:table-cell office:value-type="float" office:value="243.513021721368">
            <text:p>243.5130217214</text:p>
          </table:table-cell>
          <table:table-cell office:value-type="string">
            <text:p><text:s/>3 ♐ 30' 47"</text:p>
          </table:table-cell>
          <table:table-cell office:value-type="string">
            <text:p><text:s/>3 ♐ 30' 46"</text:p>
          </table:table-cell>
          <table:table-cell office:value-type="float" office:value="1.58035151041649">
            <text:p>1.5803515104</text:p>
          </table:table-cell>
          <table:table-cell office:value-type="float" office:value="1.01824872331564">
            <text:p>1.0182487233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601.06282407">
            <text:p>2425601.06282407</text:p>
          </table:table-cell>
          <table:table-cell office:value-type="string">
            <text:p>1928-12-20 08:30:28.125000 EST-0500</text:p>
          </table:table-cell>
          <table:table-cell office:value-type="float" office:value="0">
            <text:p>0</text:p>
          </table:table-cell>
          <table:table-cell office:value-type="float" office:value="3.49787793603611">
            <text:p>3.497877936</text:p>
          </table:table-cell>
          <table:table-cell office:value-type="float" office:value="3.49580793575774">
            <text:p>3.4958079358</text:p>
          </table:table-cell>
          <table:table-cell office:value-type="string">
            <text:p><text:s/>3 ♈ 29' 52"</text:p>
          </table:table-cell>
          <table:table-cell office:value-type="string">
            <text:p><text:s/>3 ♈ 29' 44"</text:p>
          </table:table-cell>
          <table:table-cell office:value-type="float" office:value="13.4758959137552">
            <text:p>13.4758959138</text:p>
          </table:table-cell>
          <table:table-cell office:value-type="float" office:value="0.00660036511052851">
            <text:p>0.0066003651</text:p>
          </table:table-cell>
          <table:table-cell office:value-type="float" office:value="340.636979251931">
            <text:p>340.6369792519</text:p>
          </table:table-cell>
          <table:table-cell office:value-type="float" office:value="340.634909251652">
            <text:p>340.6349092517</text:p>
          </table:table-cell>
          <table:table-cell office:value-type="string">
            <text:p>10 ♓ 38' 13"</text:p>
          </table:table-cell>
          <table:table-cell office:value-type="string">
            <text:p>10 ♓ 38' 05"</text:p>
          </table:table-cell>
          <table:table-cell office:value-type="float" office:value="13.4759121318522">
            <text:p>13.4759121319</text:p>
          </table:table-cell>
          <table:table-cell office:value-type="float" office:value="0.00661674819351195">
            <text:p>0.0066167482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603.00739583">
            <text:p>2425603.00739583</text:p>
          </table:table-cell>
          <table:table-cell office:value-type="string">
            <text:p>1928-12-22 07:10:39.843750 EST-0500</text:p>
          </table:table-cell>
          <table:table-cell office:value-type="float" office:value="0">
            <text:p>0</text:p>
          </table:table-cell>
          <table:table-cell office:value-type="float" office:value="30.4514890049285">
            <text:p>30.4514890049</text:p>
          </table:table-cell>
          <table:table-cell office:value-type="float" office:value="30.4488479706046">
            <text:p>30.4488479706</text:p>
          </table:table-cell>
          <table:table-cell office:value-type="string">
            <text:p><text:s/>0 ♉ 27' 05"</text:p>
          </table:table-cell>
          <table:table-cell office:value-type="string">
            <text:p><text:s/>0 ♉ 26' 55"</text:p>
          </table:table-cell>
          <table:table-cell office:value-type="float" office:value="14.252281317883">
            <text:p>14.2522813179</text:p>
          </table:table-cell>
          <table:table-cell office:value-type="float" office:value="-0.0116355222823016">
            <text:p>-0.0116355223</text:p>
          </table:table-cell>
          <table:table-cell office:value-type="float" office:value="7.59053903053996">
            <text:p>7.5905390305</text:p>
          </table:table-cell>
          <table:table-cell office:value-type="float" office:value="7.58789799621601">
            <text:p>7.5878979962</text:p>
          </table:table-cell>
          <table:table-cell office:value-type="string">
            <text:p><text:s/>7 ♈ 35' 25"</text:p>
          </table:table-cell>
          <table:table-cell office:value-type="string">
            <text:p><text:s/>7 ♈ 35' 16"</text:p>
          </table:table-cell>
          <table:table-cell office:value-type="float" office:value="14.252283788874">
            <text:p>14.2522837889</text:p>
          </table:table-cell>
          <table:table-cell office:value-type="float" office:value="-0.0116332564411095">
            <text:p>-0.0116332564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606.85505787">
            <text:p>2425606.85505787</text:p>
          </table:table-cell>
          <table:table-cell office:value-type="string">
            <text:p>1928-12-26 03:31:17.343750 EST-0500</text:p>
          </table:table-cell>
          <table:table-cell office:value-type="float" office:value="0">
            <text:p>0</text:p>
          </table:table-cell>
          <table:table-cell office:value-type="float" office:value="87.6230165767142">
            <text:p>87.6230165767</text:p>
          </table:table-cell>
          <table:table-cell office:value-type="float" office:value="87.6208550916251">
            <text:p>87.6208550916</text:p>
          </table:table-cell>
          <table:table-cell office:value-type="string">
            <text:p>27 ♊ 37' 22"</text:p>
          </table:table-cell>
          <table:table-cell office:value-type="string">
            <text:p>27 ♊ 37' 15"</text:p>
          </table:table-cell>
          <table:table-cell office:value-type="float" office:value="15.1995969139095">
            <text:p>15.1995969139</text:p>
          </table:table-cell>
          <table:table-cell office:value-type="float" office:value="-0.375668564476405">
            <text:p>-0.3756685645</text:p>
          </table:table-cell>
          <table:table-cell office:value-type="float" office:value="64.761788709234">
            <text:p>64.7617887092</text:p>
          </table:table-cell>
          <table:table-cell office:value-type="float" office:value="64.759627224145">
            <text:p>64.7596272241</text:p>
          </table:table-cell>
          <table:table-cell office:value-type="string">
            <text:p><text:s/>4 ♊ 45' 42"</text:p>
          </table:table-cell>
          <table:table-cell office:value-type="string">
            <text:p><text:s/>4 ♊ 45' 34"</text:p>
          </table:table-cell>
          <table:table-cell office:value-type="float" office:value="15.1995343212903">
            <text:p>15.1995343213</text:p>
          </table:table-cell>
          <table:table-cell office:value-type="float" office:value="-0.375731157611039">
            <text:p>-0.375731157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620.3721412">
            <text:p>2425620.3721412</text:p>
          </table:table-cell>
          <table:table-cell office:value-type="string">
            <text:p>1929-01-08 15:55:53.906250 EST-0500</text:p>
          </table:table-cell>
          <table:table-cell office:value-type="float" office:value="0">
            <text:p>0</text:p>
          </table:table-cell>
          <table:table-cell office:value-type="float" office:value="264.603535199611">
            <text:p>264.6035351996</text:p>
          </table:table-cell>
          <table:table-cell office:value-type="float" office:value="264.602685982117">
            <text:p>264.6026859821</text:p>
          </table:table-cell>
          <table:table-cell office:value-type="string">
            <text:p>24 ♐ 36' 12"</text:p>
          </table:table-cell>
          <table:table-cell office:value-type="string">
            <text:p>24 ♐ 36' 09"</text:p>
          </table:table-cell>
          <table:table-cell office:value-type="float" office:value="11.8477465734165">
            <text:p>11.8477465734</text:p>
          </table:table-cell>
          <table:table-cell office:value-type="float" office:value="0.11186177806222">
            <text:p>0.1118617781</text:p>
          </table:table-cell>
          <table:table-cell office:value-type="float" office:value="241.74159218716">
            <text:p>241.7415921872</text:p>
          </table:table-cell>
          <table:table-cell office:value-type="float" office:value="241.740742969666">
            <text:p>241.7407429697</text:p>
          </table:table-cell>
          <table:table-cell office:value-type="string">
            <text:p><text:s/>1 ♐ 44' 29"</text:p>
          </table:table-cell>
          <table:table-cell office:value-type="string">
            <text:p><text:s/>1 ♐ 44' 26"</text:p>
          </table:table-cell>
          <table:table-cell office:value-type="float" office:value="11.8477114688307">
            <text:p>11.8477114688</text:p>
          </table:table-cell>
          <table:table-cell office:value-type="float" office:value="0.111826667759334">
            <text:p>0.1118266678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622.52009259">
            <text:p>2425622.52009259</text:p>
          </table:table-cell>
          <table:table-cell office:value-type="string">
            <text:p>1929-01-10 19:28:56.718750 EST-0500</text:p>
          </table:table-cell>
          <table:table-cell office:value-type="float" office:value="0">
            <text:p>0</text:p>
          </table:table-cell>
          <table:table-cell office:value-type="float" office:value="290.32098936491">
            <text:p>290.3209893649</text:p>
          </table:table-cell>
          <table:table-cell office:value-type="float" office:value="290.320401497106">
            <text:p>290.3204014971</text:p>
          </table:table-cell>
          <table:table-cell office:value-type="string">
            <text:p>20 ♑ 19' 15"</text:p>
          </table:table-cell>
          <table:table-cell office:value-type="string">
            <text:p>20 ♑ 19' 13"</text:p>
          </table:table-cell>
          <table:table-cell office:value-type="float" office:value="12.1199248714295">
            <text:p>12.1199248714</text:p>
          </table:table-cell>
          <table:table-cell office:value-type="float" office:value="1.01934467833691">
            <text:p>1.0193446783</text:p>
          </table:table-cell>
          <table:table-cell office:value-type="float" office:value="267.45888785028">
            <text:p>267.4588878503</text:p>
          </table:table-cell>
          <table:table-cell office:value-type="float" office:value="267.458299982477">
            <text:p>267.4582999825</text:p>
          </table:table-cell>
          <table:table-cell office:value-type="string">
            <text:p>27 ♐ 27' 31"</text:p>
          </table:table-cell>
          <table:table-cell office:value-type="string">
            <text:p>27 ♐ 27' 29"</text:p>
          </table:table-cell>
          <table:table-cell office:value-type="float" office:value="12.1198920173201">
            <text:p>12.1198920173</text:p>
          </table:table-cell>
          <table:table-cell office:value-type="float" office:value="1.01931211008078">
            <text:p>1.0193121101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623.841875">
            <text:p>2425623.841875</text:p>
          </table:table-cell>
          <table:table-cell office:value-type="string">
            <text:p>1929-01-12 03:12:18.281250 EST-0500</text:p>
          </table:table-cell>
          <table:table-cell office:value-type="float" office:value="0">
            <text:p>0</text:p>
          </table:table-cell>
          <table:table-cell office:value-type="float" office:value="306.480463961458">
            <text:p>306.4804639615</text:p>
          </table:table-cell>
          <table:table-cell office:value-type="float" office:value="306.479270534983">
            <text:p>306.479270535</text:p>
          </table:table-cell>
          <table:table-cell office:value-type="string">
            <text:p><text:s/>6 ♒ 28' 49"</text:p>
          </table:table-cell>
          <table:table-cell office:value-type="string">
            <text:p><text:s/>6 ♒ 28' 45"</text:p>
          </table:table-cell>
          <table:table-cell office:value-type="float" office:value="12.3350574569682">
            <text:p>12.335057457</text:p>
          </table:table-cell>
          <table:table-cell office:value-type="float" office:value="1.59052993728486">
            <text:p>1.5905299373</text:p>
          </table:table-cell>
          <table:table-cell office:value-type="float" office:value="283.618275648346">
            <text:p>283.6182756483</text:p>
          </table:table-cell>
          <table:table-cell office:value-type="float" office:value="283.617082221871">
            <text:p>283.6170822219</text:p>
          </table:table-cell>
          <table:table-cell office:value-type="string">
            <text:p>13 ♑ 37' 05"</text:p>
          </table:table-cell>
          <table:table-cell office:value-type="string">
            <text:p>13 ♑ 37' 01"</text:p>
          </table:table-cell>
          <table:table-cell office:value-type="float" office:value="12.3350353952591">
            <text:p>12.3350353953</text:p>
          </table:table-cell>
          <table:table-cell office:value-type="float" office:value="1.59050839295489">
            <text:p>1.590508393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626.48347222">
            <text:p>2425626.48347222</text:p>
          </table:table-cell>
          <table:table-cell office:value-type="string">
            <text:p>1929-01-14 18:36:12.656250 EST-0500</text:p>
          </table:table-cell>
          <table:table-cell office:value-type="float" office:value="0">
            <text:p>0</text:p>
          </table:table-cell>
          <table:table-cell office:value-type="float" office:value="339.694349214051">
            <text:p>339.6943492141</text:p>
          </table:table-cell>
          <table:table-cell office:value-type="float" office:value="339.693560412299">
            <text:p>339.6935604123</text:p>
          </table:table-cell>
          <table:table-cell office:value-type="string">
            <text:p><text:s/>9 ♓ 41' 39"</text:p>
          </table:table-cell>
          <table:table-cell office:value-type="string">
            <text:p><text:s/>9 ♓ 41' 36"</text:p>
          </table:table-cell>
          <table:table-cell office:value-type="float" office:value="12.8256306549173">
            <text:p>12.8256306549</text:p>
          </table:table-cell>
          <table:table-cell office:value-type="float" office:value="1.12916822195993">
            <text:p>1.129168222</text:p>
          </table:table-cell>
          <table:table-cell office:value-type="float" office:value="316.832045766761">
            <text:p>316.8320457668</text:p>
          </table:table-cell>
          <table:table-cell office:value-type="float" office:value="316.831256965009">
            <text:p>316.831256965</text:p>
          </table:table-cell>
          <table:table-cell office:value-type="string">
            <text:p>16 ♒ 49' 55"</text:p>
          </table:table-cell>
          <table:table-cell office:value-type="string">
            <text:p>16 ♒ 49' 52"</text:p>
          </table:table-cell>
          <table:table-cell office:value-type="float" office:value="12.8256396502646">
            <text:p>12.8256396503</text:p>
          </table:table-cell>
          <table:table-cell office:value-type="float" office:value="1.12917829850069">
            <text:p>1.1291782985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628.34846065">
            <text:p>2425628.34846065</text:p>
          </table:table-cell>
          <table:table-cell office:value-type="string">
            <text:p>1929-01-16 15:21:47.812500 EST-0500</text:p>
          </table:table-cell>
          <table:table-cell office:value-type="float" office:value="0">
            <text:p>0</text:p>
          </table:table-cell>
          <table:table-cell office:value-type="float" office:value="3.99016223970382">
            <text:p>3.9901622397</text:p>
          </table:table-cell>
          <table:table-cell office:value-type="float" office:value="3.98891554460006">
            <text:p>3.9889155446</text:p>
          </table:table-cell>
          <table:table-cell office:value-type="string">
            <text:p><text:s/>3 ♈ 59' 24"</text:p>
          </table:table-cell>
          <table:table-cell office:value-type="string">
            <text:p><text:s/>3 ♈ 59' 20"</text:p>
          </table:table-cell>
          <table:table-cell office:value-type="float" office:value="13.242433933007">
            <text:p>13.242433933</text:p>
          </table:table-cell>
          <table:table-cell office:value-type="float" office:value="0.0289904105905593">
            <text:p>0.0289904106</text:p>
          </table:table-cell>
          <table:table-cell office:value-type="float" office:value="341.127819985853">
            <text:p>341.1278199859</text:p>
          </table:table-cell>
          <table:table-cell office:value-type="float" office:value="341.126573290749">
            <text:p>341.1265732908</text:p>
          </table:table-cell>
          <table:table-cell office:value-type="string">
            <text:p>11 ♓ 07' 40"</text:p>
          </table:table-cell>
          <table:table-cell office:value-type="string">
            <text:p>11 ♓ 07' 35"</text:p>
          </table:table-cell>
          <table:table-cell office:value-type="float" office:value="13.2424548394564">
            <text:p>13.2424548395</text:p>
          </table:table-cell>
          <table:table-cell office:value-type="float" office:value="0.0290117322309091">
            <text:p>0.0290117322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630.37800926">
            <text:p>2425630.37800926</text:p>
          </table:table-cell>
          <table:table-cell office:value-type="string">
            <text:p>1929-01-18 16:04:20.156250 EST-0500</text:p>
          </table:table-cell>
          <table:table-cell office:value-type="float" office:value="0">
            <text:p>0</text:p>
          </table:table-cell>
          <table:table-cell office:value-type="float" office:value="31.4117459670173">
            <text:p>31.411745967</text:p>
          </table:table-cell>
          <table:table-cell office:value-type="float" office:value="31.4105018672546">
            <text:p>31.4105018673</text:p>
          </table:table-cell>
          <table:table-cell office:value-type="string">
            <text:p><text:s/>1 ♉ 24' 42"</text:p>
          </table:table-cell>
          <table:table-cell office:value-type="string">
            <text:p><text:s/>1 ♉ 24' 37"</text:p>
          </table:table-cell>
          <table:table-cell office:value-type="float" office:value="13.7973452893489">
            <text:p>13.7973452893</text:p>
          </table:table-cell>
          <table:table-cell office:value-type="float" office:value="0.0800188981343016">
            <text:p>0.0800188981</text:p>
          </table:table-cell>
          <table:table-cell office:value-type="float" office:value="8.54936040491183">
            <text:p>8.5493604049</text:p>
          </table:table-cell>
          <table:table-cell office:value-type="float" office:value="8.54811630514908">
            <text:p>8.5481163051</text:p>
          </table:table-cell>
          <table:table-cell office:value-type="string">
            <text:p><text:s/>8 ♈ 32' 57"</text:p>
          </table:table-cell>
          <table:table-cell office:value-type="string">
            <text:p><text:s/>8 ♈ 32' 53"</text:p>
          </table:table-cell>
          <table:table-cell office:value-type="float" office:value="13.7973529024727">
            <text:p>13.7973529025</text:p>
          </table:table-cell>
          <table:table-cell office:value-type="float" office:value="0.0800264133050133">
            <text:p>0.0800264133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633.85554398">
            <text:p>2425633.85554398</text:p>
          </table:table-cell>
          <table:table-cell office:value-type="string">
            <text:p>1929-01-22 03:31:59.531250 EST-0500</text:p>
          </table:table-cell>
          <table:table-cell office:value-type="float" office:value="0">
            <text:p>0</text:p>
          </table:table-cell>
          <table:table-cell office:value-type="float" office:value="81.160093886309">
            <text:p>81.1600938863</text:p>
          </table:table-cell>
          <table:table-cell office:value-type="float" office:value="81.1583347643153">
            <text:p>81.1583347643</text:p>
          </table:table-cell>
          <table:table-cell office:value-type="string">
            <text:p>21 ♊ 09' 36"</text:p>
          </table:table-cell>
          <table:table-cell office:value-type="string">
            <text:p>21 ♊ 09' 30"</text:p>
          </table:table-cell>
          <table:table-cell office:value-type="float" office:value="14.7522443572421">
            <text:p>14.7522443572</text:p>
          </table:table-cell>
          <table:table-cell office:value-type="float" office:value="-0.0668182918046551">
            <text:p>-0.0668182918</text:p>
          </table:table-cell>
          <table:table-cell office:value-type="float" office:value="58.2974967538865">
            <text:p>58.2974967539</text:p>
          </table:table-cell>
          <table:table-cell office:value-type="float" office:value="58.2957376318928">
            <text:p>58.2957376319</text:p>
          </table:table-cell>
          <table:table-cell office:value-type="string">
            <text:p>28 ♉ 17' 50"</text:p>
          </table:table-cell>
          <table:table-cell office:value-type="string">
            <text:p>28 ♉ 17' 44"</text:p>
          </table:table-cell>
          <table:table-cell office:value-type="float" office:value="14.7521944899455">
            <text:p>14.7521944899</text:p>
          </table:table-cell>
          <table:table-cell office:value-type="float" office:value="-0.0668681594121494">
            <text:p>-0.0668681594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647.90827546">
            <text:p>2425647.90827546</text:p>
          </table:table-cell>
          <table:table-cell office:value-type="string">
            <text:p>1929-02-05 04:47:55.781250 EST-0500</text:p>
          </table:table-cell>
          <table:table-cell office:value-type="float" office:value="0">
            <text:p>0</text:p>
          </table:table-cell>
          <table:table-cell office:value-type="float" office:value="267.42635080072">
            <text:p>267.4263508007</text:p>
          </table:table-cell>
          <table:table-cell office:value-type="float" office:value="267.42465303443">
            <text:p>267.4246530344</text:p>
          </table:table-cell>
          <table:table-cell office:value-type="string">
            <text:p>27 ♐ 25' 34"</text:p>
          </table:table-cell>
          <table:table-cell office:value-type="string">
            <text:p>27 ♐ 25' 28"</text:p>
          </table:table-cell>
          <table:table-cell office:value-type="float" office:value="11.8558294697121">
            <text:p>11.8558294697</text:p>
          </table:table-cell>
          <table:table-cell office:value-type="float" office:value="0.090867892249333">
            <text:p>0.0908678922</text:p>
          </table:table-cell>
          <table:table-cell office:value-type="float" office:value="244.563113805671">
            <text:p>244.5631138057</text:p>
          </table:table-cell>
          <table:table-cell office:value-type="float" office:value="244.561416039381">
            <text:p>244.5614160394</text:p>
          </table:table-cell>
          <table:table-cell office:value-type="string">
            <text:p><text:s/>4 ♐ 33' 47"</text:p>
          </table:table-cell>
          <table:table-cell office:value-type="string">
            <text:p><text:s/>4 ♐ 33' 41"</text:p>
          </table:table-cell>
          <table:table-cell office:value-type="float" office:value="11.8558043831034">
            <text:p>11.8558043831</text:p>
          </table:table-cell>
          <table:table-cell office:value-type="float" office:value="0.0908427927821253">
            <text:p>0.090842792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649.64949074">
            <text:p>2425649.64949074</text:p>
          </table:table-cell>
          <table:table-cell office:value-type="string">
            <text:p>1929-02-06 22:35:16.406250 EST-0500</text:p>
          </table:table-cell>
          <table:table-cell office:value-type="float" office:value="0">
            <text:p>0</text:p>
          </table:table-cell>
          <table:table-cell office:value-type="float" office:value="317.896058039929">
            <text:p>317.8960580399</text:p>
          </table:table-cell>
          <table:table-cell office:value-type="float" office:value="317.896395378177">
            <text:p>317.8963953782</text:p>
          </table:table-cell>
          <table:table-cell office:value-type="string">
            <text:p>17 ♒ 53' 45"</text:p>
          </table:table-cell>
          <table:table-cell office:value-type="string">
            <text:p>17 ♒ 53' 47"</text:p>
          </table:table-cell>
          <table:table-cell office:value-type="float" office:value="-1.19435050027731">
            <text:p>-1.1943505003</text:p>
          </table:table-cell>
          <table:table-cell office:value-type="float" office:value="1.01320281805617">
            <text:p>1.0132028181</text:p>
          </table:table-cell>
          <table:table-cell office:value-type="float" office:value="295.032711102109">
            <text:p>295.0327111021</text:p>
          </table:table-cell>
          <table:table-cell office:value-type="float" office:value="295.033048440357">
            <text:p>295.0330484404</text:p>
          </table:table-cell>
          <table:table-cell office:value-type="string">
            <text:p>25 ♑ 01' 57"</text:p>
          </table:table-cell>
          <table:table-cell office:value-type="string">
            <text:p>25 ♑ 01' 58"</text:p>
          </table:table-cell>
          <table:table-cell office:value-type="float" office:value="-1.19437234748364">
            <text:p>-1.1943723475</text:p>
          </table:table-cell>
          <table:table-cell office:value-type="float" office:value="1.01318035670273">
            <text:p>1.0131803567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5649.7315162">
            <text:p>2425649.7315162</text:p>
          </table:table-cell>
          <table:table-cell office:value-type="string">
            <text:p>1929-02-07 00:33:23.906250 EST-0500</text:p>
          </table:table-cell>
          <table:table-cell office:value-type="float" office:value="0">
            <text:p>0</text:p>
          </table:table-cell>
          <table:table-cell office:value-type="float" office:value="4.76710845105342">
            <text:p>4.7671084511</text:p>
          </table:table-cell>
          <table:table-cell office:value-type="float" office:value="4.76702607539703">
            <text:p>4.7670260754</text:p>
          </table:table-cell>
          <table:table-cell table:number-columns-repeated="2" office:value-type="string">
            <text:p><text:s/>4 ♈ 46' 01"</text:p>
          </table:table-cell>
          <table:table-cell office:value-type="float" office:value="1.01473462379581">
            <text:p>1.0147346238</text:p>
          </table:table-cell>
          <table:table-cell office:value-type="float" office:value="0.0431302289918385">
            <text:p>0.043130229</text:p>
          </table:table-cell>
          <table:table-cell office:value-type="float" office:value="341.903756553437">
            <text:p>341.9037565534</text:p>
          </table:table-cell>
          <table:table-cell office:value-type="float" office:value="341.903674177781">
            <text:p>341.9036741778</text:p>
          </table:table-cell>
          <table:table-cell table:number-columns-repeated="2" office:value-type="string">
            <text:p>11 ♓ 54' 13"</text:p>
          </table:table-cell>
          <table:table-cell office:value-type="float" office:value="1.01471285951693">
            <text:p>1.0147128595</text:p>
          </table:table-cell>
          <table:table-cell office:value-type="float" office:value="0.043108065929278">
            <text:p>0.0431080659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651.83430556">
            <text:p>2425651.83430556</text:p>
          </table:table-cell>
          <table:table-cell office:value-type="string">
            <text:p>1929-02-09 03:01:24.375000 EST-0500</text:p>
          </table:table-cell>
          <table:table-cell office:value-type="float" office:value="0">
            <text:p>0</text:p>
          </table:table-cell>
          <table:table-cell office:value-type="float" office:value="315.303287577367">
            <text:p>315.3032875774</text:p>
          </table:table-cell>
          <table:table-cell office:value-type="float" office:value="315.300604136881">
            <text:p>315.3006041369</text:p>
          </table:table-cell>
          <table:table-cell office:value-type="string">
            <text:p>15 ♒ 18' 11"</text:p>
          </table:table-cell>
          <table:table-cell office:value-type="string">
            <text:p>15 ♒ 18' 02"</text:p>
          </table:table-cell>
          <table:table-cell office:value-type="float" office:value="12.6106050747652">
            <text:p>12.6106050748</text:p>
          </table:table-cell>
          <table:table-cell office:value-type="float" office:value="-1.15667262755736">
            <text:p>-1.1566726276</text:p>
          </table:table-cell>
          <table:table-cell office:value-type="float" office:value="292.439827933992">
            <text:p>292.439827934</text:p>
          </table:table-cell>
          <table:table-cell office:value-type="float" office:value="292.437144493506">
            <text:p>292.4371444935</text:p>
          </table:table-cell>
          <table:table-cell office:value-type="string">
            <text:p>22 ♑ 26' 23"</text:p>
          </table:table-cell>
          <table:table-cell office:value-type="string">
            <text:p>22 ♑ 26' 13"</text:p>
          </table:table-cell>
          <table:table-cell office:value-type="float" office:value="12.6106022921277">
            <text:p>12.6106022921</text:p>
          </table:table-cell>
          <table:table-cell office:value-type="float" office:value="-1.15667325139473">
            <text:p>-1.1566732514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652.2471412">
            <text:p>2425652.2471412</text:p>
          </table:table-cell>
          <table:table-cell office:value-type="string">
            <text:p>1929-02-09 12:55:53.906250 EST-0500</text:p>
          </table:table-cell>
          <table:table-cell office:value-type="float" office:value="0">
            <text:p>0</text:p>
          </table:table-cell>
          <table:table-cell office:value-type="float" office:value="320.528765397001">
            <text:p>320.528765397</text:p>
          </table:table-cell>
          <table:table-cell office:value-type="float" office:value="320.527198753989">
            <text:p>320.527198754</text:p>
          </table:table-cell>
          <table:table-cell office:value-type="string">
            <text:p>20 ♒ 31' 43"</text:p>
          </table:table-cell>
          <table:table-cell office:value-type="string">
            <text:p>20 ♒ 31' 37"</text:p>
          </table:table-cell>
          <table:table-cell office:value-type="float" office:value="12.7042583790804">
            <text:p>12.7042583791</text:p>
          </table:table-cell>
          <table:table-cell office:value-type="float" office:value="1.01229393181537">
            <text:p>1.0122939318</text:p>
          </table:table-cell>
          <table:table-cell office:value-type="float" office:value="297.665290424116">
            <text:p>297.6652904241</text:p>
          </table:table-cell>
          <table:table-cell office:value-type="float" office:value="297.663723781104">
            <text:p>297.6637237811</text:p>
          </table:table-cell>
          <table:table-cell office:value-type="string">
            <text:p>27 ♑ 39' 55"</text:p>
          </table:table-cell>
          <table:table-cell office:value-type="string">
            <text:p>27 ♑ 39' 49"</text:p>
          </table:table-cell>
          <table:table-cell office:value-type="float" office:value="12.7042607843821">
            <text:p>12.7042607844</text:p>
          </table:table-cell>
          <table:table-cell office:value-type="float" office:value="1.01229771137174">
            <text:p>1.0122977114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655.65534722">
            <text:p>2425655.65534722</text:p>
          </table:table-cell>
          <table:table-cell office:value-type="string">
            <text:p>1929-02-12 22:43:42.656250 EST-0500</text:p>
          </table:table-cell>
          <table:table-cell office:value-type="float" office:value="0">
            <text:p>0</text:p>
          </table:table-cell>
          <table:table-cell office:value-type="float" office:value="5.03221636661857">
            <text:p>5.0322163666</text:p>
          </table:table-cell>
          <table:table-cell office:value-type="float" office:value="5.03187034511039">
            <text:p>5.0318703451</text:p>
          </table:table-cell>
          <table:table-cell office:value-type="string">
            <text:p><text:s/>5 ♈ 01' 55"</text:p>
          </table:table-cell>
          <table:table-cell office:value-type="string">
            <text:p><text:s/>5 ♈ 01' 54"</text:p>
          </table:table-cell>
          <table:table-cell office:value-type="float" office:value="13.3758882693723">
            <text:p>13.3758882694</text:p>
          </table:table-cell>
          <table:table-cell office:value-type="float" office:value="0.0462267759310068">
            <text:p>0.0462267759</text:p>
          </table:table-cell>
          <table:table-cell office:value-type="float" office:value="342.168688028616">
            <text:p>342.1686880286</text:p>
          </table:table-cell>
          <table:table-cell office:value-type="float" office:value="342.168342007108">
            <text:p>342.1683420071</text:p>
          </table:table-cell>
          <table:table-cell office:value-type="string">
            <text:p>12 ♓ 10' 07"</text:p>
          </table:table-cell>
          <table:table-cell office:value-type="string">
            <text:p>12 ♓ 10' 06"</text:p>
          </table:table-cell>
          <table:table-cell office:value-type="float" office:value="13.3759213570866">
            <text:p>13.3759213571</text:p>
          </table:table-cell>
          <table:table-cell office:value-type="float" office:value="0.0462602505606914">
            <text:p>0.0462602506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656.10677083">
            <text:p>2425656.10677083</text:p>
          </table:table-cell>
          <table:table-cell office:value-type="string">
            <text:p>1929-02-13 09:33:45.000000 EST-0500</text:p>
          </table:table-cell>
          <table:table-cell office:value-type="float" office:value="0">
            <text:p>0</text:p>
          </table:table-cell>
          <table:table-cell office:value-type="float" office:value="11.0872814772569">
            <text:p>11.0872814773</text:p>
          </table:table-cell>
          <table:table-cell office:value-type="float" office:value="11.085410890667">
            <text:p>11.0854108907</text:p>
          </table:table-cell>
          <table:table-cell office:value-type="string">
            <text:p>11 ♈ 05' 14"</text:p>
          </table:table-cell>
          <table:table-cell office:value-type="string">
            <text:p>11 ♈ 05' 07"</text:p>
          </table:table-cell>
          <table:table-cell office:value-type="float" office:value="13.4502848890203">
            <text:p>13.450284889</text:p>
          </table:table-cell>
          <table:table-cell office:value-type="float" office:value="0.965521082223441">
            <text:p>0.9655210822</text:p>
          </table:table-cell>
          <table:table-cell office:value-type="float" office:value="348.223750888523">
            <text:p>348.2237508885</text:p>
          </table:table-cell>
          <table:table-cell office:value-type="float" office:value="348.221880301933">
            <text:p>348.2218803019</text:p>
          </table:table-cell>
          <table:table-cell office:value-type="string">
            <text:p>18 ♓ 13' 25"</text:p>
          </table:table-cell>
          <table:table-cell office:value-type="string">
            <text:p>18 ♓ 13' 18"</text:p>
          </table:table-cell>
          <table:table-cell office:value-type="float" office:value="13.4503173426922">
            <text:p>13.4503173427</text:p>
          </table:table-cell>
          <table:table-cell office:value-type="float" office:value="0.965553883305042">
            <text:p>0.9655538833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657.84114583">
            <text:p>2425657.84114583</text:p>
          </table:table-cell>
          <table:table-cell office:value-type="string">
            <text:p>1929-02-15 03:11:15.000000 EST-0500</text:p>
          </table:table-cell>
          <table:table-cell office:value-type="float" office:value="0">
            <text:p>0</text:p>
          </table:table-cell>
          <table:table-cell office:value-type="float" office:value="34.6554728582913">
            <text:p>34.6554728583</text:p>
          </table:table-cell>
          <table:table-cell office:value-type="float" office:value="34.6541965981193">
            <text:p>34.6541965981</text:p>
          </table:table-cell>
          <table:table-cell office:value-type="string">
            <text:p><text:s/>4 ♉ 39' 19"</text:p>
          </table:table-cell>
          <table:table-cell office:value-type="string">
            <text:p><text:s/>4 ♉ 39' 15"</text:p>
          </table:table-cell>
          <table:table-cell office:value-type="float" office:value="13.7268557708941">
            <text:p>13.7268557709</text:p>
          </table:table-cell>
          <table:table-cell office:value-type="float" office:value="0.152259892490521">
            <text:p>0.1522598925</text:p>
          </table:table-cell>
          <table:table-cell office:value-type="float" office:value="11.7919211234171">
            <text:p>11.7919211234</text:p>
          </table:table-cell>
          <table:table-cell office:value-type="float" office:value="11.7906448632451">
            <text:p>11.7906448632</text:p>
          </table:table-cell>
          <table:table-cell office:value-type="string">
            <text:p>11 ♈ 47' 30"</text:p>
          </table:table-cell>
          <table:table-cell office:value-type="string">
            <text:p>11 ♈ 47' 26"</text:p>
          </table:table-cell>
          <table:table-cell office:value-type="float" office:value="13.7268720652006">
            <text:p>13.7268720652</text:p>
          </table:table-cell>
          <table:table-cell office:value-type="float" office:value="0.152276117240846">
            <text:p>0.1522761172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661.34895833">
            <text:p>2425661.34895833</text:p>
          </table:table-cell>
          <table:table-cell office:value-type="string">
            <text:p>1929-02-18 15:22:30.000000 EST-0500</text:p>
          </table:table-cell>
          <table:table-cell office:value-type="float" office:value="0">
            <text:p>0</text:p>
          </table:table-cell>
          <table:table-cell office:value-type="float" office:value="83.8117923665555">
            <text:p>83.8117923666</text:p>
          </table:table-cell>
          <table:table-cell office:value-type="float" office:value="83.8101451260265">
            <text:p>83.810145126</text:p>
          </table:table-cell>
          <table:table-cell office:value-type="string">
            <text:p>23 ♊ 48' 42"</text:p>
          </table:table-cell>
          <table:table-cell office:value-type="string">
            <text:p>23 ♊ 48' 36"</text:p>
          </table:table-cell>
          <table:table-cell office:value-type="float" office:value="14.2898785180535">
            <text:p>14.2898785181</text:p>
          </table:table-cell>
          <table:table-cell office:value-type="float" office:value="0.236435701005582">
            <text:p>0.236435701</text:p>
          </table:table-cell>
          <table:table-cell office:value-type="float" office:value="60.948063479324">
            <text:p>60.9480634793</text:p>
          </table:table-cell>
          <table:table-cell office:value-type="float" office:value="60.946416238795">
            <text:p>60.9464162388</text:p>
          </table:table-cell>
          <table:table-cell office:value-type="string">
            <text:p><text:s/>0 ♊ 56' 53"</text:p>
          </table:table-cell>
          <table:table-cell office:value-type="string">
            <text:p><text:s/>0 ♊ 56' 47"</text:p>
          </table:table-cell>
          <table:table-cell office:value-type="float" office:value="14.2898427724488">
            <text:p>14.2898427724</text:p>
          </table:table-cell>
          <table:table-cell office:value-type="float" office:value="0.236399956691093">
            <text:p>0.2363999567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675.4112037">
            <text:p>2425675.4112037</text:p>
          </table:table-cell>
          <table:table-cell office:value-type="string">
            <text:p>1929-03-04 16:52:08.906250 EST-0500</text:p>
          </table:table-cell>
          <table:table-cell office:value-type="float" office:value="0">
            <text:p>0</text:p>
          </table:table-cell>
          <table:table-cell office:value-type="float" office:value="269.482971306088">
            <text:p>269.4829713061</text:p>
          </table:table-cell>
          <table:table-cell office:value-type="float" office:value="269.481038425247">
            <text:p>269.4810384252</text:p>
          </table:table-cell>
          <table:table-cell office:value-type="string">
            <text:p>29 ♐ 28' 58"</text:p>
          </table:table-cell>
          <table:table-cell office:value-type="string">
            <text:p>29 ♐ 28' 51"</text:p>
          </table:table-cell>
          <table:table-cell office:value-type="float" office:value="11.8420757343193">
            <text:p>11.8420757343</text:p>
          </table:table-cell>
          <table:table-cell office:value-type="float" office:value="0.0568396293944039">
            <text:p>0.0568396294</text:p>
          </table:table-cell>
          <table:table-cell office:value-type="float" office:value="246.618771047332">
            <text:p>246.6187710473</text:p>
          </table:table-cell>
          <table:table-cell office:value-type="float" office:value="246.616838166492">
            <text:p>246.6168381665</text:p>
          </table:table-cell>
          <table:table-cell office:value-type="string">
            <text:p><text:s/>6 ♐ 37' 07"</text:p>
          </table:table-cell>
          <table:table-cell office:value-type="string">
            <text:p><text:s/>6 ♐ 37' 00"</text:p>
          </table:table-cell>
          <table:table-cell office:value-type="float" office:value="11.8420604485404">
            <text:p>11.8420604485</text:p>
          </table:table-cell>
          <table:table-cell office:value-type="float" office:value="0.0568243419589926">
            <text:p>0.056824342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679.64045139">
            <text:p>2425679.64045139</text:p>
          </table:table-cell>
          <table:table-cell office:value-type="string">
            <text:p>1929-03-08 22:22:15.937500 EST-0500</text:p>
          </table:table-cell>
          <table:table-cell office:value-type="float" office:value="0">
            <text:p>0</text:p>
          </table:table-cell>
          <table:table-cell office:value-type="float" office:value="321.219391571173">
            <text:p>321.2193915712</text:p>
          </table:table-cell>
          <table:table-cell office:value-type="float" office:value="321.217531477606">
            <text:p>321.2175314776</text:p>
          </table:table-cell>
          <table:table-cell office:value-type="string">
            <text:p>21 ♒ 13' 09"</text:p>
          </table:table-cell>
          <table:table-cell office:value-type="string">
            <text:p>21 ♒ 13' 03"</text:p>
          </table:table-cell>
          <table:table-cell office:value-type="float" office:value="12.7801881700097">
            <text:p>12.78018817</text:p>
          </table:table-cell>
          <table:table-cell office:value-type="float" office:value="1.16601709888784">
            <text:p>1.1660170989</text:p>
          </table:table-cell>
          <table:table-cell office:value-type="float" office:value="298.355003087249">
            <text:p>298.3550030873</text:p>
          </table:table-cell>
          <table:table-cell office:value-type="float" office:value="298.353142993682">
            <text:p>298.3531429937</text:p>
          </table:table-cell>
          <table:table-cell office:value-type="string">
            <text:p>28 ♑ 21' 18"</text:p>
          </table:table-cell>
          <table:table-cell office:value-type="string">
            <text:p>28 ♑ 21' 11"</text:p>
          </table:table-cell>
          <table:table-cell office:value-type="float" office:value="12.7802005877154">
            <text:p>12.7802005877</text:p>
          </table:table-cell>
          <table:table-cell office:value-type="float" office:value="1.16603046380007">
            <text:p>1.1660304638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681.85920139">
            <text:p>2425681.85920139</text:p>
          </table:table-cell>
          <table:table-cell office:value-type="string">
            <text:p>1929-03-11 03:37:15.937500 EST-0500</text:p>
          </table:table-cell>
          <table:table-cell office:value-type="float" office:value="0">
            <text:p>0</text:p>
          </table:table-cell>
          <table:table-cell office:value-type="float" office:value="350.301288379365">
            <text:p>350.3012883794</text:p>
          </table:table-cell>
          <table:table-cell office:value-type="float" office:value="350.30025440758">
            <text:p>350.3002544076</text:p>
          </table:table-cell>
          <table:table-cell office:value-type="string">
            <text:p>20 ♓ 18' 04"</text:p>
          </table:table-cell>
          <table:table-cell office:value-type="string">
            <text:p>20 ♓ 18' 00"</text:p>
          </table:table-cell>
          <table:table-cell office:value-type="float" office:value="13.4171258105049">
            <text:p>13.4171258105</text:p>
          </table:table-cell>
          <table:table-cell office:value-type="float" office:value="0.998481780754115">
            <text:p>0.9984817808</text:p>
          </table:table-cell>
          <table:table-cell office:value-type="float" office:value="327.436875293474">
            <text:p>327.4368752935</text:p>
          </table:table-cell>
          <table:table-cell office:value-type="float" office:value="327.435841321689">
            <text:p>327.4358413217</text:p>
          </table:table-cell>
          <table:table-cell office:value-type="string">
            <text:p>27 ♒ 26' 12"</text:p>
          </table:table-cell>
          <table:table-cell office:value-type="string">
            <text:p>27 ♒ 26' 09"</text:p>
          </table:table-cell>
          <table:table-cell office:value-type="float" office:value="13.4171635046569">
            <text:p>13.4171635047</text:p>
          </table:table-cell>
          <table:table-cell office:value-type="float" office:value="0.998520287130298">
            <text:p>0.9985202871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683.05012731">
            <text:p>2425683.05012731</text:p>
          </table:table-cell>
          <table:table-cell office:value-type="string">
            <text:p>1929-03-12 08:12:11.250000 EST-0500</text:p>
          </table:table-cell>
          <table:table-cell office:value-type="float" office:value="0">
            <text:p>0</text:p>
          </table:table-cell>
          <table:table-cell office:value-type="float" office:value="6.44803696897975">
            <text:p>6.448036969</text:p>
          </table:table-cell>
          <table:table-cell office:value-type="float" office:value="6.44743404797336">
            <text:p>6.447434048</text:p>
          </table:table-cell>
          <table:table-cell office:value-type="string">
            <text:p><text:s/>6 ♈ 26' 52"</text:p>
          </table:table-cell>
          <table:table-cell office:value-type="string">
            <text:p><text:s/>6 ♈ 26' 50"</text:p>
          </table:table-cell>
          <table:table-cell office:value-type="float" office:value="13.6875509115649">
            <text:p>13.6875509116</text:p>
          </table:table-cell>
          <table:table-cell office:value-type="float" office:value="0.0556653177349751">
            <text:p>0.0556653177</text:p>
          </table:table-cell>
          <table:table-cell office:value-type="float" office:value="343.583627328479">
            <text:p>343.5836273285</text:p>
          </table:table-cell>
          <table:table-cell office:value-type="float" office:value="343.583024407473">
            <text:p>343.5830244075</text:p>
          </table:table-cell>
          <table:table-cell office:value-type="string">
            <text:p>13 ♓ 35' 01"</text:p>
          </table:table-cell>
          <table:table-cell office:value-type="string">
            <text:p>13 ♓ 34' 58"</text:p>
          </table:table-cell>
          <table:table-cell office:value-type="float" office:value="13.6875928001543">
            <text:p>13.6875928002</text:p>
          </table:table-cell>
          <table:table-cell office:value-type="float" office:value="0.055707328400339">
            <text:p>0.0557073284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685.01667824">
            <text:p>2425685.01667824</text:p>
          </table:table-cell>
          <table:table-cell office:value-type="string">
            <text:p>1929-03-14 07:24:01.406250 EST-0500</text:p>
          </table:table-cell>
          <table:table-cell office:value-type="float" office:value="0">
            <text:p>0</text:p>
          </table:table-cell>
          <table:table-cell office:value-type="float" office:value="33.6789772311355">
            <text:p>33.6789772311</text:p>
          </table:table-cell>
          <table:table-cell office:value-type="float" office:value="33.6766914703997">
            <text:p>33.6766914704</text:p>
          </table:table-cell>
          <table:table-cell office:value-type="string">
            <text:p><text:s/>3 ♉ 40' 44"</text:p>
          </table:table-cell>
          <table:table-cell office:value-type="string">
            <text:p><text:s/>3 ♉ 40' 36"</text:p>
          </table:table-cell>
          <table:table-cell office:value-type="float" office:value="13.9736488092674">
            <text:p>13.9736488093</text:p>
          </table:table-cell>
          <table:table-cell office:value-type="float" office:value="0.519641989768977">
            <text:p>0.5196419898</text:p>
          </table:table-cell>
          <table:table-cell office:value-type="float" office:value="10.8145622080805">
            <text:p>10.8145622081</text:p>
          </table:table-cell>
          <table:table-cell office:value-type="float" office:value="10.8122764473447">
            <text:p>10.8122764473</text:p>
          </table:table-cell>
          <table:table-cell office:value-type="string">
            <text:p>10 ♈ 48' 52"</text:p>
          </table:table-cell>
          <table:table-cell office:value-type="string">
            <text:p>10 ♈ 48' 44"</text:p>
          </table:table-cell>
          <table:table-cell office:value-type="float" office:value="13.9736733531255">
            <text:p>13.9736733531</text:p>
          </table:table-cell>
          <table:table-cell office:value-type="float" office:value="0.519665485660024">
            <text:p>0.5196654857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685.43806713">
            <text:p>2425685.43806713</text:p>
          </table:table-cell>
          <table:table-cell office:value-type="string">
            <text:p>1929-03-14 17:30:49.218750 EST-0500</text:p>
          </table:table-cell>
          <table:table-cell office:value-type="float" office:value="0">
            <text:p>0</text:p>
          </table:table-cell>
          <table:table-cell office:value-type="float" office:value="39.5754375358805">
            <text:p>39.5754375359</text:p>
          </table:table-cell>
          <table:table-cell office:value-type="float" office:value="39.5724190765013">
            <text:p>39.5724190765</text:p>
          </table:table-cell>
          <table:table-cell office:value-type="string">
            <text:p><text:s/>9 ♉ 34' 31"</text:p>
          </table:table-cell>
          <table:table-cell office:value-type="string">
            <text:p><text:s/>9 ♉ 34' 20"</text:p>
          </table:table-cell>
          <table:table-cell office:value-type="float" office:value="14.0109715398465">
            <text:p>14.0109715398</text:p>
          </table:table-cell>
          <table:table-cell office:value-type="float" office:value="0.20039831479757">
            <text:p>0.2003983148</text:p>
          </table:table-cell>
          <table:table-cell office:value-type="float" office:value="16.7110152130114">
            <text:p>16.711015213</text:p>
          </table:table-cell>
          <table:table-cell office:value-type="float" office:value="16.7079967536322">
            <text:p>16.7079967536</text:p>
          </table:table-cell>
          <table:table-cell office:value-type="string">
            <text:p>16 ♈ 42' 39"</text:p>
          </table:table-cell>
          <table:table-cell office:value-type="string">
            <text:p>16 ♈ 42' 28"</text:p>
          </table:table-cell>
          <table:table-cell office:value-type="float" office:value="14.0109891381135">
            <text:p>14.0109891381</text:p>
          </table:table-cell>
          <table:table-cell office:value-type="float" office:value="0.200415871719269">
            <text:p>0.2004158717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689.22981481">
            <text:p>2425689.22981481</text:p>
          </table:table-cell>
          <table:table-cell office:value-type="string">
            <text:p>1929-03-18 12:30:56.250000 EST-0500</text:p>
          </table:table-cell>
          <table:table-cell office:value-type="float" office:value="0">
            <text:p>0</text:p>
          </table:table-cell>
          <table:table-cell office:value-type="float" office:value="93.0145494826168">
            <text:p>93.0145494826</text:p>
          </table:table-cell>
          <table:table-cell office:value-type="float" office:value="93.0135472248547">
            <text:p>93.0135472249</text:p>
          </table:table-cell>
          <table:table-cell office:value-type="string">
            <text:p><text:s/>3 ♋ 00' 52"</text:p>
          </table:table-cell>
          <table:table-cell office:value-type="string">
            <text:p><text:s/>3 ♋ 00' 48"</text:p>
          </table:table-cell>
          <table:table-cell office:value-type="float" office:value="14.123140422232">
            <text:p>14.1231404222</text:p>
          </table:table-cell>
          <table:table-cell office:value-type="float" office:value="0.405956980884878">
            <text:p>0.4059569809</text:p>
          </table:table-cell>
          <table:table-cell office:value-type="float" office:value="70.1499358364706">
            <text:p>70.1499358365</text:p>
          </table:table-cell>
          <table:table-cell office:value-type="float" office:value="70.1489335787086">
            <text:p>70.1489335787</text:p>
          </table:table-cell>
          <table:table-cell office:value-type="string">
            <text:p>10 ♊ 08' 59"</text:p>
          </table:table-cell>
          <table:table-cell office:value-type="string">
            <text:p>10 ♊ 08' 56"</text:p>
          </table:table-cell>
          <table:table-cell office:value-type="float" office:value="14.1231103116972">
            <text:p>14.1231103117</text:p>
          </table:table-cell>
          <table:table-cell office:value-type="float" office:value="0.40592687182799">
            <text:p>0.4059268718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5699.02644676">
            <text:p>2425699.02644676</text:p>
          </table:table-cell>
          <table:table-cell office:value-type="string">
            <text:p>1929-03-28 07:38:05.156250 EST-0500</text:p>
          </table:table-cell>
          <table:table-cell office:value-type="float" office:value="0">
            <text:p>0</text:p>
          </table:table-cell>
          <table:table-cell office:value-type="float" office:value="7.35271617429056">
            <text:p>7.3527161743</text:p>
          </table:table-cell>
          <table:table-cell office:value-type="float" office:value="7.352648156917">
            <text:p>7.3526481569</text:p>
          </table:table-cell>
          <table:table-cell table:number-columns-repeated="2" office:value-type="string">
            <text:p><text:s/>7 ♈ 21' 09"</text:p>
          </table:table-cell>
          <table:table-cell office:value-type="float" office:value="0.988252717109961">
            <text:p>0.9882527171</text:p>
          </table:table-cell>
          <table:table-cell office:value-type="float" office:value="0.0571311784885518">
            <text:p>0.0571311785</text:p>
          </table:table-cell>
          <table:table-cell office:value-type="float" office:value="344.48788247676">
            <text:p>344.4878824768</text:p>
          </table:table-cell>
          <table:table-cell office:value-type="float" office:value="344.487814459386">
            <text:p>344.4878144594</text:p>
          </table:table-cell>
          <table:table-cell table:number-columns-repeated="2" office:value-type="string">
            <text:p>14 ♓ 29' 16"</text:p>
          </table:table-cell>
          <table:table-cell office:value-type="float" office:value="0.988268420309968">
            <text:p>0.9882684203</text:p>
          </table:table-cell>
          <table:table-cell office:value-type="float" office:value="0.0571470287004634">
            <text:p>0.0571470287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702.83259259">
            <text:p>2425702.83259259</text:p>
          </table:table-cell>
          <table:table-cell office:value-type="string">
            <text:p>1929-04-01 02:58:56.718750 EST-0500</text:p>
          </table:table-cell>
          <table:table-cell office:value-type="float" office:value="0">
            <text:p>0</text:p>
          </table:table-cell>
          <table:table-cell office:value-type="float" office:value="270.462829908575">
            <text:p>270.4628299086</text:p>
          </table:table-cell>
          <table:table-cell office:value-type="float" office:value="270.461627882423">
            <text:p>270.4616278824</text:p>
          </table:table-cell>
          <table:table-cell office:value-type="string">
            <text:p><text:s/>0 ♑ 27' 46"</text:p>
          </table:table-cell>
          <table:table-cell office:value-type="string">
            <text:p><text:s/>0 ♑ 27' 41"</text:p>
          </table:table-cell>
          <table:table-cell office:value-type="float" office:value="11.8265848067019">
            <text:p>11.8265848067</text:p>
          </table:table-cell>
          <table:table-cell office:value-type="float" office:value="0.0138085719998028">
            <text:p>0.013808572</text:p>
          </table:table-cell>
          <table:table-cell office:value-type="float" office:value="247.597839306753">
            <text:p>247.5978393068</text:p>
          </table:table-cell>
          <table:table-cell office:value-type="float" office:value="247.596637280601">
            <text:p>247.5966372806</text:p>
          </table:table-cell>
          <table:table-cell office:value-type="string">
            <text:p><text:s/>7 ♐ 35' 52"</text:p>
          </table:table-cell>
          <table:table-cell office:value-type="string">
            <text:p><text:s/>7 ♐ 35' 47"</text:p>
          </table:table-cell>
          <table:table-cell office:value-type="float" office:value="11.8265702511034">
            <text:p>11.8265702511</text:p>
          </table:table-cell>
          <table:table-cell office:value-type="float" office:value="0.0137940151045944">
            <text:p>0.0137940151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5709.65633102">
            <text:p>2425709.65633102</text:p>
          </table:table-cell>
          <table:table-cell office:value-type="string">
            <text:p>1929-04-07 22:45:07.031250 EST-0500</text:p>
          </table:table-cell>
          <table:table-cell office:value-type="float" office:value="0">
            <text:p>0</text:p>
          </table:table-cell>
          <table:table-cell office:value-type="float" office:value="7.95822428453812">
            <text:p>7.9582242845</text:p>
          </table:table-cell>
          <table:table-cell office:value-type="float" office:value="7.95788891565773">
            <text:p>7.9578889157</text:p>
          </table:table-cell>
          <table:table-cell office:value-type="string">
            <text:p><text:s/>7 ♈ 57' 29"</text:p>
          </table:table-cell>
          <table:table-cell office:value-type="string">
            <text:p><text:s/>7 ♈ 57' 28"</text:p>
          </table:table-cell>
          <table:table-cell office:value-type="float" office:value="1.91329805558755">
            <text:p>1.9132980556</text:p>
          </table:table-cell>
          <table:table-cell office:value-type="float" office:value="0.0564774224116798">
            <text:p>0.0564774224</text:p>
          </table:table-cell>
          <table:table-cell office:value-type="float" office:value="345.093022719439">
            <text:p>345.0930227194</text:p>
          </table:table-cell>
          <table:table-cell office:value-type="float" office:value="345.092687350558">
            <text:p>345.0926873506</text:p>
          </table:table-cell>
          <table:table-cell office:value-type="string">
            <text:p>15 ♓ 05' 34"</text:p>
          </table:table-cell>
          <table:table-cell office:value-type="string">
            <text:p>15 ♓ 05' 33"</text:p>
          </table:table-cell>
          <table:table-cell office:value-type="float" office:value="1.91333724656728">
            <text:p>1.9133372466</text:p>
          </table:table-cell>
          <table:table-cell office:value-type="float" office:value="0.0565166748964632">
            <text:p>0.0565166749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710.53670139">
            <text:p>2425710.53670139</text:p>
          </table:table-cell>
          <table:table-cell office:value-type="string">
            <text:p>1929-04-08 19:52:51.093750 EST-0500</text:p>
          </table:table-cell>
          <table:table-cell office:value-type="float" office:value="0">
            <text:p>0</text:p>
          </table:table-cell>
          <table:table-cell office:value-type="float" office:value="8.01016479228201">
            <text:p>8.0101647923</text:p>
          </table:table-cell>
          <table:table-cell office:value-type="float" office:value="8.0075603627411">
            <text:p>8.0075603627</text:p>
          </table:table-cell>
          <table:table-cell office:value-type="string">
            <text:p><text:s/>8 ♈ 00' 36"</text:p>
          </table:table-cell>
          <table:table-cell office:value-type="string">
            <text:p><text:s/>8 ♈ 00' 27"</text:p>
          </table:table-cell>
          <table:table-cell office:value-type="float" office:value="13.9006156559879">
            <text:p>13.900615656</text:p>
          </table:table-cell>
          <table:table-cell office:value-type="float" office:value="0.0563641630284972">
            <text:p>0.056364163</text:p>
          </table:table-cell>
          <table:table-cell office:value-type="float" office:value="345.144964913951">
            <text:p>345.144964914</text:p>
          </table:table-cell>
          <table:table-cell office:value-type="float" office:value="345.14236048441">
            <text:p>345.1423604844</text:p>
          </table:table-cell>
          <table:table-cell office:value-type="string">
            <text:p>15 ♓ 08' 41"</text:p>
          </table:table-cell>
          <table:table-cell office:value-type="string">
            <text:p>15 ♓ 08' 32"</text:p>
          </table:table-cell>
          <table:table-cell office:value-type="float" office:value="13.9006558439192">
            <text:p>13.9006558439</text:p>
          </table:table-cell>
          <table:table-cell office:value-type="float" office:value="0.056404179613607">
            <text:p>0.0564041796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710.67390046">
            <text:p>2425710.67390046</text:p>
          </table:table-cell>
          <table:table-cell office:value-type="string">
            <text:p>1929-04-08 23:10:25.781250 EST-0500</text:p>
          </table:table-cell>
          <table:table-cell office:value-type="float" office:value="0">
            <text:p>0</text:p>
          </table:table-cell>
          <table:table-cell office:value-type="float" office:value="9.92017374595778">
            <text:p>9.920173746</text:p>
          </table:table-cell>
          <table:table-cell office:value-type="float" office:value="9.91755313737367">
            <text:p>9.9175531374</text:p>
          </table:table-cell>
          <table:table-cell office:value-type="string">
            <text:p><text:s/>9 ♈ 55' 12"</text:p>
          </table:table-cell>
          <table:table-cell office:value-type="string">
            <text:p><text:s/>9 ♈ 55' 03"</text:p>
          </table:table-cell>
          <table:table-cell office:value-type="float" office:value="13.942072445921">
            <text:p>13.9420724459</text:p>
          </table:table-cell>
          <table:table-cell office:value-type="float" office:value="1.93766768611405">
            <text:p>1.9376676861</text:p>
          </table:table-cell>
          <table:table-cell office:value-type="float" office:value="347.054974076435">
            <text:p>347.0549740764</text:p>
          </table:table-cell>
          <table:table-cell office:value-type="float" office:value="347.052353467851">
            <text:p>347.0523534679</text:p>
          </table:table-cell>
          <table:table-cell office:value-type="string">
            <text:p>17 ♓ 03' 17"</text:p>
          </table:table-cell>
          <table:table-cell office:value-type="string">
            <text:p>17 ♓ 03' 08"</text:p>
          </table:table-cell>
          <table:table-cell office:value-type="float" office:value="13.9421122166018">
            <text:p>13.9421122166</text:p>
          </table:table-cell>
          <table:table-cell office:value-type="float" office:value="1.93770732491439">
            <text:p>1.9377073249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711.35627315">
            <text:p>2425711.35627315</text:p>
          </table:table-cell>
          <table:table-cell office:value-type="string">
            <text:p>1929-04-09 15:33:02.812500 EST-0500</text:p>
          </table:table-cell>
          <table:table-cell office:value-type="float" office:value="0">
            <text:p>0</text:p>
          </table:table-cell>
          <table:table-cell office:value-type="float" office:value="19.4996123012319">
            <text:p>19.4996123012</text:p>
          </table:table-cell>
          <table:table-cell office:value-type="float" office:value="19.4995229618282">
            <text:p>19.4995229618</text:p>
          </table:table-cell>
          <table:table-cell table:number-columns-repeated="2" office:value-type="string">
            <text:p>19 ♈ 29' 58"</text:p>
          </table:table-cell>
          <table:table-cell office:value-type="float" office:value="14.1292215013032">
            <text:p>14.1292215013</text:p>
          </table:table-cell>
          <table:table-cell office:value-type="float" office:value="0.981959618979905">
            <text:p>0.981959619</text:p>
          </table:table-cell>
          <table:table-cell office:value-type="float" office:value="356.634412097872">
            <text:p>356.6344120979</text:p>
          </table:table-cell>
          <table:table-cell office:value-type="float" office:value="356.634322758468">
            <text:p>356.6343227585</text:p>
          </table:table-cell>
          <table:table-cell table:number-columns-repeated="2" office:value-type="string">
            <text:p>26 ♓ 38' 03"</text:p>
          </table:table-cell>
          <table:table-cell office:value-type="float" office:value="14.1292566592982">
            <text:p>14.1292566593</text:p>
          </table:table-cell>
          <table:table-cell office:value-type="float" office:value="0.981994340596813">
            <text:p>0.9819943406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712.45954861">
            <text:p>2425712.45954861</text:p>
          </table:table-cell>
          <table:table-cell office:value-type="string">
            <text:p>1929-04-10 18:01:45.468750 EST-0500</text:p>
          </table:table-cell>
          <table:table-cell office:value-type="float" office:value="0">
            <text:p>0</text:p>
          </table:table-cell>
          <table:table-cell office:value-type="float" office:value="35.2211637629295">
            <text:p>35.2211637629</text:p>
          </table:table-cell>
          <table:table-cell office:value-type="float" office:value="35.2204086039856">
            <text:p>35.220408604</text:p>
          </table:table-cell>
          <table:table-cell office:value-type="string">
            <text:p><text:s/>5 ♉ 13' 16"</text:p>
          </table:table-cell>
          <table:table-cell office:value-type="string">
            <text:p><text:s/>5 ♉ 13' 13"</text:p>
          </table:table-cell>
          <table:table-cell office:value-type="float" office:value="14.3531615416165">
            <text:p>14.3531615416</text:p>
          </table:table-cell>
          <table:table-cell office:value-type="float" office:value="-0.463267362016815">
            <text:p>-0.463267362</text:p>
          </table:table-cell>
          <table:table-cell office:value-type="float" office:value="12.3559518888949">
            <text:p>12.3559518889</text:p>
          </table:table-cell>
          <table:table-cell office:value-type="float" office:value="12.3551967299511">
            <text:p>12.35519673</text:p>
          </table:table-cell>
          <table:table-cell office:value-type="string">
            <text:p>12 ♈ 21' 21"</text:p>
          </table:table-cell>
          <table:table-cell office:value-type="string">
            <text:p>12 ♈ 21' 18"</text:p>
          </table:table-cell>
          <table:table-cell office:value-type="float" office:value="14.3531810474386">
            <text:p>14.3531810474</text:p>
          </table:table-cell>
          <table:table-cell office:value-type="float" office:value="-0.463249863172798">
            <text:p>-0.4632498632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713.1768287">
            <text:p>2425713.1768287</text:p>
          </table:table-cell>
          <table:table-cell office:value-type="string">
            <text:p>1929-04-11 11:14:38.906250 EST-0500</text:p>
          </table:table-cell>
          <table:table-cell office:value-type="float" office:value="0">
            <text:p>0</text:p>
          </table:table-cell>
          <table:table-cell office:value-type="float" office:value="45.5506380444593">
            <text:p>45.5506380445</text:p>
          </table:table-cell>
          <table:table-cell office:value-type="float" office:value="45.5478289797512">
            <text:p>45.5478289798</text:p>
          </table:table-cell>
          <table:table-cell office:value-type="string">
            <text:p>15 ♉ 33' 02"</text:p>
          </table:table-cell>
          <table:table-cell office:value-type="string">
            <text:p>15 ♉ 32' 52"</text:p>
          </table:table-cell>
          <table:table-cell office:value-type="float" office:value="14.4408575629531">
            <text:p>14.440857563</text:p>
          </table:table-cell>
          <table:table-cell office:value-type="float" office:value="0.227364638858526">
            <text:p>0.2273646389</text:p>
          </table:table-cell>
          <table:table-cell office:value-type="float" office:value="22.6854077171288">
            <text:p>22.6854077171</text:p>
          </table:table-cell>
          <table:table-cell office:value-type="float" office:value="22.6825986524207">
            <text:p>22.6825986524</text:p>
          </table:table-cell>
          <table:table-cell office:value-type="string">
            <text:p>22 ♈ 41' 07"</text:p>
          </table:table-cell>
          <table:table-cell office:value-type="string">
            <text:p>22 ♈ 40' 57"</text:p>
          </table:table-cell>
          <table:table-cell office:value-type="float" office:value="14.4408632569459">
            <text:p>14.4408632569</text:p>
          </table:table-cell>
          <table:table-cell office:value-type="float" office:value="0.227370400400364">
            <text:p>0.2273704004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717.36091435">
            <text:p>2425717.36091435</text:p>
          </table:table-cell>
          <table:table-cell office:value-type="string">
            <text:p>1929-04-15 15:39:43.593750 EST-0500</text:p>
          </table:table-cell>
          <table:table-cell office:value-type="float" office:value="0">
            <text:p>0</text:p>
          </table:table-cell>
          <table:table-cell office:value-type="float" office:value="105.806275912613">
            <text:p>105.8062759126</text:p>
          </table:table-cell>
          <table:table-cell office:value-type="float" office:value="105.806009722399">
            <text:p>105.8060097224</text:p>
          </table:table-cell>
          <table:table-cell office:value-type="string">
            <text:p>15 ♋ 48' 22"</text:p>
          </table:table-cell>
          <table:table-cell office:value-type="string">
            <text:p>15 ♋ 48' 21"</text:p>
          </table:table-cell>
          <table:table-cell office:value-type="float" office:value="14.1802404143307">
            <text:p>14.1802404143</text:p>
          </table:table-cell>
          <table:table-cell office:value-type="float" office:value="0.494996240489501">
            <text:p>0.4949962405</text:p>
          </table:table-cell>
          <table:table-cell office:value-type="float" office:value="82.940784449644">
            <text:p>82.9407844496</text:p>
          </table:table-cell>
          <table:table-cell office:value-type="float" office:value="82.94051825943">
            <text:p>82.9405182594</text:p>
          </table:table-cell>
          <table:table-cell office:value-type="string">
            <text:p>22 ♊ 56' 26"</text:p>
          </table:table-cell>
          <table:table-cell office:value-type="string">
            <text:p>22 ♊ 56' 25"</text:p>
          </table:table-cell>
          <table:table-cell office:value-type="float" office:value="14.1802087145145">
            <text:p>14.1802087145</text:p>
          </table:table-cell>
          <table:table-cell office:value-type="float" office:value="0.494964587134788">
            <text:p>0.494964587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719.15730324">
            <text:p>2425719.15730324</text:p>
          </table:table-cell>
          <table:table-cell office:value-type="string">
            <text:p>1929-04-17 10:46:31.406250 EST-0500</text:p>
          </table:table-cell>
          <table:table-cell office:value-type="float" office:value="0">
            <text:p>0</text:p>
          </table:table-cell>
          <table:table-cell office:value-type="float" office:value="27.1421829205531">
            <text:p>27.1421829206</text:p>
          </table:table-cell>
          <table:table-cell office:value-type="float" office:value="27.1419664933192">
            <text:p>27.1419664933</text:p>
          </table:table-cell>
          <table:table-cell table:number-columns-repeated="2" office:value-type="string">
            <text:p>27 ♈ 08' 31"</text:p>
          </table:table-cell>
          <table:table-cell office:value-type="float" office:value="2.10764116672477">
            <text:p>2.1076411667</text:p>
          </table:table-cell>
          <table:table-cell office:value-type="float" office:value="0.977237506730843">
            <text:p>0.9772375067</text:p>
          </table:table-cell>
          <table:table-cell office:value-type="float" office:value="4.27658660877557">
            <text:p>4.2765866088</text:p>
          </table:table-cell>
          <table:table-cell office:value-type="float" office:value="4.27637018154177">
            <text:p>4.2763701815</text:p>
          </table:table-cell>
          <table:table-cell office:value-type="string">
            <text:p><text:s/>4 ♈ 16' 35"</text:p>
          </table:table-cell>
          <table:table-cell office:value-type="string">
            <text:p><text:s/>4 ♈ 16' 34"</text:p>
          </table:table-cell>
          <table:table-cell office:value-type="float" office:value="2.10763485116043">
            <text:p>2.1076348512</text:p>
          </table:table-cell>
          <table:table-cell office:value-type="float" office:value="0.977231307815894">
            <text:p>0.9772313078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5720.75545139">
            <text:p>2425720.75545139</text:p>
          </table:table-cell>
          <table:table-cell office:value-type="string">
            <text:p>1929-04-19 01:07:51.093750 EST-0500</text:p>
          </table:table-cell>
          <table:table-cell office:value-type="float" office:value="0">
            <text:p>0</text:p>
          </table:table-cell>
          <table:table-cell office:value-type="float" office:value="30.5243988464676">
            <text:p>30.5243988465</text:p>
          </table:table-cell>
          <table:table-cell office:value-type="float" office:value="30.5238262669817">
            <text:p>30.523826267</text:p>
          </table:table-cell>
          <table:table-cell office:value-type="string">
            <text:p><text:s/>0 ♉ 31' 27"</text:p>
          </table:table-cell>
          <table:table-cell office:value-type="string">
            <text:p><text:s/>0 ♉ 31' 25"</text:p>
          </table:table-cell>
          <table:table-cell office:value-type="float" office:value="2.12365093774581">
            <text:p>2.1236509377</text:p>
          </table:table-cell>
          <table:table-cell office:value-type="float" office:value="-0.629864259487271">
            <text:p>-0.6298642595</text:p>
          </table:table-cell>
          <table:table-cell office:value-type="float" office:value="7.65875298674212">
            <text:p>7.6587529867</text:p>
          </table:table-cell>
          <table:table-cell office:value-type="float" office:value="7.65818040725621">
            <text:p>7.6581804073</text:p>
          </table:table-cell>
          <table:table-cell office:value-type="string">
            <text:p><text:s/>7 ♈ 39' 31"</text:p>
          </table:table-cell>
          <table:table-cell office:value-type="string">
            <text:p><text:s/>7 ♈ 39' 29"</text:p>
          </table:table-cell>
          <table:table-cell office:value-type="float" office:value="2.12367064757903">
            <text:p>2.1236706476</text:p>
          </table:table-cell>
          <table:table-cell office:value-type="float" office:value="-0.629843475597406">
            <text:p>-0.6298434756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5721.88826389">
            <text:p>2425721.88826389</text:p>
          </table:table-cell>
          <table:table-cell office:value-type="string">
            <text:p>1929-04-20 04:19:06.093750 EST-0500</text:p>
          </table:table-cell>
          <table:table-cell office:value-type="float" office:value="0">
            <text:p>0</text:p>
          </table:table-cell>
          <table:table-cell office:value-type="float" office:value="29.8083795103504">
            <text:p>29.8083795104</text:p>
          </table:table-cell>
          <table:table-cell office:value-type="float" office:value="29.8084242896633">
            <text:p>29.8084242897</text:p>
          </table:table-cell>
          <table:table-cell table:number-columns-repeated="2" office:value-type="string">
            <text:p>29 ♈ 48' 30"</text:p>
          </table:table-cell>
          <table:table-cell office:value-type="float" office:value="-0.632361063225112">
            <text:p>-0.6323610632</text:p>
          </table:table-cell>
          <table:table-cell office:value-type="float" office:value="0.975546347782135">
            <text:p>0.9755463478</text:p>
          </table:table-cell>
          <table:table-cell office:value-type="float" office:value="6.94272036410703">
            <text:p>6.9427203641</text:p>
          </table:table-cell>
          <table:table-cell office:value-type="float" office:value="6.94276514341991">
            <text:p>6.9427651434</text:p>
          </table:table-cell>
          <table:table-cell table:number-columns-repeated="2" office:value-type="string">
            <text:p><text:s/>6 ♈ 56' 33"</text:p>
          </table:table-cell>
          <table:table-cell office:value-type="float" office:value="-0.632328582761631">
            <text:p>-0.6323285828</text:p>
          </table:table-cell>
          <table:table-cell office:value-type="float" office:value="0.975578362532745">
            <text:p>0.9755783625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5729.74958333">
            <text:p>2425729.74958333</text:p>
          </table:table-cell>
          <table:table-cell office:value-type="string">
            <text:p>1929-04-28 00:59:24.843750 EST-0500</text:p>
          </table:table-cell>
          <table:table-cell office:value-type="float" office:value="0">
            <text:p>0</text:p>
          </table:table-cell>
          <table:table-cell office:value-type="float" office:value="49.3856333674631">
            <text:p>49.3856333675</text:p>
          </table:table-cell>
          <table:table-cell office:value-type="float" office:value="49.3854825686089">
            <text:p>49.3854825686</text:p>
          </table:table-cell>
          <table:table-cell office:value-type="string">
            <text:p>19 ♉ 23' 08"</text:p>
          </table:table-cell>
          <table:table-cell office:value-type="string">
            <text:p>19 ♉ 23' 07"</text:p>
          </table:table-cell>
          <table:table-cell office:value-type="float" office:value="2.00404902967748">
            <text:p>2.0040490297</text:p>
          </table:table-cell>
          <table:table-cell office:value-type="float" office:value="0.234848772328247">
            <text:p>0.2348487723</text:p>
          </table:table-cell>
          <table:table-cell office:value-type="float" office:value="26.5197668960438">
            <text:p>26.519766896</text:p>
          </table:table-cell>
          <table:table-cell office:value-type="float" office:value="26.5196160971896">
            <text:p>26.5196160972</text:p>
          </table:table-cell>
          <table:table-cell office:value-type="string">
            <text:p>26 ♈ 31' 11"</text:p>
          </table:table-cell>
          <table:table-cell office:value-type="string">
            <text:p>26 ♈ 31' 10"</text:p>
          </table:table-cell>
          <table:table-cell office:value-type="float" office:value="2.00402704473976">
            <text:p>2.0040270447</text:p>
          </table:table-cell>
          <table:table-cell office:value-type="float" office:value="0.234826955704385">
            <text:p>0.2348269557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730.13263889">
            <text:p>2425730.13263889</text:p>
          </table:table-cell>
          <table:table-cell office:value-type="string">
            <text:p>1929-04-28 10:11:00.937500 EST-0500</text:p>
          </table:table-cell>
          <table:table-cell office:value-type="float" office:value="0">
            <text:p>0</text:p>
          </table:table-cell>
          <table:table-cell office:value-type="float" office:value="270.229647116404">
            <text:p>270.2296471164</text:p>
          </table:table-cell>
          <table:table-cell office:value-type="float" office:value="270.226864177753">
            <text:p>270.2268641778</text:p>
          </table:table-cell>
          <table:table-cell office:value-type="string">
            <text:p><text:s/>0 ♑ 13' 46"</text:p>
          </table:table-cell>
          <table:table-cell office:value-type="string">
            <text:p><text:s/>0 ♑ 13' 36"</text:p>
          </table:table-cell>
          <table:table-cell office:value-type="float" office:value="11.8265110886302">
            <text:p>11.8265110886</text:p>
          </table:table-cell>
          <table:table-cell office:value-type="float" office:value="-0.0301622154899929">
            <text:p>-0.0301622155</text:p>
          </table:table-cell>
          <table:table-cell office:value-type="float" office:value="247.363757426852">
            <text:p>247.3637574269</text:p>
          </table:table-cell>
          <table:table-cell office:value-type="float" office:value="247.3609744882">
            <text:p>247.3609744882</text:p>
          </table:table-cell>
          <table:table-cell office:value-type="string">
            <text:p><text:s/>7 ♐ 21' 49"</text:p>
          </table:table-cell>
          <table:table-cell office:value-type="string">
            <text:p><text:s/>7 ♐ 21' 39"</text:p>
          </table:table-cell>
          <table:table-cell office:value-type="float" office:value="11.8264883190523">
            <text:p>11.8264883191</text:p>
          </table:table-cell>
          <table:table-cell office:value-type="float" office:value="-0.0301849867488727">
            <text:p>-0.0301849867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738.05989583">
            <text:p>2425738.05989583</text:p>
          </table:table-cell>
          <table:table-cell office:value-type="string">
            <text:p>1929-05-06 08:26:15.000000 EST-0500</text:p>
          </table:table-cell>
          <table:table-cell office:value-type="float" office:value="0">
            <text:p>0</text:p>
          </table:table-cell>
          <table:table-cell office:value-type="float" office:value="9.47384866202287">
            <text:p>9.473848662</text:p>
          </table:table-cell>
          <table:table-cell office:value-type="float" office:value="9.47081677448045">
            <text:p>9.4708167745</text:p>
          </table:table-cell>
          <table:table-cell office:value-type="string">
            <text:p><text:s/>9 ♈ 28' 25"</text:p>
          </table:table-cell>
          <table:table-cell office:value-type="string">
            <text:p><text:s/>9 ♈ 28' 14"</text:p>
          </table:table-cell>
          <table:table-cell office:value-type="float" office:value="13.8479234879317">
            <text:p>13.8479234879</text:p>
          </table:table-cell>
          <table:table-cell office:value-type="float" office:value="0.0486043295584544">
            <text:p>0.0486043296</text:p>
          </table:table-cell>
          <table:table-cell office:value-type="float" office:value="346.607676888465">
            <text:p>346.6076768885</text:p>
          </table:table-cell>
          <table:table-cell office:value-type="float" office:value="346.604645000922">
            <text:p>346.6046450009</text:p>
          </table:table-cell>
          <table:table-cell office:value-type="string">
            <text:p>16 ♓ 36' 27"</text:p>
          </table:table-cell>
          <table:table-cell office:value-type="string">
            <text:p>16 ♓ 36' 16"</text:p>
          </table:table-cell>
          <table:table-cell office:value-type="float" office:value="13.8479537135722">
            <text:p>13.8479537136</text:p>
          </table:table-cell>
          <table:table-cell office:value-type="float" office:value="0.0486342544062667">
            <text:p>0.0486342544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738.95246528">
            <text:p>2425738.95246528</text:p>
          </table:table-cell>
          <table:table-cell office:value-type="string">
            <text:p>1929-05-07 05:51:33.750000 EST-0500</text:p>
          </table:table-cell>
          <table:table-cell office:value-type="float" office:value="0">
            <text:p>0</text:p>
          </table:table-cell>
          <table:table-cell office:value-type="float" office:value="21.9941817637808">
            <text:p>21.9941817638</text:p>
          </table:table-cell>
          <table:table-cell office:value-type="float" office:value="21.9924654028704">
            <text:p>21.9924654029</text:p>
          </table:table-cell>
          <table:table-cell office:value-type="string">
            <text:p>21 ♈ 59' 39"</text:p>
          </table:table-cell>
          <table:table-cell office:value-type="string">
            <text:p>21 ♈ 59' 32"</text:p>
          </table:table-cell>
          <table:table-cell office:value-type="float" office:value="14.2009068277958">
            <text:p>14.2009068278</text:p>
          </table:table-cell>
          <table:table-cell office:value-type="float" office:value="-0.166682923978231">
            <text:p>-0.166682924</text:p>
          </table:table-cell>
          <table:table-cell office:value-type="float" office:value="359.127999975565">
            <text:p>359.1279999756</text:p>
          </table:table-cell>
          <table:table-cell office:value-type="float" office:value="359.126283614654">
            <text:p>359.1262836147</text:p>
          </table:table-cell>
          <table:table-cell office:value-type="string">
            <text:p>29 ♓ 07' 40"</text:p>
          </table:table-cell>
          <table:table-cell office:value-type="string">
            <text:p>29 ♓ 07' 34"</text:p>
          </table:table-cell>
          <table:table-cell office:value-type="float" office:value="14.2009303496813">
            <text:p>14.2009303497</text:p>
          </table:table-cell>
          <table:table-cell office:value-type="float" office:value="-0.166660438071131">
            <text:p>-0.1666604381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740.75545139">
            <text:p>2425740.75545139</text:p>
          </table:table-cell>
          <table:table-cell office:value-type="string">
            <text:p>1929-05-09 01:07:51.093750 EST-0500</text:p>
          </table:table-cell>
          <table:table-cell office:value-type="float" office:value="0">
            <text:p>0</text:p>
          </table:table-cell>
          <table:table-cell office:value-type="float" office:value="48.1297271687063">
            <text:p>48.1297271687</text:p>
          </table:table-cell>
          <table:table-cell office:value-type="float" office:value="48.1287493129572">
            <text:p>48.128749313</text:p>
          </table:table-cell>
          <table:table-cell office:value-type="string">
            <text:p>18 ♉ 07' 47"</text:p>
          </table:table-cell>
          <table:table-cell office:value-type="string">
            <text:p>18 ♉ 07' 43"</text:p>
          </table:table-cell>
          <table:table-cell office:value-type="float" office:value="14.7401955845523">
            <text:p>14.7401955846</text:p>
          </table:table-cell>
          <table:table-cell office:value-type="float" office:value="0.967009035739306">
            <text:p>0.9670090357</text:p>
          </table:table-cell>
          <table:table-cell office:value-type="float" office:value="25.2634917280795">
            <text:p>25.2634917281</text:p>
          </table:table-cell>
          <table:table-cell office:value-type="float" office:value="25.2625138723304">
            <text:p>25.2625138723</text:p>
          </table:table-cell>
          <table:table-cell office:value-type="string">
            <text:p>25 ♈ 15' 48"</text:p>
          </table:table-cell>
          <table:table-cell office:value-type="string">
            <text:p>25 ♈ 15' 45"</text:p>
          </table:table-cell>
          <table:table-cell office:value-type="float" office:value="14.7401865611767">
            <text:p>14.7401865612</text:p>
          </table:table-cell>
          <table:table-cell office:value-type="float" office:value="0.966999943362646">
            <text:p>0.9669999434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741.02083333">
            <text:p>2425741.02083333</text:p>
          </table:table-cell>
          <table:table-cell office:value-type="string">
            <text:p>1929-05-09 07:30:00.000000 EST-0500</text:p>
          </table:table-cell>
          <table:table-cell office:value-type="float" office:value="0">
            <text:p>0</text:p>
          </table:table-cell>
          <table:table-cell office:value-type="float" office:value="52.0484278056035">
            <text:p>52.0484278056</text:p>
          </table:table-cell>
          <table:table-cell office:value-type="float" office:value="52.0462675036782">
            <text:p>52.0462675037</text:p>
          </table:table-cell>
          <table:table-cell office:value-type="string">
            <text:p>22 ♉ 02' 54"</text:p>
          </table:table-cell>
          <table:table-cell office:value-type="string">
            <text:p>22 ♉ 02' 46"</text:p>
          </table:table-cell>
          <table:table-cell office:value-type="float" office:value="14.790914600389">
            <text:p>14.7909146004</text:p>
          </table:table-cell>
          <table:table-cell office:value-type="float" office:value="0.236901710338953">
            <text:p>0.2369017103</text:p>
          </table:table-cell>
          <table:table-cell office:value-type="float" office:value="29.1821790459695">
            <text:p>29.182179046</text:p>
          </table:table-cell>
          <table:table-cell office:value-type="float" office:value="29.1800187440442">
            <text:p>29.180018744</text:p>
          </table:table-cell>
          <table:table-cell office:value-type="string">
            <text:p>29 ♈ 10' 55"</text:p>
          </table:table-cell>
          <table:table-cell office:value-type="string">
            <text:p>29 ♈ 10' 48"</text:p>
          </table:table-cell>
          <table:table-cell office:value-type="float" office:value="14.7908997699204">
            <text:p>14.7908997699</text:p>
          </table:table-cell>
          <table:table-cell office:value-type="float" office:value="0.236887069778798">
            <text:p>0.2368870698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742.26399306">
            <text:p>2425742.26399306</text:p>
          </table:table-cell>
          <table:table-cell office:value-type="string">
            <text:p>1929-05-10 13:20:09.375000 EST-0500</text:p>
          </table:table-cell>
          <table:table-cell office:value-type="float" office:value="0">
            <text:p>0</text:p>
          </table:table-cell>
          <table:table-cell office:value-type="float" office:value="70.5301672544426">
            <text:p>70.5301672544</text:p>
          </table:table-cell>
          <table:table-cell office:value-type="float" office:value="70.5282552233629">
            <text:p>70.5282552234</text:p>
          </table:table-cell>
          <table:table-cell office:value-type="string">
            <text:p>10 ♊ 31' 48"</text:p>
          </table:table-cell>
          <table:table-cell office:value-type="string">
            <text:p>10 ♊ 31' 41"</text:p>
          </table:table-cell>
          <table:table-cell office:value-type="float" office:value="14.9090280599806">
            <text:p>14.90902806</text:p>
          </table:table-cell>
          <table:table-cell office:value-type="float" office:value="1.31365204825">
            <text:p>1.3136520483</text:p>
          </table:table-cell>
          <table:table-cell office:value-type="float" office:value="47.6638368918737">
            <text:p>47.6638368919</text:p>
          </table:table-cell>
          <table:table-cell office:value-type="float" office:value="47.6619248607941">
            <text:p>47.6619248608</text:p>
          </table:table-cell>
          <table:table-cell office:value-type="string">
            <text:p>17 ♉ 39' 49"</text:p>
          </table:table-cell>
          <table:table-cell office:value-type="string">
            <text:p>17 ♉ 39' 42"</text:p>
          </table:table-cell>
          <table:table-cell office:value-type="float" office:value="14.9089891845893">
            <text:p>14.9089891846</text:p>
          </table:table-cell>
          <table:table-cell office:value-type="float" office:value="1.31361310546957">
            <text:p>1.3136131055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745.66780093">
            <text:p>2425745.66780093</text:p>
          </table:table-cell>
          <table:table-cell office:value-type="string">
            <text:p>1929-05-13 23:01:38.437500 EST-0500</text:p>
          </table:table-cell>
          <table:table-cell office:value-type="float" office:value="0">
            <text:p>0</text:p>
          </table:table-cell>
          <table:table-cell office:value-type="float" office:value="120.585350664456">
            <text:p>120.5853506645</text:p>
          </table:table-cell>
          <table:table-cell office:value-type="float" office:value="120.583923331096">
            <text:p>120.5839233311</text:p>
          </table:table-cell>
          <table:table-cell office:value-type="string">
            <text:p><text:s/>0 ♌ 35' 07"</text:p>
          </table:table-cell>
          <table:table-cell office:value-type="string">
            <text:p><text:s/>0 ♌ 35' 02"</text:p>
          </table:table-cell>
          <table:table-cell office:value-type="float" office:value="14.3160657345262">
            <text:p>14.3160657345</text:p>
          </table:table-cell>
          <table:table-cell office:value-type="float" office:value="0.545413294516988">
            <text:p>0.5454132945</text:p>
          </table:table-cell>
          <table:table-cell office:value-type="float" office:value="97.7187381300522">
            <text:p>97.7187381301</text:p>
          </table:table-cell>
          <table:table-cell office:value-type="float" office:value="97.7173107966923">
            <text:p>97.7173107967</text:p>
          </table:table-cell>
          <table:table-cell office:value-type="string">
            <text:p><text:s/>7 ♋ 43' 07"</text:p>
          </table:table-cell>
          <table:table-cell office:value-type="string">
            <text:p><text:s/>7 ♋ 43' 02"</text:p>
          </table:table-cell>
          <table:table-cell office:value-type="float" office:value="14.3160342158601">
            <text:p>14.3160342159</text:p>
          </table:table-cell>
          <table:table-cell office:value-type="float" office:value="0.545382074067328">
            <text:p>0.5453820741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5746.04451389">
            <text:p>2425746.04451389</text:p>
          </table:table-cell>
          <table:table-cell office:value-type="string">
            <text:p>1929-05-14 08:04:06.093750 EST-0500</text:p>
          </table:table-cell>
          <table:table-cell office:value-type="float" office:value="0">
            <text:p>0</text:p>
          </table:table-cell>
          <table:table-cell office:value-type="float" office:value="53.2369217883057">
            <text:p>53.2369217883</text:p>
          </table:table-cell>
          <table:table-cell office:value-type="float" office:value="53.2367913659999">
            <text:p>53.236791366</text:p>
          </table:table-cell>
          <table:table-cell table:number-columns-repeated="2" office:value-type="string">
            <text:p>23 ♉ 14' 12"</text:p>
          </table:table-cell>
          <table:table-cell office:value-type="float" office:value="0.964498956721166">
            <text:p>0.9644989567</text:p>
          </table:table-cell>
          <table:table-cell office:value-type="float" office:value="0.236929666955083">
            <text:p>0.236929667</text:p>
          </table:table-cell>
          <table:table-cell office:value-type="float" office:value="30.3702843801754">
            <text:p>30.3702843802</text:p>
          </table:table-cell>
          <table:table-cell office:value-type="float" office:value="30.3701539578696">
            <text:p>30.3701539579</text:p>
          </table:table-cell>
          <table:table-cell office:value-type="string">
            <text:p><text:s/>0 ♉ 22' 13"</text:p>
          </table:table-cell>
          <table:table-cell office:value-type="string">
            <text:p><text:s/>0 ♉ 22' 12"</text:p>
          </table:table-cell>
          <table:table-cell office:value-type="float" office:value="0.964474506400553">
            <text:p>0.9644745064</text:p>
          </table:table-cell>
          <table:table-cell office:value-type="float" office:value="0.236905120581943">
            <text:p>0.236905120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757.3074537">
            <text:p>2425757.3074537</text:p>
          </table:table-cell>
          <table:table-cell office:value-type="string">
            <text:p>1929-05-25 14:22:44.062500 EST-0500</text:p>
          </table:table-cell>
          <table:table-cell office:value-type="float" office:value="0">
            <text:p>0</text:p>
          </table:table-cell>
          <table:table-cell office:value-type="float" office:value="268.919254577165">
            <text:p>268.9192545772</text:p>
          </table:table-cell>
          <table:table-cell office:value-type="float" office:value="268.917942646528">
            <text:p>268.9179426465</text:p>
          </table:table-cell>
          <table:table-cell office:value-type="string">
            <text:p>28 ♐ 55' 09"</text:p>
          </table:table-cell>
          <table:table-cell office:value-type="string">
            <text:p>28 ♐ 55' 04"</text:p>
          </table:table-cell>
          <table:table-cell office:value-type="float" office:value="11.83568609721">
            <text:p>11.8356860972</text:p>
          </table:table-cell>
          <table:table-cell office:value-type="float" office:value="-0.0631557888443536">
            <text:p>-0.0631557888</text:p>
          </table:table-cell>
          <table:table-cell office:value-type="float" office:value="246.052195119268">
            <text:p>246.0521951193</text:p>
          </table:table-cell>
          <table:table-cell office:value-type="float" office:value="246.050883188631">
            <text:p>246.0508831886</text:p>
          </table:table-cell>
          <table:table-cell office:value-type="string">
            <text:p><text:s/>6 ♐ 03' 07"</text:p>
          </table:table-cell>
          <table:table-cell office:value-type="string">
            <text:p><text:s/>6 ♐ 03' 03"</text:p>
          </table:table-cell>
          <table:table-cell office:value-type="float" office:value="11.8356536344628">
            <text:p>11.8356536345</text:p>
          </table:table-cell>
          <table:table-cell office:value-type="float" office:value="-0.063188244526063">
            <text:p>-0.0631882445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765.54231481">
            <text:p>2425765.54231481</text:p>
          </table:table-cell>
          <table:table-cell office:value-type="string">
            <text:p>1929-06-02 20:00:56.250000 EST-0500</text:p>
          </table:table-cell>
          <table:table-cell office:value-type="float" office:value="0">
            <text:p>0</text:p>
          </table:table-cell>
          <table:table-cell office:value-type="float" office:value="10.6183306068774">
            <text:p>10.6183306069</text:p>
          </table:table-cell>
          <table:table-cell office:value-type="float" office:value="10.6153295400339">
            <text:p>10.61532954</text:p>
          </table:table-cell>
          <table:table-cell office:value-type="string">
            <text:p>10 ♈ 37' 05"</text:p>
          </table:table-cell>
          <table:table-cell office:value-type="string">
            <text:p>10 ♈ 36' 55"</text:p>
          </table:table-cell>
          <table:table-cell office:value-type="float" office:value="13.5503232699265">
            <text:p>13.5503232699</text:p>
          </table:table-cell>
          <table:table-cell office:value-type="float" office:value="0.0335939234477403">
            <text:p>0.0335939234</text:p>
          </table:table-cell>
          <table:table-cell office:value-type="float" office:value="347.750901246594">
            <text:p>347.7509012466</text:p>
          </table:table-cell>
          <table:table-cell office:value-type="float" office:value="347.74790017975">
            <text:p>347.7479001798</text:p>
          </table:table-cell>
          <table:table-cell office:value-type="string">
            <text:p>17 ♓ 45' 03"</text:p>
          </table:table-cell>
          <table:table-cell office:value-type="string">
            <text:p>17 ♓ 44' 52"</text:p>
          </table:table-cell>
          <table:table-cell office:value-type="float" office:value="13.5503436439645">
            <text:p>13.550343644</text:p>
          </table:table-cell>
          <table:table-cell office:value-type="float" office:value="0.0336140891461956">
            <text:p>0.0336140891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766.99152778">
            <text:p>2425766.99152778</text:p>
          </table:table-cell>
          <table:table-cell office:value-type="string">
            <text:p>1929-06-04 06:47:48.750000 EST-0500</text:p>
          </table:table-cell>
          <table:table-cell office:value-type="float" office:value="0">
            <text:p>0</text:p>
          </table:table-cell>
          <table:table-cell office:value-type="float" office:value="30.7222484701371">
            <text:p>30.7222484701</text:p>
          </table:table-cell>
          <table:table-cell office:value-type="float" office:value="30.7191231155968">
            <text:p>30.7191231156</text:p>
          </table:table-cell>
          <table:table-cell office:value-type="string">
            <text:p><text:s/>0 ♉ 43' 20"</text:p>
          </table:table-cell>
          <table:table-cell office:value-type="string">
            <text:p><text:s/>0 ♉ 43' 08"</text:p>
          </table:table-cell>
          <table:table-cell office:value-type="float" office:value="14.1934458220602">
            <text:p>14.1934458221</text:p>
          </table:table-cell>
          <table:table-cell office:value-type="float" office:value="0.67157277080422">
            <text:p>0.6715727708</text:p>
          </table:table-cell>
          <table:table-cell office:value-type="float" office:value="7.85478444912012">
            <text:p>7.8547844491</text:p>
          </table:table-cell>
          <table:table-cell office:value-type="float" office:value="7.85165909457983">
            <text:p>7.8516590946</text:p>
          </table:table-cell>
          <table:table-cell office:value-type="string">
            <text:p><text:s/>7 ♈ 51' 17"</text:p>
          </table:table-cell>
          <table:table-cell office:value-type="string">
            <text:p><text:s/>7 ♈ 51' 05"</text:p>
          </table:table-cell>
          <table:table-cell office:value-type="float" office:value="14.1934518137399">
            <text:p>14.1934518137</text:p>
          </table:table-cell>
          <table:table-cell office:value-type="float" office:value="0.671578816082086">
            <text:p>0.6715788161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768.90461806">
            <text:p>2425768.90461806</text:p>
          </table:table-cell>
          <table:table-cell office:value-type="string">
            <text:p>1929-06-06 04:42:39.375000 EST-0500</text:p>
          </table:table-cell>
          <table:table-cell office:value-type="float" office:value="0">
            <text:p>0</text:p>
          </table:table-cell>
          <table:table-cell office:value-type="float" office:value="58.6074231937361">
            <text:p>58.6074231937</text:p>
          </table:table-cell>
          <table:table-cell office:value-type="float" office:value="58.6047880906364">
            <text:p>58.6047880906</text:p>
          </table:table-cell>
          <table:table-cell office:value-type="string">
            <text:p>28 ♉ 36' 26"</text:p>
          </table:table-cell>
          <table:table-cell office:value-type="string">
            <text:p>28 ♉ 36' 17"</text:p>
          </table:table-cell>
          <table:table-cell office:value-type="float" office:value="14.9109643200421">
            <text:p>14.91096432</text:p>
          </table:table-cell>
          <table:table-cell office:value-type="float" office:value="0.231231479855209">
            <text:p>0.2312314799</text:p>
          </table:table-cell>
          <table:table-cell office:value-type="float" office:value="35.739861421885">
            <text:p>35.7398614219</text:p>
          </table:table-cell>
          <table:table-cell office:value-type="float" office:value="35.7372263187853">
            <text:p>35.7372263188</text:p>
          </table:table-cell>
          <table:table-cell office:value-type="string">
            <text:p><text:s/>5 ♉ 44' 23"</text:p>
          </table:table-cell>
          <table:table-cell office:value-type="string">
            <text:p><text:s/>5 ♉ 44' 14"</text:p>
          </table:table-cell>
          <table:table-cell office:value-type="float" office:value="14.9109311139272">
            <text:p>14.9109311139</text:p>
          </table:table-cell>
          <table:table-cell office:value-type="float" office:value="0.231198498052761">
            <text:p>0.2311984981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770.08137731">
            <text:p>2425770.08137731</text:p>
          </table:table-cell>
          <table:table-cell office:value-type="string">
            <text:p>1929-06-07 08:57:11.250000 EST-0500</text:p>
          </table:table-cell>
          <table:table-cell office:value-type="float" office:value="0">
            <text:p>0</text:p>
          </table:table-cell>
          <table:table-cell office:value-type="float" office:value="76.3157234185031">
            <text:p>76.3157234185</text:p>
          </table:table-cell>
          <table:table-cell office:value-type="float" office:value="76.31260799518">
            <text:p>76.3126079952</text:p>
          </table:table-cell>
          <table:table-cell office:value-type="string">
            <text:p>16 ♊ 18' 56"</text:p>
          </table:table-cell>
          <table:table-cell office:value-type="string">
            <text:p>16 ♊ 18' 45"</text:p>
          </table:table-cell>
          <table:table-cell office:value-type="float" office:value="15.1525165760635">
            <text:p>15.1525165761</text:p>
          </table:table-cell>
          <table:table-cell office:value-type="float" office:value="0.956985058828637">
            <text:p>0.9569850588</text:p>
          </table:table-cell>
          <table:table-cell office:value-type="float" office:value="53.4480644785146">
            <text:p>53.4480644785</text:p>
          </table:table-cell>
          <table:table-cell office:value-type="float" office:value="53.4449490551915">
            <text:p>53.4449490552</text:p>
          </table:table-cell>
          <table:table-cell office:value-type="string">
            <text:p>23 ♉ 26' 53"</text:p>
          </table:table-cell>
          <table:table-cell office:value-type="string">
            <text:p>23 ♉ 26' 41"</text:p>
          </table:table-cell>
          <table:table-cell office:value-type="float" office:value="15.1524625475074">
            <text:p>15.1524625475</text:p>
          </table:table-cell>
          <table:table-cell office:value-type="float" office:value="0.956931127448321">
            <text:p>0.9569311274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770.26179398">
            <text:p>2425770.26179398</text:p>
          </table:table-cell>
          <table:table-cell office:value-type="string">
            <text:p>1929-06-07 13:16:59.531250 EST-0500</text:p>
          </table:table-cell>
          <table:table-cell office:value-type="float" office:value="0">
            <text:p>0</text:p>
          </table:table-cell>
          <table:table-cell office:value-type="float" office:value="79.0512370392971">
            <text:p>79.0512370393</text:p>
          </table:table-cell>
          <table:table-cell office:value-type="float" office:value="79.0489816204389">
            <text:p>79.0489816204</text:p>
          </table:table-cell>
          <table:table-cell office:value-type="string">
            <text:p>19 ♊ 03' 04"</text:p>
          </table:table-cell>
          <table:table-cell office:value-type="string">
            <text:p>19 ♊ 02' 56"</text:p>
          </table:table-cell>
          <table:table-cell office:value-type="float" office:value="15.1710057184325">
            <text:p>15.1710057184</text:p>
          </table:table-cell>
          <table:table-cell office:value-type="float" office:value="-0.547871287915718">
            <text:p>-0.5478712879</text:p>
          </table:table-cell>
          <table:table-cell office:value-type="float" office:value="56.1835612729878">
            <text:p>56.183561273</text:p>
          </table:table-cell>
          <table:table-cell office:value-type="float" office:value="56.1813058541296">
            <text:p>56.1813058541</text:p>
          </table:table-cell>
          <table:table-cell office:value-type="string">
            <text:p>26 ♉ 11' 00"</text:p>
          </table:table-cell>
          <table:table-cell office:value-type="string">
            <text:p>26 ♉ 10' 52"</text:p>
          </table:table-cell>
          <table:table-cell office:value-type="float" office:value="15.1709495744114">
            <text:p>15.1709495744</text:p>
          </table:table-cell>
          <table:table-cell office:value-type="float" office:value="-0.54792727960165">
            <text:p>-0.547927279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771.95637731">
            <text:p>2425771.95637731</text:p>
          </table:table-cell>
          <table:table-cell office:value-type="string">
            <text:p>1929-06-09 05:57:11.250000 EST-0500</text:p>
          </table:table-cell>
          <table:table-cell office:value-type="float" office:value="0">
            <text:p>0</text:p>
          </table:table-cell>
          <table:table-cell office:value-type="float" office:value="78.1062807996163">
            <text:p>78.1062807996</text:p>
          </table:table-cell>
          <table:table-cell office:value-type="float" office:value="78.1065395284475">
            <text:p>78.1065395284</text:p>
          </table:table-cell>
          <table:table-cell office:value-type="string">
            <text:p>18 ♊ 06' 22"</text:p>
          </table:table-cell>
          <table:table-cell office:value-type="string">
            <text:p>18 ♊ 06' 23"</text:p>
          </table:table-cell>
          <table:table-cell office:value-type="float" office:value="-0.560177069742543">
            <text:p>-0.5601770697</text:p>
          </table:table-cell>
          <table:table-cell office:value-type="float" office:value="0.956526285961143">
            <text:p>0.956526286</text:p>
          </table:table-cell>
          <table:table-cell office:value-type="float" office:value="55.2384394702608">
            <text:p>55.2384394703</text:p>
          </table:table-cell>
          <table:table-cell office:value-type="float" office:value="55.2386981990919">
            <text:p>55.2386981991</text:p>
          </table:table-cell>
          <table:table-cell office:value-type="string">
            <text:p>25 ♉ 14' 18"</text:p>
          </table:table-cell>
          <table:table-cell office:value-type="string">
            <text:p>25 ♉ 14' 19"</text:p>
          </table:table-cell>
          <table:table-cell office:value-type="float" office:value="-0.560234074571573">
            <text:p>-0.5602340746</text:p>
          </table:table-cell>
          <table:table-cell office:value-type="float" office:value="0.956469354484741">
            <text:p>0.9564693545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774.11018518">
            <text:p>2425774.11018518</text:p>
          </table:table-cell>
          <table:table-cell office:value-type="string">
            <text:p>1929-06-11 09:38:40.312500 EST-0500</text:p>
          </table:table-cell>
          <table:table-cell office:value-type="float" office:value="0">
            <text:p>0</text:p>
          </table:table-cell>
          <table:table-cell office:value-type="float" office:value="136.584137786936">
            <text:p>136.5841377869</text:p>
          </table:table-cell>
          <table:table-cell office:value-type="float" office:value="136.583367092573">
            <text:p>136.5833670926</text:p>
          </table:table-cell>
          <table:table-cell office:value-type="string">
            <text:p>16 ♌ 35' 02"</text:p>
          </table:table-cell>
          <table:table-cell office:value-type="string">
            <text:p>16 ♌ 35' 00"</text:p>
          </table:table-cell>
          <table:table-cell office:value-type="float" office:value="14.3954439780402">
            <text:p>14.395443978</text:p>
          </table:table-cell>
          <table:table-cell office:value-type="float" office:value="0.578212758282772">
            <text:p>0.5782127583</text:p>
          </table:table-cell>
          <table:table-cell office:value-type="float" office:value="113.716127664894">
            <text:p>113.7161276649</text:p>
          </table:table-cell>
          <table:table-cell office:value-type="float" office:value="113.715356970531">
            <text:p>113.7153569705</text:p>
          </table:table-cell>
          <table:table-cell office:value-type="string">
            <text:p>23 ♋ 42' 58"</text:p>
          </table:table-cell>
          <table:table-cell office:value-type="string">
            <text:p>23 ♋ 42' 55"</text:p>
          </table:table-cell>
          <table:table-cell office:value-type="float" office:value="14.395423354855">
            <text:p>14.3954233549</text:p>
          </table:table-cell>
          <table:table-cell office:value-type="float" office:value="0.578192961604381">
            <text:p>0.578192961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784.40290509">
            <text:p>2425784.40290509</text:p>
          </table:table-cell>
          <table:table-cell office:value-type="string">
            <text:p>1929-06-21 16:40:11.718750 EST-0500</text:p>
          </table:table-cell>
          <table:table-cell office:value-type="float" office:value="0">
            <text:p>0</text:p>
          </table:table-cell>
          <table:table-cell office:value-type="float" office:value="267.004899788129">
            <text:p>267.0048997881</text:p>
          </table:table-cell>
          <table:table-cell office:value-type="float" office:value="267.002652101268">
            <text:p>267.0026521013</text:p>
          </table:table-cell>
          <table:table-cell office:value-type="string">
            <text:p>27 ♐ 00' 17"</text:p>
          </table:table-cell>
          <table:table-cell office:value-type="string">
            <text:p>27 ♐ 00' 09"</text:p>
          </table:table-cell>
          <table:table-cell office:value-type="float" office:value="11.8317605974636">
            <text:p>11.8317605975</text:p>
          </table:table-cell>
          <table:table-cell office:value-type="float" office:value="-0.0736907818621989">
            <text:p>-0.0736907819</text:p>
          </table:table-cell>
          <table:table-cell office:value-type="float" office:value="244.136460162448">
            <text:p>244.1364601624</text:p>
          </table:table-cell>
          <table:table-cell office:value-type="float" office:value="244.134212475587">
            <text:p>244.1342124756</text:p>
          </table:table-cell>
          <table:table-cell office:value-type="string">
            <text:p><text:s/>4 ♐ 08' 11"</text:p>
          </table:table-cell>
          <table:table-cell office:value-type="string">
            <text:p><text:s/>4 ♐ 08' 03"</text:p>
          </table:table-cell>
          <table:table-cell office:value-type="float" office:value="11.831724411718">
            <text:p>11.8317244117</text:p>
          </table:table-cell>
          <table:table-cell office:value-type="float" office:value="-0.0737269621704546">
            <text:p>-0.0737269622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792.92170139">
            <text:p>2425792.92170139</text:p>
          </table:table-cell>
          <table:table-cell office:value-type="string">
            <text:p>1929-06-30 05:07:15.937500 EST-0500</text:p>
          </table:table-cell>
          <table:table-cell office:value-type="float" office:value="0">
            <text:p>0</text:p>
          </table:table-cell>
          <table:table-cell office:value-type="float" office:value="11.2704947619801">
            <text:p>11.270494762</text:p>
          </table:table-cell>
          <table:table-cell office:value-type="float" office:value="11.2686829391534">
            <text:p>11.2686829392</text:p>
          </table:table-cell>
          <table:table-cell office:value-type="string">
            <text:p>11 ♈ 16' 13"</text:p>
          </table:table-cell>
          <table:table-cell office:value-type="string">
            <text:p>11 ♈ 16' 07"</text:p>
          </table:table-cell>
          <table:table-cell office:value-type="float" office:value="13.1827831210296">
            <text:p>13.182783121</text:p>
          </table:table-cell>
          <table:table-cell office:value-type="float" office:value="0.0134798631860792">
            <text:p>0.0134798632</text:p>
          </table:table-cell>
          <table:table-cell office:value-type="float" office:value="348.401647645041">
            <text:p>348.401647645</text:p>
          </table:table-cell>
          <table:table-cell office:value-type="float" office:value="348.399835822214">
            <text:p>348.3998358222</text:p>
          </table:table-cell>
          <table:table-cell office:value-type="string">
            <text:p>18 ♓ 24' 05"</text:p>
          </table:table-cell>
          <table:table-cell office:value-type="string">
            <text:p>18 ♓ 23' 59"</text:p>
          </table:table-cell>
          <table:table-cell office:value-type="float" office:value="13.1828011633051">
            <text:p>13.1828011633</text:p>
          </table:table-cell>
          <table:table-cell office:value-type="float" office:value="0.0134978926602988">
            <text:p>0.0134978927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796.12239583">
            <text:p>2425796.12239583</text:p>
          </table:table-cell>
          <table:table-cell office:value-type="string">
            <text:p>1929-07-03 09:56:15.000000 EST-0500</text:p>
          </table:table-cell>
          <table:table-cell office:value-type="float" office:value="0">
            <text:p>0</text:p>
          </table:table-cell>
          <table:table-cell office:value-type="float" office:value="55.5704092213445">
            <text:p>55.5704092213</text:p>
          </table:table-cell>
          <table:table-cell office:value-type="float" office:value="55.5679355064775">
            <text:p>55.5679355065</text:p>
          </table:table-cell>
          <table:table-cell office:value-type="string">
            <text:p>25 ♉ 34' 13"</text:p>
          </table:table-cell>
          <table:table-cell office:value-type="string">
            <text:p>25 ♉ 34' 04"</text:p>
          </table:table-cell>
          <table:table-cell office:value-type="float" office:value="14.5203367999762">
            <text:p>14.5203368</text:p>
          </table:table-cell>
          <table:table-cell office:value-type="float" office:value="0.981621450938293">
            <text:p>0.9816214509</text:p>
          </table:table-cell>
          <table:table-cell office:value-type="float" office:value="32.7014393057579">
            <text:p>32.7014393058</text:p>
          </table:table-cell>
          <table:table-cell office:value-type="float" office:value="32.6989655908909">
            <text:p>32.6989655909</text:p>
          </table:table-cell>
          <table:table-cell office:value-type="string">
            <text:p><text:s/>2 ♉ 42' 05"</text:p>
          </table:table-cell>
          <table:table-cell office:value-type="string">
            <text:p><text:s/>2 ♉ 41' 56"</text:p>
          </table:table-cell>
          <table:table-cell office:value-type="float" office:value="14.5203086843366">
            <text:p>14.5203086843</text:p>
          </table:table-cell>
          <table:table-cell office:value-type="float" office:value="0.981593789084278">
            <text:p>0.9815937891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796.75202546">
            <text:p>2425796.75202546</text:p>
          </table:table-cell>
          <table:table-cell office:value-type="string">
            <text:p>1929-07-04 01:02:55.781250 EST-0500</text:p>
          </table:table-cell>
          <table:table-cell office:value-type="float" office:value="0">
            <text:p>0</text:p>
          </table:table-cell>
          <table:table-cell office:value-type="float" office:value="64.7907734727001">
            <text:p>64.7907734727</text:p>
          </table:table-cell>
          <table:table-cell office:value-type="float" office:value="64.7885592420303">
            <text:p>64.788559242</text:p>
          </table:table-cell>
          <table:table-cell office:value-type="string">
            <text:p><text:s/>4 ♊ 47' 26"</text:p>
          </table:table-cell>
          <table:table-cell office:value-type="string">
            <text:p><text:s/>4 ♊ 47' 18"</text:p>
          </table:table-cell>
          <table:table-cell office:value-type="float" office:value="14.7632108300797">
            <text:p>14.7632108301</text:p>
          </table:table-cell>
          <table:table-cell office:value-type="float" office:value="0.210441764746101">
            <text:p>0.2104417647</text:p>
          </table:table-cell>
          <table:table-cell office:value-type="float" office:value="41.9217577925553">
            <text:p>41.9217577926</text:p>
          </table:table-cell>
          <table:table-cell office:value-type="float" office:value="41.9195435618855">
            <text:p>41.9195435619</text:p>
          </table:table-cell>
          <table:table-cell office:value-type="string">
            <text:p>11 ♉ 55' 18"</text:p>
          </table:table-cell>
          <table:table-cell office:value-type="string">
            <text:p>11 ♉ 55' 10"</text:p>
          </table:table-cell>
          <table:table-cell office:value-type="float" office:value="14.7631700751614">
            <text:p>14.7631700752</text:p>
          </table:table-cell>
          <table:table-cell office:value-type="float" office:value="0.210401172668074">
            <text:p>0.2104011727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797.87263889">
            <text:p>2425797.87263889</text:p>
          </table:table-cell>
          <table:table-cell office:value-type="string">
            <text:p>1929-07-05 03:56:36.093750 EST-0500</text:p>
          </table:table-cell>
          <table:table-cell office:value-type="float" office:value="0">
            <text:p>0</text:p>
          </table:table-cell>
          <table:table-cell office:value-type="float" office:value="81.5376131781948">
            <text:p>81.5376131782</text:p>
          </table:table-cell>
          <table:table-cell office:value-type="float" office:value="81.5343628158327">
            <text:p>81.5343628158</text:p>
          </table:table-cell>
          <table:table-cell office:value-type="string">
            <text:p>21 ♊ 32' 15"</text:p>
          </table:table-cell>
          <table:table-cell office:value-type="string">
            <text:p>21 ♊ 32' 03"</text:p>
          </table:table-cell>
          <table:table-cell office:value-type="float" office:value="15.1008852246567">
            <text:p>15.1008852247</text:p>
          </table:table-cell>
          <table:table-cell office:value-type="float" office:value="1.07677314145393">
            <text:p>1.0767731415</text:p>
          </table:table-cell>
          <table:table-cell office:value-type="float" office:value="58.668498839375">
            <text:p>58.6684988394</text:p>
          </table:table-cell>
          <table:table-cell office:value-type="float" office:value="58.665248477013">
            <text:p>58.665248477</text:p>
          </table:table-cell>
          <table:table-cell office:value-type="string">
            <text:p>28 ♉ 40' 06"</text:p>
          </table:table-cell>
          <table:table-cell office:value-type="string">
            <text:p>28 ♉ 39' 54"</text:p>
          </table:table-cell>
          <table:table-cell office:value-type="float" office:value="15.1008280013057">
            <text:p>15.1008280013</text:p>
          </table:table-cell>
          <table:table-cell office:value-type="float" office:value="1.07671596009927">
            <text:p>1.0767159601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799.36628472">
            <text:p>2425799.36628472</text:p>
          </table:table-cell>
          <table:table-cell office:value-type="string">
            <text:p>1929-07-06 15:47:27.656250 EST-0500</text:p>
          </table:table-cell>
          <table:table-cell office:value-type="float" office:value="0">
            <text:p>0</text:p>
          </table:table-cell>
          <table:table-cell office:value-type="float" office:value="104.26131209844">
            <text:p>104.2613120984</text:p>
          </table:table-cell>
          <table:table-cell office:value-type="float" office:value="104.260913688463">
            <text:p>104.2609136885</text:p>
          </table:table-cell>
          <table:table-cell office:value-type="string">
            <text:p>14 ♋ 15' 40"</text:p>
          </table:table-cell>
          <table:table-cell office:value-type="string">
            <text:p>14 ♋ 15' 39"</text:p>
          </table:table-cell>
          <table:table-cell office:value-type="float" office:value="15.2628516794437">
            <text:p>15.2628516794</text:p>
          </table:table-cell>
          <table:table-cell office:value-type="float" office:value="0.953878801385095">
            <text:p>0.9538788014</text:p>
          </table:table-cell>
          <table:table-cell office:value-type="float" office:value="81.3920513535311">
            <text:p>81.3920513535</text:p>
          </table:table-cell>
          <table:table-cell office:value-type="float" office:value="81.3916529435545">
            <text:p>81.3916529436</text:p>
          </table:table-cell>
          <table:table-cell office:value-type="string">
            <text:p>21 ♊ 23' 31"</text:p>
          </table:table-cell>
          <table:table-cell office:value-type="string">
            <text:p>21 ♊ 23' 29"</text:p>
          </table:table-cell>
          <table:table-cell office:value-type="float" office:value="15.2627937885615">
            <text:p>15.2627937886</text:p>
          </table:table-cell>
          <table:table-cell office:value-type="float" office:value="0.95382110926221">
            <text:p>0.9538211093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802.66414352">
            <text:p>2425802.66414352</text:p>
          </table:table-cell>
          <table:table-cell office:value-type="string">
            <text:p>1929-07-09 22:56:22.031250 EST-0500</text:p>
          </table:table-cell>
          <table:table-cell office:value-type="float" office:value="0">
            <text:p>0</text:p>
          </table:table-cell>
          <table:table-cell office:value-type="float" office:value="153.462968542679">
            <text:p>153.4629685427</text:p>
          </table:table-cell>
          <table:table-cell office:value-type="float" office:value="153.462033359974">
            <text:p>153.46203336</text:p>
          </table:table-cell>
          <table:table-cell office:value-type="string">
            <text:p><text:s/>3 ♍ 27' 46"</text:p>
          </table:table-cell>
          <table:table-cell office:value-type="string">
            <text:p><text:s/>3 ♍ 27' 43"</text:p>
          </table:table-cell>
          <table:table-cell office:value-type="float" office:value="14.3236690414546">
            <text:p>14.3236690415</text:p>
          </table:table-cell>
          <table:table-cell office:value-type="float" office:value="0.60370672402425">
            <text:p>0.603706724</text:p>
          </table:table-cell>
          <table:table-cell office:value-type="float" office:value="130.593485255774">
            <text:p>130.5934852558</text:p>
          </table:table-cell>
          <table:table-cell office:value-type="float" office:value="130.592550073069">
            <text:p>130.5925500731</text:p>
          </table:table-cell>
          <table:table-cell office:value-type="string">
            <text:p>10 ♌ 35' 36"</text:p>
          </table:table-cell>
          <table:table-cell office:value-type="string">
            <text:p>10 ♌ 35' 33"</text:p>
          </table:table-cell>
          <table:table-cell office:value-type="float" office:value="14.3236710141685">
            <text:p>14.3236710142</text:p>
          </table:table-cell>
          <table:table-cell office:value-type="float" office:value="0.603709872120885">
            <text:p>0.6037098721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5807.38045139">
            <text:p>2425807.38045139</text:p>
          </table:table-cell>
          <table:table-cell office:value-type="string">
            <text:p>1929-07-14 16:07:51.093750 EST-0500</text:p>
          </table:table-cell>
          <table:table-cell office:value-type="float" office:value="0">
            <text:p>0</text:p>
          </table:table-cell>
          <table:table-cell office:value-type="float" office:value="66.961199913023">
            <text:p>66.961199913</text:p>
          </table:table-cell>
          <table:table-cell office:value-type="float" office:value="66.9611765201158">
            <text:p>66.9611765201</text:p>
          </table:table-cell>
          <table:table-cell table:number-columns-repeated="2" office:value-type="string">
            <text:p><text:s/>6 ♊ 57' 40"</text:p>
          </table:table-cell>
          <table:table-cell office:value-type="float" office:value="1.03913943949116">
            <text:p>1.0391394395</text:p>
          </table:table-cell>
          <table:table-cell office:value-type="float" office:value="0.197947184329683">
            <text:p>0.1979471843</text:p>
          </table:table-cell>
          <table:table-cell office:value-type="float" office:value="44.0916085965256">
            <text:p>44.0916085965</text:p>
          </table:table-cell>
          <table:table-cell office:value-type="float" office:value="44.0915852036184">
            <text:p>44.0915852036</text:p>
          </table:table-cell>
          <table:table-cell table:number-columns-repeated="2" office:value-type="string">
            <text:p>14 ♉ 05' 29"</text:p>
          </table:table-cell>
          <table:table-cell office:value-type="float" office:value="1.03914370105151">
            <text:p>1.0391437011</text:p>
          </table:table-cell>
          <table:table-cell office:value-type="float" office:value="0.197951345753573">
            <text:p>0.1979513458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811.49885417">
            <text:p>2425811.49885417</text:p>
          </table:table-cell>
          <table:table-cell office:value-type="string">
            <text:p>1929-07-18 18:58:21.562500 EST-0500</text:p>
          </table:table-cell>
          <table:table-cell office:value-type="float" office:value="0">
            <text:p>0</text:p>
          </table:table-cell>
          <table:table-cell office:value-type="float" office:value="265.16456982765">
            <text:p>265.1645698277</text:p>
          </table:table-cell>
          <table:table-cell office:value-type="float" office:value="265.1632024394">
            <text:p>265.1632024394</text:p>
          </table:table-cell>
          <table:table-cell office:value-type="string">
            <text:p>25 ♐ 09' 52"</text:p>
          </table:table-cell>
          <table:table-cell office:value-type="string">
            <text:p>25 ♐ 09' 47"</text:p>
          </table:table-cell>
          <table:table-cell office:value-type="float" office:value="11.8161546376842">
            <text:p>11.8161546377</text:p>
          </table:table-cell>
          <table:table-cell office:value-type="float" office:value="-0.0578057846125258">
            <text:p>-0.0578057846</text:p>
          </table:table-cell>
          <table:table-cell office:value-type="float" office:value="242.294751939279">
            <text:p>242.2947519393</text:p>
          </table:table-cell>
          <table:table-cell office:value-type="float" office:value="242.293384551029">
            <text:p>242.293384551</text:p>
          </table:table-cell>
          <table:table-cell office:value-type="string">
            <text:p><text:s/>2 ♐ 17' 41"</text:p>
          </table:table-cell>
          <table:table-cell office:value-type="string">
            <text:p><text:s/>2 ♐ 17' 36"</text:p>
          </table:table-cell>
          <table:table-cell office:value-type="float" office:value="11.8161231088269">
            <text:p>11.8161231088</text:p>
          </table:table-cell>
          <table:table-cell office:value-type="float" office:value="-0.0578373255307822">
            <text:p>-0.0578373255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820.18318287">
            <text:p>2425820.18318287</text:p>
          </table:table-cell>
          <table:table-cell office:value-type="string">
            <text:p>1929-07-27 11:23:47.343750 EST-0500</text:p>
          </table:table-cell>
          <table:table-cell office:value-type="float" office:value="0">
            <text:p>0</text:p>
          </table:table-cell>
          <table:table-cell office:value-type="float" office:value="11.3404877325528">
            <text:p>11.3404877326</text:p>
          </table:table-cell>
          <table:table-cell office:value-type="float" office:value="11.3373964319893">
            <text:p>11.337396432</text:p>
          </table:table-cell>
          <table:table-cell office:value-type="string">
            <text:p>11 ♈ 20' 25"</text:p>
          </table:table-cell>
          <table:table-cell office:value-type="string">
            <text:p>11 ♈ 20' 14"</text:p>
          </table:table-cell>
          <table:table-cell office:value-type="float" office:value="12.9607965132541">
            <text:p>12.9607965133</text:p>
          </table:table-cell>
          <table:table-cell office:value-type="float" office:value="-0.00843111070818433">
            <text:p>-0.0084311107</text:p>
          </table:table-cell>
          <table:table-cell office:value-type="float" office:value="348.470301632797">
            <text:p>348.4703016328</text:p>
          </table:table-cell>
          <table:table-cell office:value-type="float" office:value="348.467210332233">
            <text:p>348.4672103322</text:p>
          </table:table-cell>
          <table:table-cell office:value-type="string">
            <text:p>18 ♓ 28' 13"</text:p>
          </table:table-cell>
          <table:table-cell office:value-type="string">
            <text:p>18 ♓ 28' 01"</text:p>
          </table:table-cell>
          <table:table-cell office:value-type="float" office:value="12.9608211956878">
            <text:p>12.9608211957</text:p>
          </table:table-cell>
          <table:table-cell office:value-type="float" office:value="-0.00840631608359085">
            <text:p>-0.008406316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823.67414352">
            <text:p>2425823.67414352</text:p>
          </table:table-cell>
          <table:table-cell office:value-type="string">
            <text:p>1929-07-30 23:10:46.875000 EST-0500</text:p>
          </table:table-cell>
          <table:table-cell office:value-type="float" office:value="0">
            <text:p>0</text:p>
          </table:table-cell>
          <table:table-cell office:value-type="float" office:value="127.463220867539">
            <text:p>127.4632208675</text:p>
          </table:table-cell>
          <table:table-cell office:value-type="float" office:value="127.463059636508">
            <text:p>127.4630596365</text:p>
          </table:table-cell>
          <table:table-cell table:number-columns-repeated="2" office:value-type="string">
            <text:p><text:s/>7 ♌ 27' 47"</text:p>
          </table:table-cell>
          <table:table-cell office:value-type="float" office:value="2.08652951694919">
            <text:p>2.0865295169</text:p>
          </table:table-cell>
          <table:table-cell office:value-type="float" office:value="0.956772918491278">
            <text:p>0.9567729185</text:p>
          </table:table-cell>
          <table:table-cell office:value-type="float" office:value="104.592922149718">
            <text:p>104.5929221497</text:p>
          </table:table-cell>
          <table:table-cell office:value-type="float" office:value="104.592760918687">
            <text:p>104.5927609187</text:p>
          </table:table-cell>
          <table:table-cell office:value-type="string">
            <text:p>14 ♋ 35' 34"</text:p>
          </table:table-cell>
          <table:table-cell office:value-type="string">
            <text:p>14 ♋ 35' 33"</text:p>
          </table:table-cell>
          <table:table-cell office:value-type="float" office:value="2.08650732993919">
            <text:p>2.0865073299</text:p>
          </table:table-cell>
          <table:table-cell office:value-type="float" office:value="0.956750578944408">
            <text:p>0.9567505789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824.48884259">
            <text:p>2425824.48884259</text:p>
          </table:table-cell>
          <table:table-cell office:value-type="string">
            <text:p>1929-07-31 18:43:56.718750 EST-0500</text:p>
          </table:table-cell>
          <table:table-cell office:value-type="float" office:value="0">
            <text:p>0</text:p>
          </table:table-cell>
          <table:table-cell office:value-type="float" office:value="70.1407946914586">
            <text:p>70.1407946915</text:p>
          </table:table-cell>
          <table:table-cell office:value-type="float" office:value="70.1403222897249">
            <text:p>70.1403222897</text:p>
          </table:table-cell>
          <table:table-cell office:value-type="string">
            <text:p>10 ♊ 08' 26"</text:p>
          </table:table-cell>
          <table:table-cell office:value-type="string">
            <text:p>10 ♊ 08' 25"</text:p>
          </table:table-cell>
          <table:table-cell office:value-type="float" office:value="14.4306482227788">
            <text:p>14.4306482228</text:p>
          </table:table-cell>
          <table:table-cell office:value-type="float" office:value="0.172515445648254">
            <text:p>0.1725154456</text:p>
          </table:table-cell>
          <table:table-cell office:value-type="float" office:value="47.2704406774391">
            <text:p>47.2704406774</text:p>
          </table:table-cell>
          <table:table-cell office:value-type="float" office:value="47.2699682757054">
            <text:p>47.2699682757</text:p>
          </table:table-cell>
          <table:table-cell office:value-type="string">
            <text:p>17 ♉ 16' 13"</text:p>
          </table:table-cell>
          <table:table-cell office:value-type="string">
            <text:p>17 ♉ 16' 11"</text:p>
          </table:table-cell>
          <table:table-cell office:value-type="float" office:value="14.4306116427126">
            <text:p>14.4306116427</text:p>
          </table:table-cell>
          <table:table-cell office:value-type="float" office:value="0.172478951184041">
            <text:p>0.1724789512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825.61091435">
            <text:p>2425825.61091435</text:p>
          </table:table-cell>
          <table:table-cell office:value-type="string">
            <text:p>1929-08-01 21:39:43.593750 EST-0500</text:p>
          </table:table-cell>
          <table:table-cell office:value-type="float" office:value="0">
            <text:p>0</text:p>
          </table:table-cell>
          <table:table-cell office:value-type="float" office:value="86.5448319227906">
            <text:p>86.5448319228</text:p>
          </table:table-cell>
          <table:table-cell office:value-type="float" office:value="86.5416743404466">
            <text:p>86.5416743404</text:p>
          </table:table-cell>
          <table:table-cell office:value-type="string">
            <text:p>26 ♊ 32' 41"</text:p>
          </table:table-cell>
          <table:table-cell office:value-type="string">
            <text:p>26 ♊ 32' 30"</text:p>
          </table:table-cell>
          <table:table-cell office:value-type="float" office:value="14.7936819351277">
            <text:p>14.7936819351</text:p>
          </table:table-cell>
          <table:table-cell office:value-type="float" office:value="1.1045481702681">
            <text:p>1.1045481703</text:p>
          </table:table-cell>
          <table:table-cell office:value-type="float" office:value="63.674385993658">
            <text:p>63.6743859937</text:p>
          </table:table-cell>
          <table:table-cell office:value-type="float" office:value="63.6712284113139">
            <text:p>63.6712284113</text:p>
          </table:table-cell>
          <table:table-cell office:value-type="string">
            <text:p><text:s/>3 ♊ 40' 27"</text:p>
          </table:table-cell>
          <table:table-cell office:value-type="string">
            <text:p><text:s/>3 ♊ 40' 16"</text:p>
          </table:table-cell>
          <table:table-cell office:value-type="float" office:value="14.7936329354623">
            <text:p>14.7936329355</text:p>
          </table:table-cell>
          <table:table-cell office:value-type="float" office:value="1.10449915454258">
            <text:p>1.1044991545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828.65314815">
            <text:p>2425828.65314815</text:p>
          </table:table-cell>
          <table:table-cell office:value-type="string">
            <text:p>1929-08-04 22:40:32.812500 EST-0500</text:p>
          </table:table-cell>
          <table:table-cell office:value-type="float" office:value="0">
            <text:p>0</text:p>
          </table:table-cell>
          <table:table-cell office:value-type="float" office:value="132.231304571958">
            <text:p>132.231304572</text:p>
          </table:table-cell>
          <table:table-cell office:value-type="float" office:value="132.230788716828">
            <text:p>132.2307887168</text:p>
          </table:table-cell>
          <table:table-cell office:value-type="string">
            <text:p>12 ♌ 13' 52"</text:p>
          </table:table-cell>
          <table:table-cell office:value-type="string">
            <text:p>12 ♌ 13' 50"</text:p>
          </table:table-cell>
          <table:table-cell office:value-type="float" office:value="15.0031659486853">
            <text:p>15.0031659487</text:p>
          </table:table-cell>
          <table:table-cell office:value-type="float" office:value="0.958283821023563">
            <text:p>0.958283821</text:p>
          </table:table-cell>
          <table:table-cell office:value-type="float" office:value="109.360618948947">
            <text:p>109.3606189489</text:p>
          </table:table-cell>
          <table:table-cell office:value-type="float" office:value="109.360103093817">
            <text:p>109.3601030938</text:p>
          </table:table-cell>
          <table:table-cell office:value-type="string">
            <text:p>19 ♋ 21' 38"</text:p>
          </table:table-cell>
          <table:table-cell office:value-type="string">
            <text:p>19 ♋ 21' 36"</text:p>
          </table:table-cell>
          <table:table-cell office:value-type="float" office:value="15.0031471939439">
            <text:p>15.0031471939</text:p>
          </table:table-cell>
          <table:table-cell office:value-type="float" office:value="0.958266494421665">
            <text:p>0.9582664944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829.07013889">
            <text:p>2425829.07013889</text:p>
          </table:table-cell>
          <table:table-cell office:value-type="string">
            <text:p>1929-08-05 08:41:00.937500 EST-0500</text:p>
          </table:table-cell>
          <table:table-cell office:value-type="float" office:value="0">
            <text:p>0</text:p>
          </table:table-cell>
          <table:table-cell office:value-type="float" office:value="138.47005295724">
            <text:p>138.4700529572</text:p>
          </table:table-cell>
          <table:table-cell office:value-type="float" office:value="138.467197173828">
            <text:p>138.4671971738</text:p>
          </table:table-cell>
          <table:table-cell office:value-type="string">
            <text:p>18 ♌ 28' 12"</text:p>
          </table:table-cell>
          <table:table-cell office:value-type="string">
            <text:p>18 ♌ 28' 01"</text:p>
          </table:table-cell>
          <table:table-cell office:value-type="float" office:value="14.9149374033801">
            <text:p>14.9149374034</text:p>
          </table:table-cell>
          <table:table-cell office:value-type="float" office:value="1.98321705177095">
            <text:p>1.9832170518</text:p>
          </table:table-cell>
          <table:table-cell office:value-type="float" office:value="115.599346062119">
            <text:p>115.5993460621</text:p>
          </table:table-cell>
          <table:table-cell office:value-type="float" office:value="115.596490278707">
            <text:p>115.5964902787</text:p>
          </table:table-cell>
          <table:table-cell office:value-type="string">
            <text:p>25 ♋ 35' 57"</text:p>
          </table:table-cell>
          <table:table-cell office:value-type="string">
            <text:p>25 ♋ 35' 47"</text:p>
          </table:table-cell>
          <table:table-cell office:value-type="float" office:value="14.9149275609782">
            <text:p>14.914927561</text:p>
          </table:table-cell>
          <table:table-cell office:value-type="float" office:value="1.98320825787476">
            <text:p>1.9832082579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831.31501157">
            <text:p>2425831.31501157</text:p>
          </table:table-cell>
          <table:table-cell office:value-type="string">
            <text:p>1929-08-07 14:33:37.968750 EST-0500</text:p>
          </table:table-cell>
          <table:table-cell office:value-type="float" office:value="0">
            <text:p>0</text:p>
          </table:table-cell>
          <table:table-cell office:value-type="float" office:value="171.092764385925">
            <text:p>171.0927643859</text:p>
          </table:table-cell>
          <table:table-cell office:value-type="float" office:value="171.090444557758">
            <text:p>171.0904445578</text:p>
          </table:table-cell>
          <table:table-cell office:value-type="string">
            <text:p>21 ♍ 05' 33"</text:p>
          </table:table-cell>
          <table:table-cell office:value-type="string">
            <text:p>21 ♍ 05' 25"</text:p>
          </table:table-cell>
          <table:table-cell office:value-type="float" office:value="14.0642118584734">
            <text:p>14.0642118585</text:p>
          </table:table-cell>
          <table:table-cell office:value-type="float" office:value="0.62707970018201">
            <text:p>0.6270797002</text:p>
          </table:table-cell>
          <table:table-cell office:value-type="float" office:value="148.222000134578">
            <text:p>148.2220001346</text:p>
          </table:table-cell>
          <table:table-cell office:value-type="float" office:value="148.219680306411">
            <text:p>148.2196803064</text:p>
          </table:table-cell>
          <table:table-cell office:value-type="string">
            <text:p>28 ♌ 13' 19"</text:p>
          </table:table-cell>
          <table:table-cell office:value-type="string">
            <text:p>28 ♌ 13' 10"</text:p>
          </table:table-cell>
          <table:table-cell office:value-type="float" office:value="14.06423885229">
            <text:p>14.0642388523</text:p>
          </table:table-cell>
          <table:table-cell office:value-type="float" office:value="0.627107507560358">
            <text:p>0.627107507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838.67732639">
            <text:p>2425838.67732639</text:p>
          </table:table-cell>
          <table:table-cell office:value-type="string">
            <text:p>1929-08-14 23:15:21.093750 EST-0500</text:p>
          </table:table-cell>
          <table:table-cell office:value-type="float" office:value="0">
            <text:p>0</text:p>
          </table:table-cell>
          <table:table-cell office:value-type="float" office:value="264.046204916431">
            <text:p>264.0462049164</text:p>
          </table:table-cell>
          <table:table-cell office:value-type="float" office:value="264.045927149266">
            <text:p>264.0459271493</text:p>
          </table:table-cell>
          <table:table-cell office:value-type="string">
            <text:p>24 ♐ 02' 46"</text:p>
          </table:table-cell>
          <table:table-cell office:value-type="string">
            <text:p>24 ♐ 02' 45"</text:p>
          </table:table-cell>
          <table:table-cell office:value-type="float" office:value="11.8240370841115">
            <text:p>11.8240370841</text:p>
          </table:table-cell>
          <table:table-cell office:value-type="float" office:value="-0.0219215177751753">
            <text:p>-0.0219215178</text:p>
          </table:table-cell>
          <table:table-cell office:value-type="float" office:value="241.175217281436">
            <text:p>241.1752172814</text:p>
          </table:table-cell>
          <table:table-cell office:value-type="float" office:value="241.174939514271">
            <text:p>241.1749395143</text:p>
          </table:table-cell>
          <table:table-cell office:value-type="string">
            <text:p><text:s/>1 ♐ 10' 30"</text:p>
          </table:table-cell>
          <table:table-cell office:value-type="string">
            <text:p><text:s/>1 ♐ 10' 29"</text:p>
          </table:table-cell>
          <table:table-cell office:value-type="float" office:value="11.8240153064535">
            <text:p>11.8240153065</text:p>
          </table:table-cell>
          <table:table-cell office:value-type="float" office:value="-0.0219433141482471">
            <text:p>-0.0219433141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847.37165509">
            <text:p>2425847.37165509</text:p>
          </table:table-cell>
          <table:table-cell office:value-type="string">
            <text:p>1929-08-23 15:55:11.718750 EST-0500</text:p>
          </table:table-cell>
          <table:table-cell office:value-type="float" office:value="0">
            <text:p>0</text:p>
          </table:table-cell>
          <table:table-cell office:value-type="float" office:value="10.8380986863845">
            <text:p>10.8380986864</text:p>
          </table:table-cell>
          <table:table-cell office:value-type="float" office:value="10.8358115679455">
            <text:p>10.8358115679</text:p>
          </table:table-cell>
          <table:table-cell office:value-type="string">
            <text:p>10 ♈ 50' 17"</text:p>
          </table:table-cell>
          <table:table-cell office:value-type="string">
            <text:p>10 ♈ 50' 08"</text:p>
          </table:table-cell>
          <table:table-cell office:value-type="float" office:value="12.9949944837123">
            <text:p>12.9949944837</text:p>
          </table:table-cell>
          <table:table-cell office:value-type="float" office:value="-0.0276090082957223">
            <text:p>-0.0276090083</text:p>
          </table:table-cell>
          <table:table-cell office:value-type="float" office:value="347.966826241486">
            <text:p>347.9668262415</text:p>
          </table:table-cell>
          <table:table-cell office:value-type="float" office:value="347.964539123047">
            <text:p>347.964539123</text:p>
          </table:table-cell>
          <table:table-cell office:value-type="string">
            <text:p>17 ♓ 58' 00"</text:p>
          </table:table-cell>
          <table:table-cell office:value-type="string">
            <text:p>17 ♓ 57' 52"</text:p>
          </table:table-cell>
          <table:table-cell office:value-type="float" office:value="12.9950296966829">
            <text:p>12.9950296967</text:p>
          </table:table-cell>
          <table:table-cell office:value-type="float" office:value="-0.0275737011413797">
            <text:p>-0.0275737011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852.05622685">
            <text:p>2425852.05622685</text:p>
          </table:table-cell>
          <table:table-cell office:value-type="string">
            <text:p>1929-08-28 08:20:58.593750 EST-0500</text:p>
          </table:table-cell>
          <table:table-cell office:value-type="float" office:value="0">
            <text:p>0</text:p>
          </table:table-cell>
          <table:table-cell office:value-type="float" office:value="74.1436669730399">
            <text:p>74.143666973</text:p>
          </table:table-cell>
          <table:table-cell office:value-type="float" office:value="74.1408829877039">
            <text:p>74.1408829877</text:p>
          </table:table-cell>
          <table:table-cell office:value-type="string">
            <text:p>14 ♊ 08' 37"</text:p>
          </table:table-cell>
          <table:table-cell office:value-type="string">
            <text:p>14 ♊ 08' 27"</text:p>
          </table:table-cell>
          <table:table-cell office:value-type="float" office:value="14.1016649885662">
            <text:p>14.1016649886</text:p>
          </table:table-cell>
          <table:table-cell office:value-type="float" office:value="0.114252424140205">
            <text:p>0.1142524241</text:p>
          </table:table-cell>
          <table:table-cell office:value-type="float" office:value="51.2722525191825">
            <text:p>51.2722525192</text:p>
          </table:table-cell>
          <table:table-cell office:value-type="float" office:value="51.2694685338465">
            <text:p>51.2694685338</text:p>
          </table:table-cell>
          <table:table-cell office:value-type="string">
            <text:p>21 ♉ 16' 20"</text:p>
          </table:table-cell>
          <table:table-cell office:value-type="string">
            <text:p>21 ♉ 16' 10"</text:p>
          </table:table-cell>
          <table:table-cell office:value-type="float" office:value="14.1016371672302">
            <text:p>14.1016371672</text:p>
          </table:table-cell>
          <table:table-cell office:value-type="float" office:value="0.114224670603144">
            <text:p>0.1142246706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855.24909722">
            <text:p>2425855.24909722</text:p>
          </table:table-cell>
          <table:table-cell office:value-type="string">
            <text:p>1929-08-31 12:58:42.656250 EST-0500</text:p>
          </table:table-cell>
          <table:table-cell office:value-type="float" office:value="0">
            <text:p>0</text:p>
          </table:table-cell>
          <table:table-cell office:value-type="float" office:value="120.32931692054">
            <text:p>120.3293169205</text:p>
          </table:table-cell>
          <table:table-cell office:value-type="float" office:value="120.329101167103">
            <text:p>120.3291011671</text:p>
          </table:table-cell>
          <table:table-cell office:value-type="string">
            <text:p><text:s/>0 ♌ 19' 45"</text:p>
          </table:table-cell>
          <table:table-cell office:value-type="string">
            <text:p><text:s/>0 ♌ 19' 44"</text:p>
          </table:table-cell>
          <table:table-cell office:value-type="float" office:value="14.7188983785106">
            <text:p>14.7188983785</text:p>
          </table:table-cell>
          <table:table-cell office:value-type="float" office:value="1.17105981768176">
            <text:p>1.1710598177</text:p>
          </table:table-cell>
          <table:table-cell office:value-type="float" office:value="97.4576758395694">
            <text:p>97.4576758396</text:p>
          </table:table-cell>
          <table:table-cell office:value-type="float" office:value="97.4574600861328">
            <text:p>97.4574600861</text:p>
          </table:table-cell>
          <table:table-cell office:value-type="string">
            <text:p><text:s/>7 ♋ 27' 27"</text:p>
          </table:table-cell>
          <table:table-cell office:value-type="string">
            <text:p><text:s/>7 ♋ 27' 26"</text:p>
          </table:table-cell>
          <table:table-cell office:value-type="float" office:value="14.7188760898369">
            <text:p>14.7188760898</text:p>
          </table:table-cell>
          <table:table-cell office:value-type="float" office:value="1.17103845416475">
            <text:p>1.1710384542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857.99177083">
            <text:p>2425857.99177083</text:p>
          </table:table-cell>
          <table:table-cell office:value-type="string">
            <text:p>1929-09-03 06:48:09.843750 EST-0500</text:p>
          </table:table-cell>
          <table:table-cell office:value-type="float" office:value="0">
            <text:p>0</text:p>
          </table:table-cell>
          <table:table-cell office:value-type="float" office:value="160.484445785007">
            <text:p>160.484445785</text:p>
          </table:table-cell>
          <table:table-cell office:value-type="float" office:value="160.482676724957">
            <text:p>160.482676725</text:p>
          </table:table-cell>
          <table:table-cell office:value-type="string">
            <text:p>10 ♍ 29' 04"</text:p>
          </table:table-cell>
          <table:table-cell office:value-type="string">
            <text:p>10 ♍ 28' 57"</text:p>
          </table:table-cell>
          <table:table-cell office:value-type="float" office:value="14.4011531700169">
            <text:p>14.40115317</text:p>
          </table:table-cell>
          <table:table-cell office:value-type="float" office:value="0.969397113082162">
            <text:p>0.9693971131</text:p>
          </table:table-cell>
          <table:table-cell office:value-type="float" office:value="137.612712872403">
            <text:p>137.6127128724</text:p>
          </table:table-cell>
          <table:table-cell office:value-type="float" office:value="137.610943812353">
            <text:p>137.6109438124</text:p>
          </table:table-cell>
          <table:table-cell office:value-type="string">
            <text:p>17 ♌ 36' 45"</text:p>
          </table:table-cell>
          <table:table-cell office:value-type="string">
            <text:p>17 ♌ 36' 39"</text:p>
          </table:table-cell>
          <table:table-cell office:value-type="float" office:value="14.4011814563429">
            <text:p>14.4011814563</text:p>
          </table:table-cell>
          <table:table-cell office:value-type="float" office:value="0.969426684242154">
            <text:p>0.9694266842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859.95783565">
            <text:p>2425859.95783565</text:p>
          </table:table-cell>
          <table:table-cell office:value-type="string">
            <text:p>1929-09-05 05:59:17.812500 EST-0500</text:p>
          </table:table-cell>
          <table:table-cell office:value-type="float" office:value="0">
            <text:p>0</text:p>
          </table:table-cell>
          <table:table-cell office:value-type="float" office:value="188.134131278887">
            <text:p>188.1341312789</text:p>
          </table:table-cell>
          <table:table-cell office:value-type="float" office:value="188.131911782373">
            <text:p>188.1319117824</text:p>
          </table:table-cell>
          <table:table-cell office:value-type="string">
            <text:p><text:s/>8 ♎ 08' 02"</text:p>
          </table:table-cell>
          <table:table-cell office:value-type="string">
            <text:p><text:s/>8 ♎ 07' 54"</text:p>
          </table:table-cell>
          <table:table-cell office:value-type="float" office:value="13.6823662548459">
            <text:p>13.6823662548</text:p>
          </table:table-cell>
          <table:table-cell office:value-type="float" office:value="1.22273783217057">
            <text:p>1.2227378322</text:p>
          </table:table-cell>
          <table:table-cell office:value-type="float" office:value="165.262397154891">
            <text:p>165.2623971549</text:p>
          </table:table-cell>
          <table:table-cell office:value-type="float" office:value="165.260177658377">
            <text:p>165.2601776584</text:p>
          </table:table-cell>
          <table:table-cell office:value-type="string">
            <text:p>15 ♍ 15' 44"</text:p>
          </table:table-cell>
          <table:table-cell office:value-type="string">
            <text:p>15 ♍ 15' 36"</text:p>
          </table:table-cell>
          <table:table-cell office:value-type="float" office:value="13.6824061437918">
            <text:p>13.6824061438</text:p>
          </table:table-cell>
          <table:table-cell office:value-type="float" office:value="1.22277790519792">
            <text:p>1.2227779052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860.05402778">
            <text:p>2425860.05402778</text:p>
          </table:table-cell>
          <table:table-cell office:value-type="string">
            <text:p>1929-09-05 08:17:48.750000 EST-0500</text:p>
          </table:table-cell>
          <table:table-cell office:value-type="float" office:value="0">
            <text:p>0</text:p>
          </table:table-cell>
          <table:table-cell office:value-type="float" office:value="189.448330616112">
            <text:p>189.4483306161</text:p>
          </table:table-cell>
          <table:table-cell office:value-type="float" office:value="189.447188859941">
            <text:p>189.4471888599</text:p>
          </table:table-cell>
          <table:table-cell office:value-type="string">
            <text:p><text:s/>9 ♎ 26' 53"</text:p>
          </table:table-cell>
          <table:table-cell office:value-type="string">
            <text:p><text:s/>9 ♎ 26' 49"</text:p>
          </table:table-cell>
          <table:table-cell office:value-type="float" office:value="13.6420668181484">
            <text:p>13.6420668181</text:p>
          </table:table-cell>
          <table:table-cell office:value-type="float" office:value="0.650841270713927">
            <text:p>0.6508412707</text:p>
          </table:table-cell>
          <table:table-cell office:value-type="float" office:value="166.576596647536">
            <text:p>166.5765966475</text:p>
          </table:table-cell>
          <table:table-cell office:value-type="float" office:value="166.575454891364">
            <text:p>166.5754548914</text:p>
          </table:table-cell>
          <table:table-cell office:value-type="string">
            <text:p>16 ♍ 34' 35"</text:p>
          </table:table-cell>
          <table:table-cell office:value-type="string">
            <text:p>16 ♍ 34' 31"</text:p>
          </table:table-cell>
          <table:table-cell office:value-type="float" office:value="13.6421064133721">
            <text:p>13.6421064134</text:p>
          </table:table-cell>
          <table:table-cell office:value-type="float" office:value="0.65088093364219">
            <text:p>0.6508809336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5862.29988426">
            <text:p>2425862.29988426</text:p>
          </table:table-cell>
          <table:table-cell office:value-type="string">
            <text:p>1929-09-07 14:11:50.156250 EST-0500</text:p>
          </table:table-cell>
          <table:table-cell office:value-type="float" office:value="0">
            <text:p>0</text:p>
          </table:table-cell>
          <table:table-cell office:value-type="float" office:value="190.911030485288">
            <text:p>190.9110304853</text:p>
          </table:table-cell>
          <table:table-cell office:value-type="float" office:value="190.911026472464">
            <text:p>190.9110264725</text:p>
          </table:table-cell>
          <table:table-cell table:number-columns-repeated="2" office:value-type="string">
            <text:p>10 ♎ 54' 39"</text:p>
          </table:table-cell>
          <table:table-cell office:value-type="float" office:value="1.1491584752064">
            <text:p>1.1491584752</text:p>
          </table:table-cell>
          <table:table-cell office:value-type="float" office:value="0.652746808687812">
            <text:p>0.6527468087</text:p>
          </table:table-cell>
          <table:table-cell office:value-type="float" office:value="168.039279478638">
            <text:p>168.0392794786</text:p>
          </table:table-cell>
          <table:table-cell office:value-type="float" office:value="168.039275465814">
            <text:p>168.0392754658</text:p>
          </table:table-cell>
          <table:table-cell table:number-columns-repeated="2" office:value-type="string">
            <text:p>18 ♍ 02' 21"</text:p>
          </table:table-cell>
          <table:table-cell office:value-type="float" office:value="1.14917659787534">
            <text:p>1.1491765979</text:p>
          </table:table-cell>
          <table:table-cell office:value-type="float" office:value="0.652765290560266">
            <text:p>0.652765290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865.9871412">
            <text:p>2425865.9871412</text:p>
          </table:table-cell>
          <table:table-cell office:value-type="string">
            <text:p>1929-09-11 06:41:29.062500 EST-0500</text:p>
          </table:table-cell>
          <table:table-cell office:value-type="float" office:value="0">
            <text:p>0</text:p>
          </table:table-cell>
          <table:table-cell office:value-type="float" office:value="264.043253580591">
            <text:p>264.0432535806</text:p>
          </table:table-cell>
          <table:table-cell office:value-type="float" office:value="264.041312086291">
            <text:p>264.0413120863</text:p>
          </table:table-cell>
          <table:table-cell office:value-type="string">
            <text:p>24 ♐ 02' 35"</text:p>
          </table:table-cell>
          <table:table-cell office:value-type="string">
            <text:p>24 ♐ 02' 28"</text:p>
          </table:table-cell>
          <table:table-cell office:value-type="float" office:value="11.8770226818566">
            <text:p>11.8770226819</text:p>
          </table:table-cell>
          <table:table-cell office:value-type="float" office:value="0.0220029328062886">
            <text:p>0.0220029328</text:p>
          </table:table-cell>
          <table:table-cell office:value-type="float" office:value="241.171357457535">
            <text:p>241.1713574575</text:p>
          </table:table-cell>
          <table:table-cell office:value-type="float" office:value="241.169415963235">
            <text:p>241.1694159632</text:p>
          </table:table-cell>
          <table:table-cell office:value-type="string">
            <text:p><text:s/>1 ♐ 10' 16"</text:p>
          </table:table-cell>
          <table:table-cell office:value-type="string">
            <text:p><text:s/>1 ♐ 10' 09"</text:p>
          </table:table-cell>
          <table:table-cell office:value-type="float" office:value="11.8770082769315">
            <text:p>11.8770082769</text:p>
          </table:table-cell>
          <table:table-cell office:value-type="float" office:value="0.0219885320560605">
            <text:p>0.0219885321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874.56795139">
            <text:p>2425874.56795139</text:p>
          </table:table-cell>
          <table:table-cell office:value-type="string">
            <text:p>1929-09-19 20:37:51.093750 EST-0500</text:p>
          </table:table-cell>
          <table:table-cell office:value-type="float" office:value="0">
            <text:p>0</text:p>
          </table:table-cell>
          <table:table-cell office:value-type="float" office:value="9.90856720843534">
            <text:p>9.9085672084</text:p>
          </table:table-cell>
          <table:table-cell office:value-type="float" office:value="9.90765861778567">
            <text:p>9.9076586178</text:p>
          </table:table-cell>
          <table:table-cell office:value-type="string">
            <text:p><text:s/>9 ♈ 54' 30"</text:p>
          </table:table-cell>
          <table:table-cell office:value-type="string">
            <text:p><text:s/>9 ♈ 54' 27"</text:p>
          </table:table-cell>
          <table:table-cell office:value-type="float" office:value="13.200220581409">
            <text:p>13.2002205814</text:p>
          </table:table-cell>
          <table:table-cell office:value-type="float" office:value="-0.0389655210060831">
            <text:p>-0.038965521</text:p>
          </table:table-cell>
          <table:table-cell office:value-type="float" office:value="347.036445261179">
            <text:p>347.0364452612</text:p>
          </table:table-cell>
          <table:table-cell office:value-type="float" office:value="347.035536670529">
            <text:p>347.0355366705</text:p>
          </table:table-cell>
          <table:table-cell office:value-type="string">
            <text:p>17 ♓ 02' 11"</text:p>
          </table:table-cell>
          <table:table-cell office:value-type="string">
            <text:p>17 ♓ 02' 07"</text:p>
          </table:table-cell>
          <table:table-cell office:value-type="float" office:value="13.2002621521433">
            <text:p>13.2002621521</text:p>
          </table:table-cell>
          <table:table-cell office:value-type="float" office:value="-0.0389239849874195">
            <text:p>-0.038923985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879.43195602">
            <text:p>2425879.43195602</text:p>
          </table:table-cell>
          <table:table-cell office:value-type="string">
            <text:p>1929-09-24 17:22:01.875000 EST-0500</text:p>
          </table:table-cell>
          <table:table-cell office:value-type="float" office:value="0">
            <text:p>0</text:p>
          </table:table-cell>
          <table:table-cell office:value-type="float" office:value="76.2229768404157">
            <text:p>76.2229768404</text:p>
          </table:table-cell>
          <table:table-cell office:value-type="float" office:value="76.2227299243165">
            <text:p>76.2227299243</text:p>
          </table:table-cell>
          <table:table-cell office:value-type="string">
            <text:p>16 ♊ 13' 22"</text:p>
          </table:table-cell>
          <table:table-cell office:value-type="string">
            <text:p>16 ♊ 13' 21"</text:p>
          </table:table-cell>
          <table:table-cell office:value-type="float" office:value="14.0076936589844">
            <text:p>14.007693659</text:p>
          </table:table-cell>
          <table:table-cell office:value-type="float" office:value="0.0347822884918479">
            <text:p>0.0347822885</text:p>
          </table:table-cell>
          <table:table-cell office:value-type="float" office:value="53.3507268972438">
            <text:p>53.3507268972</text:p>
          </table:table-cell>
          <table:table-cell office:value-type="float" office:value="53.3504799811447">
            <text:p>53.3504799811</text:p>
          </table:table-cell>
          <table:table-cell office:value-type="string">
            <text:p>23 ♉ 21' 02"</text:p>
          </table:table-cell>
          <table:table-cell office:value-type="string">
            <text:p>23 ♉ 21' 01"</text:p>
          </table:table-cell>
          <table:table-cell office:value-type="float" office:value="14.0076690109767">
            <text:p>14.007669011</text:p>
          </table:table-cell>
          <table:table-cell office:value-type="float" office:value="0.0347577567915782">
            <text:p>0.0347577568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5881.08747685">
            <text:p>2425881.08747685</text:p>
          </table:table-cell>
          <table:table-cell office:value-type="string">
            <text:p>1929-09-26 09:05:58.593750 EST-0500</text:p>
          </table:table-cell>
          <table:table-cell office:value-type="float" office:value="0">
            <text:p>0</text:p>
          </table:table-cell>
          <table:table-cell office:value-type="float" office:value="203.322819423152">
            <text:p>203.3228194232</text:p>
          </table:table-cell>
          <table:table-cell office:value-type="float" office:value="203.322856344544">
            <text:p>203.3228563445</text:p>
          </table:table-cell>
          <table:table-cell table:number-columns-repeated="2" office:value-type="string">
            <text:p>23 ♎ 19' 22"</text:p>
          </table:table-cell>
          <table:table-cell office:value-type="float" office:value="-0.0942646400174748">
            <text:p>-0.09426464</text:p>
          </table:table-cell>
          <table:table-cell office:value-type="float" office:value="0.668860228172626">
            <text:p>0.6688602282</text:p>
          </table:table-cell>
          <table:table-cell office:value-type="float" office:value="180.450457236013">
            <text:p>180.450457236</text:p>
          </table:table-cell>
          <table:table-cell office:value-type="float" office:value="180.450494157405">
            <text:p>180.4504941574</text:p>
          </table:table-cell>
          <table:table-cell table:number-columns-repeated="2" office:value-type="string">
            <text:p><text:s/>0 ♎ 27' 01"</text:p>
          </table:table-cell>
          <table:table-cell office:value-type="float" office:value="-0.0942948961312329">
            <text:p>-0.0942948961</text:p>
          </table:table-cell>
          <table:table-cell office:value-type="float" office:value="0.668829666154465">
            <text:p>0.6688296662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885.03498843">
            <text:p>2425885.03498843</text:p>
          </table:table-cell>
          <table:table-cell office:value-type="string">
            <text:p>1929-09-30 07:50:23.437500 EST-0500</text:p>
          </table:table-cell>
          <table:table-cell office:value-type="float" office:value="0">
            <text:p>0</text:p>
          </table:table-cell>
          <table:table-cell office:value-type="float" office:value="155.901370684722">
            <text:p>155.9013706847</text:p>
          </table:table-cell>
          <table:table-cell office:value-type="float" office:value="155.898423831839">
            <text:p>155.8984238318</text:p>
          </table:table-cell>
          <table:table-cell office:value-type="string">
            <text:p><text:s/>5 ♍ 54' 04"</text:p>
          </table:table-cell>
          <table:table-cell office:value-type="string">
            <text:p><text:s/>5 ♍ 53' 54"</text:p>
          </table:table-cell>
          <table:table-cell office:value-type="float" office:value="14.1651541741491">
            <text:p>14.1651541741</text:p>
          </table:table-cell>
          <table:table-cell office:value-type="float" office:value="1.21494547613896">
            <text:p>1.2149454761</text:p>
          </table:table-cell>
          <table:table-cell office:value-type="float" office:value="133.02883625496">
            <text:p>133.028836255</text:p>
          </table:table-cell>
          <table:table-cell office:value-type="float" office:value="133.025889402076">
            <text:p>133.0258894021</text:p>
          </table:table-cell>
          <table:table-cell office:value-type="string">
            <text:p>13 ♌ 01' 43"</text:p>
          </table:table-cell>
          <table:table-cell office:value-type="string">
            <text:p>13 ♌ 01' 33"</text:p>
          </table:table-cell>
          <table:table-cell office:value-type="float" office:value="14.1651805957732">
            <text:p>14.1651805958</text:p>
          </table:table-cell>
          <table:table-cell office:value-type="float" office:value="1.21497272924539">
            <text:p>1.2149727292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887.43049768">
            <text:p>2425887.43049768</text:p>
          </table:table-cell>
          <table:table-cell office:value-type="string">
            <text:p>1929-10-02 17:19:55.312500 EST-0500</text:p>
          </table:table-cell>
          <table:table-cell office:value-type="float" office:value="0">
            <text:p>0</text:p>
          </table:table-cell>
          <table:table-cell office:value-type="float" office:value="189.233046187015">
            <text:p>189.233046187</text:p>
          </table:table-cell>
          <table:table-cell office:value-type="float" office:value="189.232120348765">
            <text:p>189.2321203488</text:p>
          </table:table-cell>
          <table:table-cell office:value-type="string">
            <text:p><text:s/>9 ♎ 13' 58"</text:p>
          </table:table-cell>
          <table:table-cell office:value-type="string">
            <text:p><text:s/>9 ♎ 13' 55"</text:p>
          </table:table-cell>
          <table:table-cell office:value-type="float" office:value="13.600518485796">
            <text:p>13.6005184858</text:p>
          </table:table-cell>
          <table:table-cell office:value-type="float" office:value="0.984972293949789">
            <text:p>0.9849722939</text:p>
          </table:table-cell>
          <table:table-cell office:value-type="float" office:value="166.360511671668">
            <text:p>166.3605116717</text:p>
          </table:table-cell>
          <table:table-cell office:value-type="float" office:value="166.359585833418">
            <text:p>166.3595858334</text:p>
          </table:table-cell>
          <table:table-cell office:value-type="string">
            <text:p>16 ♍ 21' 37"</text:p>
          </table:table-cell>
          <table:table-cell office:value-type="string">
            <text:p>16 ♍ 21' 34"</text:p>
          </table:table-cell>
          <table:table-cell office:value-type="float" office:value="13.6005598620127">
            <text:p>13.600559862</text:p>
          </table:table-cell>
          <table:table-cell office:value-type="float" office:value="0.985013520646188">
            <text:p>0.9850135206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888.19563657">
            <text:p>2425888.19563657</text:p>
          </table:table-cell>
          <table:table-cell office:value-type="string">
            <text:p>1929-10-03 11:41:43.125000 EST-0500</text:p>
          </table:table-cell>
          <table:table-cell office:value-type="float" office:value="0">
            <text:p>0</text:p>
          </table:table-cell>
          <table:table-cell office:value-type="float" office:value="199.547268895381">
            <text:p>199.5472688954</text:p>
          </table:table-cell>
          <table:table-cell office:value-type="float" office:value="199.54507209609">
            <text:p>199.5450720961</text:p>
          </table:table-cell>
          <table:table-cell office:value-type="string">
            <text:p>19 ♎ 32' 50"</text:p>
          </table:table-cell>
          <table:table-cell office:value-type="string">
            <text:p>19 ♎ 32' 42"</text:p>
          </table:table-cell>
          <table:table-cell office:value-type="float" office:value="13.3568773252213">
            <text:p>13.3568773252</text:p>
          </table:table-cell>
          <table:table-cell office:value-type="float" office:value="-0.954061391092062">
            <text:p>-0.9540613911</text:p>
          </table:table-cell>
          <table:table-cell office:value-type="float" office:value="176.674734999156">
            <text:p>176.6747349992</text:p>
          </table:table-cell>
          <table:table-cell office:value-type="float" office:value="176.672538199865">
            <text:p>176.6725381999</text:p>
          </table:table-cell>
          <table:table-cell office:value-type="string">
            <text:p>26 ♍ 40' 29"</text:p>
          </table:table-cell>
          <table:table-cell office:value-type="string">
            <text:p>26 ♍ 40' 21"</text:p>
          </table:table-cell>
          <table:table-cell office:value-type="float" office:value="13.3569138208737">
            <text:p>13.3569138209</text:p>
          </table:table-cell>
          <table:table-cell office:value-type="float" office:value="-0.9540255882827">
            <text:p>-0.9540255883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888.8762963">
            <text:p>2425888.8762963</text:p>
          </table:table-cell>
          <table:table-cell office:value-type="string">
            <text:p>1929-10-04 04:01:52.500000 EST-0500</text:p>
          </table:table-cell>
          <table:table-cell office:value-type="float" office:value="0">
            <text:p>0</text:p>
          </table:table-cell>
          <table:table-cell office:value-type="float" office:value="208.56176340834">
            <text:p>208.5617634083</text:p>
          </table:table-cell>
          <table:table-cell office:value-type="float" office:value="208.559830468977">
            <text:p>208.559830469</text:p>
          </table:table-cell>
          <table:table-cell office:value-type="string">
            <text:p>28 ♎ 33' 42"</text:p>
          </table:table-cell>
          <table:table-cell office:value-type="string">
            <text:p>28 ♎ 33' 35"</text:p>
          </table:table-cell>
          <table:table-cell office:value-type="float" office:value="13.1298103631624">
            <text:p>13.1298103632</text:p>
          </table:table-cell>
          <table:table-cell office:value-type="float" office:value="0.675874428026624">
            <text:p>0.675874428</text:p>
          </table:table-cell>
          <table:table-cell office:value-type="float" office:value="185.689225831138">
            <text:p>185.6892258311</text:p>
          </table:table-cell>
          <table:table-cell office:value-type="float" office:value="185.687292891775">
            <text:p>185.6872928918</text:p>
          </table:table-cell>
          <table:table-cell office:value-type="string">
            <text:p><text:s/>5 ♎ 41' 21"</text:p>
          </table:table-cell>
          <table:table-cell office:value-type="string">
            <text:p><text:s/>5 ♎ 41' 14"</text:p>
          </table:table-cell>
          <table:table-cell office:value-type="float" office:value="13.1298396796195">
            <text:p>13.1298396796</text:p>
          </table:table-cell>
          <table:table-cell office:value-type="float" office:value="0.67590355618592">
            <text:p>0.6759035562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892.75422454">
            <text:p>2425892.75422454</text:p>
          </table:table-cell>
          <table:table-cell office:value-type="string">
            <text:p>1929-10-08 01:06:05.625000 EST-0500</text:p>
          </table:table-cell>
          <table:table-cell office:value-type="float" office:value="0">
            <text:p>0</text:p>
          </table:table-cell>
          <table:table-cell office:value-type="float" office:value="194.48359337649">
            <text:p>194.4835933765</text:p>
          </table:table-cell>
          <table:table-cell office:value-type="float" office:value="194.483622667047">
            <text:p>194.483622667</text:p>
          </table:table-cell>
          <table:table-cell office:value-type="string">
            <text:p>14 ♎ 29' 00"</text:p>
          </table:table-cell>
          <table:table-cell office:value-type="string">
            <text:p>14 ♎ 29' 01"</text:p>
          </table:table-cell>
          <table:table-cell office:value-type="float" office:value="-1.17691475718401">
            <text:p>-1.1769147572</text:p>
          </table:table-cell>
          <table:table-cell office:value-type="float" office:value="0.987837702281638">
            <text:p>0.9878377023</text:p>
          </table:table-cell>
          <table:table-cell office:value-type="float" office:value="171.610928584648">
            <text:p>171.6109285846</text:p>
          </table:table-cell>
          <table:table-cell office:value-type="float" office:value="171.610957875205">
            <text:p>171.6109578752</text:p>
          </table:table-cell>
          <table:table-cell table:number-columns-repeated="2" office:value-type="string">
            <text:p>21 ♍ 36' 39"</text:p>
          </table:table-cell>
          <table:table-cell office:value-type="float" office:value="-1.17692849420588">
            <text:p>-1.1769284942</text:p>
          </table:table-cell>
          <table:table-cell office:value-type="float" office:value="0.987824233555702">
            <text:p>0.987824233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893.42561343">
            <text:p>2425893.42561343</text:p>
          </table:table-cell>
          <table:table-cell office:value-type="string">
            <text:p>1929-10-08 17:12:53.437500 EST-0500</text:p>
          </table:table-cell>
          <table:table-cell office:value-type="float" office:value="0">
            <text:p>0</text:p>
          </table:table-cell>
          <table:table-cell office:value-type="float" office:value="265.225660647659">
            <text:p>265.2256606477</text:p>
          </table:table-cell>
          <table:table-cell office:value-type="float" office:value="265.224401890987">
            <text:p>265.224401891</text:p>
          </table:table-cell>
          <table:table-cell office:value-type="string">
            <text:p>25 ♐ 13' 32"</text:p>
          </table:table-cell>
          <table:table-cell office:value-type="string">
            <text:p>25 ♐ 13' 27"</text:p>
          </table:table-cell>
          <table:table-cell office:value-type="float" office:value="11.9501501075741">
            <text:p>11.9501501076</text:p>
          </table:table-cell>
          <table:table-cell office:value-type="float" office:value="0.0631791004772136">
            <text:p>0.0631791005</text:p>
          </table:table-cell>
          <table:table-cell office:value-type="float" office:value="242.352960159102">
            <text:p>242.3529601591</text:p>
          </table:table-cell>
          <table:table-cell office:value-type="float" office:value="242.35170140243">
            <text:p>242.3517014024</text:p>
          </table:table-cell>
          <table:table-cell office:value-type="string">
            <text:p><text:s/>2 ♐ 21' 10"</text:p>
          </table:table-cell>
          <table:table-cell office:value-type="string">
            <text:p><text:s/>2 ♐ 21' 06"</text:p>
          </table:table-cell>
          <table:table-cell office:value-type="float" office:value="11.9501340065319">
            <text:p>11.9501340065</text:p>
          </table:table-cell>
          <table:table-cell office:value-type="float" office:value="0.0631630316912465">
            <text:p>0.0631630317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901.83454861">
            <text:p>2425901.83454861</text:p>
          </table:table-cell>
          <table:table-cell office:value-type="string">
            <text:p>1929-10-17 03:01:45.468750 EST-0500</text:p>
          </table:table-cell>
          <table:table-cell office:value-type="float" office:value="0">
            <text:p>0</text:p>
          </table:table-cell>
          <table:table-cell office:value-type="float" office:value="8.82375630355954">
            <text:p>8.8237563036</text:p>
          </table:table-cell>
          <table:table-cell office:value-type="float" office:value="8.82118556116426">
            <text:p>8.8211855612</text:p>
          </table:table-cell>
          <table:table-cell office:value-type="string">
            <text:p><text:s/>8 ♈ 49' 25"</text:p>
          </table:table-cell>
          <table:table-cell office:value-type="string">
            <text:p><text:s/>8 ♈ 49' 16"</text:p>
          </table:table-cell>
          <table:table-cell office:value-type="float" office:value="13.3430365312836">
            <text:p>13.3430365313</text:p>
          </table:table-cell>
          <table:table-cell office:value-type="float" office:value="-0.0386316753872914">
            <text:p>-0.0386316754</text:p>
          </table:table-cell>
          <table:table-cell office:value-type="float" office:value="345.950813556049">
            <text:p>345.9508135561</text:p>
          </table:table-cell>
          <table:table-cell office:value-type="float" office:value="345.948242813654">
            <text:p>345.9482428137</text:p>
          </table:table-cell>
          <table:table-cell office:value-type="string">
            <text:p>15 ♓ 57' 02"</text:p>
          </table:table-cell>
          <table:table-cell office:value-type="string">
            <text:p>15 ♓ 56' 53"</text:p>
          </table:table-cell>
          <table:table-cell office:value-type="float" office:value="13.3430746974916">
            <text:p>13.3430746975</text:p>
          </table:table-cell>
          <table:table-cell office:value-type="float" office:value="-0.0385936995892586">
            <text:p>-0.0385936996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906.6575463">
            <text:p>2425906.6575463</text:p>
          </table:table-cell>
          <table:table-cell office:value-type="string">
            <text:p>1929-10-21 22:46:52.500000 EST-0500</text:p>
          </table:table-cell>
          <table:table-cell office:value-type="float" office:value="0">
            <text:p>0</text:p>
          </table:table-cell>
          <table:table-cell office:value-type="float" office:value="75.9387834366799">
            <text:p>75.9387834367</text:p>
          </table:table-cell>
          <table:table-cell office:value-type="float" office:value="75.9357249392769">
            <text:p>75.9357249393</text:p>
          </table:table-cell>
          <table:table-cell office:value-type="string">
            <text:p>15 ♊ 56' 19"</text:p>
          </table:table-cell>
          <table:table-cell office:value-type="string">
            <text:p>15 ♊ 56' 08"</text:p>
          </table:table-cell>
          <table:table-cell office:value-type="float" office:value="14.2727465745044">
            <text:p>14.2727465745</text:p>
          </table:table-cell>
          <table:table-cell office:value-type="float" office:value="-0.0555209753633531">
            <text:p>-0.0555209754</text:p>
          </table:table-cell>
          <table:table-cell office:value-type="float" office:value="53.0656892097917">
            <text:p>53.0656892098</text:p>
          </table:table-cell>
          <table:table-cell office:value-type="float" office:value="53.0626307123886">
            <text:p>53.0626307124</text:p>
          </table:table-cell>
          <table:table-cell office:value-type="string">
            <text:p>23 ♉ 03' 56"</text:p>
          </table:table-cell>
          <table:table-cell office:value-type="string">
            <text:p>23 ♉ 03' 45"</text:p>
          </table:table-cell>
          <table:table-cell office:value-type="float" office:value="14.2727143457438">
            <text:p>14.2727143457</text:p>
          </table:table-cell>
          <table:table-cell office:value-type="float" office:value="-0.0555530072229787">
            <text:p>-0.0555530072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915.02277778">
            <text:p>2425915.02277778</text:p>
          </table:table-cell>
          <table:table-cell office:value-type="string">
            <text:p>1929-10-30 07:32:48.750000 EST-0500</text:p>
          </table:table-cell>
          <table:table-cell office:value-type="float" office:value="0">
            <text:p>0</text:p>
          </table:table-cell>
          <table:table-cell office:value-type="float" office:value="192.776737239294">
            <text:p>192.7767372393</text:p>
          </table:table-cell>
          <table:table-cell office:value-type="float" office:value="192.773993670383">
            <text:p>192.7739936704</text:p>
          </table:table-cell>
          <table:table-cell office:value-type="string">
            <text:p>12 ♎ 46' 36"</text:p>
          </table:table-cell>
          <table:table-cell office:value-type="string">
            <text:p>12 ♎ 46' 26"</text:p>
          </table:table-cell>
          <table:table-cell office:value-type="float" office:value="13.2858771109831">
            <text:p>13.285877111</text:p>
          </table:table-cell>
          <table:table-cell office:value-type="float" office:value="1.24219799825745">
            <text:p>1.2421979983</text:p>
          </table:table-cell>
          <table:table-cell office:value-type="float" office:value="169.903296988987">
            <text:p>169.903296989</text:p>
          </table:table-cell>
          <table:table-cell office:value-type="float" office:value="169.900553420075">
            <text:p>169.9005534201</text:p>
          </table:table-cell>
          <table:table-cell office:value-type="string">
            <text:p>19 ♍ 54' 11"</text:p>
          </table:table-cell>
          <table:table-cell office:value-type="string">
            <text:p>19 ♍ 54' 01"</text:p>
          </table:table-cell>
          <table:table-cell office:value-type="float" office:value="13.2859088604563">
            <text:p>13.2859088605</text:p>
          </table:table-cell>
          <table:table-cell office:value-type="float" office:value="1.24222960682773">
            <text:p>1.2422296068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915.6590162">
            <text:p>2425915.6590162</text:p>
          </table:table-cell>
          <table:table-cell office:value-type="string">
            <text:p>1929-10-30 22:48:59.062500 EST-0500</text:p>
          </table:table-cell>
          <table:table-cell office:value-type="float" office:value="0">
            <text:p>0</text:p>
          </table:table-cell>
          <table:table-cell office:value-type="float" office:value="201.18253810616">
            <text:p>201.1825381062</text:p>
          </table:table-cell>
          <table:table-cell office:value-type="float" office:value="201.182094993905">
            <text:p>201.1820949939</text:p>
          </table:table-cell>
          <table:table-cell office:value-type="string">
            <text:p>21 ♎ 10' 57"</text:p>
          </table:table-cell>
          <table:table-cell office:value-type="string">
            <text:p>21 ♎ 10' 55"</text:p>
          </table:table-cell>
          <table:table-cell office:value-type="float" office:value="13.1366410917789">
            <text:p>13.1366410918</text:p>
          </table:table-cell>
          <table:table-cell office:value-type="float" office:value="1.49740575410159">
            <text:p>1.4974057541</text:p>
          </table:table-cell>
          <table:table-cell office:value-type="float" office:value="178.309092058215">
            <text:p>178.3090920582</text:p>
          </table:table-cell>
          <table:table-cell office:value-type="float" office:value="178.30864894596">
            <text:p>178.308648946</text:p>
          </table:table-cell>
          <table:table-cell office:value-type="string">
            <text:p>28 ♍ 18' 32"</text:p>
          </table:table-cell>
          <table:table-cell office:value-type="string">
            <text:p>28 ♍ 18' 31"</text:p>
          </table:table-cell>
          <table:table-cell office:value-type="float" office:value="13.1366679406423">
            <text:p>13.1366679406</text:p>
          </table:table-cell>
          <table:table-cell office:value-type="float" office:value="1.49743263414019">
            <text:p>1.4974326341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917.00105324">
            <text:p>2425917.00105324</text:p>
          </table:table-cell>
          <table:table-cell office:value-type="string">
            <text:p>1929-11-01 07:01:31.406250 EST-0500</text:p>
          </table:table-cell>
          <table:table-cell office:value-type="float" office:value="0">
            <text:p>0</text:p>
          </table:table-cell>
          <table:table-cell office:value-type="float" office:value="218.594335548209">
            <text:p>218.5943355482</text:p>
          </table:table-cell>
          <table:table-cell office:value-type="float" office:value="218.593866657028">
            <text:p>218.593866657</text:p>
          </table:table-cell>
          <table:table-cell office:value-type="string">
            <text:p><text:s/>8 ♏ 35' 39"</text:p>
          </table:table-cell>
          <table:table-cell office:value-type="string">
            <text:p><text:s/>8 ♏ 35' 37"</text:p>
          </table:table-cell>
          <table:table-cell office:value-type="float" office:value="12.8102784998988">
            <text:p>12.8102784999</text:p>
          </table:table-cell>
          <table:table-cell office:value-type="float" office:value="1.00139456242318">
            <text:p>1.0013945624</text:p>
          </table:table-cell>
          <table:table-cell office:value-type="float" office:value="195.720863580726">
            <text:p>195.7208635807</text:p>
          </table:table-cell>
          <table:table-cell office:value-type="float" office:value="195.720394689545">
            <text:p>195.7203946895</text:p>
          </table:table-cell>
          <table:table-cell office:value-type="string">
            <text:p>15 ♎ 43' 15"</text:p>
          </table:table-cell>
          <table:table-cell office:value-type="string">
            <text:p>15 ♎ 43' 13"</text:p>
          </table:table-cell>
          <table:table-cell office:value-type="float" office:value="12.810289044518">
            <text:p>12.8102890445</text:p>
          </table:table-cell>
          <table:table-cell office:value-type="float" office:value="1.00140503006193">
            <text:p>1.0014050301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917.77741898">
            <text:p>2425917.77741898</text:p>
          </table:table-cell>
          <table:table-cell office:value-type="string">
            <text:p>1929-11-02 01:39:29.531250 EST-0500</text:p>
          </table:table-cell>
          <table:table-cell office:value-type="float" office:value="0">
            <text:p>0</text:p>
          </table:table-cell>
          <table:table-cell office:value-type="float" office:value="228.466431955826">
            <text:p>228.4664319558</text:p>
          </table:table-cell>
          <table:table-cell office:value-type="float" office:value="228.463972283074">
            <text:p>228.4639722831</text:p>
          </table:table-cell>
          <table:table-cell office:value-type="string">
            <text:p>18 ♏ 27' 59"</text:p>
          </table:table-cell>
          <table:table-cell office:value-type="string">
            <text:p>18 ♏ 27' 50"</text:p>
          </table:table-cell>
          <table:table-cell office:value-type="float" office:value="12.6220191436163">
            <text:p>12.6220191436</text:p>
          </table:table-cell>
          <table:table-cell office:value-type="float" office:value="0.70187960129792">
            <text:p>0.7018796013</text:p>
          </table:table-cell>
          <table:table-cell office:value-type="float" office:value="205.592934341002">
            <text:p>205.592934341</text:p>
          </table:table-cell>
          <table:table-cell office:value-type="float" office:value="205.59047466825">
            <text:p>205.5904746683</text:p>
          </table:table-cell>
          <table:table-cell office:value-type="string">
            <text:p>25 ♎ 35' 34"</text:p>
          </table:table-cell>
          <table:table-cell office:value-type="string">
            <text:p>25 ♎ 35' 25"</text:p>
          </table:table-cell>
          <table:table-cell office:value-type="float" office:value="12.6220189721559">
            <text:p>12.6220189722</text:p>
          </table:table-cell>
          <table:table-cell office:value-type="float" office:value="0.701879527496695">
            <text:p>0.7018795275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920.94978009">
            <text:p>2425920.94978009</text:p>
          </table:table-cell>
          <table:table-cell office:value-type="string">
            <text:p>1929-11-05 05:47:41.718750 EST-0500</text:p>
          </table:table-cell>
          <table:table-cell office:value-type="float" office:value="0">
            <text:p>0</text:p>
          </table:table-cell>
          <table:table-cell office:value-type="float" office:value="267.426626593586">
            <text:p>267.4266265936</text:p>
          </table:table-cell>
          <table:table-cell office:value-type="float" office:value="267.424255875515">
            <text:p>267.4242558755</text:p>
          </table:table-cell>
          <table:table-cell office:value-type="string">
            <text:p>27 ♐ 25' 35"</text:p>
          </table:table-cell>
          <table:table-cell office:value-type="string">
            <text:p>27 ♐ 25' 27"</text:p>
          </table:table-cell>
          <table:table-cell office:value-type="float" office:value="11.9962534725506">
            <text:p>11.9962534726</text:p>
          </table:table-cell>
          <table:table-cell office:value-type="float" office:value="0.0948313802276597">
            <text:p>0.0948313802</text:p>
          </table:table-cell>
          <table:table-cell office:value-type="float" office:value="244.552955083666">
            <text:p>244.5529550837</text:p>
          </table:table-cell>
          <table:table-cell office:value-type="float" office:value="244.550584365595">
            <text:p>244.5505843656</text:p>
          </table:table-cell>
          <table:table-cell office:value-type="string">
            <text:p><text:s/>4 ♐ 33' 10"</text:p>
          </table:table-cell>
          <table:table-cell office:value-type="string">
            <text:p><text:s/>4 ♐ 33' 02"</text:p>
          </table:table-cell>
          <table:table-cell office:value-type="float" office:value="11.9962267278653">
            <text:p>11.9962267279</text:p>
          </table:table-cell>
          <table:table-cell office:value-type="float" office:value="0.0948046602688458">
            <text:p>0.0948046603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929.17488426">
            <text:p>2425929.17488426</text:p>
          </table:table-cell>
          <table:table-cell office:value-type="string">
            <text:p>1929-11-13 11:11:50.156250 EST-0500</text:p>
          </table:table-cell>
          <table:table-cell office:value-type="float" office:value="0">
            <text:p>0</text:p>
          </table:table-cell>
          <table:table-cell office:value-type="float" office:value="7.91096139209474">
            <text:p>7.9109613921</text:p>
          </table:table-cell>
          <table:table-cell office:value-type="float" office:value="7.91083849349915">
            <text:p>7.9108384935</text:p>
          </table:table-cell>
          <table:table-cell table:number-columns-repeated="2" office:value-type="string">
            <text:p><text:s/>7 ♈ 54' 39"</text:p>
          </table:table-cell>
          <table:table-cell office:value-type="float" office:value="13.2276225381908">
            <text:p>13.2276225382</text:p>
          </table:table-cell>
          <table:table-cell office:value-type="float" office:value="-0.0261592463076511">
            <text:p>-0.0261592463</text:p>
          </table:table-cell>
          <table:table-cell office:value-type="float" office:value="345.036968139806">
            <text:p>345.0369681398</text:p>
          </table:table-cell>
          <table:table-cell office:value-type="float" office:value="345.036845241211">
            <text:p>345.0368452412</text:p>
          </table:table-cell>
          <table:table-cell office:value-type="string">
            <text:p>15 ♓ 02' 13"</text:p>
          </table:table-cell>
          <table:table-cell office:value-type="string">
            <text:p>15 ♓ 02' 12"</text:p>
          </table:table-cell>
          <table:table-cell office:value-type="float" office:value="13.2276493192393">
            <text:p>13.2276493192</text:p>
          </table:table-cell>
          <table:table-cell office:value-type="float" office:value="-0.0261327036641564">
            <text:p>-0.0261327037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933.82697917">
            <text:p>2425933.82697917</text:p>
          </table:table-cell>
          <table:table-cell office:value-type="string">
            <text:p>1929-11-18 02:50:51.562500 EST-0500</text:p>
          </table:table-cell>
          <table:table-cell office:value-type="float" office:value="0">
            <text:p>0</text:p>
          </table:table-cell>
          <table:table-cell office:value-type="float" office:value="73.3904642417329">
            <text:p>73.3904642417</text:p>
          </table:table-cell>
          <table:table-cell office:value-type="float" office:value="73.3904557420262">
            <text:p>73.390455742</text:p>
          </table:table-cell>
          <table:table-cell table:number-columns-repeated="2" office:value-type="string">
            <text:p>13 ♊ 23' 25"</text:p>
          </table:table-cell>
          <table:table-cell office:value-type="float" office:value="14.7040088111403">
            <text:p>14.7040088111</text:p>
          </table:table-cell>
          <table:table-cell office:value-type="float" office:value="-0.124105168292047">
            <text:p>-0.1241051683</text:p>
          </table:table-cell>
          <table:table-cell office:value-type="float" office:value="50.5162759397307">
            <text:p>50.5162759397</text:p>
          </table:table-cell>
          <table:table-cell office:value-type="float" office:value="50.516267440024">
            <text:p>50.51626744</text:p>
          </table:table-cell>
          <table:table-cell table:number-columns-repeated="2" office:value-type="string">
            <text:p>20 ♉ 30' 58"</text:p>
          </table:table-cell>
          <table:table-cell office:value-type="float" office:value="14.7039638428189">
            <text:p>14.7039638428</text:p>
          </table:table-cell>
          <table:table-cell office:value-type="float" office:value="-0.124149878078304">
            <text:p>-0.124149878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943.0716088">
            <text:p>2425943.0716088</text:p>
          </table:table-cell>
          <table:table-cell office:value-type="string">
            <text:p>1929-11-27 08:43:07.500000 EST-0500</text:p>
          </table:table-cell>
          <table:table-cell office:value-type="float" office:value="0">
            <text:p>0</text:p>
          </table:table-cell>
          <table:table-cell office:value-type="float" office:value="244.850683861139">
            <text:p>244.8506838611</text:p>
          </table:table-cell>
          <table:table-cell office:value-type="float" office:value="244.850673486059">
            <text:p>244.8506734861</text:p>
          </table:table-cell>
          <table:table-cell table:number-columns-repeated="2" office:value-type="string">
            <text:p><text:s/>4 ♐ 51' 02"</text:p>
          </table:table-cell>
          <table:table-cell office:value-type="float" office:value="1.57381202415658">
            <text:p>1.5738120242</text:p>
          </table:table-cell>
          <table:table-cell office:value-type="float" office:value="1.01288093296176">
            <text:p>1.012880933</text:p>
          </table:table-cell>
          <table:table-cell office:value-type="float" office:value="221.976014239276">
            <text:p>221.9760142393</text:p>
          </table:table-cell>
          <table:table-cell office:value-type="float" office:value="221.976003864196">
            <text:p>221.9760038642</text:p>
          </table:table-cell>
          <table:table-cell table:number-columns-repeated="2" office:value-type="string">
            <text:p>11 ♏ 58' 33"</text:p>
          </table:table-cell>
          <table:table-cell office:value-type="float" office:value="1.57382505655051">
            <text:p>1.5738250566</text:p>
          </table:table-cell>
          <table:table-cell office:value-type="float" office:value="1.0128940240316">
            <text:p>1.012894024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5945.01887731">
            <text:p>2425945.01887731</text:p>
          </table:table-cell>
          <table:table-cell office:value-type="string">
            <text:p>1929-11-29 07:27:11.250000 EST-0500</text:p>
          </table:table-cell>
          <table:table-cell office:value-type="float" office:value="0">
            <text:p>0</text:p>
          </table:table-cell>
          <table:table-cell office:value-type="float" office:value="247.912097741378">
            <text:p>247.9120977414</text:p>
          </table:table-cell>
          <table:table-cell office:value-type="float" office:value="247.911901102604">
            <text:p>247.9119011026</text:p>
          </table:table-cell>
          <table:table-cell office:value-type="string">
            <text:p><text:s/>7 ♐ 54' 43"</text:p>
          </table:table-cell>
          <table:table-cell office:value-type="string">
            <text:p><text:s/>7 ♐ 54' 42"</text:p>
          </table:table-cell>
          <table:table-cell office:value-type="float" office:value="1.57066355766546">
            <text:p>1.5706635577</text:p>
          </table:table-cell>
          <table:table-cell office:value-type="float" office:value="0.726071523303184">
            <text:p>0.7260715233</text:p>
          </table:table-cell>
          <table:table-cell office:value-type="float" office:value="225.037357097188">
            <text:p>225.0373570972</text:p>
          </table:table-cell>
          <table:table-cell office:value-type="float" office:value="225.037160458414">
            <text:p>225.0371604584</text:p>
          </table:table-cell>
          <table:table-cell office:value-type="string">
            <text:p>15 ♏ 02' 14"</text:p>
          </table:table-cell>
          <table:table-cell office:value-type="string">
            <text:p>15 ♏ 02' 13"</text:p>
          </table:table-cell>
          <table:table-cell office:value-type="float" office:value="1.57065280685278">
            <text:p>1.5706528069</text:p>
          </table:table-cell>
          <table:table-cell office:value-type="float" office:value="0.726060825061329">
            <text:p>0.7260608251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945.24055556">
            <text:p>2425945.24055556</text:p>
          </table:table-cell>
          <table:table-cell office:value-type="string">
            <text:p>1929-11-29 12:46:24.375000 EST-0500</text:p>
          </table:table-cell>
          <table:table-cell office:value-type="float" office:value="0">
            <text:p>0</text:p>
          </table:table-cell>
          <table:table-cell office:value-type="float" office:value="230.529006579168">
            <text:p>230.5290065792</text:p>
          </table:table-cell>
          <table:table-cell office:value-type="float" office:value="230.527508696288">
            <text:p>230.5275086963</text:p>
          </table:table-cell>
          <table:table-cell office:value-type="string">
            <text:p>20 ♏ 31' 44"</text:p>
          </table:table-cell>
          <table:table-cell office:value-type="string">
            <text:p>20 ♏ 31' 39"</text:p>
          </table:table-cell>
          <table:table-cell office:value-type="float" office:value="12.4478049974586">
            <text:p>12.4478049975</text:p>
          </table:table-cell>
          <table:table-cell office:value-type="float" office:value="1.25491217747271">
            <text:p>1.2549121775</text:p>
          </table:table-cell>
          <table:table-cell office:value-type="float" office:value="207.65425477827">
            <text:p>207.6542547783</text:p>
          </table:table-cell>
          <table:table-cell office:value-type="float" office:value="207.652756895389">
            <text:p>207.6527568954</text:p>
          </table:table-cell>
          <table:table-cell office:value-type="string">
            <text:p>27 ♎ 39' 15"</text:p>
          </table:table-cell>
          <table:table-cell office:value-type="string">
            <text:p>27 ♎ 39' 09"</text:p>
          </table:table-cell>
          <table:table-cell office:value-type="float" office:value="12.4477913397127">
            <text:p>12.4477913397</text:p>
          </table:table-cell>
          <table:table-cell office:value-type="float" office:value="1.25489885772223">
            <text:p>1.2548988577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946.70076389">
            <text:p>2425946.70076389</text:p>
          </table:table-cell>
          <table:table-cell office:value-type="string">
            <text:p>1929-11-30 23:49:06.093750 EST-0500</text:p>
          </table:table-cell>
          <table:table-cell office:value-type="float" office:value="0">
            <text:p>0</text:p>
          </table:table-cell>
          <table:table-cell office:value-type="float" office:value="248.529735168708">
            <text:p>248.5297351687</text:p>
          </table:table-cell>
          <table:table-cell office:value-type="float" office:value="248.529156672931">
            <text:p>248.5291566729</text:p>
          </table:table-cell>
          <table:table-cell office:value-type="string">
            <text:p><text:s/>8 ♐ 31' 47"</text:p>
          </table:table-cell>
          <table:table-cell office:value-type="string">
            <text:p><text:s/>8 ♐ 31' 44"</text:p>
          </table:table-cell>
          <table:table-cell office:value-type="float" office:value="12.2139836849236">
            <text:p>12.2139836849</text:p>
          </table:table-cell>
          <table:table-cell office:value-type="float" office:value="1.01425129935583">
            <text:p>1.0142512994</text:p>
          </table:table-cell>
          <table:table-cell office:value-type="float" office:value="225.654895289317">
            <text:p>225.6548952893</text:p>
          </table:table-cell>
          <table:table-cell office:value-type="float" office:value="225.65431679354">
            <text:p>225.6543167935</text:p>
          </table:table-cell>
          <table:table-cell office:value-type="string">
            <text:p>15 ♏ 39' 17"</text:p>
          </table:table-cell>
          <table:table-cell office:value-type="string">
            <text:p>15 ♏ 39' 15"</text:p>
          </table:table-cell>
          <table:table-cell office:value-type="float" office:value="12.2139538691502">
            <text:p>12.2139538692</text:p>
          </table:table-cell>
          <table:table-cell office:value-type="float" office:value="1.01422166721696">
            <text:p>1.0142216672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946.75349537">
            <text:p>2425946.75349537</text:p>
          </table:table-cell>
          <table:table-cell office:value-type="string">
            <text:p>1929-12-01 01:05:02.343750 EST-0500</text:p>
          </table:table-cell>
          <table:table-cell office:value-type="float" office:value="0">
            <text:p>0</text:p>
          </table:table-cell>
          <table:table-cell office:value-type="float" office:value="249.173593947209">
            <text:p>249.1735939472</text:p>
          </table:table-cell>
          <table:table-cell office:value-type="float" office:value="249.172684094562">
            <text:p>249.1726840946</text:p>
          </table:table-cell>
          <table:table-cell office:value-type="string">
            <text:p><text:s/>9 ♐ 10' 24"</text:p>
          </table:table-cell>
          <table:table-cell office:value-type="string">
            <text:p><text:s/>9 ♐ 10' 21"</text:p>
          </table:table-cell>
          <table:table-cell office:value-type="float" office:value="12.2063059746632">
            <text:p>12.2063059747</text:p>
          </table:table-cell>
          <table:table-cell office:value-type="float" office:value="0.727594801866828">
            <text:p>0.7275948019</text:p>
          </table:table-cell>
          <table:table-cell office:value-type="float" office:value="226.298750477241">
            <text:p>226.2987504772</text:p>
          </table:table-cell>
          <table:table-cell office:value-type="float" office:value="226.297840624594">
            <text:p>226.2978406246</text:p>
          </table:table-cell>
          <table:table-cell office:value-type="string">
            <text:p>16 ♏ 17' 55"</text:p>
          </table:table-cell>
          <table:table-cell office:value-type="string">
            <text:p>16 ♏ 17' 52"</text:p>
          </table:table-cell>
          <table:table-cell office:value-type="float" office:value="12.2062757125977">
            <text:p>12.2062757126</text:p>
          </table:table-cell>
          <table:table-cell office:value-type="float" office:value="0.727564689710292">
            <text:p>0.7275646897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946.89119213">
            <text:p>2425946.89119213</text:p>
          </table:table-cell>
          <table:table-cell office:value-type="string">
            <text:p>1929-12-01 04:23:19.218750 EST-0500</text:p>
          </table:table-cell>
          <table:table-cell office:value-type="float" office:value="0">
            <text:p>0</text:p>
          </table:table-cell>
          <table:table-cell office:value-type="float" office:value="250.852996023167">
            <text:p>250.8529960232</text:p>
          </table:table-cell>
          <table:table-cell office:value-type="float" office:value="250.85074241926">
            <text:p>250.8507424193</text:p>
          </table:table-cell>
          <table:table-cell office:value-type="string">
            <text:p>10 ♐ 51' 10"</text:p>
          </table:table-cell>
          <table:table-cell office:value-type="string">
            <text:p>10 ♐ 51' 02"</text:p>
          </table:table-cell>
          <table:table-cell office:value-type="float" office:value="12.186518833286">
            <text:p>12.1865188333</text:p>
          </table:table-cell>
          <table:table-cell office:value-type="float" office:value="1.56853066633916">
            <text:p>1.5685306663</text:p>
          </table:table-cell>
          <table:table-cell office:value-type="float" office:value="227.978143068085">
            <text:p>227.9781430681</text:p>
          </table:table-cell>
          <table:table-cell office:value-type="float" office:value="227.975889464178">
            <text:p>227.9758894642</text:p>
          </table:table-cell>
          <table:table-cell office:value-type="string">
            <text:p>17 ♏ 58' 41"</text:p>
          </table:table-cell>
          <table:table-cell office:value-type="string">
            <text:p>17 ♏ 58' 33"</text:p>
          </table:table-cell>
          <table:table-cell office:value-type="float" office:value="12.1864874606775">
            <text:p>12.1864874607</text:p>
          </table:table-cell>
          <table:table-cell office:value-type="float" office:value="1.56849939057018">
            <text:p>1.568499390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948.50300926">
            <text:p>2425948.50300926</text:p>
          </table:table-cell>
          <table:table-cell office:value-type="string">
            <text:p>1929-12-02 19:04:20.156250 EST-0500</text:p>
          </table:table-cell>
          <table:table-cell office:value-type="float" office:value="0">
            <text:p>0</text:p>
          </table:table-cell>
          <table:table-cell office:value-type="float" office:value="270.325800371152">
            <text:p>270.3258003712</text:p>
          </table:table-cell>
          <table:table-cell office:value-type="float" office:value="270.32578432179">
            <text:p>270.3257843218</text:p>
          </table:table-cell>
          <table:table-cell table:number-columns-repeated="2" office:value-type="string">
            <text:p><text:s/>0 ♑ 19' 32"</text:p>
          </table:table-cell>
          <table:table-cell office:value-type="float" office:value="11.9863373179441">
            <text:p>11.9863373179</text:p>
          </table:table-cell>
          <table:table-cell office:value-type="float" office:value="0.11359438371184">
            <text:p>0.1135943837</text:p>
          </table:table-cell>
          <table:table-cell office:value-type="float" office:value="247.4508283668">
            <text:p>247.4508283668</text:p>
          </table:table-cell>
          <table:table-cell office:value-type="float" office:value="247.450812317438">
            <text:p>247.4508123174</text:p>
          </table:table-cell>
          <table:table-cell table:number-columns-repeated="2" office:value-type="string">
            <text:p><text:s/>7 ♐ 27' 02"</text:p>
          </table:table-cell>
          <table:table-cell office:value-type="float" office:value="11.9862992649067">
            <text:p>11.9862992649</text:p>
          </table:table-cell>
          <table:table-cell office:value-type="float" office:value="0.113556328999179">
            <text:p>0.113556329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25948.81599537">
            <text:p>2425948.81599537</text:p>
          </table:table-cell>
          <table:table-cell office:value-type="string">
            <text:p>1929-12-03 02:35:02.343750 EST-0500</text:p>
          </table:table-cell>
          <table:table-cell office:value-type="float" office:value="0">
            <text:p>0</text:p>
          </table:table-cell>
          <table:table-cell office:value-type="float" office:value="250.675232079509">
            <text:p>250.6752320795</text:p>
          </table:table-cell>
          <table:table-cell office:value-type="float" office:value="250.675173990549">
            <text:p>250.6751739905</text:p>
          </table:table-cell>
          <table:table-cell table:number-columns-repeated="2" office:value-type="string">
            <text:p>10 ♐ 40' 30"</text:p>
          </table:table-cell>
          <table:table-cell office:value-type="float" office:value="1.01489209677849">
            <text:p>1.0148920968</text:p>
          </table:table-cell>
          <table:table-cell office:value-type="float" office:value="0.729355660438045">
            <text:p>0.7293556604</text:p>
          </table:table-cell>
          <table:table-cell office:value-type="float" office:value="227.800236197327">
            <text:p>227.8002361973</text:p>
          </table:table-cell>
          <table:table-cell office:value-type="float" office:value="227.800178108366">
            <text:p>227.8001781084</text:p>
          </table:table-cell>
          <table:table-cell table:number-columns-repeated="2" office:value-type="string">
            <text:p>17 ♏ 48' 00"</text:p>
          </table:table-cell>
          <table:table-cell office:value-type="float" office:value="1.01485411158751">
            <text:p>1.0148541116</text:p>
          </table:table-cell>
          <table:table-cell office:value-type="float" office:value="0.729317670672893">
            <text:p>0.7293176707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956.54157407">
            <text:p>2425956.54157407</text:p>
          </table:table-cell>
          <table:table-cell office:value-type="string">
            <text:p>1929-12-10 19:59:52.968750 EST-0500</text:p>
          </table:table-cell>
          <table:table-cell office:value-type="float" office:value="0">
            <text:p>0</text:p>
          </table:table-cell>
          <table:table-cell office:value-type="float" office:value="7.4705634651992">
            <text:p>7.4705634652</text:p>
          </table:table-cell>
          <table:table-cell office:value-type="float" office:value="7.468921151643">
            <text:p>7.4689211516</text:p>
          </table:table-cell>
          <table:table-cell office:value-type="string">
            <text:p><text:s/>7 ♈ 28' 14"</text:p>
          </table:table-cell>
          <table:table-cell office:value-type="string">
            <text:p><text:s/>7 ♈ 28' 08"</text:p>
          </table:table-cell>
          <table:table-cell office:value-type="float" office:value="12.880953629981">
            <text:p>12.88095363</text:p>
          </table:table-cell>
          <table:table-cell office:value-type="float" office:value="-0.00522196006438822">
            <text:p>-0.0052219601</text:p>
          </table:table-cell>
          <table:table-cell office:value-type="float" office:value="344.595201246318">
            <text:p>344.5952012463</text:p>
          </table:table-cell>
          <table:table-cell office:value-type="float" office:value="344.593558932762">
            <text:p>344.5935589328</text:p>
          </table:table-cell>
          <table:table-cell office:value-type="string">
            <text:p>14 ♓ 35' 42"</text:p>
          </table:table-cell>
          <table:table-cell office:value-type="string">
            <text:p>14 ♓ 35' 36"</text:p>
          </table:table-cell>
          <table:table-cell office:value-type="float" office:value="12.8809704137928">
            <text:p>12.8809704138</text:p>
          </table:table-cell>
          <table:table-cell office:value-type="float" office:value="-0.00520527777124163">
            <text:p>-0.0052052778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5960.17024306">
            <text:p>2425960.17024306</text:p>
          </table:table-cell>
          <table:table-cell office:value-type="string">
            <text:p>1929-12-14 11:05:09.375000 EST-0500</text:p>
          </table:table-cell>
          <table:table-cell office:value-type="float" office:value="0">
            <text:p>0</text:p>
          </table:table-cell>
          <table:table-cell office:value-type="float" office:value="271.674685601703">
            <text:p>271.6746856017</text:p>
          </table:table-cell>
          <table:table-cell office:value-type="float" office:value="271.674419021647">
            <text:p>271.6744190216</text:p>
          </table:table-cell>
          <table:table-cell office:value-type="string">
            <text:p><text:s/>1 ♑ 40' 28"</text:p>
          </table:table-cell>
          <table:table-cell office:value-type="string">
            <text:p><text:s/>1 ♑ 40' 27"</text:p>
          </table:table-cell>
          <table:table-cell office:value-type="float" office:value="1.57103395469953">
            <text:p>1.5710339547</text:p>
          </table:table-cell>
          <table:table-cell office:value-type="float" office:value="0.117199882898112">
            <text:p>0.1171998829</text:p>
          </table:table-cell>
          <table:table-cell office:value-type="float" office:value="248.799175356598">
            <text:p>248.7991753566</text:p>
          </table:table-cell>
          <table:table-cell office:value-type="float" office:value="248.798908776542">
            <text:p>248.7989087765</text:p>
          </table:table-cell>
          <table:table-cell office:value-type="string">
            <text:p><text:s/>8 ♐ 47' 57"</text:p>
          </table:table-cell>
          <table:table-cell office:value-type="string">
            <text:p><text:s/>8 ♐ 47' 56"</text:p>
          </table:table-cell>
          <table:table-cell office:value-type="float" office:value="1.57099984612507">
            <text:p>1.5709998461</text:p>
          </table:table-cell>
          <table:table-cell office:value-type="float" office:value="0.11716575088738">
            <text:p>0.1171657509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961.03107639">
            <text:p>2425961.03107639</text:p>
          </table:table-cell>
          <table:table-cell office:value-type="string">
            <text:p>1929-12-15 07:44:45.937500 EST-0500</text:p>
          </table:table-cell>
          <table:table-cell office:value-type="float" office:value="0">
            <text:p>0</text:p>
          </table:table-cell>
          <table:table-cell office:value-type="float" office:value="69.7718547812129">
            <text:p>69.7718547812</text:p>
          </table:table-cell>
          <table:table-cell office:value-type="float" office:value="69.7704272583311">
            <text:p>69.7704272583</text:p>
          </table:table-cell>
          <table:table-cell office:value-type="string">
            <text:p><text:s/>9 ♊ 46' 18"</text:p>
          </table:table-cell>
          <table:table-cell office:value-type="string">
            <text:p><text:s/>9 ♊ 46' 13"</text:p>
          </table:table-cell>
          <table:table-cell office:value-type="float" office:value="14.835971935172">
            <text:p>14.8359719352</text:p>
          </table:table-cell>
          <table:table-cell office:value-type="float" office:value="-0.128914250434198">
            <text:p>-0.1289142504</text:p>
          </table:table-cell>
          <table:table-cell office:value-type="float" office:value="46.8962748927033">
            <text:p>46.8962748927</text:p>
          </table:table-cell>
          <table:table-cell office:value-type="float" office:value="46.8948473698215">
            <text:p>46.8948473698</text:p>
          </table:table-cell>
          <table:table-cell office:value-type="string">
            <text:p>16 ♉ 53' 46"</text:p>
          </table:table-cell>
          <table:table-cell office:value-type="string">
            <text:p>16 ♉ 53' 41"</text:p>
          </table:table-cell>
          <table:table-cell office:value-type="float" office:value="14.8359210946315">
            <text:p>14.8359210946</text:p>
          </table:table-cell>
          <table:table-cell office:value-type="float" office:value="-0.128964850097733">
            <text:p>-0.1289648501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5970.68293981">
            <text:p>2425970.68293981</text:p>
          </table:table-cell>
          <table:table-cell office:value-type="string">
            <text:p>1929-12-24 23:23:26.250000 EST-0500</text:p>
          </table:table-cell>
          <table:table-cell office:value-type="float" office:value="0">
            <text:p>0</text:p>
          </table:table-cell>
          <table:table-cell office:value-type="float" office:value="272.914064343215">
            <text:p>272.9140643432</text:p>
          </table:table-cell>
          <table:table-cell office:value-type="float" office:value="272.914031149453">
            <text:p>272.9140311495</text:p>
          </table:table-cell>
          <table:table-cell table:number-columns-repeated="2" office:value-type="string">
            <text:p><text:s/>2 ♑ 54' 50"</text:p>
          </table:table-cell>
          <table:table-cell office:value-type="float" office:value="1.01903871164303">
            <text:p>1.0190387116</text:p>
          </table:table-cell>
          <table:table-cell office:value-type="float" office:value="0.118285314161765">
            <text:p>0.1182853142</text:p>
          </table:table-cell>
          <table:table-cell office:value-type="float" office:value="250.037909039132">
            <text:p>250.0379090391</text:p>
          </table:table-cell>
          <table:table-cell office:value-type="float" office:value="250.03787584537">
            <text:p>250.0378758454</text:p>
          </table:table-cell>
          <table:table-cell table:number-columns-repeated="2" office:value-type="string">
            <text:p>10 ♐ 02' 16"</text:p>
          </table:table-cell>
          <table:table-cell office:value-type="float" office:value="1.01904285190131">
            <text:p>1.0190428519</text:p>
          </table:table-cell>
          <table:table-cell office:value-type="float" office:value="0.118289448451524">
            <text:p>0.1182894485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5975.64143519">
            <text:p>2425975.64143519</text:p>
          </table:table-cell>
          <table:table-cell office:value-type="string">
            <text:p>1929-12-29 22:23:40.312500 EST-0500</text:p>
          </table:table-cell>
          <table:table-cell office:value-type="float" office:value="0">
            <text:p>0</text:p>
          </table:table-cell>
          <table:table-cell office:value-type="float" office:value="268.737001880634">
            <text:p>268.7370018806</text:p>
          </table:table-cell>
          <table:table-cell office:value-type="float" office:value="268.736516515018">
            <text:p>268.736516515</text:p>
          </table:table-cell>
          <table:table-cell office:value-type="string">
            <text:p>28 ♐ 44' 13"</text:p>
          </table:table-cell>
          <table:table-cell office:value-type="string">
            <text:p>28 ♐ 44' 11"</text:p>
          </table:table-cell>
          <table:table-cell office:value-type="float" office:value="11.9527065744702">
            <text:p>11.9527065745</text:p>
          </table:table-cell>
          <table:table-cell office:value-type="float" office:value="1.25809575541561">
            <text:p>1.2580957554</text:p>
          </table:table-cell>
          <table:table-cell office:value-type="float" office:value="245.860544909532">
            <text:p>245.8605449095</text:p>
          </table:table-cell>
          <table:table-cell office:value-type="float" office:value="245.860059543916">
            <text:p>245.8600595439</text:p>
          </table:table-cell>
          <table:table-cell office:value-type="string">
            <text:p><text:s/>5 ♐ 51' 37"</text:p>
          </table:table-cell>
          <table:table-cell office:value-type="string">
            <text:p><text:s/>5 ♐ 51' 36"</text:p>
          </table:table-cell>
          <table:table-cell office:value-type="float" office:value="11.9526664019043">
            <text:p>11.9526664019</text:p>
          </table:table-cell>
          <table:table-cell office:value-type="float" office:value="1.25805558146384">
            <text:p>1.2580555815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5975.8018287">
            <text:p>2425975.8018287</text:p>
          </table:table-cell>
          <table:table-cell office:value-type="string">
            <text:p>1929-12-30 02:14:38.906250 EST-0500</text:p>
          </table:table-cell>
          <table:table-cell office:value-type="float" office:value="0">
            <text:p>0</text:p>
          </table:table-cell>
          <table:table-cell office:value-type="float" office:value="270.653309281715">
            <text:p>270.6533092817</text:p>
          </table:table-cell>
          <table:table-cell office:value-type="float" office:value="270.651622948591">
            <text:p>270.6516229486</text:p>
          </table:table-cell>
          <table:table-cell office:value-type="string">
            <text:p><text:s/>0 ♑ 39' 11"</text:p>
          </table:table-cell>
          <table:table-cell office:value-type="string">
            <text:p><text:s/>0 ♑ 39' 05"</text:p>
          </table:table-cell>
          <table:table-cell office:value-type="float" office:value="11.9424672830602">
            <text:p>11.9424672831</text:p>
          </table:table-cell>
          <table:table-cell office:value-type="float" office:value="0.750989358002779">
            <text:p>0.750989358</text:p>
          </table:table-cell>
          <table:table-cell office:value-type="float" office:value="247.776839729221">
            <text:p>247.7768397292</text:p>
          </table:table-cell>
          <table:table-cell office:value-type="float" office:value="247.775153396097">
            <text:p>247.7751533961</text:p>
          </table:table-cell>
          <table:table-cell office:value-type="string">
            <text:p><text:s/>7 ♐ 46' 36"</text:p>
          </table:table-cell>
          <table:table-cell office:value-type="string">
            <text:p><text:s/>7 ♐ 46' 30"</text:p>
          </table:table-cell>
          <table:table-cell office:value-type="float" office:value="11.9424270598988">
            <text:p>11.9424270599</text:p>
          </table:table-cell>
          <table:table-cell office:value-type="float" office:value="0.750949136007877">
            <text:p>0.75094913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5976.04451389">
            <text:p>2425976.04451389</text:p>
          </table:table-cell>
          <table:table-cell office:value-type="string">
            <text:p>1929-12-30 08:04:06.093750 EST-0500</text:p>
          </table:table-cell>
          <table:table-cell office:value-type="float" office:value="0">
            <text:p>0</text:p>
          </table:table-cell>
          <table:table-cell office:value-type="float" office:value="273.549799495636">
            <text:p>273.5497994956</text:p>
          </table:table-cell>
          <table:table-cell office:value-type="float" office:value="273.547969700754">
            <text:p>273.5479697008</text:p>
          </table:table-cell>
          <table:table-cell office:value-type="string">
            <text:p><text:s/>3 ♑ 32' 59"</text:p>
          </table:table-cell>
          <table:table-cell office:value-type="string">
            <text:p><text:s/>3 ♑ 32' 52"</text:p>
          </table:table-cell>
          <table:table-cell office:value-type="float" office:value="11.9281070772399">
            <text:p>11.9281070772</text:p>
          </table:table-cell>
          <table:table-cell office:value-type="float" office:value="0.118078012464989">
            <text:p>0.1180780125</text:p>
          </table:table-cell>
          <table:table-cell office:value-type="float" office:value="250.673310916389">
            <text:p>250.6733109164</text:p>
          </table:table-cell>
          <table:table-cell office:value-type="float" office:value="250.671481121507">
            <text:p>250.6714811215</text:p>
          </table:table-cell>
          <table:table-cell office:value-type="string">
            <text:p>10 ♐ 40' 23"</text:p>
          </table:table-cell>
          <table:table-cell office:value-type="string">
            <text:p>10 ♐ 40' 17"</text:p>
          </table:table-cell>
          <table:table-cell office:value-type="float" office:value="11.9280669942492">
            <text:p>11.9280669942</text:p>
          </table:table-cell>
          <table:table-cell office:value-type="float" office:value="0.118037945665543">
            <text:p>0.1180379457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5976.48787037">
            <text:p>2425976.48787037</text:p>
          </table:table-cell>
          <table:table-cell office:value-type="string">
            <text:p>1929-12-30 18:42:32.343750 EST-0500</text:p>
          </table:table-cell>
          <table:table-cell office:value-type="float" office:value="0">
            <text:p>0</text:p>
          </table:table-cell>
          <table:table-cell office:value-type="float" office:value="278.832979140578">
            <text:p>278.8329791406</text:p>
          </table:table-cell>
          <table:table-cell office:value-type="float" office:value="278.831719904129">
            <text:p>278.8317199041</text:p>
          </table:table-cell>
          <table:table-cell office:value-type="string">
            <text:p><text:s/>8 ♑ 49' 58"</text:p>
          </table:table-cell>
          <table:table-cell office:value-type="string">
            <text:p><text:s/>8 ♑ 49' 54"</text:p>
          </table:table-cell>
          <table:table-cell office:value-type="float" office:value="11.9052585520509">
            <text:p>11.9052585521</text:p>
          </table:table-cell>
          <table:table-cell office:value-type="float" office:value="1.01965272548074">
            <text:p>1.0196527255</text:p>
          </table:table-cell>
          <table:table-cell office:value-type="float" office:value="255.956456026517">
            <text:p>255.9564560265</text:p>
          </table:table-cell>
          <table:table-cell office:value-type="float" office:value="255.955196790069">
            <text:p>255.9551967901</text:p>
          </table:table-cell>
          <table:table-cell office:value-type="string">
            <text:p>15 ♐ 57' 23"</text:p>
          </table:table-cell>
          <table:table-cell office:value-type="string">
            <text:p>15 ♐ 57' 18"</text:p>
          </table:table-cell>
          <table:table-cell office:value-type="float" office:value="11.9052193813646">
            <text:p>11.9052193814</text:p>
          </table:table-cell>
          <table:table-cell office:value-type="float" office:value="1.01961361750304">
            <text:p>1.0196136175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5978.18855324">
            <text:p>2425978.18855324</text:p>
          </table:table-cell>
          <table:table-cell office:value-type="string">
            <text:p>1930-01-01 11:31:31.406250 EST-0500</text:p>
          </table:table-cell>
          <table:table-cell office:value-type="float" office:value="0">
            <text:p>0</text:p>
          </table:table-cell>
          <table:table-cell office:value-type="float" office:value="299.030323512276">
            <text:p>299.0303235123</text:p>
          </table:table-cell>
          <table:table-cell office:value-type="float" office:value="299.028262180887">
            <text:p>299.0282621809</text:p>
          </table:table-cell>
          <table:table-cell office:value-type="string">
            <text:p>29 ♑ 01' 49"</text:p>
          </table:table-cell>
          <table:table-cell office:value-type="string">
            <text:p>29 ♑ 01' 41"</text:p>
          </table:table-cell>
          <table:table-cell office:value-type="float" office:value="11.8576845297377">
            <text:p>11.8576845297</text:p>
          </table:table-cell>
          <table:table-cell office:value-type="float" office:value="1.33326885970277">
            <text:p>1.3332688597</text:p>
          </table:table-cell>
          <table:table-cell office:value-type="float" office:value="276.153676670391">
            <text:p>276.1536766704</text:p>
          </table:table-cell>
          <table:table-cell office:value-type="float" office:value="276.151615339002">
            <text:p>276.151615339</text:p>
          </table:table-cell>
          <table:table-cell office:value-type="string">
            <text:p><text:s/>6 ♑ 09' 13"</text:p>
          </table:table-cell>
          <table:table-cell office:value-type="string">
            <text:p><text:s/>6 ♑ 09' 05"</text:p>
          </table:table-cell>
          <table:table-cell office:value-type="float" office:value="11.8576557927055">
            <text:p>11.8576557927</text:p>
          </table:table-cell>
          <table:table-cell office:value-type="float" office:value="1.33324048849016">
            <text:p>1.3332404885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5979.1887963">
            <text:p>2425979.1887963</text:p>
          </table:table-cell>
          <table:table-cell office:value-type="string">
            <text:p>1930-01-02 11:31:52.500000 EST-0500</text:p>
          </table:table-cell>
          <table:table-cell office:value-type="float" office:value="0">
            <text:p>0</text:p>
          </table:table-cell>
          <table:table-cell office:value-type="float" office:value="273.199351061719">
            <text:p>273.1993510617</text:p>
          </table:table-cell>
          <table:table-cell office:value-type="float" office:value="273.199321987506">
            <text:p>273.1993219875</text:p>
          </table:table-cell>
          <table:table-cell table:number-columns-repeated="2" office:value-type="string">
            <text:p><text:s/>3 ♑ 11' 57"</text:p>
          </table:table-cell>
          <table:table-cell office:value-type="float" office:value="1.25801522250488">
            <text:p>1.2580152225</text:p>
          </table:table-cell>
          <table:table-cell office:value-type="float" office:value="0.753395103906277">
            <text:p>0.7533951039</text:p>
          </table:table-cell>
          <table:table-cell office:value-type="float" office:value="250.32264278452">
            <text:p>250.3226427845</text:p>
          </table:table-cell>
          <table:table-cell office:value-type="float" office:value="250.322613710307">
            <text:p>250.3226137103</text:p>
          </table:table-cell>
          <table:table-cell table:number-columns-repeated="2" office:value-type="string">
            <text:p>10 ♐ 19' 21"</text:p>
          </table:table-cell>
          <table:table-cell office:value-type="float" office:value="1.25799736785044">
            <text:p>1.2579973679</text:p>
          </table:table-cell>
          <table:table-cell office:value-type="float" office:value="0.753377241056058">
            <text:p>0.7533772411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5979.81965278">
            <text:p>2425979.81965278</text:p>
          </table:table-cell>
          <table:table-cell office:value-type="string">
            <text:p>1930-01-03 02:40:18.750000 EST-0500</text:p>
          </table:table-cell>
          <table:table-cell office:value-type="float" office:value="0">
            <text:p>0</text:p>
          </table:table-cell>
          <table:table-cell office:value-type="float" office:value="273.992967908589">
            <text:p>273.9929679086</text:p>
          </table:table-cell>
          <table:table-cell office:value-type="float" office:value="273.99276803073">
            <text:p>273.9927680307</text:p>
          </table:table-cell>
          <table:table-cell office:value-type="string">
            <text:p><text:s/>3 ♑ 59' 34"</text:p>
          </table:table-cell>
          <table:table-cell office:value-type="string">
            <text:p><text:s/>3 ♑ 59' 33"</text:p>
          </table:table-cell>
          <table:table-cell office:value-type="float" office:value="1.25798227422918">
            <text:p>1.2579822742</text:p>
          </table:table-cell>
          <table:table-cell office:value-type="float" office:value="0.117511909472316">
            <text:p>0.1175119095</text:p>
          </table:table-cell>
          <table:table-cell office:value-type="float" office:value="251.116226516783">
            <text:p>251.1162265168</text:p>
          </table:table-cell>
          <table:table-cell office:value-type="float" office:value="251.116026638924">
            <text:p>251.1160266389</text:p>
          </table:table-cell>
          <table:table-cell office:value-type="string">
            <text:p>11 ♐ 06' 58"</text:p>
          </table:table-cell>
          <table:table-cell office:value-type="string">
            <text:p>11 ♐ 06' 57"</text:p>
          </table:table-cell>
          <table:table-cell office:value-type="float" office:value="1.25797164773497">
            <text:p>1.2579716477</text:p>
          </table:table-cell>
          <table:table-cell office:value-type="float" office:value="0.11750130136863">
            <text:p>0.1175013014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25980.31940972">
            <text:p>2425980.31940972</text:p>
          </table:table-cell>
          <table:table-cell office:value-type="string">
            <text:p>1930-01-03 14:39:57.656250 EST-0500</text:p>
          </table:table-cell>
          <table:table-cell office:value-type="float" office:value="0">
            <text:p>0</text:p>
          </table:table-cell>
          <table:table-cell office:value-type="float" office:value="274.05155663333">
            <text:p>274.0515566333</text:p>
          </table:table-cell>
          <table:table-cell office:value-type="float" office:value="274.05147092917">
            <text:p>274.0514709292</text:p>
          </table:table-cell>
          <table:table-cell table:number-columns-repeated="2" office:value-type="string">
            <text:p><text:s/>4 ♑ 03' 05"</text:p>
          </table:table-cell>
          <table:table-cell office:value-type="float" office:value="0.754163943393797">
            <text:p>0.7541639434</text:p>
          </table:table-cell>
          <table:table-cell office:value-type="float" office:value="0.117413025641232">
            <text:p>0.1174130256</text:p>
          </table:table-cell>
          <table:table-cell office:value-type="float" office:value="251.17479227136">
            <text:p>251.1747922714</text:p>
          </table:table-cell>
          <table:table-cell office:value-type="float" office:value="251.1747065672">
            <text:p>251.1747065672</text:p>
          </table:table-cell>
          <table:table-cell office:value-type="string">
            <text:p>11 ♐ 10' 29"</text:p>
          </table:table-cell>
          <table:table-cell office:value-type="string">
            <text:p>11 ♐ 10' 28"</text:p>
          </table:table-cell>
          <table:table-cell office:value-type="float" office:value="0.754159075869679">
            <text:p>0.7541590759</text:p>
          </table:table-cell>
          <table:table-cell office:value-type="float" office:value="0.117408187060409">
            <text:p>0.1174081871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5983.88337963">
            <text:p>2425983.88337963</text:p>
          </table:table-cell>
          <table:table-cell office:value-type="string">
            <text:p>1930-01-07 04:12:04.218750 EST-0500</text:p>
          </table:table-cell>
          <table:table-cell office:value-type="float" office:value="0">
            <text:p>0</text:p>
          </table:table-cell>
          <table:table-cell office:value-type="float" office:value="7.6481079743443">
            <text:p>7.6481079743</text:p>
          </table:table-cell>
          <table:table-cell office:value-type="float" office:value="7.64779470150723">
            <text:p>7.6477947015</text:p>
          </table:table-cell>
          <table:table-cell office:value-type="string">
            <text:p><text:s/>7 ♈ 38' 53"</text:p>
          </table:table-cell>
          <table:table-cell office:value-type="string">
            <text:p><text:s/>7 ♈ 38' 52"</text:p>
          </table:table-cell>
          <table:table-cell office:value-type="float" office:value="12.536766325455">
            <text:p>12.5367663255</text:p>
          </table:table-cell>
          <table:table-cell office:value-type="float" office:value="0.0181853676322544">
            <text:p>0.0181853676</text:p>
          </table:table-cell>
          <table:table-cell office:value-type="float" office:value="344.771244138364">
            <text:p>344.7712441384</text:p>
          </table:table-cell>
          <table:table-cell office:value-type="float" office:value="344.770930865527">
            <text:p>344.7709308655</text:p>
          </table:table-cell>
          <table:table-cell office:value-type="string">
            <text:p>14 ♓ 46' 16"</text:p>
          </table:table-cell>
          <table:table-cell office:value-type="string">
            <text:p>14 ♓ 46' 15"</text:p>
          </table:table-cell>
          <table:table-cell office:value-type="float" office:value="12.5367836155679">
            <text:p>12.5367836156</text:p>
          </table:table-cell>
          <table:table-cell office:value-type="float" office:value="0.0182027408095548">
            <text:p>0.0182027408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5988.30378472">
            <text:p>2425988.30378472</text:p>
          </table:table-cell>
          <table:table-cell office:value-type="string">
            <text:p>1930-01-11 14:17:27.656250 EST-0500</text:p>
          </table:table-cell>
          <table:table-cell office:value-type="float" office:value="0">
            <text:p>0</text:p>
          </table:table-cell>
          <table:table-cell office:value-type="float" office:value="67.0017096267057">
            <text:p>67.0017096267</text:p>
          </table:table-cell>
          <table:table-cell office:value-type="float" office:value="66.9990087585468">
            <text:p>66.9990087585</text:p>
          </table:table-cell>
          <table:table-cell office:value-type="string">
            <text:p><text:s/>7 ♊ 00' 06"</text:p>
          </table:table-cell>
          <table:table-cell office:value-type="string">
            <text:p><text:s/>6 ♊ 59' 56"</text:p>
          </table:table-cell>
          <table:table-cell office:value-type="float" office:value="14.4628604299451">
            <text:p>14.4628604299</text:p>
          </table:table-cell>
          <table:table-cell office:value-type="float" office:value="-0.0653243673569396">
            <text:p>-0.0653243674</text:p>
          </table:table-cell>
          <table:table-cell office:value-type="float" office:value="44.1246500525358">
            <text:p>44.1246500525</text:p>
          </table:table-cell>
          <table:table-cell office:value-type="float" office:value="44.1219491843769">
            <text:p>44.1219491844</text:p>
          </table:table-cell>
          <table:table-cell office:value-type="string">
            <text:p>14 ♉ 07' 28"</text:p>
          </table:table-cell>
          <table:table-cell office:value-type="string">
            <text:p>14 ♉ 07' 19"</text:p>
          </table:table-cell>
          <table:table-cell office:value-type="float" office:value="14.4628170931508">
            <text:p>14.4628170932</text:p>
          </table:table-cell>
          <table:table-cell office:value-type="float" office:value="-0.0653675377571095">
            <text:p>-0.065367537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5998.52326389">
            <text:p>2425998.52326389</text:p>
          </table:table-cell>
          <table:table-cell office:value-type="string">
            <text:p>1930-01-21 19:33:30.937500 EST-0500</text:p>
          </table:table-cell>
          <table:table-cell office:value-type="float" office:value="0">
            <text:p>0</text:p>
          </table:table-cell>
          <table:table-cell office:value-type="float" office:value="301.277716148865">
            <text:p>301.2777161489</text:p>
          </table:table-cell>
          <table:table-cell office:value-type="float" office:value="301.277925542837">
            <text:p>301.2779255428</text:p>
          </table:table-cell>
          <table:table-cell office:value-type="string">
            <text:p><text:s/>1 ♒ 16' 39"</text:p>
          </table:table-cell>
          <table:table-cell office:value-type="string">
            <text:p><text:s/>1 ♒ 16' 40"</text:p>
          </table:table-cell>
          <table:table-cell office:value-type="float" office:value="-1.28494513693276">
            <text:p>-1.2849451369</text:p>
          </table:table-cell>
          <table:table-cell office:value-type="float" office:value="1.01733361875788">
            <text:p>1.0173336188</text:p>
          </table:table-cell>
          <table:table-cell office:value-type="float" office:value="278.400098440574">
            <text:p>278.4000984406</text:p>
          </table:table-cell>
          <table:table-cell office:value-type="float" office:value="278.400307834545">
            <text:p>278.4003078345</text:p>
          </table:table-cell>
          <table:table-cell office:value-type="string">
            <text:p><text:s/>8 ♑ 24' 00"</text:p>
          </table:table-cell>
          <table:table-cell office:value-type="string">
            <text:p><text:s/>8 ♑ 24' 01"</text:p>
          </table:table-cell>
          <table:table-cell office:value-type="float" office:value="-1.28494153816935">
            <text:p>-1.2849415382</text:p>
          </table:table-cell>
          <table:table-cell office:value-type="float" office:value="1.01733740711526">
            <text:p>1.0173374071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6000.00789352">
            <text:p>2426000.00789352</text:p>
          </table:table-cell>
          <table:table-cell office:value-type="string">
            <text:p>1930-01-23 07:11:22.031250 EST-0500</text:p>
          </table:table-cell>
          <table:table-cell office:value-type="float" office:value="0">
            <text:p>0</text:p>
          </table:table-cell>
          <table:table-cell office:value-type="float" office:value="299.374932709974">
            <text:p>299.37493271</text:p>
          </table:table-cell>
          <table:table-cell office:value-type="float" office:value="299.375180628298">
            <text:p>299.3751806283</text:p>
          </table:table-cell>
          <table:table-cell office:value-type="string">
            <text:p>29 ♑ 22' 29"</text:p>
          </table:table-cell>
          <table:table-cell office:value-type="string">
            <text:p>29 ♑ 22' 30"</text:p>
          </table:table-cell>
          <table:table-cell office:value-type="float" office:value="-1.26445739192584">
            <text:p>-1.2644573919</text:p>
          </table:table-cell>
          <table:table-cell office:value-type="float" office:value="1.25666271315011">
            <text:p>1.2566627132</text:p>
          </table:table-cell>
          <table:table-cell office:value-type="float" office:value="276.497250641932">
            <text:p>276.4972506419</text:p>
          </table:table-cell>
          <table:table-cell office:value-type="float" office:value="276.497498560256">
            <text:p>276.4974985603</text:p>
          </table:table-cell>
          <table:table-cell table:number-columns-repeated="2" office:value-type="string">
            <text:p><text:s/>6 ♑ 29' 50"</text:p>
          </table:table-cell>
          <table:table-cell office:value-type="float" office:value="-1.26447136940939">
            <text:p>-1.2644713694</text:p>
          </table:table-cell>
          <table:table-cell office:value-type="float" office:value="1.25664898152251">
            <text:p>1.2566489815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003.55842593">
            <text:p>2426003.55842593</text:p>
          </table:table-cell>
          <table:table-cell office:value-type="string">
            <text:p>1930-01-26 20:24:08.437500 EST-0500</text:p>
          </table:table-cell>
          <table:table-cell office:value-type="float" office:value="0">
            <text:p>0</text:p>
          </table:table-cell>
          <table:table-cell office:value-type="float" office:value="276.689631244683">
            <text:p>276.6896312447</text:p>
          </table:table-cell>
          <table:table-cell office:value-type="float" office:value="276.689103398072">
            <text:p>276.6891033981</text:p>
          </table:table-cell>
          <table:table-cell office:value-type="string">
            <text:p><text:s/>6 ♑ 41' 22"</text:p>
          </table:table-cell>
          <table:table-cell office:value-type="string">
            <text:p><text:s/>6 ♑ 41' 20"</text:p>
          </table:table-cell>
          <table:table-cell office:value-type="float" office:value="11.865349299466">
            <text:p>11.8653492995</text:p>
          </table:table-cell>
          <table:table-cell office:value-type="float" office:value="0.107944551893783">
            <text:p>0.1079445519</text:p>
          </table:table-cell>
          <table:table-cell office:value-type="float" office:value="253.811719255925">
            <text:p>253.8117192559</text:p>
          </table:table-cell>
          <table:table-cell office:value-type="float" office:value="253.811191409314">
            <text:p>253.8111914093</text:p>
          </table:table-cell>
          <table:table-cell office:value-type="string">
            <text:p>13 ♐ 48' 42"</text:p>
          </table:table-cell>
          <table:table-cell office:value-type="string">
            <text:p>13 ♐ 48' 40"</text:p>
          </table:table-cell>
          <table:table-cell office:value-type="float" office:value="11.8653184038052">
            <text:p>11.8653184038</text:p>
          </table:table-cell>
          <table:table-cell office:value-type="float" office:value="0.107913740924111">
            <text:p>0.1079137409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004.91707176">
            <text:p>2426004.91707176</text:p>
          </table:table-cell>
          <table:table-cell office:value-type="string">
            <text:p>1930-01-28 05:00:35.156250 EST-0500</text:p>
          </table:table-cell>
          <table:table-cell office:value-type="float" office:value="0">
            <text:p>0</text:p>
          </table:table-cell>
          <table:table-cell office:value-type="float" office:value="292.797341493685">
            <text:p>292.7973414937</text:p>
          </table:table-cell>
          <table:table-cell office:value-type="float" office:value="292.796903442068">
            <text:p>292.7969034421</text:p>
          </table:table-cell>
          <table:table-cell office:value-type="string">
            <text:p>22 ♑ 47' 50"</text:p>
          </table:table-cell>
          <table:table-cell office:value-type="string">
            <text:p>22 ♑ 47' 48"</text:p>
          </table:table-cell>
          <table:table-cell office:value-type="float" office:value="11.8555863607729">
            <text:p>11.8555863608</text:p>
          </table:table-cell>
          <table:table-cell office:value-type="float" office:value="0.769531181494978">
            <text:p>0.7695311815</text:p>
          </table:table-cell>
          <table:table-cell office:value-type="float" office:value="269.919339992793">
            <text:p>269.9193399928</text:p>
          </table:table-cell>
          <table:table-cell office:value-type="float" office:value="269.918901941175">
            <text:p>269.9189019412</text:p>
          </table:table-cell>
          <table:table-cell office:value-type="string">
            <text:p>29 ♐ 55' 09"</text:p>
          </table:table-cell>
          <table:table-cell office:value-type="string">
            <text:p>29 ♐ 55' 08"</text:p>
          </table:table-cell>
          <table:table-cell office:value-type="float" office:value="11.8555625986225">
            <text:p>11.8555625986</text:p>
          </table:table-cell>
          <table:table-cell office:value-type="float" office:value="0.769507805336465">
            <text:p>0.7695078053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005.03059028">
            <text:p>2426005.03059028</text:p>
          </table:table-cell>
          <table:table-cell office:value-type="string">
            <text:p>1930-01-28 07:44:03.750000 EST-0500</text:p>
          </table:table-cell>
          <table:table-cell office:value-type="float" office:value="0">
            <text:p>0</text:p>
          </table:table-cell>
          <table:table-cell office:value-type="float" office:value="294.143255790935">
            <text:p>294.1432557909</text:p>
          </table:table-cell>
          <table:table-cell office:value-type="float" office:value="294.140824579622">
            <text:p>294.1408245796</text:p>
          </table:table-cell>
          <table:table-cell office:value-type="string">
            <text:p>24 ♑ 08' 35"</text:p>
          </table:table-cell>
          <table:table-cell office:value-type="string">
            <text:p>24 ♑ 08' 26"</text:p>
          </table:table-cell>
          <table:table-cell office:value-type="float" office:value="11.857149681597">
            <text:p>11.8571496816</text:p>
          </table:table-cell>
          <table:table-cell office:value-type="float" office:value="-0.733739441505252">
            <text:p>-0.7337394415</text:p>
          </table:table-cell>
          <table:table-cell office:value-type="float" office:value="271.265247358897">
            <text:p>271.2652473589</text:p>
          </table:table-cell>
          <table:table-cell office:value-type="float" office:value="271.262816147584">
            <text:p>271.2628161476</text:p>
          </table:table-cell>
          <table:table-cell office:value-type="string">
            <text:p><text:s/>1 ♑ 15' 54"</text:p>
          </table:table-cell>
          <table:table-cell office:value-type="string">
            <text:p><text:s/>1 ♑ 15' 46"</text:p>
          </table:table-cell>
          <table:table-cell office:value-type="float" office:value="11.8571268073831">
            <text:p>11.8571268074</text:p>
          </table:table-cell>
          <table:table-cell office:value-type="float" office:value="-0.733761430089698">
            <text:p>-0.7337614301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6005.90314815">
            <text:p>2426005.90314815</text:p>
          </table:table-cell>
          <table:table-cell office:value-type="string">
            <text:p>1930-01-29 04:40:32.812500 EST-0500</text:p>
          </table:table-cell>
          <table:table-cell office:value-type="float" office:value="0">
            <text:p>0</text:p>
          </table:table-cell>
          <table:table-cell office:value-type="float" office:value="293.555872405163">
            <text:p>293.5558724052</text:p>
          </table:table-cell>
          <table:table-cell office:value-type="float" office:value="293.555967664443">
            <text:p>293.5559676644</text:p>
          </table:table-cell>
          <table:table-cell table:number-columns-repeated="2" office:value-type="string">
            <text:p>23 ♑ 33' 21"</text:p>
          </table:table-cell>
          <table:table-cell office:value-type="float" office:value="-0.606620569799802">
            <text:p>-0.6066205698</text:p>
          </table:table-cell>
          <table:table-cell office:value-type="float" office:value="0.770030907834024">
            <text:p>0.7700309078</text:p>
          </table:table-cell>
          <table:table-cell office:value-type="float" office:value="270.677814612637">
            <text:p>270.6778146126</text:p>
          </table:table-cell>
          <table:table-cell office:value-type="float" office:value="270.677909871917">
            <text:p>270.6779098719</text:p>
          </table:table-cell>
          <table:table-cell table:number-columns-repeated="2" office:value-type="string">
            <text:p><text:s/>0 ♑ 40' 40"</text:p>
          </table:table-cell>
          <table:table-cell office:value-type="float" office:value="-0.606634154683391">
            <text:p>-0.6066341547</text:p>
          </table:table-cell>
          <table:table-cell office:value-type="float" office:value="0.770016798994387">
            <text:p>0.770016799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006.11824074">
            <text:p>2426006.11824074</text:p>
          </table:table-cell>
          <table:table-cell office:value-type="string">
            <text:p>1930-01-29 09:50:16.406250 EST-0500</text:p>
          </table:table-cell>
          <table:table-cell office:value-type="float" office:value="0">
            <text:p>0</text:p>
          </table:table-cell>
          <table:table-cell office:value-type="float" office:value="307.053454194162">
            <text:p>307.0534541942</text:p>
          </table:table-cell>
          <table:table-cell office:value-type="float" office:value="307.052200022694">
            <text:p>307.0522000227</text:p>
          </table:table-cell>
          <table:table-cell office:value-type="string">
            <text:p><text:s/>7 ♒ 03' 12"</text:p>
          </table:table-cell>
          <table:table-cell office:value-type="string">
            <text:p><text:s/>7 ♒ 03' 07"</text:p>
          </table:table-cell>
          <table:table-cell office:value-type="float" office:value="11.8866071030455">
            <text:p>11.886607103</text:p>
          </table:table-cell>
          <table:table-cell office:value-type="float" office:value="1.25603624338669">
            <text:p>1.2560362434</text:p>
          </table:table-cell>
          <table:table-cell office:value-type="float" office:value="284.175385415959">
            <text:p>284.175385416</text:p>
          </table:table-cell>
          <table:table-cell office:value-type="float" office:value="284.174131244491">
            <text:p>284.1741312445</text:p>
          </table:table-cell>
          <table:table-cell office:value-type="string">
            <text:p>14 ♑ 10' 31"</text:p>
          </table:table-cell>
          <table:table-cell office:value-type="string">
            <text:p>14 ♑ 10' 26"</text:p>
          </table:table-cell>
          <table:table-cell office:value-type="float" office:value="11.8865944782305">
            <text:p>11.8865944782</text:p>
          </table:table-cell>
          <table:table-cell office:value-type="float" office:value="1.25602436476463">
            <text:p>1.2560243648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006.29744213">
            <text:p>2426006.29744213</text:p>
          </table:table-cell>
          <table:table-cell office:value-type="string">
            <text:p>1930-01-29 14:08:19.218750 EST-0500</text:p>
          </table:table-cell>
          <table:table-cell office:value-type="float" office:value="0">
            <text:p>0</text:p>
          </table:table-cell>
          <table:table-cell office:value-type="float" office:value="309.184180922299">
            <text:p>309.1841809223</text:p>
          </table:table-cell>
          <table:table-cell office:value-type="float" office:value="309.182069542796">
            <text:p>309.1820695428</text:p>
          </table:table-cell>
          <table:table-cell office:value-type="string">
            <text:p><text:s/>9 ♒ 11' 03"</text:p>
          </table:table-cell>
          <table:table-cell office:value-type="string">
            <text:p><text:s/>9 ♒ 10' 55"</text:p>
          </table:table-cell>
          <table:table-cell office:value-type="float" office:value="11.8937442624726">
            <text:p>11.8937442625</text:p>
          </table:table-cell>
          <table:table-cell office:value-type="float" office:value="1.01586201537172">
            <text:p>1.0158620154</text:p>
          </table:table-cell>
          <table:table-cell office:value-type="float" office:value="286.306103379064">
            <text:p>286.3061033791</text:p>
          </table:table-cell>
          <table:table-cell office:value-type="float" office:value="286.303991999561">
            <text:p>286.3039919996</text:p>
          </table:table-cell>
          <table:table-cell office:value-type="string">
            <text:p>16 ♑ 18' 21"</text:p>
          </table:table-cell>
          <table:table-cell office:value-type="string">
            <text:p>16 ♑ 18' 14"</text:p>
          </table:table-cell>
          <table:table-cell office:value-type="float" office:value="11.8937335692059">
            <text:p>11.8937335692</text:p>
          </table:table-cell>
          <table:table-cell office:value-type="float" office:value="1.01585233773983">
            <text:p>1.0158523377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011.19905093">
            <text:p>2426011.19905093</text:p>
          </table:table-cell>
          <table:table-cell office:value-type="string">
            <text:p>1930-02-03 11:46:38.437500 EST-0500</text:p>
          </table:table-cell>
          <table:table-cell office:value-type="float" office:value="0">
            <text:p>0</text:p>
          </table:table-cell>
          <table:table-cell office:value-type="float" office:value="8.43493350942369">
            <text:p>8.4349335094</text:p>
          </table:table-cell>
          <table:table-cell office:value-type="float" office:value="8.43418688551626">
            <text:p>8.4341868855</text:p>
          </table:table-cell>
          <table:table-cell office:value-type="string">
            <text:p><text:s/>8 ♈ 26' 05"</text:p>
          </table:table-cell>
          <table:table-cell office:value-type="string">
            <text:p><text:s/>8 ♈ 26' 03"</text:p>
          </table:table-cell>
          <table:table-cell office:value-type="float" office:value="12.4101502426906">
            <text:p>12.4101502427</text:p>
          </table:table-cell>
          <table:table-cell office:value-type="float" office:value="0.0384780876508821">
            <text:p>0.0384780877</text:p>
          </table:table-cell>
          <table:table-cell office:value-type="float" office:value="345.556741658415">
            <text:p>345.5567416584</text:p>
          </table:table-cell>
          <table:table-cell office:value-type="float" office:value="345.555995034507">
            <text:p>345.5559950345</text:p>
          </table:table-cell>
          <table:table-cell office:value-type="string">
            <text:p>15 ♓ 33' 24"</text:p>
          </table:table-cell>
          <table:table-cell office:value-type="string">
            <text:p>15 ♓ 33' 21"</text:p>
          </table:table-cell>
          <table:table-cell office:value-type="float" office:value="12.4101780765909">
            <text:p>12.4101780766</text:p>
          </table:table-cell>
          <table:table-cell office:value-type="float" office:value="0.0385060494359816">
            <text:p>0.0385060494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6014.20833333">
            <text:p>2426014.20833333</text:p>
          </table:table-cell>
          <table:table-cell office:value-type="string">
            <text:p>1930-02-06 12:00:00.000000 EST-0500</text:p>
          </table:table-cell>
          <table:table-cell office:value-type="float" office:value="0">
            <text:p>0</text:p>
          </table:table-cell>
          <table:table-cell office:value-type="float" office:value="317.207869032304">
            <text:p>317.2078690323</text:p>
          </table:table-cell>
          <table:table-cell office:value-type="float" office:value="317.207845668988">
            <text:p>317.207845669</text:p>
          </table:table-cell>
          <table:table-cell table:number-columns-repeated="2" office:value-type="string">
            <text:p>17 ♒ 12' 28"</text:p>
          </table:table-cell>
          <table:table-cell office:value-type="float" office:value="1.25453137512739">
            <text:p>1.2545313751</text:p>
          </table:table-cell>
          <table:table-cell office:value-type="float" office:value="1.01301879259046">
            <text:p>1.0130187926</text:p>
          </table:table-cell>
          <table:table-cell office:value-type="float" office:value="294.329610867911">
            <text:p>294.3296108679</text:p>
          </table:table-cell>
          <table:table-cell office:value-type="float" office:value="294.329587504595">
            <text:p>294.3295875046</text:p>
          </table:table-cell>
          <table:table-cell table:number-columns-repeated="2" office:value-type="string">
            <text:p>24 ♑ 19' 46"</text:p>
          </table:table-cell>
          <table:table-cell office:value-type="float" office:value="1.25452827774588">
            <text:p>1.2545282777</text:p>
          </table:table-cell>
          <table:table-cell office:value-type="float" office:value="1.01301556215644">
            <text:p>1.0130155622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015.63972222">
            <text:p>2426015.63972222</text:p>
          </table:table-cell>
          <table:table-cell office:value-type="string">
            <text:p>1930-02-07 22:21:12.656250 EST-0500</text:p>
          </table:table-cell>
          <table:table-cell office:value-type="float" office:value="0">
            <text:p>0</text:p>
          </table:table-cell>
          <table:table-cell office:value-type="float" office:value="66.4553306074705">
            <text:p>66.4553306075</text:p>
          </table:table-cell>
          <table:table-cell office:value-type="float" office:value="66.4535705523247">
            <text:p>66.4535705523</text:p>
          </table:table-cell>
          <table:table-cell office:value-type="string">
            <text:p><text:s/>6 ♊ 27' 19"</text:p>
          </table:table-cell>
          <table:table-cell office:value-type="string">
            <text:p><text:s/>6 ♊ 27' 12"</text:p>
          </table:table-cell>
          <table:table-cell office:value-type="float" office:value="13.9143779733688">
            <text:p>13.9143779734</text:p>
          </table:table-cell>
          <table:table-cell office:value-type="float" office:value="0.0264827211271582">
            <text:p>0.0264827211</text:p>
          </table:table-cell>
          <table:table-cell office:value-type="float" office:value="43.5769952248824">
            <text:p>43.5769952249</text:p>
          </table:table-cell>
          <table:table-cell office:value-type="float" office:value="43.5752351697366">
            <text:p>43.5752351697</text:p>
          </table:table-cell>
          <table:table-cell office:value-type="string">
            <text:p>13 ♉ 34' 37"</text:p>
          </table:table-cell>
          <table:table-cell office:value-type="string">
            <text:p>13 ♉ 34' 30"</text:p>
          </table:table-cell>
          <table:table-cell office:value-type="float" office:value="13.9143497937252">
            <text:p>13.9143497937</text:p>
          </table:table-cell>
          <table:table-cell office:value-type="float" office:value="0.026454670997233">
            <text:p>0.026454671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031.04597222">
            <text:p>2426031.04597222</text:p>
          </table:table-cell>
          <table:table-cell office:value-type="string">
            <text:p>1930-02-23 08:06:12.656250 EST-0500</text:p>
          </table:table-cell>
          <table:table-cell office:value-type="float" office:value="0">
            <text:p>0</text:p>
          </table:table-cell>
          <table:table-cell office:value-type="float" office:value="279.352817237802">
            <text:p>279.3528172378</text:p>
          </table:table-cell>
          <table:table-cell office:value-type="float" office:value="279.352630102539">
            <text:p>279.3526301025</text:p>
          </table:table-cell>
          <table:table-cell office:value-type="string">
            <text:p><text:s/>9 ♑ 21' 10"</text:p>
          </table:table-cell>
          <table:table-cell office:value-type="string">
            <text:p><text:s/>9 ♑ 21' 09"</text:p>
          </table:table-cell>
          <table:table-cell office:value-type="float" office:value="11.8554565210883">
            <text:p>11.8554565211</text:p>
          </table:table-cell>
          <table:table-cell office:value-type="float" office:value="0.0837225411757087">
            <text:p>0.0837225412</text:p>
          </table:table-cell>
          <table:table-cell office:value-type="float" office:value="256.473798171557">
            <text:p>256.4737981716</text:p>
          </table:table-cell>
          <table:table-cell office:value-type="float" office:value="256.473611036294">
            <text:p>256.4736110363</text:p>
          </table:table-cell>
          <table:table-cell office:value-type="string">
            <text:p>16 ♐ 28' 25"</text:p>
          </table:table-cell>
          <table:table-cell office:value-type="string">
            <text:p>16 ♐ 28' 24"</text:p>
          </table:table-cell>
          <table:table-cell office:value-type="float" office:value="11.8554377049617">
            <text:p>11.855437705</text:p>
          </table:table-cell>
          <table:table-cell office:value-type="float" office:value="0.0837038512959728">
            <text:p>0.0837038513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033.87873843">
            <text:p>2426033.87873843</text:p>
          </table:table-cell>
          <table:table-cell office:value-type="string">
            <text:p>1930-02-26 04:05:23.437500 EST-0500</text:p>
          </table:table-cell>
          <table:table-cell office:value-type="float" office:value="0">
            <text:p>0</text:p>
          </table:table-cell>
          <table:table-cell office:value-type="float" office:value="312.948736577004">
            <text:p>312.948736577</text:p>
          </table:table-cell>
          <table:table-cell office:value-type="float" office:value="312.946600168447">
            <text:p>312.9466001684</text:p>
          </table:table-cell>
          <table:table-cell office:value-type="string">
            <text:p>12 ♒ 56' 55"</text:p>
          </table:table-cell>
          <table:table-cell office:value-type="string">
            <text:p>12 ♒ 56' 47"</text:p>
          </table:table-cell>
          <table:table-cell office:value-type="float" office:value="11.9249755378616">
            <text:p>11.9249755379</text:p>
          </table:table-cell>
          <table:table-cell office:value-type="float" office:value="1.35415168072938">
            <text:p>1.3541516807</text:p>
          </table:table-cell>
          <table:table-cell office:value-type="float" office:value="290.069585398412">
            <text:p>290.0695853984</text:p>
          </table:table-cell>
          <table:table-cell office:value-type="float" office:value="290.067448989855">
            <text:p>290.0674489899</text:p>
          </table:table-cell>
          <table:table-cell office:value-type="string">
            <text:p>20 ♑ 04' 10"</text:p>
          </table:table-cell>
          <table:table-cell office:value-type="string">
            <text:p>20 ♑ 04' 02"</text:p>
          </table:table-cell>
          <table:table-cell office:value-type="float" office:value="11.9249800977357">
            <text:p>11.9249800977</text:p>
          </table:table-cell>
          <table:table-cell office:value-type="float" office:value="1.35415702591979">
            <text:p>1.3541570259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034.08601852">
            <text:p>2426034.08601852</text:p>
          </table:table-cell>
          <table:table-cell office:value-type="string">
            <text:p>1930-02-26 09:03:52.031250 EST-0500</text:p>
          </table:table-cell>
          <table:table-cell office:value-type="float" office:value="0">
            <text:p>0</text:p>
          </table:table-cell>
          <table:table-cell office:value-type="float" office:value="315.422325400823">
            <text:p>315.4223254008</text:p>
          </table:table-cell>
          <table:table-cell office:value-type="float" office:value="315.421079744089">
            <text:p>315.4210797441</text:p>
          </table:table-cell>
          <table:table-cell office:value-type="string">
            <text:p>15 ♒ 25' 20"</text:p>
          </table:table-cell>
          <table:table-cell office:value-type="string">
            <text:p>15 ♒ 25' 15"</text:p>
          </table:table-cell>
          <table:table-cell office:value-type="float" office:value="11.942339595587">
            <text:p>11.9423395956</text:p>
          </table:table-cell>
          <table:table-cell office:value-type="float" office:value="0.780597704357782">
            <text:p>0.7805977044</text:p>
          </table:table-cell>
          <table:table-cell office:value-type="float" office:value="292.543167708732">
            <text:p>292.5431677087</text:p>
          </table:table-cell>
          <table:table-cell office:value-type="float" office:value="292.541922051998">
            <text:p>292.541922052</text:p>
          </table:table-cell>
          <table:table-cell office:value-type="string">
            <text:p>22 ♑ 32' 35"</text:p>
          </table:table-cell>
          <table:table-cell office:value-type="string">
            <text:p>22 ♑ 32' 30"</text:p>
          </table:table-cell>
          <table:table-cell office:value-type="float" office:value="11.9423465304852">
            <text:p>11.9423465305</text:p>
          </table:table-cell>
          <table:table-cell office:value-type="float" office:value="0.780605490567604">
            <text:p>0.7806054906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036.06501157">
            <text:p>2426036.06501157</text:p>
          </table:table-cell>
          <table:table-cell office:value-type="string">
            <text:p>1930-02-28 08:33:37.968750 EST-0500</text:p>
          </table:table-cell>
          <table:table-cell office:value-type="float" office:value="0">
            <text:p>0</text:p>
          </table:table-cell>
          <table:table-cell office:value-type="float" office:value="339.255087352911">
            <text:p>339.2550873529</text:p>
          </table:table-cell>
          <table:table-cell office:value-type="float" office:value="339.252620721826">
            <text:p>339.2526207218</text:p>
          </table:table-cell>
          <table:table-cell office:value-type="string">
            <text:p><text:s/>9 ♓ 15' 18"</text:p>
          </table:table-cell>
          <table:table-cell office:value-type="string">
            <text:p><text:s/>9 ♓ 15' 09"</text:p>
          </table:table-cell>
          <table:table-cell office:value-type="float" office:value="12.1560953116363">
            <text:p>12.1560953116</text:p>
          </table:table-cell>
          <table:table-cell office:value-type="float" office:value="1.00412193520075">
            <text:p>1.0041219352</text:p>
          </table:table-cell>
          <table:table-cell office:value-type="float" office:value="316.375892320579">
            <text:p>316.3758923206</text:p>
          </table:table-cell>
          <table:table-cell office:value-type="float" office:value="316.373425689495">
            <text:p>316.3734256895</text:p>
          </table:table-cell>
          <table:table-cell office:value-type="string">
            <text:p>16 ♒ 22' 33"</text:p>
          </table:table-cell>
          <table:table-cell office:value-type="string">
            <text:p>16 ♒ 22' 24"</text:p>
          </table:table-cell>
          <table:table-cell office:value-type="float" office:value="12.1561241816681">
            <text:p>12.1561241817</text:p>
          </table:table-cell>
          <table:table-cell office:value-type="float" office:value="1.00415177630491">
            <text:p>1.0041517763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036.55158565">
            <text:p>2426036.55158565</text:p>
          </table:table-cell>
          <table:table-cell office:value-type="string">
            <text:p>1930-02-28 20:14:17.812500 EST-0500</text:p>
          </table:table-cell>
          <table:table-cell office:value-type="float" office:value="0">
            <text:p>0</text:p>
          </table:table-cell>
          <table:table-cell office:value-type="float" office:value="345.185087713652">
            <text:p>345.1850877137</text:p>
          </table:table-cell>
          <table:table-cell office:value-type="float" office:value="345.183086870261">
            <text:p>345.1830868703</text:p>
          </table:table-cell>
          <table:table-cell office:value-type="string">
            <text:p>15 ♓ 11' 06"</text:p>
          </table:table-cell>
          <table:table-cell office:value-type="string">
            <text:p>15 ♓ 10' 59"</text:p>
          </table:table-cell>
          <table:table-cell office:value-type="float" office:value="12.2190034572087">
            <text:p>12.2190034572</text:p>
          </table:table-cell>
          <table:table-cell office:value-type="float" office:value="1.24939876633041">
            <text:p>1.2493987663</text:p>
          </table:table-cell>
          <table:table-cell office:value-type="float" office:value="322.305889611178">
            <text:p>322.3058896112</text:p>
          </table:table-cell>
          <table:table-cell office:value-type="float" office:value="322.303888767786">
            <text:p>322.3038887678</text:p>
          </table:table-cell>
          <table:table-cell office:value-type="string">
            <text:p>22 ♒ 18' 21"</text:p>
          </table:table-cell>
          <table:table-cell office:value-type="string">
            <text:p>22 ♒ 18' 13"</text:p>
          </table:table-cell>
          <table:table-cell office:value-type="float" office:value="12.2190365222996">
            <text:p>12.2190365223</text:p>
          </table:table-cell>
          <table:table-cell office:value-type="float" office:value="1.24943233009498">
            <text:p>1.2494323301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6037.63899306">
            <text:p>2426037.63899306</text:p>
          </table:table-cell>
          <table:table-cell office:value-type="string">
            <text:p>1930-03-01 22:20:09.375000 EST-0500</text:p>
          </table:table-cell>
          <table:table-cell office:value-type="float" office:value="0">
            <text:p>0</text:p>
          </table:table-cell>
          <table:table-cell office:value-type="float" office:value="318.195835794067">
            <text:p>318.1958357941</text:p>
          </table:table-cell>
          <table:table-cell office:value-type="float" office:value="318.195749121943">
            <text:p>318.1957491219</text:p>
          </table:table-cell>
          <table:table-cell office:value-type="string">
            <text:p>18 ♒ 11' 45"</text:p>
          </table:table-cell>
          <table:table-cell office:value-type="string">
            <text:p>18 ♒ 11' 44"</text:p>
          </table:table-cell>
          <table:table-cell office:value-type="float" office:value="1.43625453567431">
            <text:p>1.4362545357</text:p>
          </table:table-cell>
          <table:table-cell office:value-type="float" office:value="0.781256054843603">
            <text:p>0.7812560548</text:p>
          </table:table-cell>
          <table:table-cell office:value-type="float" office:value="295.316636325356">
            <text:p>295.3166363254</text:p>
          </table:table-cell>
          <table:table-cell office:value-type="float" office:value="295.316549653232">
            <text:p>295.3165496532</text:p>
          </table:table-cell>
          <table:table-cell table:number-columns-repeated="2" office:value-type="string">
            <text:p>25 ♑ 18' 59"</text:p>
          </table:table-cell>
          <table:table-cell office:value-type="float" office:value="1.43629352831017">
            <text:p>1.4362935283</text:p>
          </table:table-cell>
          <table:table-cell office:value-type="float" office:value="0.7812950915277">
            <text:p>0.7812950915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038.5340162">
            <text:p>2426038.5340162</text:p>
          </table:table-cell>
          <table:table-cell office:value-type="string">
            <text:p>1930-03-02 19:48:59.062500 EST-0500</text:p>
          </table:table-cell>
          <table:table-cell office:value-type="float" office:value="0">
            <text:p>0</text:p>
          </table:table-cell>
          <table:table-cell office:value-type="float" office:value="9.69065667855151">
            <text:p>9.6906566786</text:p>
          </table:table-cell>
          <table:table-cell office:value-type="float" office:value="9.68939129208058">
            <text:p>9.6893912921</text:p>
          </table:table-cell>
          <table:table-cell office:value-type="string">
            <text:p><text:s/>9 ♈ 41' 26"</text:p>
          </table:table-cell>
          <table:table-cell office:value-type="string">
            <text:p><text:s/>9 ♈ 41' 21"</text:p>
          </table:table-cell>
          <table:table-cell office:value-type="float" office:value="12.5155415894584">
            <text:p>12.5155415895</text:p>
          </table:table-cell>
          <table:table-cell office:value-type="float" office:value="0.0520125296649462">
            <text:p>0.0520125297</text:p>
          </table:table-cell>
          <table:table-cell office:value-type="float" office:value="346.811458160494">
            <text:p>346.8114581605</text:p>
          </table:table-cell>
          <table:table-cell office:value-type="float" office:value="346.810192774023">
            <text:p>346.810192774</text:p>
          </table:table-cell>
          <table:table-cell office:value-type="string">
            <text:p>16 ♓ 48' 41"</text:p>
          </table:table-cell>
          <table:table-cell office:value-type="string">
            <text:p>16 ♓ 48' 36"</text:p>
          </table:table-cell>
          <table:table-cell office:value-type="float" office:value="12.5155802240037">
            <text:p>12.515580224</text:p>
          </table:table-cell>
          <table:table-cell office:value-type="float" office:value="0.0520511948886271">
            <text:p>0.0520511949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043.04597222">
            <text:p>2426043.04597222</text:p>
          </table:table-cell>
          <table:table-cell office:value-type="string">
            <text:p>1930-03-07 08:06:12.656250 EST-0500</text:p>
          </table:table-cell>
          <table:table-cell office:value-type="float" office:value="0">
            <text:p>0</text:p>
          </table:table-cell>
          <table:table-cell office:value-type="float" office:value="68.3542013915596">
            <text:p>68.3542013916</text:p>
          </table:table-cell>
          <table:table-cell office:value-type="float" office:value="68.3541258281892">
            <text:p>68.3541258282</text:p>
          </table:table-cell>
          <table:table-cell office:value-type="string">
            <text:p><text:s/>8 ♊ 21' 15"</text:p>
          </table:table-cell>
          <table:table-cell office:value-type="string">
            <text:p><text:s/>8 ♊ 21' 14"</text:p>
          </table:table-cell>
          <table:table-cell office:value-type="float" office:value="13.6079231122339">
            <text:p>13.6079231122</text:p>
          </table:table-cell>
          <table:table-cell office:value-type="float" office:value="0.109085152745001">
            <text:p>0.1090851527</text:p>
          </table:table-cell>
          <table:table-cell office:value-type="float" office:value="45.4748980075025">
            <text:p>45.4748980075</text:p>
          </table:table-cell>
          <table:table-cell office:value-type="float" office:value="45.4748224441321">
            <text:p>45.4748224441</text:p>
          </table:table-cell>
          <table:table-cell table:number-columns-repeated="2" office:value-type="string">
            <text:p>15 ♉ 28' 29"</text:p>
          </table:table-cell>
          <table:table-cell office:value-type="float" office:value="13.6079048397177">
            <text:p>13.6079048397</text:p>
          </table:table-cell>
          <table:table-cell office:value-type="float" office:value="0.109067055082308">
            <text:p>0.1090670551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6057.0340162">
            <text:p>2426057.0340162</text:p>
          </table:table-cell>
          <table:table-cell office:value-type="string">
            <text:p>1930-03-21 07:48:59.062500 EST-0500</text:p>
          </table:table-cell>
          <table:table-cell office:value-type="float" office:value="0">
            <text:p>0</text:p>
          </table:table-cell>
          <table:table-cell office:value-type="float" office:value="10.6989008098055">
            <text:p>10.6989008098</text:p>
          </table:table-cell>
          <table:table-cell office:value-type="float" office:value="10.6987876084418">
            <text:p>10.6987876084</text:p>
          </table:table-cell>
          <table:table-cell office:value-type="string">
            <text:p>10 ♈ 41' 56"</text:p>
          </table:table-cell>
          <table:table-cell office:value-type="string">
            <text:p>10 ♈ 41' 55"</text:p>
          </table:table-cell>
          <table:table-cell office:value-type="float" office:value="1.24197699997025">
            <text:p>1.241977</text:p>
          </table:table-cell>
          <table:table-cell office:value-type="float" office:value="0.056457750961018">
            <text:p>0.056457751</text:p>
          </table:table-cell>
          <table:table-cell office:value-type="float" office:value="347.819110200188">
            <text:p>347.8191102002</text:p>
          </table:table-cell>
          <table:table-cell office:value-type="float" office:value="347.818996998824">
            <text:p>347.8189969988</text:p>
          </table:table-cell>
          <table:table-cell table:number-columns-repeated="2" office:value-type="string">
            <text:p>17 ♓ 49' 08"</text:p>
          </table:table-cell>
          <table:table-cell office:value-type="float" office:value="1.24196084626775">
            <text:p>1.2419608463</text:p>
          </table:table-cell>
          <table:table-cell office:value-type="float" office:value="0.0564415718317826">
            <text:p>0.0564415718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058.50178241">
            <text:p>2426058.50178241</text:p>
          </table:table-cell>
          <table:table-cell office:value-type="string">
            <text:p>1930-03-22 19:02:34.687500 EST-0500</text:p>
          </table:table-cell>
          <table:table-cell office:value-type="float" office:value="0">
            <text:p>0</text:p>
          </table:table-cell>
          <table:table-cell office:value-type="float" office:value="281.175473891059">
            <text:p>281.1754738911</text:p>
          </table:table-cell>
          <table:table-cell office:value-type="float" office:value="281.174539496348">
            <text:p>281.1745394963</text:p>
          </table:table-cell>
          <table:table-cell office:value-type="string">
            <text:p>11 ♑ 10' 31"</text:p>
          </table:table-cell>
          <table:table-cell office:value-type="string">
            <text:p>11 ♑ 10' 28"</text:p>
          </table:table-cell>
          <table:table-cell office:value-type="float" office:value="11.9266631870114">
            <text:p>11.926663187</text:p>
          </table:table-cell>
          <table:table-cell office:value-type="float" office:value="0.0473627123415229">
            <text:p>0.0473627123</text:p>
          </table:table-cell>
          <table:table-cell office:value-type="float" office:value="258.2956036486">
            <text:p>258.2956036486</text:p>
          </table:table-cell>
          <table:table-cell office:value-type="float" office:value="258.294669253889">
            <text:p>258.2946692539</text:p>
          </table:table-cell>
          <table:table-cell office:value-type="string">
            <text:p>18 ♐ 17' 44"</text:p>
          </table:table-cell>
          <table:table-cell office:value-type="string">
            <text:p>18 ♐ 17' 40"</text:p>
          </table:table-cell>
          <table:table-cell office:value-type="float" office:value="11.9266488962246">
            <text:p>11.9266488962</text:p>
          </table:table-cell>
          <table:table-cell office:value-type="float" office:value="0.0473485057168825">
            <text:p>0.0473485057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063.28034722">
            <text:p>2426063.28034722</text:p>
          </table:table-cell>
          <table:table-cell office:value-type="string">
            <text:p>1930-03-27 13:43:42.656250 EST-0500</text:p>
          </table:table-cell>
          <table:table-cell office:value-type="float" office:value="0">
            <text:p>0</text:p>
          </table:table-cell>
          <table:table-cell office:value-type="float" office:value="338.254746188449">
            <text:p>338.2547461884</text:p>
          </table:table-cell>
          <table:table-cell office:value-type="float" office:value="338.252426942406">
            <text:p>338.2524269424</text:p>
          </table:table-cell>
          <table:table-cell office:value-type="string">
            <text:p><text:s/>8 ♓ 15' 17"</text:p>
          </table:table-cell>
          <table:table-cell office:value-type="string">
            <text:p><text:s/>8 ♓ 15' 08"</text:p>
          </table:table-cell>
          <table:table-cell office:value-type="float" office:value="12.1841064324344">
            <text:p>12.1841064324</text:p>
          </table:table-cell>
          <table:table-cell office:value-type="float" office:value="0.782083582176218">
            <text:p>0.7820835822</text:p>
          </table:table-cell>
          <table:table-cell office:value-type="float" office:value="315.374726449711">
            <text:p>315.3747264497</text:p>
          </table:table-cell>
          <table:table-cell office:value-type="float" office:value="315.372407203668">
            <text:p>315.3724072037</text:p>
          </table:table-cell>
          <table:table-cell office:value-type="string">
            <text:p>15 ♒ 22' 29"</text:p>
          </table:table-cell>
          <table:table-cell office:value-type="string">
            <text:p>15 ♒ 22' 20"</text:p>
          </table:table-cell>
          <table:table-cell office:value-type="float" office:value="12.1841378046066">
            <text:p>12.1841378046</text:p>
          </table:table-cell>
          <table:table-cell office:value-type="float" office:value="0.782115443948922">
            <text:p>0.7821154439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065.5183912">
            <text:p>2426065.5183912</text:p>
          </table:table-cell>
          <table:table-cell office:value-type="string">
            <text:p>1930-03-29 19:26:29.062500 EST-0500</text:p>
          </table:table-cell>
          <table:table-cell office:value-type="float" office:value="0">
            <text:p>0</text:p>
          </table:table-cell>
          <table:table-cell office:value-type="float" office:value="5.99385546393205">
            <text:p>5.9938554639</text:p>
          </table:table-cell>
          <table:table-cell office:value-type="float" office:value="5.99121832797852">
            <text:p>5.991218328</text:p>
          </table:table-cell>
          <table:table-cell office:value-type="string">
            <text:p><text:s/>5 ♈ 59' 37"</text:p>
          </table:table-cell>
          <table:table-cell office:value-type="string">
            <text:p><text:s/>5 ♈ 59' 28"</text:p>
          </table:table-cell>
          <table:table-cell office:value-type="float" office:value="12.6189033942681">
            <text:p>12.6189033943</text:p>
          </table:table-cell>
          <table:table-cell office:value-type="float" office:value="1.99847421045631">
            <text:p>1.9984742105</text:p>
          </table:table-cell>
          <table:table-cell office:value-type="float" office:value="343.113837054704">
            <text:p>343.1138370547</text:p>
          </table:table-cell>
          <table:table-cell office:value-type="float" office:value="343.111199918751">
            <text:p>343.1111999188</text:p>
          </table:table-cell>
          <table:table-cell office:value-type="string">
            <text:p>13 ♓ 06' 49"</text:p>
          </table:table-cell>
          <table:table-cell office:value-type="string">
            <text:p>13 ♓ 06' 40"</text:p>
          </table:table-cell>
          <table:table-cell office:value-type="float" office:value="12.6189449775232">
            <text:p>12.6189449775</text:p>
          </table:table-cell>
          <table:table-cell office:value-type="float" office:value="1.99851575954963">
            <text:p>1.9985157595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065.74104167">
            <text:p>2426065.74104167</text:p>
          </table:table-cell>
          <table:table-cell office:value-type="string">
            <text:p>1930-03-30 00:47:06.562500 EST-0500</text:p>
          </table:table-cell>
          <table:table-cell office:value-type="float" office:value="0">
            <text:p>0</text:p>
          </table:table-cell>
          <table:table-cell office:value-type="float" office:value="8.80866298092014">
            <text:p>8.8086629809</text:p>
          </table:table-cell>
          <table:table-cell office:value-type="float" office:value="8.80758553699224">
            <text:p>8.807585537</text:p>
          </table:table-cell>
          <table:table-cell office:value-type="string">
            <text:p><text:s/>8 ♈ 48' 31"</text:p>
          </table:table-cell>
          <table:table-cell office:value-type="string">
            <text:p><text:s/>8 ♈ 48' 27"</text:p>
          </table:table-cell>
          <table:table-cell office:value-type="float" office:value="12.6656898216091">
            <text:p>12.6656898216</text:p>
          </table:table-cell>
          <table:table-cell office:value-type="float" office:value="0.98803357713941">
            <text:p>0.9880335771</text:p>
          </table:table-cell>
          <table:table-cell office:value-type="float" office:value="345.928645242196">
            <text:p>345.9286452422</text:p>
          </table:table-cell>
          <table:table-cell office:value-type="float" office:value="345.927567798268">
            <text:p>345.9275677983</text:p>
          </table:table-cell>
          <table:table-cell office:value-type="string">
            <text:p>15 ♓ 55' 43"</text:p>
          </table:table-cell>
          <table:table-cell office:value-type="string">
            <text:p>15 ♓ 55' 39"</text:p>
          </table:table-cell>
          <table:table-cell office:value-type="float" office:value="12.6657308842285">
            <text:p>12.6657308842</text:p>
          </table:table-cell>
          <table:table-cell office:value-type="float" office:value="0.988074513938378">
            <text:p>0.9880745139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065.93001157">
            <text:p>2426065.93001157</text:p>
          </table:table-cell>
          <table:table-cell office:value-type="string">
            <text:p>1930-03-30 05:19:13.125000 EST-0500</text:p>
          </table:table-cell>
          <table:table-cell office:value-type="float" office:value="0">
            <text:p>0</text:p>
          </table:table-cell>
          <table:table-cell office:value-type="float" office:value="11.2058667699015">
            <text:p>11.2058667699</text:p>
          </table:table-cell>
          <table:table-cell office:value-type="float" office:value="11.2047044172354">
            <text:p>11.2047044172</text:p>
          </table:table-cell>
          <table:table-cell office:value-type="string">
            <text:p>11 ♈ 12' 21"</text:p>
          </table:table-cell>
          <table:table-cell office:value-type="string">
            <text:p>11 ♈ 12' 16"</text:p>
          </table:table-cell>
          <table:table-cell office:value-type="float" office:value="12.7056142798441">
            <text:p>12.7056142798</text:p>
          </table:table-cell>
          <table:table-cell office:value-type="float" office:value="0.0571236954273833">
            <text:p>0.0571236954</text:p>
          </table:table-cell>
          <table:table-cell office:value-type="float" office:value="348.3258494773">
            <text:p>348.3258494773</text:p>
          </table:table-cell>
          <table:table-cell office:value-type="float" office:value="348.324687124634">
            <text:p>348.3246871246</text:p>
          </table:table-cell>
          <table:table-cell office:value-type="string">
            <text:p>18 ♓ 19' 33"</text:p>
          </table:table-cell>
          <table:table-cell office:value-type="string">
            <text:p>18 ♓ 19' 28"</text:p>
          </table:table-cell>
          <table:table-cell office:value-type="float" office:value="12.705654645697">
            <text:p>12.7056546457</text:p>
          </table:table-cell>
          <table:table-cell office:value-type="float" office:value="0.0571639602866699">
            <text:p>0.0571639603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066.84040509">
            <text:p>2426066.84040509</text:p>
          </table:table-cell>
          <table:table-cell office:value-type="string">
            <text:p>1930-03-31 03:10:11.718750 EST-0500</text:p>
          </table:table-cell>
          <table:table-cell office:value-type="float" office:value="0">
            <text:p>0</text:p>
          </table:table-cell>
          <table:table-cell office:value-type="float" office:value="22.8610982562331">
            <text:p>22.8610982562</text:p>
          </table:table-cell>
          <table:table-cell office:value-type="float" office:value="22.8597800816213">
            <text:p>22.8597800816</text:p>
          </table:table-cell>
          <table:table-cell office:value-type="string">
            <text:p>22 ♈ 51' 39"</text:p>
          </table:table-cell>
          <table:table-cell office:value-type="string">
            <text:p>22 ♈ 51' 35"</text:p>
          </table:table-cell>
          <table:table-cell office:value-type="float" office:value="12.8994803452443">
            <text:p>12.8994803452</text:p>
          </table:table-cell>
          <table:table-cell office:value-type="float" office:value="1.23810063384492">
            <text:p>1.2381006338</text:p>
          </table:table-cell>
          <table:table-cell office:value-type="float" office:value="359.981080143832">
            <text:p>359.9810801438</text:p>
          </table:table-cell>
          <table:table-cell office:value-type="float" office:value="359.97976196922">
            <text:p>359.9797619692</text:p>
          </table:table-cell>
          <table:table-cell office:value-type="string">
            <text:p>29 ♓ 58' 51"</text:p>
          </table:table-cell>
          <table:table-cell office:value-type="string">
            <text:p>29 ♓ 58' 47"</text:p>
          </table:table-cell>
          <table:table-cell office:value-type="float" office:value="12.8995140933431">
            <text:p>12.8995140933</text:p>
          </table:table-cell>
          <table:table-cell office:value-type="float" office:value="1.23813437263891">
            <text:p>1.238134372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068.0325463">
            <text:p>2426068.0325463</text:p>
          </table:table-cell>
          <table:table-cell office:value-type="string">
            <text:p>1930-04-01 07:46:52.500000 EST-0500</text:p>
          </table:table-cell>
          <table:table-cell office:value-type="float" office:value="0">
            <text:p>0</text:p>
          </table:table-cell>
          <table:table-cell office:value-type="float" office:value="11.0703607245116">
            <text:p>11.0703607245</text:p>
          </table:table-cell>
          <table:table-cell office:value-type="float" office:value="11.0701693161215">
            <text:p>11.0701693161</text:p>
          </table:table-cell>
          <table:table-cell office:value-type="string">
            <text:p>11 ♈ 04' 13"</text:p>
          </table:table-cell>
          <table:table-cell office:value-type="string">
            <text:p>11 ♈ 04' 12"</text:p>
          </table:table-cell>
          <table:table-cell office:value-type="float" office:value="2.04032774449162">
            <text:p>2.0403277445</text:p>
          </table:table-cell>
          <table:table-cell office:value-type="float" office:value="0.986715184602874">
            <text:p>0.9867151846</text:p>
          </table:table-cell>
          <table:table-cell office:value-type="float" office:value="348.190328501281">
            <text:p>348.1903285013</text:p>
          </table:table-cell>
          <table:table-cell office:value-type="float" office:value="348.19013709289">
            <text:p>348.1901370929</text:p>
          </table:table-cell>
          <table:table-cell office:value-type="string">
            <text:p>18 ♓ 11' 25"</text:p>
          </table:table-cell>
          <table:table-cell office:value-type="string">
            <text:p>18 ♓ 11' 24"</text:p>
          </table:table-cell>
          <table:table-cell office:value-type="float" office:value="2.04034611381078">
            <text:p>2.0403461138</text:p>
          </table:table-cell>
          <table:table-cell office:value-type="float" office:value="0.986733280994751">
            <text:p>0.986733281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6068.16096065">
            <text:p>2426068.16096065</text:p>
          </table:table-cell>
          <table:table-cell office:value-type="string">
            <text:p>1930-04-01 10:51:47.812500 EST-0500</text:p>
          </table:table-cell>
          <table:table-cell office:value-type="float" office:value="0">
            <text:p>0</text:p>
          </table:table-cell>
          <table:table-cell office:value-type="float" office:value="11.3324870020849">
            <text:p>11.3324870021</text:p>
          </table:table-cell>
          <table:table-cell office:value-type="float" office:value="11.3322090769186">
            <text:p>11.3322090769</text:p>
          </table:table-cell>
          <table:table-cell office:value-type="string">
            <text:p>11 ♈ 19' 56"</text:p>
          </table:table-cell>
          <table:table-cell office:value-type="string">
            <text:p>11 ♈ 19' 55"</text:p>
          </table:table-cell>
          <table:table-cell office:value-type="float" office:value="2.04217356697026">
            <text:p>2.042173567</text:p>
          </table:table-cell>
          <table:table-cell office:value-type="float" office:value="0.0571752981382752">
            <text:p>0.0571752981</text:p>
          </table:table-cell>
          <table:table-cell office:value-type="float" office:value="348.452452064184">
            <text:p>348.4524520642</text:p>
          </table:table-cell>
          <table:table-cell office:value-type="float" office:value="348.452174139018">
            <text:p>348.452174139</text:p>
          </table:table-cell>
          <table:table-cell office:value-type="string">
            <text:p>18 ♓ 27' 08"</text:p>
          </table:table-cell>
          <table:table-cell office:value-type="string">
            <text:p>18 ♓ 27' 07"</text:p>
          </table:table-cell>
          <table:table-cell office:value-type="float" office:value="2.04218992391077">
            <text:p>2.0421899239</text:p>
          </table:table-cell>
          <table:table-cell office:value-type="float" office:value="0.0571915521987896">
            <text:p>0.0571915522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6068.30671296">
            <text:p>2426068.30671296</text:p>
          </table:table-cell>
          <table:table-cell office:value-type="string">
            <text:p>1930-04-01 14:21:40.781250 EST-0500</text:p>
          </table:table-cell>
          <table:table-cell office:value-type="float" office:value="0">
            <text:p>0</text:p>
          </table:table-cell>
          <table:table-cell office:value-type="float" office:value="11.3406715727244">
            <text:p>11.3406715727</text:p>
          </table:table-cell>
          <table:table-cell office:value-type="float" office:value="11.3405426800711">
            <text:p>11.3405426801</text:p>
          </table:table-cell>
          <table:table-cell office:value-type="string">
            <text:p>11 ♈ 20' 26"</text:p>
          </table:table-cell>
          <table:table-cell office:value-type="string">
            <text:p>11 ♈ 20' 25"</text:p>
          </table:table-cell>
          <table:table-cell office:value-type="float" office:value="0.986553396239384">
            <text:p>0.9865533962</text:p>
          </table:table-cell>
          <table:table-cell office:value-type="float" office:value="0.0571772602689889">
            <text:p>0.0571772603</text:p>
          </table:table-cell>
          <table:table-cell office:value-type="float" office:value="348.460633236473">
            <text:p>348.4606332365</text:p>
          </table:table-cell>
          <table:table-cell office:value-type="float" office:value="348.46050434382">
            <text:p>348.4605043438</text:p>
          </table:table-cell>
          <table:table-cell office:value-type="string">
            <text:p>18 ♓ 27' 38"</text:p>
          </table:table-cell>
          <table:table-cell office:value-type="string">
            <text:p>18 ♓ 27' 37"</text:p>
          </table:table-cell>
          <table:table-cell office:value-type="float" office:value="0.986567139803054">
            <text:p>0.9865671398</text:p>
          </table:table-cell>
          <table:table-cell office:value-type="float" office:value="0.0571911782145401">
            <text:p>0.0571911782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070.55451389">
            <text:p>2426070.55451389</text:p>
          </table:table-cell>
          <table:table-cell office:value-type="string">
            <text:p>1930-04-03 20:18:30.937500 EST-0500</text:p>
          </table:table-cell>
          <table:table-cell office:value-type="float" office:value="0">
            <text:p>0</text:p>
          </table:table-cell>
          <table:table-cell office:value-type="float" office:value="72.232570861278">
            <text:p>72.2325708613</text:p>
          </table:table-cell>
          <table:table-cell office:value-type="float" office:value="72.2309436673929">
            <text:p>72.2309436674</text:p>
          </table:table-cell>
          <table:table-cell office:value-type="string">
            <text:p>12 ♊ 13' 57"</text:p>
          </table:table-cell>
          <table:table-cell office:value-type="string">
            <text:p>12 ♊ 13' 51"</text:p>
          </table:table-cell>
          <table:table-cell office:value-type="float" office:value="13.6813083443707">
            <text:p>13.6813083444</text:p>
          </table:table-cell>
          <table:table-cell office:value-type="float" office:value="0.168969639290618">
            <text:p>0.1689696393</text:p>
          </table:table-cell>
          <table:table-cell office:value-type="float" office:value="49.3524358548043">
            <text:p>49.3524358548</text:p>
          </table:table-cell>
          <table:table-cell office:value-type="float" office:value="49.3508086609192">
            <text:p>49.3508086609</text:p>
          </table:table-cell>
          <table:table-cell office:value-type="string">
            <text:p>19 ♉ 21' 08"</text:p>
          </table:table-cell>
          <table:table-cell office:value-type="string">
            <text:p>19 ♉ 21' 02"</text:p>
          </table:table-cell>
          <table:table-cell office:value-type="float" office:value="13.6812862863077">
            <text:p>13.6812862863</text:p>
          </table:table-cell>
          <table:table-cell office:value-type="float" office:value="0.168947810538091">
            <text:p>0.1689478105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085.90021991">
            <text:p>2426085.90021991</text:p>
          </table:table-cell>
          <table:table-cell office:value-type="string">
            <text:p>1930-04-19 04:36:19.687500 EST-0500</text:p>
          </table:table-cell>
          <table:table-cell office:value-type="float" office:value="0">
            <text:p>0</text:p>
          </table:table-cell>
          <table:table-cell office:value-type="float" office:value="281.880613724121">
            <text:p>281.8806137241</text:p>
          </table:table-cell>
          <table:table-cell office:value-type="float" office:value="281.879424292789">
            <text:p>281.8794242928</text:p>
          </table:table-cell>
          <table:table-cell office:value-type="string">
            <text:p>11 ♑ 52' 50"</text:p>
          </table:table-cell>
          <table:table-cell office:value-type="string">
            <text:p>11 ♑ 52' 45"</text:p>
          </table:table-cell>
          <table:table-cell office:value-type="float" office:value="12.0510493162073">
            <text:p>12.0510493162</text:p>
          </table:table-cell>
          <table:table-cell office:value-type="float" office:value="0.00355175356375121">
            <text:p>0.0035517536</text:p>
          </table:table-cell>
          <table:table-cell office:value-type="float" office:value="258.999882443016">
            <text:p>258.999882443</text:p>
          </table:table-cell>
          <table:table-cell office:value-type="float" office:value="258.998693011683">
            <text:p>258.9986930117</text:p>
          </table:table-cell>
          <table:table-cell office:value-type="string">
            <text:p>18 ♐ 59' 59"</text:p>
          </table:table-cell>
          <table:table-cell office:value-type="string">
            <text:p>18 ♐ 59' 55"</text:p>
          </table:table-cell>
          <table:table-cell office:value-type="float" office:value="12.051028842752">
            <text:p>12.0510288428</text:p>
          </table:table-cell>
          <table:table-cell office:value-type="float" office:value="0.00353129365558526">
            <text:p>0.003531293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6086.46052083">
            <text:p>2426086.46052083</text:p>
          </table:table-cell>
          <table:table-cell office:value-type="string">
            <text:p>1930-04-19 18:03:09.843750 EST-0500</text:p>
          </table:table-cell>
          <table:table-cell office:value-type="float" office:value="0">
            <text:p>0</text:p>
          </table:table-cell>
          <table:table-cell office:value-type="float" office:value="47.0580195327243">
            <text:p>47.0580195327</text:p>
          </table:table-cell>
          <table:table-cell office:value-type="float" office:value="47.0579358538554">
            <text:p>47.0579358539</text:p>
          </table:table-cell>
          <table:table-cell table:number-columns-repeated="2" office:value-type="string">
            <text:p>17 ♉ 03' 28"</text:p>
          </table:table-cell>
          <table:table-cell office:value-type="float" office:value="1.58455192620655">
            <text:p>1.5845519262</text:p>
          </table:table-cell>
          <table:table-cell office:value-type="float" office:value="1.22856427467305">
            <text:p>1.2285642747</text:p>
          </table:table-cell>
          <table:table-cell office:value-type="float" office:value="24.1772562475728">
            <text:p>24.1772562476</text:p>
          </table:table-cell>
          <table:table-cell office:value-type="float" office:value="24.1771725687039">
            <text:p>24.1771725687</text:p>
          </table:table-cell>
          <table:table-cell office:value-type="string">
            <text:p>24 ♈ 10' 38"</text:p>
          </table:table-cell>
          <table:table-cell office:value-type="string">
            <text:p>24 ♈ 10' 37"</text:p>
          </table:table-cell>
          <table:table-cell office:value-type="float" office:value="1.58453489260914">
            <text:p>1.5845348926</text:p>
          </table:table-cell>
          <table:table-cell office:value-type="float" office:value="1.22854715633308">
            <text:p>1.2285471563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092.45857639">
            <text:p>2426092.45857639</text:p>
          </table:table-cell>
          <table:table-cell office:value-type="string">
            <text:p>1930-04-25 18:00:21.093750 EST-0500</text:p>
          </table:table-cell>
          <table:table-cell office:value-type="float" office:value="0">
            <text:p>0</text:p>
          </table:table-cell>
          <table:table-cell office:value-type="float" office:value="0.962766316624902">
            <text:p>0.9627663166</text:p>
          </table:table-cell>
          <table:table-cell office:value-type="float" office:value="0.96189693857078">
            <text:p>0.9618969386</text:p>
          </table:table-cell>
          <table:table-cell office:value-type="string">
            <text:p><text:s/>0 ♈ 57' 45"</text:p>
          </table:table-cell>
          <table:table-cell office:value-type="string">
            <text:p><text:s/>0 ♈ 57' 42"</text:p>
          </table:table-cell>
          <table:table-cell office:value-type="float" office:value="12.5535610596567">
            <text:p>12.5535610597</text:p>
          </table:table-cell>
          <table:table-cell office:value-type="float" office:value="0.773060291137475">
            <text:p>0.7730602911</text:p>
          </table:table-cell>
          <table:table-cell office:value-type="float" office:value="338.081844097381">
            <text:p>338.0818440974</text:p>
          </table:table-cell>
          <table:table-cell office:value-type="float" office:value="338.080974719326">
            <text:p>338.0809747193</text:p>
          </table:table-cell>
          <table:table-cell office:value-type="string">
            <text:p><text:s/>8 ♓ 04' 54"</text:p>
          </table:table-cell>
          <table:table-cell office:value-type="string">
            <text:p><text:s/>8 ♓ 04' 51"</text:p>
          </table:table-cell>
          <table:table-cell office:value-type="float" office:value="12.5535954211492">
            <text:p>12.5535954211</text:p>
          </table:table-cell>
          <table:table-cell office:value-type="float" office:value="0.77309456846477">
            <text:p>0.7730945685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093.3877662">
            <text:p>2426093.3877662</text:p>
          </table:table-cell>
          <table:table-cell office:value-type="string">
            <text:p>1930-04-26 16:18:23.906250 EST-0500</text:p>
          </table:table-cell>
          <table:table-cell office:value-type="float" office:value="0">
            <text:p>0</text:p>
          </table:table-cell>
          <table:table-cell office:value-type="float" office:value="12.7469351904891">
            <text:p>12.7469351905</text:p>
          </table:table-cell>
          <table:table-cell office:value-type="float" office:value="12.7440939751459">
            <text:p>12.7440939751</text:p>
          </table:table-cell>
          <table:table-cell office:value-type="string">
            <text:p>12 ♈ 44' 48"</text:p>
          </table:table-cell>
          <table:table-cell office:value-type="string">
            <text:p>12 ♈ 44' 38"</text:p>
          </table:table-cell>
          <table:table-cell office:value-type="float" office:value="12.8141697686646">
            <text:p>12.8141697687</text:p>
          </table:table-cell>
          <table:table-cell office:value-type="float" office:value="0.0535717417131392">
            <text:p>0.0535717417</text:p>
          </table:table-cell>
          <table:table-cell office:value-type="float" office:value="349.866008586452">
            <text:p>349.8660085865</text:p>
          </table:table-cell>
          <table:table-cell office:value-type="float" office:value="349.863167371109">
            <text:p>349.8631673711</text:p>
          </table:table-cell>
          <table:table-cell office:value-type="string">
            <text:p>19 ♓ 51' 57"</text:p>
          </table:table-cell>
          <table:table-cell office:value-type="string">
            <text:p>19 ♓ 51' 47"</text:p>
          </table:table-cell>
          <table:table-cell office:value-type="float" office:value="12.8142019363432">
            <text:p>12.8142019363</text:p>
          </table:table-cell>
          <table:table-cell office:value-type="float" office:value="0.0536037361347927">
            <text:p>0.0536037361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095.29792824">
            <text:p>2426095.29792824</text:p>
          </table:table-cell>
          <table:table-cell office:value-type="string">
            <text:p>1930-04-28 14:09:01.406250 EST-0500</text:p>
          </table:table-cell>
          <table:table-cell office:value-type="float" office:value="0">
            <text:p>0</text:p>
          </table:table-cell>
          <table:table-cell office:value-type="float" office:value="37.7588046740355">
            <text:p>37.758804674</text:p>
          </table:table-cell>
          <table:table-cell office:value-type="float" office:value="37.758355335679">
            <text:p>37.7583553357</text:p>
          </table:table-cell>
          <table:table-cell office:value-type="string">
            <text:p><text:s/>7 ♉ 45' 31"</text:p>
          </table:table-cell>
          <table:table-cell office:value-type="string">
            <text:p><text:s/>7 ♉ 45' 30"</text:p>
          </table:table-cell>
          <table:table-cell office:value-type="float" office:value="13.371432514038">
            <text:p>13.371432514</text:p>
          </table:table-cell>
          <table:table-cell office:value-type="float" office:value="0.97201453415346">
            <text:p>0.9720145342</text:p>
          </table:table-cell>
          <table:table-cell office:value-type="float" office:value="14.877848567145">
            <text:p>14.8778485671</text:p>
          </table:table-cell>
          <table:table-cell office:value-type="float" office:value="14.8773992287885">
            <text:p>14.8773992288</text:p>
          </table:table-cell>
          <table:table-cell office:value-type="string">
            <text:p>14 ♈ 52' 40"</text:p>
          </table:table-cell>
          <table:table-cell office:value-type="string">
            <text:p>14 ♈ 52' 38"</text:p>
          </table:table-cell>
          <table:table-cell office:value-type="float" office:value="13.3714425436366">
            <text:p>13.3714425436</text:p>
          </table:table-cell>
          <table:table-cell office:value-type="float" office:value="0.972024678694465">
            <text:p>0.9720246787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6095.85481481">
            <text:p>2426095.85481481</text:p>
          </table:table-cell>
          <table:table-cell office:value-type="string">
            <text:p>1930-04-29 03:30:56.250000 EST-0500</text:p>
          </table:table-cell>
          <table:table-cell office:value-type="float" office:value="0">
            <text:p>0</text:p>
          </table:table-cell>
          <table:table-cell office:value-type="float" office:value="58.5783830759208">
            <text:p>58.5783830759</text:p>
          </table:table-cell>
          <table:table-cell office:value-type="float" office:value="58.5783900377194">
            <text:p>58.5783900377</text:p>
          </table:table-cell>
          <table:table-cell table:number-columns-repeated="2" office:value-type="string">
            <text:p>28 ♉ 34' 42"</text:p>
          </table:table-cell>
          <table:table-cell office:value-type="float" office:value="0.84141745737587">
            <text:p>0.8414174574</text:p>
          </table:table-cell>
          <table:table-cell office:value-type="float" office:value="1.22405295353704">
            <text:p>1.2240529535</text:p>
          </table:table-cell>
          <table:table-cell office:value-type="float" office:value="35.6974086920956">
            <text:p>35.6974086921</text:p>
          </table:table-cell>
          <table:table-cell office:value-type="float" office:value="35.6974156538942">
            <text:p>35.6974156539</text:p>
          </table:table-cell>
          <table:table-cell table:number-columns-repeated="2" office:value-type="string">
            <text:p><text:s/>5 ♉ 41' 50"</text:p>
          </table:table-cell>
          <table:table-cell office:value-type="float" office:value="0.841417512679518">
            <text:p>0.8414175127</text:p>
          </table:table-cell>
          <table:table-cell office:value-type="float" office:value="1.22405343860357">
            <text:p>1.2240534386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096.89143518">
            <text:p>2426096.89143518</text:p>
          </table:table-cell>
          <table:table-cell office:value-type="string">
            <text:p>1930-04-30 04:23:40.312500 EST-0500</text:p>
          </table:table-cell>
          <table:table-cell office:value-type="float" office:value="0">
            <text:p>0</text:p>
          </table:table-cell>
          <table:table-cell office:value-type="float" office:value="59.4042371633734">
            <text:p>59.4042371634</text:p>
          </table:table-cell>
          <table:table-cell office:value-type="float" office:value="59.4040719975966">
            <text:p>59.4040719976</text:p>
          </table:table-cell>
          <table:table-cell office:value-type="string">
            <text:p>29 ♉ 24' 15"</text:p>
          </table:table-cell>
          <table:table-cell office:value-type="string">
            <text:p>29 ♉ 24' 14"</text:p>
          </table:table-cell>
          <table:table-cell office:value-type="float" office:value="13.7805462555724">
            <text:p>13.7805462556</text:p>
          </table:table-cell>
          <table:table-cell office:value-type="float" office:value="0.751446904257882">
            <text:p>0.7514469043</text:p>
          </table:table-cell>
          <table:table-cell office:value-type="float" office:value="36.5232139577098">
            <text:p>36.5232139577</text:p>
          </table:table-cell>
          <table:table-cell office:value-type="float" office:value="36.523048791933">
            <text:p>36.5230487919</text:p>
          </table:table-cell>
          <table:table-cell office:value-type="string">
            <text:p><text:s/>6 ♉ 31' 23"</text:p>
          </table:table-cell>
          <table:table-cell office:value-type="string">
            <text:p><text:s/>6 ♉ 31' 22"</text:p>
          </table:table-cell>
          <table:table-cell office:value-type="float" office:value="13.7805276843207">
            <text:p>13.7805276843</text:p>
          </table:table-cell>
          <table:table-cell office:value-type="float" office:value="0.751428274209367">
            <text:p>0.7514282742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096.9268287">
            <text:p>2426096.9268287</text:p>
          </table:table-cell>
          <table:table-cell office:value-type="string">
            <text:p>1930-04-30 05:14:38.906250 EST-0500</text:p>
          </table:table-cell>
          <table:table-cell office:value-type="float" office:value="0">
            <text:p>0</text:p>
          </table:table-cell>
          <table:table-cell office:value-type="float" office:value="59.8921199680422">
            <text:p>59.892119968</text:p>
          </table:table-cell>
          <table:table-cell office:value-type="float" office:value="59.8903026704812">
            <text:p>59.8903026705</text:p>
          </table:table-cell>
          <table:table-cell office:value-type="string">
            <text:p>29 ♉ 53' 31"</text:p>
          </table:table-cell>
          <table:table-cell office:value-type="string">
            <text:p>29 ♉ 53' 25"</text:p>
          </table:table-cell>
          <table:table-cell office:value-type="float" office:value="13.7884924893403">
            <text:p>13.7884924893</text:p>
          </table:table-cell>
          <table:table-cell office:value-type="float" office:value="1.22351081980868">
            <text:p>1.2235108198</text:p>
          </table:table-cell>
          <table:table-cell office:value-type="float" office:value="37.0110947548318">
            <text:p>37.0110947548</text:p>
          </table:table-cell>
          <table:table-cell office:value-type="float" office:value="37.0092774572709">
            <text:p>37.0092774573</text:p>
          </table:table-cell>
          <table:table-cell office:value-type="string">
            <text:p><text:s/>7 ♉ 00' 39"</text:p>
          </table:table-cell>
          <table:table-cell office:value-type="string">
            <text:p><text:s/>7 ♉ 00' 33"</text:p>
          </table:table-cell>
          <table:table-cell office:value-type="float" office:value="13.7884733048814">
            <text:p>13.7884733049</text:p>
          </table:table-cell>
          <table:table-cell office:value-type="float" office:value="1.22349196793936">
            <text:p>1.2234919679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098.18952546">
            <text:p>2426098.18952546</text:p>
          </table:table-cell>
          <table:table-cell office:value-type="string">
            <text:p>1930-05-01 11:32:55.781250 EST-0500</text:p>
          </table:table-cell>
          <table:table-cell office:value-type="float" office:value="0">
            <text:p>0</text:p>
          </table:table-cell>
          <table:table-cell office:value-type="float" office:value="77.4643919443446">
            <text:p>77.4643919443</text:p>
          </table:table-cell>
          <table:table-cell office:value-type="float" office:value="77.4640477516831">
            <text:p>77.4640477517</text:p>
          </table:table-cell>
          <table:table-cell office:value-type="string">
            <text:p>17 ♊ 27' 51"</text:p>
          </table:table-cell>
          <table:table-cell office:value-type="string">
            <text:p>17 ♊ 27' 50"</text:p>
          </table:table-cell>
          <table:table-cell office:value-type="float" office:value="14.0305030389333">
            <text:p>14.0305030389</text:p>
          </table:table-cell>
          <table:table-cell office:value-type="float" office:value="0.20652868657064">
            <text:p>0.2065286866</text:p>
          </table:table-cell>
          <table:table-cell office:value-type="float" office:value="54.5832823747886">
            <text:p>54.5832823748</text:p>
          </table:table-cell>
          <table:table-cell office:value-type="float" office:value="54.5829381821271">
            <text:p>54.5829381821</text:p>
          </table:table-cell>
          <table:table-cell office:value-type="string">
            <text:p>24 ♉ 34' 59"</text:p>
          </table:table-cell>
          <table:table-cell office:value-type="string">
            <text:p>24 ♉ 34' 58"</text:p>
          </table:table-cell>
          <table:table-cell office:value-type="float" office:value="14.0304660037219">
            <text:p>14.0304660037</text:p>
          </table:table-cell>
          <table:table-cell office:value-type="float" office:value="0.206491837611591">
            <text:p>0.2064918376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6108.81696759">
            <text:p>2426108.81696759</text:p>
          </table:table-cell>
          <table:table-cell office:value-type="string">
            <text:p>1930-05-12 02:36:26.718750 EST-0500</text:p>
          </table:table-cell>
          <table:table-cell office:value-type="float" office:value="0">
            <text:p>0</text:p>
          </table:table-cell>
          <table:table-cell office:value-type="float" office:value="13.5311623869858">
            <text:p>13.531162387</text:p>
          </table:table-cell>
          <table:table-cell office:value-type="float" office:value="13.5310557681053">
            <text:p>13.5310557681</text:p>
          </table:table-cell>
          <table:table-cell office:value-type="string">
            <text:p>13 ♈ 31' 52"</text:p>
          </table:table-cell>
          <table:table-cell office:value-type="string">
            <text:p>13 ♈ 31' 51"</text:p>
          </table:table-cell>
          <table:table-cell office:value-type="float" office:value="0.76320246077029">
            <text:p>0.7632024608</text:p>
          </table:table-cell>
          <table:table-cell office:value-type="float" office:value="0.0480125480143529">
            <text:p>0.048012548</text:p>
          </table:table-cell>
          <table:table-cell office:value-type="float" office:value="350.64961541206">
            <text:p>350.6496154121</text:p>
          </table:table-cell>
          <table:table-cell office:value-type="float" office:value="350.649508793179">
            <text:p>350.6495087932</text:p>
          </table:table-cell>
          <table:table-cell table:number-columns-repeated="2" office:value-type="string">
            <text:p>20 ♓ 38' 58"</text:p>
          </table:table-cell>
          <table:table-cell office:value-type="float" office:value="0.763198429447868">
            <text:p>0.7631984294</text:p>
          </table:table-cell>
          <table:table-cell office:value-type="float" office:value="0.048008373413133">
            <text:p>0.0480083734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113.20637731">
            <text:p>2426113.20637731</text:p>
          </table:table-cell>
          <table:table-cell office:value-type="string">
            <text:p>1930-05-16 11:57:11.250000 EST-0500</text:p>
          </table:table-cell>
          <table:table-cell office:value-type="float" office:value="0">
            <text:p>0</text:p>
          </table:table-cell>
          <table:table-cell office:value-type="float" office:value="281.382334831394">
            <text:p>281.3823348314</text:p>
          </table:table-cell>
          <table:table-cell office:value-type="float" office:value="281.379388735863">
            <text:p>281.3793887359</text:p>
          </table:table-cell>
          <table:table-cell office:value-type="string">
            <text:p>11 ♑ 22' 56"</text:p>
          </table:table-cell>
          <table:table-cell office:value-type="string">
            <text:p>11 ♑ 22' 45"</text:p>
          </table:table-cell>
          <table:table-cell office:value-type="float" office:value="12.1619172107924">
            <text:p>12.1619172108</text:p>
          </table:table-cell>
          <table:table-cell office:value-type="float" office:value="-0.0388771155449522">
            <text:p>-0.0388771155</text:p>
          </table:table-cell>
          <table:table-cell office:value-type="float" office:value="258.500506360693">
            <text:p>258.5005063607</text:p>
          </table:table-cell>
          <table:table-cell office:value-type="float" office:value="258.497560265161">
            <text:p>258.4975602652</text:p>
          </table:table-cell>
          <table:table-cell office:value-type="string">
            <text:p>18 ♐ 30' 01"</text:p>
          </table:table-cell>
          <table:table-cell office:value-type="string">
            <text:p>18 ♐ 29' 51"</text:p>
          </table:table-cell>
          <table:table-cell office:value-type="float" office:value="12.1618855812659">
            <text:p>12.1618855813</text:p>
          </table:table-cell>
          <table:table-cell office:value-type="float" office:value="-0.0389087433578666">
            <text:p>-0.0389087434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6114.14412037">
            <text:p>2426114.14412037</text:p>
          </table:table-cell>
          <table:table-cell office:value-type="string">
            <text:p>1930-05-17 10:27:32.343750 EST-0500</text:p>
          </table:table-cell>
          <table:table-cell office:value-type="float" office:value="0">
            <text:p>0</text:p>
          </table:table-cell>
          <table:table-cell office:value-type="float" office:value="80.8688833340528">
            <text:p>80.8688833341</text:p>
          </table:table-cell>
          <table:table-cell office:value-type="float" office:value="80.8686814432674">
            <text:p>80.8686814433</text:p>
          </table:table-cell>
          <table:table-cell table:number-columns-repeated="2" office:value-type="string">
            <text:p>20 ♊ 52' 07"</text:p>
          </table:table-cell>
          <table:table-cell office:value-type="float" office:value="1.21334676719663">
            <text:p>1.2133467672</text:p>
          </table:table-cell>
          <table:table-cell office:value-type="float" office:value="0.219376904051426">
            <text:p>0.2193769041</text:p>
          </table:table-cell>
          <table:table-cell office:value-type="float" office:value="57.9869920359844">
            <text:p>57.986992036</text:p>
          </table:table-cell>
          <table:table-cell office:value-type="float" office:value="57.986790145199">
            <text:p>57.9867901452</text:p>
          </table:table-cell>
          <table:table-cell office:value-type="string">
            <text:p>27 ♉ 59' 13"</text:p>
          </table:table-cell>
          <table:table-cell office:value-type="string">
            <text:p>27 ♉ 59' 12"</text:p>
          </table:table-cell>
          <table:table-cell office:value-type="float" office:value="1.21332142662117">
            <text:p>1.2133214266</text:p>
          </table:table-cell>
          <table:table-cell office:value-type="float" office:value="0.219351546833618">
            <text:p>0.2193515468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116.70979167">
            <text:p>2426116.70979167</text:p>
          </table:table-cell>
          <table:table-cell office:value-type="string">
            <text:p>1930-05-20 00:02:06.562500 EST-0500</text:p>
          </table:table-cell>
          <table:table-cell office:value-type="float" office:value="0">
            <text:p>0</text:p>
          </table:table-cell>
          <table:table-cell office:value-type="float" office:value="58.4558678495866">
            <text:p>58.4558678496</text:p>
          </table:table-cell>
          <table:table-cell office:value-type="float" office:value="58.4558948854064">
            <text:p>58.4558948854</text:p>
          </table:table-cell>
          <table:table-cell table:number-columns-repeated="2" office:value-type="string">
            <text:p>28 ♉ 27' 21"</text:p>
          </table:table-cell>
          <table:table-cell office:value-type="float" office:value="-0.57830659935503">
            <text:p>-0.5783065994</text:p>
          </table:table-cell>
          <table:table-cell office:value-type="float" office:value="0.96219645522121">
            <text:p>0.9621964552</text:p>
          </table:table-cell>
          <table:table-cell office:value-type="float" office:value="35.5738467957093">
            <text:p>35.5738467957</text:p>
          </table:table-cell>
          <table:table-cell office:value-type="float" office:value="35.573873831529">
            <text:p>35.5738738315</text:p>
          </table:table-cell>
          <table:table-cell table:number-columns-repeated="2" office:value-type="string">
            <text:p><text:s/>5 ♉ 34' 25"</text:p>
          </table:table-cell>
          <table:table-cell office:value-type="float" office:value="-0.578304837279454">
            <text:p>-0.5783048373</text:p>
          </table:table-cell>
          <table:table-cell office:value-type="float" office:value="0.962198307721033">
            <text:p>0.9621983077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120.86677083">
            <text:p>2426120.86677083</text:p>
          </table:table-cell>
          <table:table-cell office:value-type="string">
            <text:p>1930-05-24 03:48:09.843750 EST-0500</text:p>
          </table:table-cell>
          <table:table-cell office:value-type="float" office:value="0">
            <text:p>0</text:p>
          </table:table-cell>
          <table:table-cell office:value-type="float" office:value="14.0782765075084">
            <text:p>14.0782765075</text:p>
          </table:table-cell>
          <table:table-cell office:value-type="float" office:value="14.075449853714">
            <text:p>14.0754498537</text:p>
          </table:table-cell>
          <table:table-cell office:value-type="string">
            <text:p>14 ♈ 04' 41"</text:p>
          </table:table-cell>
          <table:table-cell office:value-type="string">
            <text:p>14 ♈ 04' 31"</text:p>
          </table:table-cell>
          <table:table-cell office:value-type="float" office:value="12.7529676990327">
            <text:p>12.752967699</text:p>
          </table:table-cell>
          <table:table-cell office:value-type="float" office:value="0.0420862476981042">
            <text:p>0.0420862477</text:p>
          </table:table-cell>
          <table:table-cell office:value-type="float" office:value="351.196168448869">
            <text:p>351.1961684489</text:p>
          </table:table-cell>
          <table:table-cell office:value-type="float" office:value="351.193341795074">
            <text:p>351.1933417951</text:p>
          </table:table-cell>
          <table:table-cell office:value-type="string">
            <text:p>21 ♓ 11' 46"</text:p>
          </table:table-cell>
          <table:table-cell office:value-type="string">
            <text:p>21 ♓ 11' 36"</text:p>
          </table:table-cell>
          <table:table-cell office:value-type="float" office:value="12.7529887032884">
            <text:p>12.7529887033</text:p>
          </table:table-cell>
          <table:table-cell office:value-type="float" office:value="0.0421071068005559">
            <text:p>0.0421071068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121.57625">
            <text:p>2426121.57625</text:p>
          </table:table-cell>
          <table:table-cell office:value-type="string">
            <text:p>1930-05-24 20:49:48.281250 EST-0500</text:p>
          </table:table-cell>
          <table:table-cell office:value-type="float" office:value="0">
            <text:p>0</text:p>
          </table:table-cell>
          <table:table-cell office:value-type="float" office:value="23.2153793083009">
            <text:p>23.2153793083</text:p>
          </table:table-cell>
          <table:table-cell office:value-type="float" office:value="23.2128113273668">
            <text:p>23.2128113274</text:p>
          </table:table-cell>
          <table:table-cell office:value-type="string">
            <text:p>23 ♈ 12' 55"</text:p>
          </table:table-cell>
          <table:table-cell office:value-type="string">
            <text:p>23 ♈ 12' 46"</text:p>
          </table:table-cell>
          <table:table-cell office:value-type="float" office:value="13.0074660993732">
            <text:p>13.0074660994</text:p>
          </table:table-cell>
          <table:table-cell office:value-type="float" office:value="0.754020435120463">
            <text:p>0.7540204351</text:p>
          </table:table-cell>
          <table:table-cell office:value-type="float" office:value="0.333256969958788">
            <text:p>0.33325697</text:p>
          </table:table-cell>
          <table:table-cell office:value-type="float" office:value="0.330688989024663">
            <text:p>0.330688989</text:p>
          </table:table-cell>
          <table:table-cell office:value-type="string">
            <text:p><text:s/>0 ♈ 19' 59"</text:p>
          </table:table-cell>
          <table:table-cell office:value-type="string">
            <text:p><text:s/>0 ♈ 19' 50"</text:p>
          </table:table-cell>
          <table:table-cell office:value-type="float" office:value="13.0074811767605">
            <text:p>13.0074811768</text:p>
          </table:table-cell>
          <table:table-cell office:value-type="float" office:value="0.754035549634317">
            <text:p>0.7540355496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123.92414352">
            <text:p>2426123.92414352</text:p>
          </table:table-cell>
          <table:table-cell office:value-type="string">
            <text:p>1930-05-27 05:10:46.875000 EST-0500</text:p>
          </table:table-cell>
          <table:table-cell office:value-type="float" office:value="0">
            <text:p>0</text:p>
          </table:table-cell>
          <table:table-cell office:value-type="float" office:value="54.8039032822966">
            <text:p>54.8039032823</text:p>
          </table:table-cell>
          <table:table-cell office:value-type="float" office:value="54.8012765337108">
            <text:p>54.8012765337</text:p>
          </table:table-cell>
          <table:table-cell office:value-type="string">
            <text:p>24 ♉ 48' 14"</text:p>
          </table:table-cell>
          <table:table-cell office:value-type="string">
            <text:p>24 ♉ 48' 04"</text:p>
          </table:table-cell>
          <table:table-cell office:value-type="float" office:value="13.8934296625792">
            <text:p>13.8934296626</text:p>
          </table:table-cell>
          <table:table-cell office:value-type="float" office:value="-0.361329254963527">
            <text:p>-0.361329255</text:p>
          </table:table-cell>
          <table:table-cell office:value-type="float" office:value="31.9216855530034">
            <text:p>31.921685553</text:p>
          </table:table-cell>
          <table:table-cell office:value-type="float" office:value="31.9190588044176">
            <text:p>31.9190588044</text:p>
          </table:table-cell>
          <table:table-cell office:value-type="string">
            <text:p><text:s/>1 ♉ 55' 18"</text:p>
          </table:table-cell>
          <table:table-cell office:value-type="string">
            <text:p><text:s/>1 ♉ 55' 08"</text:p>
          </table:table-cell>
          <table:table-cell office:value-type="float" office:value="13.8934061074401">
            <text:p>13.8934061074</text:p>
          </table:table-cell>
          <table:table-cell office:value-type="float" office:value="-0.361351897489101">
            <text:p>-0.3613518975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124.73420139">
            <text:p>2426124.73420139</text:p>
          </table:table-cell>
          <table:table-cell office:value-type="string">
            <text:p>1930-05-28 00:37:15.937500 EST-0500</text:p>
          </table:table-cell>
          <table:table-cell office:value-type="float" office:value="0">
            <text:p>0</text:p>
          </table:table-cell>
          <table:table-cell office:value-type="float" office:value="66.1689998057113">
            <text:p>66.1689998057</text:p>
          </table:table-cell>
          <table:table-cell office:value-type="float" office:value="66.1675508603025">
            <text:p>66.1675508603</text:p>
          </table:table-cell>
          <table:table-cell office:value-type="string">
            <text:p><text:s/>6 ♊ 10' 08"</text:p>
          </table:table-cell>
          <table:table-cell office:value-type="string">
            <text:p><text:s/>6 ♊ 10' 03"</text:p>
          </table:table-cell>
          <table:table-cell office:value-type="float" office:value="14.1596139649696">
            <text:p>14.159613965</text:p>
          </table:table-cell>
          <table:table-cell office:value-type="float" office:value="0.959885336395229">
            <text:p>0.9598853364</text:p>
          </table:table-cell>
          <table:table-cell office:value-type="float" office:value="43.2867262363017">
            <text:p>43.2867262363</text:p>
          </table:table-cell>
          <table:table-cell office:value-type="float" office:value="43.285277290893">
            <text:p>43.2852772909</text:p>
          </table:table-cell>
          <table:table-cell office:value-type="string">
            <text:p>13 ♉ 17' 12"</text:p>
          </table:table-cell>
          <table:table-cell office:value-type="string">
            <text:p>13 ♉ 17' 06"</text:p>
          </table:table-cell>
          <table:table-cell office:value-type="float" office:value="14.1595757554097">
            <text:p>14.1595757554</text:p>
          </table:table-cell>
          <table:table-cell office:value-type="float" office:value="0.959847449276868">
            <text:p>0.9598474493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125.94416667">
            <text:p>2426125.94416667</text:p>
          </table:table-cell>
          <table:table-cell office:value-type="string">
            <text:p>1930-05-29 05:39:36.562500 EST-0500</text:p>
          </table:table-cell>
          <table:table-cell office:value-type="float" office:value="0">
            <text:p>0</text:p>
          </table:table-cell>
          <table:table-cell office:value-type="float" office:value="83.4968405947172">
            <text:p>83.4968405947</text:p>
          </table:table-cell>
          <table:table-cell office:value-type="float" office:value="83.4964571191472">
            <text:p>83.4964571191</text:p>
          </table:table-cell>
          <table:table-cell office:value-type="string">
            <text:p>23 ♊ 29' 48"</text:p>
          </table:table-cell>
          <table:table-cell office:value-type="string">
            <text:p>23 ♊ 29' 47"</text:p>
          </table:table-cell>
          <table:table-cell office:value-type="float" office:value="14.4594767510926">
            <text:p>14.4594767511</text:p>
          </table:table-cell>
          <table:table-cell office:value-type="float" office:value="0.22558880556748">
            <text:p>0.2255888056</text:p>
          </table:table-cell>
          <table:table-cell office:value-type="float" office:value="60.6144646321929">
            <text:p>60.6144646322</text:p>
          </table:table-cell>
          <table:table-cell office:value-type="float" office:value="60.6140811566229">
            <text:p>60.6140811566</text:p>
          </table:table-cell>
          <table:table-cell office:value-type="string">
            <text:p><text:s/>0 ♊ 36' 52"</text:p>
          </table:table-cell>
          <table:table-cell office:value-type="string">
            <text:p><text:s/>0 ♊ 36' 50"</text:p>
          </table:table-cell>
          <table:table-cell office:value-type="float" office:value="14.459423694794">
            <text:p>14.4594236948</text:p>
          </table:table-cell>
          <table:table-cell office:value-type="float" office:value="0.225535814744672">
            <text:p>0.2255358147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126.81868056">
            <text:p>2426126.81868056</text:p>
          </table:table-cell>
          <table:table-cell office:value-type="string">
            <text:p>1930-05-30 02:38:54.375000 EST-0500</text:p>
          </table:table-cell>
          <table:table-cell office:value-type="float" office:value="0">
            <text:p>0</text:p>
          </table:table-cell>
          <table:table-cell office:value-type="float" office:value="96.2017497234779">
            <text:p>96.2017497235</text:p>
          </table:table-cell>
          <table:table-cell office:value-type="float" office:value="96.2001751183366">
            <text:p>96.2001751183</text:p>
          </table:table-cell>
          <table:table-cell office:value-type="string">
            <text:p><text:s/>6 ♋ 12' 06"</text:p>
          </table:table-cell>
          <table:table-cell office:value-type="string">
            <text:p><text:s/>6 ♋ 12' 00"</text:p>
          </table:table-cell>
          <table:table-cell office:value-type="float" office:value="14.5822425951222">
            <text:p>14.5822425951</text:p>
          </table:table-cell>
          <table:table-cell office:value-type="float" office:value="1.2057381017775">
            <text:p>1.2057381018</text:p>
          </table:table-cell>
          <table:table-cell office:value-type="float" office:value="73.3192923444312">
            <text:p>73.3192923444</text:p>
          </table:table-cell>
          <table:table-cell office:value-type="float" office:value="73.3177177392898">
            <text:p>73.3177177393</text:p>
          </table:table-cell>
          <table:table-cell office:value-type="string">
            <text:p>13 ♊ 19' 09"</text:p>
          </table:table-cell>
          <table:table-cell office:value-type="string">
            <text:p>13 ♊ 19' 03"</text:p>
          </table:table-cell>
          <table:table-cell office:value-type="float" office:value="14.5821872200472">
            <text:p>14.58218722</text:p>
          </table:table-cell>
          <table:table-cell office:value-type="float" office:value="1.20568272642781">
            <text:p>1.2056827264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140.4033912">
            <text:p>2426140.4033912</text:p>
          </table:table-cell>
          <table:table-cell office:value-type="string">
            <text:p>1930-06-12 16:40:53.906250 EST-0500</text:p>
          </table:table-cell>
          <table:table-cell office:value-type="float" office:value="0">
            <text:p>0</text:p>
          </table:table-cell>
          <table:table-cell office:value-type="float" office:value="279.884748240552">
            <text:p>279.8847482406</text:p>
          </table:table-cell>
          <table:table-cell office:value-type="float" office:value="279.883809216338">
            <text:p>279.8838092163</text:p>
          </table:table-cell>
          <table:table-cell office:value-type="string">
            <text:p><text:s/>9 ♑ 53' 05"</text:p>
          </table:table-cell>
          <table:table-cell office:value-type="string">
            <text:p><text:s/>9 ♑ 53' 01"</text:p>
          </table:table-cell>
          <table:table-cell office:value-type="float" office:value="12.1982033072876">
            <text:p>12.1982033073</text:p>
          </table:table-cell>
          <table:table-cell office:value-type="float" office:value="-0.0676693582616924">
            <text:p>-0.0676693583</text:p>
          </table:table-cell>
          <table:table-cell office:value-type="float" office:value="257.001569194401">
            <text:p>257.0015691944</text:p>
          </table:table-cell>
          <table:table-cell office:value-type="float" office:value="257.000630170188">
            <text:p>257.0006301702</text:p>
          </table:table-cell>
          <table:table-cell office:value-type="string">
            <text:p>17 ♐ 00' 05"</text:p>
          </table:table-cell>
          <table:table-cell office:value-type="string">
            <text:p>17 ♐ 00' 02"</text:p>
          </table:table-cell>
          <table:table-cell office:value-type="float" office:value="12.1981643833263">
            <text:p>12.1981643833</text:p>
          </table:table-cell>
          <table:table-cell office:value-type="float" office:value="-0.0677082363929263">
            <text:p>-0.0677082364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6148.15241898">
            <text:p>2426148.15241898</text:p>
          </table:table-cell>
          <table:table-cell office:value-type="string">
            <text:p>1930-06-20 10:39:29.531250 EST-0500</text:p>
          </table:table-cell>
          <table:table-cell office:value-type="float" office:value="0">
            <text:p>0</text:p>
          </table:table-cell>
          <table:table-cell office:value-type="float" office:value="88.5652917325034">
            <text:p>88.5652917325</text:p>
          </table:table-cell>
          <table:table-cell office:value-type="float" office:value="88.5651654842605">
            <text:p>88.5651654843</text:p>
          </table:table-cell>
          <table:table-cell office:value-type="string">
            <text:p>28 ♊ 33' 55"</text:p>
          </table:table-cell>
          <table:table-cell office:value-type="string">
            <text:p>28 ♊ 33' 54"</text:p>
          </table:table-cell>
          <table:table-cell office:value-type="float" office:value="0.954363211564624">
            <text:p>0.9543632116</text:p>
          </table:table-cell>
          <table:table-cell office:value-type="float" office:value="0.22943914031584">
            <text:p>0.2294391403</text:p>
          </table:table-cell>
          <table:table-cell office:value-type="float" office:value="65.6817796605403">
            <text:p>65.6817796605</text:p>
          </table:table-cell>
          <table:table-cell office:value-type="float" office:value="65.6816534122973">
            <text:p>65.6816534123</text:p>
          </table:table-cell>
          <table:table-cell office:value-type="string">
            <text:p><text:s/>5 ♊ 40' 54"</text:p>
          </table:table-cell>
          <table:table-cell office:value-type="string">
            <text:p><text:s/>5 ♊ 40' 53"</text:p>
          </table:table-cell>
          <table:table-cell office:value-type="float" office:value="0.954379292122061">
            <text:p>0.9543792921</text:p>
          </table:table-cell>
          <table:table-cell office:value-type="float" office:value="0.229455221246402">
            <text:p>0.2294552212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148.30719907">
            <text:p>2426148.30719907</text:p>
          </table:table-cell>
          <table:table-cell office:value-type="string">
            <text:p>1930-06-20 14:22:22.968750 EST-0500</text:p>
          </table:table-cell>
          <table:table-cell office:value-type="float" office:value="0">
            <text:p>0</text:p>
          </table:table-cell>
          <table:table-cell office:value-type="float" office:value="15.0005194432044">
            <text:p>15.0005194432</text:p>
          </table:table-cell>
          <table:table-cell office:value-type="float" office:value="14.9980352150744">
            <text:p>14.9980352151</text:p>
          </table:table-cell>
          <table:table-cell office:value-type="string">
            <text:p>15 ♈ 00' 01"</text:p>
          </table:table-cell>
          <table:table-cell office:value-type="string">
            <text:p>14 ♈ 59' 52"</text:p>
          </table:table-cell>
          <table:table-cell office:value-type="float" office:value="12.5442958391777">
            <text:p>12.5442958392</text:p>
          </table:table-cell>
          <table:table-cell office:value-type="float" office:value="0.0242525302317542">
            <text:p>0.0242525302</text:p>
          </table:table-cell>
          <table:table-cell office:value-type="float" office:value="352.117003879025">
            <text:p>352.117003879</text:p>
          </table:table-cell>
          <table:table-cell office:value-type="float" office:value="352.114519650895">
            <text:p>352.1145196509</text:p>
          </table:table-cell>
          <table:table-cell office:value-type="string">
            <text:p>22 ♓ 07' 01"</text:p>
          </table:table-cell>
          <table:table-cell office:value-type="string">
            <text:p>22 ♓ 06' 52"</text:p>
          </table:table-cell>
          <table:table-cell office:value-type="float" office:value="12.5443111945948">
            <text:p>12.5443111946</text:p>
          </table:table-cell>
          <table:table-cell office:value-type="float" office:value="0.0242678232627096">
            <text:p>0.0242678233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150.59480324">
            <text:p>2426150.59480324</text:p>
          </table:table-cell>
          <table:table-cell office:value-type="string">
            <text:p>1930-06-22 21:16:31.406250 EST-0500</text:p>
          </table:table-cell>
          <table:table-cell office:value-type="float" office:value="0">
            <text:p>0</text:p>
          </table:table-cell>
          <table:table-cell office:value-type="float" office:value="44.7070531142789">
            <text:p>44.7070531143</text:p>
          </table:table-cell>
          <table:table-cell office:value-type="float" office:value="44.7054943782007">
            <text:p>44.7054943782</text:p>
          </table:table-cell>
          <table:table-cell office:value-type="string">
            <text:p>14 ♉ 42' 25"</text:p>
          </table:table-cell>
          <table:table-cell office:value-type="string">
            <text:p>14 ♉ 42' 19"</text:p>
          </table:table-cell>
          <table:table-cell office:value-type="float" office:value="13.4751955144853">
            <text:p>13.4751955145</text:p>
          </table:table-cell>
          <table:table-cell office:value-type="float" office:value="0.726302882384056">
            <text:p>0.7263028824</text:p>
          </table:table-cell>
          <table:table-cell office:value-type="float" office:value="21.8234578134591">
            <text:p>21.8234578135</text:p>
          </table:table-cell>
          <table:table-cell office:value-type="float" office:value="21.8218990773808">
            <text:p>21.8218990774</text:p>
          </table:table-cell>
          <table:table-cell office:value-type="string">
            <text:p>21 ♈ 49' 24"</text:p>
          </table:table-cell>
          <table:table-cell office:value-type="string">
            <text:p>21 ♈ 49' 18"</text:p>
          </table:table-cell>
          <table:table-cell office:value-type="float" office:value="13.4751821510889">
            <text:p>13.4751821511</text:p>
          </table:table-cell>
          <table:table-cell office:value-type="float" office:value="0.72628986850133">
            <text:p>0.7262898685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152.59700231">
            <text:p>2426152.59700231</text:p>
          </table:table-cell>
          <table:table-cell office:value-type="string">
            <text:p>1930-06-24 21:19:41.250000 EST-0500</text:p>
          </table:table-cell>
          <table:table-cell office:value-type="float" office:value="0">
            <text:p>0</text:p>
          </table:table-cell>
          <table:table-cell office:value-type="float" office:value="72.6001078630828">
            <text:p>72.6001078631</text:p>
          </table:table-cell>
          <table:table-cell office:value-type="float" office:value="72.5982853422664">
            <text:p>72.5982853423</text:p>
          </table:table-cell>
          <table:table-cell office:value-type="string">
            <text:p>12 ♊ 36' 00"</text:p>
          </table:table-cell>
          <table:table-cell office:value-type="string">
            <text:p>12 ♊ 35' 53"</text:p>
          </table:table-cell>
          <table:table-cell office:value-type="float" office:value="14.3693205934913">
            <text:p>14.3693205935</text:p>
          </table:table-cell>
          <table:table-cell office:value-type="float" office:value="1.52001549147677">
            <text:p>1.5200154915</text:p>
          </table:table-cell>
          <table:table-cell office:value-type="float" office:value="49.7163727909095">
            <text:p>49.7163727909</text:p>
          </table:table-cell>
          <table:table-cell office:value-type="float" office:value="49.714550270093">
            <text:p>49.7145502701</text:p>
          </table:table-cell>
          <table:table-cell office:value-type="string">
            <text:p>19 ♉ 42' 58"</text:p>
          </table:table-cell>
          <table:table-cell office:value-type="string">
            <text:p>19 ♉ 42' 52"</text:p>
          </table:table-cell>
          <table:table-cell office:value-type="float" office:value="14.3692714757206">
            <text:p>14.3692714757</text:p>
          </table:table-cell>
          <table:table-cell office:value-type="float" office:value="1.51996662870252">
            <text:p>1.5199666287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153.78010417">
            <text:p>2426153.78010417</text:p>
          </table:table-cell>
          <table:table-cell office:value-type="string">
            <text:p>1930-06-26 01:43:21.562500 EST-0500</text:p>
          </table:table-cell>
          <table:table-cell office:value-type="float" office:value="0">
            <text:p>0</text:p>
          </table:table-cell>
          <table:table-cell office:value-type="float" office:value="89.8565511782539">
            <text:p>89.8565511783</text:p>
          </table:table-cell>
          <table:table-cell office:value-type="float" office:value="89.8557155062686">
            <text:p>89.8557155063</text:p>
          </table:table-cell>
          <table:table-cell office:value-type="string">
            <text:p>29 ♊ 51' 23"</text:p>
          </table:table-cell>
          <table:table-cell office:value-type="string">
            <text:p>29 ♊ 51' 20"</text:p>
          </table:table-cell>
          <table:table-cell office:value-type="float" office:value="14.777007887333">
            <text:p>14.7770078873</text:p>
          </table:table-cell>
          <table:table-cell office:value-type="float" office:value="0.22909441936237">
            <text:p>0.2290944194</text:p>
          </table:table-cell>
          <table:table-cell office:value-type="float" office:value="66.97270503111">
            <text:p>66.9727050311</text:p>
          </table:table-cell>
          <table:table-cell office:value-type="float" office:value="66.9718693591246">
            <text:p>66.9718693591</text:p>
          </table:table-cell>
          <table:table-cell office:value-type="string">
            <text:p><text:s/>6 ♊ 58' 21"</text:p>
          </table:table-cell>
          <table:table-cell office:value-type="string">
            <text:p><text:s/>6 ♊ 58' 18"</text:p>
          </table:table-cell>
          <table:table-cell office:value-type="float" office:value="14.7769477636481">
            <text:p>14.7769477636</text:p>
          </table:table-cell>
          <table:table-cell office:value-type="float" office:value="0.229034295599983">
            <text:p>0.2290342956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154.07453704">
            <text:p>2426154.07453704</text:p>
          </table:table-cell>
          <table:table-cell office:value-type="string">
            <text:p>1930-06-26 08:47:20.625000 EST-0500</text:p>
          </table:table-cell>
          <table:table-cell office:value-type="float" office:value="0">
            <text:p>0</text:p>
          </table:table-cell>
          <table:table-cell office:value-type="float" office:value="94.2187389245592">
            <text:p>94.2187389246</text:p>
          </table:table-cell>
          <table:table-cell office:value-type="float" office:value="94.2166038404797">
            <text:p>94.2166038405</text:p>
          </table:table-cell>
          <table:table-cell office:value-type="string">
            <text:p><text:s/>4 ♋ 13' 07"</text:p>
          </table:table-cell>
          <table:table-cell office:value-type="string">
            <text:p><text:s/>4 ♋ 12' 59"</text:p>
          </table:table-cell>
          <table:table-cell office:value-type="float" office:value="14.852093438591">
            <text:p>14.8520934386</text:p>
          </table:table-cell>
          <table:table-cell office:value-type="float" office:value="0.954156882008133">
            <text:p>0.954156882</text:p>
          </table:table-cell>
          <table:table-cell office:value-type="float" office:value="71.3348637202599">
            <text:p>71.3348637203</text:p>
          </table:table-cell>
          <table:table-cell office:value-type="float" office:value="71.3327286361805">
            <text:p>71.3327286362</text:p>
          </table:table-cell>
          <table:table-cell office:value-type="string">
            <text:p>11 ♊ 20' 05"</text:p>
          </table:table-cell>
          <table:table-cell office:value-type="string">
            <text:p>11 ♊ 19' 57"</text:p>
          </table:table-cell>
          <table:table-cell office:value-type="float" office:value="14.8520328019008">
            <text:p>14.8520328019</text:p>
          </table:table-cell>
          <table:table-cell office:value-type="float" office:value="0.954096263657496">
            <text:p>0.9540962637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156.57820602">
            <text:p>2426156.57820602</text:p>
          </table:table-cell>
          <table:table-cell office:value-type="string">
            <text:p>1930-06-28 20:52:37.031250 EST-0500</text:p>
          </table:table-cell>
          <table:table-cell office:value-type="float" office:value="0">
            <text:p>0</text:p>
          </table:table-cell>
          <table:table-cell office:value-type="float" office:value="131.728627762263">
            <text:p>131.7286277623</text:p>
          </table:table-cell>
          <table:table-cell office:value-type="float" office:value="131.725129048251">
            <text:p>131.7251290483</text:p>
          </table:table-cell>
          <table:table-cell office:value-type="string">
            <text:p>11 ♌ 43' 43"</text:p>
          </table:table-cell>
          <table:table-cell office:value-type="string">
            <text:p>11 ♌ 43' 30"</text:p>
          </table:table-cell>
          <table:table-cell office:value-type="float" office:value="14.9457710592503">
            <text:p>14.9457710593</text:p>
          </table:table-cell>
          <table:table-cell office:value-type="float" office:value="1.18051866828467">
            <text:p>1.1805186683</text:p>
          </table:table-cell>
          <table:table-cell office:value-type="float" office:value="108.844533969963">
            <text:p>108.84453397</text:p>
          </table:table-cell>
          <table:table-cell office:value-type="float" office:value="108.841035255951">
            <text:p>108.841035256</text:p>
          </table:table-cell>
          <table:table-cell office:value-type="string">
            <text:p>18 ♋ 50' 40"</text:p>
          </table:table-cell>
          <table:table-cell office:value-type="string">
            <text:p>18 ♋ 50' 27"</text:p>
          </table:table-cell>
          <table:table-cell office:value-type="float" office:value="14.9457416691542">
            <text:p>14.9457416692</text:p>
          </table:table-cell>
          <table:table-cell office:value-type="float" office:value="1.18049001247249">
            <text:p>1.1804900125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6163.43806713">
            <text:p>2426163.43806713</text:p>
          </table:table-cell>
          <table:table-cell office:value-type="string">
            <text:p>1930-07-05 17:30:49.218750 EST-0500</text:p>
          </table:table-cell>
          <table:table-cell office:value-type="float" office:value="0">
            <text:p>0</text:p>
          </table:table-cell>
          <table:table-cell office:value-type="float" office:value="92.0586348690359">
            <text:p>92.058634869</text:p>
          </table:table-cell>
          <table:table-cell office:value-type="float" office:value="92.0582019356745">
            <text:p>92.0582019357</text:p>
          </table:table-cell>
          <table:table-cell office:value-type="string">
            <text:p><text:s/>2 ♋ 03' 31"</text:p>
          </table:table-cell>
          <table:table-cell office:value-type="string">
            <text:p><text:s/>2 ♋ 03' 29"</text:p>
          </table:table-cell>
          <table:table-cell office:value-type="float" office:value="2.03370623957932">
            <text:p>2.0337062396</text:p>
          </table:table-cell>
          <table:table-cell office:value-type="float" office:value="0.226745091079471">
            <text:p>0.2267450911</text:p>
          </table:table-cell>
          <table:table-cell office:value-type="float" office:value="69.1743119685362">
            <text:p>69.1743119685</text:p>
          </table:table-cell>
          <table:table-cell office:value-type="float" office:value="69.1738790351748">
            <text:p>69.1738790352</text:p>
          </table:table-cell>
          <table:table-cell office:value-type="string">
            <text:p><text:s/>9 ♊ 10' 27"</text:p>
          </table:table-cell>
          <table:table-cell office:value-type="string">
            <text:p><text:s/>9 ♊ 10' 25"</text:p>
          </table:table-cell>
          <table:table-cell office:value-type="float" office:value="2.03369314554427">
            <text:p>2.0336931455</text:p>
          </table:table-cell>
          <table:table-cell office:value-type="float" office:value="0.22673199454901">
            <text:p>0.2267319945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167.51765046">
            <text:p>2426167.51765046</text:p>
          </table:table-cell>
          <table:table-cell office:value-type="string">
            <text:p>1930-07-09 19:25:25.781250 EST-0500</text:p>
          </table:table-cell>
          <table:table-cell office:value-type="float" office:value="0">
            <text:p>0</text:p>
          </table:table-cell>
          <table:table-cell office:value-type="float" office:value="277.925034068858">
            <text:p>277.9250340689</text:p>
          </table:table-cell>
          <table:table-cell office:value-type="float" office:value="277.922620368544">
            <text:p>277.9226203685</text:p>
          </table:table-cell>
          <table:table-cell office:value-type="string">
            <text:p><text:s/>7 ♑ 55' 30"</text:p>
          </table:table-cell>
          <table:table-cell office:value-type="string">
            <text:p><text:s/>7 ♑ 55' 21"</text:p>
          </table:table-cell>
          <table:table-cell office:value-type="float" office:value="12.1524697915914">
            <text:p>12.1524697916</text:p>
          </table:table-cell>
          <table:table-cell office:value-type="float" office:value="-0.0723498776304133">
            <text:p>-0.0723498776</text:p>
          </table:table-cell>
          <table:table-cell office:value-type="float" office:value="255.040426798941">
            <text:p>255.0404267989</text:p>
          </table:table-cell>
          <table:table-cell office:value-type="float" office:value="255.038013098628">
            <text:p>255.0380130986</text:p>
          </table:table-cell>
          <table:table-cell office:value-type="string">
            <text:p>15 ♐ 02' 25"</text:p>
          </table:table-cell>
          <table:table-cell office:value-type="string">
            <text:p>15 ♐ 02' 16"</text:p>
          </table:table-cell>
          <table:table-cell office:value-type="float" office:value="12.1524323735206">
            <text:p>12.1524323735</text:p>
          </table:table-cell>
          <table:table-cell office:value-type="float" office:value="-0.072387212693409">
            <text:p>-0.072387212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172.90925926">
            <text:p>2426172.90925926</text:p>
          </table:table-cell>
          <table:table-cell office:value-type="string">
            <text:p>1930-07-15 04:49:20.156250 EST-0500</text:p>
          </table:table-cell>
          <table:table-cell office:value-type="float" office:value="0">
            <text:p>0</text:p>
          </table:table-cell>
          <table:table-cell office:value-type="float" office:value="112.175624291963">
            <text:p>112.175624292</text:p>
          </table:table-cell>
          <table:table-cell office:value-type="float" office:value="112.175496282226">
            <text:p>112.1754962822</text:p>
          </table:table-cell>
          <table:table-cell office:value-type="string">
            <text:p>22 ♋ 10' 32"</text:p>
          </table:table-cell>
          <table:table-cell office:value-type="string">
            <text:p>22 ♋ 10' 31"</text:p>
          </table:table-cell>
          <table:table-cell office:value-type="float" office:value="2.14286791425153">
            <text:p>2.1428679143</text:p>
          </table:table-cell>
          <table:table-cell office:value-type="float" office:value="0.953715372102702">
            <text:p>0.9537153721</text:p>
          </table:table-cell>
          <table:table-cell office:value-type="float" office:value="89.2907410160745">
            <text:p>89.2907410161</text:p>
          </table:table-cell>
          <table:table-cell office:value-type="float" office:value="89.2906130063376">
            <text:p>89.2906130063</text:p>
          </table:table-cell>
          <table:table-cell table:number-columns-repeated="2" office:value-type="string">
            <text:p>29 ♊ 17' 26"</text:p>
          </table:table-cell>
          <table:table-cell office:value-type="float" office:value="2.14288288284872">
            <text:p>2.1428828828</text:p>
          </table:table-cell>
          <table:table-cell office:value-type="float" office:value="0.953730467824383">
            <text:p>0.9537304678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175.65730324">
            <text:p>2426175.65730324</text:p>
          </table:table-cell>
          <table:table-cell office:value-type="string">
            <text:p>1930-07-17 22:46:31.406250 EST-0500</text:p>
          </table:table-cell>
          <table:table-cell office:value-type="float" office:value="0">
            <text:p>0</text:p>
          </table:table-cell>
          <table:table-cell office:value-type="float" office:value="15.3729929056844">
            <text:p>15.3729929057</text:p>
          </table:table-cell>
          <table:table-cell office:value-type="float" office:value="15.3718264465977">
            <text:p>15.3718264466</text:p>
          </table:table-cell>
          <table:table-cell office:value-type="string">
            <text:p>15 ♈ 22' 22"</text:p>
          </table:table-cell>
          <table:table-cell office:value-type="string">
            <text:p>15 ♈ 22' 18"</text:p>
          </table:table-cell>
          <table:table-cell office:value-type="float" office:value="12.3042640763142">
            <text:p>12.3042640763</text:p>
          </table:table-cell>
          <table:table-cell office:value-type="float" office:value="0.0027183857622047">
            <text:p>0.0027183858</text:p>
          </table:table-cell>
          <table:table-cell office:value-type="float" office:value="352.488060185954">
            <text:p>352.488060186</text:p>
          </table:table-cell>
          <table:table-cell office:value-type="float" office:value="352.486893726867">
            <text:p>352.4868937269</text:p>
          </table:table-cell>
          <table:table-cell office:value-type="string">
            <text:p>22 ♓ 29' 17"</text:p>
          </table:table-cell>
          <table:table-cell office:value-type="string">
            <text:p>22 ♓ 29' 12"</text:p>
          </table:table-cell>
          <table:table-cell office:value-type="float" office:value="12.3042832266951">
            <text:p>12.3042832267</text:p>
          </table:table-cell>
          <table:table-cell office:value-type="float" office:value="0.00273752841063514">
            <text:p>0.0027375284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179.48762731">
            <text:p>2426179.48762731</text:p>
          </table:table-cell>
          <table:table-cell office:value-type="string">
            <text:p>1930-07-21 18:42:11.250000 EST-0500</text:p>
          </table:table-cell>
          <table:table-cell office:value-type="float" office:value="0">
            <text:p>0</text:p>
          </table:table-cell>
          <table:table-cell office:value-type="float" office:value="65.1929851231441">
            <text:p>65.1929851231</text:p>
          </table:table-cell>
          <table:table-cell office:value-type="float" office:value="65.1902425032367">
            <text:p>65.1902425032</text:p>
          </table:table-cell>
          <table:table-cell office:value-type="string">
            <text:p><text:s/>5 ♊ 11' 34"</text:p>
          </table:table-cell>
          <table:table-cell office:value-type="string">
            <text:p><text:s/>5 ♊ 11' 24"</text:p>
          </table:table-cell>
          <table:table-cell office:value-type="float" office:value="13.866071313275">
            <text:p>13.8660713133</text:p>
          </table:table-cell>
          <table:table-cell office:value-type="float" office:value="0.690792106051751">
            <text:p>0.6907921061</text:p>
          </table:table-cell>
          <table:table-cell office:value-type="float" office:value="42.3078928527097">
            <text:p>42.3078928527</text:p>
          </table:table-cell>
          <table:table-cell office:value-type="float" office:value="42.3051502328023">
            <text:p>42.3051502328</text:p>
          </table:table-cell>
          <table:table-cell office:value-type="string">
            <text:p>12 ♉ 18' 28"</text:p>
          </table:table-cell>
          <table:table-cell office:value-type="string">
            <text:p>12 ♉ 18' 18"</text:p>
          </table:table-cell>
          <table:table-cell office:value-type="float" office:value="13.8660372192671">
            <text:p>13.8660372193</text:p>
          </table:table-cell>
          <table:table-cell office:value-type="float" office:value="0.690758210078485">
            <text:p>0.6907582101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181.6377662">
            <text:p>2426181.6377662</text:p>
          </table:table-cell>
          <table:table-cell office:value-type="string">
            <text:p>1930-07-23 22:18:23.906250 EST-0500</text:p>
          </table:table-cell>
          <table:table-cell office:value-type="float" office:value="0">
            <text:p>0</text:p>
          </table:table-cell>
          <table:table-cell office:value-type="float" office:value="96.114365685577">
            <text:p>96.1143656856</text:p>
          </table:table-cell>
          <table:table-cell office:value-type="float" office:value="96.1135655858578">
            <text:p>96.1135655859</text:p>
          </table:table-cell>
          <table:table-cell office:value-type="string">
            <text:p><text:s/>6 ♋ 06' 51"</text:p>
          </table:table-cell>
          <table:table-cell office:value-type="string">
            <text:p><text:s/>6 ♋ 06' 48"</text:p>
          </table:table-cell>
          <table:table-cell office:value-type="float" office:value="14.8505003957721">
            <text:p>14.8505003958</text:p>
          </table:table-cell>
          <table:table-cell office:value-type="float" office:value="0.217913130927609">
            <text:p>0.2179131309</text:p>
          </table:table-cell>
          <table:table-cell office:value-type="float" office:value="73.2290891999211">
            <text:p>73.2290891999</text:p>
          </table:table-cell>
          <table:table-cell office:value-type="float" office:value="73.2282891002019">
            <text:p>73.2282891002</text:p>
          </table:table-cell>
          <table:table-cell office:value-type="string">
            <text:p>13 ♊ 13' 44"</text:p>
          </table:table-cell>
          <table:table-cell office:value-type="string">
            <text:p>13 ♊ 13' 41"</text:p>
          </table:table-cell>
          <table:table-cell office:value-type="float" office:value="14.8504457788629">
            <text:p>14.8504457789</text:p>
          </table:table-cell>
          <table:table-cell office:value-type="float" office:value="0.217858586486844">
            <text:p>0.2178585865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183.36287037">
            <text:p>2426183.36287037</text:p>
          </table:table-cell>
          <table:table-cell office:value-type="string">
            <text:p>1930-07-25 15:42:32.343750 EST-0500</text:p>
          </table:table-cell>
          <table:table-cell office:value-type="float" office:value="0">
            <text:p>0</text:p>
          </table:table-cell>
          <table:table-cell office:value-type="float" office:value="122.158390121263">
            <text:p>122.1583901213</text:p>
          </table:table-cell>
          <table:table-cell office:value-type="float" office:value="122.156291493793">
            <text:p>122.1562914938</text:p>
          </table:table-cell>
          <table:table-cell office:value-type="string">
            <text:p><text:s/>2 ♌ 09' 30"</text:p>
          </table:table-cell>
          <table:table-cell office:value-type="string">
            <text:p><text:s/>2 ♌ 09' 22"</text:p>
          </table:table-cell>
          <table:table-cell office:value-type="float" office:value="15.2613032556216">
            <text:p>15.2613032556</text:p>
          </table:table-cell>
          <table:table-cell office:value-type="float" office:value="0.955892314930504">
            <text:p>0.9558923149</text:p>
          </table:table-cell>
          <table:table-cell office:value-type="float" office:value="99.2729648453952">
            <text:p>99.2729648454</text:p>
          </table:table-cell>
          <table:table-cell office:value-type="float" office:value="99.2708662179251">
            <text:p>99.2708662179</text:p>
          </table:table-cell>
          <table:table-cell office:value-type="string">
            <text:p><text:s/>9 ♋ 16' 22"</text:p>
          </table:table-cell>
          <table:table-cell office:value-type="string">
            <text:p><text:s/>9 ♋ 16' 15"</text:p>
          </table:table-cell>
          <table:table-cell office:value-type="float" office:value="15.2612661247956">
            <text:p>15.2612661248</text:p>
          </table:table-cell>
          <table:table-cell office:value-type="float" office:value="0.955856205161399">
            <text:p>0.9558562052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184.21296296">
            <text:p>2426184.21296296</text:p>
          </table:table-cell>
          <table:table-cell office:value-type="string">
            <text:p>1930-07-26 12:06:40.781250 EST-0500</text:p>
          </table:table-cell>
          <table:table-cell office:value-type="float" office:value="0">
            <text:p>0</text:p>
          </table:table-cell>
          <table:table-cell office:value-type="float" office:value="135.14357638581">
            <text:p>135.1435763858</text:p>
          </table:table-cell>
          <table:table-cell office:value-type="float" office:value="135.141224945506">
            <text:p>135.1412249455</text:p>
          </table:table-cell>
          <table:table-cell office:value-type="string">
            <text:p>15 ♌ 08' 36"</text:p>
          </table:table-cell>
          <table:table-cell office:value-type="string">
            <text:p>15 ♌ 08' 28"</text:p>
          </table:table-cell>
          <table:table-cell office:value-type="float" office:value="15.2657437098568">
            <text:p>15.2657437099</text:p>
          </table:table-cell>
          <table:table-cell office:value-type="float" office:value="1.88839489235305">
            <text:p>1.8883948924</text:p>
          </table:table-cell>
          <table:table-cell office:value-type="float" office:value="112.258095432168">
            <text:p>112.2580954322</text:p>
          </table:table-cell>
          <table:table-cell office:value-type="float" office:value="112.255743991865">
            <text:p>112.2557439919</text:p>
          </table:table-cell>
          <table:table-cell office:value-type="string">
            <text:p>22 ♋ 15' 29"</text:p>
          </table:table-cell>
          <table:table-cell office:value-type="string">
            <text:p>22 ♋ 15' 20"</text:p>
          </table:table-cell>
          <table:table-cell office:value-type="float" office:value="15.2657243510623">
            <text:p>15.2657243511</text:p>
          </table:table-cell>
          <table:table-cell office:value-type="float" office:value="1.88837647232438">
            <text:p>1.8883764723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186.27449074">
            <text:p>2426186.27449074</text:p>
          </table:table-cell>
          <table:table-cell office:value-type="string">
            <text:p>1930-07-28 13:35:16.406250 EST-0500</text:p>
          </table:table-cell>
          <table:table-cell office:value-type="float" office:value="0">
            <text:p>0</text:p>
          </table:table-cell>
          <table:table-cell office:value-type="float" office:value="166.206995552479">
            <text:p>166.2069955525</text:p>
          </table:table-cell>
          <table:table-cell office:value-type="float" office:value="166.205300985437">
            <text:p>166.2053009854</text:p>
          </table:table-cell>
          <table:table-cell office:value-type="string">
            <text:p>16 ♍ 12' 25"</text:p>
          </table:table-cell>
          <table:table-cell office:value-type="string">
            <text:p>16 ♍ 12' 19"</text:p>
          </table:table-cell>
          <table:table-cell office:value-type="float" office:value="14.7666632211526">
            <text:p>14.7666632212</text:p>
          </table:table-cell>
          <table:table-cell office:value-type="float" office:value="1.13834981663286">
            <text:p>1.1383498166</text:p>
          </table:table-cell>
          <table:table-cell office:value-type="float" office:value="143.321443636765">
            <text:p>143.3214436368</text:p>
          </table:table-cell>
          <table:table-cell office:value-type="float" office:value="143.319749069723">
            <text:p>143.3197490697</text:p>
          </table:table-cell>
          <table:table-cell office:value-type="string">
            <text:p>23 ♌ 19' 17"</text:p>
          </table:table-cell>
          <table:table-cell office:value-type="string">
            <text:p>23 ♌ 19' 11"</text:p>
          </table:table-cell>
          <table:table-cell office:value-type="float" office:value="14.7666837503906">
            <text:p>14.7666837504</text:p>
          </table:table-cell>
          <table:table-cell office:value-type="float" office:value="1.1383709938971">
            <text:p>1.1383709939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194.61824074">
            <text:p>2426194.61824074</text:p>
          </table:table-cell>
          <table:table-cell office:value-type="string">
            <text:p>1930-08-05 21:50:16.406250 EST-0500</text:p>
          </table:table-cell>
          <table:table-cell office:value-type="float" office:value="0">
            <text:p>0</text:p>
          </table:table-cell>
          <table:table-cell office:value-type="float" office:value="276.196776267949">
            <text:p>276.1967762679</text:p>
          </table:table-cell>
          <table:table-cell office:value-type="float" office:value="276.194695993046">
            <text:p>276.194695993</text:p>
          </table:table-cell>
          <table:table-cell office:value-type="string">
            <text:p><text:s/>6 ♑ 11' 48"</text:p>
          </table:table-cell>
          <table:table-cell office:value-type="string">
            <text:p><text:s/>6 ♑ 11' 40"</text:p>
          </table:table-cell>
          <table:table-cell office:value-type="float" office:value="12.0958855687944">
            <text:p>12.0958855688</text:p>
          </table:table-cell>
          <table:table-cell office:value-type="float" office:value="-0.0511677552400441">
            <text:p>-0.0511677552</text:p>
          </table:table-cell>
          <table:table-cell office:value-type="float" office:value="253.310889706565">
            <text:p>253.3108897066</text:p>
          </table:table-cell>
          <table:table-cell office:value-type="float" office:value="253.308809431662">
            <text:p>253.3088094317</text:p>
          </table:table-cell>
          <table:table-cell office:value-type="string">
            <text:p>13 ♐ 18' 39"</text:p>
          </table:table-cell>
          <table:table-cell office:value-type="string">
            <text:p>13 ♐ 18' 31"</text:p>
          </table:table-cell>
          <table:table-cell office:value-type="float" office:value="12.0958566545318">
            <text:p>12.0958566545</text:p>
          </table:table-cell>
          <table:table-cell office:value-type="float" office:value="-0.051196588816847">
            <text:p>-0.0511965888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202.90241898">
            <text:p>2426202.90241898</text:p>
          </table:table-cell>
          <table:table-cell office:value-type="string">
            <text:p>1930-08-14 04:39:29.531250 EST-0500</text:p>
          </table:table-cell>
          <table:table-cell office:value-type="float" office:value="0">
            <text:p>0</text:p>
          </table:table-cell>
          <table:table-cell office:value-type="float" office:value="15.1519307121147">
            <text:p>15.1519307121</text:p>
          </table:table-cell>
          <table:table-cell office:value-type="float" office:value="15.1504812539732">
            <text:p>15.150481254</text:p>
          </table:table-cell>
          <table:table-cell office:value-type="string">
            <text:p>15 ♈ 09' 06"</text:p>
          </table:table-cell>
          <table:table-cell office:value-type="string">
            <text:p>15 ♈ 09' 01"</text:p>
          </table:table-cell>
          <table:table-cell office:value-type="float" office:value="12.1708343655923">
            <text:p>12.1708343656</text:p>
          </table:table-cell>
          <table:table-cell office:value-type="float" office:value="-0.0185589966520406">
            <text:p>-0.0185589967</text:p>
          </table:table-cell>
          <table:table-cell office:value-type="float" office:value="352.265787708694">
            <text:p>352.2657877087</text:p>
          </table:table-cell>
          <table:table-cell office:value-type="float" office:value="352.264338250553">
            <text:p>352.2643382506</text:p>
          </table:table-cell>
          <table:table-cell office:value-type="string">
            <text:p>22 ♓ 15' 56"</text:p>
          </table:table-cell>
          <table:table-cell office:value-type="string">
            <text:p>22 ♓ 15' 51"</text:p>
          </table:table-cell>
          <table:table-cell office:value-type="float" office:value="12.1708637053721">
            <text:p>12.1708637054</text:p>
          </table:table-cell>
          <table:table-cell office:value-type="float" office:value="-0.0185296561037228">
            <text:p>-0.0185296561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208.23395833">
            <text:p>2426208.23395833</text:p>
          </table:table-cell>
          <table:table-cell office:value-type="string">
            <text:p>1930-08-19 12:36:54.843750 EST-0500</text:p>
          </table:table-cell>
          <table:table-cell office:value-type="float" office:value="0">
            <text:p>0</text:p>
          </table:table-cell>
          <table:table-cell office:value-type="float" office:value="84.4291403673364">
            <text:p>84.4291403673</text:p>
          </table:table-cell>
          <table:table-cell office:value-type="float" office:value="84.4264255762061">
            <text:p>84.4264255762</text:p>
          </table:table-cell>
          <table:table-cell office:value-type="string">
            <text:p>24 ♊ 25' 44"</text:p>
          </table:table-cell>
          <table:table-cell office:value-type="string">
            <text:p>24 ♊ 25' 35"</text:p>
          </table:table-cell>
          <table:table-cell office:value-type="float" office:value="14.1020076702929">
            <text:p>14.1020076703</text:p>
          </table:table-cell>
          <table:table-cell office:value-type="float" office:value="0.64624269924195">
            <text:p>0.6462426992</text:p>
          </table:table-cell>
          <table:table-cell office:value-type="float" office:value="61.5427799028597">
            <text:p>61.5427799029</text:p>
          </table:table-cell>
          <table:table-cell office:value-type="float" office:value="61.5400651117294">
            <text:p>61.5400651117</text:p>
          </table:table-cell>
          <table:table-cell office:value-type="string">
            <text:p><text:s/>1 ♊ 32' 34"</text:p>
          </table:table-cell>
          <table:table-cell office:value-type="string">
            <text:p><text:s/>1 ♊ 32' 24"</text:p>
          </table:table-cell>
          <table:table-cell office:value-type="float" office:value="14.1019691330238">
            <text:p>14.101969133</text:p>
          </table:table-cell>
          <table:table-cell office:value-type="float" office:value="0.646204151432936">
            <text:p>0.6462041514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209.44416667">
            <text:p>2426209.44416667</text:p>
          </table:table-cell>
          <table:table-cell office:value-type="string">
            <text:p>1930-08-20 17:39:36.562500 EST-0500</text:p>
          </table:table-cell>
          <table:table-cell office:value-type="float" office:value="0">
            <text:p>0</text:p>
          </table:table-cell>
          <table:table-cell office:value-type="float" office:value="101.833972061607">
            <text:p>101.8339720616</text:p>
          </table:table-cell>
          <table:table-cell office:value-type="float" office:value="101.83154268523">
            <text:p>101.8315426852</text:p>
          </table:table-cell>
          <table:table-cell office:value-type="string">
            <text:p>11 ♋ 50' 02"</text:p>
          </table:table-cell>
          <table:table-cell office:value-type="string">
            <text:p>11 ♋ 49' 53"</text:p>
          </table:table-cell>
          <table:table-cell office:value-type="float" office:value="14.6496355788344">
            <text:p>14.6496355788</text:p>
          </table:table-cell>
          <table:table-cell office:value-type="float" office:value="0.190675597828486">
            <text:p>0.1906755978</text:p>
          </table:table-cell>
          <table:table-cell office:value-type="float" office:value="78.9475157675965">
            <text:p>78.9475157676</text:p>
          </table:table-cell>
          <table:table-cell office:value-type="float" office:value="78.9450863912201">
            <text:p>78.9450863912</text:p>
          </table:table-cell>
          <table:table-cell office:value-type="string">
            <text:p>18 ♊ 56' 51"</text:p>
          </table:table-cell>
          <table:table-cell office:value-type="string">
            <text:p>18 ♊ 56' 42"</text:p>
          </table:table-cell>
          <table:table-cell office:value-type="float" office:value="14.6495944913267">
            <text:p>14.6495944913</text:p>
          </table:table-cell>
          <table:table-cell office:value-type="float" office:value="0.190634722622335">
            <text:p>0.1906347226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212.65094907">
            <text:p>2426212.65094907</text:p>
          </table:table-cell>
          <table:table-cell office:value-type="string">
            <text:p>1930-08-23 22:37:22.968750 EST-0500</text:p>
          </table:table-cell>
          <table:table-cell office:value-type="float" office:value="0">
            <text:p>0</text:p>
          </table:table-cell>
          <table:table-cell office:value-type="float" office:value="150.254347805538">
            <text:p>150.2543478055</text:p>
          </table:table-cell>
          <table:table-cell office:value-type="float" office:value="150.254228009253">
            <text:p>150.2542280093</text:p>
          </table:table-cell>
          <table:table-cell table:number-columns-repeated="2" office:value-type="string">
            <text:p><text:s/>0 ♍ 15' 15"</text:p>
          </table:table-cell>
          <table:table-cell office:value-type="float" office:value="15.2736912271989">
            <text:p>15.2736912272</text:p>
          </table:table-cell>
          <table:table-cell office:value-type="float" office:value="0.964756578293661">
            <text:p>0.9647565783</text:p>
          </table:table-cell>
          <table:table-cell office:value-type="float" office:value="127.367711342918">
            <text:p>127.3677113429</text:p>
          </table:table-cell>
          <table:table-cell office:value-type="float" office:value="127.367591546633">
            <text:p>127.3675915466</text:p>
          </table:table-cell>
          <table:table-cell table:number-columns-repeated="2" office:value-type="string">
            <text:p><text:s/>7 ♌ 22' 03"</text:p>
          </table:table-cell>
          <table:table-cell office:value-type="float" office:value="15.273704146474">
            <text:p>15.2737041465</text:p>
          </table:table-cell>
          <table:table-cell office:value-type="float" office:value="0.964770930717781">
            <text:p>0.9647709307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214.58113426">
            <text:p>2426214.58113426</text:p>
          </table:table-cell>
          <table:table-cell office:value-type="string">
            <text:p>1930-08-25 20:56:50.156250 EST-0500</text:p>
          </table:table-cell>
          <table:table-cell office:value-type="float" office:value="0">
            <text:p>0</text:p>
          </table:table-cell>
          <table:table-cell office:value-type="float" office:value="179.37325128076">
            <text:p>179.3732512808</text:p>
          </table:table-cell>
          <table:table-cell office:value-type="float" office:value="179.371393986291">
            <text:p>179.3713939863</text:p>
          </table:table-cell>
          <table:table-cell office:value-type="string">
            <text:p>29 ♍ 22' 23"</text:p>
          </table:table-cell>
          <table:table-cell office:value-type="string">
            <text:p>29 ♍ 22' 17"</text:p>
          </table:table-cell>
          <table:table-cell office:value-type="float" office:value="14.8041271588662">
            <text:p>14.8041271589</text:p>
          </table:table-cell>
          <table:table-cell office:value-type="float" office:value="0.958500835512191">
            <text:p>0.9585008355</text:p>
          </table:table-cell>
          <table:table-cell office:value-type="float" office:value="156.486597411387">
            <text:p>156.4865974114</text:p>
          </table:table-cell>
          <table:table-cell office:value-type="float" office:value="156.484740116917">
            <text:p>156.4847401169</text:p>
          </table:table-cell>
          <table:table-cell office:value-type="string">
            <text:p><text:s/>6 ♍ 29' 11"</text:p>
          </table:table-cell>
          <table:table-cell office:value-type="string">
            <text:p><text:s/>6 ♍ 29' 05"</text:p>
          </table:table-cell>
          <table:table-cell office:value-type="float" office:value="14.8041647987713">
            <text:p>14.8041647988</text:p>
          </table:table-cell>
          <table:table-cell office:value-type="float" office:value="0.958539044853681">
            <text:p>0.9585390449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215.92512731">
            <text:p>2426215.92512731</text:p>
          </table:table-cell>
          <table:table-cell office:value-type="string">
            <text:p>1930-08-27 05:12:11.250000 EST-0500</text:p>
          </table:table-cell>
          <table:table-cell office:value-type="float" office:value="0">
            <text:p>0</text:p>
          </table:table-cell>
          <table:table-cell office:value-type="float" office:value="198.897050048124">
            <text:p>198.8970500481</text:p>
          </table:table-cell>
          <table:table-cell office:value-type="float" office:value="198.894265469149">
            <text:p>198.8942654692</text:p>
          </table:table-cell>
          <table:table-cell office:value-type="string">
            <text:p>18 ♎ 53' 49"</text:p>
          </table:table-cell>
          <table:table-cell office:value-type="string">
            <text:p>18 ♎ 53' 39"</text:p>
          </table:table-cell>
          <table:table-cell office:value-type="float" office:value="14.229842366849">
            <text:p>14.2298423668</text:p>
          </table:table-cell>
          <table:table-cell office:value-type="float" office:value="1.05761650127128">
            <text:p>1.0576165013</text:p>
          </table:table-cell>
          <table:table-cell office:value-type="float" office:value="176.010393274261">
            <text:p>176.0103932743</text:p>
          </table:table-cell>
          <table:table-cell office:value-type="float" office:value="176.007608695286">
            <text:p>176.0076086953</text:p>
          </table:table-cell>
          <table:table-cell office:value-type="string">
            <text:p>26 ♍ 00' 37"</text:p>
          </table:table-cell>
          <table:table-cell office:value-type="string">
            <text:p>26 ♍ 00' 27"</text:p>
          </table:table-cell>
          <table:table-cell office:value-type="float" office:value="14.2298737763201">
            <text:p>14.2298737763</text:p>
          </table:table-cell>
          <table:table-cell office:value-type="float" office:value="1.0576477888842">
            <text:p>1.0576477889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221.79377315">
            <text:p>2426221.79377315</text:p>
          </table:table-cell>
          <table:table-cell office:value-type="string">
            <text:p>1930-09-02 02:03:02.812500 EST-0500</text:p>
          </table:table-cell>
          <table:table-cell office:value-type="float" office:value="0">
            <text:p>0</text:p>
          </table:table-cell>
          <table:table-cell office:value-type="float" office:value="275.306148923269">
            <text:p>275.3061489233</text:p>
          </table:table-cell>
          <table:table-cell office:value-type="float" office:value="275.304580675234">
            <text:p>275.3045806752</text:p>
          </table:table-cell>
          <table:table-cell office:value-type="string">
            <text:p><text:s/>5 ♑ 18' 22"</text:p>
          </table:table-cell>
          <table:table-cell office:value-type="string">
            <text:p><text:s/>5 ♑ 18' 16"</text:p>
          </table:table-cell>
          <table:table-cell office:value-type="float" office:value="12.1300327195415">
            <text:p>12.1300327195</text:p>
          </table:table-cell>
          <table:table-cell office:value-type="float" office:value="-0.0122955247351348">
            <text:p>-0.0122955247</text:p>
          </table:table-cell>
          <table:table-cell office:value-type="float" office:value="252.419248539398">
            <text:p>252.4192485394</text:p>
          </table:table-cell>
          <table:table-cell office:value-type="float" office:value="252.417680291363">
            <text:p>252.4176802914</text:p>
          </table:table-cell>
          <table:table-cell office:value-type="string">
            <text:p>12 ♐ 25' 09"</text:p>
          </table:table-cell>
          <table:table-cell office:value-type="string">
            <text:p>12 ♐ 25' 03"</text:p>
          </table:table-cell>
          <table:table-cell office:value-type="float" office:value="12.1300126082577">
            <text:p>12.1300126083</text:p>
          </table:table-cell>
          <table:table-cell office:value-type="float" office:value="-0.0123155838508469">
            <text:p>-0.0123155839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230.07869213">
            <text:p>2426230.07869213</text:p>
          </table:table-cell>
          <table:table-cell office:value-type="string">
            <text:p>1930-09-10 08:53:19.218750 EST-0500</text:p>
          </table:table-cell>
          <table:table-cell office:value-type="float" office:value="0">
            <text:p>0</text:p>
          </table:table-cell>
          <table:table-cell office:value-type="float" office:value="14.4125672931806">
            <text:p>14.4125672932</text:p>
          </table:table-cell>
          <table:table-cell office:value-type="float" office:value="14.411113515919">
            <text:p>14.4111135159</text:p>
          </table:table-cell>
          <table:table-cell office:value-type="string">
            <text:p>14 ♈ 24' 45"</text:p>
          </table:table-cell>
          <table:table-cell office:value-type="string">
            <text:p>14 ♈ 24' 40"</text:p>
          </table:table-cell>
          <table:table-cell office:value-type="float" office:value="12.1990590749535">
            <text:p>12.199059075</text:p>
          </table:table-cell>
          <table:table-cell office:value-type="float" office:value="-0.034562080928879">
            <text:p>-0.0345620809</text:p>
          </table:table-cell>
          <table:table-cell office:value-type="float" office:value="351.525480677816">
            <text:p>351.5254806778</text:p>
          </table:table-cell>
          <table:table-cell office:value-type="float" office:value="351.524026900554">
            <text:p>351.5240269006</text:p>
          </table:table-cell>
          <table:table-cell office:value-type="string">
            <text:p>21 ♓ 31' 31"</text:p>
          </table:table-cell>
          <table:table-cell office:value-type="string">
            <text:p>21 ♓ 31' 26"</text:p>
          </table:table-cell>
          <table:table-cell office:value-type="float" office:value="12.1990971567954">
            <text:p>12.1990971568</text:p>
          </table:table-cell>
          <table:table-cell office:value-type="float" office:value="-0.0345240056816973">
            <text:p>-0.0345240057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236.8096412">
            <text:p>2426236.8096412</text:p>
          </table:table-cell>
          <table:table-cell office:value-type="string">
            <text:p>1930-09-17 02:25:53.906250 EST-0500</text:p>
          </table:table-cell>
          <table:table-cell office:value-type="float" office:value="0">
            <text:p>0</text:p>
          </table:table-cell>
          <table:table-cell office:value-type="float" office:value="102.087168260504">
            <text:p>102.0871682605</text:p>
          </table:table-cell>
          <table:table-cell office:value-type="float" office:value="102.086908049293">
            <text:p>102.0869080493</text:p>
          </table:table-cell>
          <table:table-cell office:value-type="string">
            <text:p>12 ♋ 05' 13"</text:p>
          </table:table-cell>
          <table:table-cell office:value-type="string">
            <text:p>12 ♋ 05' 12"</text:p>
          </table:table-cell>
          <table:table-cell office:value-type="float" office:value="14.1628101728227">
            <text:p>14.1628101728</text:p>
          </table:table-cell>
          <table:table-cell office:value-type="float" office:value="0.587098279856749">
            <text:p>0.5870982799</text:p>
          </table:table-cell>
          <table:table-cell office:value-type="float" office:value="79.1998193500967">
            <text:p>79.1998193501</text:p>
          </table:table-cell>
          <table:table-cell office:value-type="float" office:value="79.1995591388848">
            <text:p>79.1995591389</text:p>
          </table:table-cell>
          <table:table-cell office:value-type="string">
            <text:p>19 ♊ 11' 59"</text:p>
          </table:table-cell>
          <table:table-cell office:value-type="string">
            <text:p>19 ♊ 11' 58"</text:p>
          </table:table-cell>
          <table:table-cell office:value-type="float" office:value="14.1627793328833">
            <text:p>14.1627793329</text:p>
          </table:table-cell>
          <table:table-cell office:value-type="float" office:value="0.587067574508001">
            <text:p>0.5870675745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237.12092593">
            <text:p>2426237.12092593</text:p>
          </table:table-cell>
          <table:table-cell office:value-type="string">
            <text:p>1930-09-17 09:54:08.437500 EST-0500</text:p>
          </table:table-cell>
          <table:table-cell office:value-type="float" office:value="0">
            <text:p>0</text:p>
          </table:table-cell>
          <table:table-cell office:value-type="float" office:value="106.514237099259">
            <text:p>106.5142370993</text:p>
          </table:table-cell>
          <table:table-cell office:value-type="float" office:value="106.512317044452">
            <text:p>106.5123170445</text:p>
          </table:table-cell>
          <table:table-cell office:value-type="string">
            <text:p>16 ♋ 30' 51"</text:p>
          </table:table-cell>
          <table:table-cell office:value-type="string">
            <text:p>16 ♋ 30' 44"</text:p>
          </table:table-cell>
          <table:table-cell office:value-type="float" office:value="14.2805533073818">
            <text:p>14.2805533074</text:p>
          </table:table-cell>
          <table:table-cell office:value-type="float" office:value="0.144254680052827">
            <text:p>0.1442546801</text:p>
          </table:table-cell>
          <table:table-cell office:value-type="float" office:value="83.6268669704953">
            <text:p>83.6268669705</text:p>
          </table:table-cell>
          <table:table-cell office:value-type="float" office:value="83.6249469156885">
            <text:p>83.6249469157</text:p>
          </table:table-cell>
          <table:table-cell office:value-type="string">
            <text:p>23 ♊ 37' 36"</text:p>
          </table:table-cell>
          <table:table-cell office:value-type="string">
            <text:p>23 ♊ 37' 29"</text:p>
          </table:table-cell>
          <table:table-cell office:value-type="float" office:value="14.2805240264989">
            <text:p>14.2805240265</text:p>
          </table:table-cell>
          <table:table-cell office:value-type="float" office:value="0.144225668514081">
            <text:p>0.144225668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241.34309028">
            <text:p>2426241.34309028</text:p>
          </table:table-cell>
          <table:table-cell office:value-type="string">
            <text:p>1930-09-21 15:14:03.750000 EST-0500</text:p>
          </table:table-cell>
          <table:table-cell office:value-type="float" office:value="0">
            <text:p>0</text:p>
          </table:table-cell>
          <table:table-cell office:value-type="float" office:value="178.113807565823">
            <text:p>178.1138075658</text:p>
          </table:table-cell>
          <table:table-cell office:value-type="float" office:value="178.11405651514">
            <text:p>178.1140565151</text:p>
          </table:table-cell>
          <table:table-cell office:value-type="string">
            <text:p>28 ♍ 06' 49"</text:p>
          </table:table-cell>
          <table:table-cell office:value-type="string">
            <text:p>28 ♍ 06' 50"</text:p>
          </table:table-cell>
          <table:table-cell office:value-type="float" office:value="-1.07467133475902">
            <text:p>-1.0746713348</text:p>
          </table:table-cell>
          <table:table-cell office:value-type="float" office:value="0.97866203278387">
            <text:p>0.9786620328</text:p>
          </table:table-cell>
          <table:table-cell office:value-type="float" office:value="155.226292497188">
            <text:p>155.2262924972</text:p>
          </table:table-cell>
          <table:table-cell office:value-type="float" office:value="155.226541446504">
            <text:p>155.2265414465</text:p>
          </table:table-cell>
          <table:table-cell office:value-type="string">
            <text:p><text:s/>5 ♍ 13' 34"</text:p>
          </table:table-cell>
          <table:table-cell office:value-type="string">
            <text:p><text:s/>5 ♍ 13' 35"</text:p>
          </table:table-cell>
          <table:table-cell office:value-type="float" office:value="-1.07463150996877">
            <text:p>-1.07463151</text:p>
          </table:table-cell>
          <table:table-cell office:value-type="float" office:value="0.978701363712926">
            <text:p>0.9787013637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241.90510417">
            <text:p>2426241.90510417</text:p>
          </table:table-cell>
          <table:table-cell office:value-type="string">
            <text:p>1930-09-22 04:43:21.562500 EST-0500</text:p>
          </table:table-cell>
          <table:table-cell office:value-type="float" office:value="0">
            <text:p>0</text:p>
          </table:table-cell>
          <table:table-cell office:value-type="float" office:value="177.5157026588">
            <text:p>177.5157026588</text:p>
          </table:table-cell>
          <table:table-cell office:value-type="float" office:value="177.513334723312">
            <text:p>177.5133347233</text:p>
          </table:table-cell>
          <table:table-cell office:value-type="string">
            <text:p>27 ♍ 30' 56"</text:p>
          </table:table-cell>
          <table:table-cell office:value-type="string">
            <text:p>27 ♍ 30' 48"</text:p>
          </table:table-cell>
          <table:table-cell office:value-type="float" office:value="14.920496759698">
            <text:p>14.9204967597</text:p>
          </table:table-cell>
          <table:table-cell office:value-type="float" office:value="-1.06076408166121">
            <text:p>-1.0607640817</text:p>
          </table:table-cell>
          <table:table-cell office:value-type="float" office:value="154.628189362479">
            <text:p>154.6281893625</text:p>
          </table:table-cell>
          <table:table-cell office:value-type="float" office:value="154.62582142699">
            <text:p>154.625821427</text:p>
          </table:table-cell>
          <table:table-cell office:value-type="string">
            <text:p><text:s/>4 ♍ 37' 41"</text:p>
          </table:table-cell>
          <table:table-cell office:value-type="string">
            <text:p><text:s/>4 ♍ 37' 32"</text:p>
          </table:table-cell>
          <table:table-cell office:value-type="float" office:value="14.9205394374175">
            <text:p>14.9205394374</text:p>
          </table:table-cell>
          <table:table-cell office:value-type="float" office:value="-1.06072101065757">
            <text:p>-1.0607210107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241.98762731">
            <text:p>2426241.98762731</text:p>
          </table:table-cell>
          <table:table-cell office:value-type="string">
            <text:p>1930-09-22 06:42:11.250000 EST-0500</text:p>
          </table:table-cell>
          <table:table-cell office:value-type="float" office:value="0">
            <text:p>0</text:p>
          </table:table-cell>
          <table:table-cell office:value-type="float" office:value="178.746300230372">
            <text:p>178.7463002304</text:p>
          </table:table-cell>
          <table:table-cell office:value-type="float" office:value="178.744954111568">
            <text:p>178.7449541116</text:p>
          </table:table-cell>
          <table:table-cell office:value-type="string">
            <text:p>28 ♍ 44' 46"</text:p>
          </table:table-cell>
          <table:table-cell office:value-type="string">
            <text:p>28 ♍ 44' 41"</text:p>
          </table:table-cell>
          <table:table-cell office:value-type="float" office:value="14.9036468503979">
            <text:p>14.9036468504</text:p>
          </table:table-cell>
          <table:table-cell office:value-type="float" office:value="0.979014117951913">
            <text:p>0.979014118</text:p>
          </table:table-cell>
          <table:table-cell office:value-type="float" office:value="155.858787325261">
            <text:p>155.8587873253</text:p>
          </table:table-cell>
          <table:table-cell office:value-type="float" office:value="155.857441206457">
            <text:p>155.8574412065</text:p>
          </table:table-cell>
          <table:table-cell office:value-type="string">
            <text:p><text:s/>5 ♍ 51' 31"</text:p>
          </table:table-cell>
          <table:table-cell office:value-type="string">
            <text:p><text:s/>5 ♍ 51' 26"</text:p>
          </table:table-cell>
          <table:table-cell office:value-type="float" office:value="14.9036897861213">
            <text:p>14.9036897861</text:p>
          </table:table-cell>
          <table:table-cell office:value-type="float" office:value="0.979057194653726">
            <text:p>0.9790571947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245.40021991">
            <text:p>2426245.40021991</text:p>
          </table:table-cell>
          <table:table-cell office:value-type="string">
            <text:p>1930-09-25 16:36:19.687500 EST-0500</text:p>
          </table:table-cell>
          <table:table-cell office:value-type="float" office:value="0">
            <text:p>0</text:p>
          </table:table-cell>
          <table:table-cell office:value-type="float" office:value="227.690923739541">
            <text:p>227.6909237395</text:p>
          </table:table-cell>
          <table:table-cell office:value-type="float" office:value="227.688033874063">
            <text:p>227.6880338741</text:p>
          </table:table-cell>
          <table:table-cell office:value-type="string">
            <text:p>17 ♏ 41' 27"</text:p>
          </table:table-cell>
          <table:table-cell office:value-type="string">
            <text:p>17 ♏ 41' 16"</text:p>
          </table:table-cell>
          <table:table-cell office:value-type="float" office:value="13.6491082502906">
            <text:p>13.6491082503</text:p>
          </table:table-cell>
          <table:table-cell office:value-type="float" office:value="0.866053002446141">
            <text:p>0.8660530024</text:p>
          </table:table-cell>
          <table:table-cell office:value-type="float" office:value="204.803380024552">
            <text:p>204.8033800246</text:p>
          </table:table-cell>
          <table:table-cell office:value-type="float" office:value="204.800490159074">
            <text:p>204.8004901591</text:p>
          </table:table-cell>
          <table:table-cell office:value-type="string">
            <text:p>24 ♎ 48' 12"</text:p>
          </table:table-cell>
          <table:table-cell office:value-type="string">
            <text:p>24 ♎ 48' 01"</text:p>
          </table:table-cell>
          <table:table-cell office:value-type="float" office:value="13.6491126820913">
            <text:p>13.6491126821</text:p>
          </table:table-cell>
          <table:table-cell office:value-type="float" office:value="0.866057087971372">
            <text:p>0.866057088</text:p>
          </table:table-cell>
        </table:table-row>
        <table:table-row table:style-name="ro1">
          <table:table-cell office:value-type="string">
            <text:p>Mars/Jupiter</text:p>
          </table:table-cell>
          <table:table-cell office:value-type="float" office:value="2426246.76545139">
            <text:p>2426246.76545139</text:p>
          </table:table-cell>
          <table:table-cell office:value-type="string">
            <text:p>1930-09-27 01:22:15.937500 EST-0500</text:p>
          </table:table-cell>
          <table:table-cell office:value-type="float" office:value="0">
            <text:p>0</text:p>
          </table:table-cell>
          <table:table-cell office:value-type="float" office:value="107.801751071273">
            <text:p>107.8017510713</text:p>
          </table:table-cell>
          <table:table-cell office:value-type="float" office:value="107.801727355133">
            <text:p>107.8017273551</text:p>
          </table:table-cell>
          <table:table-cell table:number-columns-repeated="2" office:value-type="string">
            <text:p>17 ♋ 48' 06"</text:p>
          </table:table-cell>
          <table:table-cell office:value-type="float" office:value="0.560290846285365">
            <text:p>0.5602908463</text:p>
          </table:table-cell>
          <table:table-cell office:value-type="float" office:value="0.122708319489556">
            <text:p>0.1227083195</text:p>
          </table:table-cell>
          <table:table-cell office:value-type="float" office:value="84.914148807635">
            <text:p>84.9141488076</text:p>
          </table:table-cell>
          <table:table-cell office:value-type="float" office:value="84.9141250914946">
            <text:p>84.9141250915</text:p>
          </table:table-cell>
          <table:table-cell table:number-columns-repeated="2" office:value-type="string">
            <text:p>24 ♊ 54' 50"</text:p>
          </table:table-cell>
          <table:table-cell office:value-type="float" office:value="0.560278234956701">
            <text:p>0.560278235</text:p>
          </table:table-cell>
          <table:table-cell office:value-type="float" office:value="0.122695665170543">
            <text:p>0.1226956652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249.11018518">
            <text:p>2426249.11018518</text:p>
          </table:table-cell>
          <table:table-cell office:value-type="string">
            <text:p>1930-09-29 09:38:40.312500 EST-0500</text:p>
          </table:table-cell>
          <table:table-cell office:value-type="float" office:value="0">
            <text:p>0</text:p>
          </table:table-cell>
          <table:table-cell office:value-type="float" office:value="275.57593825503">
            <text:p>275.575938255</text:p>
          </table:table-cell>
          <table:table-cell office:value-type="float" office:value="275.574076885994">
            <text:p>275.574076886</text:p>
          </table:table-cell>
          <table:table-cell office:value-type="string">
            <text:p><text:s/>5 ♑ 34' 33"</text:p>
          </table:table-cell>
          <table:table-cell office:value-type="string">
            <text:p><text:s/>5 ♑ 34' 26"</text:p>
          </table:table-cell>
          <table:table-cell office:value-type="float" office:value="12.2873195625437">
            <text:p>12.2873195625</text:p>
          </table:table-cell>
          <table:table-cell office:value-type="float" office:value="0.032068834521614">
            <text:p>0.0320688345</text:p>
          </table:table-cell>
          <table:table-cell office:value-type="float" office:value="252.688203719004">
            <text:p>252.688203719</text:p>
          </table:table-cell>
          <table:table-cell office:value-type="float" office:value="252.686342349969">
            <text:p>252.68634235</text:p>
          </table:table-cell>
          <table:table-cell office:value-type="string">
            <text:p>12 ♐ 41' 17"</text:p>
          </table:table-cell>
          <table:table-cell office:value-type="string">
            <text:p>12 ♐ 41' 10"</text:p>
          </table:table-cell>
          <table:table-cell office:value-type="float" office:value="12.287300965707">
            <text:p>12.2873009657</text:p>
          </table:table-cell>
          <table:table-cell office:value-type="float" office:value="0.0320502520676567">
            <text:p>0.0320502521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257.2549537">
            <text:p>2426257.2549537</text:p>
          </table:table-cell>
          <table:table-cell office:value-type="string">
            <text:p>1930-10-07 13:07:08.906250 EST-0500</text:p>
          </table:table-cell>
          <table:table-cell office:value-type="float" office:value="0">
            <text:p>0</text:p>
          </table:table-cell>
          <table:table-cell office:value-type="float" office:value="13.3651534561412">
            <text:p>13.3651534561</text:p>
          </table:table-cell>
          <table:table-cell office:value-type="float" office:value="13.3644685017437">
            <text:p>13.3644685017</text:p>
          </table:table-cell>
          <table:table-cell office:value-type="string">
            <text:p>13 ♈ 21' 54"</text:p>
          </table:table-cell>
          <table:table-cell office:value-type="string">
            <text:p>13 ♈ 21' 52"</text:p>
          </table:table-cell>
          <table:table-cell office:value-type="float" office:value="12.308096414094">
            <text:p>12.3080964141</text:p>
          </table:table-cell>
          <table:table-cell office:value-type="float" office:value="-0.0404981173374949">
            <text:p>-0.0404981173</text:p>
          </table:table-cell>
          <table:table-cell office:value-type="float" office:value="350.477242747483">
            <text:p>350.4772427475</text:p>
          </table:table-cell>
          <table:table-cell office:value-type="float" office:value="350.476557793086">
            <text:p>350.4765577931</text:p>
          </table:table-cell>
          <table:table-cell office:value-type="string">
            <text:p>20 ♓ 28' 38"</text:p>
          </table:table-cell>
          <table:table-cell office:value-type="string">
            <text:p>20 ♓ 28' 35"</text:p>
          </table:table-cell>
          <table:table-cell office:value-type="float" office:value="12.3081347647466">
            <text:p>12.3081347647</text:p>
          </table:table-cell>
          <table:table-cell office:value-type="float" office:value="-0.040459794330133">
            <text:p>-0.0404597943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264.60677083">
            <text:p>2426264.60677083</text:p>
          </table:table-cell>
          <table:table-cell office:value-type="string">
            <text:p>1930-10-14 21:33:45.000000 EST-0500</text:p>
          </table:table-cell>
          <table:table-cell office:value-type="float" office:value="0">
            <text:p>0</text:p>
          </table:table-cell>
          <table:table-cell office:value-type="float" office:value="109.589544524636">
            <text:p>109.5895445246</text:p>
          </table:table-cell>
          <table:table-cell office:value-type="float" office:value="109.586115515229">
            <text:p>109.5861155152</text:p>
          </table:table-cell>
          <table:table-cell office:value-type="string">
            <text:p>19 ♋ 35' 22"</text:p>
          </table:table-cell>
          <table:table-cell office:value-type="string">
            <text:p>19 ♋ 35' 10"</text:p>
          </table:table-cell>
          <table:table-cell office:value-type="float" office:value="13.9775505389517">
            <text:p>13.977550539</text:p>
          </table:table-cell>
          <table:table-cell office:value-type="float" office:value="0.0758464929820149">
            <text:p>0.075846493</text:p>
          </table:table-cell>
          <table:table-cell office:value-type="float" office:value="86.7013256606478">
            <text:p>86.7013256606</text:p>
          </table:table-cell>
          <table:table-cell office:value-type="float" office:value="86.6978966512409">
            <text:p>86.6978966512</text:p>
          </table:table-cell>
          <table:table-cell office:value-type="string">
            <text:p>26 ♊ 42' 04"</text:p>
          </table:table-cell>
          <table:table-cell office:value-type="string">
            <text:p>26 ♊ 41' 52"</text:p>
          </table:table-cell>
          <table:table-cell office:value-type="float" office:value="13.9775226961275">
            <text:p>13.9775226961</text:p>
          </table:table-cell>
          <table:table-cell office:value-type="float" office:value="0.0758188602799008">
            <text:p>0.0758188603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265.17609954">
            <text:p>2426265.17609954</text:p>
          </table:table-cell>
          <table:table-cell office:value-type="string">
            <text:p>1930-10-15 11:13:35.625000 EST-0500</text:p>
          </table:table-cell>
          <table:table-cell office:value-type="float" office:value="0">
            <text:p>0</text:p>
          </table:table-cell>
          <table:table-cell office:value-type="float" office:value="117.587270536641">
            <text:p>117.5872705366</text:p>
          </table:table-cell>
          <table:table-cell office:value-type="float" office:value="117.585710664021">
            <text:p>117.585710664</text:p>
          </table:table-cell>
          <table:table-cell office:value-type="string">
            <text:p>27 ♋ 35' 14"</text:p>
          </table:table-cell>
          <table:table-cell office:value-type="string">
            <text:p>27 ♋ 35' 08"</text:p>
          </table:table-cell>
          <table:table-cell office:value-type="float" office:value="14.1166215921935">
            <text:p>14.1166215922</text:p>
          </table:table-cell>
          <table:table-cell office:value-type="float" office:value="0.499666677630558">
            <text:p>0.4996666776</text:p>
          </table:table-cell>
          <table:table-cell office:value-type="float" office:value="94.6990157783035">
            <text:p>94.6990157783</text:p>
          </table:table-cell>
          <table:table-cell office:value-type="float" office:value="94.6974559056833">
            <text:p>94.6974559057</text:p>
          </table:table-cell>
          <table:table-cell office:value-type="string">
            <text:p><text:s/>4 ♋ 41' 56"</text:p>
          </table:table-cell>
          <table:table-cell office:value-type="string">
            <text:p><text:s/>4 ♋ 41' 50"</text:p>
          </table:table-cell>
          <table:table-cell office:value-type="float" office:value="14.1165995615978">
            <text:p>14.1165995616</text:p>
          </table:table-cell>
          <table:table-cell office:value-type="float" office:value="0.499644997123294">
            <text:p>0.4996449971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270.56013889">
            <text:p>2426270.56013889</text:p>
          </table:table-cell>
          <table:table-cell office:value-type="string">
            <text:p>1930-10-20 20:26:36.093750 EST-0500</text:p>
          </table:table-cell>
          <table:table-cell office:value-type="float" office:value="0">
            <text:p>0</text:p>
          </table:table-cell>
          <table:table-cell office:value-type="float" office:value="195.586500291944">
            <text:p>195.5865002919</text:p>
          </table:table-cell>
          <table:table-cell office:value-type="float" office:value="195.585263369394">
            <text:p>195.5852633694</text:p>
          </table:table-cell>
          <table:table-cell office:value-type="string">
            <text:p>15 ♎ 35' 11"</text:p>
          </table:table-cell>
          <table:table-cell office:value-type="string">
            <text:p>15 ♎ 35' 06"</text:p>
          </table:table-cell>
          <table:table-cell office:value-type="float" office:value="14.4633109448787">
            <text:p>14.4633109449</text:p>
          </table:table-cell>
          <table:table-cell office:value-type="float" office:value="1.68771994142107">
            <text:p>1.6877199414</text:p>
          </table:table-cell>
          <table:table-cell office:value-type="float" office:value="172.698134091064">
            <text:p>172.6981340911</text:p>
          </table:table-cell>
          <table:table-cell office:value-type="float" office:value="172.696897168514">
            <text:p>172.6968971685</text:p>
          </table:table-cell>
          <table:table-cell office:value-type="string">
            <text:p>22 ♍ 41' 53"</text:p>
          </table:table-cell>
          <table:table-cell office:value-type="string">
            <text:p>22 ♍ 41' 48"</text:p>
          </table:table-cell>
          <table:table-cell office:value-type="float" office:value="14.4633442838784">
            <text:p>14.4633442839</text:p>
          </table:table-cell>
          <table:table-cell office:value-type="float" office:value="1.68775348013198">
            <text:p>1.6877534801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271.40851852">
            <text:p>2426271.40851852</text:p>
          </table:table-cell>
          <table:table-cell office:value-type="string">
            <text:p>1930-10-21 16:48:16.875000 EST-0500</text:p>
          </table:table-cell>
          <table:table-cell office:value-type="float" office:value="0">
            <text:p>0</text:p>
          </table:table-cell>
          <table:table-cell office:value-type="float" office:value="207.78116576851">
            <text:p>207.7811657685</text:p>
          </table:table-cell>
          <table:table-cell office:value-type="float" office:value="207.779821918362">
            <text:p>207.7798219184</text:p>
          </table:table-cell>
          <table:table-cell office:value-type="string">
            <text:p>27 ♎ 46' 52"</text:p>
          </table:table-cell>
          <table:table-cell office:value-type="string">
            <text:p>27 ♎ 46' 47"</text:p>
          </table:table-cell>
          <table:table-cell office:value-type="float" office:value="14.2738995436235">
            <text:p>14.2738995436</text:p>
          </table:table-cell>
          <table:table-cell office:value-type="float" office:value="0.995538850006152">
            <text:p>0.99553885</text:p>
          </table:table-cell>
          <table:table-cell office:value-type="float" office:value="184.892791025265">
            <text:p>184.8927910253</text:p>
          </table:table-cell>
          <table:table-cell office:value-type="float" office:value="184.891447175116">
            <text:p>184.8914471751</text:p>
          </table:table-cell>
          <table:table-cell office:value-type="string">
            <text:p><text:s/>4 ♎ 53' 34"</text:p>
          </table:table-cell>
          <table:table-cell office:value-type="string">
            <text:p><text:s/>4 ♎ 53' 29"</text:p>
          </table:table-cell>
          <table:table-cell office:value-type="float" office:value="14.2739217687292">
            <text:p>14.2739217687</text:p>
          </table:table-cell>
          <table:table-cell office:value-type="float" office:value="0.99556117349582">
            <text:p>0.9955611735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274.17414352">
            <text:p>2426274.17414352</text:p>
          </table:table-cell>
          <table:table-cell office:value-type="string">
            <text:p>1930-10-24 11:10:46.875000 EST-0500</text:p>
          </table:table-cell>
          <table:table-cell office:value-type="float" office:value="0">
            <text:p>0</text:p>
          </table:table-cell>
          <table:table-cell office:value-type="float" office:value="246.035321632552">
            <text:p>246.0353216326</text:p>
          </table:table-cell>
          <table:table-cell office:value-type="float" office:value="246.033525601673">
            <text:p>246.0335256017</text:p>
          </table:table-cell>
          <table:table-cell office:value-type="string">
            <text:p><text:s/>6 ♐ 02' 07"</text:p>
          </table:table-cell>
          <table:table-cell office:value-type="string">
            <text:p><text:s/>6 ♐ 02' 00"</text:p>
          </table:table-cell>
          <table:table-cell office:value-type="float" office:value="13.3350676635859">
            <text:p>13.3350676636</text:p>
          </table:table-cell>
          <table:table-cell office:value-type="float" office:value="0.307727111239689">
            <text:p>0.3077271112</text:p>
          </table:table-cell>
          <table:table-cell office:value-type="float" office:value="223.146839938606">
            <text:p>223.1468399386</text:p>
          </table:table-cell>
          <table:table-cell office:value-type="float" office:value="223.145043907728">
            <text:p>223.1450439077</text:p>
          </table:table-cell>
          <table:table-cell office:value-type="string">
            <text:p>13 ♏ 08' 48"</text:p>
          </table:table-cell>
          <table:table-cell office:value-type="string">
            <text:p>13 ♏ 08' 42"</text:p>
          </table:table-cell>
          <table:table-cell office:value-type="float" office:value="13.3350466337361">
            <text:p>13.3350466337</text:p>
          </table:table-cell>
          <table:table-cell office:value-type="float" office:value="0.307705820121318">
            <text:p>0.3077058201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276.57673611">
            <text:p>2426276.57673611</text:p>
          </table:table-cell>
          <table:table-cell office:value-type="string">
            <text:p>1930-10-26 20:50:30.468750 EST-0500</text:p>
          </table:table-cell>
          <table:table-cell office:value-type="float" office:value="0">
            <text:p>0</text:p>
          </table:table-cell>
          <table:table-cell office:value-type="float" office:value="277.019171254097">
            <text:p>277.0191712541</text:p>
          </table:table-cell>
          <table:table-cell office:value-type="float" office:value="277.018407971363">
            <text:p>277.0184079714</text:p>
          </table:table-cell>
          <table:table-cell office:value-type="string">
            <text:p><text:s/>7 ♑ 01' 09"</text:p>
          </table:table-cell>
          <table:table-cell office:value-type="string">
            <text:p><text:s/>7 ♑ 01' 06"</text:p>
          </table:table-cell>
          <table:table-cell office:value-type="float" office:value="12.4882555536808">
            <text:p>12.4882555537</text:p>
          </table:table-cell>
          <table:table-cell office:value-type="float" office:value="0.0718031792508183">
            <text:p>0.0718031793</text:p>
          </table:table-cell>
          <table:table-cell office:value-type="float" office:value="254.13053325475">
            <text:p>254.1305332548</text:p>
          </table:table-cell>
          <table:table-cell office:value-type="float" office:value="254.129769972015">
            <text:p>254.129769972</text:p>
          </table:table-cell>
          <table:table-cell office:value-type="string">
            <text:p>14 ♐ 07' 49"</text:p>
          </table:table-cell>
          <table:table-cell office:value-type="string">
            <text:p>14 ♐ 07' 47"</text:p>
          </table:table-cell>
          <table:table-cell office:value-type="float" office:value="12.4882286037846">
            <text:p>12.4882286038</text:p>
          </table:table-cell>
          <table:table-cell office:value-type="float" office:value="0.0717762096598043">
            <text:p>0.0717762097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284.4893287">
            <text:p>2426284.4893287</text:p>
          </table:table-cell>
          <table:table-cell office:value-type="string">
            <text:p>1930-11-03 18:44:38.906250 EST-0500</text:p>
          </table:table-cell>
          <table:table-cell office:value-type="float" office:value="0">
            <text:p>0</text:p>
          </table:table-cell>
          <table:table-cell office:value-type="float" office:value="12.3246490244111">
            <text:p>12.3246490244</text:p>
          </table:table-cell>
          <table:table-cell office:value-type="float" office:value="12.3224726222013">
            <text:p>12.3224726222</text:p>
          </table:table-cell>
          <table:table-cell office:value-type="string">
            <text:p>12 ♈ 19' 28"</text:p>
          </table:table-cell>
          <table:table-cell office:value-type="string">
            <text:p>12 ♈ 19' 20"</text:p>
          </table:table-cell>
          <table:table-cell office:value-type="float" office:value="12.3480385743065">
            <text:p>12.3480385743</text:p>
          </table:table-cell>
          <table:table-cell office:value-type="float" office:value="-0.0339767532822011">
            <text:p>-0.0339767533</text:p>
          </table:table-cell>
          <table:table-cell office:value-type="float" office:value="349.435772614276">
            <text:p>349.4357726143</text:p>
          </table:table-cell>
          <table:table-cell office:value-type="float" office:value="349.433596212066">
            <text:p>349.4335962121</text:p>
          </table:table-cell>
          <table:table-cell office:value-type="string">
            <text:p>19 ♓ 26' 08"</text:p>
          </table:table-cell>
          <table:table-cell office:value-type="string">
            <text:p>19 ♓ 26' 00"</text:p>
          </table:table-cell>
          <table:table-cell office:value-type="float" office:value="12.348067787077">
            <text:p>12.3480677871</text:p>
          </table:table-cell>
          <table:table-cell office:value-type="float" office:value="-0.033947595471031">
            <text:p>-0.033947595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287.60481481">
            <text:p>2426287.60481481</text:p>
          </table:table-cell>
          <table:table-cell office:value-type="string">
            <text:p>1930-11-06 21:30:56.250000 EST-0500</text:p>
          </table:table-cell>
          <table:table-cell office:value-type="float" office:value="0">
            <text:p>0</text:p>
          </table:table-cell>
          <table:table-cell office:value-type="float" office:value="223.967959871193">
            <text:p>223.9679598712</text:p>
          </table:table-cell>
          <table:table-cell office:value-type="float" office:value="223.96782604765">
            <text:p>223.9678260477</text:p>
          </table:table-cell>
          <table:table-cell table:number-columns-repeated="2" office:value-type="string">
            <text:p>13 ♏ 58' 04"</text:p>
          </table:table-cell>
          <table:table-cell office:value-type="float" office:value="1.61317848999595">
            <text:p>1.61317849</text:p>
          </table:table-cell>
          <table:table-cell office:value-type="float" office:value="1.00332357654271">
            <text:p>1.0033235765</text:p>
          </table:table-cell>
          <table:table-cell office:value-type="float" office:value="201.079003598497">
            <text:p>201.0790035985</text:p>
          </table:table-cell>
          <table:table-cell office:value-type="float" office:value="201.078869774954">
            <text:p>201.078869775</text:p>
          </table:table-cell>
          <table:table-cell office:value-type="string">
            <text:p>21 ♎ 04' 44"</text:p>
          </table:table-cell>
          <table:table-cell office:value-type="string">
            <text:p>21 ♎ 04' 43"</text:p>
          </table:table-cell>
          <table:table-cell office:value-type="float" office:value="1.61316837285866">
            <text:p>1.6131683729</text:p>
          </table:table-cell>
          <table:table-cell office:value-type="float" office:value="1.00331342630499">
            <text:p>1.0033134263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291.89583333">
            <text:p>2426291.89583333</text:p>
          </table:table-cell>
          <table:table-cell office:value-type="string">
            <text:p>1930-11-11 04:30:00.000000 EST-0500</text:p>
          </table:table-cell>
          <table:table-cell office:value-type="float" office:value="0">
            <text:p>0</text:p>
          </table:table-cell>
          <table:table-cell office:value-type="float" office:value="110.500743052529">
            <text:p>110.5007430525</text:p>
          </table:table-cell>
          <table:table-cell office:value-type="float" office:value="110.497434505573">
            <text:p>110.4974345056</text:p>
          </table:table-cell>
          <table:table-cell office:value-type="string">
            <text:p>20 ♋ 30' 02"</text:p>
          </table:table-cell>
          <table:table-cell office:value-type="string">
            <text:p>20 ♋ 29' 50"</text:p>
          </table:table-cell>
          <table:table-cell office:value-type="float" office:value="13.9906731843381">
            <text:p>13.9906731843</text:p>
          </table:table-cell>
          <table:table-cell office:value-type="float" office:value="-0.0109289720360672">
            <text:p>-0.010928972</text:p>
          </table:table-cell>
          <table:table-cell office:value-type="float" office:value="87.6114759783468">
            <text:p>87.6114759783</text:p>
          </table:table-cell>
          <table:table-cell office:value-type="float" office:value="87.6081674313907">
            <text:p>87.6081674314</text:p>
          </table:table-cell>
          <table:table-cell office:value-type="string">
            <text:p>27 ♊ 36' 41"</text:p>
          </table:table-cell>
          <table:table-cell office:value-type="string">
            <text:p>27 ♊ 36' 29"</text:p>
          </table:table-cell>
          <table:table-cell office:value-type="float" office:value="13.9906351507287">
            <text:p>13.9906351507</text:p>
          </table:table-cell>
          <table:table-cell office:value-type="float" office:value="-0.0109668367481352">
            <text:p>-0.0109668367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293.26619213">
            <text:p>2426293.26619213</text:p>
          </table:table-cell>
          <table:table-cell office:value-type="string">
            <text:p>1930-11-12 13:23:19.218750 EST-0500</text:p>
          </table:table-cell>
          <table:table-cell office:value-type="float" office:value="0">
            <text:p>0</text:p>
          </table:table-cell>
          <table:table-cell office:value-type="float" office:value="129.766452810459">
            <text:p>129.7664528105</text:p>
          </table:table-cell>
          <table:table-cell office:value-type="float" office:value="129.764316501858">
            <text:p>129.7643165019</text:p>
          </table:table-cell>
          <table:table-cell office:value-type="string">
            <text:p><text:s/>9 ♌ 45' 59"</text:p>
          </table:table-cell>
          <table:table-cell office:value-type="string">
            <text:p><text:s/>9 ♌ 45' 51"</text:p>
          </table:table-cell>
          <table:table-cell office:value-type="float" office:value="14.1164013096953">
            <text:p>14.1164013097</text:p>
          </table:table-cell>
          <table:table-cell office:value-type="float" office:value="0.354655974567754">
            <text:p>0.3546559746</text:p>
          </table:table-cell>
          <table:table-cell office:value-type="float" office:value="106.877093354666">
            <text:p>106.8770933547</text:p>
          </table:table-cell>
          <table:table-cell office:value-type="float" office:value="106.874957046065">
            <text:p>106.8749570461</text:p>
          </table:table-cell>
          <table:table-cell office:value-type="string">
            <text:p>16 ♋ 52' 37"</text:p>
          </table:table-cell>
          <table:table-cell office:value-type="string">
            <text:p>16 ♋ 52' 29"</text:p>
          </table:table-cell>
          <table:table-cell office:value-type="float" office:value="14.1163818490189">
            <text:p>14.116381849</text:p>
          </table:table-cell>
          <table:table-cell office:value-type="float" office:value="0.354636928426831">
            <text:p>0.3546369284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6299.12605324">
            <text:p>2426299.12605324</text:p>
          </table:table-cell>
          <table:table-cell office:value-type="string">
            <text:p>1930-11-18 10:01:31.406250 EST-0500</text:p>
          </table:table-cell>
          <table:table-cell office:value-type="float" office:value="0">
            <text:p>0</text:p>
          </table:table-cell>
          <table:table-cell office:value-type="float" office:value="242.188338828634">
            <text:p>242.1883388286</text:p>
          </table:table-cell>
          <table:table-cell office:value-type="float" office:value="242.187919650181">
            <text:p>242.1879196502</text:p>
          </table:table-cell>
          <table:table-cell office:value-type="string">
            <text:p><text:s/>2 ♐ 11' 18"</text:p>
          </table:table-cell>
          <table:table-cell office:value-type="string">
            <text:p><text:s/>2 ♐ 11' 16"</text:p>
          </table:table-cell>
          <table:table-cell office:value-type="float" office:value="1.55550842925039">
            <text:p>1.5555084293</text:p>
          </table:table-cell>
          <table:table-cell office:value-type="float" office:value="-0.569669320030838">
            <text:p>-0.56966932</text:p>
          </table:table-cell>
          <table:table-cell office:value-type="float" office:value="219.298830238675">
            <text:p>219.2988302387</text:p>
          </table:table-cell>
          <table:table-cell office:value-type="float" office:value="219.298411060222">
            <text:p>219.2984110602</text:p>
          </table:table-cell>
          <table:table-cell office:value-type="string">
            <text:p><text:s/>9 ♏ 17' 55"</text:p>
          </table:table-cell>
          <table:table-cell office:value-type="string">
            <text:p><text:s/>9 ♏ 17' 54"</text:p>
          </table:table-cell>
          <table:table-cell office:value-type="float" office:value="1.55551353050848">
            <text:p>1.5555135305</text:p>
          </table:table-cell>
          <table:table-cell office:value-type="float" office:value="-0.569664591452751">
            <text:p>-0.5696645915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300.93195602">
            <text:p>2426300.93195602</text:p>
          </table:table-cell>
          <table:table-cell office:value-type="string">
            <text:p>1930-11-20 05:22:01.875000 EST-0500</text:p>
          </table:table-cell>
          <table:table-cell office:value-type="float" office:value="0">
            <text:p>0</text:p>
          </table:table-cell>
          <table:table-cell office:value-type="float" office:value="237.388637437214">
            <text:p>237.3886374372</text:p>
          </table:table-cell>
          <table:table-cell office:value-type="float" office:value="237.386126283462">
            <text:p>237.3861262835</text:p>
          </table:table-cell>
          <table:table-cell office:value-type="string">
            <text:p>27 ♏ 23' 19"</text:p>
          </table:table-cell>
          <table:table-cell office:value-type="string">
            <text:p>27 ♏ 23' 10"</text:p>
          </table:table-cell>
          <table:table-cell office:value-type="float" office:value="13.5393551057222">
            <text:p>13.5393551057</text:p>
          </table:table-cell>
          <table:table-cell office:value-type="float" office:value="1.01016680033192">
            <text:p>1.0101668003</text:p>
          </table:table-cell>
          <table:table-cell office:value-type="float" office:value="214.499042073398">
            <text:p>214.4990420734</text:p>
          </table:table-cell>
          <table:table-cell office:value-type="float" office:value="214.496530919645">
            <text:p>214.4965309196</text:p>
          </table:table-cell>
          <table:table-cell office:value-type="string">
            <text:p><text:s/>4 ♏ 29' 56"</text:p>
          </table:table-cell>
          <table:table-cell office:value-type="string">
            <text:p><text:s/>4 ♏ 29' 47"</text:p>
          </table:table-cell>
          <table:table-cell office:value-type="float" office:value="13.5393302052894">
            <text:p>13.5393302053</text:p>
          </table:table-cell>
          <table:table-cell office:value-type="float" office:value="1.01014241255217">
            <text:p>1.0101424126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301.19782407">
            <text:p>2426301.19782407</text:p>
          </table:table-cell>
          <table:table-cell office:value-type="string">
            <text:p>1930-11-20 11:44:52.968750 EST-0500</text:p>
          </table:table-cell>
          <table:table-cell office:value-type="float" office:value="0">
            <text:p>0</text:p>
          </table:table-cell>
          <table:table-cell office:value-type="float" office:value="240.979179218702">
            <text:p>240.9791792187</text:p>
          </table:table-cell>
          <table:table-cell office:value-type="float" office:value="240.977016652311">
            <text:p>240.9770166523</text:p>
          </table:table-cell>
          <table:table-cell office:value-type="string">
            <text:p><text:s/>0 ♐ 58' 45"</text:p>
          </table:table-cell>
          <table:table-cell office:value-type="string">
            <text:p><text:s/>0 ♐ 58' 37"</text:p>
          </table:table-cell>
          <table:table-cell office:value-type="float" office:value="13.4701265258446">
            <text:p>13.4701265258</text:p>
          </table:table-cell>
          <table:table-cell office:value-type="float" office:value="-0.596546395520294">
            <text:p>-0.5965463955</text:p>
          </table:table-cell>
          <table:table-cell office:value-type="float" office:value="218.089566710185">
            <text:p>218.0895667102</text:p>
          </table:table-cell>
          <table:table-cell office:value-type="float" office:value="218.087404143794">
            <text:p>218.0874041438</text:p>
          </table:table-cell>
          <table:table-cell office:value-type="string">
            <text:p><text:s/>8 ♏ 05' 22"</text:p>
          </table:table-cell>
          <table:table-cell office:value-type="string">
            <text:p><text:s/>8 ♏ 05' 14"</text:p>
          </table:table-cell>
          <table:table-cell office:value-type="float" office:value="13.4700979898038">
            <text:p>13.4700979898</text:p>
          </table:table-cell>
          <table:table-cell office:value-type="float" office:value="-0.596574918962926">
            <text:p>-0.596574919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301.57063657">
            <text:p>2426301.57063657</text:p>
          </table:table-cell>
          <table:table-cell office:value-type="string">
            <text:p>1930-11-20 20:41:43.125000 EST-0500</text:p>
          </table:table-cell>
          <table:table-cell office:value-type="float" office:value="0">
            <text:p>0</text:p>
          </table:table-cell>
          <table:table-cell office:value-type="float" office:value="245.982235440774">
            <text:p>245.9822354408</text:p>
          </table:table-cell>
          <table:table-cell office:value-type="float" office:value="245.980755364441">
            <text:p>245.9807553644</text:p>
          </table:table-cell>
          <table:table-cell office:value-type="string">
            <text:p><text:s/>5 ♐ 58' 56"</text:p>
          </table:table-cell>
          <table:table-cell office:value-type="string">
            <text:p><text:s/>5 ♐ 58' 50"</text:p>
          </table:table-cell>
          <table:table-cell office:value-type="float" office:value="13.368593992546">
            <text:p>13.3685939925</text:p>
          </table:table-cell>
          <table:table-cell office:value-type="float" office:value="1.54737454107636">
            <text:p>1.5473745411</text:p>
          </table:table-cell>
          <table:table-cell office:value-type="float" office:value="223.092597352054">
            <text:p>223.0925973521</text:p>
          </table:table-cell>
          <table:table-cell office:value-type="float" office:value="223.091117275721">
            <text:p>223.0911172757</text:p>
          </table:table-cell>
          <table:table-cell office:value-type="string">
            <text:p>13 ♏ 05' 33"</text:p>
          </table:table-cell>
          <table:table-cell office:value-type="string">
            <text:p>13 ♏ 05' 28"</text:p>
          </table:table-cell>
          <table:table-cell office:value-type="float" office:value="13.3685610196972">
            <text:p>13.3685610197</text:p>
          </table:table-cell>
          <table:table-cell office:value-type="float" office:value="1.54734181792582">
            <text:p>1.5473418179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6303.25690972">
            <text:p>2426303.25690972</text:p>
          </table:table-cell>
          <table:table-cell office:value-type="string">
            <text:p>1930-11-22 13:09:57.656250 EST-0500</text:p>
          </table:table-cell>
          <table:table-cell office:value-type="float" office:value="0">
            <text:p>0</text:p>
          </table:table-cell>
          <table:table-cell office:value-type="float" office:value="239.73557342356">
            <text:p>239.7355734236</text:p>
          </table:table-cell>
          <table:table-cell office:value-type="float" office:value="239.735804384529">
            <text:p>239.7358043845</text:p>
          </table:table-cell>
          <table:table-cell table:number-columns-repeated="2" office:value-type="string">
            <text:p>29 ♏ 44' 08"</text:p>
          </table:table-cell>
          <table:table-cell office:value-type="float" office:value="-0.606387237808376">
            <text:p>-0.6063872378</text:p>
          </table:table-cell>
          <table:table-cell office:value-type="float" office:value="1.01107474707421">
            <text:p>1.0110747471</text:p>
          </table:table-cell>
          <table:table-cell office:value-type="float" office:value="216.845805545823">
            <text:p>216.8458055458</text:p>
          </table:table-cell>
          <table:table-cell office:value-type="float" office:value="216.846036506791">
            <text:p>216.8460365068</text:p>
          </table:table-cell>
          <table:table-cell office:value-type="string">
            <text:p><text:s/>6 ♏ 50' 44"</text:p>
          </table:table-cell>
          <table:table-cell office:value-type="string">
            <text:p><text:s/>6 ♏ 50' 45"</text:p>
          </table:table-cell>
          <table:table-cell office:value-type="float" office:value="-0.606429049172158">
            <text:p>-0.6064290492</text:p>
          </table:table-cell>
          <table:table-cell office:value-type="float" office:value="1.01103306842115">
            <text:p>1.0110330684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304.14533565">
            <text:p>2426304.14533565</text:p>
          </table:table-cell>
          <table:table-cell office:value-type="string">
            <text:p>1930-11-23 10:29:17.812500 EST-0500</text:p>
          </table:table-cell>
          <table:table-cell office:value-type="float" office:value="0">
            <text:p>0</text:p>
          </table:table-cell>
          <table:table-cell office:value-type="float" office:value="279.425401480003">
            <text:p>279.42540148</text:p>
          </table:table-cell>
          <table:table-cell office:value-type="float" office:value="279.425302344023">
            <text:p>279.425302344</text:p>
          </table:table-cell>
          <table:table-cell table:number-columns-repeated="2" office:value-type="string">
            <text:p><text:s/>9 ♑ 25' 31"</text:p>
          </table:table-cell>
          <table:table-cell office:value-type="float" office:value="12.6045817214219">
            <text:p>12.6045817214</text:p>
          </table:table-cell>
          <table:table-cell office:value-type="float" office:value="0.100825906438389">
            <text:p>0.1008259064</text:p>
          </table:table-cell>
          <table:table-cell office:value-type="float" office:value="256.535563446494">
            <text:p>256.5355634465</text:p>
          </table:table-cell>
          <table:table-cell office:value-type="float" office:value="256.535464310514">
            <text:p>256.5354643105</text:p>
          </table:table-cell>
          <table:table-cell office:value-type="string">
            <text:p>16 ♐ 32' 08"</text:p>
          </table:table-cell>
          <table:table-cell office:value-type="string">
            <text:p>16 ♐ 32' 07"</text:p>
          </table:table-cell>
          <table:table-cell office:value-type="float" office:value="12.6045427051778">
            <text:p>12.6045427052</text:p>
          </table:table-cell>
          <table:table-cell office:value-type="float" office:value="0.100786885917236">
            <text:p>0.1007868859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311.79548611">
            <text:p>2426311.79548611</text:p>
          </table:table-cell>
          <table:table-cell office:value-type="string">
            <text:p>1930-12-01 02:05:30.468750 EST-0500</text:p>
          </table:table-cell>
          <table:table-cell office:value-type="float" office:value="0">
            <text:p>0</text:p>
          </table:table-cell>
          <table:table-cell office:value-type="float" office:value="11.6145921913992">
            <text:p>11.6145921914</text:p>
          </table:table-cell>
          <table:table-cell office:value-type="float" office:value="11.6118129986957">
            <text:p>11.6118129987</text:p>
          </table:table-cell>
          <table:table-cell office:value-type="string">
            <text:p>11 ♈ 36' 52"</text:p>
          </table:table-cell>
          <table:table-cell office:value-type="string">
            <text:p>11 ♈ 36' 42"</text:p>
          </table:table-cell>
          <table:table-cell office:value-type="float" office:value="12.2384662133781">
            <text:p>12.2384662134</text:p>
          </table:table-cell>
          <table:table-cell office:value-type="float" office:value="-0.0166576670879382">
            <text:p>-0.0166576671</text:p>
          </table:table-cell>
          <table:table-cell office:value-type="float" office:value="348.724437098564">
            <text:p>348.7244370986</text:p>
          </table:table-cell>
          <table:table-cell office:value-type="float" office:value="348.721657905861">
            <text:p>348.7216579059</text:p>
          </table:table-cell>
          <table:table-cell office:value-type="string">
            <text:p>18 ♓ 43' 27"</text:p>
          </table:table-cell>
          <table:table-cell office:value-type="string">
            <text:p>18 ♓ 43' 17"</text:p>
          </table:table-cell>
          <table:table-cell office:value-type="float" office:value="12.2384838679477">
            <text:p>12.2384838679</text:p>
          </table:table-cell>
          <table:table-cell office:value-type="float" office:value="-0.0166400538301029">
            <text:p>-0.0166400538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319.06331018">
            <text:p>2426319.06331018</text:p>
          </table:table-cell>
          <table:table-cell office:value-type="string">
            <text:p>1930-12-08 08:31:10.312500 EST-0500</text:p>
          </table:table-cell>
          <table:table-cell office:value-type="float" office:value="0">
            <text:p>0</text:p>
          </table:table-cell>
          <table:table-cell office:value-type="float" office:value="109.009771578566">
            <text:p>109.0097715786</text:p>
          </table:table-cell>
          <table:table-cell office:value-type="float" office:value="109.008991604512">
            <text:p>109.0089916045</text:p>
          </table:table-cell>
          <table:table-cell office:value-type="string">
            <text:p>19 ♋ 00' 35"</text:p>
          </table:table-cell>
          <table:table-cell office:value-type="string">
            <text:p>19 ♋ 00' 32"</text:p>
          </table:table-cell>
          <table:table-cell office:value-type="float" office:value="14.3447523944691">
            <text:p>14.3447523945</text:p>
          </table:table-cell>
          <table:table-cell office:value-type="float" office:value="-0.094902986082573">
            <text:p>-0.0949029861</text:p>
          </table:table-cell>
          <table:table-cell office:value-type="float" office:value="86.119151621805">
            <text:p>86.1191516218</text:p>
          </table:table-cell>
          <table:table-cell office:value-type="float" office:value="86.1183716477511">
            <text:p>86.1183716478</text:p>
          </table:table-cell>
          <table:table-cell office:value-type="string">
            <text:p>26 ♊ 07' 08"</text:p>
          </table:table-cell>
          <table:table-cell office:value-type="string">
            <text:p>26 ♊ 07' 06"</text:p>
          </table:table-cell>
          <table:table-cell office:value-type="float" office:value="14.3447007489061">
            <text:p>14.3447007489</text:p>
          </table:table-cell>
          <table:table-cell office:value-type="float" office:value="-0.0949544099977412">
            <text:p>-0.09495441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320.96857639">
            <text:p>2426320.96857639</text:p>
          </table:table-cell>
          <table:table-cell office:value-type="string">
            <text:p>1930-12-10 06:14:45.937500 EST-0500</text:p>
          </table:table-cell>
          <table:table-cell office:value-type="float" office:value="0">
            <text:p>0</text:p>
          </table:table-cell>
          <table:table-cell office:value-type="float" office:value="136.394258259777">
            <text:p>136.3942582598</text:p>
          </table:table-cell>
          <table:table-cell office:value-type="float" office:value="136.392737003823">
            <text:p>136.3927370038</text:p>
          </table:table-cell>
          <table:table-cell office:value-type="string">
            <text:p>16 ♌ 23' 39"</text:p>
          </table:table-cell>
          <table:table-cell office:value-type="string">
            <text:p>16 ♌ 23' 33"</text:p>
          </table:table-cell>
          <table:table-cell office:value-type="float" office:value="14.3510318285017">
            <text:p>14.3510318285</text:p>
          </table:table-cell>
          <table:table-cell office:value-type="float" office:value="0.101596422809744">
            <text:p>0.1015964228</text:p>
          </table:table-cell>
          <table:table-cell office:value-type="float" office:value="113.503493707601">
            <text:p>113.5034937076</text:p>
          </table:table-cell>
          <table:table-cell office:value-type="float" office:value="113.501972451647">
            <text:p>113.5019724516</text:p>
          </table:table-cell>
          <table:table-cell office:value-type="string">
            <text:p>23 ♋ 30' 12"</text:p>
          </table:table-cell>
          <table:table-cell office:value-type="string">
            <text:p>23 ♋ 30' 07"</text:p>
          </table:table-cell>
          <table:table-cell office:value-type="float" office:value="14.3510099843749">
            <text:p>14.3510099844</text:p>
          </table:table-cell>
          <table:table-cell office:value-type="float" office:value="0.101574933307905">
            <text:p>0.1015749333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6325.68219907">
            <text:p>2426325.68219907</text:p>
          </table:table-cell>
          <table:table-cell office:value-type="string">
            <text:p>1930-12-14 23:22:22.968750 EST-0500</text:p>
          </table:table-cell>
          <table:table-cell office:value-type="float" office:value="0">
            <text:p>0</text:p>
          </table:table-cell>
          <table:table-cell office:value-type="float" office:value="281.753789512567">
            <text:p>281.7537895126</text:p>
          </table:table-cell>
          <table:table-cell office:value-type="float" office:value="281.753713582301">
            <text:p>281.7537135823</text:p>
          </table:table-cell>
          <table:table-cell table:number-columns-repeated="2" office:value-type="string">
            <text:p>11 ♑ 45' 13"</text:p>
          </table:table-cell>
          <table:table-cell office:value-type="float" office:value="1.30986874089352">
            <text:p>1.3098687409</text:p>
          </table:table-cell>
          <table:table-cell office:value-type="float" office:value="0.114021446344685">
            <text:p>0.1140214463</text:p>
          </table:table-cell>
          <table:table-cell office:value-type="float" office:value="258.862876666767">
            <text:p>258.8628766668</text:p>
          </table:table-cell>
          <table:table-cell office:value-type="float" office:value="258.862800736501">
            <text:p>258.8628007365</text:p>
          </table:table-cell>
          <table:table-cell table:number-columns-repeated="2" office:value-type="string">
            <text:p>18 ♐ 51' 46"</text:p>
          </table:table-cell>
          <table:table-cell office:value-type="float" office:value="1.30987594743091">
            <text:p>1.3098759474</text:p>
          </table:table-cell>
          <table:table-cell office:value-type="float" office:value="0.114028551923964">
            <text:p>0.1140285519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327.8809375">
            <text:p>2426327.8809375</text:p>
          </table:table-cell>
          <table:table-cell office:value-type="string">
            <text:p>1930-12-17 04:08:33.281250 EST-0500</text:p>
          </table:table-cell>
          <table:table-cell office:value-type="float" office:value="0">
            <text:p>0</text:p>
          </table:table-cell>
          <table:table-cell office:value-type="float" office:value="232.373738095326">
            <text:p>232.3737380953</text:p>
          </table:table-cell>
          <table:table-cell office:value-type="float" office:value="232.371576675726">
            <text:p>232.3715766757</text:p>
          </table:table-cell>
          <table:table-cell office:value-type="string">
            <text:p>22 ♏ 22' 25"</text:p>
          </table:table-cell>
          <table:table-cell office:value-type="string">
            <text:p>22 ♏ 22' 17"</text:p>
          </table:table-cell>
          <table:table-cell office:value-type="float" office:value="13.3480793867857">
            <text:p>13.3480793868</text:p>
          </table:table-cell>
          <table:table-cell office:value-type="float" office:value="0.162289383204883">
            <text:p>0.1622893832</text:p>
          </table:table-cell>
          <table:table-cell office:value-type="float" office:value="209.482722278089">
            <text:p>209.4827222781</text:p>
          </table:table-cell>
          <table:table-cell office:value-type="float" office:value="209.480560858489">
            <text:p>209.4805608585</text:p>
          </table:table-cell>
          <table:table-cell office:value-type="string">
            <text:p>29 ♎ 28' 57"</text:p>
          </table:table-cell>
          <table:table-cell office:value-type="string">
            <text:p>29 ♎ 28' 50"</text:p>
          </table:table-cell>
          <table:table-cell office:value-type="float" office:value="13.3480535162849">
            <text:p>13.3480535163</text:p>
          </table:table-cell>
          <table:table-cell office:value-type="float" office:value="0.162264388696813">
            <text:p>0.1622643887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330.55866898">
            <text:p>2426330.55866898</text:p>
          </table:table-cell>
          <table:table-cell office:value-type="string">
            <text:p>1930-12-19 20:24:29.531250 EST-0500</text:p>
          </table:table-cell>
          <table:table-cell office:value-type="float" office:value="0">
            <text:p>0</text:p>
          </table:table-cell>
          <table:table-cell office:value-type="float" office:value="267.449170472956">
            <text:p>267.449170473</text:p>
          </table:table-cell>
          <table:table-cell office:value-type="float" office:value="267.448007364818">
            <text:p>267.4480073648</text:p>
          </table:table-cell>
          <table:table-cell office:value-type="string">
            <text:p>27 ♐ 26' 57"</text:p>
          </table:table-cell>
          <table:table-cell office:value-type="string">
            <text:p>27 ♐ 26' 52"</text:p>
          </table:table-cell>
          <table:table-cell office:value-type="float" office:value="12.8271841103522">
            <text:p>12.8271841104</text:p>
          </table:table-cell>
          <table:table-cell office:value-type="float" office:value="1.01871158893186">
            <text:p>1.0187115889</text:p>
          </table:table-cell>
          <table:table-cell office:value-type="float" office:value="244.557945065494">
            <text:p>244.5579450655</text:p>
          </table:table-cell>
          <table:table-cell office:value-type="float" office:value="244.556781957357">
            <text:p>244.5567819574</text:p>
          </table:table-cell>
          <table:table-cell office:value-type="string">
            <text:p><text:s/>4 ♐ 33' 28"</text:p>
          </table:table-cell>
          <table:table-cell office:value-type="string">
            <text:p><text:s/>4 ♐ 33' 24"</text:p>
          </table:table-cell>
          <table:table-cell office:value-type="float" office:value="12.8271362682808">
            <text:p>12.8271362683</text:p>
          </table:table-cell>
          <table:table-cell office:value-type="float" office:value="1.01866375313666">
            <text:p>1.0186637531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331.74055556">
            <text:p>2426331.74055556</text:p>
          </table:table-cell>
          <table:table-cell office:value-type="string">
            <text:p>1930-12-21 00:46:24.375000 EST-0500</text:p>
          </table:table-cell>
          <table:table-cell office:value-type="float" office:value="0">
            <text:p>0</text:p>
          </table:table-cell>
          <table:table-cell office:value-type="float" office:value="282.45375478688">
            <text:p>282.4537547869</text:p>
          </table:table-cell>
          <table:table-cell office:value-type="float" office:value="282.451715637283">
            <text:p>282.4517156373</text:p>
          </table:table-cell>
          <table:table-cell office:value-type="string">
            <text:p>12 ♑ 27' 13"</text:p>
          </table:table-cell>
          <table:table-cell office:value-type="string">
            <text:p>12 ♑ 27' 06"</text:p>
          </table:table-cell>
          <table:table-cell office:value-type="float" office:value="12.562020249559">
            <text:p>12.5620202496</text:p>
          </table:table-cell>
          <table:table-cell office:value-type="float" office:value="0.116254975102129">
            <text:p>0.1162549751</text:p>
          </table:table-cell>
          <table:table-cell office:value-type="float" office:value="259.562429259226">
            <text:p>259.5624292592</text:p>
          </table:table-cell>
          <table:table-cell office:value-type="float" office:value="259.560390109629">
            <text:p>259.5603901096</text:p>
          </table:table-cell>
          <table:table-cell office:value-type="string">
            <text:p>19 ♐ 33' 44"</text:p>
          </table:table-cell>
          <table:table-cell office:value-type="string">
            <text:p>19 ♐ 33' 37"</text:p>
          </table:table-cell>
          <table:table-cell office:value-type="float" office:value="12.5619763802119">
            <text:p>12.5619763802</text:p>
          </table:table-cell>
          <table:table-cell office:value-type="float" office:value="0.116211218401104">
            <text:p>0.1162112184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332.28303241">
            <text:p>2426332.28303241</text:p>
          </table:table-cell>
          <table:table-cell office:value-type="string">
            <text:p>1930-12-21 13:47:34.687500 EST-0500</text:p>
          </table:table-cell>
          <table:table-cell office:value-type="float" office:value="0">
            <text:p>0</text:p>
          </table:table-cell>
          <table:table-cell office:value-type="float" office:value="289.235015444028">
            <text:p>289.235015444</text:p>
          </table:table-cell>
          <table:table-cell office:value-type="float" office:value="289.232288868193">
            <text:p>289.2322888682</text:p>
          </table:table-cell>
          <table:table-cell office:value-type="string">
            <text:p>19 ♑ 14' 06"</text:p>
          </table:table-cell>
          <table:table-cell office:value-type="string">
            <text:p>19 ♑ 13' 56"</text:p>
          </table:table-cell>
          <table:table-cell office:value-type="float" office:value="12.4393373572619">
            <text:p>12.4393373573</text:p>
          </table:table-cell>
          <table:table-cell office:value-type="float" office:value="0.888557778512634">
            <text:p>0.8885577785</text:p>
          </table:table-cell>
          <table:table-cell office:value-type="float" office:value="266.343646547882">
            <text:p>266.3436465479</text:p>
          </table:table-cell>
          <table:table-cell office:value-type="float" office:value="266.340919972047">
            <text:p>266.340919972</text:p>
          </table:table-cell>
          <table:table-cell office:value-type="string">
            <text:p>26 ♐ 20' 37"</text:p>
          </table:table-cell>
          <table:table-cell office:value-type="string">
            <text:p>26 ♐ 20' 27"</text:p>
          </table:table-cell>
          <table:table-cell office:value-type="float" office:value="12.4392976680943">
            <text:p>12.4392976681</text:p>
          </table:table-cell>
          <table:table-cell office:value-type="float" office:value="0.8885182649838">
            <text:p>0.888518265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339.14607639">
            <text:p>2426339.14607639</text:p>
          </table:table-cell>
          <table:table-cell office:value-type="string">
            <text:p>1930-12-28 10:30:21.093750 EST-0500</text:p>
          </table:table-cell>
          <table:table-cell office:value-type="float" office:value="0">
            <text:p>0</text:p>
          </table:table-cell>
          <table:table-cell office:value-type="float" office:value="11.4656779470408">
            <text:p>11.465677947</text:p>
          </table:table-cell>
          <table:table-cell office:value-type="float" office:value="11.4650567287893">
            <text:p>11.4650567288</text:p>
          </table:table-cell>
          <table:table-cell office:value-type="string">
            <text:p>11 ♈ 27' 56"</text:p>
          </table:table-cell>
          <table:table-cell office:value-type="string">
            <text:p>11 ♈ 27' 54"</text:p>
          </table:table-cell>
          <table:table-cell office:value-type="float" office:value="12.0415567912958">
            <text:p>12.0415567913</text:p>
          </table:table-cell>
          <table:table-cell office:value-type="float" office:value="0.00631907240689493">
            <text:p>0.0063190724</text:p>
          </table:table-cell>
          <table:table-cell office:value-type="float" office:value="348.574018266601">
            <text:p>348.5740182666</text:p>
          </table:table-cell>
          <table:table-cell office:value-type="float" office:value="348.573397048349">
            <text:p>348.5733970484</text:p>
          </table:table-cell>
          <table:table-cell office:value-type="string">
            <text:p>18 ♓ 34' 26"</text:p>
          </table:table-cell>
          <table:table-cell office:value-type="string">
            <text:p>18 ♓ 34' 24"</text:p>
          </table:table-cell>
          <table:table-cell office:value-type="float" office:value="12.0415707371248">
            <text:p>12.0415707371</text:p>
          </table:table-cell>
          <table:table-cell office:value-type="float" office:value="0.00633301333624211">
            <text:p>0.0063330133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346.22297454">
            <text:p>2426346.22297454</text:p>
          </table:table-cell>
          <table:table-cell office:value-type="string">
            <text:p>1931-01-04 12:21:05.625000 EST-0500</text:p>
          </table:table-cell>
          <table:table-cell office:value-type="float" office:value="0">
            <text:p>0</text:p>
          </table:table-cell>
          <table:table-cell office:value-type="float" office:value="105.737420302816">
            <text:p>105.7374203028</text:p>
          </table:table-cell>
          <table:table-cell office:value-type="float" office:value="105.736180939027">
            <text:p>105.736180939</text:p>
          </table:table-cell>
          <table:table-cell office:value-type="string">
            <text:p>15 ♋ 44' 14"</text:p>
          </table:table-cell>
          <table:table-cell office:value-type="string">
            <text:p>15 ♋ 44' 10"</text:p>
          </table:table-cell>
          <table:table-cell office:value-type="float" office:value="14.6758865660006">
            <text:p>14.675886566</text:p>
          </table:table-cell>
          <table:table-cell office:value-type="float" office:value="-0.134942377415144">
            <text:p>-0.1349423774</text:p>
          </table:table-cell>
          <table:table-cell office:value-type="float" office:value="82.845299881515">
            <text:p>82.8452998815</text:p>
          </table:table-cell>
          <table:table-cell office:value-type="float" office:value="82.844060517726">
            <text:p>82.8440605177</text:p>
          </table:table-cell>
          <table:table-cell office:value-type="string">
            <text:p>22 ♊ 50' 43"</text:p>
          </table:table-cell>
          <table:table-cell office:value-type="string">
            <text:p>22 ♊ 50' 38"</text:p>
          </table:table-cell>
          <table:table-cell office:value-type="float" office:value="14.6758300647472">
            <text:p>14.6758300647</text:p>
          </table:table-cell>
          <table:table-cell office:value-type="float" office:value="-0.13499861111757">
            <text:p>-0.1349986111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6347.05085648">
            <text:p>2426347.05085648</text:p>
          </table:table-cell>
          <table:table-cell office:value-type="string">
            <text:p>1931-01-05 08:13:14.531250 EST-0500</text:p>
          </table:table-cell>
          <table:table-cell office:value-type="float" office:value="0">
            <text:p>0</text:p>
          </table:table-cell>
          <table:table-cell office:value-type="float" office:value="284.25406379403">
            <text:p>284.254063794</text:p>
          </table:table-cell>
          <table:table-cell office:value-type="float" office:value="284.253916845018">
            <text:p>284.253916845</text:p>
          </table:table-cell>
          <table:table-cell table:number-columns-repeated="2" office:value-type="string">
            <text:p>14 ♑ 15' 14"</text:p>
          </table:table-cell>
          <table:table-cell office:value-type="float" office:value="1.01895569985013">
            <text:p>1.0189556999</text:p>
          </table:table-cell>
          <table:table-cell office:value-type="float" office:value="0.118468413004225">
            <text:p>0.118468413</text:p>
          </table:table-cell>
          <table:table-cell office:value-type="float" office:value="261.361868937103">
            <text:p>261.3618689371</text:p>
          </table:table-cell>
          <table:table-cell office:value-type="float" office:value="261.36172198809">
            <text:p>261.3617219881</text:p>
          </table:table-cell>
          <table:table-cell table:number-columns-repeated="2" office:value-type="string">
            <text:p>21 ♐ 21' 42"</text:p>
          </table:table-cell>
          <table:table-cell office:value-type="float" office:value="1.01890964177196">
            <text:p>1.0189096418</text:p>
          </table:table-cell>
          <table:table-cell office:value-type="float" office:value="0.118422381452748">
            <text:p>0.118422381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347.6341088">
            <text:p>2426347.6341088</text:p>
          </table:table-cell>
          <table:table-cell office:value-type="string">
            <text:p>1931-01-05 22:13:07.500000 EST-0500</text:p>
          </table:table-cell>
          <table:table-cell office:value-type="float" office:value="0">
            <text:p>0</text:p>
          </table:table-cell>
          <table:table-cell office:value-type="float" office:value="284.847855574508">
            <text:p>284.8478555745</text:p>
          </table:table-cell>
          <table:table-cell office:value-type="float" office:value="284.848368901788">
            <text:p>284.8483689018</text:p>
          </table:table-cell>
          <table:table-cell office:value-type="string">
            <text:p>14 ♑ 50' 52"</text:p>
          </table:table-cell>
          <table:table-cell office:value-type="string">
            <text:p>14 ♑ 50' 54"</text:p>
          </table:table-cell>
          <table:table-cell office:value-type="float" office:value="-1.34867281384505">
            <text:p>-1.3486728138</text:p>
          </table:table-cell>
          <table:table-cell office:value-type="float" office:value="1.01894514516457">
            <text:p>1.0189451452</text:p>
          </table:table-cell>
          <table:table-cell office:value-type="float" office:value="261.955614504943">
            <text:p>261.9556145049</text:p>
          </table:table-cell>
          <table:table-cell office:value-type="float" office:value="261.956127832223">
            <text:p>261.9561278322</text:p>
          </table:table-cell>
          <table:table-cell office:value-type="string">
            <text:p>21 ♐ 57' 20"</text:p>
          </table:table-cell>
          <table:table-cell office:value-type="string">
            <text:p>21 ♐ 57' 22"</text:p>
          </table:table-cell>
          <table:table-cell office:value-type="float" office:value="-1.34870814550164">
            <text:p>-1.3487081455</text:p>
          </table:table-cell>
          <table:table-cell office:value-type="float" office:value="1.01890955968549">
            <text:p>1.0189095597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6347.99177083">
            <text:p>2426347.99177083</text:p>
          </table:table-cell>
          <table:table-cell office:value-type="string">
            <text:p>1931-01-06 06:48:09.843750 EST-0500</text:p>
          </table:table-cell>
          <table:table-cell office:value-type="float" office:value="0">
            <text:p>0</text:p>
          </table:table-cell>
          <table:table-cell office:value-type="float" office:value="284.365176369419">
            <text:p>284.3651763694</text:p>
          </table:table-cell>
          <table:table-cell office:value-type="float" office:value="284.365376622865">
            <text:p>284.3653766229</text:p>
          </table:table-cell>
          <table:table-cell office:value-type="string">
            <text:p>14 ♑ 21' 54"</text:p>
          </table:table-cell>
          <table:table-cell office:value-type="string">
            <text:p>14 ♑ 21' 55"</text:p>
          </table:table-cell>
          <table:table-cell office:value-type="float" office:value="-1.34946884603978">
            <text:p>-1.349468846</text:p>
          </table:table-cell>
          <table:table-cell office:value-type="float" office:value="0.118446251463695">
            <text:p>0.1184462515</text:p>
          </table:table-cell>
          <table:table-cell office:value-type="float" office:value="261.47291018503">
            <text:p>261.472910185</text:p>
          </table:table-cell>
          <table:table-cell office:value-type="float" office:value="261.473110438477">
            <text:p>261.4731104385</text:p>
          </table:table-cell>
          <table:table-cell office:value-type="string">
            <text:p>21 ♐ 28' 22"</text:p>
          </table:table-cell>
          <table:table-cell office:value-type="string">
            <text:p>21 ♐ 28' 23"</text:p>
          </table:table-cell>
          <table:table-cell office:value-type="float" office:value="-1.34949689585743">
            <text:p>-1.3494968959</text:p>
          </table:table-cell>
          <table:table-cell office:value-type="float" office:value="0.118417969581607">
            <text:p>0.1184179696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348.15486111">
            <text:p>2426348.15486111</text:p>
          </table:table-cell>
          <table:table-cell office:value-type="string">
            <text:p>1931-01-06 10:43:00.468750 EST-0500</text:p>
          </table:table-cell>
          <table:table-cell office:value-type="float" office:value="0">
            <text:p>0</text:p>
          </table:table-cell>
          <table:table-cell office:value-type="float" office:value="134.347397199427">
            <text:p>134.3473971994</text:p>
          </table:table-cell>
          <table:table-cell office:value-type="float" office:value="134.345646575645">
            <text:p>134.3456465756</text:p>
          </table:table-cell>
          <table:table-cell office:value-type="string">
            <text:p>14 ♌ 20' 50"</text:p>
          </table:table-cell>
          <table:table-cell office:value-type="string">
            <text:p>14 ♌ 20' 44"</text:p>
          </table:table-cell>
          <table:table-cell office:value-type="float" office:value="14.850960260197">
            <text:p>14.8509602602</text:p>
          </table:table-cell>
          <table:table-cell office:value-type="float" office:value="-0.25590611082857">
            <text:p>-0.2559061108</text:p>
          </table:table-cell>
          <table:table-cell office:value-type="float" office:value="111.455120441324">
            <text:p>111.4551204413</text:p>
          </table:table-cell>
          <table:table-cell office:value-type="float" office:value="111.453369817542">
            <text:p>111.4533698175</text:p>
          </table:table-cell>
          <table:table-cell office:value-type="string">
            <text:p>21 ♋ 27' 18"</text:p>
          </table:table-cell>
          <table:table-cell office:value-type="string">
            <text:p>21 ♋ 27' 12"</text:p>
          </table:table-cell>
          <table:table-cell office:value-type="float" office:value="14.8509341727334">
            <text:p>14.8509341727</text:p>
          </table:table-cell>
          <table:table-cell office:value-type="float" office:value="-0.2559320558384">
            <text:p>-0.2559320558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356.34626157">
            <text:p>2426356.34626157</text:p>
          </table:table-cell>
          <table:table-cell office:value-type="string">
            <text:p>1931-01-14 15:18:37.968750 EST-0500</text:p>
          </table:table-cell>
          <table:table-cell office:value-type="float" office:value="0">
            <text:p>0</text:p>
          </table:table-cell>
          <table:table-cell office:value-type="float" office:value="248.361112966942">
            <text:p>248.3611129669</text:p>
          </table:table-cell>
          <table:table-cell office:value-type="float" office:value="248.360125053613">
            <text:p>248.3601250536</text:p>
          </table:table-cell>
          <table:table-cell office:value-type="string">
            <text:p><text:s/>8 ♐ 21' 40"</text:p>
          </table:table-cell>
          <table:table-cell office:value-type="string">
            <text:p><text:s/>8 ♐ 21' 36"</text:p>
          </table:table-cell>
          <table:table-cell office:value-type="float" office:value="12.9095538197222">
            <text:p>12.9095538197</text:p>
          </table:table-cell>
          <table:table-cell office:value-type="float" office:value="0.843278306797224">
            <text:p>0.8432783068</text:p>
          </table:table-cell>
          <table:table-cell office:value-type="float" office:value="225.468509642189">
            <text:p>225.4685096422</text:p>
          </table:table-cell>
          <table:table-cell office:value-type="float" office:value="225.467521728859">
            <text:p>225.4675217289</text:p>
          </table:table-cell>
          <table:table-cell office:value-type="string">
            <text:p>15 ♏ 28' 06"</text:p>
          </table:table-cell>
          <table:table-cell office:value-type="string">
            <text:p>15 ♏ 28' 03"</text:p>
          </table:table-cell>
          <table:table-cell office:value-type="float" office:value="12.9095182019097">
            <text:p>12.9095182019</text:p>
          </table:table-cell>
          <table:table-cell office:value-type="float" office:value="0.843242977524756">
            <text:p>0.8432429775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358.52449074">
            <text:p>2426358.52449074</text:p>
          </table:table-cell>
          <table:table-cell office:value-type="string">
            <text:p>1931-01-16 19:35:16.406250 EST-0500</text:p>
          </table:table-cell>
          <table:table-cell office:value-type="float" office:value="0">
            <text:p>0</text:p>
          </table:table-cell>
          <table:table-cell office:value-type="float" office:value="276.053823401294">
            <text:p>276.0538234013</text:p>
          </table:table-cell>
          <table:table-cell office:value-type="float" office:value="276.050883306079">
            <text:p>276.0508833061</text:p>
          </table:table-cell>
          <table:table-cell office:value-type="string">
            <text:p><text:s/>6 ♑ 03' 13"</text:p>
          </table:table-cell>
          <table:table-cell office:value-type="string">
            <text:p><text:s/>6 ♑ 03' 03"</text:p>
          </table:table-cell>
          <table:table-cell office:value-type="float" office:value="12.5252962791513">
            <text:p>12.5252962792</text:p>
          </table:table-cell>
          <table:table-cell office:value-type="float" office:value="-0.0126756109452316">
            <text:p>-0.0126756109</text:p>
          </table:table-cell>
          <table:table-cell office:value-type="float" office:value="253.161048996366">
            <text:p>253.1610489964</text:p>
          </table:table-cell>
          <table:table-cell office:value-type="float" office:value="253.15810890115">
            <text:p>253.1581089012</text:p>
          </table:table-cell>
          <table:table-cell office:value-type="string">
            <text:p>13 ♐ 09' 39"</text:p>
          </table:table-cell>
          <table:table-cell office:value-type="string">
            <text:p>13 ♐ 09' 29"</text:p>
          </table:table-cell>
          <table:table-cell office:value-type="float" office:value="12.5252557661244">
            <text:p>12.5252557661</text:p>
          </table:table-cell>
          <table:table-cell office:value-type="float" office:value="-0.0127160172271894">
            <text:p>-0.0127160172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359.29865741">
            <text:p>2426359.29865741</text:p>
          </table:table-cell>
          <table:table-cell office:value-type="string">
            <text:p>1931-01-17 14:10:04.687500 EST-0500</text:p>
          </table:table-cell>
          <table:table-cell office:value-type="float" office:value="0">
            <text:p>0</text:p>
          </table:table-cell>
          <table:table-cell office:value-type="float" office:value="285.700545022497">
            <text:p>285.7005450225</text:p>
          </table:table-cell>
          <table:table-cell office:value-type="float" office:value="285.699155817371">
            <text:p>285.6991558174</text:p>
          </table:table-cell>
          <table:table-cell office:value-type="string">
            <text:p>15 ♑ 42' 01"</text:p>
          </table:table-cell>
          <table:table-cell office:value-type="string">
            <text:p>15 ♑ 41' 56"</text:p>
          </table:table-cell>
          <table:table-cell office:value-type="float" office:value="12.3966684800479">
            <text:p>12.39666848</text:p>
          </table:table-cell>
          <table:table-cell office:value-type="float" office:value="0.117093837221172">
            <text:p>0.1170938372</text:p>
          </table:table-cell>
          <table:table-cell office:value-type="float" office:value="262.807711347877">
            <text:p>262.8077113479</text:p>
          </table:table-cell>
          <table:table-cell office:value-type="float" office:value="262.806322142751">
            <text:p>262.8063221428</text:p>
          </table:table-cell>
          <table:table-cell office:value-type="string">
            <text:p>22 ♐ 48' 27"</text:p>
          </table:table-cell>
          <table:table-cell office:value-type="string">
            <text:p>22 ♐ 48' 22"</text:p>
          </table:table-cell>
          <table:table-cell office:value-type="float" office:value="12.3966324953577">
            <text:p>12.3966324954</text:p>
          </table:table-cell>
          <table:table-cell office:value-type="float" office:value="0.117058147515732">
            <text:p>0.1170581475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360.27521991">
            <text:p>2426360.27521991</text:p>
          </table:table-cell>
          <table:table-cell office:value-type="string">
            <text:p>1931-01-18 13:36:19.687500 EST-0500</text:p>
          </table:table-cell>
          <table:table-cell office:value-type="float" office:value="0">
            <text:p>0</text:p>
          </table:table-cell>
          <table:table-cell office:value-type="float" office:value="297.728944954384">
            <text:p>297.7289449544</text:p>
          </table:table-cell>
          <table:table-cell office:value-type="float" office:value="297.72810104306">
            <text:p>297.7281010431</text:p>
          </table:table-cell>
          <table:table-cell office:value-type="string">
            <text:p>27 ♑ 43' 44"</text:p>
          </table:table-cell>
          <table:table-cell office:value-type="string">
            <text:p>27 ♑ 43' 41"</text:p>
          </table:table-cell>
          <table:table-cell office:value-type="float" office:value="12.2384263272373">
            <text:p>12.2384263272</text:p>
          </table:table-cell>
          <table:table-cell office:value-type="float" office:value="1.01844952110075">
            <text:p>1.0184495211</text:p>
          </table:table-cell>
          <table:table-cell office:value-type="float" office:value="274.836043485981">
            <text:p>274.836043486</text:p>
          </table:table-cell>
          <table:table-cell office:value-type="float" office:value="274.835199574658">
            <text:p>274.8351995747</text:p>
          </table:table-cell>
          <table:table-cell office:value-type="string">
            <text:p><text:s/>4 ♑ 50' 09"</text:p>
          </table:table-cell>
          <table:table-cell office:value-type="string">
            <text:p><text:s/>4 ♑ 50' 06"</text:p>
          </table:table-cell>
          <table:table-cell office:value-type="float" office:value="12.2383995753984">
            <text:p>12.2383995754</text:p>
          </table:table-cell>
          <table:table-cell office:value-type="float" office:value="1.0184234042798">
            <text:p>1.0184234043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366.50618056">
            <text:p>2426366.50618056</text:p>
          </table:table-cell>
          <table:table-cell office:value-type="string">
            <text:p>1931-01-24 19:08:54.375000 EST-0500</text:p>
          </table:table-cell>
          <table:table-cell office:value-type="float" office:value="0">
            <text:p>0</text:p>
          </table:table-cell>
          <table:table-cell office:value-type="float" office:value="11.9540669960895">
            <text:p>11.9540669961</text:p>
          </table:table-cell>
          <table:table-cell office:value-type="float" office:value="11.9537048022637">
            <text:p>11.9537048023</text:p>
          </table:table-cell>
          <table:table-cell office:value-type="string">
            <text:p>11 ♈ 57' 14"</text:p>
          </table:table-cell>
          <table:table-cell office:value-type="string">
            <text:p>11 ♈ 57' 13"</text:p>
          </table:table-cell>
          <table:table-cell office:value-type="float" office:value="11.890733041255">
            <text:p>11.8907330413</text:p>
          </table:table-cell>
          <table:table-cell office:value-type="float" office:value="0.0288407344561553">
            <text:p>0.0288407345</text:p>
          </table:table-cell>
          <table:table-cell office:value-type="float" office:value="349.060968670674">
            <text:p>349.0609686707</text:p>
          </table:table-cell>
          <table:table-cell office:value-type="float" office:value="349.060606476848">
            <text:p>349.0606064768</text:p>
          </table:table-cell>
          <table:table-cell office:value-type="string">
            <text:p>19 ♓ 03' 39"</text:p>
          </table:table-cell>
          <table:table-cell office:value-type="string">
            <text:p>19 ♓ 03' 38"</text:p>
          </table:table-cell>
          <table:table-cell office:value-type="float" office:value="11.8907547664638">
            <text:p>11.8907547665</text:p>
          </table:table-cell>
          <table:table-cell office:value-type="float" office:value="0.0288624557765567">
            <text:p>0.0288624558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373.44758102">
            <text:p>2426373.44758102</text:p>
          </table:table-cell>
          <table:table-cell office:value-type="string">
            <text:p>1931-01-31 17:44:31.875000 EST-0500</text:p>
          </table:table-cell>
          <table:table-cell office:value-type="float" office:value="0">
            <text:p>0</text:p>
          </table:table-cell>
          <table:table-cell office:value-type="float" office:value="102.329674130612">
            <text:p>102.3296741306</text:p>
          </table:table-cell>
          <table:table-cell office:value-type="float" office:value="102.327145675976">
            <text:p>102.327145676</text:p>
          </table:table-cell>
          <table:table-cell office:value-type="string">
            <text:p>12 ♋ 19' 46"</text:p>
          </table:table-cell>
          <table:table-cell office:value-type="string">
            <text:p>12 ♋ 19' 37"</text:p>
          </table:table-cell>
          <table:table-cell office:value-type="float" office:value="14.5668353229299">
            <text:p>14.5668353229</text:p>
          </table:table-cell>
          <table:table-cell office:value-type="float" office:value="-0.103699025974084">
            <text:p>-0.103699026</text:p>
          </table:table-cell>
          <table:table-cell office:value-type="float" office:value="79.436197891565">
            <text:p>79.4361978916</text:p>
          </table:table-cell>
          <table:table-cell office:value-type="float" office:value="79.4336694369283">
            <text:p>79.4336694369</text:p>
          </table:table-cell>
          <table:table-cell office:value-type="string">
            <text:p>19 ♊ 26' 10"</text:p>
          </table:table-cell>
          <table:table-cell office:value-type="string">
            <text:p>19 ♊ 26' 01"</text:p>
          </table:table-cell>
          <table:table-cell office:value-type="float" office:value="14.5667872827837">
            <text:p>14.5667872828</text:p>
          </table:table-cell>
          <table:table-cell office:value-type="float" office:value="-0.10374683584089">
            <text:p>-0.1037468358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6374.3028125">
            <text:p>2426374.3028125</text:p>
          </table:table-cell>
          <table:table-cell office:value-type="string">
            <text:p>1931-02-01 14:16:03.281250 EST-0500</text:p>
          </table:table-cell>
          <table:table-cell office:value-type="float" office:value="0">
            <text:p>0</text:p>
          </table:table-cell>
          <table:table-cell office:value-type="float" office:value="287.417948587814">
            <text:p>287.4179485878</text:p>
          </table:table-cell>
          <table:table-cell office:value-type="float" office:value="287.417764758984">
            <text:p>287.417764759</text:p>
          </table:table-cell>
          <table:table-cell office:value-type="string">
            <text:p>17 ♑ 25' 04"</text:p>
          </table:table-cell>
          <table:table-cell office:value-type="string">
            <text:p>17 ♑ 25' 03"</text:p>
          </table:table-cell>
          <table:table-cell office:value-type="float" office:value="1.16766462142628">
            <text:p>1.1676646214</text:p>
          </table:table-cell>
          <table:table-cell office:value-type="float" office:value="0.111330561475045">
            <text:p>0.1113305615</text:p>
          </table:table-cell>
          <table:table-cell office:value-type="float" office:value="264.524401741956">
            <text:p>264.524401742</text:p>
          </table:table-cell>
          <table:table-cell office:value-type="float" office:value="264.524217913126">
            <text:p>264.5242179131</text:p>
          </table:table-cell>
          <table:table-cell table:number-columns-repeated="2" office:value-type="string">
            <text:p>24 ♐ 31' 27"</text:p>
          </table:table-cell>
          <table:table-cell office:value-type="float" office:value="1.16762509040059">
            <text:p>1.1676250904</text:p>
          </table:table-cell>
          <table:table-cell office:value-type="float" office:value="0.111291024792256">
            <text:p>0.1112910248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374.95270833">
            <text:p>2426374.95270833</text:p>
          </table:table-cell>
          <table:table-cell office:value-type="string">
            <text:p>1931-02-02 05:51:54.843750 EST-0500</text:p>
          </table:table-cell>
          <table:table-cell office:value-type="float" office:value="0">
            <text:p>0</text:p>
          </table:table-cell>
          <table:table-cell office:value-type="float" office:value="124.669804483115">
            <text:p>124.6698044831</text:p>
          </table:table-cell>
          <table:table-cell office:value-type="float" office:value="124.666494818595">
            <text:p>124.6664948186</text:p>
          </table:table-cell>
          <table:table-cell office:value-type="string">
            <text:p><text:s/>4 ♌ 40' 11"</text:p>
          </table:table-cell>
          <table:table-cell office:value-type="string">
            <text:p><text:s/>4 ♌ 39' 59"</text:p>
          </table:table-cell>
          <table:table-cell office:value-type="float" office:value="15.0667708247981">
            <text:p>15.0667708248</text:p>
          </table:table-cell>
          <table:table-cell office:value-type="float" office:value="-0.384490764388304">
            <text:p>-0.3844907644</text:p>
          </table:table-cell>
          <table:table-cell office:value-type="float" office:value="101.776210435829">
            <text:p>101.7762104358</text:p>
          </table:table-cell>
          <table:table-cell office:value-type="float" office:value="101.772900771309">
            <text:p>101.7729007713</text:p>
          </table:table-cell>
          <table:table-cell office:value-type="string">
            <text:p>11 ♋ 46' 34"</text:p>
          </table:table-cell>
          <table:table-cell office:value-type="string">
            <text:p>11 ♋ 46' 22"</text:p>
          </table:table-cell>
          <table:table-cell office:value-type="float" office:value="15.0667410589041">
            <text:p>15.0667410589</text:p>
          </table:table-cell>
          <table:table-cell office:value-type="float" office:value="-0.384520459711288">
            <text:p>-0.3845204597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385.85847222">
            <text:p>2426385.85847222</text:p>
          </table:table-cell>
          <table:table-cell office:value-type="string">
            <text:p>1931-02-13 03:36:12.656250 EST-0500</text:p>
          </table:table-cell>
          <table:table-cell office:value-type="float" office:value="0">
            <text:p>0</text:p>
          </table:table-cell>
          <table:table-cell office:value-type="float" office:value="277.237099183423">
            <text:p>277.2370991834</text:p>
          </table:table-cell>
          <table:table-cell office:value-type="float" office:value="277.234736963326">
            <text:p>277.2347369633</text:p>
          </table:table-cell>
          <table:table-cell office:value-type="string">
            <text:p><text:s/>7 ♑ 14' 13"</text:p>
          </table:table-cell>
          <table:table-cell office:value-type="string">
            <text:p><text:s/>7 ♑ 14' 05"</text:p>
          </table:table-cell>
          <table:table-cell office:value-type="float" office:value="12.3903919700848">
            <text:p>12.3903919701</text:p>
          </table:table-cell>
          <table:table-cell office:value-type="float" office:value="1.07306887551637">
            <text:p>1.0730688755</text:p>
          </table:table-cell>
          <table:table-cell office:value-type="float" office:value="254.343080957956">
            <text:p>254.343080958</text:p>
          </table:table-cell>
          <table:table-cell office:value-type="float" office:value="254.34071873786">
            <text:p>254.3407187379</text:p>
          </table:table-cell>
          <table:table-cell office:value-type="string">
            <text:p>14 ♐ 20' 35"</text:p>
          </table:table-cell>
          <table:table-cell office:value-type="string">
            <text:p>14 ♐ 20' 26"</text:p>
          </table:table-cell>
          <table:table-cell office:value-type="float" office:value="12.3903643128996">
            <text:p>12.3903643129</text:p>
          </table:table-cell>
          <table:table-cell office:value-type="float" office:value="1.07304137176414">
            <text:p>1.0730413718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386.79475694">
            <text:p>2426386.79475694</text:p>
          </table:table-cell>
          <table:table-cell office:value-type="string">
            <text:p>1931-02-14 02:04:27.187500 EST-0500</text:p>
          </table:table-cell>
          <table:table-cell office:value-type="float" office:value="0">
            <text:p>0</text:p>
          </table:table-cell>
          <table:table-cell office:value-type="float" office:value="288.762159047852">
            <text:p>288.7621590479</text:p>
          </table:table-cell>
          <table:table-cell office:value-type="float" office:value="288.761762873163">
            <text:p>288.7617628732</text:p>
          </table:table-cell>
          <table:table-cell office:value-type="string">
            <text:p>18 ♑ 45' 43"</text:p>
          </table:table-cell>
          <table:table-cell office:value-type="string">
            <text:p>18 ♑ 45' 42"</text:p>
          </table:table-cell>
          <table:table-cell office:value-type="float" office:value="12.233289760887">
            <text:p>12.2332897609</text:p>
          </table:table-cell>
          <table:table-cell office:value-type="float" office:value="0.103411268041151">
            <text:p>0.103411268</text:p>
          </table:table-cell>
          <table:table-cell office:value-type="float" office:value="265.868082011648">
            <text:p>265.8680820116</text:p>
          </table:table-cell>
          <table:table-cell office:value-type="float" office:value="265.867685836959">
            <text:p>265.867685837</text:p>
          </table:table-cell>
          <table:table-cell office:value-type="string">
            <text:p>25 ♐ 52' 05"</text:p>
          </table:table-cell>
          <table:table-cell office:value-type="string">
            <text:p>25 ♐ 52' 03"</text:p>
          </table:table-cell>
          <table:table-cell office:value-type="float" office:value="12.2332684173348">
            <text:p>12.2332684173</text:p>
          </table:table-cell>
          <table:table-cell office:value-type="float" office:value="0.103390336817978">
            <text:p>0.1033903368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388.2200463">
            <text:p>2426388.2200463</text:p>
          </table:table-cell>
          <table:table-cell office:value-type="string">
            <text:p>1931-02-15 12:16:52.500000 EST-0500</text:p>
          </table:table-cell>
          <table:table-cell office:value-type="float" office:value="0">
            <text:p>0</text:p>
          </table:table-cell>
          <table:table-cell office:value-type="float" office:value="306.057097175814">
            <text:p>306.0570971758</text:p>
          </table:table-cell>
          <table:table-cell office:value-type="float" office:value="306.055232187036">
            <text:p>306.055232187</text:p>
          </table:table-cell>
          <table:table-cell office:value-type="string">
            <text:p><text:s/>6 ♒ 03' 25"</text:p>
          </table:table-cell>
          <table:table-cell office:value-type="string">
            <text:p><text:s/>6 ♒ 03' 18"</text:p>
          </table:table-cell>
          <table:table-cell office:value-type="float" office:value="12.0443952148207">
            <text:p>12.0443952148</text:p>
          </table:table-cell>
          <table:table-cell office:value-type="float" office:value="1.47488784319225">
            <text:p>1.4748878432</text:p>
          </table:table-cell>
          <table:table-cell office:value-type="float" office:value="283.162946434014">
            <text:p>283.162946434</text:p>
          </table:table-cell>
          <table:table-cell office:value-type="float" office:value="283.161081445236">
            <text:p>283.1610814452</text:p>
          </table:table-cell>
          <table:table-cell office:value-type="string">
            <text:p>13 ♑ 09' 46"</text:p>
          </table:table-cell>
          <table:table-cell office:value-type="string">
            <text:p>13 ♑ 09' 39"</text:p>
          </table:table-cell>
          <table:table-cell office:value-type="float" office:value="12.0443891455182">
            <text:p>12.0443891455</text:p>
          </table:table-cell>
          <table:table-cell office:value-type="float" office:value="1.47488240189555">
            <text:p>1.4748824019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390.0496412">
            <text:p>2426390.0496412</text:p>
          </table:table-cell>
          <table:table-cell office:value-type="string">
            <text:p>1931-02-17 08:11:29.062500 EST-0500</text:p>
          </table:table-cell>
          <table:table-cell office:value-type="float" office:value="0">
            <text:p>0</text:p>
          </table:table-cell>
          <table:table-cell office:value-type="float" office:value="327.925968018995">
            <text:p>327.925968019</text:p>
          </table:table-cell>
          <table:table-cell office:value-type="float" office:value="327.92569379806">
            <text:p>327.9256937981</text:p>
          </table:table-cell>
          <table:table-cell office:value-type="string">
            <text:p>27 ♒ 55' 33"</text:p>
          </table:table-cell>
          <table:table-cell office:value-type="string">
            <text:p>27 ♒ 55' 32"</text:p>
          </table:table-cell>
          <table:table-cell office:value-type="float" office:value="11.8744103283261">
            <text:p>11.8744103283</text:p>
          </table:table-cell>
          <table:table-cell office:value-type="float" office:value="1.00940344663505">
            <text:p>1.0094034466</text:p>
          </table:table-cell>
          <table:table-cell office:value-type="float" office:value="305.031758853331">
            <text:p>305.0317588533</text:p>
          </table:table-cell>
          <table:table-cell office:value-type="float" office:value="305.031484632396">
            <text:p>305.0314846324</text:p>
          </table:table-cell>
          <table:table-cell office:value-type="string">
            <text:p><text:s/>5 ♒ 01' 54"</text:p>
          </table:table-cell>
          <table:table-cell office:value-type="string">
            <text:p><text:s/>5 ♒ 01' 53"</text:p>
          </table:table-cell>
          <table:table-cell office:value-type="float" office:value="11.874426764391">
            <text:p>11.8744267644</text:p>
          </table:table-cell>
          <table:table-cell office:value-type="float" office:value="1.00942084792019">
            <text:p>1.0094208479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393.86359954">
            <text:p>2426393.86359954</text:p>
          </table:table-cell>
          <table:table-cell office:value-type="string">
            <text:p>1931-02-21 03:43:35.625000 EST-0500</text:p>
          </table:table-cell>
          <table:table-cell office:value-type="float" office:value="0">
            <text:p>0</text:p>
          </table:table-cell>
          <table:table-cell office:value-type="float" office:value="12.9977115397636">
            <text:p>12.9977115398</text:p>
          </table:table-cell>
          <table:table-cell office:value-type="float" office:value="12.9955665808782">
            <text:p>12.9955665809</text:p>
          </table:table-cell>
          <table:table-cell office:value-type="string">
            <text:p>12 ♈ 59' 51"</text:p>
          </table:table-cell>
          <table:table-cell office:value-type="string">
            <text:p>12 ♈ 59' 44"</text:p>
          </table:table-cell>
          <table:table-cell office:value-type="float" office:value="11.8594593888437">
            <text:p>11.8594593888</text:p>
          </table:table-cell>
          <table:table-cell office:value-type="float" office:value="0.0461512160294398">
            <text:p>0.046151216</text:p>
          </table:table-cell>
          <table:table-cell office:value-type="float" office:value="350.103473488488">
            <text:p>350.1034734885</text:p>
          </table:table-cell>
          <table:table-cell office:value-type="float" office:value="350.101328529602">
            <text:p>350.1013285296</text:p>
          </table:table-cell>
          <table:table-cell office:value-type="string">
            <text:p>20 ♓ 06' 12"</text:p>
          </table:table-cell>
          <table:table-cell office:value-type="string">
            <text:p>20 ♓ 06' 04"</text:p>
          </table:table-cell>
          <table:table-cell office:value-type="float" office:value="11.859493029856">
            <text:p>11.8594930299</text:p>
          </table:table-cell>
          <table:table-cell office:value-type="float" office:value="0.0461848567087168">
            <text:p>0.0461848567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6397.34407407">
            <text:p>2426397.34407407</text:p>
          </table:table-cell>
          <table:table-cell office:value-type="string">
            <text:p>1931-02-24 15:15:28.125000 EST-0500</text:p>
          </table:table-cell>
          <table:table-cell office:value-type="float" office:value="0">
            <text:p>0</text:p>
          </table:table-cell>
          <table:table-cell office:value-type="float" office:value="289.806787324631">
            <text:p>289.8067873246</text:p>
          </table:table-cell>
          <table:table-cell office:value-type="float" office:value="289.806584077284">
            <text:p>289.8065840773</text:p>
          </table:table-cell>
          <table:table-cell office:value-type="string">
            <text:p>19 ♑ 48' 24"</text:p>
          </table:table-cell>
          <table:table-cell office:value-type="string">
            <text:p>19 ♑ 48' 23"</text:p>
          </table:table-cell>
          <table:table-cell office:value-type="float" office:value="1.11340738997378">
            <text:p>1.11340739</text:p>
          </table:table-cell>
          <table:table-cell office:value-type="float" office:value="0.0943859010292847">
            <text:p>0.094385901</text:p>
          </table:table-cell>
          <table:table-cell office:value-type="float" office:value="266.91247772601">
            <text:p>266.912477726</text:p>
          </table:table-cell>
          <table:table-cell office:value-type="float" office:value="266.912274478663">
            <text:p>266.9122744787</text:p>
          </table:table-cell>
          <table:table-cell table:number-columns-repeated="2" office:value-type="string">
            <text:p>26 ♐ 54' 44"</text:p>
          </table:table-cell>
          <table:table-cell office:value-type="float" office:value="1.11340304233517">
            <text:p>1.1134030423</text:p>
          </table:table-cell>
          <table:table-cell office:value-type="float" office:value="0.0943816424121581">
            <text:p>0.0943816424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400.74885417">
            <text:p>2426400.74885417</text:p>
          </table:table-cell>
          <table:table-cell office:value-type="string">
            <text:p>1931-02-28 00:58:21.562500 EST-0500</text:p>
          </table:table-cell>
          <table:table-cell office:value-type="float" office:value="0">
            <text:p>0</text:p>
          </table:table-cell>
          <table:table-cell office:value-type="float" office:value="100.533628147149">
            <text:p>100.5336281471</text:p>
          </table:table-cell>
          <table:table-cell office:value-type="float" office:value="100.531222242237">
            <text:p>100.5312222422</text:p>
          </table:table-cell>
          <table:table-cell office:value-type="string">
            <text:p>10 ♋ 32' 01"</text:p>
          </table:table-cell>
          <table:table-cell office:value-type="string">
            <text:p>10 ♋ 31' 52"</text:p>
          </table:table-cell>
          <table:table-cell office:value-type="float" office:value="14.0842153843845">
            <text:p>14.0842153844</text:p>
          </table:table-cell>
          <table:table-cell office:value-type="float" office:value="-0.0231883918845322">
            <text:p>-0.0231883919</text:p>
          </table:table-cell>
          <table:table-cell office:value-type="float" office:value="77.6391062134511">
            <text:p>77.6391062135</text:p>
          </table:table-cell>
          <table:table-cell office:value-type="float" office:value="77.6367003085397">
            <text:p>77.6367003085</text:p>
          </table:table-cell>
          <table:table-cell office:value-type="string">
            <text:p>17 ♊ 38' 20"</text:p>
          </table:table-cell>
          <table:table-cell office:value-type="string">
            <text:p>17 ♊ 38' 12"</text:p>
          </table:table-cell>
          <table:table-cell office:value-type="float" office:value="14.0841809243001">
            <text:p>14.0841809243</text:p>
          </table:table-cell>
          <table:table-cell office:value-type="float" office:value="-0.0232227007928603">
            <text:p>-0.0232227008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401.94733796">
            <text:p>2426401.94733796</text:p>
          </table:table-cell>
          <table:table-cell office:value-type="string">
            <text:p>1931-03-01 05:44:10.781250 EST-0500</text:p>
          </table:table-cell>
          <table:table-cell office:value-type="float" office:value="0">
            <text:p>0</text:p>
          </table:table-cell>
          <table:table-cell office:value-type="float" office:value="117.750219356578">
            <text:p>117.7502193566</text:p>
          </table:table-cell>
          <table:table-cell office:value-type="float" office:value="117.748049816844">
            <text:p>117.7480498168</text:p>
          </table:table-cell>
          <table:table-cell office:value-type="string">
            <text:p>27 ♋ 45' 00"</text:p>
          </table:table-cell>
          <table:table-cell office:value-type="string">
            <text:p>27 ♋ 44' 52"</text:p>
          </table:table-cell>
          <table:table-cell office:value-type="float" office:value="14.6337796772417">
            <text:p>14.6337796772</text:p>
          </table:table-cell>
          <table:table-cell office:value-type="float" office:value="-0.0903645741307284">
            <text:p>-0.0903645741</text:p>
          </table:table-cell>
          <table:table-cell office:value-type="float" office:value="94.8556152397811">
            <text:p>94.8556152398</text:p>
          </table:table-cell>
          <table:table-cell office:value-type="float" office:value="94.8534457000474">
            <text:p>94.8534457</text:p>
          </table:table-cell>
          <table:table-cell office:value-type="string">
            <text:p><text:s/>4 ♋ 51' 20"</text:p>
          </table:table-cell>
          <table:table-cell office:value-type="string">
            <text:p><text:s/>4 ♋ 51' 12"</text:p>
          </table:table-cell>
          <table:table-cell office:value-type="float" office:value="14.6337548702688">
            <text:p>14.6337548703</text:p>
          </table:table-cell>
          <table:table-cell office:value-type="float" office:value="-0.0903892051138594">
            <text:p>-0.0903892051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414.23982639">
            <text:p>2426414.23982639</text:p>
          </table:table-cell>
          <table:table-cell office:value-type="string">
            <text:p>1931-03-13 12:45:21.093750 EST-0500</text:p>
          </table:table-cell>
          <table:table-cell office:value-type="float" office:value="0">
            <text:p>0</text:p>
          </table:table-cell>
          <table:table-cell office:value-type="float" office:value="291.253954656394">
            <text:p>291.2539546564</text:p>
          </table:table-cell>
          <table:table-cell office:value-type="float" office:value="291.253576202379">
            <text:p>291.2535762024</text:p>
          </table:table-cell>
          <table:table-cell office:value-type="string">
            <text:p>21 ♑ 15' 14"</text:p>
          </table:table-cell>
          <table:table-cell office:value-type="string">
            <text:p>21 ♑ 15' 12"</text:p>
          </table:table-cell>
          <table:table-cell office:value-type="float" office:value="12.2034689063887">
            <text:p>12.2034689064</text:p>
          </table:table-cell>
          <table:table-cell office:value-type="float" office:value="0.0761580560353893">
            <text:p>0.076158056</text:p>
          </table:table-cell>
          <table:table-cell office:value-type="float" office:value="268.358941975324">
            <text:p>268.3589419753</text:p>
          </table:table-cell>
          <table:table-cell office:value-type="float" office:value="268.358563521308">
            <text:p>268.3585635213</text:p>
          </table:table-cell>
          <table:table-cell office:value-type="string">
            <text:p>28 ♐ 21' 32"</text:p>
          </table:table-cell>
          <table:table-cell office:value-type="string">
            <text:p>28 ♐ 21' 30"</text:p>
          </table:table-cell>
          <table:table-cell office:value-type="float" office:value="12.2034571534301">
            <text:p>12.2034571534</text:p>
          </table:table-cell>
          <table:table-cell office:value-type="float" office:value="0.0761466749320368">
            <text:p>0.0761466749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415.86408565">
            <text:p>2426415.86408565</text:p>
          </table:table-cell>
          <table:table-cell office:value-type="string">
            <text:p>1931-03-15 03:44:17.812500 EST-0500</text:p>
          </table:table-cell>
          <table:table-cell office:value-type="float" office:value="0">
            <text:p>0</text:p>
          </table:table-cell>
          <table:table-cell office:value-type="float" office:value="310.848265810239">
            <text:p>310.8482658102</text:p>
          </table:table-cell>
          <table:table-cell office:value-type="float" office:value="310.847553831907">
            <text:p>310.8475538319</text:p>
          </table:table-cell>
          <table:table-cell office:value-type="string">
            <text:p>10 ♒ 50' 53"</text:p>
          </table:table-cell>
          <table:table-cell office:value-type="string">
            <text:p>10 ♒ 50' 51"</text:p>
          </table:table-cell>
          <table:table-cell office:value-type="float" office:value="11.9479945219415">
            <text:p>11.9479945219</text:p>
          </table:table-cell>
          <table:table-cell office:value-type="float" office:value="1.15507329562732">
            <text:p>1.1550732956</text:p>
          </table:table-cell>
          <table:table-cell office:value-type="float" office:value="287.953187215924">
            <text:p>287.9531872159</text:p>
          </table:table-cell>
          <table:table-cell office:value-type="float" office:value="287.952475237592">
            <text:p>287.9524752376</text:p>
          </table:table-cell>
          <table:table-cell office:value-type="string">
            <text:p>17 ♑ 57' 11"</text:p>
          </table:table-cell>
          <table:table-cell office:value-type="string">
            <text:p>17 ♑ 57' 08"</text:p>
          </table:table-cell>
          <table:table-cell office:value-type="float" office:value="11.9480011839667">
            <text:p>11.948001184</text:p>
          </table:table-cell>
          <table:table-cell office:value-type="float" office:value="1.15508083932443">
            <text:p>1.1550808393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416.49616898">
            <text:p>2426416.49616898</text:p>
          </table:table-cell>
          <table:table-cell office:value-type="string">
            <text:p>1931-03-15 18:54:29.531250 EST-0500</text:p>
          </table:table-cell>
          <table:table-cell office:value-type="float" office:value="0">
            <text:p>0</text:p>
          </table:table-cell>
          <table:table-cell office:value-type="float" office:value="354.444120663883">
            <text:p>354.4441206639</text:p>
          </table:table-cell>
          <table:table-cell office:value-type="float" office:value="354.444063129301">
            <text:p>354.4440631293</text:p>
          </table:table-cell>
          <table:table-cell table:number-columns-repeated="2" office:value-type="string">
            <text:p>24 ♓ 26' 38"</text:p>
          </table:table-cell>
          <table:table-cell office:value-type="float" office:value="1.95818389597073">
            <text:p>1.958183896</text:p>
          </table:table-cell>
          <table:table-cell office:value-type="float" office:value="0.99617988463599">
            <text:p>0.9961798846</text:p>
          </table:table-cell>
          <table:table-cell office:value-type="float" office:value="331.54902510716">
            <text:p>331.5490251072</text:p>
          </table:table-cell>
          <table:table-cell office:value-type="float" office:value="331.548967572578">
            <text:p>331.5489675726</text:p>
          </table:table-cell>
          <table:table-cell table:number-columns-repeated="2" office:value-type="string">
            <text:p><text:s/>1 ♓ 32' 56"</text:p>
          </table:table-cell>
          <table:table-cell office:value-type="float" office:value="1.95819884606722">
            <text:p>1.9581988461</text:p>
          </table:table-cell>
          <table:table-cell office:value-type="float" office:value="0.996195208167244">
            <text:p>0.9961952082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419.82746528">
            <text:p>2426419.82746528</text:p>
          </table:table-cell>
          <table:table-cell office:value-type="string">
            <text:p>1931-03-19 02:51:33.750000 EST-0500</text:p>
          </table:table-cell>
          <table:table-cell office:value-type="float" office:value="0">
            <text:p>0</text:p>
          </table:table-cell>
          <table:table-cell office:value-type="float" office:value="357.761859962548">
            <text:p>357.7618599625</text:p>
          </table:table-cell>
          <table:table-cell office:value-type="float" office:value="357.759671052638">
            <text:p>357.7596710526</text:p>
          </table:table-cell>
          <table:table-cell office:value-type="string">
            <text:p>27 ♓ 45' 42"</text:p>
          </table:table-cell>
          <table:table-cell office:value-type="string">
            <text:p>27 ♓ 45' 34"</text:p>
          </table:table-cell>
          <table:table-cell office:value-type="float" office:value="11.8266658672167">
            <text:p>11.8266658672</text:p>
          </table:table-cell>
          <table:table-cell office:value-type="float" office:value="0.994379580527908">
            <text:p>0.9943795805</text:p>
          </table:table-cell>
          <table:table-cell office:value-type="float" office:value="334.866742083905">
            <text:p>334.8667420839</text:p>
          </table:table-cell>
          <table:table-cell office:value-type="float" office:value="334.864553173996">
            <text:p>334.864553174</text:p>
          </table:table-cell>
          <table:table-cell office:value-type="string">
            <text:p><text:s/>4 ♓ 52' 00"</text:p>
          </table:table-cell>
          <table:table-cell office:value-type="string">
            <text:p><text:s/>4 ♓ 51' 52"</text:p>
          </table:table-cell>
          <table:table-cell office:value-type="float" office:value="11.8267073843654">
            <text:p>11.8267073844</text:p>
          </table:table-cell>
          <table:table-cell office:value-type="float" office:value="0.994421162527863">
            <text:p>0.9944211625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420.1612037">
            <text:p>2426420.1612037</text:p>
          </table:table-cell>
          <table:table-cell office:value-type="string">
            <text:p>1931-03-19 10:52:08.906250 EST-0500</text:p>
          </table:table-cell>
          <table:table-cell office:value-type="float" office:value="0">
            <text:p>0</text:p>
          </table:table-cell>
          <table:table-cell office:value-type="float" office:value="1.71139619530353">
            <text:p>1.7113961953</text:p>
          </table:table-cell>
          <table:table-cell office:value-type="float" office:value="1.71026764281687">
            <text:p>1.7102676428</text:p>
          </table:table-cell>
          <table:table-cell office:value-type="string">
            <text:p><text:s/>1 ♈ 42' 41"</text:p>
          </table:table-cell>
          <table:table-cell office:value-type="string">
            <text:p><text:s/>1 ♈ 42' 36"</text:p>
          </table:table-cell>
          <table:table-cell office:value-type="float" office:value="11.8424195771066">
            <text:p>11.8424195771</text:p>
          </table:table-cell>
          <table:table-cell office:value-type="float" office:value="2.00272018620138">
            <text:p>2.0027201862</text:p>
          </table:table-cell>
          <table:table-cell office:value-type="float" office:value="338.816279484468">
            <text:p>338.8162794845</text:p>
          </table:table-cell>
          <table:table-cell office:value-type="float" office:value="338.815150931981">
            <text:p>338.815150932</text:p>
          </table:table-cell>
          <table:table-cell office:value-type="string">
            <text:p><text:s/>8 ♓ 48' 58"</text:p>
          </table:table-cell>
          <table:table-cell office:value-type="string">
            <text:p><text:s/>8 ♓ 48' 54"</text:p>
          </table:table-cell>
          <table:table-cell office:value-type="float" office:value="11.8424613573983">
            <text:p>11.8424613574</text:p>
          </table:table-cell>
          <table:table-cell office:value-type="float" office:value="2.00276196783533">
            <text:p>2.0027619678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421.23030093">
            <text:p>2426421.23030093</text:p>
          </table:table-cell>
          <table:table-cell office:value-type="string">
            <text:p>1931-03-20 12:31:38.437500 EST-0500</text:p>
          </table:table-cell>
          <table:table-cell office:value-type="float" office:value="0">
            <text:p>0</text:p>
          </table:table-cell>
          <table:table-cell office:value-type="float" office:value="14.4094029959789">
            <text:p>14.409402996</text:p>
          </table:table-cell>
          <table:table-cell office:value-type="float" office:value="14.4081926461093">
            <text:p>14.4081926461</text:p>
          </table:table-cell>
          <table:table-cell office:value-type="string">
            <text:p>14 ♈ 24' 33"</text:p>
          </table:table-cell>
          <table:table-cell office:value-type="string">
            <text:p>14 ♈ 24' 29"</text:p>
          </table:table-cell>
          <table:table-cell office:value-type="float" office:value="11.9189672046156">
            <text:p>11.9189672046</text:p>
          </table:table-cell>
          <table:table-cell office:value-type="float" office:value="0.055643638364108">
            <text:p>0.0556436384</text:p>
          </table:table-cell>
          <table:table-cell office:value-type="float" office:value="351.514288997878">
            <text:p>351.5142889979</text:p>
          </table:table-cell>
          <table:table-cell office:value-type="float" office:value="351.513078648009">
            <text:p>351.513078648</text:p>
          </table:table-cell>
          <table:table-cell office:value-type="string">
            <text:p>21 ♓ 30' 51"</text:p>
          </table:table-cell>
          <table:table-cell office:value-type="string">
            <text:p>21 ♓ 30' 47"</text:p>
          </table:table-cell>
          <table:table-cell office:value-type="float" office:value="11.9190060208726">
            <text:p>11.9190060209</text:p>
          </table:table-cell>
          <table:table-cell office:value-type="float" office:value="0.0556825097261101">
            <text:p>0.0556825097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6426.64583333">
            <text:p>2426426.64583333</text:p>
          </table:table-cell>
          <table:table-cell office:value-type="string">
            <text:p>1931-03-25 22:30:00.000000 EST-0500</text:p>
          </table:table-cell>
          <table:table-cell office:value-type="float" office:value="0">
            <text:p>0</text:p>
          </table:table-cell>
          <table:table-cell office:value-type="float" office:value="14.7122090527367">
            <text:p>14.7122090527</text:p>
          </table:table-cell>
          <table:table-cell office:value-type="float" office:value="14.712141505425">
            <text:p>14.7121415054</text:p>
          </table:table-cell>
          <table:table-cell table:number-columns-repeated="2" office:value-type="string">
            <text:p>14 ♈ 42' 43"</text:p>
          </table:table-cell>
          <table:table-cell office:value-type="float" office:value="1.97689778625585">
            <text:p>1.9768977863</text:p>
          </table:table-cell>
          <table:table-cell office:value-type="float" office:value="0.0565489887140285">
            <text:p>0.0565489887</text:p>
          </table:table-cell>
          <table:table-cell office:value-type="float" office:value="351.816938042345">
            <text:p>351.8169380423</text:p>
          </table:table-cell>
          <table:table-cell office:value-type="float" office:value="351.816870495034">
            <text:p>351.816870495</text:p>
          </table:table-cell>
          <table:table-cell table:number-columns-repeated="2" office:value-type="string">
            <text:p>21 ♓ 49' 00"</text:p>
          </table:table-cell>
          <table:table-cell office:value-type="float" office:value="1.97687454257891">
            <text:p>1.9768745426</text:p>
          </table:table-cell>
          <table:table-cell office:value-type="float" office:value="0.056525807765877">
            <text:p>0.0565258078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428.11969907">
            <text:p>2426428.11969907</text:p>
          </table:table-cell>
          <table:table-cell office:value-type="string">
            <text:p>1931-03-27 09:52:22.968750 EST-0500</text:p>
          </table:table-cell>
          <table:table-cell office:value-type="float" office:value="0">
            <text:p>0</text:p>
          </table:table-cell>
          <table:table-cell office:value-type="float" office:value="101.110582796536">
            <text:p>101.1105827965</text:p>
          </table:table-cell>
          <table:table-cell office:value-type="float" office:value="101.108965063246">
            <text:p>101.1089650632</text:p>
          </table:table-cell>
          <table:table-cell office:value-type="string">
            <text:p>11 ♋ 06' 38"</text:p>
          </table:table-cell>
          <table:table-cell office:value-type="string">
            <text:p>11 ♋ 06' 32"</text:p>
          </table:table-cell>
          <table:table-cell office:value-type="float" office:value="13.6299996361587">
            <text:p>13.6299996362</text:p>
          </table:table-cell>
          <table:table-cell office:value-type="float" office:value="0.063945051025083">
            <text:p>0.063945051</text:p>
          </table:table-cell>
          <table:table-cell office:value-type="float" office:value="78.2152160937917">
            <text:p>78.2152160938</text:p>
          </table:table-cell>
          <table:table-cell office:value-type="float" office:value="78.213598360501">
            <text:p>78.2135983605</text:p>
          </table:table-cell>
          <table:table-cell office:value-type="string">
            <text:p>18 ♊ 12' 54"</text:p>
          </table:table-cell>
          <table:table-cell office:value-type="string">
            <text:p>18 ♊ 12' 48"</text:p>
          </table:table-cell>
          <table:table-cell office:value-type="float" office:value="13.6299719533486">
            <text:p>13.6299719533</text:p>
          </table:table-cell>
          <table:table-cell office:value-type="float" office:value="0.063917446862011">
            <text:p>0.0639174469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429.46003472">
            <text:p>2426429.46003472</text:p>
          </table:table-cell>
          <table:table-cell office:value-type="string">
            <text:p>1931-03-28 18:02:27.656250 EST-0500</text:p>
          </table:table-cell>
          <table:table-cell office:value-type="float" office:value="0">
            <text:p>0</text:p>
          </table:table-cell>
          <table:table-cell office:value-type="float" office:value="119.741091998923">
            <text:p>119.7410919989</text:p>
          </table:table-cell>
          <table:table-cell office:value-type="float" office:value="119.739057872949">
            <text:p>119.7390578729</text:p>
          </table:table-cell>
          <table:table-cell office:value-type="string">
            <text:p>29 ♋ 44' 27"</text:p>
          </table:table-cell>
          <table:table-cell office:value-type="string">
            <text:p>29 ♋ 44' 20"</text:p>
          </table:table-cell>
          <table:table-cell office:value-type="float" office:value="14.1693086442194">
            <text:p>14.1693086442</text:p>
          </table:table-cell>
          <table:table-cell office:value-type="float" office:value="0.213913178399707">
            <text:p>0.2139131784</text:p>
          </table:table-cell>
          <table:table-cell office:value-type="float" office:value="96.845642675734">
            <text:p>96.8456426757</text:p>
          </table:table-cell>
          <table:table-cell office:value-type="float" office:value="96.8436085497605">
            <text:p>96.8436085498</text:p>
          </table:table-cell>
          <table:table-cell office:value-type="string">
            <text:p><text:s/>6 ♋ 50' 44"</text:p>
          </table:table-cell>
          <table:table-cell office:value-type="string">
            <text:p><text:s/>6 ♋ 50' 36"</text:p>
          </table:table-cell>
          <table:table-cell office:value-type="float" office:value="14.1692912872548">
            <text:p>14.1692912873</text:p>
          </table:table-cell>
          <table:table-cell office:value-type="float" office:value="0.213896071561708">
            <text:p>0.2138960716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6437.60017361">
            <text:p>2426437.60017361</text:p>
          </table:table-cell>
          <table:table-cell office:value-type="string">
            <text:p>1931-04-05 21:24:15.468750 EST-0500</text:p>
          </table:table-cell>
          <table:table-cell office:value-type="float" office:value="0">
            <text:p>0</text:p>
          </table:table-cell>
          <table:table-cell office:value-type="float" office:value="15.3362500514296">
            <text:p>15.3362500514</text:p>
          </table:table-cell>
          <table:table-cell office:value-type="float" office:value="15.3360780793612">
            <text:p>15.3360780794</text:p>
          </table:table-cell>
          <table:table-cell office:value-type="string">
            <text:p>15 ♈ 20' 10"</text:p>
          </table:table-cell>
          <table:table-cell office:value-type="string">
            <text:p>15 ♈ 20' 09"</text:p>
          </table:table-cell>
          <table:table-cell office:value-type="float" office:value="0.983719097713725">
            <text:p>0.9837190977</text:p>
          </table:table-cell>
          <table:table-cell office:value-type="float" office:value="0.0572018206132991">
            <text:p>0.0572018206</text:p>
          </table:table-cell>
          <table:table-cell office:value-type="float" office:value="352.44063850356">
            <text:p>352.4406385036</text:p>
          </table:table-cell>
          <table:table-cell office:value-type="float" office:value="352.440466531491">
            <text:p>352.4404665315</text:p>
          </table:table-cell>
          <table:table-cell office:value-type="string">
            <text:p>22 ♓ 26' 26"</text:p>
          </table:table-cell>
          <table:table-cell office:value-type="string">
            <text:p>22 ♓ 26' 25"</text:p>
          </table:table-cell>
          <table:table-cell office:value-type="float" office:value="0.983704966263392">
            <text:p>0.9837049663</text:p>
          </table:table-cell>
          <table:table-cell office:value-type="float" office:value="0.0571878677021552">
            <text:p>0.0571878677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441.65241898">
            <text:p>2426441.65241898</text:p>
          </table:table-cell>
          <table:table-cell office:value-type="string">
            <text:p>1931-04-09 22:39:29.531250 EST-0500</text:p>
          </table:table-cell>
          <table:table-cell office:value-type="float" office:value="0">
            <text:p>0</text:p>
          </table:table-cell>
          <table:table-cell office:value-type="float" office:value="292.836651790203">
            <text:p>292.8366517902</text:p>
          </table:table-cell>
          <table:table-cell office:value-type="float" office:value="292.834426826843">
            <text:p>292.8344268268</text:p>
          </table:table-cell>
          <table:table-cell office:value-type="string">
            <text:p>22 ♑ 50' 11"</text:p>
          </table:table-cell>
          <table:table-cell office:value-type="string">
            <text:p>22 ♑ 50' 03"</text:p>
          </table:table-cell>
          <table:table-cell office:value-type="float" office:value="12.3540173010693">
            <text:p>12.3540173011</text:p>
          </table:table-cell>
          <table:table-cell office:value-type="float" office:value="0.0377572401658714">
            <text:p>0.0377572402</text:p>
          </table:table-cell>
          <table:table-cell office:value-type="float" office:value="269.940794160826">
            <text:p>269.9407941608</text:p>
          </table:table-cell>
          <table:table-cell office:value-type="float" office:value="269.938569197466">
            <text:p>269.9385691975</text:p>
          </table:table-cell>
          <table:table-cell office:value-type="string">
            <text:p>29 ♐ 56' 26"</text:p>
          </table:table-cell>
          <table:table-cell office:value-type="string">
            <text:p>29 ♐ 56' 18"</text:p>
          </table:table-cell>
          <table:table-cell office:value-type="float" office:value="12.3540034146562">
            <text:p>12.3540034147</text:p>
          </table:table-cell>
          <table:table-cell office:value-type="float" office:value="0.0377435985368413">
            <text:p>0.0377435985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446.12922454">
            <text:p>2426446.12922454</text:p>
          </table:table-cell>
          <table:table-cell office:value-type="string">
            <text:p>1931-04-14 10:06:05.625000 EST-0500</text:p>
          </table:table-cell>
          <table:table-cell office:value-type="float" office:value="0">
            <text:p>0</text:p>
          </table:table-cell>
          <table:table-cell office:value-type="float" office:value="346.361744653267">
            <text:p>346.3617446533</text:p>
          </table:table-cell>
          <table:table-cell office:value-type="float" office:value="346.36050706186">
            <text:p>346.3605070619</text:p>
          </table:table-cell>
          <table:table-cell office:value-type="string">
            <text:p>16 ♓ 21' 42"</text:p>
          </table:table-cell>
          <table:table-cell office:value-type="string">
            <text:p>16 ♓ 21' 37"</text:p>
          </table:table-cell>
          <table:table-cell office:value-type="float" office:value="11.7928123472909">
            <text:p>11.7928123473</text:p>
          </table:table-cell>
          <table:table-cell office:value-type="float" office:value="1.18756211344359">
            <text:p>1.1875621134</text:p>
          </table:table-cell>
          <table:table-cell office:value-type="float" office:value="323.465771253276">
            <text:p>323.4657712533</text:p>
          </table:table-cell>
          <table:table-cell office:value-type="float" office:value="323.464533661869">
            <text:p>323.4645336619</text:p>
          </table:table-cell>
          <table:table-cell office:value-type="string">
            <text:p>23 ♒ 27' 56"</text:p>
          </table:table-cell>
          <table:table-cell office:value-type="string">
            <text:p>23 ♒ 27' 52"</text:p>
          </table:table-cell>
          <table:table-cell office:value-type="float" office:value="11.7928464807591">
            <text:p>11.7928464808</text:p>
          </table:table-cell>
          <table:table-cell office:value-type="float" office:value="1.18759631234359">
            <text:p>1.1875963123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448.62288194">
            <text:p>2426448.62288194</text:p>
          </table:table-cell>
          <table:table-cell office:value-type="string">
            <text:p>1931-04-16 21:56:57.187500 EST-0500</text:p>
          </table:table-cell>
          <table:table-cell office:value-type="float" office:value="0">
            <text:p>0</text:p>
          </table:table-cell>
          <table:table-cell office:value-type="float" office:value="15.9648388565282">
            <text:p>15.9648388565</text:p>
          </table:table-cell>
          <table:table-cell office:value-type="float" office:value="15.9639841286727">
            <text:p>15.9639841287</text:p>
          </table:table-cell>
          <table:table-cell office:value-type="string">
            <text:p>15 ♈ 57' 53"</text:p>
          </table:table-cell>
          <table:table-cell office:value-type="string">
            <text:p>15 ♈ 57' 50"</text:p>
          </table:table-cell>
          <table:table-cell office:value-type="float" office:value="11.9954610352887">
            <text:p>11.9954610353</text:p>
          </table:table-cell>
          <table:table-cell office:value-type="float" office:value="0.0564805679476249">
            <text:p>0.0564805679</text:p>
          </table:table-cell>
          <table:table-cell office:value-type="float" office:value="353.068860463449">
            <text:p>353.0688604635</text:p>
          </table:table-cell>
          <table:table-cell office:value-type="float" office:value="353.068005735594">
            <text:p>353.0680057356</text:p>
          </table:table-cell>
          <table:table-cell office:value-type="string">
            <text:p>23 ♓ 04' 07"</text:p>
          </table:table-cell>
          <table:table-cell office:value-type="string">
            <text:p>23 ♓ 04' 04"</text:p>
          </table:table-cell>
          <table:table-cell office:value-type="float" office:value="11.9954942312735">
            <text:p>11.9954942313</text:p>
          </table:table-cell>
          <table:table-cell office:value-type="float" office:value="0.0565138961333434">
            <text:p>0.0565138961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449.54207176">
            <text:p>2426449.54207176</text:p>
          </table:table-cell>
          <table:table-cell office:value-type="string">
            <text:p>1931-04-17 20:00:35.156250 EST-0500</text:p>
          </table:table-cell>
          <table:table-cell office:value-type="float" office:value="0">
            <text:p>0</text:p>
          </table:table-cell>
          <table:table-cell office:value-type="float" office:value="27.050748157655">
            <text:p>27.0507481577</text:p>
          </table:table-cell>
          <table:table-cell office:value-type="float" office:value="27.0484031889595">
            <text:p>27.048403189</text:p>
          </table:table-cell>
          <table:table-cell office:value-type="string">
            <text:p>27 ♈ 03' 02"</text:p>
          </table:table-cell>
          <table:table-cell office:value-type="string">
            <text:p>27 ♈ 02' 54"</text:p>
          </table:table-cell>
          <table:table-cell office:value-type="float" office:value="12.1298867619727">
            <text:p>12.129886762</text:p>
          </table:table-cell>
          <table:table-cell office:value-type="float" office:value="0.977715856057141">
            <text:p>0.9777158561</text:p>
          </table:table-cell>
          <table:table-cell office:value-type="float" office:value="4.15476184197359">
            <text:p>4.154761842</text:p>
          </table:table-cell>
          <table:table-cell office:value-type="float" office:value="4.15241687327803">
            <text:p>4.1524168733</text:p>
          </table:table-cell>
          <table:table-cell office:value-type="string">
            <text:p><text:s/>4 ♈ 09' 17"</text:p>
          </table:table-cell>
          <table:table-cell office:value-type="string">
            <text:p><text:s/>4 ♈ 09' 08"</text:p>
          </table:table-cell>
          <table:table-cell office:value-type="float" office:value="12.1299118961942">
            <text:p>12.1299118962</text:p>
          </table:table-cell>
          <table:table-cell office:value-type="float" office:value="0.977741248593931">
            <text:p>0.9777412486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450.87751157">
            <text:p>2426450.87751157</text:p>
          </table:table-cell>
          <table:table-cell office:value-type="string">
            <text:p>1931-04-19 04:03:37.968750 EST-0500</text:p>
          </table:table-cell>
          <table:table-cell office:value-type="float" office:value="0">
            <text:p>0</text:p>
          </table:table-cell>
          <table:table-cell office:value-type="float" office:value="43.4022591301446">
            <text:p>43.4022591301</text:p>
          </table:table-cell>
          <table:table-cell office:value-type="float" office:value="43.3997791618487">
            <text:p>43.3997791618</text:p>
          </table:table-cell>
          <table:table-cell office:value-type="string">
            <text:p>13 ♉ 24' 08"</text:p>
          </table:table-cell>
          <table:table-cell office:value-type="string">
            <text:p>13 ♉ 23' 59"</text:p>
          </table:table-cell>
          <table:table-cell office:value-type="float" office:value="12.3658927859696">
            <text:p>12.365892786</text:p>
          </table:table-cell>
          <table:table-cell office:value-type="float" office:value="0.0441904636416028">
            <text:p>0.0441904636</text:p>
          </table:table-cell>
          <table:table-cell office:value-type="float" office:value="20.5062449960202">
            <text:p>20.506244996</text:p>
          </table:table-cell>
          <table:table-cell office:value-type="float" office:value="20.5037650277243">
            <text:p>20.5037650277</text:p>
          </table:table-cell>
          <table:table-cell office:value-type="string">
            <text:p>20 ♈ 30' 22"</text:p>
          </table:table-cell>
          <table:table-cell office:value-type="string">
            <text:p>20 ♈ 30' 13"</text:p>
          </table:table-cell>
          <table:table-cell office:value-type="float" office:value="12.3659007877637">
            <text:p>12.3659007878</text:p>
          </table:table-cell>
          <table:table-cell office:value-type="float" office:value="0.0441983882563166">
            <text:p>0.0441983883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455.56965278">
            <text:p>2426455.56965278</text:p>
          </table:table-cell>
          <table:table-cell office:value-type="string">
            <text:p>1931-04-23 20:40:18.750000 EST-0500</text:p>
          </table:table-cell>
          <table:table-cell office:value-type="float" office:value="0">
            <text:p>0</text:p>
          </table:table-cell>
          <table:table-cell office:value-type="float" office:value="103.870413826004">
            <text:p>103.870413826</text:p>
          </table:table-cell>
          <table:table-cell office:value-type="float" office:value="103.869425492995">
            <text:p>103.869425493</text:p>
          </table:table-cell>
          <table:table-cell office:value-type="string">
            <text:p>13 ♋ 52' 13"</text:p>
          </table:table-cell>
          <table:table-cell office:value-type="string">
            <text:p>13 ♋ 52' 09"</text:p>
          </table:table-cell>
          <table:table-cell office:value-type="float" office:value="13.4720495240074">
            <text:p>13.472049524</text:p>
          </table:table-cell>
          <table:table-cell office:value-type="float" office:value="0.133690635024084">
            <text:p>0.133690635</text:p>
          </table:table-cell>
          <table:table-cell office:value-type="float" office:value="80.9741301357944">
            <text:p>80.9741301358</text:p>
          </table:table-cell>
          <table:table-cell office:value-type="float" office:value="80.9731418027853">
            <text:p>80.9731418028</text:p>
          </table:table-cell>
          <table:table-cell office:value-type="string">
            <text:p>20 ♊ 58' 26"</text:p>
          </table:table-cell>
          <table:table-cell office:value-type="string">
            <text:p>20 ♊ 58' 23"</text:p>
          </table:table-cell>
          <table:table-cell office:value-type="float" office:value="13.4720178458557">
            <text:p>13.4720178459</text:p>
          </table:table-cell>
          <table:table-cell office:value-type="float" office:value="0.133659003312639">
            <text:p>0.1336590033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457.35994213">
            <text:p>2426457.35994213</text:p>
          </table:table-cell>
          <table:table-cell office:value-type="string">
            <text:p>1931-04-25 15:38:19.218750 EST-0500</text:p>
          </table:table-cell>
          <table:table-cell office:value-type="float" office:value="0">
            <text:p>0</text:p>
          </table:table-cell>
          <table:table-cell office:value-type="float" office:value="128.433124634214">
            <text:p>128.4331246342</text:p>
          </table:table-cell>
          <table:table-cell office:value-type="float" office:value="128.431971589477">
            <text:p>128.4319715895</text:p>
          </table:table-cell>
          <table:table-cell office:value-type="string">
            <text:p><text:s/>8 ♌ 25' 59"</text:p>
          </table:table-cell>
          <table:table-cell office:value-type="string">
            <text:p><text:s/>8 ♌ 25' 55"</text:p>
          </table:table-cell>
          <table:table-cell office:value-type="float" office:value="13.9690126834534">
            <text:p>13.9690126835</text:p>
          </table:table-cell>
          <table:table-cell office:value-type="float" office:value="0.391876751445821">
            <text:p>0.3918767514</text:p>
          </table:table-cell>
          <table:table-cell office:value-type="float" office:value="105.536729829371">
            <text:p>105.5367298294</text:p>
          </table:table-cell>
          <table:table-cell office:value-type="float" office:value="105.535576784634">
            <text:p>105.5355767846</text:p>
          </table:table-cell>
          <table:table-cell office:value-type="string">
            <text:p>15 ♋ 32' 12"</text:p>
          </table:table-cell>
          <table:table-cell office:value-type="string">
            <text:p>15 ♋ 32' 08"</text:p>
          </table:table-cell>
          <table:table-cell office:value-type="float" office:value="13.968999440032">
            <text:p>13.96899944</text:p>
          </table:table-cell>
          <table:table-cell office:value-type="float" office:value="0.391863838414787">
            <text:p>0.391863838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461.91731481">
            <text:p>2426461.91731481</text:p>
          </table:table-cell>
          <table:table-cell office:value-type="string">
            <text:p>1931-04-30 05:00:56.250000 EST-0500</text:p>
          </table:table-cell>
          <table:table-cell office:value-type="float" office:value="0">
            <text:p>0</text:p>
          </table:table-cell>
          <table:table-cell office:value-type="float" office:value="39.1040426372116">
            <text:p>39.1040426372</text:p>
          </table:table-cell>
          <table:table-cell office:value-type="float" office:value="39.1041383293186">
            <text:p>39.1041383293</text:p>
          </table:table-cell>
          <table:table-cell table:number-columns-repeated="2" office:value-type="string">
            <text:p><text:s/>9 ♉ 06' 14"</text:p>
          </table:table-cell>
          <table:table-cell office:value-type="float" office:value="-0.649359817844836">
            <text:p>-0.6493598178</text:p>
          </table:table-cell>
          <table:table-cell office:value-type="float" office:value="0.970570819318456">
            <text:p>0.9705708193</text:p>
          </table:table-cell>
          <table:table-cell office:value-type="float" office:value="16.2075600996625">
            <text:p>16.2075600997</text:p>
          </table:table-cell>
          <table:table-cell office:value-type="float" office:value="16.2076557917696">
            <text:p>16.2076557918</text:p>
          </table:table-cell>
          <table:table-cell table:number-columns-repeated="2" office:value-type="string">
            <text:p>16 ♈ 12' 27"</text:p>
          </table:table-cell>
          <table:table-cell office:value-type="float" office:value="-0.649331001459965">
            <text:p>-0.6493310015</text:p>
          </table:table-cell>
          <table:table-cell office:value-type="float" office:value="0.970599775090235">
            <text:p>0.9705997751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469.029375">
            <text:p>2426469.029375</text:p>
          </table:table-cell>
          <table:table-cell office:value-type="string">
            <text:p>1931-05-07 07:42:18.281250 EST-0500</text:p>
          </table:table-cell>
          <table:table-cell office:value-type="float" office:value="0">
            <text:p>0</text:p>
          </table:table-cell>
          <table:table-cell office:value-type="float" office:value="293.268035636525">
            <text:p>293.2680356365</text:p>
          </table:table-cell>
          <table:table-cell office:value-type="float" office:value="293.265515771989">
            <text:p>293.265515772</text:p>
          </table:table-cell>
          <table:table-cell office:value-type="string">
            <text:p>23 ♑ 16' 04"</text:p>
          </table:table-cell>
          <table:table-cell office:value-type="string">
            <text:p>23 ♑ 15' 55"</text:p>
          </table:table-cell>
          <table:table-cell office:value-type="float" office:value="12.6117302432952">
            <text:p>12.6117302433</text:p>
          </table:table-cell>
          <table:table-cell office:value-type="float" office:value="-0.00646525212283178">
            <text:p>-0.0064652521</text:p>
          </table:table-cell>
          <table:table-cell office:value-type="float" office:value="270.371158178283">
            <text:p>270.3711581783</text:p>
          </table:table-cell>
          <table:table-cell office:value-type="float" office:value="270.368638313746">
            <text:p>270.3686383137</text:p>
          </table:table-cell>
          <table:table-cell office:value-type="string">
            <text:p><text:s/>0 ♑ 22' 16"</text:p>
          </table:table-cell>
          <table:table-cell office:value-type="string">
            <text:p><text:s/>0 ♑ 22' 07"</text:p>
          </table:table-cell>
          <table:table-cell office:value-type="float" office:value="12.6117055565506">
            <text:p>12.6117055566</text:p>
          </table:table-cell>
          <table:table-cell office:value-type="float" office:value="-0.00648974945581523">
            <text:p>-0.0064897495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6471.9737037">
            <text:p>2426471.9737037</text:p>
          </table:table-cell>
          <table:table-cell office:value-type="string">
            <text:p>1931-05-10 06:22:08.906250 EST-0500</text:p>
          </table:table-cell>
          <table:table-cell office:value-type="float" office:value="0">
            <text:p>0</text:p>
          </table:table-cell>
          <table:table-cell office:value-type="float" office:value="17.2254877771717">
            <text:p>17.2254877772</text:p>
          </table:table-cell>
          <table:table-cell office:value-type="float" office:value="17.2254761709268">
            <text:p>17.2254761709</text:p>
          </table:table-cell>
          <table:table-cell table:number-columns-repeated="2" office:value-type="string">
            <text:p>17 ♈ 13' 31"</text:p>
          </table:table-cell>
          <table:table-cell office:value-type="float" office:value="1.2001144248888">
            <text:p>1.2001144249</text:p>
          </table:table-cell>
          <table:table-cell office:value-type="float" office:value="0.0505756220864677">
            <text:p>0.0505756221</text:p>
          </table:table-cell>
          <table:table-cell office:value-type="float" office:value="354.328479855113">
            <text:p>354.3284798551</text:p>
          </table:table-cell>
          <table:table-cell office:value-type="float" office:value="354.328468248868">
            <text:p>354.3284682489</text:p>
          </table:table-cell>
          <table:table-cell table:number-columns-repeated="2" office:value-type="string">
            <text:p>24 ♓ 19' 42"</text:p>
          </table:table-cell>
          <table:table-cell office:value-type="float" office:value="1.20012612547536">
            <text:p>1.2001261255</text:p>
          </table:table-cell>
          <table:table-cell office:value-type="float" office:value="0.0505874530271604">
            <text:p>0.050587453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476.04255787">
            <text:p>2426476.04255787</text:p>
          </table:table-cell>
          <table:table-cell office:value-type="string">
            <text:p>1931-05-14 08:01:17.343750 EST-0500</text:p>
          </table:table-cell>
          <table:table-cell office:value-type="float" office:value="0">
            <text:p>0</text:p>
          </table:table-cell>
          <table:table-cell office:value-type="float" office:value="17.4290644711275">
            <text:p>17.4290644711</text:p>
          </table:table-cell>
          <table:table-cell office:value-type="float" office:value="17.4280115847527">
            <text:p>17.4280115848</text:p>
          </table:table-cell>
          <table:table-cell office:value-type="string">
            <text:p>17 ♈ 25' 44"</text:p>
          </table:table-cell>
          <table:table-cell office:value-type="string">
            <text:p>17 ♈ 25' 40"</text:p>
          </table:table-cell>
          <table:table-cell office:value-type="float" office:value="12.0291259470467">
            <text:p>12.029125947</text:p>
          </table:table-cell>
          <table:table-cell office:value-type="float" office:value="0.0489615156963709">
            <text:p>0.0489615157</text:p>
          </table:table-cell>
          <table:table-cell office:value-type="float" office:value="354.531994984021">
            <text:p>354.531994984</text:p>
          </table:table-cell>
          <table:table-cell office:value-type="float" office:value="354.530942097646">
            <text:p>354.5309420976</text:p>
          </table:table-cell>
          <table:table-cell office:value-type="string">
            <text:p>24 ♓ 31' 55"</text:p>
          </table:table-cell>
          <table:table-cell office:value-type="string">
            <text:p>24 ♓ 31' 51"</text:p>
          </table:table-cell>
          <table:table-cell office:value-type="float" office:value="12.0291477306114">
            <text:p>12.0291477306</text:p>
          </table:table-cell>
          <table:table-cell office:value-type="float" office:value="0.0489834837565867">
            <text:p>0.0489834838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476.4737037">
            <text:p>2426476.4737037</text:p>
          </table:table-cell>
          <table:table-cell office:value-type="string">
            <text:p>1931-05-14 18:22:08.906250 EST-0500</text:p>
          </table:table-cell>
          <table:table-cell office:value-type="float" office:value="0">
            <text:p>0</text:p>
          </table:table-cell>
          <table:table-cell office:value-type="float" office:value="22.6318773626947">
            <text:p>22.6318773627</text:p>
          </table:table-cell>
          <table:table-cell office:value-type="float" office:value="22.6297639291732">
            <text:p>22.6297639292</text:p>
          </table:table-cell>
          <table:table-cell office:value-type="string">
            <text:p>22 ♈ 37' 54"</text:p>
          </table:table-cell>
          <table:table-cell office:value-type="string">
            <text:p>22 ♈ 37' 47"</text:p>
          </table:table-cell>
          <table:table-cell office:value-type="float" office:value="12.1071872997301">
            <text:p>12.1071872997</text:p>
          </table:table-cell>
          <table:table-cell office:value-type="float" office:value="1.20175347867305">
            <text:p>1.2017534787</text:p>
          </table:table-cell>
          <table:table-cell office:value-type="float" office:value="359.734800081349">
            <text:p>359.7348000813</text:p>
          </table:table-cell>
          <table:table-cell office:value-type="float" office:value="359.732686647828">
            <text:p>359.7326866478</text:p>
          </table:table-cell>
          <table:table-cell office:value-type="string">
            <text:p>29 ♓ 44' 05"</text:p>
          </table:table-cell>
          <table:table-cell office:value-type="string">
            <text:p>29 ♓ 43' 57"</text:p>
          </table:table-cell>
          <table:table-cell office:value-type="float" office:value="12.1072054516128">
            <text:p>12.1072054516</text:p>
          </table:table-cell>
          <table:table-cell office:value-type="float" office:value="1.20177219272984">
            <text:p>1.2017721927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477.3877662">
            <text:p>2426477.3877662</text:p>
          </table:table-cell>
          <table:table-cell office:value-type="string">
            <text:p>1931-05-15 16:18:23.906250 EST-0500</text:p>
          </table:table-cell>
          <table:table-cell office:value-type="float" office:value="0">
            <text:p>0</text:p>
          </table:table-cell>
          <table:table-cell office:value-type="float" office:value="33.7837685556909">
            <text:p>33.7837685557</text:p>
          </table:table-cell>
          <table:table-cell office:value-type="float" office:value="33.7811049533144">
            <text:p>33.7811049533</text:p>
          </table:table-cell>
          <table:table-cell office:value-type="string">
            <text:p><text:s/>3 ♉ 47' 01"</text:p>
          </table:table-cell>
          <table:table-cell office:value-type="string">
            <text:p><text:s/>3 ♉ 46' 51"</text:p>
          </table:table-cell>
          <table:table-cell office:value-type="float" office:value="12.2987996587974">
            <text:p>12.2987996588</text:p>
          </table:table-cell>
          <table:table-cell office:value-type="float" office:value="0.175610215504245">
            <text:p>0.1756102155</text:p>
          </table:table-cell>
          <table:table-cell office:value-type="float" office:value="10.8866687326637">
            <text:p>10.8866687327</text:p>
          </table:table-cell>
          <table:table-cell office:value-type="float" office:value="10.8840051302871">
            <text:p>10.8840051303</text:p>
          </table:table-cell>
          <table:table-cell office:value-type="string">
            <text:p>10 ♈ 53' 12"</text:p>
          </table:table-cell>
          <table:table-cell office:value-type="string">
            <text:p>10 ♈ 53' 02"</text:p>
          </table:table-cell>
          <table:table-cell office:value-type="float" office:value="12.2988075084694">
            <text:p>12.2988075085</text:p>
          </table:table-cell>
          <table:table-cell office:value-type="float" office:value="0.175619218454609">
            <text:p>0.1756192185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479.14484954">
            <text:p>2426479.14484954</text:p>
          </table:table-cell>
          <table:table-cell office:value-type="string">
            <text:p>1931-05-17 10:28:35.625000 EST-0500</text:p>
          </table:table-cell>
          <table:table-cell office:value-type="float" office:value="0">
            <text:p>0</text:p>
          </table:table-cell>
          <table:table-cell office:value-type="float" office:value="55.763195759247">
            <text:p>55.7631957592</text:p>
          </table:table-cell>
          <table:table-cell office:value-type="float" office:value="55.762158916777">
            <text:p>55.7621589168</text:p>
          </table:table-cell>
          <table:table-cell office:value-type="string">
            <text:p>25 ♉ 45' 47"</text:p>
          </table:table-cell>
          <table:table-cell office:value-type="string">
            <text:p>25 ♉ 45' 43"</text:p>
          </table:table-cell>
          <table:table-cell office:value-type="float" office:value="12.727420861212">
            <text:p>12.7274208612</text:p>
          </table:table-cell>
          <table:table-cell office:value-type="float" office:value="0.963665257471932">
            <text:p>0.9636652575</text:p>
          </table:table-cell>
          <table:table-cell office:value-type="float" office:value="32.8660216704874">
            <text:p>32.8660216705</text:p>
          </table:table-cell>
          <table:table-cell office:value-type="float" office:value="32.8649848280174">
            <text:p>32.864984828</text:p>
          </table:table-cell>
          <table:table-cell office:value-type="string">
            <text:p><text:s/>2 ♉ 51' 57"</text:p>
          </table:table-cell>
          <table:table-cell office:value-type="string">
            <text:p><text:s/>2 ♉ 51' 53"</text:p>
          </table:table-cell>
          <table:table-cell office:value-type="float" office:value="12.7274032280815">
            <text:p>12.7274032281</text:p>
          </table:table-cell>
          <table:table-cell office:value-type="float" office:value="0.963648233670331">
            <text:p>0.9636482337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483.12043981">
            <text:p>2426483.12043981</text:p>
          </table:table-cell>
          <table:table-cell office:value-type="string">
            <text:p>1931-05-21 09:53:26.250000 EST-0500</text:p>
          </table:table-cell>
          <table:table-cell office:value-type="float" office:value="0">
            <text:p>0</text:p>
          </table:table-cell>
          <table:table-cell office:value-type="float" office:value="108.257150324492">
            <text:p>108.2571503245</text:p>
          </table:table-cell>
          <table:table-cell office:value-type="float" office:value="108.255879538598">
            <text:p>108.2558795386</text:p>
          </table:table-cell>
          <table:table-cell office:value-type="string">
            <text:p>18 ♋ 15' 25"</text:p>
          </table:table-cell>
          <table:table-cell office:value-type="string">
            <text:p>18 ♋ 15' 21"</text:p>
          </table:table-cell>
          <table:table-cell office:value-type="float" office:value="13.6302905429305">
            <text:p>13.6302905429</text:p>
          </table:table-cell>
          <table:table-cell office:value-type="float" office:value="0.181377761137224">
            <text:p>0.1813777611</text:p>
          </table:table-cell>
          <table:table-cell office:value-type="float" office:value="85.3596788902721">
            <text:p>85.3596788903</text:p>
          </table:table-cell>
          <table:table-cell office:value-type="float" office:value="85.3584081043786">
            <text:p>85.3584081044</text:p>
          </table:table-cell>
          <table:table-cell office:value-type="string">
            <text:p>25 ♊ 21' 34"</text:p>
          </table:table-cell>
          <table:table-cell office:value-type="string">
            <text:p>25 ♊ 21' 30"</text:p>
          </table:table-cell>
          <table:table-cell office:value-type="float" office:value="13.6302501894636">
            <text:p>13.6302501895</text:p>
          </table:table-cell>
          <table:table-cell office:value-type="float" office:value="0.181337533122918">
            <text:p>0.1813375331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485.48664352">
            <text:p>2426485.48664352</text:p>
          </table:table-cell>
          <table:table-cell office:value-type="string">
            <text:p>1931-05-23 18:40:46.875000 EST-0500</text:p>
          </table:table-cell>
          <table:table-cell office:value-type="float" office:value="0">
            <text:p>0</text:p>
          </table:table-cell>
          <table:table-cell office:value-type="float" office:value="140.969146608823">
            <text:p>140.9691466088</text:p>
          </table:table-cell>
          <table:table-cell office:value-type="float" office:value="140.968892382046">
            <text:p>140.968892382</text:p>
          </table:table-cell>
          <table:table-cell table:number-columns-repeated="2" office:value-type="string">
            <text:p>20 ♌ 58' 08"</text:p>
          </table:table-cell>
          <table:table-cell office:value-type="float" office:value="13.9992407504304">
            <text:p>13.9992407504</text:p>
          </table:table-cell>
          <table:table-cell office:value-type="float" office:value="0.491137628044964">
            <text:p>0.491137628</text:p>
          </table:table-cell>
          <table:table-cell office:value-type="float" office:value="118.071524341365">
            <text:p>118.0715243414</text:p>
          </table:table-cell>
          <table:table-cell office:value-type="float" office:value="118.071270114589">
            <text:p>118.0712701146</text:p>
          </table:table-cell>
          <table:table-cell office:value-type="string">
            <text:p>28 ♋ 04' 17"</text:p>
          </table:table-cell>
          <table:table-cell office:value-type="string">
            <text:p>28 ♋ 04' 16"</text:p>
          </table:table-cell>
          <table:table-cell office:value-type="float" office:value="13.9992330681138">
            <text:p>13.9992330681</text:p>
          </table:table-cell>
          <table:table-cell office:value-type="float" office:value="0.491130373795801">
            <text:p>0.4911303738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496.34456018">
            <text:p>2426496.34456018</text:p>
          </table:table-cell>
          <table:table-cell office:value-type="string">
            <text:p>1931-06-03 15:16:10.312500 EST-0500</text:p>
          </table:table-cell>
          <table:table-cell office:value-type="float" office:value="0">
            <text:p>0</text:p>
          </table:table-cell>
          <table:table-cell office:value-type="float" office:value="292.513388219144">
            <text:p>292.5133882191</text:p>
          </table:table-cell>
          <table:table-cell office:value-type="float" office:value="292.51243781922">
            <text:p>292.5124378192</text:p>
          </table:table-cell>
          <table:table-cell office:value-type="string">
            <text:p>22 ♑ 30' 48"</text:p>
          </table:table-cell>
          <table:table-cell office:value-type="string">
            <text:p>22 ♑ 30' 44"</text:p>
          </table:table-cell>
          <table:table-cell office:value-type="float" office:value="12.8304720396335">
            <text:p>12.8304720396</text:p>
          </table:table-cell>
          <table:table-cell office:value-type="float" office:value="-0.0469213175439768">
            <text:p>-0.0469213175</text:p>
          </table:table-cell>
          <table:table-cell office:value-type="float" office:value="269.615218652606">
            <text:p>269.6152186526</text:p>
          </table:table-cell>
          <table:table-cell office:value-type="float" office:value="269.614268252682">
            <text:p>269.6142682527</text:p>
          </table:table-cell>
          <table:table-cell office:value-type="string">
            <text:p>29 ♐ 36' 54"</text:p>
          </table:table-cell>
          <table:table-cell office:value-type="string">
            <text:p>29 ♐ 36' 51"</text:p>
          </table:table-cell>
          <table:table-cell office:value-type="float" office:value="12.8304366918548">
            <text:p>12.8304366919</text:p>
          </table:table-cell>
          <table:table-cell office:value-type="float" office:value="-0.0469564100749746">
            <text:p>-0.0469564101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503.46833333">
            <text:p>2426503.46833333</text:p>
          </table:table-cell>
          <table:table-cell office:value-type="string">
            <text:p>1931-06-10 18:14:24.843750 EST-0500</text:p>
          </table:table-cell>
          <table:table-cell office:value-type="float" office:value="0">
            <text:p>0</text:p>
          </table:table-cell>
          <table:table-cell office:value-type="float" office:value="18.5835626561716">
            <text:p>18.5835626562</text:p>
          </table:table-cell>
          <table:table-cell office:value-type="float" office:value="18.5832544191351">
            <text:p>18.5832544191</text:p>
          </table:table-cell>
          <table:table-cell office:value-type="string">
            <text:p>18 ♈ 35' 00"</text:p>
          </table:table-cell>
          <table:table-cell office:value-type="string">
            <text:p>18 ♈ 34' 59"</text:p>
          </table:table-cell>
          <table:table-cell office:value-type="float" office:value="11.9950988683568">
            <text:p>11.9950988684</text:p>
          </table:table-cell>
          <table:table-cell office:value-type="float" office:value="0.0341889459904268">
            <text:p>0.034188946</text:p>
          </table:table-cell>
          <table:table-cell office:value-type="float" office:value="355.685136264781">
            <text:p>355.6851362648</text:p>
          </table:table-cell>
          <table:table-cell office:value-type="float" office:value="355.684828027745">
            <text:p>355.6848280277</text:p>
          </table:table-cell>
          <table:table-cell office:value-type="string">
            <text:p>25 ♓ 41' 06"</text:p>
          </table:table-cell>
          <table:table-cell office:value-type="string">
            <text:p>25 ♓ 41' 05"</text:p>
          </table:table-cell>
          <table:table-cell office:value-type="float" office:value="11.9951121462896">
            <text:p>11.9951121463</text:p>
          </table:table-cell>
          <table:table-cell office:value-type="float" office:value="0.0342024062616505">
            <text:p>0.0342024063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506.73982639">
            <text:p>2426506.73982639</text:p>
          </table:table-cell>
          <table:table-cell office:value-type="string">
            <text:p>1931-06-14 00:45:21.093750 EST-0500</text:p>
          </table:table-cell>
          <table:table-cell office:value-type="float" office:value="0">
            <text:p>0</text:p>
          </table:table-cell>
          <table:table-cell office:value-type="float" office:value="59.1382973224663">
            <text:p>59.1382973225</text:p>
          </table:table-cell>
          <table:table-cell office:value-type="float" office:value="59.137061175713">
            <text:p>59.1370611757</text:p>
          </table:table-cell>
          <table:table-cell office:value-type="string">
            <text:p>29 ♉ 08' 17"</text:p>
          </table:table-cell>
          <table:table-cell office:value-type="string">
            <text:p>29 ♉ 08' 13"</text:p>
          </table:table-cell>
          <table:table-cell office:value-type="float" office:value="12.8822750358494">
            <text:p>12.8822750358</text:p>
          </table:table-cell>
          <table:table-cell office:value-type="float" office:value="1.21106625346565">
            <text:p>1.2110662535</text:p>
          </table:table-cell>
          <table:table-cell office:value-type="float" office:value="36.2397285431046">
            <text:p>36.2397285431</text:p>
          </table:table-cell>
          <table:table-cell office:value-type="float" office:value="36.2384923963513">
            <text:p>36.2384923964</text:p>
          </table:table-cell>
          <table:table-cell office:value-type="string">
            <text:p><text:s/>6 ♉ 14' 23"</text:p>
          </table:table-cell>
          <table:table-cell office:value-type="string">
            <text:p><text:s/>6 ♉ 14' 18"</text:p>
          </table:table-cell>
          <table:table-cell office:value-type="float" office:value="12.8822463263919">
            <text:p>12.8822463264</text:p>
          </table:table-cell>
          <table:table-cell office:value-type="float" office:value="1.21103816535262">
            <text:p>1.2110381654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507.27204861">
            <text:p>2426507.27204861</text:p>
          </table:table-cell>
          <table:table-cell office:value-type="string">
            <text:p>1931-06-14 13:31:45.468750 EST-0500</text:p>
          </table:table-cell>
          <table:table-cell office:value-type="float" office:value="0">
            <text:p>0</text:p>
          </table:table-cell>
          <table:table-cell office:value-type="float" office:value="66.0410998173415">
            <text:p>66.0410998173</text:p>
          </table:table-cell>
          <table:table-cell office:value-type="float" office:value="66.0404278499288">
            <text:p>66.0404278499</text:p>
          </table:table-cell>
          <table:table-cell office:value-type="string">
            <text:p><text:s/>6 ♊ 02' 27"</text:p>
          </table:table-cell>
          <table:table-cell office:value-type="string">
            <text:p><text:s/>6 ♊ 02' 25"</text:p>
          </table:table-cell>
          <table:table-cell office:value-type="float" office:value="13.0572672997812">
            <text:p>13.0572672998</text:p>
          </table:table-cell>
          <table:table-cell office:value-type="float" office:value="1.81791336656734">
            <text:p>1.8179133666</text:p>
          </table:table-cell>
          <table:table-cell office:value-type="float" office:value="43.142493619477">
            <text:p>43.1424936195</text:p>
          </table:table-cell>
          <table:table-cell office:value-type="float" office:value="43.1418216520643">
            <text:p>43.1418216521</text:p>
          </table:table-cell>
          <table:table-cell office:value-type="string">
            <text:p>13 ♉ 08' 32"</text:p>
          </table:table-cell>
          <table:table-cell office:value-type="string">
            <text:p>13 ♉ 08' 30"</text:p>
          </table:table-cell>
          <table:table-cell office:value-type="float" office:value="13.0572311561416">
            <text:p>13.0572311561</text:p>
          </table:table-cell>
          <table:table-cell office:value-type="float" office:value="1.81787769510487">
            <text:p>1.8178776951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508.62678241">
            <text:p>2426508.62678241</text:p>
          </table:table-cell>
          <table:table-cell office:value-type="string">
            <text:p>1931-06-15 22:02:34.687500 EST-0500</text:p>
          </table:table-cell>
          <table:table-cell office:value-type="float" office:value="0">
            <text:p>0</text:p>
          </table:table-cell>
          <table:table-cell office:value-type="float" office:value="84.02415121503">
            <text:p>84.024151215</text:p>
          </table:table-cell>
          <table:table-cell office:value-type="float" office:value="84.021673413051">
            <text:p>84.0216734131</text:p>
          </table:table-cell>
          <table:table-cell office:value-type="string">
            <text:p>24 ♊ 01' 26"</text:p>
          </table:table-cell>
          <table:table-cell office:value-type="string">
            <text:p>24 ♊ 01' 18"</text:p>
          </table:table-cell>
          <table:table-cell office:value-type="float" office:value="13.4831173717725">
            <text:p>13.4831173718</text:p>
          </table:table-cell>
          <table:table-cell office:value-type="float" office:value="0.95532772687308">
            <text:p>0.9553277269</text:p>
          </table:table-cell>
          <table:table-cell office:value-type="float" office:value="61.1254342160728">
            <text:p>61.1254342161</text:p>
          </table:table-cell>
          <table:table-cell office:value-type="float" office:value="61.1229564140938">
            <text:p>61.1229564141</text:p>
          </table:table-cell>
          <table:table-cell office:value-type="string">
            <text:p><text:s/>1 ♊ 07' 31"</text:p>
          </table:table-cell>
          <table:table-cell office:value-type="string">
            <text:p><text:s/>1 ♊ 07' 22"</text:p>
          </table:table-cell>
          <table:table-cell office:value-type="float" office:value="13.4830676816806">
            <text:p>13.4830676817</text:p>
          </table:table-cell>
          <table:table-cell office:value-type="float" office:value="0.95527807571474">
            <text:p>0.9552780757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510.78425926">
            <text:p>2426510.78425926</text:p>
          </table:table-cell>
          <table:table-cell office:value-type="string">
            <text:p>1931-06-18 01:49:20.156250 EST-0500</text:p>
          </table:table-cell>
          <table:table-cell office:value-type="float" office:value="0">
            <text:p>0</text:p>
          </table:table-cell>
          <table:table-cell office:value-type="float" office:value="113.703771441122">
            <text:p>113.7037714411</text:p>
          </table:table-cell>
          <table:table-cell office:value-type="float" office:value="113.702939814469">
            <text:p>113.7029398145</text:p>
          </table:table-cell>
          <table:table-cell office:value-type="string">
            <text:p>23 ♋ 42' 13"</text:p>
          </table:table-cell>
          <table:table-cell office:value-type="string">
            <text:p>23 ♋ 42' 10"</text:p>
          </table:table-cell>
          <table:table-cell office:value-type="float" office:value="13.9819451928936">
            <text:p>13.9819451929</text:p>
          </table:table-cell>
          <table:table-cell office:value-type="float" office:value="0.20967164168319">
            <text:p>0.2096716417</text:p>
          </table:table-cell>
          <table:table-cell office:value-type="float" office:value="90.8048642555854">
            <text:p>90.8048642556</text:p>
          </table:table-cell>
          <table:table-cell office:value-type="float" office:value="90.804032628933">
            <text:p>90.8040326289</text:p>
          </table:table-cell>
          <table:table-cell office:value-type="string">
            <text:p><text:s/>0 ♋ 48' 17"</text:p>
          </table:table-cell>
          <table:table-cell office:value-type="string">
            <text:p><text:s/>0 ♋ 48' 14"</text:p>
          </table:table-cell>
          <table:table-cell office:value-type="float" office:value="13.9819011157849">
            <text:p>13.9819011158</text:p>
          </table:table-cell>
          <table:table-cell office:value-type="float" office:value="0.209627928925301">
            <text:p>0.2096279289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513.76326389">
            <text:p>2426513.76326389</text:p>
          </table:table-cell>
          <table:table-cell office:value-type="string">
            <text:p>1931-06-21 01:19:06.093750 EST-0500</text:p>
          </table:table-cell>
          <table:table-cell office:value-type="float" office:value="0">
            <text:p>0</text:p>
          </table:table-cell>
          <table:table-cell office:value-type="float" office:value="155.777561365194">
            <text:p>155.7775613652</text:p>
          </table:table-cell>
          <table:table-cell office:value-type="float" office:value="155.777153524526">
            <text:p>155.7771535245</text:p>
          </table:table-cell>
          <table:table-cell office:value-type="string">
            <text:p><text:s/>5 ♍ 46' 39"</text:p>
          </table:table-cell>
          <table:table-cell office:value-type="string">
            <text:p><text:s/>5 ♍ 46' 37"</text:p>
          </table:table-cell>
          <table:table-cell office:value-type="float" office:value="14.1799416518505">
            <text:p>14.1799416519</text:p>
          </table:table-cell>
          <table:table-cell office:value-type="float" office:value="0.552549070250482">
            <text:p>0.5525490703</text:p>
          </table:table-cell>
          <table:table-cell office:value-type="float" office:value="132.878480900937">
            <text:p>132.8784809009</text:p>
          </table:table-cell>
          <table:table-cell office:value-type="float" office:value="132.878073060269">
            <text:p>132.8780730603</text:p>
          </table:table-cell>
          <table:table-cell office:value-type="string">
            <text:p>12 ♌ 52' 42"</text:p>
          </table:table-cell>
          <table:table-cell office:value-type="string">
            <text:p>12 ♌ 52' 41"</text:p>
          </table:table-cell>
          <table:table-cell office:value-type="float" office:value="14.1799463846321">
            <text:p>14.1799463846</text:p>
          </table:table-cell>
          <table:table-cell office:value-type="float" office:value="0.552554193855871">
            <text:p>0.5525541939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522.30939815">
            <text:p>2426522.30939815</text:p>
          </table:table-cell>
          <table:table-cell office:value-type="string">
            <text:p>1931-06-29 14:25:32.812500 EST-0500</text:p>
          </table:table-cell>
          <table:table-cell office:value-type="float" office:value="0">
            <text:p>0</text:p>
          </table:table-cell>
          <table:table-cell office:value-type="float" office:value="97.0759608417752">
            <text:p>97.0759608418</text:p>
          </table:table-cell>
          <table:table-cell office:value-type="float" office:value="97.0758271571129">
            <text:p>97.0758271571</text:p>
          </table:table-cell>
          <table:table-cell office:value-type="string">
            <text:p><text:s/>7 ♋ 04' 33"</text:p>
          </table:table-cell>
          <table:table-cell office:value-type="string">
            <text:p><text:s/>7 ♋ 04' 32"</text:p>
          </table:table-cell>
          <table:table-cell office:value-type="float" office:value="2.18102486702052">
            <text:p>2.181024867</text:p>
          </table:table-cell>
          <table:table-cell office:value-type="float" office:value="0.953136632601045">
            <text:p>0.9531366326</text:p>
          </table:table-cell>
          <table:table-cell office:value-type="float" office:value="74.17645303711">
            <text:p>74.1764530371</text:p>
          </table:table-cell>
          <table:table-cell office:value-type="float" office:value="74.1763193524477">
            <text:p>74.1763193524</text:p>
          </table:table-cell>
          <table:table-cell office:value-type="string">
            <text:p>14 ♊ 10' 35"</text:p>
          </table:table-cell>
          <table:table-cell office:value-type="string">
            <text:p>14 ♊ 10' 34"</text:p>
          </table:table-cell>
          <table:table-cell office:value-type="float" office:value="2.18097671508117">
            <text:p>2.1809767151</text:p>
          </table:table-cell>
          <table:table-cell office:value-type="float" office:value="0.953088490321935">
            <text:p>0.9530884903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523.57380787">
            <text:p>2426523.57380787</text:p>
          </table:table-cell>
          <table:table-cell office:value-type="string">
            <text:p>1931-06-30 20:46:17.343750 EST-0500</text:p>
          </table:table-cell>
          <table:table-cell office:value-type="float" office:value="0">
            <text:p>0</text:p>
          </table:table-cell>
          <table:table-cell office:value-type="float" office:value="290.85413193815">
            <text:p>290.8541319382</text:p>
          </table:table-cell>
          <table:table-cell office:value-type="float" office:value="290.853115866539">
            <text:p>290.8531158665</text:p>
          </table:table-cell>
          <table:table-cell office:value-type="string">
            <text:p>20 ♑ 51' 14"</text:p>
          </table:table-cell>
          <table:table-cell office:value-type="string">
            <text:p>20 ♑ 51' 11"</text:p>
          </table:table-cell>
          <table:table-cell office:value-type="float" office:value="12.8893574815838">
            <text:p>12.8893574816</text:p>
          </table:table-cell>
          <table:table-cell office:value-type="float" office:value="-0.0711313778382461">
            <text:p>-0.0711313778</text:p>
          </table:table-cell>
          <table:table-cell office:value-type="float" office:value="267.954520416652">
            <text:p>267.9545204167</text:p>
          </table:table-cell>
          <table:table-cell office:value-type="float" office:value="267.953504345041">
            <text:p>267.953504345</text:p>
          </table:table-cell>
          <table:table-cell office:value-type="string">
            <text:p>27 ♐ 57' 16"</text:p>
          </table:table-cell>
          <table:table-cell office:value-type="string">
            <text:p>27 ♐ 57' 12"</text:p>
          </table:table-cell>
          <table:table-cell office:value-type="float" office:value="12.889319200046">
            <text:p>12.8893192</text:p>
          </table:table-cell>
          <table:table-cell office:value-type="float" office:value="-0.0711693041608923">
            <text:p>-0.0711693042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530.86311343">
            <text:p>2426530.86311343</text:p>
          </table:table-cell>
          <table:table-cell office:value-type="string">
            <text:p>1931-07-08 03:42:53.437500 EST-0500</text:p>
          </table:table-cell>
          <table:table-cell office:value-type="float" office:value="0">
            <text:p>0</text:p>
          </table:table-cell>
          <table:table-cell office:value-type="float" office:value="19.2573101187432">
            <text:p>19.2573101187</text:p>
          </table:table-cell>
          <table:table-cell office:value-type="float" office:value="19.254704573681">
            <text:p>19.2547045737</text:p>
          </table:table-cell>
          <table:table-cell office:value-type="string">
            <text:p>19 ♈ 15' 26"</text:p>
          </table:table-cell>
          <table:table-cell office:value-type="string">
            <text:p>19 ♈ 15' 16"</text:p>
          </table:table-cell>
          <table:table-cell office:value-type="float" office:value="11.9091887162321">
            <text:p>11.9091887162</text:p>
          </table:table-cell>
          <table:table-cell office:value-type="float" office:value="0.0141580219623681">
            <text:p>0.014158022</text:p>
          </table:table-cell>
          <table:table-cell office:value-type="float" office:value="356.357429672605">
            <text:p>356.3574296726</text:p>
          </table:table-cell>
          <table:table-cell office:value-type="float" office:value="356.354824127543">
            <text:p>356.3548241275</text:p>
          </table:table-cell>
          <table:table-cell office:value-type="string">
            <text:p>26 ♓ 21' 26"</text:p>
          </table:table-cell>
          <table:table-cell office:value-type="string">
            <text:p>26 ♓ 21' 17"</text:p>
          </table:table-cell>
          <table:table-cell office:value-type="float" office:value="11.9092023248393">
            <text:p>11.9092023248</text:p>
          </table:table-cell>
          <table:table-cell office:value-type="float" office:value="0.0141717539114036">
            <text:p>0.0141717539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6532.49543981">
            <text:p>2426532.49543981</text:p>
          </table:table-cell>
          <table:table-cell office:value-type="string">
            <text:p>1931-07-09 18:53:26.250000 EST-0500</text:p>
          </table:table-cell>
          <table:table-cell office:value-type="float" office:value="0">
            <text:p>0</text:p>
          </table:table-cell>
          <table:table-cell office:value-type="float" office:value="118.386325840071">
            <text:p>118.3863258401</text:p>
          </table:table-cell>
          <table:table-cell office:value-type="float" office:value="118.385981398089">
            <text:p>118.3859813981</text:p>
          </table:table-cell>
          <table:table-cell office:value-type="string">
            <text:p>28 ♋ 23' 10"</text:p>
          </table:table-cell>
          <table:table-cell office:value-type="string">
            <text:p>28 ♋ 23' 09"</text:p>
          </table:table-cell>
          <table:table-cell office:value-type="float" office:value="1.96277631947347">
            <text:p>1.9627763195</text:p>
          </table:table-cell>
          <table:table-cell office:value-type="float" office:value="0.220301143362029">
            <text:p>0.2203011434</text:p>
          </table:table-cell>
          <table:table-cell office:value-type="float" office:value="95.4863927793071">
            <text:p>95.4863927793</text:p>
          </table:table-cell>
          <table:table-cell office:value-type="float" office:value="95.4860483373258">
            <text:p>95.4860483373</text:p>
          </table:table-cell>
          <table:table-cell office:value-type="string">
            <text:p><text:s/>5 ♋ 29' 11"</text:p>
          </table:table-cell>
          <table:table-cell office:value-type="string">
            <text:p><text:s/>5 ♋ 29' 09"</text:p>
          </table:table-cell>
          <table:table-cell office:value-type="float" office:value="1.96277321843257">
            <text:p>1.9627732184</text:p>
          </table:table-cell>
          <table:table-cell office:value-type="float" office:value="0.220297920613395">
            <text:p>0.2202979206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536.85530093">
            <text:p>2426536.85530093</text:p>
          </table:table-cell>
          <table:table-cell office:value-type="string">
            <text:p>1931-07-14 03:31:38.437500 EST-0500</text:p>
          </table:table-cell>
          <table:table-cell office:value-type="float" office:value="0">
            <text:p>0</text:p>
          </table:table-cell>
          <table:table-cell office:value-type="float" office:value="95.7599797406406">
            <text:p>95.7599797406</text:p>
          </table:table-cell>
          <table:table-cell office:value-type="float" office:value="95.7571833867908">
            <text:p>95.7571833868</text:p>
          </table:table-cell>
          <table:table-cell office:value-type="string">
            <text:p><text:s/>5 ♋ 45' 35"</text:p>
          </table:table-cell>
          <table:table-cell office:value-type="string">
            <text:p><text:s/>5 ♋ 45' 25"</text:p>
          </table:table-cell>
          <table:table-cell office:value-type="float" office:value="13.8663073447447">
            <text:p>13.8663073447</text:p>
          </table:table-cell>
          <table:table-cell office:value-type="float" office:value="1.22187903551187">
            <text:p>1.2218790355</text:p>
          </table:table-cell>
          <table:table-cell office:value-type="float" office:value="72.8597421409383">
            <text:p>72.8597421409</text:p>
          </table:table-cell>
          <table:table-cell office:value-type="float" office:value="72.8569457870885">
            <text:p>72.8569457871</text:p>
          </table:table-cell>
          <table:table-cell office:value-type="string">
            <text:p>12 ♊ 51' 35"</text:p>
          </table:table-cell>
          <table:table-cell office:value-type="string">
            <text:p>12 ♊ 51' 25"</text:p>
          </table:table-cell>
          <table:table-cell office:value-type="float" office:value="13.8662570047274">
            <text:p>13.8662570047</text:p>
          </table:table-cell>
          <table:table-cell office:value-type="float" office:value="1.2218287531626">
            <text:p>1.2218287532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538.01423611">
            <text:p>2426538.01423611</text:p>
          </table:table-cell>
          <table:table-cell office:value-type="string">
            <text:p>1931-07-15 07:20:30.468750 EST-0500</text:p>
          </table:table-cell>
          <table:table-cell office:value-type="float" office:value="0">
            <text:p>0</text:p>
          </table:table-cell>
          <table:table-cell office:value-type="float" office:value="112.05050337828">
            <text:p>112.0505033783</text:p>
          </table:table-cell>
          <table:table-cell office:value-type="float" office:value="112.050300829709">
            <text:p>112.0503008297</text:p>
          </table:table-cell>
          <table:table-cell table:number-columns-repeated="2" office:value-type="string">
            <text:p>22 ♋ 03' 01"</text:p>
          </table:table-cell>
          <table:table-cell office:value-type="float" office:value="14.2286687468844">
            <text:p>14.2286687469</text:p>
          </table:table-cell>
          <table:table-cell office:value-type="float" office:value="0.954310018011578">
            <text:p>0.954310018</text:p>
          </table:table-cell>
          <table:table-cell office:value-type="float" office:value="89.1501659605836">
            <text:p>89.1501659606</text:p>
          </table:table-cell>
          <table:table-cell office:value-type="float" office:value="89.1499634120126">
            <text:p>89.149963412</text:p>
          </table:table-cell>
          <table:table-cell office:value-type="string">
            <text:p>29 ♊ 09' 00"</text:p>
          </table:table-cell>
          <table:table-cell office:value-type="string">
            <text:p>29 ♊ 08' 59"</text:p>
          </table:table-cell>
          <table:table-cell office:value-type="float" office:value="14.2286247897701">
            <text:p>14.2286247898</text:p>
          </table:table-cell>
          <table:table-cell office:value-type="float" office:value="0.954266551384387">
            <text:p>0.9542665514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538.55134259">
            <text:p>2426538.55134259</text:p>
          </table:table-cell>
          <table:table-cell office:value-type="string">
            <text:p>1931-07-15 20:13:56.718750 EST-0500</text:p>
          </table:table-cell>
          <table:table-cell office:value-type="float" office:value="0">
            <text:p>0</text:p>
          </table:table-cell>
          <table:table-cell office:value-type="float" office:value="119.72817058827">
            <text:p>119.7281705883</text:p>
          </table:table-cell>
          <table:table-cell office:value-type="float" office:value="119.724958113598">
            <text:p>119.7249581136</text:p>
          </table:table-cell>
          <table:table-cell office:value-type="string">
            <text:p>29 ♋ 43' 41"</text:p>
          </table:table-cell>
          <table:table-cell office:value-type="string">
            <text:p>29 ♋ 43' 29"</text:p>
          </table:table-cell>
          <table:table-cell office:value-type="float" office:value="14.3554262673206">
            <text:p>14.3554262673</text:p>
          </table:table-cell>
          <table:table-cell office:value-type="float" office:value="0.221743239346056">
            <text:p>0.2217432393</text:p>
          </table:table-cell>
          <table:table-cell office:value-type="float" office:value="96.8277910958529">
            <text:p>96.8277910959</text:p>
          </table:table-cell>
          <table:table-cell office:value-type="float" office:value="96.8245786211804">
            <text:p>96.8245786212</text:p>
          </table:table-cell>
          <table:table-cell office:value-type="string">
            <text:p><text:s/>6 ♋ 49' 40"</text:p>
          </table:table-cell>
          <table:table-cell office:value-type="string">
            <text:p><text:s/>6 ♋ 49' 28"</text:p>
          </table:table-cell>
          <table:table-cell office:value-type="float" office:value="14.3553891455349">
            <text:p>14.3553891455</text:p>
          </table:table-cell>
          <table:table-cell office:value-type="float" office:value="0.221706805134546">
            <text:p>0.2217068051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539.33943287">
            <text:p>2426539.33943287</text:p>
          </table:table-cell>
          <table:table-cell office:value-type="string">
            <text:p>1931-07-16 15:08:47.343750 EST-0500</text:p>
          </table:table-cell>
          <table:table-cell office:value-type="float" office:value="0">
            <text:p>0</text:p>
          </table:table-cell>
          <table:table-cell office:value-type="float" office:value="131.097340056991">
            <text:p>131.097340057</text:p>
          </table:table-cell>
          <table:table-cell office:value-type="float" office:value="131.094258957642">
            <text:p>131.0942589576</text:p>
          </table:table-cell>
          <table:table-cell office:value-type="string">
            <text:p>11 ♌ 05' 50"</text:p>
          </table:table-cell>
          <table:table-cell office:value-type="string">
            <text:p>11 ♌ 05' 39"</text:p>
          </table:table-cell>
          <table:table-cell office:value-type="float" office:value="14.485631139492">
            <text:p>14.4856311395</text:p>
          </table:table-cell>
          <table:table-cell office:value-type="float" office:value="1.74955199482142">
            <text:p>1.7495519948</text:p>
          </table:table-cell>
          <table:table-cell office:value-type="float" office:value="108.196906974192">
            <text:p>108.1969069742</text:p>
          </table:table-cell>
          <table:table-cell office:value-type="float" office:value="108.193825874844">
            <text:p>108.1938258748</text:p>
          </table:table-cell>
          <table:table-cell office:value-type="string">
            <text:p>18 ♋ 11' 48"</text:p>
          </table:table-cell>
          <table:table-cell office:value-type="string">
            <text:p>18 ♋ 11' 37"</text:p>
          </table:table-cell>
          <table:table-cell office:value-type="float" office:value="14.4856074537083">
            <text:p>14.4856074537</text:p>
          </table:table-cell>
          <table:table-cell office:value-type="float" office:value="1.74952895713197">
            <text:p>1.7495289571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542.16487268">
            <text:p>2426542.16487268</text:p>
          </table:table-cell>
          <table:table-cell office:value-type="string">
            <text:p>1931-07-19 10:57:25.312500 EST-0500</text:p>
          </table:table-cell>
          <table:table-cell office:value-type="float" office:value="0">
            <text:p>0</text:p>
          </table:table-cell>
          <table:table-cell office:value-type="float" office:value="172.119689961051">
            <text:p>172.1196899611</text:p>
          </table:table-cell>
          <table:table-cell office:value-type="float" office:value="172.11938902823">
            <text:p>172.1193890282</text:p>
          </table:table-cell>
          <table:table-cell office:value-type="string">
            <text:p>22 ♍ 07' 10"</text:p>
          </table:table-cell>
          <table:table-cell office:value-type="string">
            <text:p>22 ♍ 07' 09"</text:p>
          </table:table-cell>
          <table:table-cell office:value-type="float" office:value="14.4308361111147">
            <text:p>14.4308361111</text:p>
          </table:table-cell>
          <table:table-cell office:value-type="float" office:value="0.596789835362147">
            <text:p>0.5967898354</text:p>
          </table:table-cell>
          <table:table-cell office:value-type="float" office:value="149.219157129361">
            <text:p>149.2191571294</text:p>
          </table:table-cell>
          <table:table-cell office:value-type="float" office:value="149.21885619654">
            <text:p>149.2188561965</text:p>
          </table:table-cell>
          <table:table-cell office:value-type="string">
            <text:p>29 ♌ 13' 08"</text:p>
          </table:table-cell>
          <table:table-cell office:value-type="string">
            <text:p>29 ♌ 13' 07"</text:p>
          </table:table-cell>
          <table:table-cell office:value-type="float" office:value="14.4308579495147">
            <text:p>14.4308579495</text:p>
          </table:table-cell>
          <table:table-cell office:value-type="float" office:value="0.596811798139697">
            <text:p>0.5968117981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6548.32917824">
            <text:p>2426548.32917824</text:p>
          </table:table-cell>
          <table:table-cell office:value-type="string">
            <text:p>1931-07-25 14:54:01.406250 EST-0500</text:p>
          </table:table-cell>
          <table:table-cell office:value-type="float" office:value="0">
            <text:p>0</text:p>
          </table:table-cell>
          <table:table-cell office:value-type="float" office:value="121.897464825373">
            <text:p>121.8974648254</text:p>
          </table:table-cell>
          <table:table-cell office:value-type="float" office:value="121.897372467702">
            <text:p>121.8973724677</text:p>
          </table:table-cell>
          <table:table-cell table:number-columns-repeated="2" office:value-type="string">
            <text:p><text:s/>1 ♌ 53' 50"</text:p>
          </table:table-cell>
          <table:table-cell office:value-type="float" office:value="0.955113236470288">
            <text:p>0.9551132365</text:p>
          </table:table-cell>
          <table:table-cell office:value-type="float" office:value="0.222362929169056">
            <text:p>0.2223629292</text:p>
          </table:table-cell>
          <table:table-cell office:value-type="float" office:value="98.9966761118285">
            <text:p>98.9966761118</text:p>
          </table:table-cell>
          <table:table-cell office:value-type="float" office:value="98.9965837541576">
            <text:p>98.9965837542</text:p>
          </table:table-cell>
          <table:table-cell office:value-type="string">
            <text:p><text:s/>8 ♋ 59' 48"</text:p>
          </table:table-cell>
          <table:table-cell office:value-type="string">
            <text:p><text:s/>8 ♋ 59' 47"</text:p>
          </table:table-cell>
          <table:table-cell office:value-type="float" office:value="0.955073433244653">
            <text:p>0.9550734332</text:p>
          </table:table-cell>
          <table:table-cell office:value-type="float" office:value="0.222323132026635">
            <text:p>0.222323132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550.72395833">
            <text:p>2426550.72395833</text:p>
          </table:table-cell>
          <table:table-cell office:value-type="string">
            <text:p>1931-07-28 00:22:30.000000 EST-0500</text:p>
          </table:table-cell>
          <table:table-cell office:value-type="float" office:value="0">
            <text:p>0</text:p>
          </table:table-cell>
          <table:table-cell office:value-type="float" office:value="288.87853979441">
            <text:p>288.8785397944</text:p>
          </table:table-cell>
          <table:table-cell office:value-type="float" office:value="288.87585923446">
            <text:p>288.8758592345</text:p>
          </table:table-cell>
          <table:table-cell office:value-type="string">
            <text:p>18 ♑ 52' 42"</text:p>
          </table:table-cell>
          <table:table-cell office:value-type="string">
            <text:p>18 ♑ 52' 33"</text:p>
          </table:table-cell>
          <table:table-cell office:value-type="float" office:value="12.7877151999241">
            <text:p>12.7877151999</text:p>
          </table:table-cell>
          <table:table-cell office:value-type="float" office:value="-0.0698239796173045">
            <text:p>-0.0698239796</text:p>
          </table:table-cell>
          <table:table-cell office:value-type="float" office:value="265.97756651755">
            <text:p>265.9775665176</text:p>
          </table:table-cell>
          <table:table-cell office:value-type="float" office:value="265.974885957599">
            <text:p>265.9748859576</text:p>
          </table:table-cell>
          <table:table-cell office:value-type="string">
            <text:p>25 ♐ 58' 39"</text:p>
          </table:table-cell>
          <table:table-cell office:value-type="string">
            <text:p>25 ♐ 58' 29"</text:p>
          </table:table-cell>
          <table:table-cell office:value-type="float" office:value="12.7876831104106">
            <text:p>12.7876831104</text:p>
          </table:table-cell>
          <table:table-cell office:value-type="float" office:value="-0.0698556747702078">
            <text:p>-0.0698556748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558.1887963">
            <text:p>2426558.1887963</text:p>
          </table:table-cell>
          <table:table-cell office:value-type="string">
            <text:p>1931-08-04 11:31:52.500000 EST-0500</text:p>
          </table:table-cell>
          <table:table-cell office:value-type="float" office:value="0">
            <text:p>0</text:p>
          </table:table-cell>
          <table:table-cell office:value-type="float" office:value="19.3407738214765">
            <text:p>19.3407738215</text:p>
          </table:table-cell>
          <table:table-cell office:value-type="float" office:value="19.3404974818989">
            <text:p>19.3404974819</text:p>
          </table:table-cell>
          <table:table-cell office:value-type="string">
            <text:p>19 ♈ 20' 26"</text:p>
          </table:table-cell>
          <table:table-cell office:value-type="string">
            <text:p>19 ♈ 20' 25"</text:p>
          </table:table-cell>
          <table:table-cell office:value-type="float" office:value="11.8227435258534">
            <text:p>11.8227435259</text:p>
          </table:table-cell>
          <table:table-cell office:value-type="float" office:value="-0.00789733798122823">
            <text:p>-0.007897338</text:p>
          </table:table-cell>
          <table:table-cell office:value-type="float" office:value="356.439579209524">
            <text:p>356.4395792095</text:p>
          </table:table-cell>
          <table:table-cell office:value-type="float" office:value="356.439302869946">
            <text:p>356.4393028699</text:p>
          </table:table-cell>
          <table:table-cell office:value-type="string">
            <text:p>26 ♓ 26' 22"</text:p>
          </table:table-cell>
          <table:table-cell office:value-type="string">
            <text:p>26 ♓ 26' 21"</text:p>
          </table:table-cell>
          <table:table-cell office:value-type="float" office:value="11.8227657821869">
            <text:p>11.8227657822</text:p>
          </table:table-cell>
          <table:table-cell office:value-type="float" office:value="-0.00787500863915047">
            <text:p>-0.0078750086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6560.34284722">
            <text:p>2426560.34284722</text:p>
          </table:table-cell>
          <table:table-cell office:value-type="string">
            <text:p>1931-08-06 15:13:42.656250 EST-0500</text:p>
          </table:table-cell>
          <table:table-cell office:value-type="float" office:value="0">
            <text:p>0</text:p>
          </table:table-cell>
          <table:table-cell office:value-type="float" office:value="124.561631503883">
            <text:p>124.5616315039</text:p>
          </table:table-cell>
          <table:table-cell office:value-type="float" office:value="124.561595444232">
            <text:p>124.5615954442</text:p>
          </table:table-cell>
          <table:table-cell table:number-columns-repeated="2" office:value-type="string">
            <text:p><text:s/>4 ♌ 33' 41"</text:p>
          </table:table-cell>
          <table:table-cell office:value-type="float" office:value="1.23130011926053">
            <text:p>1.2313001193</text:p>
          </table:table-cell>
          <table:table-cell office:value-type="float" office:value="0.220801593009105">
            <text:p>0.220801593</text:p>
          </table:table-cell>
          <table:table-cell office:value-type="float" office:value="101.660380217237">
            <text:p>101.6603802172</text:p>
          </table:table-cell>
          <table:table-cell office:value-type="float" office:value="101.660344157586">
            <text:p>101.6603441576</text:p>
          </table:table-cell>
          <table:table-cell table:number-columns-repeated="2" office:value-type="string">
            <text:p>11 ♋ 39' 37"</text:p>
          </table:table-cell>
          <table:table-cell office:value-type="float" office:value="1.23129946683523">
            <text:p>1.2312994668</text:p>
          </table:table-cell>
          <table:table-cell office:value-type="float" office:value="0.220800907645608">
            <text:p>0.2208009076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566.3855787">
            <text:p>2426566.3855787</text:p>
          </table:table-cell>
          <table:table-cell office:value-type="string">
            <text:p>1931-08-12 16:15:14.062500 EST-0500</text:p>
          </table:table-cell>
          <table:table-cell office:value-type="float" office:value="0">
            <text:p>0</text:p>
          </table:table-cell>
          <table:table-cell office:value-type="float" office:value="125.891034543378">
            <text:p>125.8910345434</text:p>
          </table:table-cell>
          <table:table-cell office:value-type="float" office:value="125.890988123046">
            <text:p>125.890988123</text:p>
          </table:table-cell>
          <table:table-cell table:number-columns-repeated="2" office:value-type="string">
            <text:p><text:s/>5 ♌ 53' 27"</text:p>
          </table:table-cell>
          <table:table-cell office:value-type="float" office:value="14.5829223044864">
            <text:p>14.5829223045</text:p>
          </table:table-cell>
          <table:table-cell office:value-type="float" office:value="0.219028609332413">
            <text:p>0.2190286093</text:p>
          </table:table-cell>
          <table:table-cell office:value-type="float" office:value="102.989384381564">
            <text:p>102.9893843816</text:p>
          </table:table-cell>
          <table:table-cell office:value-type="float" office:value="102.989337961233">
            <text:p>102.9893379612</text:p>
          </table:table-cell>
          <table:table-cell table:number-columns-repeated="2" office:value-type="string">
            <text:p>12 ♋ 59' 21"</text:p>
          </table:table-cell>
          <table:table-cell office:value-type="float" office:value="14.582901013051">
            <text:p>14.5829010131</text:p>
          </table:table-cell>
          <table:table-cell office:value-type="float" office:value="0.219008229591952">
            <text:p>0.2190082296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566.841875">
            <text:p>2426566.841875</text:p>
          </table:table-cell>
          <table:table-cell office:value-type="string">
            <text:p>1931-08-13 03:12:18.281250 EST-0500</text:p>
          </table:table-cell>
          <table:table-cell office:value-type="float" office:value="0">
            <text:p>0</text:p>
          </table:table-cell>
          <table:table-cell office:value-type="float" office:value="132.574790080832">
            <text:p>132.5747900808</text:p>
          </table:table-cell>
          <table:table-cell office:value-type="float" office:value="132.573249217365">
            <text:p>132.5732492174</text:p>
          </table:table-cell>
          <table:table-cell office:value-type="string">
            <text:p>12 ♌ 34' 29"</text:p>
          </table:table-cell>
          <table:table-cell office:value-type="string">
            <text:p>12 ♌ 34' 23"</text:p>
          </table:table-cell>
          <table:table-cell office:value-type="float" office:value="14.7085519947352">
            <text:p>14.7085519947</text:p>
          </table:table-cell>
          <table:table-cell office:value-type="float" office:value="1.23407724092077">
            <text:p>1.2340772409</text:p>
          </table:table-cell>
          <table:table-cell office:value-type="float" office:value="109.67311514708">
            <text:p>109.6731151471</text:p>
          </table:table-cell>
          <table:table-cell office:value-type="float" office:value="109.671574283613">
            <text:p>109.6715742836</text:p>
          </table:table-cell>
          <table:table-cell office:value-type="string">
            <text:p>19 ♋ 40' 23"</text:p>
          </table:table-cell>
          <table:table-cell office:value-type="string">
            <text:p>19 ♋ 40' 17"</text:p>
          </table:table-cell>
          <table:table-cell office:value-type="float" office:value="14.7085391763854">
            <text:p>14.7085391764</text:p>
          </table:table-cell>
          <table:table-cell office:value-type="float" office:value="1.23406527963203">
            <text:p>1.2340652796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567.35261574">
            <text:p>2426567.35261574</text:p>
          </table:table-cell>
          <table:table-cell office:value-type="string">
            <text:p>1931-08-13 15:27:46.406250 EST-0500</text:p>
          </table:table-cell>
          <table:table-cell office:value-type="float" office:value="0">
            <text:p>0</text:p>
          </table:table-cell>
          <table:table-cell office:value-type="float" office:value="140.116374092637">
            <text:p>140.1163740926</text:p>
          </table:table-cell>
          <table:table-cell office:value-type="float" office:value="140.113292966492">
            <text:p>140.1132929665</text:p>
          </table:table-cell>
          <table:table-cell office:value-type="string">
            <text:p>20 ♌ 06' 58"</text:p>
          </table:table-cell>
          <table:table-cell office:value-type="string">
            <text:p>20 ♌ 06' 47"</text:p>
          </table:table-cell>
          <table:table-cell office:value-type="float" office:value="14.8175879445264">
            <text:p>14.8175879445</text:p>
          </table:table-cell>
          <table:table-cell office:value-type="float" office:value="0.960755746345607">
            <text:p>0.9607557463</text:p>
          </table:table-cell>
          <table:table-cell office:value-type="float" office:value="117.214676302634">
            <text:p>117.2146763026</text:p>
          </table:table-cell>
          <table:table-cell office:value-type="float" office:value="117.211595176489">
            <text:p>117.2115951765</text:p>
          </table:table-cell>
          <table:table-cell office:value-type="string">
            <text:p>27 ♋ 12' 52"</text:p>
          </table:table-cell>
          <table:table-cell office:value-type="string">
            <text:p>27 ♋ 12' 41"</text:p>
          </table:table-cell>
          <table:table-cell office:value-type="float" office:value="14.81758548811">
            <text:p>14.8175854881</text:p>
          </table:table-cell>
          <table:table-cell office:value-type="float" office:value="0.960754456079005">
            <text:p>0.9607544561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569.21027778">
            <text:p>2426569.21027778</text:p>
          </table:table-cell>
          <table:table-cell office:value-type="string">
            <text:p>1931-08-15 12:02:48.750000 EST-0500</text:p>
          </table:table-cell>
          <table:table-cell office:value-type="float" office:value="0">
            <text:p>0</text:p>
          </table:table-cell>
          <table:table-cell office:value-type="float" office:value="167.800561002321">
            <text:p>167.8005610023</text:p>
          </table:table-cell>
          <table:table-cell office:value-type="float" office:value="167.800168234258">
            <text:p>167.8001682343</text:p>
          </table:table-cell>
          <table:table-cell office:value-type="string">
            <text:p>17 ♍ 48' 02"</text:p>
          </table:table-cell>
          <table:table-cell office:value-type="string">
            <text:p>17 ♍ 48' 00"</text:p>
          </table:table-cell>
          <table:table-cell office:value-type="float" office:value="14.9074251497049">
            <text:p>14.9074251497</text:p>
          </table:table-cell>
          <table:table-cell office:value-type="float" office:value="0.540975603212055">
            <text:p>0.5409756032</text:p>
          </table:table-cell>
          <table:table-cell office:value-type="float" office:value="144.898822052771">
            <text:p>144.8988220528</text:p>
          </table:table-cell>
          <table:table-cell office:value-type="float" office:value="144.898429284708">
            <text:p>144.8984292847</text:p>
          </table:table-cell>
          <table:table-cell office:value-type="string">
            <text:p>24 ♌ 53' 55"</text:p>
          </table:table-cell>
          <table:table-cell office:value-type="string">
            <text:p>24 ♌ 53' 54"</text:p>
          </table:table-cell>
          <table:table-cell office:value-type="float" office:value="14.907454808466">
            <text:p>14.9074548085</text:p>
          </table:table-cell>
          <table:table-cell office:value-type="float" office:value="0.541006320454756">
            <text:p>0.5410063205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570.68758102">
            <text:p>2426570.68758102</text:p>
          </table:table-cell>
          <table:table-cell office:value-type="string">
            <text:p>1931-08-16 23:30:07.031250 EST-0500</text:p>
          </table:table-cell>
          <table:table-cell office:value-type="float" office:value="0">
            <text:p>0</text:p>
          </table:table-cell>
          <table:table-cell office:value-type="float" office:value="189.675814968451">
            <text:p>189.6758149685</text:p>
          </table:table-cell>
          <table:table-cell office:value-type="float" office:value="189.674010222523">
            <text:p>189.6740102225</text:p>
          </table:table-cell>
          <table:table-cell office:value-type="string">
            <text:p><text:s/>9 ♎ 40' 32"</text:p>
          </table:table-cell>
          <table:table-cell office:value-type="string">
            <text:p><text:s/>9 ♎ 40' 26"</text:p>
          </table:table-cell>
          <table:table-cell office:value-type="float" office:value="14.6700502542038">
            <text:p>14.6700502542</text:p>
          </table:table-cell>
          <table:table-cell office:value-type="float" office:value="0.633720499792327">
            <text:p>0.6337204998</text:p>
          </table:table-cell>
          <table:table-cell office:value-type="float" office:value="166.77406874013">
            <text:p>166.7740687401</text:p>
          </table:table-cell>
          <table:table-cell office:value-type="float" office:value="166.772263994202">
            <text:p>166.7722639942</text:p>
          </table:table-cell>
          <table:table-cell office:value-type="string">
            <text:p>16 ♍ 46' 26"</text:p>
          </table:table-cell>
          <table:table-cell office:value-type="string">
            <text:p>16 ♍ 46' 20"</text:p>
          </table:table-cell>
          <table:table-cell office:value-type="float" office:value="14.6700827908219">
            <text:p>14.6700827908</text:p>
          </table:table-cell>
          <table:table-cell office:value-type="float" office:value="0.633753039208851">
            <text:p>0.6337530392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577.84748843">
            <text:p>2426577.84748843</text:p>
          </table:table-cell>
          <table:table-cell office:value-type="string">
            <text:p>1931-08-24 03:20:23.437500 EST-0500</text:p>
          </table:table-cell>
          <table:table-cell office:value-type="float" office:value="0">
            <text:p>0</text:p>
          </table:table-cell>
          <table:table-cell office:value-type="float" office:value="287.289758233403">
            <text:p>287.2897582334</text:p>
          </table:table-cell>
          <table:table-cell office:value-type="float" office:value="287.288731184404">
            <text:p>287.2887311844</text:p>
          </table:table-cell>
          <table:table-cell office:value-type="string">
            <text:p>17 ♑ 17' 23"</text:p>
          </table:table-cell>
          <table:table-cell office:value-type="string">
            <text:p>17 ♑ 17' 19"</text:p>
          </table:table-cell>
          <table:table-cell office:value-type="float" office:value="12.6650214110122">
            <text:p>12.665021411</text:p>
          </table:table-cell>
          <table:table-cell office:value-type="float" office:value="-0.0435276964691917">
            <text:p>-0.0435276965</text:p>
          </table:table-cell>
          <table:table-cell office:value-type="float" office:value="264.387670887735">
            <text:p>264.3876708877</text:p>
          </table:table-cell>
          <table:table-cell office:value-type="float" office:value="264.386643838737">
            <text:p>264.3866438387</text:p>
          </table:table-cell>
          <table:table-cell office:value-type="string">
            <text:p>24 ♐ 23' 15"</text:p>
          </table:table-cell>
          <table:table-cell office:value-type="string">
            <text:p>24 ♐ 23' 11"</text:p>
          </table:table-cell>
          <table:table-cell office:value-type="float" office:value="12.6649991745151">
            <text:p>12.6649991745</text:p>
          </table:table-cell>
          <table:table-cell office:value-type="float" office:value="-0.0435495910489264">
            <text:p>-0.043549591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585.43074074">
            <text:p>2426585.43074074</text:p>
          </table:table-cell>
          <table:table-cell office:value-type="string">
            <text:p>1931-08-31 17:20:16.406250 EST-0500</text:p>
          </table:table-cell>
          <table:table-cell office:value-type="float" office:value="0">
            <text:p>0</text:p>
          </table:table-cell>
          <table:table-cell office:value-type="float" office:value="18.8509638133768">
            <text:p>18.8509638134</text:p>
          </table:table-cell>
          <table:table-cell office:value-type="float" office:value="18.8485706657915">
            <text:p>18.8485706658</text:p>
          </table:table-cell>
          <table:table-cell office:value-type="string">
            <text:p>18 ♈ 51' 03"</text:p>
          </table:table-cell>
          <table:table-cell office:value-type="string">
            <text:p>18 ♈ 50' 54"</text:p>
          </table:table-cell>
          <table:table-cell office:value-type="float" office:value="11.7882292530463">
            <text:p>11.788229253</text:p>
          </table:table-cell>
          <table:table-cell office:value-type="float" office:value="-0.0273744450540833">
            <text:p>-0.0273744451</text:p>
          </table:table-cell>
          <table:table-cell office:value-type="float" office:value="355.948724704071">
            <text:p>355.9487247041</text:p>
          </table:table-cell>
          <table:table-cell office:value-type="float" office:value="355.946331556486">
            <text:p>355.9463315565</text:p>
          </table:table-cell>
          <table:table-cell office:value-type="string">
            <text:p>25 ♓ 56' 55"</text:p>
          </table:table-cell>
          <table:table-cell office:value-type="string">
            <text:p>25 ♓ 56' 46"</text:p>
          </table:table-cell>
          <table:table-cell office:value-type="float" office:value="11.7882618326198">
            <text:p>11.7882618326</text:p>
          </table:table-cell>
          <table:table-cell office:value-type="float" office:value="-0.02734174910067">
            <text:p>-0.027341749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589.50153935">
            <text:p>2426589.50153935</text:p>
          </table:table-cell>
          <table:table-cell office:value-type="string">
            <text:p>1931-09-04 19:02:13.593750 EST-0500</text:p>
          </table:table-cell>
          <table:table-cell office:value-type="float" office:value="0">
            <text:p>0</text:p>
          </table:table-cell>
          <table:table-cell office:value-type="float" office:value="161.477097209322">
            <text:p>161.4770972093</text:p>
          </table:table-cell>
          <table:table-cell office:value-type="float" office:value="161.477364616949">
            <text:p>161.4773646169</text:p>
          </table:table-cell>
          <table:table-cell office:value-type="string">
            <text:p>11 ♍ 28' 37"</text:p>
          </table:table-cell>
          <table:table-cell office:value-type="string">
            <text:p>11 ♍ 28' 38"</text:p>
          </table:table-cell>
          <table:table-cell office:value-type="float" office:value="-0.96349942896725">
            <text:p>-0.963499429</text:p>
          </table:table-cell>
          <table:table-cell office:value-type="float" office:value="0.969488994821278">
            <text:p>0.9694889948</text:p>
          </table:table-cell>
          <table:table-cell office:value-type="float" office:value="138.574746778621">
            <text:p>138.5747467786</text:p>
          </table:table-cell>
          <table:table-cell office:value-type="float" office:value="138.575014186248">
            <text:p>138.5750141862</text:p>
          </table:table-cell>
          <table:table-cell office:value-type="string">
            <text:p>18 ♌ 34' 29"</text:p>
          </table:table-cell>
          <table:table-cell office:value-type="string">
            <text:p>18 ♌ 34' 30"</text:p>
          </table:table-cell>
          <table:table-cell office:value-type="float" office:value="-0.963514051891466">
            <text:p>-0.9635140519</text:p>
          </table:table-cell>
          <table:table-cell office:value-type="float" office:value="0.96947479026565">
            <text:p>0.9694747903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6589.88996528">
            <text:p>2426589.88996528</text:p>
          </table:table-cell>
          <table:table-cell office:value-type="string">
            <text:p>1931-09-05 04:21:33.750000 EST-0500</text:p>
          </table:table-cell>
          <table:table-cell office:value-type="float" office:value="0">
            <text:p>0</text:p>
          </table:table-cell>
          <table:table-cell office:value-type="float" office:value="161.104301640068">
            <text:p>161.1043016401</text:p>
          </table:table-cell>
          <table:table-cell office:value-type="float" office:value="161.104407802347">
            <text:p>161.1044078023</text:p>
          </table:table-cell>
          <table:table-cell table:number-columns-repeated="2" office:value-type="string">
            <text:p>11 ♍ 06' 15"</text:p>
          </table:table-cell>
          <table:table-cell office:value-type="float" office:value="-0.95547472602072">
            <text:p>-0.955474726</text:p>
          </table:table-cell>
          <table:table-cell office:value-type="float" office:value="1.24167443177156">
            <text:p>1.2416744318</text:p>
          </table:table-cell>
          <table:table-cell office:value-type="float" office:value="138.201930006158">
            <text:p>138.2019300062</text:p>
          </table:table-cell>
          <table:table-cell office:value-type="float" office:value="138.202036168438">
            <text:p>138.2020361684</text:p>
          </table:table-cell>
          <table:table-cell office:value-type="string">
            <text:p>18 ♌ 12' 06"</text:p>
          </table:table-cell>
          <table:table-cell office:value-type="string">
            <text:p>18 ♌ 12' 07"</text:p>
          </table:table-cell>
          <table:table-cell office:value-type="float" office:value="-0.95549345843473">
            <text:p>-0.9554934584</text:p>
          </table:table-cell>
          <table:table-cell office:value-type="float" office:value="1.24165612292382">
            <text:p>1.2416561229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6592.6497338">
            <text:p>2426592.6497338</text:p>
          </table:table-cell>
          <table:table-cell office:value-type="string">
            <text:p>1931-09-07 22:35:37.500000 EST-0500</text:p>
          </table:table-cell>
          <table:table-cell office:value-type="float" office:value="0">
            <text:p>0</text:p>
          </table:table-cell>
          <table:table-cell office:value-type="float" office:value="164.532362854357">
            <text:p>164.5323628544</text:p>
          </table:table-cell>
          <table:table-cell office:value-type="float" office:value="164.532315129858">
            <text:p>164.5323151299</text:p>
          </table:table-cell>
          <table:table-cell table:number-columns-repeated="2" office:value-type="string">
            <text:p>14 ♍ 31' 56"</text:p>
          </table:table-cell>
          <table:table-cell office:value-type="float" office:value="1.24254166581238">
            <text:p>1.2425416658</text:p>
          </table:table-cell>
          <table:table-cell office:value-type="float" office:value="0.971269396068652">
            <text:p>0.9712693961</text:p>
          </table:table-cell>
          <table:table-cell office:value-type="float" office:value="141.629813836089">
            <text:p>141.6298138361</text:p>
          </table:table-cell>
          <table:table-cell office:value-type="float" office:value="141.62976611159">
            <text:p>141.6297661116</text:p>
          </table:table-cell>
          <table:table-cell table:number-columns-repeated="2" office:value-type="string">
            <text:p>21 ♌ 37' 47"</text:p>
          </table:table-cell>
          <table:table-cell office:value-type="float" office:value="1.24251607252652">
            <text:p>1.2425160725</text:p>
          </table:table-cell>
          <table:table-cell office:value-type="float" office:value="0.97124410863031">
            <text:p>0.9712441086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594.22664352">
            <text:p>2426594.22664352</text:p>
          </table:table-cell>
          <table:table-cell office:value-type="string">
            <text:p>1931-09-09 12:26:22.031250 EST-0500</text:p>
          </table:table-cell>
          <table:table-cell office:value-type="float" office:value="0">
            <text:p>0</text:p>
          </table:table-cell>
          <table:table-cell office:value-type="float" office:value="131.773706715911">
            <text:p>131.7737067159</text:p>
          </table:table-cell>
          <table:table-cell office:value-type="float" office:value="131.771001005172">
            <text:p>131.7710010052</text:p>
          </table:table-cell>
          <table:table-cell office:value-type="string">
            <text:p>11 ♌ 46' 25"</text:p>
          </table:table-cell>
          <table:table-cell office:value-type="string">
            <text:p>11 ♌ 46' 15"</text:p>
          </table:table-cell>
          <table:table-cell office:value-type="float" office:value="14.5495153070629">
            <text:p>14.5495153071</text:p>
          </table:table-cell>
          <table:table-cell office:value-type="float" office:value="0.200765279291142">
            <text:p>0.2007652793</text:p>
          </table:table-cell>
          <table:table-cell office:value-type="float" office:value="108.871072251372">
            <text:p>108.8710722514</text:p>
          </table:table-cell>
          <table:table-cell office:value-type="float" office:value="108.868366540633">
            <text:p>108.8683665406</text:p>
          </table:table-cell>
          <table:table-cell office:value-type="string">
            <text:p>18 ♋ 52' 15"</text:p>
          </table:table-cell>
          <table:table-cell office:value-type="string">
            <text:p>18 ♋ 52' 06"</text:p>
          </table:table-cell>
          <table:table-cell office:value-type="float" office:value="14.5495105932716">
            <text:p>14.5495105933</text:p>
          </table:table-cell>
          <table:table-cell office:value-type="float" office:value="0.2007614534474">
            <text:p>0.2007614534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595.89851852">
            <text:p>2426595.89851852</text:p>
          </table:table-cell>
          <table:table-cell office:value-type="string">
            <text:p>1931-09-11 04:33:52.031250 EST-0500</text:p>
          </table:table-cell>
          <table:table-cell office:value-type="float" office:value="0">
            <text:p>0</text:p>
          </table:table-cell>
          <table:table-cell office:value-type="float" office:value="156.565865580018">
            <text:p>156.56586558</text:p>
          </table:table-cell>
          <table:table-cell office:value-type="float" office:value="156.564898373338">
            <text:p>156.5648983733</text:p>
          </table:table-cell>
          <table:table-cell office:value-type="string">
            <text:p><text:s/>6 ♍ 33' 57"</text:p>
          </table:table-cell>
          <table:table-cell office:value-type="string">
            <text:p><text:s/>6 ♍ 33' 53"</text:p>
          </table:table-cell>
          <table:table-cell office:value-type="float" office:value="15.0523238998497">
            <text:p>15.0523238998</text:p>
          </table:table-cell>
          <table:table-cell office:value-type="float" office:value="-0.443230709144062">
            <text:p>-0.4432307091</text:p>
          </table:table-cell>
          <table:table-cell office:value-type="float" office:value="133.663188108328">
            <text:p>133.6631881083</text:p>
          </table:table-cell>
          <table:table-cell office:value-type="float" office:value="133.662220901649">
            <text:p>133.6622209016</text:p>
          </table:table-cell>
          <table:table-cell office:value-type="string">
            <text:p>13 ♌ 39' 47"</text:p>
          </table:table-cell>
          <table:table-cell office:value-type="string">
            <text:p>13 ♌ 39' 43"</text:p>
          </table:table-cell>
          <table:table-cell office:value-type="float" office:value="15.0523514049923">
            <text:p>15.052351405</text:p>
          </table:table-cell>
          <table:table-cell office:value-type="float" office:value="-0.443201999335684">
            <text:p>-0.4432019993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596.68538194">
            <text:p>2426596.68538194</text:p>
          </table:table-cell>
          <table:table-cell office:value-type="string">
            <text:p>1931-09-11 23:26:57.187500 EST-0500</text:p>
          </table:table-cell>
          <table:table-cell office:value-type="float" office:value="0">
            <text:p>0</text:p>
          </table:table-cell>
          <table:table-cell office:value-type="float" office:value="168.456952331386">
            <text:p>168.4569523314</text:p>
          </table:table-cell>
          <table:table-cell office:value-type="float" office:value="168.456385628741">
            <text:p>168.4563856287</text:p>
          </table:table-cell>
          <table:table-cell office:value-type="string">
            <text:p>18 ♍ 27' 25"</text:p>
          </table:table-cell>
          <table:table-cell office:value-type="string">
            <text:p>18 ♍ 27' 22"</text:p>
          </table:table-cell>
          <table:table-cell office:value-type="float" office:value="15.1556394280438">
            <text:p>15.155639428</text:p>
          </table:table-cell>
          <table:table-cell office:value-type="float" office:value="0.97339611217804">
            <text:p>0.9733961122</text:p>
          </table:table-cell>
          <table:table-cell office:value-type="float" office:value="145.554271429274">
            <text:p>145.5542714293</text:p>
          </table:table-cell>
          <table:table-cell office:value-type="float" office:value="145.553704726629">
            <text:p>145.5537047266</text:p>
          </table:table-cell>
          <table:table-cell office:value-type="string">
            <text:p>25 ♌ 33' 15"</text:p>
          </table:table-cell>
          <table:table-cell office:value-type="string">
            <text:p>25 ♌ 33' 13"</text:p>
          </table:table-cell>
          <table:table-cell office:value-type="float" office:value="15.1556777987723">
            <text:p>15.1556777988</text:p>
          </table:table-cell>
          <table:table-cell office:value-type="float" office:value="0.973434754305064">
            <text:p>0.9734347543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596.76399306">
            <text:p>2426596.76399306</text:p>
          </table:table-cell>
          <table:table-cell office:value-type="string">
            <text:p>1931-09-12 01:20:09.375000 EST-0500</text:p>
          </table:table-cell>
          <table:table-cell office:value-type="float" office:value="0">
            <text:p>0</text:p>
          </table:table-cell>
          <table:table-cell office:value-type="float" office:value="169.648555560553">
            <text:p>169.6485555606</text:p>
          </table:table-cell>
          <table:table-cell office:value-type="float" office:value="169.646753328799">
            <text:p>169.6467533288</text:p>
          </table:table-cell>
          <table:table-cell office:value-type="string">
            <text:p>19 ♍ 38' 54"</text:p>
          </table:table-cell>
          <table:table-cell office:value-type="string">
            <text:p>19 ♍ 38' 48"</text:p>
          </table:table-cell>
          <table:table-cell office:value-type="float" office:value="15.1606036615022">
            <text:p>15.1606036615</text:p>
          </table:table-cell>
          <table:table-cell office:value-type="float" office:value="1.24359014291607">
            <text:p>1.2435901429</text:p>
          </table:table-cell>
          <table:table-cell office:value-type="float" office:value="146.745874719177">
            <text:p>146.7458747192</text:p>
          </table:table-cell>
          <table:table-cell office:value-type="float" office:value="146.744072487424">
            <text:p>146.7440724874</text:p>
          </table:table-cell>
          <table:table-cell office:value-type="string">
            <text:p>26 ♌ 44' 45"</text:p>
          </table:table-cell>
          <table:table-cell office:value-type="string">
            <text:p>26 ♌ 44' 38"</text:p>
          </table:table-cell>
          <table:table-cell office:value-type="float" office:value="15.1606427831071">
            <text:p>15.1606427831</text:p>
          </table:table-cell>
          <table:table-cell office:value-type="float" office:value="1.24362926863843">
            <text:p>1.2436292686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599.33063657">
            <text:p>2426599.33063657</text:p>
          </table:table-cell>
          <table:table-cell office:value-type="string">
            <text:p>1931-09-14 14:56:07.968750 EST-0500</text:p>
          </table:table-cell>
          <table:table-cell office:value-type="float" office:value="0">
            <text:p>0</text:p>
          </table:table-cell>
          <table:table-cell office:value-type="float" office:value="208.31359425738">
            <text:p>208.3135942574</text:p>
          </table:table-cell>
          <table:table-cell office:value-type="float" office:value="208.313526387203">
            <text:p>208.3135263872</text:p>
          </table:table-cell>
          <table:table-cell table:number-columns-repeated="2" office:value-type="string">
            <text:p>28 ♎ 18' 48"</text:p>
          </table:table-cell>
          <table:table-cell office:value-type="float" office:value="14.8136056679007">
            <text:p>14.8136056679</text:p>
          </table:table-cell>
          <table:table-cell office:value-type="float" office:value="0.667813301494702">
            <text:p>0.6678133015</text:p>
          </table:table-cell>
          <table:table-cell office:value-type="float" office:value="185.410912173922">
            <text:p>185.4109121739</text:p>
          </table:table-cell>
          <table:table-cell office:value-type="float" office:value="185.410844303745">
            <text:p>185.4108443037</text:p>
          </table:table-cell>
          <table:table-cell table:number-columns-repeated="2" office:value-type="string">
            <text:p><text:s/>5 ♎ 24' 39"</text:p>
          </table:table-cell>
          <table:table-cell office:value-type="float" office:value="14.8136297254809">
            <text:p>14.8136297255</text:p>
          </table:table-cell>
          <table:table-cell office:value-type="float" office:value="0.667837767861417">
            <text:p>0.6678377679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605.03181713">
            <text:p>2426605.03181713</text:p>
          </table:table-cell>
          <table:table-cell office:value-type="string">
            <text:p>1931-09-20 07:45:49.218750 EST-0500</text:p>
          </table:table-cell>
          <table:table-cell office:value-type="float" office:value="0">
            <text:p>0</text:p>
          </table:table-cell>
          <table:table-cell office:value-type="float" office:value="286.649776976735">
            <text:p>286.6497769767</text:p>
          </table:table-cell>
          <table:table-cell office:value-type="float" office:value="286.648008236286">
            <text:p>286.6480082363</text:p>
          </table:table-cell>
          <table:table-cell office:value-type="string">
            <text:p>16 ♑ 38' 59"</text:p>
          </table:table-cell>
          <table:table-cell office:value-type="string">
            <text:p>16 ♑ 38' 52"</text:p>
          </table:table-cell>
          <table:table-cell office:value-type="float" office:value="12.6964984389582">
            <text:p>12.696498439</text:p>
          </table:table-cell>
          <table:table-cell office:value-type="float" office:value="-0.00202948935397618">
            <text:p>-0.0020294894</text:p>
          </table:table-cell>
          <table:table-cell office:value-type="float" office:value="263.746806767515">
            <text:p>263.7468067675</text:p>
          </table:table-cell>
          <table:table-cell office:value-type="float" office:value="263.745038027066">
            <text:p>263.7450380271</text:p>
          </table:table-cell>
          <table:table-cell office:value-type="string">
            <text:p>23 ♐ 44' 48"</text:p>
          </table:table-cell>
          <table:table-cell office:value-type="string">
            <text:p>23 ♐ 44' 42"</text:p>
          </table:table-cell>
          <table:table-cell office:value-type="float" office:value="12.6964811823657">
            <text:p>12.6964811824</text:p>
          </table:table-cell>
          <table:table-cell office:value-type="float" office:value="-0.00204651885828408">
            <text:p>-0.0020465189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612.60920139">
            <text:p>2426612.60920139</text:p>
          </table:table-cell>
          <table:table-cell office:value-type="string">
            <text:p>1931-09-27 21:37:15.937500 EST-0500</text:p>
          </table:table-cell>
          <table:table-cell office:value-type="float" office:value="0">
            <text:p>0</text:p>
          </table:table-cell>
          <table:table-cell office:value-type="float" office:value="17.9242110490269">
            <text:p>17.924211049</text:p>
          </table:table-cell>
          <table:table-cell office:value-type="float" office:value="17.9230387788337">
            <text:p>17.9230387788</text:p>
          </table:table-cell>
          <table:table-cell office:value-type="string">
            <text:p>17 ♈ 55' 27"</text:p>
          </table:table-cell>
          <table:table-cell office:value-type="string">
            <text:p>17 ♈ 55' 22"</text:p>
          </table:table-cell>
          <table:table-cell office:value-type="float" office:value="11.8082961676097">
            <text:p>11.8082961676</text:p>
          </table:table-cell>
          <table:table-cell office:value-type="float" office:value="-0.0390477841380933">
            <text:p>-0.0390477841</text:p>
          </table:table-cell>
          <table:table-cell office:value-type="float" office:value="355.021121205296">
            <text:p>355.0211212053</text:p>
          </table:table-cell>
          <table:table-cell office:value-type="float" office:value="355.019948935103">
            <text:p>355.0199489351</text:p>
          </table:table-cell>
          <table:table-cell office:value-type="string">
            <text:p>25 ♓ 01' 16"</text:p>
          </table:table-cell>
          <table:table-cell office:value-type="string">
            <text:p>25 ♓ 01' 11"</text:p>
          </table:table-cell>
          <table:table-cell office:value-type="float" office:value="11.8083325454799">
            <text:p>11.8083325455</text:p>
          </table:table-cell>
          <table:table-cell office:value-type="float" office:value="-0.0390111668433867">
            <text:p>-0.0390111668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621.9903125">
            <text:p>2426621.9903125</text:p>
          </table:table-cell>
          <table:table-cell office:value-type="string">
            <text:p>1931-10-07 06:46:03.281250 EST-0500</text:p>
          </table:table-cell>
          <table:table-cell office:value-type="float" office:value="0">
            <text:p>0</text:p>
          </table:table-cell>
          <table:table-cell office:value-type="float" office:value="136.884815433919">
            <text:p>136.8848154339</text:p>
          </table:table-cell>
          <table:table-cell office:value-type="float" office:value="136.882543891477">
            <text:p>136.8825438915</text:p>
          </table:table-cell>
          <table:table-cell office:value-type="string">
            <text:p>16 ♌ 53' 05"</text:p>
          </table:table-cell>
          <table:table-cell office:value-type="string">
            <text:p>16 ♌ 52' 57"</text:p>
          </table:table-cell>
          <table:table-cell office:value-type="float" office:value="14.254802521319">
            <text:p>14.2548025213</text:p>
          </table:table-cell>
          <table:table-cell office:value-type="float" office:value="0.164243167956458">
            <text:p>0.164243168</text:p>
          </table:table-cell>
          <table:table-cell office:value-type="float" office:value="113.981336948497">
            <text:p>113.9813369485</text:p>
          </table:table-cell>
          <table:table-cell office:value-type="float" office:value="113.979065406056">
            <text:p>113.9790654061</text:p>
          </table:table-cell>
          <table:table-cell office:value-type="string">
            <text:p>23 ♋ 58' 52"</text:p>
          </table:table-cell>
          <table:table-cell office:value-type="string">
            <text:p>23 ♋ 58' 44"</text:p>
          </table:table-cell>
          <table:table-cell office:value-type="float" office:value="14.254806033139">
            <text:p>14.2548060331</text:p>
          </table:table-cell>
          <table:table-cell office:value-type="float" office:value="0.164247337248741">
            <text:p>0.1642473372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625.65706018">
            <text:p>2426625.65706018</text:p>
          </table:table-cell>
          <table:table-cell office:value-type="string">
            <text:p>1931-10-10 22:46:10.312500 EST-0500</text:p>
          </table:table-cell>
          <table:table-cell office:value-type="float" office:value="0">
            <text:p>0</text:p>
          </table:table-cell>
          <table:table-cell office:value-type="float" office:value="191.343795306225">
            <text:p>191.3437953062</text:p>
          </table:table-cell>
          <table:table-cell office:value-type="float" office:value="191.340794890848">
            <text:p>191.3407948908</text:p>
          </table:table-cell>
          <table:table-cell office:value-type="string">
            <text:p>11 ♎ 20' 37"</text:p>
          </table:table-cell>
          <table:table-cell office:value-type="string">
            <text:p>11 ♎ 20' 26"</text:p>
          </table:table-cell>
          <table:table-cell office:value-type="float" office:value="15.2017806179294">
            <text:p>15.2017806179</text:p>
          </table:table-cell>
          <table:table-cell office:value-type="float" office:value="1.76054555923644">
            <text:p>1.7605455592</text:p>
          </table:table-cell>
          <table:table-cell office:value-type="float" office:value="168.440286338908">
            <text:p>168.4402863389</text:p>
          </table:table-cell>
          <table:table-cell office:value-type="float" office:value="168.437285923531">
            <text:p>168.4372859235</text:p>
          </table:table-cell>
          <table:table-cell office:value-type="string">
            <text:p>18 ♍ 26' 25"</text:p>
          </table:table-cell>
          <table:table-cell office:value-type="string">
            <text:p>18 ♍ 26' 14"</text:p>
          </table:table-cell>
          <table:table-cell office:value-type="float" office:value="15.2018187314645">
            <text:p>15.2018187315</text:p>
          </table:table-cell>
          <table:table-cell office:value-type="float" office:value="1.76058402034379">
            <text:p>1.7605840203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626.04621528">
            <text:p>2426626.04621528</text:p>
          </table:table-cell>
          <table:table-cell office:value-type="string">
            <text:p>1931-10-11 08:06:33.750000 EST-0500</text:p>
          </table:table-cell>
          <table:table-cell office:value-type="float" office:value="0">
            <text:p>0</text:p>
          </table:table-cell>
          <table:table-cell office:value-type="float" office:value="197.259349362323">
            <text:p>197.2593493623</text:p>
          </table:table-cell>
          <table:table-cell office:value-type="float" office:value="197.257954488869">
            <text:p>197.2579544889</text:p>
          </table:table-cell>
          <table:table-cell office:value-type="string">
            <text:p>17 ♎ 15' 33"</text:p>
          </table:table-cell>
          <table:table-cell office:value-type="string">
            <text:p>17 ♎ 15' 28"</text:p>
          </table:table-cell>
          <table:table-cell office:value-type="float" office:value="15.1961333746684">
            <text:p>15.1961333747</text:p>
          </table:table-cell>
          <table:table-cell office:value-type="float" office:value="0.989560043765904">
            <text:p>0.9895600438</text:p>
          </table:table-cell>
          <table:table-cell office:value-type="float" office:value="174.355839614137">
            <text:p>174.3558396141</text:p>
          </table:table-cell>
          <table:table-cell office:value-type="float" office:value="174.354444740683">
            <text:p>174.3544447407</text:p>
          </table:table-cell>
          <table:table-cell office:value-type="string">
            <text:p>24 ♍ 21' 21"</text:p>
          </table:table-cell>
          <table:table-cell office:value-type="string">
            <text:p>24 ♍ 21' 16"</text:p>
          </table:table-cell>
          <table:table-cell office:value-type="float" office:value="15.1961671114183">
            <text:p>15.1961671114</text:p>
          </table:table-cell>
          <table:table-cell office:value-type="float" office:value="0.989594022138679">
            <text:p>0.9895940221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626.68366898">
            <text:p>2426626.68366898</text:p>
          </table:table-cell>
          <table:table-cell office:value-type="string">
            <text:p>1931-10-11 23:24:29.531250 EST-0500</text:p>
          </table:table-cell>
          <table:table-cell office:value-type="float" office:value="0">
            <text:p>0</text:p>
          </table:table-cell>
          <table:table-cell office:value-type="float" office:value="206.929756151117">
            <text:p>206.9297561511</text:p>
          </table:table-cell>
          <table:table-cell office:value-type="float" office:value="206.926558200423">
            <text:p>206.9265582004</text:p>
          </table:table-cell>
          <table:table-cell office:value-type="string">
            <text:p>26 ♎ 55' 47"</text:p>
          </table:table-cell>
          <table:table-cell office:value-type="string">
            <text:p>26 ♎ 55' 35"</text:p>
          </table:table-cell>
          <table:table-cell office:value-type="float" office:value="15.1337040883234">
            <text:p>15.1337040883</text:p>
          </table:table-cell>
          <table:table-cell office:value-type="float" office:value="1.24800012601444">
            <text:p>1.248000126</text:p>
          </table:table-cell>
          <table:table-cell office:value-type="float" office:value="184.026240675399">
            <text:p>184.0262406754</text:p>
          </table:table-cell>
          <table:table-cell office:value-type="float" office:value="184.023042724705">
            <text:p>184.0230427247</text:p>
          </table:table-cell>
          <table:table-cell office:value-type="string">
            <text:p><text:s/>4 ♎ 01' 34"</text:p>
          </table:table-cell>
          <table:table-cell office:value-type="string">
            <text:p><text:s/>4 ♎ 01' 22"</text:p>
          </table:table-cell>
          <table:table-cell office:value-type="float" office:value="15.1337275036104">
            <text:p>15.1337275036</text:p>
          </table:table-cell>
          <table:table-cell office:value-type="float" office:value="1.24802432901216">
            <text:p>1.248024329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628.08943287">
            <text:p>2426628.08943287</text:p>
          </table:table-cell>
          <table:table-cell office:value-type="string">
            <text:p>1931-10-13 09:08:47.343750 EST-0500</text:p>
          </table:table-cell>
          <table:table-cell office:value-type="float" office:value="0">
            <text:p>0</text:p>
          </table:table-cell>
          <table:table-cell office:value-type="float" office:value="227.988892782542">
            <text:p>227.9888927825</text:p>
          </table:table-cell>
          <table:table-cell office:value-type="float" office:value="227.987634393863">
            <text:p>227.9876343939</text:p>
          </table:table-cell>
          <table:table-cell office:value-type="string">
            <text:p>17 ♏ 59' 20"</text:p>
          </table:table-cell>
          <table:table-cell office:value-type="string">
            <text:p>17 ♏ 59' 15"</text:p>
          </table:table-cell>
          <table:table-cell office:value-type="float" office:value="14.7824725558543">
            <text:p>14.7824725559</text:p>
          </table:table-cell>
          <table:table-cell office:value-type="float" office:value="0.700512369158378">
            <text:p>0.7005123692</text:p>
          </table:table-cell>
          <table:table-cell office:value-type="float" office:value="205.085337514139">
            <text:p>205.0853375141</text:p>
          </table:table-cell>
          <table:table-cell office:value-type="float" office:value="205.08407912546">
            <text:p>205.0840791255</text:p>
          </table:table-cell>
          <table:table-cell office:value-type="string">
            <text:p>25 ♎ 05' 07"</text:p>
          </table:table-cell>
          <table:table-cell office:value-type="string">
            <text:p>25 ♎ 05' 02"</text:p>
          </table:table-cell>
          <table:table-cell office:value-type="float" office:value="14.78246710562">
            <text:p>14.7824671056</text:p>
          </table:table-cell>
          <table:table-cell office:value-type="float" office:value="0.700507720752597">
            <text:p>0.7005077208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632.3565162">
            <text:p>2426632.3565162</text:p>
          </table:table-cell>
          <table:table-cell office:value-type="string">
            <text:p>1931-10-17 15:33:23.906250 EST-0500</text:p>
          </table:table-cell>
          <table:table-cell office:value-type="float" office:value="0">
            <text:p>0</text:p>
          </table:table-cell>
          <table:table-cell office:value-type="float" office:value="287.205712320755">
            <text:p>287.2057123208</text:p>
          </table:table-cell>
          <table:table-cell office:value-type="float" office:value="287.203913820731">
            <text:p>287.2039138207</text:p>
          </table:table-cell>
          <table:table-cell office:value-type="string">
            <text:p>17 ♑ 12' 20"</text:p>
          </table:table-cell>
          <table:table-cell office:value-type="string">
            <text:p>17 ♑ 12' 14"</text:p>
          </table:table-cell>
          <table:table-cell office:value-type="float" office:value="12.9358141644098">
            <text:p>12.9358141644</text:p>
          </table:table-cell>
          <table:table-cell office:value-type="float" office:value="0.0423795595474133">
            <text:p>0.0423795595</text:p>
          </table:table-cell>
          <table:table-cell office:value-type="float" office:value="264.301884542307">
            <text:p>264.3018845423</text:p>
          </table:table-cell>
          <table:table-cell office:value-type="float" office:value="264.300086042282">
            <text:p>264.3000860423</text:p>
          </table:table-cell>
          <table:table-cell office:value-type="string">
            <text:p>24 ♐ 18' 06"</text:p>
          </table:table-cell>
          <table:table-cell office:value-type="string">
            <text:p>24 ♐ 18' 00"</text:p>
          </table:table-cell>
          <table:table-cell office:value-type="float" office:value="12.9357916047267">
            <text:p>12.9357916047</text:p>
          </table:table-cell>
          <table:table-cell office:value-type="float" office:value="0.0423571206969926">
            <text:p>0.042357120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633.19123843">
            <text:p>2426633.19123843</text:p>
          </table:table-cell>
          <table:table-cell office:value-type="string">
            <text:p>1931-10-18 11:35:23.437500 EST-0500</text:p>
          </table:table-cell>
          <table:table-cell office:value-type="float" office:value="0">
            <text:p>0</text:p>
          </table:table-cell>
          <table:table-cell office:value-type="float" office:value="204.342074010835">
            <text:p>204.3420740108</text:p>
          </table:table-cell>
          <table:table-cell office:value-type="float" office:value="204.342030233301">
            <text:p>204.3420302333</text:p>
          </table:table-cell>
          <table:table-cell table:number-columns-repeated="2" office:value-type="string">
            <text:p>24 ♎ 20' 31"</text:p>
          </table:table-cell>
          <table:table-cell office:value-type="float" office:value="1.68703390655911">
            <text:p>1.6870339066</text:p>
          </table:table-cell>
          <table:table-cell office:value-type="float" office:value="0.993230118392113">
            <text:p>0.9932301184</text:p>
          </table:table-cell>
          <table:table-cell office:value-type="float" office:value="181.438199678339">
            <text:p>181.4381996783</text:p>
          </table:table-cell>
          <table:table-cell office:value-type="float" office:value="181.438155900804">
            <text:p>181.4381559008</text:p>
          </table:table-cell>
          <table:table-cell table:number-columns-repeated="2" office:value-type="string">
            <text:p><text:s/>1 ♎ 26' 17"</text:p>
          </table:table-cell>
          <table:table-cell office:value-type="float" office:value="1.68702147854608">
            <text:p>1.6870214785</text:p>
          </table:table-cell>
          <table:table-cell office:value-type="float" office:value="0.993217793208863">
            <text:p>0.9932177932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639.7747338">
            <text:p>2426639.7747338</text:p>
          </table:table-cell>
          <table:table-cell office:value-type="string">
            <text:p>1931-10-25 01:35:37.500000 EST-0500</text:p>
          </table:table-cell>
          <table:table-cell office:value-type="float" office:value="0">
            <text:p>0</text:p>
          </table:table-cell>
          <table:table-cell office:value-type="float" office:value="16.8366529794361">
            <text:p>16.8366529794</text:p>
          </table:table-cell>
          <table:table-cell office:value-type="float" office:value="16.8344860027133">
            <text:p>16.8344860027</text:p>
          </table:table-cell>
          <table:table-cell office:value-type="string">
            <text:p>16 ♈ 50' 11"</text:p>
          </table:table-cell>
          <table:table-cell office:value-type="string">
            <text:p>16 ♈ 50' 04"</text:p>
          </table:table-cell>
          <table:table-cell office:value-type="float" office:value="11.8322977048697">
            <text:p>11.8322977049</text:p>
          </table:table-cell>
          <table:table-cell office:value-type="float" office:value="-0.0389863710343545">
            <text:p>-0.038986371</text:p>
          </table:table-cell>
          <table:table-cell office:value-type="float" office:value="353.93266718637">
            <text:p>353.9326671864</text:p>
          </table:table-cell>
          <table:table-cell office:value-type="float" office:value="353.930500209647">
            <text:p>353.9305002096</text:p>
          </table:table-cell>
          <table:table-cell office:value-type="string">
            <text:p>23 ♓ 55' 57"</text:p>
          </table:table-cell>
          <table:table-cell office:value-type="string">
            <text:p>23 ♓ 55' 49"</text:p>
          </table:table-cell>
          <table:table-cell office:value-type="float" office:value="11.8323279055948">
            <text:p>11.8323279056</text:p>
          </table:table-cell>
          <table:table-cell office:value-type="float" office:value="-0.0389558350213741">
            <text:p>-0.038955835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649.58747685">
            <text:p>2426649.58747685</text:p>
          </table:table-cell>
          <table:table-cell office:value-type="string">
            <text:p>1931-11-03 21:05:58.593750 EST-0500</text:p>
          </table:table-cell>
          <table:table-cell office:value-type="float" office:value="0">
            <text:p>0</text:p>
          </table:table-cell>
          <table:table-cell office:value-type="float" office:value="140.666261065151">
            <text:p>140.6662610652</text:p>
          </table:table-cell>
          <table:table-cell office:value-type="float" office:value="140.664906517691">
            <text:p>140.6649065177</text:p>
          </table:table-cell>
          <table:table-cell office:value-type="string">
            <text:p>20 ♌ 39' 58"</text:p>
          </table:table-cell>
          <table:table-cell office:value-type="string">
            <text:p>20 ♌ 39' 53"</text:p>
          </table:table-cell>
          <table:table-cell office:value-type="float" office:value="13.8617857656364">
            <text:p>13.8617857656</text:p>
          </table:table-cell>
          <table:table-cell office:value-type="float" office:value="0.106164255690119">
            <text:p>0.1061642557</text:p>
          </table:table-cell>
          <table:table-cell office:value-type="float" office:value="117.761802396612">
            <text:p>117.7618023966</text:p>
          </table:table-cell>
          <table:table-cell office:value-type="float" office:value="117.760447849152">
            <text:p>117.7604478492</text:p>
          </table:table-cell>
          <table:table-cell office:value-type="string">
            <text:p>27 ♋ 45' 42"</text:p>
          </table:table-cell>
          <table:table-cell office:value-type="string">
            <text:p>27 ♋ 45' 37"</text:p>
          </table:table-cell>
          <table:table-cell office:value-type="float" office:value="13.8617861728852">
            <text:p>13.8617861729</text:p>
          </table:table-cell>
          <table:table-cell office:value-type="float" office:value="0.106165107769424">
            <text:p>0.1061651078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655.45563657">
            <text:p>2426655.45563657</text:p>
          </table:table-cell>
          <table:table-cell office:value-type="string">
            <text:p>1931-11-09 17:56:07.968750 EST-0500</text:p>
          </table:table-cell>
          <table:table-cell office:value-type="float" office:value="0">
            <text:p>0</text:p>
          </table:table-cell>
          <table:table-cell office:value-type="float" office:value="226.59003771323">
            <text:p>226.5900377132</text:p>
          </table:table-cell>
          <table:table-cell office:value-type="float" office:value="226.587364264744">
            <text:p>226.5873642647</text:p>
          </table:table-cell>
          <table:table-cell office:value-type="string">
            <text:p>16 ♏ 35' 24"</text:p>
          </table:table-cell>
          <table:table-cell office:value-type="string">
            <text:p>16 ♏ 35' 14"</text:p>
          </table:table-cell>
          <table:table-cell office:value-type="float" office:value="14.9175153418389">
            <text:p>14.9175153418</text:p>
          </table:table-cell>
          <table:table-cell office:value-type="float" office:value="1.0053773141058">
            <text:p>1.0053773141</text:p>
          </table:table-cell>
          <table:table-cell office:value-type="float" office:value="203.685454076029">
            <text:p>203.685454076</text:p>
          </table:table-cell>
          <table:table-cell office:value-type="float" office:value="203.682780627544">
            <text:p>203.6827806275</text:p>
          </table:table-cell>
          <table:table-cell office:value-type="string">
            <text:p>23 ♎ 41' 07"</text:p>
          </table:table-cell>
          <table:table-cell office:value-type="string">
            <text:p>23 ♎ 40' 58"</text:p>
          </table:table-cell>
          <table:table-cell office:value-type="float" office:value="14.9175005564397">
            <text:p>14.9175005564</text:p>
          </table:table-cell>
          <table:table-cell office:value-type="float" office:value="1.00536351004442">
            <text:p>1.00536351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656.43806713">
            <text:p>2426656.43806713</text:p>
          </table:table-cell>
          <table:table-cell office:value-type="string">
            <text:p>1931-11-10 17:30:49.218750 EST-0500</text:p>
          </table:table-cell>
          <table:table-cell office:value-type="float" office:value="0">
            <text:p>0</text:p>
          </table:table-cell>
          <table:table-cell office:value-type="float" office:value="241.145157140457">
            <text:p>241.1451571405</text:p>
          </table:table-cell>
          <table:table-cell office:value-type="float" office:value="241.142080832295">
            <text:p>241.1420808323</text:p>
          </table:table-cell>
          <table:table-cell office:value-type="string">
            <text:p><text:s/>1 ♐ 08' 42"</text:p>
          </table:table-cell>
          <table:table-cell office:value-type="string">
            <text:p><text:s/>1 ♐ 08' 31"</text:p>
          </table:table-cell>
          <table:table-cell office:value-type="float" office:value="14.691072548617">
            <text:p>14.6910725486</text:p>
          </table:table-cell>
          <table:table-cell office:value-type="float" office:value="1.49867808833552">
            <text:p>1.4986780883</text:p>
          </table:table-cell>
          <table:table-cell office:value-type="float" office:value="218.240512720478">
            <text:p>218.2405127205</text:p>
          </table:table-cell>
          <table:table-cell office:value-type="float" office:value="218.237436412315">
            <text:p>218.2374364123</text:p>
          </table:table-cell>
          <table:table-cell office:value-type="string">
            <text:p><text:s/>8 ♏ 14' 25"</text:p>
          </table:table-cell>
          <table:table-cell office:value-type="string">
            <text:p><text:s/>8 ♏ 14' 14"</text:p>
          </table:table-cell>
          <table:table-cell office:value-type="float" office:value="14.691039174501">
            <text:p>14.6910391745</text:p>
          </table:table-cell>
          <table:table-cell office:value-type="float" office:value="1.49864517393429">
            <text:p>1.4986451739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656.65633102">
            <text:p>2426656.65633102</text:p>
          </table:table-cell>
          <table:table-cell office:value-type="string">
            <text:p>1931-11-10 22:45:07.031250 EST-0500</text:p>
          </table:table-cell>
          <table:table-cell office:value-type="float" office:value="0">
            <text:p>0</text:p>
          </table:table-cell>
          <table:table-cell office:value-type="float" office:value="244.344418872603">
            <text:p>244.3444188726</text:p>
          </table:table-cell>
          <table:table-cell office:value-type="float" office:value="244.341141270288">
            <text:p>244.3411412703</text:p>
          </table:table-cell>
          <table:table-cell office:value-type="string">
            <text:p><text:s/>4 ♐ 20' 39"</text:p>
          </table:table-cell>
          <table:table-cell office:value-type="string">
            <text:p><text:s/>4 ♐ 20' 28"</text:p>
          </table:table-cell>
          <table:table-cell office:value-type="float" office:value="14.6235138585335">
            <text:p>14.6235138585</text:p>
          </table:table-cell>
          <table:table-cell office:value-type="float" office:value="1.24861338814318">
            <text:p>1.2486133881</text:p>
          </table:table-cell>
          <table:table-cell office:value-type="float" office:value="221.439758614914">
            <text:p>221.4397586149</text:p>
          </table:table-cell>
          <table:table-cell office:value-type="float" office:value="221.436481012599">
            <text:p>221.4364810126</text:p>
          </table:table-cell>
          <table:table-cell office:value-type="string">
            <text:p>11 ♏ 26' 23"</text:p>
          </table:table-cell>
          <table:table-cell office:value-type="string">
            <text:p>11 ♏ 26' 11"</text:p>
          </table:table-cell>
          <table:table-cell office:value-type="float" office:value="14.6234772451363">
            <text:p>14.6234772451</text:p>
          </table:table-cell>
          <table:table-cell office:value-type="float" office:value="1.24857738239163">
            <text:p>1.2485773824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656.95197917">
            <text:p>2426656.95197917</text:p>
          </table:table-cell>
          <table:table-cell office:value-type="string">
            <text:p>1931-11-11 05:50:51.562500 EST-0500</text:p>
          </table:table-cell>
          <table:table-cell office:value-type="float" office:value="0">
            <text:p>0</text:p>
          </table:table-cell>
          <table:table-cell office:value-type="float" office:value="248.653252558495">
            <text:p>248.6532525585</text:p>
          </table:table-cell>
          <table:table-cell office:value-type="float" office:value="248.650858984336">
            <text:p>248.6508589843</text:p>
          </table:table-cell>
          <table:table-cell office:value-type="string">
            <text:p><text:s/>8 ♐ 39' 11"</text:p>
          </table:table-cell>
          <table:table-cell office:value-type="string">
            <text:p><text:s/>8 ♐ 39' 03"</text:p>
          </table:table-cell>
          <table:table-cell office:value-type="float" office:value="14.5232736610148">
            <text:p>14.523273661</text:p>
          </table:table-cell>
          <table:table-cell office:value-type="float" office:value="0.731245659342088">
            <text:p>0.7312456593</text:p>
          </table:table-cell>
          <table:table-cell office:value-type="float" office:value="225.748569774829">
            <text:p>225.7485697748</text:p>
          </table:table-cell>
          <table:table-cell office:value-type="float" office:value="225.746176200669">
            <text:p>225.7461762007</text:p>
          </table:table-cell>
          <table:table-cell office:value-type="string">
            <text:p>15 ♏ 44' 54"</text:p>
          </table:table-cell>
          <table:table-cell office:value-type="string">
            <text:p>15 ♏ 44' 46"</text:p>
          </table:table-cell>
          <table:table-cell office:value-type="float" office:value="14.5232333284569">
            <text:p>14.5232333285</text:p>
          </table:table-cell>
          <table:table-cell office:value-type="float" office:value="0.731205768701209">
            <text:p>0.7312057687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659.84577546">
            <text:p>2426659.84577546</text:p>
          </table:table-cell>
          <table:table-cell office:value-type="string">
            <text:p>1931-11-14 03:17:55.781250 EST-0500</text:p>
          </table:table-cell>
          <table:table-cell office:value-type="float" office:value="0">
            <text:p>0</text:p>
          </table:table-cell>
          <table:table-cell office:value-type="float" office:value="288.912821761022">
            <text:p>288.912821761</text:p>
          </table:table-cell>
          <table:table-cell office:value-type="float" office:value="288.911305963904">
            <text:p>288.9113059639</text:p>
          </table:table-cell>
          <table:table-cell office:value-type="string">
            <text:p>18 ♑ 54' 46"</text:p>
          </table:table-cell>
          <table:table-cell office:value-type="string">
            <text:p>18 ♑ 54' 40"</text:p>
          </table:table-cell>
          <table:table-cell office:value-type="float" office:value="13.2529780147524">
            <text:p>13.2529780148</text:p>
          </table:table-cell>
          <table:table-cell office:value-type="float" office:value="0.0802998458692385">
            <text:p>0.0802998459</text:p>
          </table:table-cell>
          <table:table-cell office:value-type="float" office:value="266.00790308877">
            <text:p>266.0079030888</text:p>
          </table:table-cell>
          <table:table-cell office:value-type="float" office:value="266.006387291652">
            <text:p>266.0063872917</text:p>
          </table:table-cell>
          <table:table-cell office:value-type="string">
            <text:p>26 ♐ 00' 28"</text:p>
          </table:table-cell>
          <table:table-cell office:value-type="string">
            <text:p>26 ♐ 00' 22"</text:p>
          </table:table-cell>
          <table:table-cell office:value-type="float" office:value="13.2529431144618">
            <text:p>13.2529431145</text:p>
          </table:table-cell>
          <table:table-cell office:value-type="float" office:value="0.0802650597268977">
            <text:p>0.0802650597</text:p>
          </table:table-cell>
        </table:table-row>
        <table:table-row table:style-name="ro1">
          <table:table-cell office:value-type="string">
            <text:p>Venus/Mars</text:p>
          </table:table-cell>
          <table:table-cell office:value-type="float" office:value="2426664.6277662">
            <text:p>2426664.6277662</text:p>
          </table:table-cell>
          <table:table-cell office:value-type="string">
            <text:p>1931-11-18 22:03:59.062500 EST-0500</text:p>
          </table:table-cell>
          <table:table-cell office:value-type="float" office:value="0">
            <text:p>0</text:p>
          </table:table-cell>
          <table:table-cell office:value-type="float" office:value="254.292408126811">
            <text:p>254.2924081268</text:p>
          </table:table-cell>
          <table:table-cell office:value-type="float" office:value="254.292369758591">
            <text:p>254.2923697586</text:p>
          </table:table-cell>
          <table:table-cell table:number-columns-repeated="2" office:value-type="string">
            <text:p>14 ♐ 17' 32"</text:p>
          </table:table-cell>
          <table:table-cell office:value-type="float" office:value="1.24800404157278">
            <text:p>1.2480040416</text:p>
          </table:table-cell>
          <table:table-cell office:value-type="float" office:value="0.738595910632266">
            <text:p>0.7385959106</text:p>
          </table:table-cell>
          <table:table-cell office:value-type="float" office:value="231.387291591504">
            <text:p>231.3872915915</text:p>
          </table:table-cell>
          <table:table-cell office:value-type="float" office:value="231.387253223284">
            <text:p>231.3872532233</text:p>
          </table:table-cell>
          <table:table-cell table:number-columns-repeated="2" office:value-type="string">
            <text:p>21 ♏ 23' 14"</text:p>
          </table:table-cell>
          <table:table-cell office:value-type="float" office:value="1.24802541250865">
            <text:p>1.2480254125</text:p>
          </table:table-cell>
          <table:table-cell office:value-type="float" office:value="0.738617281692885">
            <text:p>0.7386172817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6666.2683912">
            <text:p>2426666.2683912</text:p>
          </table:table-cell>
          <table:table-cell office:value-type="string">
            <text:p>1931-11-20 13:26:29.062500 EST-0500</text:p>
          </table:table-cell>
          <table:table-cell office:value-type="float" office:value="0">
            <text:p>0</text:p>
          </table:table-cell>
          <table:table-cell office:value-type="float" office:value="255.505418432974">
            <text:p>255.505418433</text:p>
          </table:table-cell>
          <table:table-cell office:value-type="float" office:value="255.505383239728">
            <text:p>255.5053832397</text:p>
          </table:table-cell>
          <table:table-cell table:number-columns-repeated="2" office:value-type="string">
            <text:p>15 ♐ 30' 19"</text:p>
          </table:table-cell>
          <table:table-cell office:value-type="float" office:value="1.4135456826041">
            <text:p>1.4135456826</text:p>
          </table:table-cell>
          <table:table-cell office:value-type="float" office:value="0.740125687831287">
            <text:p>0.7401256878</text:p>
          </table:table-cell>
          <table:table-cell office:value-type="float" office:value="232.600276834924">
            <text:p>232.6002768349</text:p>
          </table:table-cell>
          <table:table-cell office:value-type="float" office:value="232.600241641678">
            <text:p>232.6002416417</text:p>
          </table:table-cell>
          <table:table-cell table:number-columns-repeated="2" office:value-type="string">
            <text:p>22 ♏ 36' 00"</text:p>
          </table:table-cell>
          <table:table-cell office:value-type="float" office:value="1.41356795834087">
            <text:p>1.4135679583</text:p>
          </table:table-cell>
          <table:table-cell office:value-type="float" office:value="0.74014802134646">
            <text:p>0.7401480213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666.98127315">
            <text:p>2426666.98127315</text:p>
          </table:table-cell>
          <table:table-cell office:value-type="string">
            <text:p>1931-11-21 06:33:02.812500 EST-0500</text:p>
          </table:table-cell>
          <table:table-cell office:value-type="float" office:value="0">
            <text:p>0</text:p>
          </table:table-cell>
          <table:table-cell office:value-type="float" office:value="15.9176646864347">
            <text:p>15.9176646864</text:p>
          </table:table-cell>
          <table:table-cell office:value-type="float" office:value="15.9158366153473">
            <text:p>15.9158366153</text:p>
          </table:table-cell>
          <table:table-cell office:value-type="string">
            <text:p>15 ♈ 55' 03"</text:p>
          </table:table-cell>
          <table:table-cell office:value-type="string">
            <text:p>15 ♈ 54' 57"</text:p>
          </table:table-cell>
          <table:table-cell office:value-type="float" office:value="11.8209746487476">
            <text:p>11.8209746487</text:p>
          </table:table-cell>
          <table:table-cell office:value-type="float" office:value="-0.0267239665947995">
            <text:p>-0.0267239666</text:p>
          </table:table-cell>
          <table:table-cell office:value-type="float" office:value="353.012510628245">
            <text:p>353.0125106282</text:p>
          </table:table-cell>
          <table:table-cell office:value-type="float" office:value="353.010682557158">
            <text:p>353.0106825572</text:p>
          </table:table-cell>
          <table:table-cell office:value-type="string">
            <text:p>23 ♓ 00' 45"</text:p>
          </table:table-cell>
          <table:table-cell office:value-type="string">
            <text:p>23 ♓ 00' 38"</text:p>
          </table:table-cell>
          <table:table-cell office:value-type="float" office:value="11.8209932085245">
            <text:p>11.8209932085</text:p>
          </table:table-cell>
          <table:table-cell office:value-type="float" office:value="-0.0267050744482312">
            <text:p>-0.0267050744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676.96614583">
            <text:p>2426676.96614583</text:p>
          </table:table-cell>
          <table:table-cell office:value-type="string">
            <text:p>1931-12-01 06:11:15.000000 EST-0500</text:p>
          </table:table-cell>
          <table:table-cell office:value-type="float" office:value="0">
            <text:p>0</text:p>
          </table:table-cell>
          <table:table-cell office:value-type="float" office:value="142.527029650471">
            <text:p>142.5270296505</text:p>
          </table:table-cell>
          <table:table-cell office:value-type="float" office:value="142.526414362812">
            <text:p>142.5264143628</text:p>
          </table:table-cell>
          <table:table-cell office:value-type="string">
            <text:p>22 ♌ 31' 37"</text:p>
          </table:table-cell>
          <table:table-cell office:value-type="string">
            <text:p>22 ♌ 31' 35"</text:p>
          </table:table-cell>
          <table:table-cell office:value-type="float" office:value="13.650793811383">
            <text:p>13.6507938114</text:p>
          </table:table-cell>
          <table:table-cell office:value-type="float" office:value="0.0268286487226646">
            <text:p>0.0268286487</text:p>
          </table:table-cell>
          <table:table-cell office:value-type="float" office:value="119.621279391519">
            <text:p>119.6212793915</text:p>
          </table:table-cell>
          <table:table-cell office:value-type="float" office:value="119.62066410386">
            <text:p>119.6206641039</text:p>
          </table:table-cell>
          <table:table-cell office:value-type="string">
            <text:p>29 ♋ 37' 16"</text:p>
          </table:table-cell>
          <table:table-cell office:value-type="string">
            <text:p>29 ♋ 37' 14"</text:p>
          </table:table-cell>
          <table:table-cell office:value-type="float" office:value="13.6507858578027">
            <text:p>13.6507858578</text:p>
          </table:table-cell>
          <table:table-cell office:value-type="float" office:value="0.026821111537303">
            <text:p>0.0268211115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684.92829861">
            <text:p>2426684.92829861</text:p>
          </table:table-cell>
          <table:table-cell office:value-type="string">
            <text:p>1931-12-09 05:16:45.468750 EST-0500</text:p>
          </table:table-cell>
          <table:table-cell office:value-type="float" office:value="0">
            <text:p>0</text:p>
          </table:table-cell>
          <table:table-cell office:value-type="float" office:value="256.38884449366">
            <text:p>256.3888444937</text:p>
          </table:table-cell>
          <table:table-cell office:value-type="float" office:value="256.386669654972">
            <text:p>256.386669655</text:p>
          </table:table-cell>
          <table:table-cell office:value-type="string">
            <text:p>16 ♐ 23' 19"</text:p>
          </table:table-cell>
          <table:table-cell office:value-type="string">
            <text:p>16 ♐ 23' 12"</text:p>
          </table:table-cell>
          <table:table-cell office:value-type="float" office:value="14.3332730276268">
            <text:p>14.3332730276</text:p>
          </table:table-cell>
          <table:table-cell office:value-type="float" office:value="1.01653979996734">
            <text:p>1.0165398</text:p>
          </table:table-cell>
          <table:table-cell office:value-type="float" office:value="233.482743005329">
            <text:p>233.4827430053</text:p>
          </table:table-cell>
          <table:table-cell office:value-type="float" office:value="233.480568166641">
            <text:p>233.4805681666</text:p>
          </table:table-cell>
          <table:table-cell office:value-type="string">
            <text:p>23 ♏ 28' 57"</text:p>
          </table:table-cell>
          <table:table-cell office:value-type="string">
            <text:p>23 ♏ 28' 50"</text:p>
          </table:table-cell>
          <table:table-cell office:value-type="float" office:value="14.3332182735811">
            <text:p>14.3332182736</text:p>
          </table:table-cell>
          <table:table-cell office:value-type="float" office:value="1.01648525090788">
            <text:p>1.0164852509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685.90266204">
            <text:p>2426685.90266204</text:p>
          </table:table-cell>
          <table:table-cell office:value-type="string">
            <text:p>1931-12-10 04:39:50.625000 EST-0500</text:p>
          </table:table-cell>
          <table:table-cell office:value-type="float" office:value="0">
            <text:p>0</text:p>
          </table:table-cell>
          <table:table-cell office:value-type="float" office:value="270.218314445257">
            <text:p>270.2183144453</text:p>
          </table:table-cell>
          <table:table-cell office:value-type="float" office:value="270.215355907918">
            <text:p>270.2153559079</text:p>
          </table:table-cell>
          <table:table-cell office:value-type="string">
            <text:p><text:s/>0 ♑ 13' 05"</text:p>
          </table:table-cell>
          <table:table-cell office:value-type="string">
            <text:p><text:s/>0 ♑ 12' 55"</text:p>
          </table:table-cell>
          <table:table-cell office:value-type="float" office:value="14.0384684436099">
            <text:p>14.0384684436</text:p>
          </table:table-cell>
          <table:table-cell office:value-type="float" office:value="0.758019716416155">
            <text:p>0.7580197164</text:p>
          </table:table-cell>
          <table:table-cell office:value-type="float" office:value="247.312120760061">
            <text:p>247.3121207601</text:p>
          </table:table-cell>
          <table:table-cell office:value-type="float" office:value="247.309162222723">
            <text:p>247.3091622227</text:p>
          </table:table-cell>
          <table:table-cell office:value-type="string">
            <text:p><text:s/>7 ♐ 18' 43"</text:p>
          </table:table-cell>
          <table:table-cell office:value-type="string">
            <text:p><text:s/>7 ♐ 18' 32"</text:p>
          </table:table-cell>
          <table:table-cell office:value-type="float" office:value="14.0384117827509">
            <text:p>14.0384117828</text:p>
          </table:table-cell>
          <table:table-cell office:value-type="float" office:value="0.757963054950274">
            <text:p>0.757963055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686.33918981">
            <text:p>2426686.33918981</text:p>
          </table:table-cell>
          <table:table-cell office:value-type="string">
            <text:p>1931-12-10 15:08:26.250000 EST-0500</text:p>
          </table:table-cell>
          <table:table-cell office:value-type="float" office:value="0">
            <text:p>0</text:p>
          </table:table-cell>
          <table:table-cell office:value-type="float" office:value="276.312508999207">
            <text:p>276.3125089992</text:p>
          </table:table-cell>
          <table:table-cell office:value-type="float" office:value="276.310418873216">
            <text:p>276.3104188732</text:p>
          </table:table-cell>
          <table:table-cell office:value-type="string">
            <text:p><text:s/>6 ♑ 18' 45"</text:p>
          </table:table-cell>
          <table:table-cell office:value-type="string">
            <text:p><text:s/>6 ♑ 18' 37"</text:p>
          </table:table-cell>
          <table:table-cell office:value-type="float" office:value="13.8805467220327">
            <text:p>13.880546722</text:p>
          </table:table-cell>
          <table:table-cell office:value-type="float" office:value="0.175665988548683">
            <text:p>0.1756659885</text:p>
          </table:table-cell>
          <table:table-cell office:value-type="float" office:value="253.406274263313">
            <text:p>253.4062742633</text:p>
          </table:table-cell>
          <table:table-cell office:value-type="float" office:value="253.404184137322">
            <text:p>253.4041841373</text:p>
          </table:table-cell>
          <table:table-cell office:value-type="string">
            <text:p>13 ♐ 24' 22"</text:p>
          </table:table-cell>
          <table:table-cell office:value-type="string">
            <text:p>13 ♐ 24' 15"</text:p>
          </table:table-cell>
          <table:table-cell office:value-type="float" office:value="13.880492040072">
            <text:p>13.8804920401</text:p>
          </table:table-cell>
          <table:table-cell office:value-type="float" office:value="0.175611316652816">
            <text:p>0.1756113167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686.74201389">
            <text:p>2426686.74201389</text:p>
          </table:table-cell>
          <table:table-cell office:value-type="string">
            <text:p>1931-12-11 00:48:30.937500 EST-0500</text:p>
          </table:table-cell>
          <table:table-cell office:value-type="float" office:value="0">
            <text:p>0</text:p>
          </table:table-cell>
          <table:table-cell office:value-type="float" office:value="281.87278018066">
            <text:p>281.8727801807</text:p>
          </table:table-cell>
          <table:table-cell office:value-type="float" office:value="281.870397691464">
            <text:p>281.8703976915</text:p>
          </table:table-cell>
          <table:table-cell office:value-type="string">
            <text:p>11 ♑ 52' 22"</text:p>
          </table:table-cell>
          <table:table-cell office:value-type="string">
            <text:p>11 ♑ 52' 13"</text:p>
          </table:table-cell>
          <table:table-cell office:value-type="float" office:value="13.7244870035664">
            <text:p>13.7244870036</text:p>
          </table:table-cell>
          <table:table-cell office:value-type="float" office:value="1.24603928632147">
            <text:p>1.2460392863</text:p>
          </table:table-cell>
          <table:table-cell office:value-type="float" office:value="258.966508632097">
            <text:p>258.9665086321</text:p>
          </table:table-cell>
          <table:table-cell office:value-type="float" office:value="258.964126142901">
            <text:p>258.9641261429</text:p>
          </table:table-cell>
          <table:table-cell office:value-type="string">
            <text:p>18 ♐ 57' 59"</text:p>
          </table:table-cell>
          <table:table-cell office:value-type="string">
            <text:p>18 ♐ 57' 50"</text:p>
          </table:table-cell>
          <table:table-cell office:value-type="float" office:value="13.7244354954937">
            <text:p>13.7244354955</text:p>
          </table:table-cell>
          <table:table-cell office:value-type="float" office:value="1.24598783328088">
            <text:p>1.2459878333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687.45222222">
            <text:p>2426687.45222222</text:p>
          </table:table-cell>
          <table:table-cell office:value-type="string">
            <text:p>1931-12-11 17:51:12.656250 EST-0500</text:p>
          </table:table-cell>
          <table:table-cell office:value-type="float" office:value="0">
            <text:p>0</text:p>
          </table:table-cell>
          <table:table-cell office:value-type="float" office:value="291.517643843679">
            <text:p>291.5176438437</text:p>
          </table:table-cell>
          <table:table-cell office:value-type="float" office:value="291.517334042974">
            <text:p>291.517334043</text:p>
          </table:table-cell>
          <table:table-cell office:value-type="string">
            <text:p>21 ♑ 31' 03"</text:p>
          </table:table-cell>
          <table:table-cell office:value-type="string">
            <text:p>21 ♑ 31' 02"</text:p>
          </table:table-cell>
          <table:table-cell office:value-type="float" office:value="13.4337714298314">
            <text:p>13.4337714298</text:p>
          </table:table-cell>
          <table:table-cell office:value-type="float" office:value="0.106376931889911">
            <text:p>0.1063769319</text:p>
          </table:table-cell>
          <table:table-cell office:value-type="float" office:value="268.611311393254">
            <text:p>268.6113113933</text:p>
          </table:table-cell>
          <table:table-cell office:value-type="float" office:value="268.611001592549">
            <text:p>268.6110015925</text:p>
          </table:table-cell>
          <table:table-cell office:value-type="string">
            <text:p>28 ♐ 36' 40"</text:p>
          </table:table-cell>
          <table:table-cell office:value-type="string">
            <text:p>28 ♐ 36' 39"</text:p>
          </table:table-cell>
          <table:table-cell office:value-type="float" office:value="13.4337280335232">
            <text:p>13.4337280335</text:p>
          </table:table-cell>
          <table:table-cell office:value-type="float" office:value="0.10633379277656">
            <text:p>0.1063337928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6691.72200231">
            <text:p>2426691.72200231</text:p>
          </table:table-cell>
          <table:table-cell office:value-type="string">
            <text:p>1931-12-16 00:19:41.250000 EST-0500</text:p>
          </table:table-cell>
          <table:table-cell office:value-type="float" office:value="0">
            <text:p>0</text:p>
          </table:table-cell>
          <table:table-cell office:value-type="float" office:value="274.639399230796">
            <text:p>274.6393992308</text:p>
          </table:table-cell>
          <table:table-cell office:value-type="float" office:value="274.639782363998">
            <text:p>274.639782364</text:p>
          </table:table-cell>
          <table:table-cell office:value-type="string">
            <text:p><text:s/>4 ♑ 38' 21"</text:p>
          </table:table-cell>
          <table:table-cell office:value-type="string">
            <text:p><text:s/>4 ♑ 38' 23"</text:p>
          </table:table-cell>
          <table:table-cell office:value-type="float" office:value="-0.818707735489301">
            <text:p>-0.8187077355</text:p>
          </table:table-cell>
          <table:table-cell office:value-type="float" office:value="0.762496471953227">
            <text:p>0.762496472</text:p>
          </table:table-cell>
          <table:table-cell office:value-type="float" office:value="251.732850389886">
            <text:p>251.7328503899</text:p>
          </table:table-cell>
          <table:table-cell office:value-type="float" office:value="251.733233523088">
            <text:p>251.7332335231</text:p>
          </table:table-cell>
          <table:table-cell office:value-type="string">
            <text:p>11 ♐ 43' 58"</text:p>
          </table:table-cell>
          <table:table-cell office:value-type="string">
            <text:p>11 ♐ 43' 59"</text:p>
          </table:table-cell>
          <table:table-cell office:value-type="float" office:value="-0.818695811185849">
            <text:p>-0.8186958112</text:p>
          </table:table-cell>
          <table:table-cell office:value-type="float" office:value="0.76250838623966">
            <text:p>0.7625083862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694.26228009">
            <text:p>2426694.26228009</text:p>
          </table:table-cell>
          <table:table-cell office:value-type="string">
            <text:p>1931-12-18 13:17:41.718750 EST-0500</text:p>
          </table:table-cell>
          <table:table-cell office:value-type="float" office:value="0">
            <text:p>0</text:p>
          </table:table-cell>
          <table:table-cell office:value-type="float" office:value="15.4612040708072">
            <text:p>15.4612040708</text:p>
          </table:table-cell>
          <table:table-cell office:value-type="float" office:value="15.4585563751226">
            <text:p>15.4585563751</text:p>
          </table:table-cell>
          <table:table-cell office:value-type="string">
            <text:p>15 ♈ 27' 40"</text:p>
          </table:table-cell>
          <table:table-cell office:value-type="string">
            <text:p>15 ♈ 27' 30"</text:p>
          </table:table-cell>
          <table:table-cell office:value-type="float" office:value="11.7947694672274">
            <text:p>11.7947694672</text:p>
          </table:table-cell>
          <table:table-cell office:value-type="float" office:value="-0.00586140200338898">
            <text:p>-0.005861402</text:p>
          </table:table-cell>
          <table:table-cell office:value-type="float" office:value="352.554594339162">
            <text:p>352.5545943392</text:p>
          </table:table-cell>
          <table:table-cell office:value-type="float" office:value="352.551946643477">
            <text:p>352.5519466435</text:p>
          </table:table-cell>
          <table:table-cell office:value-type="string">
            <text:p>22 ♓ 33' 16"</text:p>
          </table:table-cell>
          <table:table-cell office:value-type="string">
            <text:p>22 ♓ 33' 07"</text:p>
          </table:table-cell>
          <table:table-cell office:value-type="float" office:value="11.7947807571889">
            <text:p>11.7947807572</text:p>
          </table:table-cell>
          <table:table-cell office:value-type="float" office:value="-0.00584988154982174">
            <text:p>-0.0058498815</text:p>
          </table:table-cell>
        </table:table-row>
        <table:table-row table:style-name="ro1">
          <table:table-cell office:value-type="string">
            <text:p>Venus/Saturn</text:p>
          </table:table-cell>
          <table:table-cell office:value-type="float" office:value="2426695.16438657">
            <text:p>2426695.16438657</text:p>
          </table:table-cell>
          <table:table-cell office:value-type="string">
            <text:p>1931-12-19 10:56:43.125000 EST-0500</text:p>
          </table:table-cell>
          <table:table-cell office:value-type="float" office:value="0">
            <text:p>0</text:p>
          </table:table-cell>
          <table:table-cell office:value-type="float" office:value="292.356713888722">
            <text:p>292.3567138887</text:p>
          </table:table-cell>
          <table:table-cell office:value-type="float" office:value="292.356493671362">
            <text:p>292.3564936714</text:p>
          </table:table-cell>
          <table:table-cell office:value-type="string">
            <text:p>22 ♑ 21' 24"</text:p>
          </table:table-cell>
          <table:table-cell office:value-type="string">
            <text:p>22 ♑ 21' 23"</text:p>
          </table:table-cell>
          <table:table-cell office:value-type="float" office:value="1.24392945304949">
            <text:p>1.243929453</text:p>
          </table:table-cell>
          <table:table-cell office:value-type="float" office:value="0.111081651958339">
            <text:p>0.111081652</text:p>
          </table:table-cell>
          <table:table-cell office:value-type="float" office:value="269.450076992024">
            <text:p>269.450076992</text:p>
          </table:table-cell>
          <table:table-cell office:value-type="float" office:value="269.449856774664">
            <text:p>269.4498567747</text:p>
          </table:table-cell>
          <table:table-cell office:value-type="string">
            <text:p>29 ♐ 27' 00"</text:p>
          </table:table-cell>
          <table:table-cell office:value-type="string">
            <text:p>29 ♐ 26' 59"</text:p>
          </table:table-cell>
          <table:table-cell office:value-type="float" office:value="1.24393384022722">
            <text:p>1.2439338402</text:p>
          </table:table-cell>
          <table:table-cell office:value-type="float" office:value="0.11108592973493">
            <text:p>0.111085929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696.88508102">
            <text:p>2426696.88508102</text:p>
          </table:table-cell>
          <table:table-cell office:value-type="string">
            <text:p>1931-12-21 04:14:31.875000 EST-0500</text:p>
          </table:table-cell>
          <table:table-cell office:value-type="float" office:value="0">
            <text:p>0</text:p>
          </table:table-cell>
          <table:table-cell office:value-type="float" office:value="268.552283580151">
            <text:p>268.5522835802</text:p>
          </table:table-cell>
          <table:table-cell office:value-type="float" office:value="268.552661686368">
            <text:p>268.5526616864</text:p>
          </table:table-cell>
          <table:table-cell office:value-type="string">
            <text:p>28 ♐ 33' 08"</text:p>
          </table:table-cell>
          <table:table-cell office:value-type="string">
            <text:p>28 ♐ 33' 09"</text:p>
          </table:table-cell>
          <table:table-cell office:value-type="float" office:value="-1.38185384668855">
            <text:p>-1.3818538467</text:p>
          </table:table-cell>
          <table:table-cell office:value-type="float" office:value="1.01817343018672">
            <text:p>1.0181734302</text:p>
          </table:table-cell>
          <table:table-cell office:value-type="float" office:value="245.645571559424">
            <text:p>245.6455715594</text:p>
          </table:table-cell>
          <table:table-cell office:value-type="float" office:value="245.645949665641">
            <text:p>245.6459496656</text:p>
          </table:table-cell>
          <table:table-cell office:value-type="string">
            <text:p><text:s/>5 ♐ 38' 44"</text:p>
          </table:table-cell>
          <table:table-cell office:value-type="string">
            <text:p><text:s/>5 ♐ 38' 45"</text:p>
          </table:table-cell>
          <table:table-cell office:value-type="float" office:value="-1.38187004645485">
            <text:p>-1.3818700465</text:p>
          </table:table-cell>
          <table:table-cell office:value-type="float" office:value="1.01815721777877">
            <text:p>1.0181572178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704.1621875">
            <text:p>2426704.1621875</text:p>
          </table:table-cell>
          <table:table-cell office:value-type="string">
            <text:p>1931-12-28 10:53:33.281250 EST-0500</text:p>
          </table:table-cell>
          <table:table-cell office:value-type="float" office:value="0">
            <text:p>0</text:p>
          </table:table-cell>
          <table:table-cell office:value-type="float" office:value="142.053391989321">
            <text:p>142.0533919893</text:p>
          </table:table-cell>
          <table:table-cell office:value-type="float" office:value="142.051485788645">
            <text:p>142.0514857886</text:p>
          </table:table-cell>
          <table:table-cell office:value-type="string">
            <text:p>22 ♌ 03' 12"</text:p>
          </table:table-cell>
          <table:table-cell office:value-type="string">
            <text:p>22 ♌ 03' 05"</text:p>
          </table:table-cell>
          <table:table-cell office:value-type="float" office:value="13.8063418570682">
            <text:p>13.8063418571</text:p>
          </table:table-cell>
          <table:table-cell office:value-type="float" office:value="-0.0609084676438748">
            <text:p>-0.0609084676</text:p>
          </table:table-cell>
          <table:table-cell office:value-type="float" office:value="119.146131819412">
            <text:p>119.1461318194</text:p>
          </table:table-cell>
          <table:table-cell office:value-type="float" office:value="119.144225618736">
            <text:p>119.1442256187</text:p>
          </table:table-cell>
          <table:table-cell office:value-type="string">
            <text:p>29 ♋ 08' 46"</text:p>
          </table:table-cell>
          <table:table-cell office:value-type="string">
            <text:p>29 ♋ 08' 39"</text:p>
          </table:table-cell>
          <table:table-cell office:value-type="float" office:value="13.8063296670611">
            <text:p>13.8063296671</text:p>
          </table:table-cell>
          <table:table-cell office:value-type="float" office:value="-0.0609201352636225">
            <text:p>-0.0609201353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712.70759259">
            <text:p>2426712.70759259</text:p>
          </table:table-cell>
          <table:table-cell office:value-type="string">
            <text:p>1932-01-05 23:58:56.718750 EST-0500</text:p>
          </table:table-cell>
          <table:table-cell office:value-type="float" office:value="0">
            <text:p>0</text:p>
          </table:table-cell>
          <table:table-cell office:value-type="float" office:value="262.102551681279">
            <text:p>262.1025516813</text:p>
          </table:table-cell>
          <table:table-cell office:value-type="float" office:value="262.099857194054">
            <text:p>262.0998571941</text:p>
          </table:table-cell>
          <table:table-cell office:value-type="string">
            <text:p>22 ♐ 06' 09"</text:p>
          </table:table-cell>
          <table:table-cell office:value-type="string">
            <text:p>22 ♐ 05' 59"</text:p>
          </table:table-cell>
          <table:table-cell office:value-type="float" office:value="13.9561282356533">
            <text:p>13.9561282357</text:p>
          </table:table-cell>
          <table:table-cell office:value-type="float" office:value="0.668496932481299">
            <text:p>0.6684969325</text:p>
          </table:table-cell>
          <table:table-cell office:value-type="float" office:value="239.19488532571">
            <text:p>239.1948853257</text:p>
          </table:table-cell>
          <table:table-cell office:value-type="float" office:value="239.192190838485">
            <text:p>239.1921908385</text:p>
          </table:table-cell>
          <table:table-cell office:value-type="string">
            <text:p>29 ♏ 11' 41"</text:p>
          </table:table-cell>
          <table:table-cell office:value-type="string">
            <text:p>29 ♏ 11' 31"</text:p>
          </table:table-cell>
          <table:table-cell office:value-type="float" office:value="13.9560739093142">
            <text:p>13.9560739093</text:p>
          </table:table-cell>
          <table:table-cell office:value-type="float" office:value="0.668442634239656">
            <text:p>0.6684426342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714.47883102">
            <text:p>2426714.47883102</text:p>
          </table:table-cell>
          <table:table-cell office:value-type="string">
            <text:p>1932-01-07 18:29:31.875000 EST-0500</text:p>
          </table:table-cell>
          <table:table-cell office:value-type="float" office:value="0">
            <text:p>0</text:p>
          </table:table-cell>
          <table:table-cell office:value-type="float" office:value="286.48444502519">
            <text:p>286.4844450252</text:p>
          </table:table-cell>
          <table:table-cell office:value-type="float" office:value="286.481848165779">
            <text:p>286.4818481658</text:p>
          </table:table-cell>
          <table:table-cell office:value-type="string">
            <text:p>16 ♑ 29' 04"</text:p>
          </table:table-cell>
          <table:table-cell office:value-type="string">
            <text:p>16 ♑ 28' 54"</text:p>
          </table:table-cell>
          <table:table-cell office:value-type="float" office:value="13.5396411337686">
            <text:p>13.5396411338</text:p>
          </table:table-cell>
          <table:table-cell office:value-type="float" office:value="1.01967556536261">
            <text:p>1.0196755654</text:p>
          </table:table-cell>
          <table:table-cell office:value-type="float" office:value="263.576618095997">
            <text:p>263.576618096</text:p>
          </table:table-cell>
          <table:table-cell office:value-type="float" office:value="263.574021236586">
            <text:p>263.5740212366</text:p>
          </table:table-cell>
          <table:table-cell office:value-type="string">
            <text:p>23 ♐ 34' 35"</text:p>
          </table:table-cell>
          <table:table-cell office:value-type="string">
            <text:p>23 ♐ 34' 26"</text:p>
          </table:table-cell>
          <table:table-cell office:value-type="float" office:value="13.5395946144323">
            <text:p>13.5395946144</text:p>
          </table:table-cell>
          <table:table-cell office:value-type="float" office:value="1.01962932392135">
            <text:p>1.0196293239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714.92708333">
            <text:p>2426714.92708333</text:p>
          </table:table-cell>
          <table:table-cell office:value-type="string">
            <text:p>1932-01-08 05:15:00.000000 EST-0500</text:p>
          </table:table-cell>
          <table:table-cell office:value-type="float" office:value="0">
            <text:p>0</text:p>
          </table:table-cell>
          <table:table-cell office:value-type="float" office:value="292.523723469305">
            <text:p>292.5237234693</text:p>
          </table:table-cell>
          <table:table-cell office:value-type="float" office:value="292.521554550061">
            <text:p>292.5215545501</text:p>
          </table:table-cell>
          <table:table-cell office:value-type="string">
            <text:p>22 ♑ 31' 25"</text:p>
          </table:table-cell>
          <table:table-cell office:value-type="string">
            <text:p>22 ♑ 31' 17"</text:p>
          </table:table-cell>
          <table:table-cell office:value-type="float" office:value="13.4047275528874">
            <text:p>13.4047275529</text:p>
          </table:table-cell>
          <table:table-cell office:value-type="float" office:value="0.778075115195377">
            <text:p>0.7780751152</text:p>
          </table:table-cell>
          <table:table-cell office:value-type="float" office:value="269.61585989082">
            <text:p>269.6158598908</text:p>
          </table:table-cell>
          <table:table-cell office:value-type="float" office:value="269.613690971576">
            <text:p>269.6136909716</text:p>
          </table:table-cell>
          <table:table-cell office:value-type="string">
            <text:p>29 ♐ 36' 57"</text:p>
          </table:table-cell>
          <table:table-cell office:value-type="string">
            <text:p>29 ♐ 36' 49"</text:p>
          </table:table-cell>
          <table:table-cell office:value-type="float" office:value="13.4046864777789">
            <text:p>13.4046864778</text:p>
          </table:table-cell>
          <table:table-cell office:value-type="float" office:value="0.778034381403482">
            <text:p>0.7780343814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715.08626157">
            <text:p>2426715.08626157</text:p>
          </table:table-cell>
          <table:table-cell office:value-type="string">
            <text:p>1932-01-08 09:04:13.125000 EST-0500</text:p>
          </table:table-cell>
          <table:table-cell office:value-type="float" office:value="0">
            <text:p>0</text:p>
          </table:table-cell>
          <table:table-cell office:value-type="float" office:value="294.653502061281">
            <text:p>294.6535020613</text:p>
          </table:table-cell>
          <table:table-cell office:value-type="float" office:value="294.653379864228">
            <text:p>294.6533798642</text:p>
          </table:table-cell>
          <table:table-cell table:number-columns-repeated="2" office:value-type="string">
            <text:p>24 ♑ 39' 12"</text:p>
          </table:table-cell>
          <table:table-cell office:value-type="float" office:value="13.3547856199584">
            <text:p>13.35478562</text:p>
          </table:table-cell>
          <table:table-cell office:value-type="float" office:value="0.118268169618605">
            <text:p>0.1182681696</text:p>
          </table:table-cell>
          <table:table-cell office:value-type="float" office:value="271.745626103637">
            <text:p>271.7456261036</text:p>
          </table:table-cell>
          <table:table-cell office:value-type="float" office:value="271.745503906584">
            <text:p>271.7455039066</text:p>
          </table:table-cell>
          <table:table-cell office:value-type="string">
            <text:p><text:s/>1 ♑ 44' 44"</text:p>
          </table:table-cell>
          <table:table-cell office:value-type="string">
            <text:p><text:s/>1 ♑ 44' 43"</text:p>
          </table:table-cell>
          <table:table-cell office:value-type="float" office:value="13.3547467107366">
            <text:p>13.3547467107</text:p>
          </table:table-cell>
          <table:table-cell office:value-type="float" office:value="0.11822974251471">
            <text:p>0.1182297425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716.98518518">
            <text:p>2426716.98518518</text:p>
          </table:table-cell>
          <table:table-cell office:value-type="string">
            <text:p>1932-01-10 06:38:40.312500 EST-0500</text:p>
          </table:table-cell>
          <table:table-cell office:value-type="float" office:value="0">
            <text:p>0</text:p>
          </table:table-cell>
          <table:table-cell office:value-type="float" office:value="319.418091847562">
            <text:p>319.4180918476</text:p>
          </table:table-cell>
          <table:table-cell office:value-type="float" office:value="319.417686470674">
            <text:p>319.4176864707</text:p>
          </table:table-cell>
          <table:table-cell office:value-type="string">
            <text:p>19 ♒ 25' 05"</text:p>
          </table:table-cell>
          <table:table-cell office:value-type="string">
            <text:p>19 ♒ 25' 03"</text:p>
          </table:table-cell>
          <table:table-cell office:value-type="float" office:value="12.7237905876276">
            <text:p>12.7237905876</text:p>
          </table:table-cell>
          <table:table-cell office:value-type="float" office:value="1.23552690663672">
            <text:p>1.2355269066</text:p>
          </table:table-cell>
          <table:table-cell office:value-type="float" office:value="296.510098485389">
            <text:p>296.5100984854</text:p>
          </table:table-cell>
          <table:table-cell office:value-type="float" office:value="296.509693108501">
            <text:p>296.5096931085</text:p>
          </table:table-cell>
          <table:table-cell office:value-type="string">
            <text:p>26 ♑ 30' 36"</text:p>
          </table:table-cell>
          <table:table-cell office:value-type="string">
            <text:p>26 ♑ 30' 34"</text:p>
          </table:table-cell>
          <table:table-cell office:value-type="float" office:value="12.7237813356269">
            <text:p>12.7237813356</text:p>
          </table:table-cell>
          <table:table-cell office:value-type="float" office:value="1.23551800196395">
            <text:p>1.235518002</text:p>
          </table:table-cell>
        </table:table-row>
        <table:table-row table:style-name="ro1">
          <table:table-cell office:value-type="string">
            <text:p>Mars/Saturn</text:p>
          </table:table-cell>
          <table:table-cell office:value-type="float" office:value="2426718.12653935">
            <text:p>2426718.12653935</text:p>
          </table:table-cell>
          <table:table-cell office:value-type="string">
            <text:p>1932-01-11 10:02:13.593750 EST-0500</text:p>
          </table:table-cell>
          <table:table-cell office:value-type="float" office:value="0">
            <text:p>0</text:p>
          </table:table-cell>
          <table:table-cell office:value-type="float" office:value="295.013571956555">
            <text:p>295.0135719566</text:p>
          </table:table-cell>
          <table:table-cell office:value-type="float" office:value="295.013533872115">
            <text:p>295.0135338721</text:p>
          </table:table-cell>
          <table:table-cell table:number-columns-repeated="2" office:value-type="string">
            <text:p>25 ♑ 00' 48"</text:p>
          </table:table-cell>
          <table:table-cell office:value-type="float" office:value="0.779671921488106">
            <text:p>0.7796719215</text:p>
          </table:table-cell>
          <table:table-cell office:value-type="float" office:value="0.118623038225574">
            <text:p>0.1186230382</text:p>
          </table:table-cell>
          <table:table-cell office:value-type="float" office:value="272.105534397482">
            <text:p>272.1055343975</text:p>
          </table:table-cell>
          <table:table-cell office:value-type="float" office:value="272.105496313042">
            <text:p>272.105496313</text:p>
          </table:table-cell>
          <table:table-cell table:number-columns-repeated="2" office:value-type="string">
            <text:p><text:s/>2 ♑ 06' 19"</text:p>
          </table:table-cell>
          <table:table-cell office:value-type="float" office:value="0.779678547302362">
            <text:p>0.7796785473</text:p>
          </table:table-cell>
          <table:table-cell office:value-type="float" office:value="0.11862976391593">
            <text:p>0.1186297639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721.61726852">
            <text:p>2426721.61726852</text:p>
          </table:table-cell>
          <table:table-cell office:value-type="string">
            <text:p>1932-01-14 21:48:52.031250 EST-0500</text:p>
          </table:table-cell>
          <table:table-cell office:value-type="float" office:value="0">
            <text:p>0</text:p>
          </table:table-cell>
          <table:table-cell office:value-type="float" office:value="15.6234175628866">
            <text:p>15.6234175629</text:p>
          </table:table-cell>
          <table:table-cell office:value-type="float" office:value="15.6212328613776">
            <text:p>15.6212328614</text:p>
          </table:table-cell>
          <table:table-cell office:value-type="string">
            <text:p>15 ♈ 37' 24"</text:p>
          </table:table-cell>
          <table:table-cell office:value-type="string">
            <text:p>15 ♈ 37' 16"</text:p>
          </table:table-cell>
          <table:table-cell office:value-type="float" office:value="11.7936784200624">
            <text:p>11.7936784201</text:p>
          </table:table-cell>
          <table:table-cell office:value-type="float" office:value="0.0176517580173217">
            <text:p>0.017651758</text:p>
          </table:table-cell>
          <table:table-cell office:value-type="float" office:value="352.715302718269">
            <text:p>352.7153027183</text:p>
          </table:table-cell>
          <table:table-cell office:value-type="float" office:value="352.71311801676">
            <text:p>352.7131180168</text:p>
          </table:table-cell>
          <table:table-cell office:value-type="string">
            <text:p>22 ♓ 42' 55"</text:p>
          </table:table-cell>
          <table:table-cell office:value-type="string">
            <text:p>22 ♓ 42' 47"</text:p>
          </table:table-cell>
          <table:table-cell office:value-type="float" office:value="11.793693692993">
            <text:p>11.793693693</text:p>
          </table:table-cell>
          <table:table-cell office:value-type="float" office:value="0.0176671243026294">
            <text:p>0.0176671243</text:p>
          </table:table-cell>
        </table:table-row>
        <table:table-row table:style-name="ro1">
          <table:table-cell office:value-type="string">
            <text:p>Sun/Saturn</text:p>
          </table:table-cell>
          <table:table-cell office:value-type="float" office:value="2426723.47420139">
            <text:p>2426723.47420139</text:p>
          </table:table-cell>
          <table:table-cell office:value-type="string">
            <text:p>1932-01-16 18:22:51.093750 EST-0500</text:p>
          </table:table-cell>
          <table:table-cell office:value-type="float" office:value="0">
            <text:p>0</text:p>
          </table:table-cell>
          <table:table-cell office:value-type="float" office:value="295.648905742591">
            <text:p>295.6489057426</text:p>
          </table:table-cell>
          <table:table-cell office:value-type="float" office:value="295.648765960189">
            <text:p>295.6487659602</text:p>
          </table:table-cell>
          <table:table-cell office:value-type="string">
            <text:p>25 ♑ 38' 56"</text:p>
          </table:table-cell>
          <table:table-cell office:value-type="string">
            <text:p>25 ♑ 38' 55"</text:p>
          </table:table-cell>
          <table:table-cell office:value-type="float" office:value="1.0182957079336">
            <text:p>1.0182957079</text:p>
          </table:table-cell>
          <table:table-cell office:value-type="float" office:value="0.118877345921436">
            <text:p>0.1188773459</text:p>
          </table:table-cell>
          <table:table-cell office:value-type="float" office:value="272.740734343472">
            <text:p>272.7407343435</text:p>
          </table:table-cell>
          <table:table-cell office:value-type="float" office:value="272.74059456107">
            <text:p>272.7405945611</text:p>
          </table:table-cell>
          <table:table-cell table:number-columns-repeated="2" office:value-type="string">
            <text:p><text:s/>2 ♑ 44' 26"</text:p>
          </table:table-cell>
          <table:table-cell office:value-type="float" office:value="1.01829412641474">
            <text:p>1.0182941264</text:p>
          </table:table-cell>
          <table:table-cell office:value-type="float" office:value="0.118875770787891">
            <text:p>0.1188757708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731.28938657">
            <text:p>2426731.28938657</text:p>
          </table:table-cell>
          <table:table-cell office:value-type="string">
            <text:p>1932-01-24 13:56:43.125000 EST-0500</text:p>
          </table:table-cell>
          <table:table-cell office:value-type="float" office:value="0">
            <text:p>0</text:p>
          </table:table-cell>
          <table:table-cell office:value-type="float" office:value="139.443965491521">
            <text:p>139.4439654915</text:p>
          </table:table-cell>
          <table:table-cell office:value-type="float" office:value="139.440661105908">
            <text:p>139.4406611059</text:p>
          </table:table-cell>
          <table:table-cell office:value-type="string">
            <text:p>19 ♌ 26' 38"</text:p>
          </table:table-cell>
          <table:table-cell office:value-type="string">
            <text:p>19 ♌ 26' 26"</text:p>
          </table:table-cell>
          <table:table-cell office:value-type="float" office:value="14.1564847146081">
            <text:p>14.1564847146</text:p>
          </table:table-cell>
          <table:table-cell office:value-type="float" office:value="-0.123606740666635">
            <text:p>-0.1236067407</text:p>
          </table:table-cell>
          <table:table-cell office:value-type="float" office:value="116.535266270837">
            <text:p>116.5352662708</text:p>
          </table:table-cell>
          <table:table-cell office:value-type="float" office:value="116.531961885223">
            <text:p>116.5319618852</text:p>
          </table:table-cell>
          <table:table-cell office:value-type="string">
            <text:p>26 ♋ 32' 06"</text:p>
          </table:table-cell>
          <table:table-cell office:value-type="string">
            <text:p>26 ♋ 31' 55"</text:p>
          </table:table-cell>
          <table:table-cell office:value-type="float" office:value="14.156476080761">
            <text:p>14.1564760808</text:p>
          </table:table-cell>
          <table:table-cell office:value-type="float" office:value="-0.123614738788793">
            <text:p>-0.1236147388</text:p>
          </table:table-cell>
        </table:table-row>
        <table:table-row table:style-name="ro1">
          <table:table-cell office:value-type="string">
            <text:p>Sun/Mars</text:p>
          </table:table-cell>
          <table:table-cell office:value-type="float" office:value="2426738.75202546">
            <text:p>2426738.75202546</text:p>
          </table:table-cell>
          <table:table-cell office:value-type="string">
            <text:p>1932-02-01 01:02:55.781250 EST-0500</text:p>
          </table:table-cell>
          <table:table-cell office:value-type="float" office:value="0">
            <text:p>0</text:p>
          </table:table-cell>
          <table:table-cell office:value-type="float" office:value="311.181699207901">
            <text:p>311.1816992079</text:p>
          </table:table-cell>
          <table:table-cell office:value-type="float" office:value="311.181651750347">
            <text:p>311.1816517503</text:p>
          </table:table-cell>
          <table:table-cell office:value-type="string">
            <text:p>11 ♒ 10' 54"</text:p>
          </table:table-cell>
          <table:table-cell office:value-type="string">
            <text:p>11 ♒ 10' 53"</text:p>
          </table:table-cell>
          <table:table-cell office:value-type="float" office:value="1.01523259159531">
            <text:p>1.0152325916</text:p>
          </table:table-cell>
          <table:table-cell office:value-type="float" office:value="0.787553588336644">
            <text:p>0.7875535883</text:p>
          </table:table-cell>
          <table:table-cell office:value-type="float" office:value="288.272759681337">
            <text:p>288.2727596813</text:p>
          </table:table-cell>
          <table:table-cell office:value-type="float" office:value="288.272712223783">
            <text:p>288.2727122238</text:p>
          </table:table-cell>
          <table:table-cell table:number-columns-repeated="2" office:value-type="string">
            <text:p>18 ♑ 16' 21"</text:p>
          </table:table-cell>
          <table:table-cell office:value-type="float" office:value="1.01519980038418">
            <text:p>1.0151998004</text:p>
          </table:table-cell>
          <table:table-cell office:value-type="float" office:value="0.787520880967415">
            <text:p>0.787520881</text:p>
          </table:table-cell>
        </table:table-row>
        <table:table-row table:style-name="ro1">
          <table:table-cell office:value-type="string">
            <text:p>Mercury/Saturn</text:p>
          </table:table-cell>
          <table:table-cell office:value-type="float" office:value="2426741.12922454">
            <text:p>2426741.12922454</text:p>
          </table:table-cell>
          <table:table-cell office:value-type="string">
            <text:p>1932-02-03 10:06:05.625000 EST-0500</text:p>
          </table:table-cell>
          <table:table-cell office:value-type="float" office:value="0">
            <text:p>0</text:p>
          </table:table-cell>
          <table:table-cell office:value-type="float" office:value="297.730431753445">
            <text:p>297.7304317534</text:p>
          </table:table-cell>
          <table:table-cell office:value-type="float" office:value="297.730203103481">
            <text:p>297.7302031035</text:p>
          </table:table-cell>
          <table:table-cell office:value-type="string">
            <text:p>27 ♑ 43' 49"</text:p>
          </table:table-cell>
          <table:table-cell office:value-type="string">
            <text:p>27 ♑ 43' 48"</text:p>
          </table:table-cell>
          <table:table-cell office:value-type="float" office:value="1.53307082774818">
            <text:p>1.5330708277</text:p>
          </table:table-cell>
          <table:table-cell office:value-type="float" office:value="0.115975145451717">
            <text:p>0.1159751455</text:p>
          </table:table-cell>
          <table:table-cell office:value-type="float" office:value="274.821306735089">
            <text:p>274.8213067351</text:p>
          </table:table-cell>
          <table:table-cell office:value-type="float" office:value="274.821078085125">
            <text:p>274.8210780851</text:p>
          </table:table-cell>
          <table:table-cell office:value-type="string">
            <text:p><text:s/>4 ♑ 49' 16"</text:p>
          </table:table-cell>
          <table:table-cell office:value-type="string">
            <text:p><text:s/>4 ♑ 49' 15"</text:p>
          </table:table-cell>
          <table:table-cell office:value-type="float" office:value="1.53303122122755">
            <text:p>1.5330312212</text:p>
          </table:table-cell>
          <table:table-cell office:value-type="float" office:value="0.115935640297049">
            <text:p>0.1159356403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742.66511574">
            <text:p>2426742.66511574</text:p>
          </table:table-cell>
          <table:table-cell office:value-type="string">
            <text:p>1932-02-04 22:57:46.406250 EST-0500</text:p>
          </table:table-cell>
          <table:table-cell office:value-type="float" office:value="0">
            <text:p>0</text:p>
          </table:table-cell>
          <table:table-cell office:value-type="float" office:value="297.908627760373">
            <text:p>297.9086277604</text:p>
          </table:table-cell>
          <table:table-cell office:value-type="float" office:value="297.907909224302">
            <text:p>297.9079092243</text:p>
          </table:table-cell>
          <table:table-cell office:value-type="string">
            <text:p>27 ♑ 54' 31"</text:p>
          </table:table-cell>
          <table:table-cell office:value-type="string">
            <text:p>27 ♑ 54' 28"</text:p>
          </table:table-cell>
          <table:table-cell office:value-type="float" office:value="13.0818712580487">
            <text:p>13.081871258</text:p>
          </table:table-cell>
          <table:table-cell office:value-type="float" office:value="0.1154191472305">
            <text:p>0.1154191472</text:p>
          </table:table-cell>
          <table:table-cell office:value-type="float" office:value="274.999394631062">
            <text:p>274.9993946311</text:p>
          </table:table-cell>
          <table:table-cell office:value-type="float" office:value="274.998676094991">
            <text:p>274.998676095</text:p>
          </table:table-cell>
          <table:table-cell office:value-type="string">
            <text:p><text:s/>4 ♑ 59' 57"</text:p>
          </table:table-cell>
          <table:table-cell office:value-type="string">
            <text:p><text:s/>4 ♑ 59' 55"</text:p>
          </table:table-cell>
          <table:table-cell office:value-type="float" office:value="13.0818478731105">
            <text:p>13.0818478731</text:p>
          </table:table-cell>
          <table:table-cell office:value-type="float" office:value="0.115396393634693">
            <text:p>0.1153963936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742.85578704">
            <text:p>2426742.85578704</text:p>
          </table:table-cell>
          <table:table-cell office:value-type="string">
            <text:p>1932-02-05 03:32:20.625000 EST-0500</text:p>
          </table:table-cell>
          <table:table-cell office:value-type="float" office:value="0">
            <text:p>0</text:p>
          </table:table-cell>
          <table:table-cell office:value-type="float" office:value="300.398683842606">
            <text:p>300.3986838426</text:p>
          </table:table-cell>
          <table:table-cell office:value-type="float" office:value="300.396193489319">
            <text:p>300.3961934893</text:p>
          </table:table-cell>
          <table:table-cell office:value-type="string">
            <text:p><text:s/>0 ♒ 23' 55"</text:p>
          </table:table-cell>
          <table:table-cell office:value-type="string">
            <text:p><text:s/>0 ♒ 23' 46"</text:p>
          </table:table-cell>
          <table:table-cell office:value-type="float" office:value="13.0368574359453">
            <text:p>13.0368574359</text:p>
          </table:table-cell>
          <table:table-cell office:value-type="float" office:value="1.55487845695962">
            <text:p>1.554878457</text:p>
          </table:table-cell>
          <table:table-cell office:value-type="float" office:value="277.489439354046">
            <text:p>277.489439354</text:p>
          </table:table-cell>
          <table:table-cell office:value-type="float" office:value="277.486949000759">
            <text:p>277.4869490008</text:p>
          </table:table-cell>
          <table:table-cell office:value-type="string">
            <text:p><text:s/>7 ♑ 29' 21"</text:p>
          </table:table-cell>
          <table:table-cell office:value-type="string">
            <text:p><text:s/>7 ♑ 29' 13"</text:p>
          </table:table-cell>
          <table:table-cell office:value-type="float" office:value="13.0368367963233">
            <text:p>13.0368367963</text:p>
          </table:table-cell>
          <table:table-cell office:value-type="float" office:value="1.55485826935672">
            <text:p>1.5548582694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744.01375">
            <text:p>2426744.01375</text:p>
          </table:table-cell>
          <table:table-cell office:value-type="string">
            <text:p>1932-02-06 07:19:48.281250 EST-0500</text:p>
          </table:table-cell>
          <table:table-cell office:value-type="float" office:value="0">
            <text:p>0</text:p>
          </table:table-cell>
          <table:table-cell office:value-type="float" office:value="315.331951636571">
            <text:p>315.3319516366</text:p>
          </table:table-cell>
          <table:table-cell office:value-type="float" office:value="315.329078548682">
            <text:p>315.3290785487</text:p>
          </table:table-cell>
          <table:table-cell office:value-type="string">
            <text:p>15 ♒ 19' 55"</text:p>
          </table:table-cell>
          <table:table-cell office:value-type="string">
            <text:p>15 ♒ 19' 44"</text:p>
          </table:table-cell>
          <table:table-cell office:value-type="float" office:value="12.7531834803859">
            <text:p>12.7531834804</text:p>
          </table:table-cell>
          <table:table-cell office:value-type="float" office:value="0.788781102239565">
            <text:p>0.7887811022</text:p>
          </table:table-cell>
          <table:table-cell office:value-type="float" office:value="292.422650199103">
            <text:p>292.4226501991</text:p>
          </table:table-cell>
          <table:table-cell office:value-type="float" office:value="292.419777111214">
            <text:p>292.4197771112</text:p>
          </table:table-cell>
          <table:table-cell office:value-type="string">
            <text:p>22 ♑ 25' 21"</text:p>
          </table:table-cell>
          <table:table-cell office:value-type="string">
            <text:p>22 ♑ 25' 11"</text:p>
          </table:table-cell>
          <table:table-cell office:value-type="float" office:value="12.7531807961949">
            <text:p>12.7531807962</text:p>
          </table:table-cell>
          <table:table-cell office:value-type="float" office:value="0.788778997938732">
            <text:p>0.7887789979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744.11506944">
            <text:p>2426744.11506944</text:p>
          </table:table-cell>
          <table:table-cell office:value-type="string">
            <text:p>1932-02-06 09:45:42.187500 EST-0500</text:p>
          </table:table-cell>
          <table:table-cell office:value-type="float" office:value="0">
            <text:p>0</text:p>
          </table:table-cell>
          <table:table-cell office:value-type="float" office:value="316.622816644459">
            <text:p>316.6228166445</text:p>
          </table:table-cell>
          <table:table-cell office:value-type="float" office:value="316.622812439365">
            <text:p>316.6228124394</text:p>
          </table:table-cell>
          <table:table-cell table:number-columns-repeated="2" office:value-type="string">
            <text:p>16 ♒ 37' 22"</text:p>
          </table:table-cell>
          <table:table-cell office:value-type="float" office:value="12.7279067692408">
            <text:p>12.7279067692</text:p>
          </table:table-cell>
          <table:table-cell office:value-type="float" office:value="1.01373879943288">
            <text:p>1.0137387994</text:p>
          </table:table-cell>
          <table:table-cell office:value-type="float" office:value="293.713511227038">
            <text:p>293.713511227</text:p>
          </table:table-cell>
          <table:table-cell office:value-type="float" office:value="293.713507021943">
            <text:p>293.7135070219</text:p>
          </table:table-cell>
          <table:table-cell table:number-columns-repeated="2" office:value-type="string">
            <text:p>23 ♑ 42' 48"</text:p>
          </table:table-cell>
          <table:table-cell office:value-type="float" office:value="12.7279056659773">
            <text:p>12.727905666</text:p>
          </table:table-cell>
          <table:table-cell office:value-type="float" office:value="1.01373853669459">
            <text:p>1.0137385367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747.35041667">
            <text:p>2426747.35041667</text:p>
          </table:table-cell>
          <table:table-cell office:value-type="string">
            <text:p>1932-02-09 15:24:36.562500 EST-0500</text:p>
          </table:table-cell>
          <table:table-cell office:value-type="float" office:value="0">
            <text:p>0</text:p>
          </table:table-cell>
          <table:table-cell office:value-type="float" office:value="356.566006893264">
            <text:p>356.5660068933</text:p>
          </table:table-cell>
          <table:table-cell office:value-type="float" office:value="356.563415501549">
            <text:p>356.5634155016</text:p>
          </table:table-cell>
          <table:table-cell office:value-type="string">
            <text:p>26 ♓ 33' 57"</text:p>
          </table:table-cell>
          <table:table-cell office:value-type="string">
            <text:p>26 ♓ 33' 48"</text:p>
          </table:table-cell>
          <table:table-cell office:value-type="float" office:value="12.0091593664937">
            <text:p>12.0091593665</text:p>
          </table:table-cell>
          <table:table-cell office:value-type="float" office:value="1.20785421628574">
            <text:p>1.2078542163</text:p>
          </table:table-cell>
          <table:table-cell office:value-type="float" office:value="333.656639748446">
            <text:p>333.6566397484</text:p>
          </table:table-cell>
          <table:table-cell office:value-type="float" office:value="333.654048356731">
            <text:p>333.6540483567</text:p>
          </table:table-cell>
          <table:table-cell office:value-type="string">
            <text:p><text:s/>3 ♓ 39' 23"</text:p>
          </table:table-cell>
          <table:table-cell office:value-type="string">
            <text:p><text:s/>3 ♓ 39' 14"</text:p>
          </table:table-cell>
          <table:table-cell office:value-type="float" office:value="12.0091902603294">
            <text:p>12.0091902603</text:p>
          </table:table-cell>
          <table:table-cell office:value-type="float" office:value="1.20788500671423">
            <text:p>1.2078850067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749.01740741">
            <text:p>2426749.01740741</text:p>
          </table:table-cell>
          <table:table-cell office:value-type="string">
            <text:p>1932-02-11 07:25:04.687500 EST-0500</text:p>
          </table:table-cell>
          <table:table-cell office:value-type="float" office:value="0">
            <text:p>0</text:p>
          </table:table-cell>
          <table:table-cell office:value-type="float" office:value="16.3999371088265">
            <text:p>16.3999371088</text:p>
          </table:table-cell>
          <table:table-cell office:value-type="float" office:value="16.3980749360325">
            <text:p>16.398074936</text:p>
          </table:table-cell>
          <table:table-cell office:value-type="string">
            <text:p>16 ♈ 23' 59"</text:p>
          </table:table-cell>
          <table:table-cell office:value-type="string">
            <text:p>16 ♈ 23' 53"</text:p>
          </table:table-cell>
          <table:table-cell office:value-type="float" office:value="11.8163751398144">
            <text:p>11.8163751398</text:p>
          </table:table-cell>
          <table:table-cell office:value-type="float" office:value="0.0381435998094183">
            <text:p>0.0381435998</text:p>
          </table:table-cell>
          <table:table-cell office:value-type="float" office:value="353.490556317007">
            <text:p>353.490556317</text:p>
          </table:table-cell>
          <table:table-cell office:value-type="float" office:value="353.488694144213">
            <text:p>353.4886941442</text:p>
          </table:table-cell>
          <table:table-cell office:value-type="string">
            <text:p>23 ♓ 29' 26"</text:p>
          </table:table-cell>
          <table:table-cell office:value-type="string">
            <text:p>23 ♓ 29' 19"</text:p>
          </table:table-cell>
          <table:table-cell office:value-type="float" office:value="11.8164020694267">
            <text:p>11.8164020694</text:p>
          </table:table-cell>
          <table:table-cell office:value-type="float" office:value="0.0381706005017235">
            <text:p>0.0381706005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758.45662037">
            <text:p>2426758.45662037</text:p>
          </table:table-cell>
          <table:table-cell office:value-type="string">
            <text:p>1932-02-20 17:57:32.343750 EST-0500</text:p>
          </table:table-cell>
          <table:table-cell office:value-type="float" office:value="0">
            <text:p>0</text:p>
          </table:table-cell>
          <table:table-cell office:value-type="float" office:value="135.912330033151">
            <text:p>135.9123300332</text:p>
          </table:table-cell>
          <table:table-cell office:value-type="float" office:value="135.910793929325">
            <text:p>135.9107939293</text:p>
          </table:table-cell>
          <table:table-cell office:value-type="string">
            <text:p>15 ♌ 54' 44"</text:p>
          </table:table-cell>
          <table:table-cell office:value-type="string">
            <text:p>15 ♌ 54' 38"</text:p>
          </table:table-cell>
          <table:table-cell office:value-type="float" office:value="14.2696574997487">
            <text:p>14.2696574997</text:p>
          </table:table-cell>
          <table:table-cell office:value-type="float" office:value="-0.12411897353385">
            <text:p>-0.1241189735</text:p>
          </table:table-cell>
          <table:table-cell office:value-type="float" office:value="113.002491582284">
            <text:p>113.0024915823</text:p>
          </table:table-cell>
          <table:table-cell office:value-type="float" office:value="113.000955478458">
            <text:p>113.0009554785</text:p>
          </table:table-cell>
          <table:table-cell office:value-type="string">
            <text:p>23 ♋ 00' 08"</text:p>
          </table:table-cell>
          <table:table-cell office:value-type="string">
            <text:p>23 ♋ 00' 03"</text:p>
          </table:table-cell>
          <table:table-cell office:value-type="float" office:value="14.2696559350884">
            <text:p>14.2696559351</text:p>
          </table:table-cell>
          <table:table-cell office:value-type="float" office:value="-0.124119883578086">
            <text:p>-0.1241198836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6758.89949074">
            <text:p>2426758.89949074</text:p>
          </table:table-cell>
          <table:table-cell office:value-type="string">
            <text:p>1932-02-21 04:35:16.406250 EST-0500</text:p>
          </table:table-cell>
          <table:table-cell office:value-type="float" office:value="0">
            <text:p>0</text:p>
          </table:table-cell>
          <table:table-cell office:value-type="float" office:value="327.081971058474">
            <text:p>327.0819710585</text:p>
          </table:table-cell>
          <table:table-cell office:value-type="float" office:value="327.081785195992">
            <text:p>327.081785196</text:p>
          </table:table-cell>
          <table:table-cell office:value-type="string">
            <text:p>27 ♒ 04' 55"</text:p>
          </table:table-cell>
          <table:table-cell office:value-type="string">
            <text:p>27 ♒ 04' 54"</text:p>
          </table:table-cell>
          <table:table-cell office:value-type="float" office:value="1.78066274506735">
            <text:p>1.7806627451</text:p>
          </table:table-cell>
          <table:table-cell office:value-type="float" office:value="0.789766649673225">
            <text:p>0.7897666497</text:p>
          </table:table-cell>
          <table:table-cell office:value-type="float" office:value="304.172117222321">
            <text:p>304.1721172223</text:p>
          </table:table-cell>
          <table:table-cell office:value-type="float" office:value="304.171931359839">
            <text:p>304.1719313598</text:p>
          </table:table-cell>
          <table:table-cell office:value-type="string">
            <text:p><text:s/>4 ♒ 10' 19"</text:p>
          </table:table-cell>
          <table:table-cell office:value-type="string">
            <text:p><text:s/>4 ♒ 10' 18"</text:p>
          </table:table-cell>
          <table:table-cell office:value-type="float" office:value="1.78066973554415">
            <text:p>1.7806697355</text:p>
          </table:table-cell>
          <table:table-cell office:value-type="float" office:value="0.789773954460668">
            <text:p>0.789773954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764.38263889">
            <text:p>2426764.38263889</text:p>
          </table:table-cell>
          <table:table-cell office:value-type="string">
            <text:p>1932-02-26 16:11:00.937500 EST-0500</text:p>
          </table:table-cell>
          <table:table-cell office:value-type="float" office:value="0">
            <text:p>0</text:p>
          </table:table-cell>
          <table:table-cell office:value-type="float" office:value="337.079338116438">
            <text:p>337.0793381164</text:p>
          </table:table-cell>
          <table:table-cell office:value-type="float" office:value="337.079242722989">
            <text:p>337.079242723</text:p>
          </table:table-cell>
          <table:table-cell table:number-columns-repeated="2" office:value-type="string">
            <text:p><text:s/>7 ♓ 04' 45"</text:p>
          </table:table-cell>
          <table:table-cell office:value-type="float" office:value="1.865023696308">
            <text:p>1.8650236963</text:p>
          </table:table-cell>
          <table:table-cell office:value-type="float" office:value="1.00478067277863">
            <text:p>1.0047806728</text:p>
          </table:table-cell>
          <table:table-cell office:value-type="float" office:value="314.169417189843">
            <text:p>314.1694171898</text:p>
          </table:table-cell>
          <table:table-cell office:value-type="float" office:value="314.169321796395">
            <text:p>314.1693217964</text:p>
          </table:table-cell>
          <table:table-cell table:number-columns-repeated="2" office:value-type="string">
            <text:p>14 ♒ 10' 09"</text:p>
          </table:table-cell>
          <table:table-cell office:value-type="float" office:value="1.86502657728788">
            <text:p>1.8650265773</text:p>
          </table:table-cell>
          <table:table-cell office:value-type="float" office:value="1.00478314958415">
            <text:p>1.0047831496</text:p>
          </table:table-cell>
        </table:table-row>
        <table:table-row table:style-name="ro1">
          <table:table-cell office:value-type="string">
            <text:p>Venus/Uranus</text:p>
          </table:table-cell>
          <table:table-cell office:value-type="float" office:value="2426764.50715278">
            <text:p>2426764.50715278</text:p>
          </table:table-cell>
          <table:table-cell office:value-type="string">
            <text:p>1932-02-26 19:10:18.750000 EST-0500</text:p>
          </table:table-cell>
          <table:table-cell office:value-type="float" office:value="0">
            <text:p>0</text:p>
          </table:table-cell>
          <table:table-cell office:value-type="float" office:value="17.0598301129467">
            <text:p>17.0598301129</text:p>
          </table:table-cell>
          <table:table-cell office:value-type="float" office:value="17.0597814336256">
            <text:p>17.0597814336</text:p>
          </table:table-cell>
          <table:table-cell table:number-columns-repeated="2" office:value-type="string">
            <text:p>17 ♈ 03' 35"</text:p>
          </table:table-cell>
          <table:table-cell office:value-type="float" office:value="1.17971770649456">
            <text:p>1.1797177065</text:p>
          </table:table-cell>
          <table:table-cell office:value-type="float" office:value="0.0468747947041549">
            <text:p>0.0468747947</text:p>
          </table:table-cell>
          <table:table-cell office:value-type="float" office:value="354.14990459111">
            <text:p>354.1499045911</text:p>
          </table:table-cell>
          <table:table-cell office:value-type="float" office:value="354.149855911789">
            <text:p>354.1498559118</text:p>
          </table:table-cell>
          <table:table-cell table:number-columns-repeated="2" office:value-type="string">
            <text:p>24 ♓ 08' 59"</text:p>
          </table:table-cell>
          <table:table-cell office:value-type="float" office:value="1.17971786626649">
            <text:p>1.1797178663</text:p>
          </table:table-cell>
          <table:table-cell office:value-type="float" office:value="0.0468751173367482">
            <text:p>0.0468751173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770.15168981">
            <text:p>2426770.15168981</text:p>
          </table:table-cell>
          <table:table-cell office:value-type="string">
            <text:p>1932-03-03 10:38:26.250000 EST-0500</text:p>
          </table:table-cell>
          <table:table-cell office:value-type="float" office:value="0">
            <text:p>0</text:p>
          </table:table-cell>
          <table:table-cell office:value-type="float" office:value="300.875935481837">
            <text:p>300.8759354818</text:p>
          </table:table-cell>
          <table:table-cell office:value-type="float" office:value="300.875337274893">
            <text:p>300.8753372749</text:p>
          </table:table-cell>
          <table:table-cell office:value-type="string">
            <text:p><text:s/>0 ♒ 52' 33"</text:p>
          </table:table-cell>
          <table:table-cell office:value-type="string">
            <text:p><text:s/>0 ♒ 52' 31"</text:p>
          </table:table-cell>
          <table:table-cell office:value-type="float" office:value="12.8178333686809">
            <text:p>12.8178333687</text:p>
          </table:table-cell>
          <table:table-cell office:value-type="float" office:value="0.0982960534625615">
            <text:p>0.0982960535</text:p>
          </table:table-cell>
          <table:table-cell office:value-type="float" office:value="277.965673820293">
            <text:p>277.9656738203</text:p>
          </table:table-cell>
          <table:table-cell office:value-type="float" office:value="277.965075613348">
            <text:p>277.9650756133</text:p>
          </table:table-cell>
          <table:table-cell office:value-type="string">
            <text:p><text:s/>7 ♑ 57' 56"</text:p>
          </table:table-cell>
          <table:table-cell office:value-type="string">
            <text:p><text:s/>7 ♑ 57' 54"</text:p>
          </table:table-cell>
          <table:table-cell office:value-type="float" office:value="12.8178249580765">
            <text:p>12.8178249581</text:p>
          </table:table-cell>
          <table:table-cell office:value-type="float" office:value="0.098288239220245">
            <text:p>0.0982882392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773.14753472">
            <text:p>2426773.14753472</text:p>
          </table:table-cell>
          <table:table-cell office:value-type="string">
            <text:p>1932-03-06 10:32:27.656250 EST-0500</text:p>
          </table:table-cell>
          <table:table-cell office:value-type="float" office:value="0">
            <text:p>0</text:p>
          </table:table-cell>
          <table:table-cell office:value-type="float" office:value="338.331410671831">
            <text:p>338.3314106718</text:p>
          </table:table-cell>
          <table:table-cell office:value-type="float" office:value="338.329656843887">
            <text:p>338.3296568439</text:p>
          </table:table-cell>
          <table:table-cell office:value-type="string">
            <text:p><text:s/>8 ♓ 19' 53"</text:p>
          </table:table-cell>
          <table:table-cell office:value-type="string">
            <text:p><text:s/>8 ♓ 19' 46"</text:p>
          </table:table-cell>
          <table:table-cell office:value-type="float" office:value="12.2181159157965">
            <text:p>12.2181159158</text:p>
          </table:table-cell>
          <table:table-cell office:value-type="float" office:value="0.788623604165953">
            <text:p>0.7886236042</text:p>
          </table:table-cell>
          <table:table-cell office:value-type="float" office:value="315.421075472172">
            <text:p>315.4210754722</text:p>
          </table:table-cell>
          <table:table-cell office:value-type="float" office:value="315.419321644229">
            <text:p>315.4193216442</text:p>
          </table:table-cell>
          <table:table-cell office:value-type="string">
            <text:p>15 ♒ 25' 15"</text:p>
          </table:table-cell>
          <table:table-cell office:value-type="string">
            <text:p>15 ♒ 25' 09"</text:p>
          </table:table-cell>
          <table:table-cell office:value-type="float" office:value="12.2181480180687">
            <text:p>12.2181480181</text:p>
          </table:table-cell>
          <table:table-cell office:value-type="float" office:value="0.78865581418187">
            <text:p>0.7886558142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773.8230787">
            <text:p>2426773.8230787</text:p>
          </table:table-cell>
          <table:table-cell office:value-type="string">
            <text:p>1932-03-07 02:45:14.062500 EST-0500</text:p>
          </table:table-cell>
          <table:table-cell office:value-type="float" office:value="0">
            <text:p>0</text:p>
          </table:table-cell>
          <table:table-cell office:value-type="float" office:value="346.548238525427">
            <text:p>346.5482385254</text:p>
          </table:table-cell>
          <table:table-cell office:value-type="float" office:value="346.545997627835">
            <text:p>346.5459976278</text:p>
          </table:table-cell>
          <table:table-cell office:value-type="string">
            <text:p>16 ♓ 32' 53"</text:p>
          </table:table-cell>
          <table:table-cell office:value-type="string">
            <text:p>16 ♓ 32' 45"</text:p>
          </table:table-cell>
          <table:table-cell office:value-type="float" office:value="12.1103716896593">
            <text:p>12.1103716897</text:p>
          </table:table-cell>
          <table:table-cell office:value-type="float" office:value="1.00052602534797">
            <text:p>1.0005260253</text:p>
          </table:table-cell>
          <table:table-cell office:value-type="float" office:value="323.637901226273">
            <text:p>323.6379012263</text:p>
          </table:table-cell>
          <table:table-cell office:value-type="float" office:value="323.635660328681">
            <text:p>323.6356603287</text:p>
          </table:table-cell>
          <table:table-cell office:value-type="string">
            <text:p>23 ♒ 38' 16"</text:p>
          </table:table-cell>
          <table:table-cell office:value-type="string">
            <text:p>23 ♒ 38' 08"</text:p>
          </table:table-cell>
          <table:table-cell office:value-type="float" office:value="12.1104090339642">
            <text:p>12.110409034</text:p>
          </table:table-cell>
          <table:table-cell office:value-type="float" office:value="1.00056349394836">
            <text:p>1.0005634939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774.67438657">
            <text:p>2426774.67438657</text:p>
          </table:table-cell>
          <table:table-cell office:value-type="string">
            <text:p>1932-03-07 23:11:07.968750 EST-0500</text:p>
          </table:table-cell>
          <table:table-cell office:value-type="float" office:value="0">
            <text:p>0</text:p>
          </table:table-cell>
          <table:table-cell office:value-type="float" office:value="356.806190503466">
            <text:p>356.8061905035</text:p>
          </table:table-cell>
          <table:table-cell office:value-type="float" office:value="356.805051079202">
            <text:p>356.8050510792</text:p>
          </table:table-cell>
          <table:table-cell office:value-type="string">
            <text:p>26 ♓ 48' 22"</text:p>
          </table:table-cell>
          <table:table-cell office:value-type="string">
            <text:p>26 ♓ 48' 18"</text:p>
          </table:table-cell>
          <table:table-cell office:value-type="float" office:value="11.9924789480414">
            <text:p>11.992478948</text:p>
          </table:table-cell>
          <table:table-cell office:value-type="float" office:value="1.92803051061031">
            <text:p>1.9280305106</text:p>
          </table:table-cell>
          <table:table-cell office:value-type="float" office:value="333.895854129597">
            <text:p>333.8958541296</text:p>
          </table:table-cell>
          <table:table-cell office:value-type="float" office:value="333.894714705333">
            <text:p>333.8947147053</text:p>
          </table:table-cell>
          <table:table-cell office:value-type="string">
            <text:p><text:s/>3 ♓ 53' 45"</text:p>
          </table:table-cell>
          <table:table-cell office:value-type="string">
            <text:p><text:s/>3 ♓ 53' 40"</text:p>
          </table:table-cell>
          <table:table-cell office:value-type="float" office:value="11.9925194967502">
            <text:p>11.9925194968</text:p>
          </table:table-cell>
          <table:table-cell office:value-type="float" office:value="1.92807101527873">
            <text:p>1.9280710153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776.42585648">
            <text:p>2426776.42585648</text:p>
          </table:table-cell>
          <table:table-cell office:value-type="string">
            <text:p>1932-03-09 17:13:14.531250 EST-0500</text:p>
          </table:table-cell>
          <table:table-cell office:value-type="float" office:value="0">
            <text:p>0</text:p>
          </table:table-cell>
          <table:table-cell office:value-type="float" office:value="17.6500303938602">
            <text:p>17.6500303939</text:p>
          </table:table-cell>
          <table:table-cell office:value-type="float" office:value="17.6500017459137">
            <text:p>17.6500017459</text:p>
          </table:table-cell>
          <table:table-cell table:number-columns-repeated="2" office:value-type="string">
            <text:p>17 ♈ 39' 00"</text:p>
          </table:table-cell>
          <table:table-cell office:value-type="float" office:value="11.8290325321556">
            <text:p>11.8290325322</text:p>
          </table:table-cell>
          <table:table-cell office:value-type="float" office:value="0.051868889230517">
            <text:p>0.0518688892</text:p>
          </table:table-cell>
          <table:table-cell office:value-type="float" office:value="354.739695768074">
            <text:p>354.7396957681</text:p>
          </table:table-cell>
          <table:table-cell office:value-type="float" office:value="354.739667120127">
            <text:p>354.7396671201</text:p>
          </table:table-cell>
          <table:table-cell table:number-columns-repeated="2" office:value-type="string">
            <text:p>24 ♓ 44' 22"</text:p>
          </table:table-cell>
          <table:table-cell office:value-type="float" office:value="11.8290678618661">
            <text:p>11.8290678619</text:p>
          </table:table-cell>
          <table:table-cell office:value-type="float" office:value="0.0519044612193625">
            <text:p>0.0519044612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777.67658565">
            <text:p>2426777.67658565</text:p>
          </table:table-cell>
          <table:table-cell office:value-type="string">
            <text:p>1932-03-10 23:14:17.812500 EST-0500</text:p>
          </table:table-cell>
          <table:table-cell office:value-type="float" office:value="0">
            <text:p>0</text:p>
          </table:table-cell>
          <table:table-cell office:value-type="float" office:value="32.4164254416797">
            <text:p>32.4164254417</text:p>
          </table:table-cell>
          <table:table-cell office:value-type="float" office:value="32.4158041870334">
            <text:p>32.415804187</text:p>
          </table:table-cell>
          <table:table-cell office:value-type="string">
            <text:p><text:s/>2 ♉ 24' 59"</text:p>
          </table:table-cell>
          <table:table-cell office:value-type="string">
            <text:p><text:s/>2 ♉ 24' 56"</text:p>
          </table:table-cell>
          <table:table-cell office:value-type="float" office:value="11.7969895753435">
            <text:p>11.7969895753</text:p>
          </table:table-cell>
          <table:table-cell office:value-type="float" office:value="1.15080286091588">
            <text:p>1.1508028609</text:p>
          </table:table-cell>
          <table:table-cell office:value-type="float" office:value="9.50608095255619">
            <text:p>9.5060809526</text:p>
          </table:table-cell>
          <table:table-cell office:value-type="float" office:value="9.50545969790985">
            <text:p>9.5054596979</text:p>
          </table:table-cell>
          <table:table-cell office:value-type="string">
            <text:p><text:s/>9 ♈ 30' 21"</text:p>
          </table:table-cell>
          <table:table-cell office:value-type="string">
            <text:p><text:s/>9 ♈ 30' 19"</text:p>
          </table:table-cell>
          <table:table-cell office:value-type="float" office:value="11.7970134706435">
            <text:p>11.7970134706</text:p>
          </table:table-cell>
          <table:table-cell office:value-type="float" office:value="1.15082707738046">
            <text:p>1.1508270774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785.71076389">
            <text:p>2426785.71076389</text:p>
          </table:table-cell>
          <table:table-cell office:value-type="string">
            <text:p>1932-03-19 00:03:30.937500 EST-0500</text:p>
          </table:table-cell>
          <table:table-cell office:value-type="float" office:value="0">
            <text:p>0</text:p>
          </table:table-cell>
          <table:table-cell office:value-type="float" office:value="133.255438940942">
            <text:p>133.2554389409</text:p>
          </table:table-cell>
          <table:table-cell office:value-type="float" office:value="133.253718601174">
            <text:p>133.2537186012</text:p>
          </table:table-cell>
          <table:table-cell office:value-type="string">
            <text:p>13 ♌ 15' 19"</text:p>
          </table:table-cell>
          <table:table-cell office:value-type="string">
            <text:p>13 ♌ 15' 13"</text:p>
          </table:table-cell>
          <table:table-cell office:value-type="float" office:value="13.9724761607342">
            <text:p>13.9724761607</text:p>
          </table:table-cell>
          <table:table-cell office:value-type="float" office:value="-0.0631004847615041">
            <text:p>-0.0631004848</text:p>
          </table:table-cell>
          <table:table-cell office:value-type="float" office:value="110.344728446901">
            <text:p>110.3447284469</text:p>
          </table:table-cell>
          <table:table-cell office:value-type="float" office:value="110.343008107133">
            <text:p>110.3430081071</text:p>
          </table:table-cell>
          <table:table-cell office:value-type="string">
            <text:p>20 ♋ 20' 41"</text:p>
          </table:table-cell>
          <table:table-cell office:value-type="string">
            <text:p>20 ♋ 20' 34"</text:p>
          </table:table-cell>
          <table:table-cell office:value-type="float" office:value="13.9724780909564">
            <text:p>13.972478091</text:p>
          </table:table-cell>
          <table:table-cell office:value-type="float" office:value="-0.0630980269015091">
            <text:p>-0.0630980269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6787.35383102">
            <text:p>2426787.35383102</text:p>
          </table:table-cell>
          <table:table-cell office:value-type="string">
            <text:p>1932-03-20 15:29:31.875000 EST-0500</text:p>
          </table:table-cell>
          <table:table-cell office:value-type="float" office:value="0">
            <text:p>0</text:p>
          </table:table-cell>
          <table:table-cell office:value-type="float" office:value="18.2358300505316">
            <text:p>18.2358300505</text:p>
          </table:table-cell>
          <table:table-cell office:value-type="float" office:value="18.2355860930884">
            <text:p>18.2355860931</text:p>
          </table:table-cell>
          <table:table-cell table:number-columns-repeated="2" office:value-type="string">
            <text:p>18 ♈ 14' 08"</text:p>
          </table:table-cell>
          <table:table-cell office:value-type="float" office:value="1.25238468936665">
            <text:p>1.2523846894</text:p>
          </table:table-cell>
          <table:table-cell office:value-type="float" office:value="0.0550010984620664">
            <text:p>0.0550010985</text:p>
          </table:table-cell>
          <table:table-cell office:value-type="float" office:value="355.325084520722">
            <text:p>355.3250845207</text:p>
          </table:table-cell>
          <table:table-cell office:value-type="float" office:value="355.324840563279">
            <text:p>355.3248405633</text:p>
          </table:table-cell>
          <table:table-cell office:value-type="string">
            <text:p>25 ♓ 19' 30"</text:p>
          </table:table-cell>
          <table:table-cell office:value-type="string">
            <text:p>25 ♓ 19' 29"</text:p>
          </table:table-cell>
          <table:table-cell office:value-type="float" office:value="1.25241575572504">
            <text:p>1.2524157557</text:p>
          </table:table-cell>
          <table:table-cell office:value-type="float" office:value="0.0550316381240842">
            <text:p>0.0550316381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797.56159722">
            <text:p>2426797.56159722</text:p>
          </table:table-cell>
          <table:table-cell office:value-type="string">
            <text:p>1932-03-30 20:28:42.656250 EST-0500</text:p>
          </table:table-cell>
          <table:table-cell office:value-type="float" office:value="0">
            <text:p>0</text:p>
          </table:table-cell>
          <table:table-cell office:value-type="float" office:value="303.186335318559">
            <text:p>303.1863353186</text:p>
          </table:table-cell>
          <table:table-cell office:value-type="float" office:value="303.183442321434">
            <text:p>303.1834423214</text:p>
          </table:table-cell>
          <table:table-cell office:value-type="string">
            <text:p><text:s/>3 ♒ 11' 10"</text:p>
          </table:table-cell>
          <table:table-cell office:value-type="string">
            <text:p><text:s/>3 ♒ 11' 00"</text:p>
          </table:table-cell>
          <table:table-cell office:value-type="float" office:value="12.7593571819057">
            <text:p>12.7593571819</text:p>
          </table:table-cell>
          <table:table-cell office:value-type="float" office:value="0.0682206093741624">
            <text:p>0.0682206094</text:p>
          </table:table-cell>
          <table:table-cell office:value-type="float" office:value="280.275226753113">
            <text:p>280.2752267531</text:p>
          </table:table-cell>
          <table:table-cell office:value-type="float" office:value="280.272333755988">
            <text:p>280.272333756</text:p>
          </table:table-cell>
          <table:table-cell office:value-type="string">
            <text:p>10 ♑ 16' 30"</text:p>
          </table:table-cell>
          <table:table-cell office:value-type="string">
            <text:p>10 ♑ 16' 20"</text:p>
          </table:table-cell>
          <table:table-cell office:value-type="float" office:value="12.7593528751748">
            <text:p>12.7593528752</text:p>
          </table:table-cell>
          <table:table-cell office:value-type="float" office:value="0.068216739893763">
            <text:p>0.0682167399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802.30329861">
            <text:p>2426802.30329861</text:p>
          </table:table-cell>
          <table:table-cell office:value-type="string">
            <text:p>1932-04-04 14:16:45.468750 EST-0500</text:p>
          </table:table-cell>
          <table:table-cell office:value-type="float" office:value="0">
            <text:p>0</text:p>
          </table:table-cell>
          <table:table-cell office:value-type="float" office:value="1.18707050151388">
            <text:p>1.1870705015</text:p>
          </table:table-cell>
          <table:table-cell office:value-type="float" office:value="1.18607057372046">
            <text:p>1.1860705737</text:p>
          </table:table-cell>
          <table:table-cell office:value-type="string">
            <text:p><text:s/>1 ♈ 11' 13"</text:p>
          </table:table-cell>
          <table:table-cell office:value-type="string">
            <text:p><text:s/>1 ♈ 11' 09"</text:p>
          </table:table-cell>
          <table:table-cell office:value-type="float" office:value="11.8890941844954">
            <text:p>11.8890941845</text:p>
          </table:table-cell>
          <table:table-cell office:value-type="float" office:value="0.777868259650959">
            <text:p>0.7778682597</text:p>
          </table:table-cell>
          <table:table-cell office:value-type="float" office:value="338.275898456684">
            <text:p>338.2758984567</text:p>
          </table:table-cell>
          <table:table-cell office:value-type="float" office:value="338.27489852889">
            <text:p>338.2748985289</text:p>
          </table:table-cell>
          <table:table-cell office:value-type="string">
            <text:p><text:s/>8 ♓ 16' 33"</text:p>
          </table:table-cell>
          <table:table-cell office:value-type="string">
            <text:p><text:s/>8 ♓ 16' 29"</text:p>
          </table:table-cell>
          <table:table-cell office:value-type="float" office:value="11.8891343668235">
            <text:p>11.8891343668</text:p>
          </table:table-cell>
          <table:table-cell office:value-type="float" office:value="0.777908528410898">
            <text:p>0.7779085284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803.55695602">
            <text:p>2426803.55695602</text:p>
          </table:table-cell>
          <table:table-cell office:value-type="string">
            <text:p>1932-04-05 20:22:01.875000 EST-0500</text:p>
          </table:table-cell>
          <table:table-cell office:value-type="float" office:value="0">
            <text:p>0</text:p>
          </table:table-cell>
          <table:table-cell office:value-type="float" office:value="16.0438416749917">
            <text:p>16.043841675</text:p>
          </table:table-cell>
          <table:table-cell office:value-type="float" office:value="16.0416522569575">
            <text:p>16.041652257</text:p>
          </table:table-cell>
          <table:table-cell office:value-type="string">
            <text:p>16 ♈ 02' 37"</text:p>
          </table:table-cell>
          <table:table-cell office:value-type="string">
            <text:p>16 ♈ 02' 29"</text:p>
          </table:table-cell>
          <table:table-cell office:value-type="float" office:value="11.8216250117507">
            <text:p>11.8216250118</text:p>
          </table:table-cell>
          <table:table-cell office:value-type="float" office:value="0.983923577588729">
            <text:p>0.9839235776</text:p>
          </table:table-cell>
          <table:table-cell office:value-type="float" office:value="353.132669806805">
            <text:p>353.1326698068</text:p>
          </table:table-cell>
          <table:table-cell office:value-type="float" office:value="353.13048038877">
            <text:p>353.1304803888</text:p>
          </table:table-cell>
          <table:table-cell office:value-type="string">
            <text:p>23 ♓ 07' 57"</text:p>
          </table:table-cell>
          <table:table-cell office:value-type="string">
            <text:p>23 ♓ 07' 49"</text:p>
          </table:table-cell>
          <table:table-cell office:value-type="float" office:value="11.8216600657345">
            <text:p>11.8216600657</text:p>
          </table:table-cell>
          <table:table-cell office:value-type="float" office:value="0.983958932592309">
            <text:p>0.9839589326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803.82112268">
            <text:p>2426803.82112268</text:p>
          </table:table-cell>
          <table:table-cell office:value-type="string">
            <text:p>1932-04-06 02:42:25.312500 EST-0500</text:p>
          </table:table-cell>
          <table:table-cell office:value-type="float" office:value="0">
            <text:p>0</text:p>
          </table:table-cell>
          <table:table-cell office:value-type="float" office:value="19.1657077526585">
            <text:p>19.1657077527</text:p>
          </table:table-cell>
          <table:table-cell office:value-type="float" office:value="19.1638100978654">
            <text:p>19.1638100979</text:p>
          </table:table-cell>
          <table:table-cell office:value-type="string">
            <text:p>19 ♈ 09' 56"</text:p>
          </table:table-cell>
          <table:table-cell office:value-type="string">
            <text:p>19 ♈ 09' 49"</text:p>
          </table:table-cell>
          <table:table-cell office:value-type="float" office:value="11.8143489453606">
            <text:p>11.8143489454</text:p>
          </table:table-cell>
          <table:table-cell office:value-type="float" office:value="0.0571776773680656">
            <text:p>0.0571776774</text:p>
          </table:table-cell>
          <table:table-cell office:value-type="float" office:value="356.254534882209">
            <text:p>356.2545348822</text:p>
          </table:table-cell>
          <table:table-cell office:value-type="float" office:value="356.252637227416">
            <text:p>356.2526372274</text:p>
          </table:table-cell>
          <table:table-cell office:value-type="string">
            <text:p>26 ♓ 15' 16"</text:p>
          </table:table-cell>
          <table:table-cell office:value-type="string">
            <text:p>26 ♓ 15' 09"</text:p>
          </table:table-cell>
          <table:table-cell office:value-type="float" office:value="11.8143820460335">
            <text:p>11.814382046</text:p>
          </table:table-cell>
          <table:table-cell office:value-type="float" office:value="0.0572112676588541">
            <text:p>0.0572112677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804.1455787">
            <text:p>2426804.1455787</text:p>
          </table:table-cell>
          <table:table-cell office:value-type="string">
            <text:p>1932-04-06 10:29:38.906250 EST-0500</text:p>
          </table:table-cell>
          <table:table-cell office:value-type="float" office:value="0">
            <text:p>0</text:p>
          </table:table-cell>
          <table:table-cell office:value-type="float" office:value="22.9979223328359">
            <text:p>22.9979223328</text:p>
          </table:table-cell>
          <table:table-cell office:value-type="float" office:value="22.9973317984971">
            <text:p>22.9973317985</text:p>
          </table:table-cell>
          <table:table-cell office:value-type="string">
            <text:p>22 ♈ 59' 52"</text:p>
          </table:table-cell>
          <table:table-cell office:value-type="string">
            <text:p>22 ♈ 59' 50"</text:p>
          </table:table-cell>
          <table:table-cell office:value-type="float" office:value="11.8086428654193">
            <text:p>11.8086428654</text:p>
          </table:table-cell>
          <table:table-cell office:value-type="float" office:value="-0.604983895179789">
            <text:p>-0.6049838952</text:p>
          </table:table-cell>
          <table:table-cell office:value-type="float" office:value="0.0867475001254754">
            <text:p>0.0867475001</text:p>
          </table:table-cell>
          <table:table-cell office:value-type="float" office:value="0.086156965786626">
            <text:p>0.0861569658</text:p>
          </table:table-cell>
          <table:table-cell office:value-type="string">
            <text:p><text:s/>0 ♈ 05' 12"</text:p>
          </table:table-cell>
          <table:table-cell office:value-type="string">
            <text:p><text:s/>0 ♈ 05' 10"</text:p>
          </table:table-cell>
          <table:table-cell office:value-type="float" office:value="11.808673219901">
            <text:p>11.8086732199</text:p>
          </table:table-cell>
          <table:table-cell office:value-type="float" office:value="-0.604953661947877">
            <text:p>-0.6049536619</text:p>
          </table:table-cell>
        </table:table-row>
        <table:table-row table:style-name="ro1">
          <table:table-cell office:value-type="string">
            <text:p>Sun/Uranus</text:p>
          </table:table-cell>
          <table:table-cell office:value-type="float" office:value="2426806.91340278">
            <text:p>2426806.91340278</text:p>
          </table:table-cell>
          <table:table-cell office:value-type="string">
            <text:p>1932-04-09 04:55:18.750000 EST-0500</text:p>
          </table:table-cell>
          <table:table-cell office:value-type="float" office:value="0">
            <text:p>0</text:p>
          </table:table-cell>
          <table:table-cell office:value-type="float" office:value="19.3409341160955">
            <text:p>19.3409341161</text:p>
          </table:table-cell>
          <table:table-cell office:value-type="float" office:value="19.3407735323453">
            <text:p>19.3407735323</text:p>
          </table:table-cell>
          <table:table-cell office:value-type="string">
            <text:p>19 ♈ 20' 27"</text:p>
          </table:table-cell>
          <table:table-cell office:value-type="string">
            <text:p>19 ♈ 20' 26"</text:p>
          </table:table-cell>
          <table:table-cell office:value-type="float" office:value="0.981995473358151">
            <text:p>0.9819954734</text:p>
          </table:table-cell>
          <table:table-cell office:value-type="float" office:value="0.0572597315264459">
            <text:p>0.0572597315</text:p>
          </table:table-cell>
          <table:table-cell office:value-type="float" office:value="356.429697325048">
            <text:p>356.429697325</text:p>
          </table:table-cell>
          <table:table-cell office:value-type="float" office:value="356.429536741298">
            <text:p>356.4295367413</text:p>
          </table:table-cell>
          <table:table-cell table:number-columns-repeated="2" office:value-type="string">
            <text:p>26 ♓ 25' 46"</text:p>
          </table:table-cell>
          <table:table-cell office:value-type="float" office:value="0.981994809980411">
            <text:p>0.98199481</text:p>
          </table:table-cell>
          <table:table-cell office:value-type="float" office:value="0.0572592223101288">
            <text:p>0.0572592223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807.72614583">
            <text:p>2426807.72614583</text:p>
          </table:table-cell>
          <table:table-cell office:value-type="string">
            <text:p>1932-04-10 00:25:39.843750 EST-0500</text:p>
          </table:table-cell>
          <table:table-cell office:value-type="float" office:value="0">
            <text:p>0</text:p>
          </table:table-cell>
          <table:table-cell office:value-type="float" office:value="65.4773852837148">
            <text:p>65.4773852837</text:p>
          </table:table-cell>
          <table:table-cell office:value-type="float" office:value="65.4761779364416">
            <text:p>65.4761779364</text:p>
          </table:table-cell>
          <table:table-cell office:value-type="string">
            <text:p><text:s/>5 ♊ 28' 38"</text:p>
          </table:table-cell>
          <table:table-cell office:value-type="string">
            <text:p><text:s/>5 ♊ 28' 34"</text:p>
          </table:table-cell>
          <table:table-cell office:value-type="float" office:value="12.0037775526852">
            <text:p>12.0037775527</text:p>
          </table:table-cell>
          <table:table-cell office:value-type="float" office:value="1.03581309963053">
            <text:p>1.0358130996</text:p>
          </table:table-cell>
          <table:table-cell office:value-type="float" office:value="42.5661130805849">
            <text:p>42.5661130806</text:p>
          </table:table-cell>
          <table:table-cell office:value-type="float" office:value="42.5649057333117">
            <text:p>42.5649057333</text:p>
          </table:table-cell>
          <table:table-cell office:value-type="string">
            <text:p>12 ♉ 33' 58"</text:p>
          </table:table-cell>
          <table:table-cell office:value-type="string">
            <text:p>12 ♉ 33' 53"</text:p>
          </table:table-cell>
          <table:table-cell office:value-type="float" office:value="12.0037672764717">
            <text:p>12.0037672765</text:p>
          </table:table-cell>
          <table:table-cell office:value-type="float" office:value="1.03580301549172">
            <text:p>1.0358030155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807.94123843">
            <text:p>2426807.94123843</text:p>
          </table:table-cell>
          <table:table-cell office:value-type="string">
            <text:p>1932-04-10 05:35:23.437500 EST-0500</text:p>
          </table:table-cell>
          <table:table-cell office:value-type="float" office:value="0">
            <text:p>0</text:p>
          </table:table-cell>
          <table:table-cell office:value-type="float" office:value="20.3495659148323">
            <text:p>20.3495659148</text:p>
          </table:table-cell>
          <table:table-cell office:value-type="float" office:value="20.3499496624534">
            <text:p>20.3499496625</text:p>
          </table:table-cell>
          <table:table-cell office:value-type="string">
            <text:p>20 ♈ 20' 58"</text:p>
          </table:table-cell>
          <table:table-cell office:value-type="string">
            <text:p>20 ♈ 20' 59"</text:p>
          </table:table-cell>
          <table:table-cell office:value-type="float" office:value="-0.755894652760338">
            <text:p>-0.7558946528</text:p>
          </table:table-cell>
          <table:table-cell office:value-type="float" office:value="0.981381713794156">
            <text:p>0.9813817138</text:p>
          </table:table-cell>
          <table:table-cell office:value-type="float" office:value="357.438283147147">
            <text:p>357.4382831471</text:p>
          </table:table-cell>
          <table:table-cell office:value-type="float" office:value="357.438666894768">
            <text:p>357.4386668948</text:p>
          </table:table-cell>
          <table:table-cell office:value-type="string">
            <text:p>27 ♓ 26' 17"</text:p>
          </table:table-cell>
          <table:table-cell office:value-type="string">
            <text:p>27 ♓ 26' 19"</text:p>
          </table:table-cell>
          <table:table-cell office:value-type="float" office:value="-0.755907084983015">
            <text:p>-0.755907085</text:p>
          </table:table-cell>
          <table:table-cell office:value-type="float" office:value="0.981369763628701">
            <text:p>0.9813697636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6809.10407407">
            <text:p>2426809.10407407</text:p>
          </table:table-cell>
          <table:table-cell office:value-type="string">
            <text:p>1932-04-11 09:29:52.968750 EST-0500</text:p>
          </table:table-cell>
          <table:table-cell office:value-type="float" office:value="0">
            <text:p>0</text:p>
          </table:table-cell>
          <table:table-cell office:value-type="float" office:value="19.4661357785297">
            <text:p>19.4661357785</text:p>
          </table:table-cell>
          <table:table-cell office:value-type="float" office:value="19.4662063392931">
            <text:p>19.4662063393</text:p>
          </table:table-cell>
          <table:table-cell table:number-columns-repeated="2" office:value-type="string">
            <text:p>19 ♈ 27' 58"</text:p>
          </table:table-cell>
          <table:table-cell office:value-type="float" office:value="-0.760280431719509">
            <text:p>-0.7602804317</text:p>
          </table:table-cell>
          <table:table-cell office:value-type="float" office:value="0.0572433271739206">
            <text:p>0.0572433272</text:p>
          </table:table-cell>
          <table:table-cell office:value-type="float" office:value="356.554788991901">
            <text:p>356.5547889919</text:p>
          </table:table-cell>
          <table:table-cell office:value-type="float" office:value="356.554859552665">
            <text:p>356.5548595527</text:p>
          </table:table-cell>
          <table:table-cell table:number-columns-repeated="2" office:value-type="string">
            <text:p>26 ♓ 33' 17"</text:p>
          </table:table-cell>
          <table:table-cell office:value-type="float" office:value="-0.760301504805557">
            <text:p>-0.7603015048</text:p>
          </table:table-cell>
          <table:table-cell office:value-type="float" office:value="0.0572225767762859">
            <text:p>0.0572225768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813.05061343">
            <text:p>2426813.05061343</text:p>
          </table:table-cell>
          <table:table-cell office:value-type="string">
            <text:p>1932-04-15 08:12:53.437500 EST-0500</text:p>
          </table:table-cell>
          <table:table-cell office:value-type="float" office:value="0">
            <text:p>0</text:p>
          </table:table-cell>
          <table:table-cell office:value-type="float" office:value="132.68021254412">
            <text:p>132.6802125441</text:p>
          </table:table-cell>
          <table:table-cell office:value-type="float" office:value="132.679763263419">
            <text:p>132.6797632634</text:p>
          </table:table-cell>
          <table:table-cell office:value-type="string">
            <text:p>12 ♌ 40' 48"</text:p>
          </table:table-cell>
          <table:table-cell office:value-type="string">
            <text:p>12 ♌ 40' 47"</text:p>
          </table:table-cell>
          <table:table-cell office:value-type="float" office:value="13.5149992775605">
            <text:p>13.5149992776</text:p>
          </table:table-cell>
          <table:table-cell office:value-type="float" office:value="0.0218989302018531">
            <text:p>0.0218989302</text:p>
          </table:table-cell>
          <table:table-cell office:value-type="float" office:value="109.768644701225">
            <text:p>109.7686447012</text:p>
          </table:table-cell>
          <table:table-cell office:value-type="float" office:value="109.768195420524">
            <text:p>109.7681954205</text:p>
          </table:table-cell>
          <table:table-cell office:value-type="string">
            <text:p>19 ♋ 46' 07"</text:p>
          </table:table-cell>
          <table:table-cell office:value-type="string">
            <text:p>19 ♋ 46' 05"</text:p>
          </table:table-cell>
          <table:table-cell office:value-type="float" office:value="13.5149978546265">
            <text:p>13.5149978546</text:p>
          </table:table-cell>
          <table:table-cell office:value-type="float" office:value="0.0218978653888324">
            <text:p>0.0218978654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6818.91975694">
            <text:p>2426818.91975694</text:p>
          </table:table-cell>
          <table:table-cell office:value-type="string">
            <text:p>1932-04-21 05:04:27.187500 EST-0500</text:p>
          </table:table-cell>
          <table:table-cell office:value-type="float" office:value="0">
            <text:p>0</text:p>
          </table:table-cell>
          <table:table-cell office:value-type="float" office:value="14.0280516294424">
            <text:p>14.0280516294</text:p>
          </table:table-cell>
          <table:table-cell office:value-type="float" office:value="14.0281075762447">
            <text:p>14.0281075762</text:p>
          </table:table-cell>
          <table:table-cell office:value-type="string">
            <text:p>14 ♈ 01' 40"</text:p>
          </table:table-cell>
          <table:table-cell office:value-type="string">
            <text:p>14 ♈ 01' 41"</text:p>
          </table:table-cell>
          <table:table-cell office:value-type="float" office:value="-0.218523580063014">
            <text:p>-0.2185235801</text:p>
          </table:table-cell>
          <table:table-cell office:value-type="float" office:value="0.767403260524474">
            <text:p>0.7674032605</text:p>
          </table:table-cell>
          <table:table-cell office:value-type="float" office:value="351.11639859045">
            <text:p>351.1163985905</text:p>
          </table:table-cell>
          <table:table-cell office:value-type="float" office:value="351.116454537253">
            <text:p>351.1164545373</text:p>
          </table:table-cell>
          <table:table-cell table:number-columns-repeated="2" office:value-type="string">
            <text:p>21 ♓ 06' 59"</text:p>
          </table:table-cell>
          <table:table-cell office:value-type="float" office:value="-0.218520543990199">
            <text:p>-0.218520544</text:p>
          </table:table-cell>
          <table:table-cell office:value-type="float" office:value="0.767406380207241">
            <text:p>0.7674063802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824.93269676">
            <text:p>2426824.93269676</text:p>
          </table:table-cell>
          <table:table-cell office:value-type="string">
            <text:p>1932-04-27 05:23:05.156250 EST-0500</text:p>
          </table:table-cell>
          <table:table-cell office:value-type="float" office:value="0">
            <text:p>0</text:p>
          </table:table-cell>
          <table:table-cell office:value-type="float" office:value="304.519101055483">
            <text:p>304.5191010555</text:p>
          </table:table-cell>
          <table:table-cell office:value-type="float" office:value="304.517595474955">
            <text:p>304.517595475</text:p>
          </table:table-cell>
          <table:table-cell office:value-type="string">
            <text:p><text:s/>4 ♒ 31' 08"</text:p>
          </table:table-cell>
          <table:table-cell office:value-type="string">
            <text:p><text:s/>4 ♒ 31' 03"</text:p>
          </table:table-cell>
          <table:table-cell office:value-type="float" office:value="12.9710074175888">
            <text:p>12.9710074176</text:p>
          </table:table-cell>
          <table:table-cell office:value-type="float" office:value="0.0280533718708983">
            <text:p>0.0280533719</text:p>
          </table:table-cell>
          <table:table-cell office:value-type="float" office:value="281.607049268339">
            <text:p>281.6070492683</text:p>
          </table:table-cell>
          <table:table-cell office:value-type="float" office:value="281.605543687811">
            <text:p>281.6055436878</text:p>
          </table:table-cell>
          <table:table-cell office:value-type="string">
            <text:p>11 ♑ 36' 25"</text:p>
          </table:table-cell>
          <table:table-cell office:value-type="string">
            <text:p>11 ♑ 36' 19"</text:p>
          </table:table-cell>
          <table:table-cell office:value-type="float" office:value="12.9709955646974">
            <text:p>12.9709955647</text:p>
          </table:table-cell>
          <table:table-cell office:value-type="float" office:value="0.0280418452641067">
            <text:p>0.0280418453</text:p>
          </table:table-cell>
        </table:table-row>
        <table:table-row table:style-name="ro1">
          <table:table-cell office:value-type="string">
            <text:p>Mars/Uranus</text:p>
          </table:table-cell>
          <table:table-cell office:value-type="float" office:value="2426827.37946759">
            <text:p>2426827.37946759</text:p>
          </table:table-cell>
          <table:table-cell office:value-type="string">
            <text:p>1932-04-29 16:06:26.718750 EST-0500</text:p>
          </table:table-cell>
          <table:table-cell office:value-type="float" office:value="0">
            <text:p>0</text:p>
          </table:table-cell>
          <table:table-cell office:value-type="float" office:value="20.4959814319779">
            <text:p>20.495981432</text:p>
          </table:table-cell>
          <table:table-cell office:value-type="float" office:value="20.4958937769539">
            <text:p>20.495893777</text:p>
          </table:table-cell>
          <table:table-cell table:number-columns-repeated="2" office:value-type="string">
            <text:p>20 ♈ 29' 45"</text:p>
          </table:table-cell>
          <table:table-cell office:value-type="float" office:value="0.761547142312936">
            <text:p>0.7615471423</text:p>
          </table:table-cell>
          <table:table-cell office:value-type="float" office:value="0.0548473112806754">
            <text:p>0.0548473113</text:p>
          </table:table-cell>
          <table:table-cell office:value-type="float" office:value="357.583851719927">
            <text:p>357.5838517199</text:p>
          </table:table-cell>
          <table:table-cell office:value-type="float" office:value="357.583764064903">
            <text:p>357.5837640649</text:p>
          </table:table-cell>
          <table:table-cell table:number-columns-repeated="2" office:value-type="string">
            <text:p>27 ♓ 35' 01"</text:p>
          </table:table-cell>
          <table:table-cell office:value-type="float" office:value="0.761568816302958">
            <text:p>0.7615688163</text:p>
          </table:table-cell>
          <table:table-cell office:value-type="float" office:value="0.0548689972483663">
            <text:p>0.0548689972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830.90046296">
            <text:p>2426830.90046296</text:p>
          </table:table-cell>
          <table:table-cell office:value-type="string">
            <text:p>1932-05-03 04:36:40.781250 EST-0500</text:p>
          </table:table-cell>
          <table:table-cell office:value-type="float" office:value="0">
            <text:p>0</text:p>
          </table:table-cell>
          <table:table-cell office:value-type="float" office:value="17.1489815179951">
            <text:p>17.148981518</text:p>
          </table:table-cell>
          <table:table-cell office:value-type="float" office:value="17.1476474776172">
            <text:p>17.1476474776</text:p>
          </table:table-cell>
          <table:table-cell office:value-type="string">
            <text:p>17 ♈ 08' 56"</text:p>
          </table:table-cell>
          <table:table-cell office:value-type="string">
            <text:p>17 ♈ 08' 51"</text:p>
          </table:table-cell>
          <table:table-cell office:value-type="float" office:value="11.7902660189269">
            <text:p>11.7902660189</text:p>
          </table:table-cell>
          <table:table-cell office:value-type="float" office:value="0.691238575755047">
            <text:p>0.6912385758</text:p>
          </table:table-cell>
          <table:table-cell office:value-type="float" office:value="354.236818025773">
            <text:p>354.2368180258</text:p>
          </table:table-cell>
          <table:table-cell office:value-type="float" office:value="354.235483985395">
            <text:p>354.2354839854</text:p>
          </table:table-cell>
          <table:table-cell office:value-type="string">
            <text:p>24 ♓ 14' 12"</text:p>
          </table:table-cell>
          <table:table-cell office:value-type="string">
            <text:p>24 ♓ 14' 07"</text:p>
          </table:table-cell>
          <table:table-cell office:value-type="float" office:value="11.7902909584087">
            <text:p>11.7902909584</text:p>
          </table:table-cell>
          <table:table-cell office:value-type="float" office:value="0.691264521525843">
            <text:p>0.6912645215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831.20197917">
            <text:p>2426831.20197917</text:p>
          </table:table-cell>
          <table:table-cell office:value-type="string">
            <text:p>1932-05-03 11:50:51.562500 EST-0500</text:p>
          </table:table-cell>
          <table:table-cell office:value-type="float" office:value="0">
            <text:p>0</text:p>
          </table:table-cell>
          <table:table-cell office:value-type="float" office:value="20.7038070834308">
            <text:p>20.7038070834</text:p>
          </table:table-cell>
          <table:table-cell office:value-type="float" office:value="20.7037590073692">
            <text:p>20.7037590074</text:p>
          </table:table-cell>
          <table:table-cell table:number-columns-repeated="2" office:value-type="string">
            <text:p>20 ♈ 42' 13"</text:p>
          </table:table-cell>
          <table:table-cell office:value-type="float" office:value="11.7900706065302">
            <text:p>11.7900706065</text:p>
          </table:table-cell>
          <table:table-cell office:value-type="float" office:value="0.0538949724709891">
            <text:p>0.0538949725</text:p>
          </table:table-cell>
          <table:table-cell office:value-type="float" office:value="357.79163936129">
            <text:p>357.7916393613</text:p>
          </table:table-cell>
          <table:table-cell office:value-type="float" office:value="357.791591285228">
            <text:p>357.7915912852</text:p>
          </table:table-cell>
          <table:table-cell table:number-columns-repeated="2" office:value-type="string">
            <text:p>27 ♓ 47' 29"</text:p>
          </table:table-cell>
          <table:table-cell office:value-type="float" office:value="11.7900931038248">
            <text:p>11.7900931038</text:p>
          </table:table-cell>
          <table:table-cell office:value-type="float" office:value="0.0539181150241545">
            <text:p>0.053918115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831.4466088">
            <text:p>2426831.4466088</text:p>
          </table:table-cell>
          <table:table-cell office:value-type="string">
            <text:p>1932-05-03 17:43:07.500000 EST-0500</text:p>
          </table:table-cell>
          <table:table-cell office:value-type="float" office:value="0">
            <text:p>0</text:p>
          </table:table-cell>
          <table:table-cell office:value-type="float" office:value="23.5882883573687">
            <text:p>23.5882883574</text:p>
          </table:table-cell>
          <table:table-cell office:value-type="float" office:value="23.5870888377307">
            <text:p>23.5870888377</text:p>
          </table:table-cell>
          <table:table-cell office:value-type="string">
            <text:p>23 ♈ 35' 17"</text:p>
          </table:table-cell>
          <table:table-cell office:value-type="string">
            <text:p>23 ♈ 35' 13"</text:p>
          </table:table-cell>
          <table:table-cell office:value-type="float" office:value="11.7927807505451">
            <text:p>11.7927807505</text:p>
          </table:table-cell>
          <table:table-cell office:value-type="float" office:value="0.758469330647309">
            <text:p>0.7584693306</text:p>
          </table:table-cell>
          <table:table-cell office:value-type="float" office:value="0.676116652816342">
            <text:p>0.6761166528</text:p>
          </table:table-cell>
          <table:table-cell office:value-type="float" office:value="0.674917133178312">
            <text:p>0.6749171332</text:p>
          </table:table-cell>
          <table:table-cell office:value-type="string">
            <text:p><text:s/>0 ♈ 40' 34"</text:p>
          </table:table-cell>
          <table:table-cell office:value-type="string">
            <text:p><text:s/>0 ♈ 40' 29"</text:p>
          </table:table-cell>
          <table:table-cell office:value-type="float" office:value="11.7928010376723">
            <text:p>11.7928010377</text:p>
          </table:table-cell>
          <table:table-cell office:value-type="float" office:value="0.758490373334104">
            <text:p>0.7584903733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833.25862268">
            <text:p>2426833.25862268</text:p>
          </table:table-cell>
          <table:table-cell office:value-type="string">
            <text:p>1932-05-05 13:12:25.312500 EST-0500</text:p>
          </table:table-cell>
          <table:table-cell office:value-type="float" office:value="0">
            <text:p>0</text:p>
          </table:table-cell>
          <table:table-cell office:value-type="float" office:value="45.0195532037935">
            <text:p>45.0195532038</text:p>
          </table:table-cell>
          <table:table-cell office:value-type="float" office:value="45.017269583595">
            <text:p>45.0172695836</text:p>
          </table:table-cell>
          <table:table-cell office:value-type="string">
            <text:p>15 ♉ 01' 10"</text:p>
          </table:table-cell>
          <table:table-cell office:value-type="string">
            <text:p>15 ♉ 01' 02"</text:p>
          </table:table-cell>
          <table:table-cell office:value-type="float" office:value="11.8798576305606">
            <text:p>11.8798576306</text:p>
          </table:table-cell>
          <table:table-cell office:value-type="float" office:value="0.968380696988578">
            <text:p>0.968380697</text:p>
          </table:table-cell>
          <table:table-cell office:value-type="float" office:value="22.1073326312466">
            <text:p>22.1073326312</text:p>
          </table:table-cell>
          <table:table-cell office:value-type="float" office:value="22.1050490110481">
            <text:p>22.105049011</text:p>
          </table:table-cell>
          <table:table-cell office:value-type="string">
            <text:p>22 ♈ 06' 26"</text:p>
          </table:table-cell>
          <table:table-cell office:value-type="string">
            <text:p>22 ♈ 06' 18"</text:p>
          </table:table-cell>
          <table:table-cell office:value-type="float" office:value="11.8798574235094">
            <text:p>11.8798574235</text:p>
          </table:table-cell>
          <table:table-cell office:value-type="float" office:value="0.96838137490455">
            <text:p>0.9683813749</text:p>
          </table:table-cell>
        </table:table-row>
        <table:table-row table:style-name="ro1">
          <table:table-cell office:value-type="string">
            <text:p>Mercury/Uranus</text:p>
          </table:table-cell>
          <table:table-cell office:value-type="float" office:value="2426835.48835648">
            <text:p>2426835.48835648</text:p>
          </table:table-cell>
          <table:table-cell office:value-type="string">
            <text:p>1932-05-07 18:43:14.531250 EST-0500</text:p>
          </table:table-cell>
          <table:table-cell office:value-type="float" office:value="0">
            <text:p>0</text:p>
          </table:table-cell>
          <table:table-cell office:value-type="float" office:value="20.9323825462176">
            <text:p>20.9323825462</text:p>
          </table:table-cell>
          <table:table-cell office:value-type="float" office:value="20.9322395833428">
            <text:p>20.9322395833</text:p>
          </table:table-cell>
          <table:table-cell table:number-columns-repeated="2" office:value-type="string">
            <text:p>20 ♈ 55' 56"</text:p>
          </table:table-cell>
          <table:table-cell office:value-type="float" office:value="0.950809683047179">
            <text:p>0.950809683</text:p>
          </table:table-cell>
          <table:table-cell office:value-type="float" office:value="0.0526785502669114">
            <text:p>0.0526785503</text:p>
          </table:table-cell>
          <table:table-cell office:value-type="float" office:value="358.020048718845">
            <text:p>358.0200487188</text:p>
          </table:table-cell>
          <table:table-cell office:value-type="float" office:value="358.01990575597">
            <text:p>358.019905756</text:p>
          </table:table-cell>
          <table:table-cell office:value-type="string">
            <text:p>28 ♓ 01' 12"</text:p>
          </table:table-cell>
          <table:table-cell office:value-type="string">
            <text:p>28 ♓ 01' 11"</text:p>
          </table:table-cell>
          <table:table-cell office:value-type="float" office:value="0.950785919264884">
            <text:p>0.9507859193</text:p>
          </table:table-cell>
          <table:table-cell office:value-type="float" office:value="0.0526542456566666">
            <text:p>0.0526542457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837.19319444">
            <text:p>2426837.19319444</text:p>
          </table:table-cell>
          <table:table-cell office:value-type="string">
            <text:p>1932-05-09 11:38:12.187500 EST-0500</text:p>
          </table:table-cell>
          <table:table-cell office:value-type="float" office:value="0">
            <text:p>0</text:p>
          </table:table-cell>
          <table:table-cell office:value-type="float" office:value="92.6084151914123">
            <text:p>92.6084151914</text:p>
          </table:table-cell>
          <table:table-cell office:value-type="float" office:value="92.6083130680771">
            <text:p>92.6083130681</text:p>
          </table:table-cell>
          <table:table-cell office:value-type="string">
            <text:p><text:s/>2 ♋ 36' 30"</text:p>
          </table:table-cell>
          <table:table-cell office:value-type="string">
            <text:p><text:s/>2 ♋ 36' 29"</text:p>
          </table:table-cell>
          <table:table-cell office:value-type="float" office:value="12.3785293087246">
            <text:p>12.3785293087</text:p>
          </table:table-cell>
          <table:table-cell office:value-type="float" office:value="0.762269804323617">
            <text:p>0.7622698043</text:p>
          </table:table-cell>
          <table:table-cell office:value-type="float" office:value="69.6959654082668">
            <text:p>69.6959654083</text:p>
          </table:table-cell>
          <table:table-cell office:value-type="float" office:value="69.6958632849317">
            <text:p>69.6958632849</text:p>
          </table:table-cell>
          <table:table-cell table:number-columns-repeated="2" office:value-type="string">
            <text:p><text:s/>9 ♊ 41' 45"</text:p>
          </table:table-cell>
          <table:table-cell office:value-type="float" office:value="12.3784964917542">
            <text:p>12.3784964918</text:p>
          </table:table-cell>
          <table:table-cell office:value-type="float" office:value="0.762236983231857">
            <text:p>0.7622369832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840.46833333">
            <text:p>2426840.46833333</text:p>
          </table:table-cell>
          <table:table-cell office:value-type="string">
            <text:p>1932-05-12 18:14:24.843750 EST-0500</text:p>
          </table:table-cell>
          <table:table-cell office:value-type="float" office:value="0">
            <text:p>0</text:p>
          </table:table-cell>
          <table:table-cell office:value-type="float" office:value="134.371469607739">
            <text:p>134.3714696077</text:p>
          </table:table-cell>
          <table:table-cell office:value-type="float" office:value="134.368998584062">
            <text:p>134.3689985841</text:p>
          </table:table-cell>
          <table:table-cell office:value-type="string">
            <text:p>14 ♌ 22' 17"</text:p>
          </table:table-cell>
          <table:table-cell office:value-type="string">
            <text:p>14 ♌ 22' 08"</text:p>
          </table:table-cell>
          <table:table-cell office:value-type="float" office:value="13.2047024889445">
            <text:p>13.2047024889</text:p>
          </table:table-cell>
          <table:table-cell office:value-type="float" office:value="0.0985612132920074">
            <text:p>0.0985612133</text:p>
          </table:table-cell>
          <table:table-cell office:value-type="float" office:value="111.458814382293">
            <text:p>111.4588143823</text:p>
          </table:table-cell>
          <table:table-cell office:value-type="float" office:value="111.456343358616">
            <text:p>111.4563433586</text:p>
          </table:table-cell>
          <table:table-cell office:value-type="string">
            <text:p>21 ♋ 27' 31"</text:p>
          </table:table-cell>
          <table:table-cell office:value-type="string">
            <text:p>21 ♋ 27' 22"</text:p>
          </table:table-cell>
          <table:table-cell office:value-type="float" office:value="13.2046942602624">
            <text:p>13.2046942603</text:p>
          </table:table-cell>
          <table:table-cell office:value-type="float" office:value="0.098553271222737">
            <text:p>0.0985532712</text:p>
          </table:table-cell>
        </table:table-row>
        <table:table-row table:style-name="ro1">
          <table:table-cell office:value-type="string">
            <text:p>Mercury/Mars</text:p>
          </table:table-cell>
          <table:table-cell office:value-type="float" office:value="2426847.49104167">
            <text:p>2426847.49104167</text:p>
          </table:table-cell>
          <table:table-cell office:value-type="string">
            <text:p>1932-05-19 18:47:06.562500 EST-0500</text:p>
          </table:table-cell>
          <table:table-cell office:value-type="float" office:value="0">
            <text:p>0</text:p>
          </table:table-cell>
          <table:table-cell office:value-type="float" office:value="35.6486961653326">
            <text:p>35.6486961653</text:p>
          </table:table-cell>
          <table:table-cell office:value-type="float" office:value="35.6485790463181">
            <text:p>35.6485790463</text:p>
          </table:table-cell>
          <table:table-cell office:value-type="string">
            <text:p><text:s/>5 ♉ 38' 55"</text:p>
          </table:table-cell>
          <table:table-cell office:value-type="string">
            <text:p><text:s/>5 ♉ 38' 54"</text:p>
          </table:table-cell>
          <table:table-cell office:value-type="float" office:value="1.47664843327505">
            <text:p>1.4766484333</text:p>
          </table:table-cell>
          <table:table-cell office:value-type="float" office:value="0.744800195025676">
            <text:p>0.744800195</text:p>
          </table:table-cell>
          <table:table-cell office:value-type="float" office:value="12.7358324044701">
            <text:p>12.7358324045</text:p>
          </table:table-cell>
          <table:table-cell office:value-type="float" office:value="12.7357152854556">
            <text:p>12.7357152855</text:p>
          </table:table-cell>
          <table:table-cell table:number-columns-repeated="2" office:value-type="string">
            <text:p>12 ♈ 44' 08"</text:p>
          </table:table-cell>
          <table:table-cell office:value-type="float" office:value="1.47661701764014">
            <text:p>1.4766170176</text:p>
          </table:table-cell>
          <table:table-cell office:value-type="float" office:value="0.744768073071189">
            <text:p>0.7447680731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852.2862037">
            <text:p>2426852.2862037</text:p>
          </table:table-cell>
          <table:table-cell office:value-type="string">
            <text:p>1932-05-24 13:52:08.906250 EST-0500</text:p>
          </table:table-cell>
          <table:table-cell office:value-type="float" office:value="0">
            <text:p>0</text:p>
          </table:table-cell>
          <table:table-cell office:value-type="float" office:value="304.677555411623">
            <text:p>304.6775554116</text:p>
          </table:table-cell>
          <table:table-cell office:value-type="float" office:value="304.677331105148">
            <text:p>304.6773311051</text:p>
          </table:table-cell>
          <table:table-cell office:value-type="string">
            <text:p><text:s/>4 ♒ 40' 39"</text:p>
          </table:table-cell>
          <table:table-cell office:value-type="string">
            <text:p><text:s/>4 ♒ 40' 38"</text:p>
          </table:table-cell>
          <table:table-cell office:value-type="float" office:value="13.3440054921603">
            <text:p>13.3440054922</text:p>
          </table:table-cell>
          <table:table-cell office:value-type="float" office:value="-0.0162288151869461">
            <text:p>-0.0162288152</text:p>
          </table:table-cell>
          <table:table-cell office:value-type="float" office:value="281.764294561582">
            <text:p>281.7642945616</text:p>
          </table:table-cell>
          <table:table-cell office:value-type="float" office:value="281.764070255108">
            <text:p>281.7640702551</text:p>
          </table:table-cell>
          <table:table-cell office:value-type="string">
            <text:p>11 ♑ 45' 51"</text:p>
          </table:table-cell>
          <table:table-cell office:value-type="string">
            <text:p>11 ♑ 45' 50"</text:p>
          </table:table-cell>
          <table:table-cell office:value-type="float" office:value="13.3439819347868">
            <text:p>13.3439819348</text:p>
          </table:table-cell>
          <table:table-cell office:value-type="float" office:value="-0.0162520171479169">
            <text:p>-0.0162520171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858.57869213">
            <text:p>2426858.57869213</text:p>
          </table:table-cell>
          <table:table-cell office:value-type="string">
            <text:p>1932-05-30 20:53:19.218750 EST-0500</text:p>
          </table:table-cell>
          <table:table-cell office:value-type="float" office:value="0">
            <text:p>0</text:p>
          </table:table-cell>
          <table:table-cell office:value-type="float" office:value="22.0457238906752">
            <text:p>22.0457238907</text:p>
          </table:table-cell>
          <table:table-cell office:value-type="float" office:value="22.043314361238">
            <text:p>22.0433143612</text:p>
          </table:table-cell>
          <table:table-cell office:value-type="string">
            <text:p>22 ♈ 02' 44"</text:p>
          </table:table-cell>
          <table:table-cell office:value-type="string">
            <text:p>22 ♈ 02' 35"</text:p>
          </table:table-cell>
          <table:table-cell office:value-type="float" office:value="11.7876186888882">
            <text:p>11.7876186889</text:p>
          </table:table-cell>
          <table:table-cell office:value-type="float" office:value="0.0427352768134296">
            <text:p>0.0427352768</text:p>
          </table:table-cell>
          <table:table-cell office:value-type="float" office:value="359.132283145101">
            <text:p>359.1322831451</text:p>
          </table:table-cell>
          <table:table-cell office:value-type="float" office:value="359.129873615664">
            <text:p>359.1298736157</text:p>
          </table:table-cell>
          <table:table-cell office:value-type="string">
            <text:p>29 ♓ 07' 56"</text:p>
          </table:table-cell>
          <table:table-cell office:value-type="string">
            <text:p>29 ♓ 07' 47"</text:p>
          </table:table-cell>
          <table:table-cell office:value-type="float" office:value="11.7876305487733">
            <text:p>11.7876305488</text:p>
          </table:table-cell>
          <table:table-cell office:value-type="float" office:value="0.0427477670120815">
            <text:p>0.042747767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860.54451389">
            <text:p>2426860.54451389</text:p>
          </table:table-cell>
          <table:table-cell office:value-type="string">
            <text:p>1932-06-01 20:04:06.093750 EST-0500</text:p>
          </table:table-cell>
          <table:table-cell office:value-type="float" office:value="0">
            <text:p>0</text:p>
          </table:table-cell>
          <table:table-cell office:value-type="float" office:value="45.2981251062102">
            <text:p>45.2981251062</text:p>
          </table:table-cell>
          <table:table-cell office:value-type="float" office:value="45.2962210681621">
            <text:p>45.2962210682</text:p>
          </table:table-cell>
          <table:table-cell office:value-type="string">
            <text:p>15 ♉ 17' 53"</text:p>
          </table:table-cell>
          <table:table-cell office:value-type="string">
            <text:p>15 ♉ 17' 46"</text:p>
          </table:table-cell>
          <table:table-cell office:value-type="float" office:value="11.902003844145">
            <text:p>11.9020038441</text:p>
          </table:table-cell>
          <table:table-cell office:value-type="float" office:value="0.733212828378975">
            <text:p>0.7332128284</text:p>
          </table:table-cell>
          <table:table-cell office:value-type="float" office:value="22.3846134613748">
            <text:p>22.3846134614</text:p>
          </table:table-cell>
          <table:table-cell office:value-type="float" office:value="22.3827094233267">
            <text:p>22.3827094233</text:p>
          </table:table-cell>
          <table:table-cell office:value-type="string">
            <text:p>22 ♈ 23' 04"</text:p>
          </table:table-cell>
          <table:table-cell office:value-type="string">
            <text:p>22 ♈ 22' 57"</text:p>
          </table:table-cell>
          <table:table-cell office:value-type="float" office:value="11.9019938192758">
            <text:p>11.9019938193</text:p>
          </table:table-cell>
          <table:table-cell office:value-type="float" office:value="0.733203684832747">
            <text:p>0.7332036848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861.83601852">
            <text:p>2426861.83601852</text:p>
          </table:table-cell>
          <table:table-cell office:value-type="string">
            <text:p>1932-06-03 03:03:52.031250 EST-0500</text:p>
          </table:table-cell>
          <table:table-cell office:value-type="float" office:value="0">
            <text:p>0</text:p>
          </table:table-cell>
          <table:table-cell office:value-type="float" office:value="60.7682918744406">
            <text:p>60.7682918744</text:p>
          </table:table-cell>
          <table:table-cell office:value-type="float" office:value="60.7666657147958">
            <text:p>60.7666657148</text:p>
          </table:table-cell>
          <table:table-cell office:value-type="string">
            <text:p><text:s/>0 ♊ 46' 05"</text:p>
          </table:table-cell>
          <table:table-cell office:value-type="string">
            <text:p><text:s/>0 ♊ 45' 59"</text:p>
          </table:table-cell>
          <table:table-cell office:value-type="float" office:value="12.0629228713485">
            <text:p>12.0629228713</text:p>
          </table:table-cell>
          <table:table-cell office:value-type="float" office:value="2.01501839721606">
            <text:p>2.0150183972</text:p>
          </table:table-cell>
          <table:table-cell office:value-type="float" office:value="37.8547087954623">
            <text:p>37.8547087955</text:p>
          </table:table-cell>
          <table:table-cell office:value-type="float" office:value="37.8530826358175">
            <text:p>37.8530826358</text:p>
          </table:table-cell>
          <table:table-cell office:value-type="string">
            <text:p><text:s/>7 ♉ 51' 16"</text:p>
          </table:table-cell>
          <table:table-cell office:value-type="string">
            <text:p><text:s/>7 ♉ 51' 11"</text:p>
          </table:table-cell>
          <table:table-cell office:value-type="float" office:value="12.0628976333688">
            <text:p>12.0628976334</text:p>
          </table:table-cell>
          <table:table-cell office:value-type="float" office:value="2.01499382079694">
            <text:p>2.0149938208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862.88655093">
            <text:p>2426862.88655093</text:p>
          </table:table-cell>
          <table:table-cell office:value-type="string">
            <text:p>1932-06-04 04:16:38.437500 EST-0500</text:p>
          </table:table-cell>
          <table:table-cell office:value-type="float" office:value="0">
            <text:p>0</text:p>
          </table:table-cell>
          <table:table-cell office:value-type="float" office:value="73.5226710473857">
            <text:p>73.5226710474</text:p>
          </table:table-cell>
          <table:table-cell office:value-type="float" office:value="73.5222839656108">
            <text:p>73.5222839656</text:p>
          </table:table-cell>
          <table:table-cell office:value-type="string">
            <text:p>13 ♊ 31' 21"</text:p>
          </table:table-cell>
          <table:table-cell office:value-type="string">
            <text:p>13 ♊ 31' 20"</text:p>
          </table:table-cell>
          <table:table-cell office:value-type="float" office:value="12.2218623262313">
            <text:p>12.2218623262</text:p>
          </table:table-cell>
          <table:table-cell office:value-type="float" office:value="0.957566681718527">
            <text:p>0.9575666817</text:p>
          </table:table-cell>
          <table:table-cell office:value-type="float" office:value="50.6090162320082">
            <text:p>50.609016232</text:p>
          </table:table-cell>
          <table:table-cell office:value-type="float" office:value="50.6086291502334">
            <text:p>50.6086291502</text:p>
          </table:table-cell>
          <table:table-cell office:value-type="string">
            <text:p>20 ♉ 36' 32"</text:p>
          </table:table-cell>
          <table:table-cell office:value-type="string">
            <text:p>20 ♉ 36' 31"</text:p>
          </table:table-cell>
          <table:table-cell office:value-type="float" office:value="12.2218271989791">
            <text:p>12.221827199</text:p>
          </table:table-cell>
          <table:table-cell office:value-type="float" office:value="0.957531803806489">
            <text:p>0.9575318038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865.45197917">
            <text:p>2426865.45197917</text:p>
          </table:table-cell>
          <table:table-cell office:value-type="string">
            <text:p>1932-06-06 17:50:51.562500 EST-0500</text:p>
          </table:table-cell>
          <table:table-cell office:value-type="float" office:value="0">
            <text:p>0</text:p>
          </table:table-cell>
          <table:table-cell office:value-type="float" office:value="105.427955926686">
            <text:p>105.4279559267</text:p>
          </table:table-cell>
          <table:table-cell office:value-type="float" office:value="105.425171885839">
            <text:p>105.4251718858</text:p>
          </table:table-cell>
          <table:table-cell office:value-type="string">
            <text:p>15 ♋ 25' 40"</text:p>
          </table:table-cell>
          <table:table-cell office:value-type="string">
            <text:p>15 ♋ 25' 30"</text:p>
          </table:table-cell>
          <table:table-cell office:value-type="float" office:value="12.6606944401972">
            <text:p>12.6606944402</text:p>
          </table:table-cell>
          <table:table-cell office:value-type="float" office:value="0.0301807441004591">
            <text:p>0.0301807441</text:p>
          </table:table-cell>
          <table:table-cell office:value-type="float" office:value="82.5141007585727">
            <text:p>82.5141007586</text:p>
          </table:table-cell>
          <table:table-cell office:value-type="float" office:value="82.5113167177262">
            <text:p>82.5113167177</text:p>
          </table:table-cell>
          <table:table-cell office:value-type="string">
            <text:p>22 ♊ 30' 50"</text:p>
          </table:table-cell>
          <table:table-cell office:value-type="string">
            <text:p>22 ♊ 30' 40"</text:p>
          </table:table-cell>
          <table:table-cell office:value-type="float" office:value="12.6606554057113">
            <text:p>12.6606554057</text:p>
          </table:table-cell>
          <table:table-cell office:value-type="float" office:value="0.0301417724510221">
            <text:p>0.0301417725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867.96883102">
            <text:p>2426867.96883102</text:p>
          </table:table-cell>
          <table:table-cell office:value-type="string">
            <text:p>1932-06-09 06:15:07.031250 EST-0500</text:p>
          </table:table-cell>
          <table:table-cell office:value-type="float" office:value="0">
            <text:p>0</text:p>
          </table:table-cell>
          <table:table-cell office:value-type="float" office:value="137.909102644344">
            <text:p>137.9091026443</text:p>
          </table:table-cell>
          <table:table-cell office:value-type="float" office:value="137.907149184804">
            <text:p>137.9071491848</text:p>
          </table:table-cell>
          <table:table-cell office:value-type="string">
            <text:p>17 ♌ 54' 32"</text:p>
          </table:table-cell>
          <table:table-cell office:value-type="string">
            <text:p>17 ♌ 54' 25"</text:p>
          </table:table-cell>
          <table:table-cell office:value-type="float" office:value="13.1701475318795">
            <text:p>13.1701475319</text:p>
          </table:table-cell>
          <table:table-cell office:value-type="float" office:value="0.155390040518306">
            <text:p>0.1553900405</text:p>
          </table:table-cell>
          <table:table-cell office:value-type="float" office:value="114.995083735722">
            <text:p>114.9950837357</text:p>
          </table:table-cell>
          <table:table-cell office:value-type="float" office:value="114.993130276183">
            <text:p>114.9931302762</text:p>
          </table:table-cell>
          <table:table-cell office:value-type="string">
            <text:p>24 ♋ 59' 42"</text:p>
          </table:table-cell>
          <table:table-cell office:value-type="string">
            <text:p>24 ♋ 59' 35"</text:p>
          </table:table-cell>
          <table:table-cell office:value-type="float" office:value="13.1701362150059">
            <text:p>13.170136215</text:p>
          </table:table-cell>
          <table:table-cell office:value-type="float" office:value="0.155379037141255">
            <text:p>0.1553790371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871.78888889">
            <text:p>2426871.78888889</text:p>
          </table:table-cell>
          <table:table-cell office:value-type="string">
            <text:p>1932-06-13 01:56:00.937500 EST-0500</text:p>
          </table:table-cell>
          <table:table-cell office:value-type="float" office:value="0">
            <text:p>0</text:p>
          </table:table-cell>
          <table:table-cell office:value-type="float" office:value="82.0359827045138">
            <text:p>82.0359827045</text:p>
          </table:table-cell>
          <table:table-cell office:value-type="float" office:value="82.0358725708985">
            <text:p>82.0358725709</text:p>
          </table:table-cell>
          <table:table-cell table:number-columns-repeated="2" office:value-type="string">
            <text:p>22 ♊ 02' 09"</text:p>
          </table:table-cell>
          <table:table-cell office:value-type="float" office:value="2.19998225775324">
            <text:p>2.1999822578</text:p>
          </table:table-cell>
          <table:table-cell office:value-type="float" office:value="0.955057905390373">
            <text:p>0.9550579054</text:p>
          </table:table-cell>
          <table:table-cell office:value-type="float" office:value="59.1218564564587">
            <text:p>59.1218564565</text:p>
          </table:table-cell>
          <table:table-cell office:value-type="float" office:value="59.1217463228434">
            <text:p>59.1217463228</text:p>
          </table:table-cell>
          <table:table-cell table:number-columns-repeated="2" office:value-type="string">
            <text:p>29 ♉ 07' 18"</text:p>
          </table:table-cell>
          <table:table-cell office:value-type="float" office:value="2.19999914495395">
            <text:p>2.199999145</text:p>
          </table:table-cell>
          <table:table-cell office:value-type="float" office:value="0.955074810923071">
            <text:p>0.9550748109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879.61018518">
            <text:p>2426879.61018518</text:p>
          </table:table-cell>
          <table:table-cell office:value-type="string">
            <text:p>1932-06-20 21:38:40.312500 EST-0500</text:p>
          </table:table-cell>
          <table:table-cell office:value-type="float" office:value="0">
            <text:p>0</text:p>
          </table:table-cell>
          <table:table-cell office:value-type="float" office:value="303.68641112231">
            <text:p>303.6864111223</text:p>
          </table:table-cell>
          <table:table-cell office:value-type="float" office:value="303.683905858605">
            <text:p>303.6839058586</text:p>
          </table:table-cell>
          <table:table-cell office:value-type="string">
            <text:p><text:s/>3 ♒ 41' 11"</text:p>
          </table:table-cell>
          <table:table-cell office:value-type="string">
            <text:p><text:s/>3 ♒ 41' 02"</text:p>
          </table:table-cell>
          <table:table-cell office:value-type="float" office:value="13.6588939368534">
            <text:p>13.6588939369</text:p>
          </table:table-cell>
          <table:table-cell office:value-type="float" office:value="-0.0542768566471388">
            <text:p>-0.0542768566</text:p>
          </table:table-cell>
          <table:table-cell office:value-type="float" office:value="280.771729476012">
            <text:p>280.771729476</text:p>
          </table:table-cell>
          <table:table-cell office:value-type="float" office:value="280.769224212306">
            <text:p>280.7692242123</text:p>
          </table:table-cell>
          <table:table-cell office:value-type="string">
            <text:p>10 ♑ 46' 18"</text:p>
          </table:table-cell>
          <table:table-cell office:value-type="string">
            <text:p>10 ♑ 46' 09"</text:p>
          </table:table-cell>
          <table:table-cell office:value-type="float" office:value="13.6588633809125">
            <text:p>13.6588633809</text:p>
          </table:table-cell>
          <table:table-cell office:value-type="float" office:value="-0.054306945192205">
            <text:p>-0.0543069452</text:p>
          </table:table-cell>
        </table:table-row>
        <table:table-row table:style-name="ro1">
          <table:table-cell office:value-type="string">
            <text:p>Mercury/Venus</text:p>
          </table:table-cell>
          <table:table-cell office:value-type="float" office:value="2426880.80061343">
            <text:p>2426880.80061343</text:p>
          </table:table-cell>
          <table:table-cell office:value-type="string">
            <text:p>1932-06-22 02:12:53.437500 EST-0500</text:p>
          </table:table-cell>
          <table:table-cell office:value-type="float" office:value="0">
            <text:p>0</text:p>
          </table:table-cell>
          <table:table-cell office:value-type="float" office:value="101.304213812636">
            <text:p>101.3042138126</text:p>
          </table:table-cell>
          <table:table-cell office:value-type="float" office:value="101.303771262007">
            <text:p>101.303771262</text:p>
          </table:table-cell>
          <table:table-cell office:value-type="string">
            <text:p>11 ♋ 18' 15"</text:p>
          </table:table-cell>
          <table:table-cell office:value-type="string">
            <text:p>11 ♋ 18' 13"</text:p>
          </table:table-cell>
          <table:table-cell office:value-type="float" office:value="2.03175877826547">
            <text:p>2.0317587783</text:p>
          </table:table-cell>
          <table:table-cell office:value-type="float" office:value="-0.535460261510739">
            <text:p>-0.5354602615</text:p>
          </table:table-cell>
          <table:table-cell office:value-type="float" office:value="78.3894635837133">
            <text:p>78.3894635837</text:p>
          </table:table-cell>
          <table:table-cell office:value-type="float" office:value="78.3890210330835">
            <text:p>78.3890210331</text:p>
          </table:table-cell>
          <table:table-cell office:value-type="string">
            <text:p>18 ♊ 23' 22"</text:p>
          </table:table-cell>
          <table:table-cell office:value-type="string">
            <text:p>18 ♊ 23' 20"</text:p>
          </table:table-cell>
          <table:table-cell office:value-type="float" office:value="2.03174962778235">
            <text:p>2.0317496278</text:p>
          </table:table-cell>
          <table:table-cell office:value-type="float" office:value="-0.535469246203273">
            <text:p>-0.5354692462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885.95369213">
            <text:p>2426885.95369213</text:p>
          </table:table-cell>
          <table:table-cell office:value-type="string">
            <text:p>1932-06-27 05:53:19.218750 EST-0500</text:p>
          </table:table-cell>
          <table:table-cell office:value-type="float" office:value="0">
            <text:p>0</text:p>
          </table:table-cell>
          <table:table-cell office:value-type="float" office:value="22.9878789435808">
            <text:p>22.9878789436</text:p>
          </table:table-cell>
          <table:table-cell office:value-type="float" office:value="22.9850505213208">
            <text:p>22.9850505213</text:p>
          </table:table-cell>
          <table:table-cell office:value-type="string">
            <text:p>22 ♈ 59' 16"</text:p>
          </table:table-cell>
          <table:table-cell office:value-type="string">
            <text:p>22 ♈ 59' 06"</text:p>
          </table:table-cell>
          <table:table-cell office:value-type="float" office:value="11.8238107176331">
            <text:p>11.8238107176</text:p>
          </table:table-cell>
          <table:table-cell office:value-type="float" office:value="0.0251533661962457">
            <text:p>0.0251533662</text:p>
          </table:table-cell>
          <table:table-cell office:value-type="float" office:value="0.0729900678517677">
            <text:p>0.0729900679</text:p>
          </table:table-cell>
          <table:table-cell office:value-type="float" office:value="0.0701616455918319">
            <text:p>0.0701616456</text:p>
          </table:table-cell>
          <table:table-cell office:value-type="string">
            <text:p><text:s/>0 ♈ 04' 22"</text:p>
          </table:table-cell>
          <table:table-cell office:value-type="string">
            <text:p><text:s/>0 ♈ 04' 12"</text:p>
          </table:table-cell>
          <table:table-cell office:value-type="float" office:value="11.8238193079859">
            <text:p>11.823819308</text:p>
          </table:table-cell>
          <table:table-cell office:value-type="float" office:value="0.0251624320791284">
            <text:p>0.0251624321</text:p>
          </table:table-cell>
        </table:table-row>
        <table:table-row table:style-name="ro1">
          <table:table-cell office:value-type="string">
            <text:p>Venus/Sun</text:p>
          </table:table-cell>
          <table:table-cell office:value-type="float" office:value="2426887.68976852">
            <text:p>2426887.68976852</text:p>
          </table:table-cell>
          <table:table-cell office:value-type="string">
            <text:p>1932-06-28 23:33:16.875000 EST-0500</text:p>
          </table:table-cell>
          <table:table-cell office:value-type="float" office:value="0">
            <text:p>0</text:p>
          </table:table-cell>
          <table:table-cell office:value-type="float" office:value="97.2041545095633">
            <text:p>97.2041545096</text:p>
          </table:table-cell>
          <table:table-cell office:value-type="float" office:value="97.204481999678">
            <text:p>97.2044819997</text:p>
          </table:table-cell>
          <table:table-cell office:value-type="string">
            <text:p><text:s/>7 ♋ 12' 14"</text:p>
          </table:table-cell>
          <table:table-cell office:value-type="string">
            <text:p><text:s/>7 ♋ 12' 16"</text:p>
          </table:table-cell>
          <table:table-cell office:value-type="float" office:value="-0.625430731971462">
            <text:p>-0.625430732</text:p>
          </table:table-cell>
          <table:table-cell office:value-type="float" office:value="0.95363998819395">
            <text:p>0.9536399882</text:p>
          </table:table-cell>
          <table:table-cell office:value-type="float" office:value="74.289199533414">
            <text:p>74.2891995334</text:p>
          </table:table-cell>
          <table:table-cell office:value-type="float" office:value="74.2895270235288">
            <text:p>74.2895270235</text:p>
          </table:table-cell>
          <table:table-cell office:value-type="string">
            <text:p>14 ♊ 17' 21"</text:p>
          </table:table-cell>
          <table:table-cell office:value-type="string">
            <text:p>14 ♊ 17' 22"</text:p>
          </table:table-cell>
          <table:table-cell office:value-type="float" office:value="-0.625440455298612">
            <text:p>-0.6254404553</text:p>
          </table:table-cell>
          <table:table-cell office:value-type="float" office:value="0.953630345261762">
            <text:p>0.9536303453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889.5752662">
            <text:p>2426889.5752662</text:p>
          </table:table-cell>
          <table:table-cell office:value-type="string">
            <text:p>1932-06-30 20:48:23.906250 EST-0500</text:p>
          </table:table-cell>
          <table:table-cell office:value-type="float" office:value="0">
            <text:p>0</text:p>
          </table:table-cell>
          <table:table-cell office:value-type="float" office:value="66.1690306741496">
            <text:p>66.1690306741</text:p>
          </table:table-cell>
          <table:table-cell office:value-type="float" office:value="66.1673527089731">
            <text:p>66.167352709</text:p>
          </table:table-cell>
          <table:table-cell office:value-type="string">
            <text:p><text:s/>6 ♊ 10' 08"</text:p>
          </table:table-cell>
          <table:table-cell office:value-type="string">
            <text:p><text:s/>6 ♊ 10' 02"</text:p>
          </table:table-cell>
          <table:table-cell office:value-type="float" office:value="12.1569638963648">
            <text:p>12.1569638964</text:p>
          </table:table-cell>
          <table:table-cell office:value-type="float" office:value="0.704565012189311">
            <text:p>0.7045650122</text:p>
          </table:table-cell>
          <table:table-cell office:value-type="float" office:value="43.2539644076732">
            <text:p>43.2539644077</text:p>
          </table:table-cell>
          <table:table-cell office:value-type="float" office:value="43.2522864424966">
            <text:p>43.2522864425</text:p>
          </table:table-cell>
          <table:table-cell office:value-type="string">
            <text:p>13 ♉ 15' 14"</text:p>
          </table:table-cell>
          <table:table-cell office:value-type="string">
            <text:p>13 ♉ 15' 08"</text:p>
          </table:table-cell>
          <table:table-cell office:value-type="float" office:value="12.1569323550781">
            <text:p>12.1569323551</text:p>
          </table:table-cell>
          <table:table-cell office:value-type="float" office:value="0.704533763153652">
            <text:p>0.7045337632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891.87263889">
            <text:p>2426891.87263889</text:p>
          </table:table-cell>
          <table:table-cell office:value-type="string">
            <text:p>1932-07-03 03:56:36.093750 EST-0500</text:p>
          </table:table-cell>
          <table:table-cell office:value-type="float" office:value="0">
            <text:p>0</text:p>
          </table:table-cell>
          <table:table-cell office:value-type="float" office:value="94.6377900236386">
            <text:p>94.6377900236</text:p>
          </table:table-cell>
          <table:table-cell office:value-type="float" office:value="94.6372709815552">
            <text:p>94.6372709816</text:p>
          </table:table-cell>
          <table:table-cell office:value-type="string">
            <text:p><text:s/>4 ♋ 38' 16"</text:p>
          </table:table-cell>
          <table:table-cell office:value-type="string">
            <text:p><text:s/>4 ♋ 38' 14"</text:p>
          </table:table-cell>
          <table:table-cell office:value-type="float" office:value="12.6392853926494">
            <text:p>12.6392853926</text:p>
          </table:table-cell>
          <table:table-cell office:value-type="float" office:value="-0.590736476399348">
            <text:p>-0.5907364764</text:p>
          </table:table-cell>
          <table:table-cell office:value-type="float" office:value="71.7225458840065">
            <text:p>71.722545884</text:p>
          </table:table-cell>
          <table:table-cell office:value-type="float" office:value="71.7220268419231">
            <text:p>71.7220268419</text:p>
          </table:table-cell>
          <table:table-cell office:value-type="string">
            <text:p>11 ♊ 43' 21"</text:p>
          </table:table-cell>
          <table:table-cell office:value-type="string">
            <text:p>11 ♊ 43' 19"</text:p>
          </table:table-cell>
          <table:table-cell office:value-type="float" office:value="12.6392423851412">
            <text:p>12.6392423851</text:p>
          </table:table-cell>
          <table:table-cell office:value-type="float" office:value="-0.590779432454712">
            <text:p>-0.5907794325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892.4309838">
            <text:p>2426892.4309838</text:p>
          </table:table-cell>
          <table:table-cell office:value-type="string">
            <text:p>1932-07-03 17:20:37.500000 EST-0500</text:p>
          </table:table-cell>
          <table:table-cell office:value-type="float" office:value="0">
            <text:p>0</text:p>
          </table:table-cell>
          <table:table-cell office:value-type="float" office:value="101.729027681207">
            <text:p>101.7290276812</text:p>
          </table:table-cell>
          <table:table-cell office:value-type="float" office:value="101.726165070668">
            <text:p>101.7261650707</text:p>
          </table:table-cell>
          <table:table-cell office:value-type="string">
            <text:p>11 ♋ 43' 44"</text:p>
          </table:table-cell>
          <table:table-cell office:value-type="string">
            <text:p>11 ♋ 43' 34"</text:p>
          </table:table-cell>
          <table:table-cell office:value-type="float" office:value="12.7613843577859">
            <text:p>12.7613843578</text:p>
          </table:table-cell>
          <table:table-cell office:value-type="float" office:value="0.953728575876503">
            <text:p>0.9537285759</text:p>
          </table:table-cell>
          <table:table-cell office:value-type="float" office:value="78.8137385110339">
            <text:p>78.813738511</text:p>
          </table:table-cell>
          <table:table-cell office:value-type="float" office:value="78.8108759004944">
            <text:p>78.8108759005</text:p>
          </table:table-cell>
          <table:table-cell office:value-type="string">
            <text:p>18 ♊ 48' 49"</text:p>
          </table:table-cell>
          <table:table-cell office:value-type="string">
            <text:p>18 ♊ 48' 39"</text:p>
          </table:table-cell>
          <table:table-cell office:value-type="float" office:value="12.7613426949052">
            <text:p>12.7613426949</text:p>
          </table:table-cell>
          <table:table-cell office:value-type="float" office:value="0.953687038921492">
            <text:p>0.9536870389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894.27204861">
            <text:p>2426894.27204861</text:p>
          </table:table-cell>
          <table:table-cell office:value-type="string">
            <text:p>1932-07-05 13:31:45.468750 EST-0500</text:p>
          </table:table-cell>
          <table:table-cell office:value-type="float" office:value="0">
            <text:p>0</text:p>
          </table:table-cell>
          <table:table-cell office:value-type="float" office:value="125.580585801173">
            <text:p>125.5805858012</text:p>
          </table:table-cell>
          <table:table-cell office:value-type="float" office:value="125.579775703257">
            <text:p>125.5797757033</text:p>
          </table:table-cell>
          <table:table-cell office:value-type="string">
            <text:p><text:s/>5 ♌ 34' 50"</text:p>
          </table:table-cell>
          <table:table-cell office:value-type="string">
            <text:p><text:s/>5 ♌ 34' 47"</text:p>
          </table:table-cell>
          <table:table-cell office:value-type="float" office:value="13.1422092380315">
            <text:p>13.142209238</text:p>
          </table:table-cell>
          <table:table-cell office:value-type="float" office:value="1.56320094516662">
            <text:p>1.5632009452</text:p>
          </table:table-cell>
          <table:table-cell office:value-type="float" office:value="102.665163072194">
            <text:p>102.6651630722</text:p>
          </table:table-cell>
          <table:table-cell office:value-type="float" office:value="102.664352974278">
            <text:p>102.6643529743</text:p>
          </table:table-cell>
          <table:table-cell office:value-type="string">
            <text:p>12 ♋ 39' 54"</text:p>
          </table:table-cell>
          <table:table-cell office:value-type="string">
            <text:p>12 ♋ 39' 51"</text:p>
          </table:table-cell>
          <table:table-cell office:value-type="float" office:value="13.1421845227749">
            <text:p>13.1421845228</text:p>
          </table:table-cell>
          <table:table-cell office:value-type="float" office:value="1.56317656805606">
            <text:p>1.5631765681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895.56648148">
            <text:p>2426895.56648148</text:p>
          </table:table-cell>
          <table:table-cell office:value-type="string">
            <text:p>1932-07-06 20:35:44.531250 EST-0500</text:p>
          </table:table-cell>
          <table:table-cell office:value-type="float" office:value="0">
            <text:p>0</text:p>
          </table:table-cell>
          <table:table-cell office:value-type="float" office:value="142.750947645474">
            <text:p>142.7509476455</text:p>
          </table:table-cell>
          <table:table-cell office:value-type="float" office:value="142.748320599425">
            <text:p>142.7483205994</text:p>
          </table:table-cell>
          <table:table-cell office:value-type="string">
            <text:p>22 ♌ 45' 03"</text:p>
          </table:table-cell>
          <table:table-cell office:value-type="string">
            <text:p>22 ♌ 44' 53"</text:p>
          </table:table-cell>
          <table:table-cell office:value-type="float" office:value="13.3841871414757">
            <text:p>13.3841871415</text:p>
          </table:table-cell>
          <table:table-cell office:value-type="float" office:value="0.192492887089433">
            <text:p>0.1924928871</text:p>
          </table:table-cell>
          <table:table-cell office:value-type="float" office:value="119.835456517931">
            <text:p>119.8354565179</text:p>
          </table:table-cell>
          <table:table-cell office:value-type="float" office:value="119.832829471883">
            <text:p>119.8328294719</text:p>
          </table:table-cell>
          <table:table-cell office:value-type="string">
            <text:p>29 ♋ 50' 07"</text:p>
          </table:table-cell>
          <table:table-cell office:value-type="string">
            <text:p>29 ♋ 49' 58"</text:p>
          </table:table-cell>
          <table:table-cell office:value-type="float" office:value="13.384181876064">
            <text:p>13.3841818761</text:p>
          </table:table-cell>
          <table:table-cell office:value-type="float" office:value="0.192487945645361">
            <text:p>0.192487945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906.8762963">
            <text:p>2426906.8762963</text:p>
          </table:table-cell>
          <table:table-cell office:value-type="string">
            <text:p>1932-07-18 04:01:52.500000 EST-0500</text:p>
          </table:table-cell>
          <table:table-cell office:value-type="float" office:value="0">
            <text:p>0</text:p>
          </table:table-cell>
          <table:table-cell office:value-type="float" office:value="301.885921387136">
            <text:p>301.8859213871</text:p>
          </table:table-cell>
          <table:table-cell office:value-type="float" office:value="301.884844573927">
            <text:p>301.8848445739</text:p>
          </table:table-cell>
          <table:table-cell office:value-type="string">
            <text:p><text:s/>1 ♒ 53' 09"</text:p>
          </table:table-cell>
          <table:table-cell office:value-type="string">
            <text:p><text:s/>1 ♒ 53' 05"</text:p>
          </table:table-cell>
          <table:table-cell office:value-type="float" office:value="13.7291666311664">
            <text:p>13.7291666312</text:p>
          </table:table-cell>
          <table:table-cell office:value-type="float" office:value="-0.0735039896901572">
            <text:p>-0.0735039897</text:p>
          </table:table-cell>
          <table:table-cell office:value-type="float" office:value="278.969822604657">
            <text:p>278.9698226047</text:p>
          </table:table-cell>
          <table:table-cell office:value-type="float" office:value="278.968745791448">
            <text:p>278.9687457914</text:p>
          </table:table-cell>
          <table:table-cell office:value-type="string">
            <text:p><text:s/>8 ♑ 58' 11"</text:p>
          </table:table-cell>
          <table:table-cell office:value-type="string">
            <text:p><text:s/>8 ♑ 58' 07"</text:p>
          </table:table-cell>
          <table:table-cell office:value-type="float" office:value="13.7291381290735">
            <text:p>13.7291381291</text:p>
          </table:table-cell>
          <table:table-cell office:value-type="float" office:value="-0.0735319342925632">
            <text:p>-0.0735319343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6910.38630787">
            <text:p>2426910.38630787</text:p>
          </table:table-cell>
          <table:table-cell office:value-type="string">
            <text:p>1932-07-21 16:16:17.343750 EST-0500</text:p>
          </table:table-cell>
          <table:table-cell office:value-type="float" office:value="0">
            <text:p>0</text:p>
          </table:table-cell>
          <table:table-cell office:value-type="float" office:value="145.700336008166">
            <text:p>145.7003360082</text:p>
          </table:table-cell>
          <table:table-cell office:value-type="float" office:value="145.700267480121">
            <text:p>145.7002674801</text:p>
          </table:table-cell>
          <table:table-cell office:value-type="string">
            <text:p>25 ♌ 42' 01"</text:p>
          </table:table-cell>
          <table:table-cell office:value-type="string">
            <text:p>25 ♌ 42' 00"</text:p>
          </table:table-cell>
          <table:table-cell office:value-type="float" office:value="0.891126374795675">
            <text:p>0.8911263748</text:p>
          </table:table-cell>
          <table:table-cell office:value-type="float" office:value="0.205089602464912">
            <text:p>0.2050896025</text:p>
          </table:table-cell>
          <table:table-cell office:value-type="float" office:value="122.784105406412">
            <text:p>122.7841054064</text:p>
          </table:table-cell>
          <table:table-cell office:value-type="float" office:value="122.784036878368">
            <text:p>122.7840368784</text:p>
          </table:table-cell>
          <table:table-cell table:number-columns-repeated="2" office:value-type="string">
            <text:p><text:s/>2 ♌ 47' 02"</text:p>
          </table:table-cell>
          <table:table-cell office:value-type="float" office:value="0.891147975846435">
            <text:p>0.8911479758</text:p>
          </table:table-cell>
          <table:table-cell office:value-type="float" office:value="0.2051109392076">
            <text:p>0.2051109392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913.3137963">
            <text:p>2426913.3137963</text:p>
          </table:table-cell>
          <table:table-cell office:value-type="string">
            <text:p>1932-07-24 14:31:52.500000 EST-0500</text:p>
          </table:table-cell>
          <table:table-cell office:value-type="float" office:value="0">
            <text:p>0</text:p>
          </table:table-cell>
          <table:table-cell office:value-type="float" office:value="23.3856277858603">
            <text:p>23.3856277859</text:p>
          </table:table-cell>
          <table:table-cell office:value-type="float" office:value="23.3841700772776">
            <text:p>23.3841700773</text:p>
          </table:table-cell>
          <table:table-cell office:value-type="string">
            <text:p>23 ♈ 23' 08"</text:p>
          </table:table-cell>
          <table:table-cell office:value-type="string">
            <text:p>23 ♈ 23' 03"</text:p>
          </table:table-cell>
          <table:table-cell office:value-type="float" office:value="11.8906335724112">
            <text:p>11.8906335724</text:p>
          </table:table-cell>
          <table:table-cell office:value-type="float" office:value="0.00363079378119083">
            <text:p>0.0036307938</text:p>
          </table:table-cell>
          <table:table-cell office:value-type="float" office:value="0.469348555538992">
            <text:p>0.4693485555</text:p>
          </table:table-cell>
          <table:table-cell office:value-type="float" office:value="0.467890846956333">
            <text:p>0.467890847</text:p>
          </table:table-cell>
          <table:table-cell office:value-type="string">
            <text:p><text:s/>0 ♈ 28' 09"</text:p>
          </table:table-cell>
          <table:table-cell office:value-type="string">
            <text:p><text:s/>0 ♈ 28' 04"</text:p>
          </table:table-cell>
          <table:table-cell office:value-type="float" office:value="11.8906481057698">
            <text:p>11.8906481058</text:p>
          </table:table-cell>
          <table:table-cell office:value-type="float" office:value="0.00364564820107845">
            <text:p>0.0036456482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918.52864583">
            <text:p>2426918.52864583</text:p>
          </table:table-cell>
          <table:table-cell office:value-type="string">
            <text:p>1932-07-29 19:41:15.000000 EST-0500</text:p>
          </table:table-cell>
          <table:table-cell office:value-type="float" office:value="0">
            <text:p>0</text:p>
          </table:table-cell>
          <table:table-cell office:value-type="float" office:value="86.1205651291053">
            <text:p>86.1205651291</text:p>
          </table:table-cell>
          <table:table-cell office:value-type="float" office:value="86.1201065193256">
            <text:p>86.1201065193</text:p>
          </table:table-cell>
          <table:table-cell office:value-type="string">
            <text:p>26 ♊ 07' 14"</text:p>
          </table:table-cell>
          <table:table-cell office:value-type="string">
            <text:p>26 ♊ 07' 12"</text:p>
          </table:table-cell>
          <table:table-cell office:value-type="float" office:value="12.484249556837">
            <text:p>12.4842495568</text:p>
          </table:table-cell>
          <table:table-cell office:value-type="float" office:value="0.673715661450376">
            <text:p>0.6737156615</text:p>
          </table:table-cell>
          <table:table-cell office:value-type="float" office:value="63.2040211635517">
            <text:p>63.2040211636</text:p>
          </table:table-cell>
          <table:table-cell office:value-type="float" office:value="63.203562553772">
            <text:p>63.2035625538</text:p>
          </table:table-cell>
          <table:table-cell office:value-type="string">
            <text:p><text:s/>3 ♊ 12' 14"</text:p>
          </table:table-cell>
          <table:table-cell office:value-type="string">
            <text:p><text:s/>3 ♊ 12' 12"</text:p>
          </table:table-cell>
          <table:table-cell office:value-type="float" office:value="12.4842145782731">
            <text:p>12.4842145783</text:p>
          </table:table-cell>
          <table:table-cell office:value-type="float" office:value="0.673680665237448">
            <text:p>0.6736806652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918.88337963">
            <text:p>2426918.88337963</text:p>
          </table:table-cell>
          <table:table-cell office:value-type="string">
            <text:p>1932-07-30 04:12:04.218750 EST-0500</text:p>
          </table:table-cell>
          <table:table-cell office:value-type="float" office:value="0">
            <text:p>0</text:p>
          </table:table-cell>
          <table:table-cell office:value-type="float" office:value="90.5660797993515">
            <text:p>90.5660797994</text:p>
          </table:table-cell>
          <table:table-cell office:value-type="float" office:value="90.5650576475665">
            <text:p>90.5650576476</text:p>
          </table:table-cell>
          <table:table-cell office:value-type="string">
            <text:p><text:s/>0 ♋ 33' 57"</text:p>
          </table:table-cell>
          <table:table-cell office:value-type="string">
            <text:p><text:s/>0 ♋ 33' 54"</text:p>
          </table:table-cell>
          <table:table-cell office:value-type="float" office:value="12.5802634304606">
            <text:p>12.5802634305</text:p>
          </table:table-cell>
          <table:table-cell office:value-type="float" office:value="0.332274663694338">
            <text:p>0.3322746637</text:p>
          </table:table-cell>
          <table:table-cell office:value-type="float" office:value="67.6495097077927">
            <text:p>67.6495097078</text:p>
          </table:table-cell>
          <table:table-cell office:value-type="float" office:value="67.6484875560077">
            <text:p>67.648487556</text:p>
          </table:table-cell>
          <table:table-cell office:value-type="string">
            <text:p><text:s/>7 ♊ 38' 58"</text:p>
          </table:table-cell>
          <table:table-cell office:value-type="string">
            <text:p><text:s/>7 ♊ 38' 54"</text:p>
          </table:table-cell>
          <table:table-cell office:value-type="float" office:value="12.5802277061074">
            <text:p>12.5802277061</text:p>
          </table:table-cell>
          <table:table-cell office:value-type="float" office:value="0.332238948981972">
            <text:p>0.332238949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921.90461806">
            <text:p>2426921.90461806</text:p>
          </table:table-cell>
          <table:table-cell office:value-type="string">
            <text:p>1932-08-02 04:42:39.375000 EST-0500</text:p>
          </table:table-cell>
          <table:table-cell office:value-type="float" office:value="0">
            <text:p>0</text:p>
          </table:table-cell>
          <table:table-cell office:value-type="float" office:value="129.865123848762">
            <text:p>129.8651238488</text:p>
          </table:table-cell>
          <table:table-cell office:value-type="float" office:value="129.862578251219">
            <text:p>129.8625782512</text:p>
          </table:table-cell>
          <table:table-cell office:value-type="string">
            <text:p><text:s/>9 ♌ 51' 54"</text:p>
          </table:table-cell>
          <table:table-cell office:value-type="string">
            <text:p><text:s/>9 ♌ 51' 45"</text:p>
          </table:table-cell>
          <table:table-cell office:value-type="float" office:value="13.4235440942727">
            <text:p>13.4235440943</text:p>
          </table:table-cell>
          <table:table-cell office:value-type="float" office:value="0.957572579386139">
            <text:p>0.9575725794</text:p>
          </table:table-cell>
          <table:table-cell office:value-type="float" office:value="106.948353093732">
            <text:p>106.9483530937</text:p>
          </table:table-cell>
          <table:table-cell office:value-type="float" office:value="106.945807496188">
            <text:p>106.9458074962</text:p>
          </table:table-cell>
          <table:table-cell office:value-type="string">
            <text:p>16 ♋ 56' 54"</text:p>
          </table:table-cell>
          <table:table-cell office:value-type="string">
            <text:p>16 ♋ 56' 44"</text:p>
          </table:table-cell>
          <table:table-cell office:value-type="float" office:value="13.4235313547826">
            <text:p>13.4235313548</text:p>
          </table:table-cell>
          <table:table-cell office:value-type="float" office:value="0.957560548704494">
            <text:p>0.9575605487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923.26863426">
            <text:p>2426923.26863426</text:p>
          </table:table-cell>
          <table:table-cell office:value-type="string">
            <text:p>1932-08-03 13:26:50.156250 EST-0500</text:p>
          </table:table-cell>
          <table:table-cell office:value-type="float" office:value="0">
            <text:p>0</text:p>
          </table:table-cell>
          <table:table-cell office:value-type="float" office:value="148.395556683814">
            <text:p>148.3955566838</text:p>
          </table:table-cell>
          <table:table-cell office:value-type="float" office:value="148.394827821131">
            <text:p>148.3948278211</text:p>
          </table:table-cell>
          <table:table-cell office:value-type="string">
            <text:p>28 ♌ 23' 44"</text:p>
          </table:table-cell>
          <table:table-cell office:value-type="string">
            <text:p>28 ♌ 23' 41"</text:p>
          </table:table-cell>
          <table:table-cell office:value-type="float" office:value="13.7344007407081">
            <text:p>13.7344007407</text:p>
          </table:table-cell>
          <table:table-cell office:value-type="float" office:value="0.212634702051811">
            <text:p>0.2126347021</text:p>
          </table:table-cell>
          <table:table-cell office:value-type="float" office:value="125.478732253602">
            <text:p>125.4787322536</text:p>
          </table:table-cell>
          <table:table-cell office:value-type="float" office:value="125.47800339092">
            <text:p>125.4780033909</text:p>
          </table:table-cell>
          <table:table-cell office:value-type="string">
            <text:p><text:s/>5 ♌ 28' 43"</text:p>
          </table:table-cell>
          <table:table-cell office:value-type="string">
            <text:p><text:s/>5 ♌ 28' 40"</text:p>
          </table:table-cell>
          <table:table-cell office:value-type="float" office:value="13.7344100888559">
            <text:p>13.7344100889</text:p>
          </table:table-cell>
          <table:table-cell office:value-type="float" office:value="0.212644281339182">
            <text:p>0.2126442813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923.52376157">
            <text:p>2426923.52376157</text:p>
          </table:table-cell>
          <table:table-cell office:value-type="string">
            <text:p>1932-08-03 19:34:13.125000 EST-0500</text:p>
          </table:table-cell>
          <table:table-cell office:value-type="float" office:value="0">
            <text:p>0</text:p>
          </table:table-cell>
          <table:table-cell office:value-type="float" office:value="151.905941936051">
            <text:p>151.9059419361</text:p>
          </table:table-cell>
          <table:table-cell office:value-type="float" office:value="151.90347294163">
            <text:p>151.9034729416</text:p>
          </table:table-cell>
          <table:table-cell office:value-type="string">
            <text:p><text:s/>1 ♍ 54' 21"</text:p>
          </table:table-cell>
          <table:table-cell office:value-type="string">
            <text:p><text:s/>1 ♍ 54' 12"</text:p>
          </table:table-cell>
          <table:table-cell office:value-type="float" office:value="13.7838064647372">
            <text:p>13.7838064647</text:p>
          </table:table-cell>
          <table:table-cell office:value-type="float" office:value="-0.0269784639095214">
            <text:p>-0.0269784639</text:p>
          </table:table-cell>
          <table:table-cell office:value-type="float" office:value="128.989110751738">
            <text:p>128.9891107517</text:p>
          </table:table-cell>
          <table:table-cell office:value-type="float" office:value="128.986641757317">
            <text:p>128.9866417573</text:p>
          </table:table-cell>
          <table:table-cell office:value-type="string">
            <text:p><text:s/>8 ♌ 59' 20"</text:p>
          </table:table-cell>
          <table:table-cell office:value-type="string">
            <text:p><text:s/>8 ♌ 59' 11"</text:p>
          </table:table-cell>
          <table:table-cell office:value-type="float" office:value="13.7838197381714">
            <text:p>13.7838197382</text:p>
          </table:table-cell>
          <table:table-cell office:value-type="float" office:value="-0.0269637526119081">
            <text:p>-0.0269637526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6930.06940972">
            <text:p>2426930.06940972</text:p>
          </table:table-cell>
          <table:table-cell office:value-type="string">
            <text:p>1932-08-10 08:39:57.656250 EST-0500</text:p>
          </table:table-cell>
          <table:table-cell office:value-type="float" office:value="0">
            <text:p>0</text:p>
          </table:table-cell>
          <table:table-cell office:value-type="float" office:value="149.849959599728">
            <text:p>149.8499595997</text:p>
          </table:table-cell>
          <table:table-cell office:value-type="float" office:value="149.850046065245">
            <text:p>149.8500460652</text:p>
          </table:table-cell>
          <table:table-cell office:value-type="string">
            <text:p>29 ♌ 50' 59"</text:p>
          </table:table-cell>
          <table:table-cell office:value-type="string">
            <text:p>29 ♌ 51' 00"</text:p>
          </table:table-cell>
          <table:table-cell office:value-type="float" office:value="-0.588533272601053">
            <text:p>-0.5885332726</text:p>
          </table:table-cell>
          <table:table-cell office:value-type="float" office:value="0.215196680232912">
            <text:p>0.2151966802</text:p>
          </table:table-cell>
          <table:table-cell office:value-type="float" office:value="126.932951793397">
            <text:p>126.9329517934</text:p>
          </table:table-cell>
          <table:table-cell office:value-type="float" office:value="126.933038258914">
            <text:p>126.9330382589</text:p>
          </table:table-cell>
          <table:table-cell table:number-columns-repeated="2" office:value-type="string">
            <text:p><text:s/>6 ♌ 55' 58"</text:p>
          </table:table-cell>
          <table:table-cell office:value-type="float" office:value="-0.588564232500847">
            <text:p>-0.5885642325</text:p>
          </table:table-cell>
          <table:table-cell office:value-type="float" office:value="0.215166408628301">
            <text:p>0.215166408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934.07332176">
            <text:p>2426934.07332176</text:p>
          </table:table-cell>
          <table:table-cell office:value-type="string">
            <text:p>1932-08-14 08:45:35.156250 EST-0500</text:p>
          </table:table-cell>
          <table:table-cell office:value-type="float" office:value="0">
            <text:p>0</text:p>
          </table:table-cell>
          <table:table-cell office:value-type="float" office:value="299.924294900547">
            <text:p>299.9242949005</text:p>
          </table:table-cell>
          <table:table-cell office:value-type="float" office:value="299.92309618406">
            <text:p>299.9230961841</text:p>
          </table:table-cell>
          <table:table-cell office:value-type="string">
            <text:p>29 ♑ 55' 27"</text:p>
          </table:table-cell>
          <table:table-cell office:value-type="string">
            <text:p>29 ♑ 55' 23"</text:p>
          </table:table-cell>
          <table:table-cell office:value-type="float" office:value="13.5503064849477">
            <text:p>13.5503064849</text:p>
          </table:table-cell>
          <table:table-cell office:value-type="float" office:value="-0.0660716237851191">
            <text:p>-0.0660716238</text:p>
          </table:table-cell>
          <table:table-cell office:value-type="float" office:value="277.00699232041">
            <text:p>277.0069923204</text:p>
          </table:table-cell>
          <table:table-cell office:value-type="float" office:value="277.005793603923">
            <text:p>277.0057936039</text:p>
          </table:table-cell>
          <table:table-cell office:value-type="string">
            <text:p><text:s/>7 ♑ 00' 25"</text:p>
          </table:table-cell>
          <table:table-cell office:value-type="string">
            <text:p><text:s/>7 ♑ 00' 20"</text:p>
          </table:table-cell>
          <table:table-cell office:value-type="float" office:value="13.5502867590442">
            <text:p>13.550286759</text:p>
          </table:table-cell>
          <table:table-cell office:value-type="float" office:value="-0.0660907967129837">
            <text:p>-0.0660907967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937.09064815">
            <text:p>2426937.09064815</text:p>
          </table:table-cell>
          <table:table-cell office:value-type="string">
            <text:p>1932-08-17 09:10:32.812500 EST-0500</text:p>
          </table:table-cell>
          <table:table-cell office:value-type="float" office:value="0">
            <text:p>0</text:p>
          </table:table-cell>
          <table:table-cell office:value-type="float" office:value="144.432066237617">
            <text:p>144.4320662376</text:p>
          </table:table-cell>
          <table:table-cell office:value-type="float" office:value="144.432136772683">
            <text:p>144.4321367727</text:p>
          </table:table-cell>
          <table:table-cell table:number-columns-repeated="2" office:value-type="string">
            <text:p>24 ♌ 25' 55"</text:p>
          </table:table-cell>
          <table:table-cell office:value-type="float" office:value="-0.848560689524623">
            <text:p>-0.8485606895</text:p>
          </table:table-cell>
          <table:table-cell office:value-type="float" office:value="0.96158813252838">
            <text:p>0.9615881325</text:p>
          </table:table-cell>
          <table:table-cell office:value-type="float" office:value="121.51466566935">
            <text:p>121.5146656694</text:p>
          </table:table-cell>
          <table:table-cell office:value-type="float" office:value="121.514736204416">
            <text:p>121.5147362044</text:p>
          </table:table-cell>
          <table:table-cell office:value-type="string">
            <text:p><text:s/>1 ♌ 30' 52"</text:p>
          </table:table-cell>
          <table:table-cell office:value-type="string">
            <text:p><text:s/>1 ♌ 30' 53"</text:p>
          </table:table-cell>
          <table:table-cell office:value-type="float" office:value="-0.848532863339018">
            <text:p>-0.8485328633</text:p>
          </table:table-cell>
          <table:table-cell office:value-type="float" office:value="0.961615083907881">
            <text:p>0.9616150839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940.6341088">
            <text:p>2426940.6341088</text:p>
          </table:table-cell>
          <table:table-cell office:value-type="string">
            <text:p>1932-08-20 22:13:07.500000 EST-0500</text:p>
          </table:table-cell>
          <table:table-cell office:value-type="float" office:value="0">
            <text:p>0</text:p>
          </table:table-cell>
          <table:table-cell office:value-type="float" office:value="23.185460647226">
            <text:p>23.1854606472</text:p>
          </table:table-cell>
          <table:table-cell office:value-type="float" office:value="23.1835920562021">
            <text:p>23.1835920562</text:p>
          </table:table-cell>
          <table:table-cell office:value-type="string">
            <text:p>23 ♈ 11' 07"</text:p>
          </table:table-cell>
          <table:table-cell office:value-type="string">
            <text:p>23 ♈ 11' 00"</text:p>
          </table:table-cell>
          <table:table-cell office:value-type="float" office:value="11.9617130942697">
            <text:p>11.9617130943</text:p>
          </table:table-cell>
          <table:table-cell office:value-type="float" office:value="-0.0179320904573944">
            <text:p>-0.0179320905</text:p>
          </table:table-cell>
          <table:table-cell office:value-type="float" office:value="0.268036958208759">
            <text:p>0.2680369582</text:p>
          </table:table-cell>
          <table:table-cell office:value-type="float" office:value="0.266168367184885">
            <text:p>0.2661683672</text:p>
          </table:table-cell>
          <table:table-cell office:value-type="string">
            <text:p><text:s/>0 ♈ 16' 04"</text:p>
          </table:table-cell>
          <table:table-cell office:value-type="string">
            <text:p><text:s/>0 ♈ 15' 58"</text:p>
          </table:table-cell>
          <table:table-cell office:value-type="float" office:value="11.9617381901883">
            <text:p>11.9617381902</text:p>
          </table:table-cell>
          <table:table-cell office:value-type="float" office:value="-0.0179066621770646">
            <text:p>-0.0179066622</text:p>
          </table:table-cell>
        </table:table-row>
        <table:table-row table:style-name="ro1">
          <table:table-cell office:value-type="string">
            <text:p>Sun/Jupiter</text:p>
          </table:table-cell>
          <table:table-cell office:value-type="float" office:value="2426946.3841088">
            <text:p>2426946.3841088</text:p>
          </table:table-cell>
          <table:table-cell office:value-type="string">
            <text:p>1932-08-26 16:13:07.500000 EST-0500</text:p>
          </table:table-cell>
          <table:table-cell office:value-type="float" office:value="0">
            <text:p>0</text:p>
          </table:table-cell>
          <table:table-cell office:value-type="float" office:value="153.387973776278">
            <text:p>153.3879737763</text:p>
          </table:table-cell>
          <table:table-cell office:value-type="float" office:value="153.387943913169">
            <text:p>153.3879439132</text:p>
          </table:table-cell>
          <table:table-cell table:number-columns-repeated="2" office:value-type="string">
            <text:p><text:s/>3 ♍ 23' 16"</text:p>
          </table:table-cell>
          <table:table-cell office:value-type="float" office:value="0.96593640529297">
            <text:p>0.9659364053</text:p>
          </table:table-cell>
          <table:table-cell office:value-type="float" office:value="0.21779435476861">
            <text:p>0.2177943548</text:p>
          </table:table-cell>
          <table:table-cell office:value-type="float" office:value="130.470307794583">
            <text:p>130.4703077946</text:p>
          </table:table-cell>
          <table:table-cell office:value-type="float" office:value="130.470277931474">
            <text:p>130.4702779315</text:p>
          </table:table-cell>
          <table:table-cell table:number-columns-repeated="2" office:value-type="string">
            <text:p>10 ♌ 28' 13"</text:p>
          </table:table-cell>
          <table:table-cell office:value-type="float" office:value="0.965911446600746">
            <text:p>0.9659114466</text:p>
          </table:table-cell>
          <table:table-cell office:value-type="float" office:value="0.217769322790141">
            <text:p>0.2177693228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947.39729167">
            <text:p>2426947.39729167</text:p>
          </table:table-cell>
          <table:table-cell office:value-type="string">
            <text:p>1932-08-27 16:32:06.562500 EST-0500</text:p>
          </table:table-cell>
          <table:table-cell office:value-type="float" office:value="0">
            <text:p>0</text:p>
          </table:table-cell>
          <table:table-cell office:value-type="float" office:value="105.0855750475">
            <text:p>105.0855750475</text:p>
          </table:table-cell>
          <table:table-cell office:value-type="float" office:value="105.084982391933">
            <text:p>105.0849823919</text:p>
          </table:table-cell>
          <table:table-cell office:value-type="string">
            <text:p>15 ♋ 05' 08"</text:p>
          </table:table-cell>
          <table:table-cell office:value-type="string">
            <text:p>15 ♋ 05' 05"</text:p>
          </table:table-cell>
          <table:table-cell office:value-type="float" office:value="12.8087525086215">
            <text:p>12.8087525086</text:p>
          </table:table-cell>
          <table:table-cell office:value-type="float" office:value="0.639869011278269">
            <text:p>0.6398690113</text:p>
          </table:table-cell>
          <table:table-cell office:value-type="float" office:value="82.1678457878849">
            <text:p>82.1678457879</text:p>
          </table:table-cell>
          <table:table-cell office:value-type="float" office:value="82.1672531323183">
            <text:p>82.1672531323</text:p>
          </table:table-cell>
          <table:table-cell office:value-type="string">
            <text:p>22 ♊ 10' 04"</text:p>
          </table:table-cell>
          <table:table-cell office:value-type="string">
            <text:p>22 ♊ 10' 02"</text:p>
          </table:table-cell>
          <table:table-cell office:value-type="float" office:value="12.8087297766655">
            <text:p>12.8087297767</text:p>
          </table:table-cell>
          <table:table-cell office:value-type="float" office:value="0.63984648582151">
            <text:p>0.6398464858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947.72175926">
            <text:p>2426947.72175926</text:p>
          </table:table-cell>
          <table:table-cell office:value-type="string">
            <text:p>1932-08-28 00:19:20.156250 EST-0500</text:p>
          </table:table-cell>
          <table:table-cell office:value-type="float" office:value="0">
            <text:p>0</text:p>
          </table:table-cell>
          <table:table-cell office:value-type="float" office:value="109.259687813087">
            <text:p>109.2596878131</text:p>
          </table:table-cell>
          <table:table-cell office:value-type="float" office:value="109.259127349963">
            <text:p>109.25912735</text:p>
          </table:table-cell>
          <table:table-cell office:value-type="string">
            <text:p>19 ♋ 15' 34"</text:p>
          </table:table-cell>
          <table:table-cell office:value-type="string">
            <text:p>19 ♋ 15' 32"</text:p>
          </table:table-cell>
          <table:table-cell office:value-type="float" office:value="12.9207706001371">
            <text:p>12.9207706001</text:p>
          </table:table-cell>
          <table:table-cell office:value-type="float" office:value="0.872223196764007">
            <text:p>0.8722231968</text:p>
          </table:table-cell>
          <table:table-cell office:value-type="float" office:value="86.3419391685625">
            <text:p>86.3419391686</text:p>
          </table:table-cell>
          <table:table-cell office:value-type="float" office:value="86.3413787054385">
            <text:p>86.3413787054</text:p>
          </table:table-cell>
          <table:table-cell office:value-type="string">
            <text:p>26 ♊ 20' 30"</text:p>
          </table:table-cell>
          <table:table-cell office:value-type="string">
            <text:p>26 ♊ 20' 28"</text:p>
          </table:table-cell>
          <table:table-cell office:value-type="float" office:value="12.9207498410661">
            <text:p>12.9207498411</text:p>
          </table:table-cell>
          <table:table-cell office:value-type="float" office:value="0.87220304045812">
            <text:p>0.8722030405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950.02204861">
            <text:p>2426950.02204861</text:p>
          </table:table-cell>
          <table:table-cell office:value-type="string">
            <text:p>1932-08-30 07:31:45.468750 EST-0500</text:p>
          </table:table-cell>
          <table:table-cell office:value-type="float" office:value="0">
            <text:p>0</text:p>
          </table:table-cell>
          <table:table-cell office:value-type="float" office:value="139.929026777038">
            <text:p>139.929026777</text:p>
          </table:table-cell>
          <table:table-cell office:value-type="float" office:value="139.927632490592">
            <text:p>139.9276324906</text:p>
          </table:table-cell>
          <table:table-cell office:value-type="string">
            <text:p>19 ♌ 55' 44"</text:p>
          </table:table-cell>
          <table:table-cell office:value-type="string">
            <text:p>19 ♌ 55' 39"</text:p>
          </table:table-cell>
          <table:table-cell office:value-type="float" office:value="13.7403631526379">
            <text:p>13.7403631526</text:p>
          </table:table-cell>
          <table:table-cell office:value-type="float" office:value="0.427496581007517">
            <text:p>0.427496581</text:p>
          </table:table-cell>
          <table:table-cell office:value-type="float" office:value="117.011173372859">
            <text:p>117.0111733729</text:p>
          </table:table-cell>
          <table:table-cell office:value-type="float" office:value="117.009779086413">
            <text:p>117.0097790864</text:p>
          </table:table-cell>
          <table:table-cell office:value-type="string">
            <text:p>27 ♋ 00' 40"</text:p>
          </table:table-cell>
          <table:table-cell office:value-type="string">
            <text:p>27 ♋ 00' 35"</text:p>
          </table:table-cell>
          <table:table-cell office:value-type="float" office:value="13.740371985269">
            <text:p>13.7403719853</text:p>
          </table:table-cell>
          <table:table-cell office:value-type="float" office:value="0.427506330767868">
            <text:p>0.4275063308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951.06306713">
            <text:p>2426951.06306713</text:p>
          </table:table-cell>
          <table:table-cell office:value-type="string">
            <text:p>1932-08-31 08:30:49.218750 EST-0500</text:p>
          </table:table-cell>
          <table:table-cell office:value-type="float" office:value="0">
            <text:p>0</text:p>
          </table:table-cell>
          <table:table-cell office:value-type="float" office:value="154.407454176866">
            <text:p>154.4074541769</text:p>
          </table:table-cell>
          <table:table-cell office:value-type="float" office:value="154.406661691622">
            <text:p>154.4066616916</text:p>
          </table:table-cell>
          <table:table-cell office:value-type="string">
            <text:p><text:s/>4 ♍ 24' 26"</text:p>
          </table:table-cell>
          <table:table-cell office:value-type="string">
            <text:p><text:s/>4 ♍ 24' 23"</text:p>
          </table:table-cell>
          <table:table-cell office:value-type="float" office:value="14.0660362099292">
            <text:p>14.0660362099</text:p>
          </table:table-cell>
          <table:table-cell office:value-type="float" office:value="0.217557649778381">
            <text:p>0.2175576498</text:p>
          </table:table-cell>
          <table:table-cell office:value-type="float" office:value="131.489579576845">
            <text:p>131.4895795768</text:p>
          </table:table-cell>
          <table:table-cell office:value-type="float" office:value="131.488787091602">
            <text:p>131.4887870916</text:p>
          </table:table-cell>
          <table:table-cell office:value-type="string">
            <text:p>11 ♌ 29' 22"</text:p>
          </table:table-cell>
          <table:table-cell office:value-type="string">
            <text:p>11 ♌ 29' 19"</text:p>
          </table:table-cell>
          <table:table-cell office:value-type="float" office:value="14.0660618308437">
            <text:p>14.0660618308</text:p>
          </table:table-cell>
          <table:table-cell office:value-type="float" office:value="0.217583338471447">
            <text:p>0.2175833385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951.33015046">
            <text:p>2426951.33015046</text:p>
          </table:table-cell>
          <table:table-cell office:value-type="string">
            <text:p>1932-08-31 14:55:25.781250 EST-0500</text:p>
          </table:table-cell>
          <table:table-cell office:value-type="float" office:value="0">
            <text:p>0</text:p>
          </table:table-cell>
          <table:table-cell office:value-type="float" office:value="158.174143783401">
            <text:p>158.1741437834</text:p>
          </table:table-cell>
          <table:table-cell office:value-type="float" office:value="158.171470492671">
            <text:p>158.1714704927</text:p>
          </table:table-cell>
          <table:table-cell office:value-type="string">
            <text:p><text:s/>8 ♍ 10' 26"</text:p>
          </table:table-cell>
          <table:table-cell office:value-type="string">
            <text:p><text:s/>8 ♍ 10' 17"</text:p>
          </table:table-cell>
          <table:table-cell office:value-type="float" office:value="14.1392471278171">
            <text:p>14.1392471278</text:p>
          </table:table-cell>
          <table:table-cell office:value-type="float" office:value="0.96829084945845">
            <text:p>0.9682908495</text:p>
          </table:table-cell>
          <table:table-cell office:value-type="float" office:value="135.256266386374">
            <text:p>135.2562663864</text:p>
          </table:table-cell>
          <table:table-cell office:value-type="float" office:value="135.253593095644">
            <text:p>135.2535930956</text:p>
          </table:table-cell>
          <table:table-cell office:value-type="string">
            <text:p>15 ♌ 15' 22"</text:p>
          </table:table-cell>
          <table:table-cell office:value-type="string">
            <text:p>15 ♌ 15' 12"</text:p>
          </table:table-cell>
          <table:table-cell office:value-type="float" office:value="14.139276481517">
            <text:p>14.1392764815</text:p>
          </table:table-cell>
          <table:table-cell office:value-type="float" office:value="0.968320394912292">
            <text:p>0.9683203949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961.2325">
            <text:p>2426961.2325</text:p>
          </table:table-cell>
          <table:table-cell office:value-type="string">
            <text:p>1932-09-10 12:34:48.281250 EST-0500</text:p>
          </table:table-cell>
          <table:table-cell office:value-type="float" office:value="0">
            <text:p>0</text:p>
          </table:table-cell>
          <table:table-cell office:value-type="float" office:value="298.510495970931">
            <text:p>298.5104959709</text:p>
          </table:table-cell>
          <table:table-cell office:value-type="float" office:value="298.507569411302">
            <text:p>298.5075694113</text:p>
          </table:table-cell>
          <table:table-cell office:value-type="string">
            <text:p>28 ♑ 30' 37"</text:p>
          </table:table-cell>
          <table:table-cell office:value-type="string">
            <text:p>28 ♑ 30' 27"</text:p>
          </table:table-cell>
          <table:table-cell office:value-type="float" office:value="13.3272962401772">
            <text:p>13.3272962402</text:p>
          </table:table-cell>
          <table:table-cell office:value-type="float" office:value="-0.0348719453884691">
            <text:p>-0.0348719454</text:p>
          </table:table-cell>
          <table:table-cell office:value-type="float" office:value="275.592253613563">
            <text:p>275.5922536136</text:p>
          </table:table-cell>
          <table:table-cell office:value-type="float" office:value="275.589327053934">
            <text:p>275.5893270539</text:p>
          </table:table-cell>
          <table:table-cell office:value-type="string">
            <text:p><text:s/>5 ♑ 35' 32"</text:p>
          </table:table-cell>
          <table:table-cell office:value-type="string">
            <text:p><text:s/>5 ♑ 35' 21"</text:p>
          </table:table-cell>
          <table:table-cell office:value-type="float" office:value="13.3272844579231">
            <text:p>13.3272844579</text:p>
          </table:table-cell>
          <table:table-cell office:value-type="float" office:value="-0.0348832873514592">
            <text:p>-0.0348832874</text:p>
          </table:table-cell>
        </table:table-row>
        <table:table-row table:style-name="ro1">
          <table:table-cell office:value-type="string">
            <text:p>Mercury/Jupiter</text:p>
          </table:table-cell>
          <table:table-cell office:value-type="float" office:value="2426964.16951389">
            <text:p>2426964.16951389</text:p>
          </table:table-cell>
          <table:table-cell office:value-type="string">
            <text:p>1932-09-13 11:04:06.093750 EST-0500</text:p>
          </table:table-cell>
          <table:table-cell office:value-type="float" office:value="0">
            <text:p>0</text:p>
          </table:table-cell>
          <table:table-cell office:value-type="float" office:value="157.242201016029">
            <text:p>157.242201016</text:p>
          </table:table-cell>
          <table:table-cell office:value-type="float" office:value="157.242018050579">
            <text:p>157.2420180506</text:p>
          </table:table-cell>
          <table:table-cell table:number-columns-repeated="2" office:value-type="string">
            <text:p><text:s/>7 ♍ 14' 31"</text:p>
          </table:table-cell>
          <table:table-cell office:value-type="float" office:value="1.76165988989716">
            <text:p>1.7616598899</text:p>
          </table:table-cell>
          <table:table-cell office:value-type="float" office:value="0.214482041505029">
            <text:p>0.2144820415</text:p>
          </table:table-cell>
          <table:table-cell office:value-type="float" office:value="134.323880804693">
            <text:p>134.3238808047</text:p>
          </table:table-cell>
          <table:table-cell office:value-type="float" office:value="134.323697839243">
            <text:p>134.3236978392</text:p>
          </table:table-cell>
          <table:table-cell table:number-columns-repeated="2" office:value-type="string">
            <text:p>14 ♌ 19' 25"</text:p>
          </table:table-cell>
          <table:table-cell office:value-type="float" office:value="1.76169181624103">
            <text:p>1.7616918162</text:p>
          </table:table-cell>
          <table:table-cell office:value-type="float" office:value="0.21451410174385">
            <text:p>0.2145141017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967.89265046">
            <text:p>2426967.89265046</text:p>
          </table:table-cell>
          <table:table-cell office:value-type="string">
            <text:p>1932-09-17 04:25:25.781250 EST-0500</text:p>
          </table:table-cell>
          <table:table-cell office:value-type="float" office:value="0">
            <text:p>0</text:p>
          </table:table-cell>
          <table:table-cell office:value-type="float" office:value="22.4539646373685">
            <text:p>22.4539646374</text:p>
          </table:table-cell>
          <table:table-cell office:value-type="float" office:value="22.452947543825">
            <text:p>22.4529475438</text:p>
          </table:table-cell>
          <table:table-cell office:value-type="string">
            <text:p>22 ♈ 27' 14"</text:p>
          </table:table-cell>
          <table:table-cell office:value-type="string">
            <text:p>22 ♈ 27' 10"</text:p>
          </table:table-cell>
          <table:table-cell office:value-type="float" office:value="12.0017351869476">
            <text:p>12.0017351869</text:p>
          </table:table-cell>
          <table:table-cell office:value-type="float" office:value="-0.0343841404437291">
            <text:p>-0.0343841404</text:p>
          </table:table-cell>
          <table:table-cell office:value-type="float" office:value="359.53564552741">
            <text:p>359.5356455274</text:p>
          </table:table-cell>
          <table:table-cell office:value-type="float" office:value="359.534628433867">
            <text:p>359.5346284339</text:p>
          </table:table-cell>
          <table:table-cell office:value-type="string">
            <text:p>29 ♓ 32' 08"</text:p>
          </table:table-cell>
          <table:table-cell office:value-type="string">
            <text:p>29 ♓ 32' 04"</text:p>
          </table:table-cell>
          <table:table-cell office:value-type="float" office:value="12.0017672705335">
            <text:p>12.0017672705</text:p>
          </table:table-cell>
          <table:table-cell office:value-type="float" office:value="-0.0343515204379206">
            <text:p>-0.0343515204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6976.16364583">
            <text:p>2426976.16364583</text:p>
          </table:table-cell>
          <table:table-cell office:value-type="string">
            <text:p>1932-09-25 10:55:39.843750 EST-0500</text:p>
          </table:table-cell>
          <table:table-cell office:value-type="float" office:value="0">
            <text:p>0</text:p>
          </table:table-cell>
          <table:table-cell office:value-type="float" office:value="122.927537832523">
            <text:p>122.9275378325</text:p>
          </table:table-cell>
          <table:table-cell office:value-type="float" office:value="122.927299287834">
            <text:p>122.9272992878</text:p>
          </table:table-cell>
          <table:table-cell office:value-type="string">
            <text:p><text:s/>2 ♌ 55' 39"</text:p>
          </table:table-cell>
          <table:table-cell office:value-type="string">
            <text:p><text:s/>2 ♌ 55' 38"</text:p>
          </table:table-cell>
          <table:table-cell office:value-type="float" office:value="13.0626256068032">
            <text:p>13.0626256068</text:p>
          </table:table-cell>
          <table:table-cell office:value-type="float" office:value="0.599465510933334">
            <text:p>0.5994655109</text:p>
          </table:table-cell>
          <table:table-cell office:value-type="float" office:value="100.008882928451">
            <text:p>100.0088829285</text:p>
          </table:table-cell>
          <table:table-cell office:value-type="float" office:value="100.008644383762">
            <text:p>100.0086443838</text:p>
          </table:table-cell>
          <table:table-cell table:number-columns-repeated="2" office:value-type="string">
            <text:p>10 ♋ 00' 31"</text:p>
          </table:table-cell>
          <table:table-cell office:value-type="float" office:value="13.0626204574443">
            <text:p>13.0626204574</text:p>
          </table:table-cell>
          <table:table-cell office:value-type="float" office:value="0.599460685183004">
            <text:p>0.5994606852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6977.33918981">
            <text:p>2426977.33918981</text:p>
          </table:table-cell>
          <table:table-cell office:value-type="string">
            <text:p>1932-09-26 15:08:26.250000 EST-0500</text:p>
          </table:table-cell>
          <table:table-cell office:value-type="float" office:value="0">
            <text:p>0</text:p>
          </table:table-cell>
          <table:table-cell office:value-type="float" office:value="138.569691233086">
            <text:p>138.5696912331</text:p>
          </table:table-cell>
          <table:table-cell office:value-type="float" office:value="138.567759865247">
            <text:p>138.5677598652</text:p>
          </table:table-cell>
          <table:table-cell office:value-type="string">
            <text:p>18 ♌ 34' 10"</text:p>
          </table:table-cell>
          <table:table-cell office:value-type="string">
            <text:p>18 ♌ 34' 03"</text:p>
          </table:table-cell>
          <table:table-cell office:value-type="float" office:value="13.5562187166334">
            <text:p>13.5562187166</text:p>
          </table:table-cell>
          <table:table-cell office:value-type="float" office:value="1.07853579595807">
            <text:p>1.078535796</text:p>
          </table:table-cell>
          <table:table-cell office:value-type="float" office:value="115.650995102832">
            <text:p>115.6509951028</text:p>
          </table:table-cell>
          <table:table-cell office:value-type="float" office:value="115.649063734993">
            <text:p>115.649063735</text:p>
          </table:table-cell>
          <table:table-cell office:value-type="string">
            <text:p>25 ♋ 39' 03"</text:p>
          </table:table-cell>
          <table:table-cell office:value-type="string">
            <text:p>25 ♋ 38' 56"</text:p>
          </table:table-cell>
          <table:table-cell office:value-type="float" office:value="13.5562299617641">
            <text:p>13.5562299618</text:p>
          </table:table-cell>
          <table:table-cell office:value-type="float" office:value="1.07854767604016">
            <text:p>1.078547676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6978.90730324">
            <text:p>2426978.90730324</text:p>
          </table:table-cell>
          <table:table-cell office:value-type="string">
            <text:p>1932-09-28 04:46:31.406250 EST-0500</text:p>
          </table:table-cell>
          <table:table-cell office:value-type="float" office:value="0">
            <text:p>0</text:p>
          </table:table-cell>
          <table:table-cell office:value-type="float" office:value="160.354523027917">
            <text:p>160.3545230279</text:p>
          </table:table-cell>
          <table:table-cell office:value-type="float" office:value="160.353971082637">
            <text:p>160.3539710826</text:p>
          </table:table-cell>
          <table:table-cell office:value-type="string">
            <text:p>10 ♍ 21' 16"</text:p>
          </table:table-cell>
          <table:table-cell office:value-type="string">
            <text:p>10 ♍ 21' 14"</text:p>
          </table:table-cell>
          <table:table-cell office:value-type="float" office:value="14.2193980735639">
            <text:p>14.2193980736</text:p>
          </table:table-cell>
          <table:table-cell office:value-type="float" office:value="0.2070021805499">
            <text:p>0.2070021805</text:p>
          </table:table-cell>
          <table:table-cell office:value-type="float" office:value="137.435803948571">
            <text:p>137.4358039486</text:p>
          </table:table-cell>
          <table:table-cell office:value-type="float" office:value="137.435252003291">
            <text:p>137.4352520033</text:p>
          </table:table-cell>
          <table:table-cell office:value-type="string">
            <text:p>17 ♌ 26' 08"</text:p>
          </table:table-cell>
          <table:table-cell office:value-type="string">
            <text:p>17 ♌ 26' 06"</text:p>
          </table:table-cell>
          <table:table-cell office:value-type="float" office:value="14.2194324845475">
            <text:p>14.2194324845</text:p>
          </table:table-cell>
          <table:table-cell office:value-type="float" office:value="0.207036545620712">
            <text:p>0.2070365456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6979.88435185">
            <text:p>2426979.88435185</text:p>
          </table:table-cell>
          <table:table-cell office:value-type="string">
            <text:p>1932-09-29 04:13:28.593750 EST-0500</text:p>
          </table:table-cell>
          <table:table-cell office:value-type="float" office:value="0">
            <text:p>0</text:p>
          </table:table-cell>
          <table:table-cell office:value-type="float" office:value="186.014708447486">
            <text:p>186.0147084475</text:p>
          </table:table-cell>
          <table:table-cell office:value-type="float" office:value="186.014701115731">
            <text:p>186.0147011157</text:p>
          </table:table-cell>
          <table:table-cell table:number-columns-repeated="2" office:value-type="string">
            <text:p><text:s/>6 ♎ 00' 52"</text:p>
          </table:table-cell>
          <table:table-cell office:value-type="float" office:value="1.77859417761894">
            <text:p>1.7785941776</text:p>
          </table:table-cell>
          <table:table-cell office:value-type="float" office:value="0.983157213257355">
            <text:p>0.9831572133</text:p>
          </table:table-cell>
          <table:table-cell office:value-type="float" office:value="163.095990149423">
            <text:p>163.0959901494</text:p>
          </table:table-cell>
          <table:table-cell office:value-type="float" office:value="163.095982817668">
            <text:p>163.0959828177</text:p>
          </table:table-cell>
          <table:table-cell table:number-columns-repeated="2" office:value-type="string">
            <text:p>13 ♍ 05' 45"</text:p>
          </table:table-cell>
          <table:table-cell office:value-type="float" office:value="1.77863638299078">
            <text:p>1.778636383</text:p>
          </table:table-cell>
          <table:table-cell office:value-type="float" office:value="0.983199444115213">
            <text:p>0.9831994441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6980.72957176">
            <text:p>2426980.72957176</text:p>
          </table:table-cell>
          <table:table-cell office:value-type="string">
            <text:p>1932-09-30 00:30:35.156250 EST-0500</text:p>
          </table:table-cell>
          <table:table-cell office:value-type="float" office:value="0">
            <text:p>0</text:p>
          </table:table-cell>
          <table:table-cell office:value-type="float" office:value="186.849050579803">
            <text:p>186.8490505798</text:p>
          </table:table-cell>
          <table:table-cell office:value-type="float" office:value="186.845890545962">
            <text:p>186.845890546</text:p>
          </table:table-cell>
          <table:table-cell office:value-type="string">
            <text:p><text:s/>6 ♎ 50' 56"</text:p>
          </table:table-cell>
          <table:table-cell office:value-type="string">
            <text:p><text:s/>6 ♎ 50' 45"</text:p>
          </table:table-cell>
          <table:table-cell office:value-type="float" office:value="14.8071751254167">
            <text:p>14.8071751254</text:p>
          </table:table-cell>
          <table:table-cell office:value-type="float" office:value="0.983642040917793">
            <text:p>0.9836420409</text:p>
          </table:table-cell>
          <table:table-cell office:value-type="float" office:value="163.930335856472">
            <text:p>163.9303358565</text:p>
          </table:table-cell>
          <table:table-cell office:value-type="float" office:value="163.927175822631">
            <text:p>163.9271758226</text:p>
          </table:table-cell>
          <table:table-cell office:value-type="string">
            <text:p>13 ♍ 55' 49"</text:p>
          </table:table-cell>
          <table:table-cell office:value-type="string">
            <text:p>13 ♍ 55' 37"</text:p>
          </table:table-cell>
          <table:table-cell office:value-type="float" office:value="14.8072163172385">
            <text:p>14.8072163172</text:p>
          </table:table-cell>
          <table:table-cell office:value-type="float" office:value="0.98368344412285">
            <text:p>0.9836834441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6980.78059028">
            <text:p>2426980.78059028</text:p>
          </table:table-cell>
          <table:table-cell office:value-type="string">
            <text:p>1932-09-30 01:44:03.750000 EST-0500</text:p>
          </table:table-cell>
          <table:table-cell office:value-type="float" office:value="0">
            <text:p>0</text:p>
          </table:table-cell>
          <table:table-cell office:value-type="float" office:value="187.604782397074">
            <text:p>187.6047823971</text:p>
          </table:table-cell>
          <table:table-cell office:value-type="float" office:value="187.603237803126">
            <text:p>187.6032378031</text:p>
          </table:table-cell>
          <table:table-cell office:value-type="string">
            <text:p><text:s/>7 ♎ 36' 17"</text:p>
          </table:table-cell>
          <table:table-cell office:value-type="string">
            <text:p><text:s/>7 ♎ 36' 11"</text:p>
          </table:table-cell>
          <table:table-cell office:value-type="float" office:value="14.8185542214634">
            <text:p>14.8185542215</text:p>
          </table:table-cell>
          <table:table-cell office:value-type="float" office:value="1.76625630788781">
            <text:p>1.7662563079</text:p>
          </table:table-cell>
          <table:table-cell office:value-type="float" office:value="164.686067827906">
            <text:p>164.6860678279</text:p>
          </table:table-cell>
          <table:table-cell office:value-type="float" office:value="164.684523233959">
            <text:p>164.684523234</text:p>
          </table:table-cell>
          <table:table-cell office:value-type="string">
            <text:p>14 ♍ 41' 09"</text:p>
          </table:table-cell>
          <table:table-cell office:value-type="string">
            <text:p>14 ♍ 41' 04"</text:p>
          </table:table-cell>
          <table:table-cell office:value-type="float" office:value="14.8185950901428">
            <text:p>14.8185950901</text:p>
          </table:table-cell>
          <table:table-cell office:value-type="float" office:value="1.76629756855384">
            <text:p>1.7662975686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6988.43195602">
            <text:p>2426988.43195602</text:p>
          </table:table-cell>
          <table:table-cell office:value-type="string">
            <text:p>1932-10-07 17:22:01.875000 EST-0500</text:p>
          </table:table-cell>
          <table:table-cell office:value-type="float" office:value="0">
            <text:p>0</text:p>
          </table:table-cell>
          <table:table-cell office:value-type="float" office:value="298.139645828714">
            <text:p>298.1396458287</text:p>
          </table:table-cell>
          <table:table-cell office:value-type="float" office:value="298.138593305021">
            <text:p>298.138593305</text:p>
          </table:table-cell>
          <table:table-cell office:value-type="string">
            <text:p>28 ♑ 08' 22"</text:p>
          </table:table-cell>
          <table:table-cell office:value-type="string">
            <text:p>28 ♑ 08' 18"</text:p>
          </table:table-cell>
          <table:table-cell office:value-type="float" office:value="13.3157469176727">
            <text:p>13.3157469177</text:p>
          </table:table-cell>
          <table:table-cell office:value-type="float" office:value="0.00883342039122358">
            <text:p>0.0088334204</text:p>
          </table:table-cell>
          <table:table-cell office:value-type="float" office:value="275.220573330092">
            <text:p>275.2205733301</text:p>
          </table:table-cell>
          <table:table-cell office:value-type="float" office:value="275.219520806399">
            <text:p>275.2195208064</text:p>
          </table:table-cell>
          <table:table-cell office:value-type="string">
            <text:p><text:s/>5 ♑ 13' 14"</text:p>
          </table:table-cell>
          <table:table-cell office:value-type="string">
            <text:p><text:s/>5 ♑ 13' 10"</text:p>
          </table:table-cell>
          <table:table-cell office:value-type="float" office:value="13.3157344362821">
            <text:p>13.3157344363</text:p>
          </table:table-cell>
          <table:table-cell office:value-type="float" office:value="0.00882122870352663">
            <text:p>0.0088212287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6995.08918981">
            <text:p>2426995.08918981</text:p>
          </table:table-cell>
          <table:table-cell office:value-type="string">
            <text:p>1932-10-14 09:08:26.250000 EST-0500</text:p>
          </table:table-cell>
          <table:table-cell office:value-type="float" office:value="0">
            <text:p>0</text:p>
          </table:table-cell>
          <table:table-cell office:value-type="float" office:value="21.4060462892568">
            <text:p>21.4060462893</text:p>
          </table:table-cell>
          <table:table-cell office:value-type="float" office:value="21.4044096655539">
            <text:p>21.4044096656</text:p>
          </table:table-cell>
          <table:table-cell office:value-type="string">
            <text:p>21 ♈ 24' 21"</text:p>
          </table:table-cell>
          <table:table-cell office:value-type="string">
            <text:p>21 ♈ 24' 15"</text:p>
          </table:table-cell>
          <table:table-cell office:value-type="float" office:value="11.9829341141623">
            <text:p>11.9829341142</text:p>
          </table:table-cell>
          <table:table-cell office:value-type="float" office:value="-0.0407313876813773">
            <text:p>-0.0407313877</text:p>
          </table:table-cell>
          <table:table-cell office:value-type="float" office:value="358.486884492673">
            <text:p>358.4868844927</text:p>
          </table:table-cell>
          <table:table-cell office:value-type="float" office:value="358.485247868971">
            <text:p>358.485247869</text:p>
          </table:table-cell>
          <table:table-cell office:value-type="string">
            <text:p>28 ♓ 29' 12"</text:p>
          </table:table-cell>
          <table:table-cell office:value-type="string">
            <text:p>28 ♓ 29' 06"</text:p>
          </table:table-cell>
          <table:table-cell office:value-type="float" office:value="11.9829636598032">
            <text:p>11.9829636598</text:p>
          </table:table-cell>
          <table:table-cell office:value-type="float" office:value="-0.0407010637194458">
            <text:p>-0.0407010637</text:p>
          </table:table-cell>
        </table:table-row>
        <table:table-row table:style-name="ro1">
          <table:table-cell office:value-type="string">
            <text:p>Venus/Jupiter</text:p>
          </table:table-cell>
          <table:table-cell office:value-type="float" office:value="2427000.5808912">
            <text:p>2427000.5808912</text:p>
          </table:table-cell>
          <table:table-cell office:value-type="string">
            <text:p>1932-10-19 20:56:29.062500 EST-0500</text:p>
          </table:table-cell>
          <table:table-cell office:value-type="float" office:value="0">
            <text:p>0</text:p>
          </table:table-cell>
          <table:table-cell office:value-type="float" office:value="164.640129115848">
            <text:p>164.6401291158</text:p>
          </table:table-cell>
          <table:table-cell office:value-type="float" office:value="164.639897649191">
            <text:p>164.6398976492</text:p>
          </table:table-cell>
          <table:table-cell office:value-type="string">
            <text:p>14 ♍ 38' 24"</text:p>
          </table:table-cell>
          <table:table-cell office:value-type="string">
            <text:p>14 ♍ 38' 23"</text:p>
          </table:table-cell>
          <table:table-cell office:value-type="float" office:value="1.15858882289512">
            <text:p>1.1585888229</text:p>
          </table:table-cell>
          <table:table-cell office:value-type="float" office:value="0.186692343057052">
            <text:p>0.1866923431</text:p>
          </table:table-cell>
          <table:table-cell office:value-type="float" office:value="141.720763607283">
            <text:p>141.7207636073</text:p>
          </table:table-cell>
          <table:table-cell office:value-type="float" office:value="141.720532140627">
            <text:p>141.7205321406</text:p>
          </table:table-cell>
          <table:table-cell office:value-type="string">
            <text:p>21 ♌ 43' 14"</text:p>
          </table:table-cell>
          <table:table-cell office:value-type="string">
            <text:p>21 ♌ 43' 13"</text:p>
          </table:table-cell>
          <table:table-cell office:value-type="float" office:value="1.15856713955289">
            <text:p>1.1585671396</text:p>
          </table:table-cell>
          <table:table-cell office:value-type="float" office:value="0.186670671047779">
            <text:p>0.186670671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7004.78888889">
            <text:p>2427004.78888889</text:p>
          </table:table-cell>
          <table:table-cell office:value-type="string">
            <text:p>1932-10-24 01:56:00.937500 EST-0500</text:p>
          </table:table-cell>
          <table:table-cell office:value-type="float" office:value="0">
            <text:p>0</text:p>
          </table:table-cell>
          <table:table-cell office:value-type="float" office:value="139.346134025035">
            <text:p>139.346134025</text:p>
          </table:table-cell>
          <table:table-cell office:value-type="float" office:value="139.344791235248">
            <text:p>139.3447912352</text:p>
          </table:table-cell>
          <table:table-cell office:value-type="string">
            <text:p>19 ♌ 20' 46"</text:p>
          </table:table-cell>
          <table:table-cell office:value-type="string">
            <text:p>19 ♌ 20' 41"</text:p>
          </table:table-cell>
          <table:table-cell office:value-type="float" office:value="13.201284388087">
            <text:p>13.2012843881</text:p>
          </table:table-cell>
          <table:table-cell office:value-type="float" office:value="0.544602062964436">
            <text:p>0.544602063</text:p>
          </table:table-cell>
          <table:table-cell office:value-type="float" office:value="116.426551048521">
            <text:p>116.4265510485</text:p>
          </table:table-cell>
          <table:table-cell office:value-type="float" office:value="116.425208258734">
            <text:p>116.4252082587</text:p>
          </table:table-cell>
          <table:table-cell office:value-type="string">
            <text:p>26 ♋ 25' 35"</text:p>
          </table:table-cell>
          <table:table-cell office:value-type="string">
            <text:p>26 ♋ 25' 30"</text:p>
          </table:table-cell>
          <table:table-cell office:value-type="float" office:value="13.2012911992431">
            <text:p>13.2012911992</text:p>
          </table:table-cell>
          <table:table-cell office:value-type="float" office:value="0.544608981949575">
            <text:p>0.5446089819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7006.72565972">
            <text:p>2427006.72565972</text:p>
          </table:table-cell>
          <table:table-cell office:value-type="string">
            <text:p>1932-10-26 00:24:57.656250 EST-0500</text:p>
          </table:table-cell>
          <table:table-cell office:value-type="float" office:value="0">
            <text:p>0</text:p>
          </table:table-cell>
          <table:table-cell office:value-type="float" office:value="165.766035707692">
            <text:p>165.7660357077</text:p>
          </table:table-cell>
          <table:table-cell office:value-type="float" office:value="165.763311375803">
            <text:p>165.7633113758</text:p>
          </table:table-cell>
          <table:table-cell office:value-type="string">
            <text:p>15 ♍ 45' 57"</text:p>
          </table:table-cell>
          <table:table-cell office:value-type="string">
            <text:p>15 ♍ 45' 47"</text:p>
          </table:table-cell>
          <table:table-cell office:value-type="float" office:value="14.0969876839891">
            <text:p>14.096987684</text:p>
          </table:table-cell>
          <table:table-cell office:value-type="float" office:value="0.178758472381544">
            <text:p>0.1787584724</text:p>
          </table:table-cell>
          <table:table-cell office:value-type="float" office:value="142.846417532873">
            <text:p>142.8464175329</text:p>
          </table:table-cell>
          <table:table-cell office:value-type="float" office:value="142.843693200985">
            <text:p>142.843693201</text:p>
          </table:table-cell>
          <table:table-cell office:value-type="string">
            <text:p>22 ♌ 50' 47"</text:p>
          </table:table-cell>
          <table:table-cell office:value-type="string">
            <text:p>22 ♌ 50' 37"</text:p>
          </table:table-cell>
          <table:table-cell office:value-type="float" office:value="14.0970188904227">
            <text:p>14.0970188904</text:p>
          </table:table-cell>
          <table:table-cell office:value-type="float" office:value="0.178789648061205">
            <text:p>0.1787896481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7007.18928241">
            <text:p>2427007.18928241</text:p>
          </table:table-cell>
          <table:table-cell office:value-type="string">
            <text:p>1932-10-26 11:32:34.687500 EST-0500</text:p>
          </table:table-cell>
          <table:table-cell office:value-type="float" office:value="0">
            <text:p>0</text:p>
          </table:table-cell>
          <table:table-cell office:value-type="float" office:value="172.352409124938">
            <text:p>172.3524091249</text:p>
          </table:table-cell>
          <table:table-cell office:value-type="float" office:value="172.351995761793">
            <text:p>172.3519957618</text:p>
          </table:table-cell>
          <table:table-cell office:value-type="string">
            <text:p>22 ♍ 21' 08"</text:p>
          </table:table-cell>
          <table:table-cell office:value-type="string">
            <text:p>22 ♍ 21' 07"</text:p>
          </table:table-cell>
          <table:table-cell office:value-type="float" office:value="14.3146930981476">
            <text:p>14.3146930981</text:p>
          </table:table-cell>
          <table:table-cell office:value-type="float" office:value="1.17488181880997">
            <text:p>1.1748818188</text:p>
          </table:table-cell>
          <table:table-cell office:value-type="float" office:value="149.432788454">
            <text:p>149.432788454</text:p>
          </table:table-cell>
          <table:table-cell office:value-type="float" office:value="149.432375090856">
            <text:p>149.4323750909</text:p>
          </table:table-cell>
          <table:table-cell office:value-type="string">
            <text:p>29 ♌ 25' 58"</text:p>
          </table:table-cell>
          <table:table-cell office:value-type="string">
            <text:p>29 ♌ 25' 56"</text:p>
          </table:table-cell>
          <table:table-cell office:value-type="float" office:value="14.3147272787631">
            <text:p>14.3147272788</text:p>
          </table:table-cell>
          <table:table-cell office:value-type="float" office:value="1.17491605320971">
            <text:p>1.1749160532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7010.12263889">
            <text:p>2427010.12263889</text:p>
          </table:table-cell>
          <table:table-cell office:value-type="string">
            <text:p>1932-10-29 09:56:36.093750 EST-0500</text:p>
          </table:table-cell>
          <table:table-cell office:value-type="float" office:value="0">
            <text:p>0</text:p>
          </table:table-cell>
          <table:table-cell office:value-type="float" office:value="215.990945363307">
            <text:p>215.9909453633</text:p>
          </table:table-cell>
          <table:table-cell office:value-type="float" office:value="215.990792748544">
            <text:p>215.9907927485</text:p>
          </table:table-cell>
          <table:table-cell office:value-type="string">
            <text:p><text:s/>5 ♏ 59' 27"</text:p>
          </table:table-cell>
          <table:table-cell office:value-type="string">
            <text:p><text:s/>5 ♏ 59' 26"</text:p>
          </table:table-cell>
          <table:table-cell office:value-type="float" office:value="15.2648365207827">
            <text:p>15.2648365208</text:p>
          </table:table-cell>
          <table:table-cell office:value-type="float" office:value="1.00008935565132">
            <text:p>1.0000893557</text:p>
          </table:table-cell>
          <table:table-cell office:value-type="float" office:value="193.071288918048">
            <text:p>193.071288918</text:p>
          </table:table-cell>
          <table:table-cell office:value-type="float" office:value="193.071136303286">
            <text:p>193.0711363033</text:p>
          </table:table-cell>
          <table:table-cell table:number-columns-repeated="2" office:value-type="string">
            <text:p>13 ♎ 04' 16"</text:p>
          </table:table-cell>
          <table:table-cell office:value-type="float" office:value="15.2648390589347">
            <text:p>15.2648390589</text:p>
          </table:table-cell>
          <table:table-cell office:value-type="float" office:value="1.0000932343589">
            <text:p>1.0000932344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7011.42829861">
            <text:p>2427011.42829861</text:p>
          </table:table-cell>
          <table:table-cell office:value-type="string">
            <text:p>1932-10-30 17:16:45.468750 EST-0500</text:p>
          </table:table-cell>
          <table:table-cell office:value-type="float" office:value="0">
            <text:p>0</text:p>
          </table:table-cell>
          <table:table-cell office:value-type="float" office:value="235.947295755775">
            <text:p>235.9472957558</text:p>
          </table:table-cell>
          <table:table-cell office:value-type="float" office:value="235.946121362113">
            <text:p>235.9461213621</text:p>
          </table:table-cell>
          <table:table-cell office:value-type="string">
            <text:p>25 ♏ 56' 50"</text:p>
          </table:table-cell>
          <table:table-cell office:value-type="string">
            <text:p>25 ♏ 56' 46"</text:p>
          </table:table-cell>
          <table:table-cell office:value-type="float" office:value="15.2506278136467">
            <text:p>15.2506278136</text:p>
          </table:table-cell>
          <table:table-cell office:value-type="float" office:value="1.40907783253814">
            <text:p>1.4090778325</text:p>
          </table:table-cell>
          <table:table-cell office:value-type="float" office:value="213.027575005173">
            <text:p>213.0275750052</text:p>
          </table:table-cell>
          <table:table-cell office:value-type="float" office:value="213.026400611511">
            <text:p>213.0264006115</text:p>
          </table:table-cell>
          <table:table-cell office:value-type="string">
            <text:p><text:s/>3 ♏ 01' 39"</text:p>
          </table:table-cell>
          <table:table-cell office:value-type="string">
            <text:p><text:s/>3 ♏ 01' 35"</text:p>
          </table:table-cell>
          <table:table-cell office:value-type="float" office:value="15.2506012376665">
            <text:p>15.2506012377</text:p>
          </table:table-cell>
          <table:table-cell office:value-type="float" office:value="1.40905189247721">
            <text:p>1.4090518925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7015.76302083">
            <text:p>2427015.76302083</text:p>
          </table:table-cell>
          <table:table-cell office:value-type="string">
            <text:p>1932-11-04 01:18:45.000000 EST-0500</text:p>
          </table:table-cell>
          <table:table-cell office:value-type="float" office:value="0">
            <text:p>0</text:p>
          </table:table-cell>
          <table:table-cell office:value-type="float" office:value="298.991932945102">
            <text:p>298.9919329451</text:p>
          </table:table-cell>
          <table:table-cell office:value-type="float" office:value="298.991147172593">
            <text:p>298.9911471726</text:p>
          </table:table-cell>
          <table:table-cell office:value-type="string">
            <text:p>28 ♑ 59' 30"</text:p>
          </table:table-cell>
          <table:table-cell office:value-type="string">
            <text:p>28 ♑ 59' 28"</text:p>
          </table:table-cell>
          <table:table-cell office:value-type="float" office:value="13.6013196249711">
            <text:p>13.601319625</text:p>
          </table:table-cell>
          <table:table-cell office:value-type="float" office:value="0.0528273064439344">
            <text:p>0.0528273064</text:p>
          </table:table-cell>
          <table:table-cell office:value-type="float" office:value="276.07187689181">
            <text:p>276.0718768918</text:p>
          </table:table-cell>
          <table:table-cell office:value-type="float" office:value="276.071091119301">
            <text:p>276.0710911193</text:p>
          </table:table-cell>
          <table:table-cell office:value-type="string">
            <text:p><text:s/>6 ♑ 04' 18"</text:p>
          </table:table-cell>
          <table:table-cell office:value-type="string">
            <text:p><text:s/>6 ♑ 04' 15"</text:p>
          </table:table-cell>
          <table:table-cell office:value-type="float" office:value="13.6012966772725">
            <text:p>13.6012966773</text:p>
          </table:table-cell>
          <table:table-cell office:value-type="float" office:value="0.0528045746571965">
            <text:p>0.0528045747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7022.25471065">
            <text:p>2427022.25471065</text:p>
          </table:table-cell>
          <table:table-cell office:value-type="string">
            <text:p>1932-11-10 13:06:47.812500 EST-0500</text:p>
          </table:table-cell>
          <table:table-cell office:value-type="float" office:value="0">
            <text:p>0</text:p>
          </table:table-cell>
          <table:table-cell office:value-type="float" office:value="20.3565776230893">
            <text:p>20.3565776231</text:p>
          </table:table-cell>
          <table:table-cell office:value-type="float" office:value="20.354267086262">
            <text:p>20.3542670863</text:p>
          </table:table-cell>
          <table:table-cell office:value-type="string">
            <text:p>20 ♈ 21' 23"</text:p>
          </table:table-cell>
          <table:table-cell office:value-type="string">
            <text:p>20 ♈ 21' 15"</text:p>
          </table:table-cell>
          <table:table-cell office:value-type="float" office:value="11.925245095436">
            <text:p>11.9252450954</text:p>
          </table:table-cell>
          <table:table-cell office:value-type="float" office:value="-0.0345043862366054">
            <text:p>-0.0345043862</text:p>
          </table:table-cell>
          <table:table-cell office:value-type="float" office:value="357.436367468693">
            <text:p>357.4363674687</text:p>
          </table:table-cell>
          <table:table-cell office:value-type="float" office:value="357.434056931865">
            <text:p>357.4340569319</text:p>
          </table:table-cell>
          <table:table-cell office:value-type="string">
            <text:p>27 ♓ 26' 10"</text:p>
          </table:table-cell>
          <table:table-cell office:value-type="string">
            <text:p>27 ♓ 26' 02"</text:p>
          </table:table-cell>
          <table:table-cell office:value-type="float" office:value="11.9252641435864">
            <text:p>11.9252641436</text:p>
          </table:table-cell>
          <table:table-cell office:value-type="float" office:value="-0.0344844707273695">
            <text:p>-0.0344844707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7033.20369213">
            <text:p>2427033.20369213</text:p>
          </table:table-cell>
          <table:table-cell office:value-type="string">
            <text:p>1932-11-21 11:53:19.218750 EST-0500</text:p>
          </table:table-cell>
          <table:table-cell office:value-type="float" office:value="0">
            <text:p>0</text:p>
          </table:table-cell>
          <table:table-cell office:value-type="float" office:value="153.705965343115">
            <text:p>153.7059653431</text:p>
          </table:table-cell>
          <table:table-cell office:value-type="float" office:value="153.70380677964">
            <text:p>153.7038067796</text:p>
          </table:table-cell>
          <table:table-cell office:value-type="string">
            <text:p><text:s/>3 ♍ 42' 21"</text:p>
          </table:table-cell>
          <table:table-cell office:value-type="string">
            <text:p><text:s/>3 ♍ 42' 13"</text:p>
          </table:table-cell>
          <table:table-cell office:value-type="float" office:value="13.2301611747021">
            <text:p>13.2301611747</text:p>
          </table:table-cell>
          <table:table-cell office:value-type="float" office:value="0.459408171058507">
            <text:p>0.4594081711</text:p>
          </table:table-cell>
          <table:table-cell office:value-type="float" office:value="130.78518327584">
            <text:p>130.7851832758</text:p>
          </table:table-cell>
          <table:table-cell office:value-type="float" office:value="130.783024712364">
            <text:p>130.7830247124</text:p>
          </table:table-cell>
          <table:table-cell office:value-type="string">
            <text:p>10 ♌ 47' 06"</text:p>
          </table:table-cell>
          <table:table-cell office:value-type="string">
            <text:p>10 ♌ 46' 58"</text:p>
          </table:table-cell>
          <table:table-cell office:value-type="float" office:value="13.2301713236388">
            <text:p>13.2301713236</text:p>
          </table:table-cell>
          <table:table-cell office:value-type="float" office:value="0.459418209014217">
            <text:p>0.459418209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7034.41828704">
            <text:p>2427034.41828704</text:p>
          </table:table-cell>
          <table:table-cell office:value-type="string">
            <text:p>1932-11-22 17:02:20.625000 EST-0500</text:p>
          </table:table-cell>
          <table:table-cell office:value-type="float" office:value="0">
            <text:p>0</text:p>
          </table:table-cell>
          <table:table-cell office:value-type="float" office:value="170.086166886096">
            <text:p>170.0861668861</text:p>
          </table:table-cell>
          <table:table-cell office:value-type="float" office:value="170.084388169105">
            <text:p>170.0843881691</text:p>
          </table:table-cell>
          <table:table-cell office:value-type="string">
            <text:p>20 ♍ 05' 10"</text:p>
          </table:table-cell>
          <table:table-cell office:value-type="string">
            <text:p>20 ♍ 05' 03"</text:p>
          </table:table-cell>
          <table:table-cell office:value-type="float" office:value="13.7536978564559">
            <text:p>13.7536978565</text:p>
          </table:table-cell>
          <table:table-cell office:value-type="float" office:value="0.129624978065049">
            <text:p>0.1296249781</text:p>
          </table:table-cell>
          <table:table-cell office:value-type="float" office:value="147.165358164388">
            <text:p>147.1653581644</text:p>
          </table:table-cell>
          <table:table-cell office:value-type="float" office:value="147.163579447397">
            <text:p>147.1635794474</text:p>
          </table:table-cell>
          <table:table-cell office:value-type="string">
            <text:p>27 ♌ 09' 55"</text:p>
          </table:table-cell>
          <table:table-cell office:value-type="string">
            <text:p>27 ♌ 09' 48"</text:p>
          </table:table-cell>
          <table:table-cell office:value-type="float" office:value="13.753718920528">
            <text:p>13.7537189205</text:p>
          </table:table-cell>
          <table:table-cell office:value-type="float" office:value="0.129646060535834">
            <text:p>0.1296460605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7037.07697917">
            <text:p>2427037.07697917</text:p>
          </table:table-cell>
          <table:table-cell office:value-type="string">
            <text:p>1932-11-25 08:50:51.562500 EST-0500</text:p>
          </table:table-cell>
          <table:table-cell office:value-type="float" office:value="0">
            <text:p>0</text:p>
          </table:table-cell>
          <table:table-cell office:value-type="float" office:value="208.264830495698">
            <text:p>208.2648304957</text:p>
          </table:table-cell>
          <table:table-cell office:value-type="float" office:value="208.262331003809">
            <text:p>208.2623310038</text:p>
          </table:table-cell>
          <table:table-cell office:value-type="string">
            <text:p>28 ♎ 15' 53"</text:p>
          </table:table-cell>
          <table:table-cell office:value-type="string">
            <text:p>28 ♎ 15' 44"</text:p>
          </table:table-cell>
          <table:table-cell office:value-type="float" office:value="14.9248563703461">
            <text:p>14.9248563703</text:p>
          </table:table-cell>
          <table:table-cell office:value-type="float" office:value="1.22286153083153">
            <text:p>1.2228615308</text:p>
          </table:table-cell>
          <table:table-cell office:value-type="float" office:value="185.343966801206">
            <text:p>185.3439668012</text:p>
          </table:table-cell>
          <table:table-cell office:value-type="float" office:value="185.341467309317">
            <text:p>185.3414673093</text:p>
          </table:table-cell>
          <table:table-cell office:value-type="string">
            <text:p><text:s/>5 ♎ 20' 38"</text:p>
          </table:table-cell>
          <table:table-cell office:value-type="string">
            <text:p><text:s/>5 ♎ 20' 29"</text:p>
          </table:table-cell>
          <table:table-cell office:value-type="float" office:value="14.9248578991426">
            <text:p>14.9248578991</text:p>
          </table:table-cell>
          <table:table-cell office:value-type="float" office:value="1.22286483107387">
            <text:p>1.2228648311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7039.53059028">
            <text:p>2427039.53059028</text:p>
          </table:table-cell>
          <table:table-cell office:value-type="string">
            <text:p>1932-11-27 19:44:03.750000 EST-0500</text:p>
          </table:table-cell>
          <table:table-cell office:value-type="float" office:value="0">
            <text:p>0</text:p>
          </table:table-cell>
          <table:table-cell office:value-type="float" office:value="245.600001597637">
            <text:p>245.6000015976</text:p>
          </table:table-cell>
          <table:table-cell office:value-type="float" office:value="245.596727909289">
            <text:p>245.5967279093</text:p>
          </table:table-cell>
          <table:table-cell office:value-type="string">
            <text:p><text:s/>5 ♐ 36' 00"</text:p>
          </table:table-cell>
          <table:table-cell office:value-type="string">
            <text:p><text:s/>5 ♐ 35' 48"</text:p>
          </table:table-cell>
          <table:table-cell office:value-type="float" office:value="15.3317655244555">
            <text:p>15.3317655245</text:p>
          </table:table-cell>
          <table:table-cell office:value-type="float" office:value="1.01335670216577">
            <text:p>1.0133567022</text:p>
          </table:table-cell>
          <table:table-cell office:value-type="float" office:value="222.678984758748">
            <text:p>222.6789847587</text:p>
          </table:table-cell>
          <table:table-cell office:value-type="float" office:value="222.6757110704">
            <text:p>222.6757110704</text:p>
          </table:table-cell>
          <table:table-cell office:value-type="string">
            <text:p>12 ♏ 40' 44"</text:p>
          </table:table-cell>
          <table:table-cell office:value-type="string">
            <text:p>12 ♏ 40' 32"</text:p>
          </table:table-cell>
          <table:table-cell office:value-type="float" office:value="15.3317149580312">
            <text:p>15.331714958</text:p>
          </table:table-cell>
          <table:table-cell office:value-type="float" office:value="1.01330680392247">
            <text:p>1.0133068039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7040.41047454">
            <text:p>2427040.41047454</text:p>
          </table:table-cell>
          <table:table-cell office:value-type="string">
            <text:p>1932-11-28 16:51:05.625000 EST-0500</text:p>
          </table:table-cell>
          <table:table-cell office:value-type="float" office:value="0">
            <text:p>0</text:p>
          </table:table-cell>
          <table:table-cell office:value-type="float" office:value="259.0429097701">
            <text:p>259.0429097701</text:p>
          </table:table-cell>
          <table:table-cell office:value-type="float" office:value="259.040542815946">
            <text:p>259.0405428159</text:p>
          </table:table-cell>
          <table:table-cell office:value-type="string">
            <text:p>19 ♐ 02' 34"</text:p>
          </table:table-cell>
          <table:table-cell office:value-type="string">
            <text:p>19 ♐ 02' 25"</text:p>
          </table:table-cell>
          <table:table-cell office:value-type="float" office:value="15.1994255923136">
            <text:p>15.1994255923</text:p>
          </table:table-cell>
          <table:table-cell office:value-type="float" office:value="-0.748389349789737">
            <text:p>-0.7483893498</text:p>
          </table:table-cell>
          <table:table-cell office:value-type="float" office:value="236.121810242786">
            <text:p>236.1218102428</text:p>
          </table:table-cell>
          <table:table-cell office:value-type="float" office:value="236.119443288632">
            <text:p>236.1194432886</text:p>
          </table:table-cell>
          <table:table-cell office:value-type="string">
            <text:p>26 ♏ 07' 18"</text:p>
          </table:table-cell>
          <table:table-cell office:value-type="string">
            <text:p>26 ♏ 07' 09"</text:p>
          </table:table-cell>
          <table:table-cell office:value-type="float" office:value="15.1993653039812">
            <text:p>15.199365304</text:p>
          </table:table-cell>
          <table:table-cell office:value-type="float" office:value="-0.74844947584682">
            <text:p>-0.7484494758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7043.26716435">
            <text:p>2427043.26716435</text:p>
          </table:table-cell>
          <table:table-cell office:value-type="string">
            <text:p>1932-12-01 13:24:43.593750 EST-0500</text:p>
          </table:table-cell>
          <table:table-cell office:value-type="float" office:value="0">
            <text:p>0</text:p>
          </table:table-cell>
          <table:table-cell office:value-type="float" office:value="300.959931108345">
            <text:p>300.9599311083</text:p>
          </table:table-cell>
          <table:table-cell office:value-type="float" office:value="300.959556637705">
            <text:p>300.9595566377</text:p>
          </table:table-cell>
          <table:table-cell office:value-type="string">
            <text:p><text:s/>0 ♒ 57' 35"</text:p>
          </table:table-cell>
          <table:table-cell office:value-type="string">
            <text:p><text:s/>0 ♒ 57' 34"</text:p>
          </table:table-cell>
          <table:table-cell office:value-type="float" office:value="14.013583355449">
            <text:p>14.0135833554</text:p>
          </table:table-cell>
          <table:table-cell office:value-type="float" office:value="0.0885213456076201">
            <text:p>0.0885213456</text:p>
          </table:table-cell>
          <table:table-cell office:value-type="float" office:value="278.038569981317">
            <text:p>278.0385699813</text:p>
          </table:table-cell>
          <table:table-cell office:value-type="float" office:value="278.038195510678">
            <text:p>278.0381955107</text:p>
          </table:table-cell>
          <table:table-cell office:value-type="string">
            <text:p><text:s/>8 ♑ 02' 18"</text:p>
          </table:table-cell>
          <table:table-cell office:value-type="string">
            <text:p><text:s/>8 ♑ 02' 17"</text:p>
          </table:table-cell>
          <table:table-cell office:value-type="float" office:value="14.0135489591263">
            <text:p>14.0135489591</text:p>
          </table:table-cell>
          <table:table-cell office:value-type="float" office:value="0.0884872234309253">
            <text:p>0.0884872234</text:p>
          </table:table-cell>
        </table:table-row>
        <table:table-row table:style-name="ro1">
          <table:table-cell office:value-type="string">
            <text:p>Mercury/Sun</text:p>
          </table:table-cell>
          <table:table-cell office:value-type="float" office:value="2427046.19440972">
            <text:p>2427046.19440972</text:p>
          </table:table-cell>
          <table:table-cell office:value-type="string">
            <text:p>1932-12-04 11:39:57.656250 EST-0500</text:p>
          </table:table-cell>
          <table:table-cell office:value-type="float" office:value="0">
            <text:p>0</text:p>
          </table:table-cell>
          <table:table-cell office:value-type="float" office:value="252.355765624749">
            <text:p>252.3557656247</text:p>
          </table:table-cell>
          <table:table-cell office:value-type="float" office:value="252.355806749237">
            <text:p>252.3558067492</text:p>
          </table:table-cell>
          <table:table-cell table:number-columns-repeated="2" office:value-type="string">
            <text:p>12 ♐ 21' 20"</text:p>
          </table:table-cell>
          <table:table-cell office:value-type="float" office:value="-1.38410572306493">
            <text:p>-1.3841057231</text:p>
          </table:table-cell>
          <table:table-cell office:value-type="float" office:value="1.01504994307854">
            <text:p>1.0150499431</text:p>
          </table:table-cell>
          <table:table-cell office:value-type="float" office:value="229.434267626506">
            <text:p>229.4342676265</text:p>
          </table:table-cell>
          <table:table-cell office:value-type="float" office:value="229.434308750995">
            <text:p>229.434308751</text:p>
          </table:table-cell>
          <table:table-cell table:number-columns-repeated="2" office:value-type="string">
            <text:p>19 ♏ 26' 03"</text:p>
          </table:table-cell>
          <table:table-cell office:value-type="float" office:value="-1.38409423420332">
            <text:p>-1.3840942342</text:p>
          </table:table-cell>
          <table:table-cell office:value-type="float" office:value="1.01506146552899">
            <text:p>1.0150614655</text:p>
          </table:table-cell>
        </table:table-row>
        <table:table-row table:style-name="ro1">
          <table:table-cell office:value-type="string">
            <text:p>Moon/Uranus</text:p>
          </table:table-cell>
          <table:table-cell office:value-type="float" office:value="2427049.44758102">
            <text:p>2427049.44758102</text:p>
          </table:table-cell>
          <table:table-cell office:value-type="string">
            <text:p>1932-12-07 17:44:31.875000 EST-0500</text:p>
          </table:table-cell>
          <table:table-cell office:value-type="float" office:value="0">
            <text:p>0</text:p>
          </table:table-cell>
          <table:table-cell office:value-type="float" office:value="19.6303669711791">
            <text:p>19.6303669712</text:p>
          </table:table-cell>
          <table:table-cell office:value-type="float" office:value="19.6293229644151">
            <text:p>19.6293229644</text:p>
          </table:table-cell>
          <table:table-cell office:value-type="string">
            <text:p>19 ♈ 37' 49"</text:p>
          </table:table-cell>
          <table:table-cell office:value-type="string">
            <text:p>19 ♈ 37' 45"</text:p>
          </table:table-cell>
          <table:table-cell office:value-type="float" office:value="11.9163574308917">
            <text:p>11.9163574309</text:p>
          </table:table-cell>
          <table:table-cell office:value-type="float" office:value="-0.0173656886897857">
            <text:p>-0.0173656887</text:p>
          </table:table-cell>
          <table:table-cell office:value-type="float" office:value="356.708794294519">
            <text:p>356.7087942945</text:p>
          </table:table-cell>
          <table:table-cell office:value-type="float" office:value="356.707750287755">
            <text:p>356.7077502878</text:p>
          </table:table-cell>
          <table:table-cell office:value-type="string">
            <text:p>26 ♓ 42' 31"</text:p>
          </table:table-cell>
          <table:table-cell office:value-type="string">
            <text:p>26 ♓ 42' 27"</text:p>
          </table:table-cell>
          <table:table-cell office:value-type="float" office:value="11.9163666859789">
            <text:p>11.916366686</text:p>
          </table:table-cell>
          <table:table-cell office:value-type="float" office:value="-0.0173557094693137">
            <text:p>-0.0173557095</text:p>
          </table:table-cell>
        </table:table-row>
        <table:table-row table:style-name="ro1">
          <table:table-cell office:value-type="string">
            <text:p>Moon/Mars</text:p>
          </table:table-cell>
          <table:table-cell office:value-type="float" office:value="2427061.3018287">
            <text:p>2427061.3018287</text:p>
          </table:table-cell>
          <table:table-cell office:value-type="string">
            <text:p>1932-12-19 14:14:38.906250 EST-0500</text:p>
          </table:table-cell>
          <table:table-cell office:value-type="float" office:value="0">
            <text:p>0</text:p>
          </table:table-cell>
          <table:table-cell office:value-type="float" office:value="164.74719899165">
            <text:p>164.7471989917</text:p>
          </table:table-cell>
          <table:table-cell office:value-type="float" office:value="164.745437986678">
            <text:p>164.7454379867</text:p>
          </table:table-cell>
          <table:table-cell office:value-type="string">
            <text:p>14 ♍ 44' 49"</text:p>
          </table:table-cell>
          <table:table-cell office:value-type="string">
            <text:p>14 ♍ 44' 43"</text:p>
          </table:table-cell>
          <table:table-cell office:value-type="float" office:value="13.2284895311645">
            <text:p>13.2284895312</text:p>
          </table:table-cell>
          <table:table-cell office:value-type="float" office:value="0.31282527700358">
            <text:p>0.312825277</text:p>
          </table:table-cell>
          <table:table-cell office:value-type="float" office:value="141.824932621003">
            <text:p>141.824932621</text:p>
          </table:table-cell>
          <table:table-cell office:value-type="float" office:value="141.823171616032">
            <text:p>141.823171616</text:p>
          </table:table-cell>
          <table:table-cell office:value-type="string">
            <text:p>21 ♌ 49' 29"</text:p>
          </table:table-cell>
          <table:table-cell office:value-type="string">
            <text:p>21 ♌ 49' 23"</text:p>
          </table:table-cell>
          <table:table-cell office:value-type="float" office:value="13.2285013988468">
            <text:p>13.2285013988</text:p>
          </table:table-cell>
          <table:table-cell office:value-type="float" office:value="0.312836842935853">
            <text:p>0.3128368429</text:p>
          </table:table-cell>
        </table:table-row>
        <table:table-row table:style-name="ro1">
          <table:table-cell office:value-type="string">
            <text:p>Moon/Jupiter</text:p>
          </table:table-cell>
          <table:table-cell office:value-type="float" office:value="2427061.89997685">
            <text:p>2427061.89997685</text:p>
          </table:table-cell>
          <table:table-cell office:value-type="string">
            <text:p>1932-12-20 04:35:58.593750 EST-0500</text:p>
          </table:table-cell>
          <table:table-cell office:value-type="float" office:value="0">
            <text:p>0</text:p>
          </table:table-cell>
          <table:table-cell office:value-type="float" office:value="172.717845135624">
            <text:p>172.7178451356</text:p>
          </table:table-cell>
          <table:table-cell office:value-type="float" office:value="172.715462068252">
            <text:p>172.7154620683</text:p>
          </table:table-cell>
          <table:table-cell office:value-type="string">
            <text:p>22 ♍ 43' 04"</text:p>
          </table:table-cell>
          <table:table-cell office:value-type="string">
            <text:p>22 ♍ 42' 55"</text:p>
          </table:table-cell>
          <table:table-cell office:value-type="float" office:value="13.4254099643417">
            <text:p>13.4254099643</text:p>
          </table:table-cell>
          <table:table-cell office:value-type="float" office:value="0.0583615636137651">
            <text:p>0.0583615636</text:p>
          </table:table-cell>
          <table:table-cell office:value-type="float" office:value="149.795564109456">
            <text:p>149.7955641095</text:p>
          </table:table-cell>
          <table:table-cell office:value-type="float" office:value="149.793181042084">
            <text:p>149.7931810421</text:p>
          </table:table-cell>
          <table:table-cell office:value-type="string">
            <text:p>29 ♌ 47' 44"</text:p>
          </table:table-cell>
          <table:table-cell office:value-type="string">
            <text:p>29 ♌ 47' 35"</text:p>
          </table:table-cell>
          <table:table-cell office:value-type="float" office:value="13.4254252532946">
            <text:p>13.4254252533</text:p>
          </table:table-cell>
          <table:table-cell office:value-type="float" office:value="0.0583767720793981">
            <text:p>0.0583767721</text:p>
          </table:table-cell>
        </table:table-row>
        <table:table-row table:style-name="ro1">
          <table:table-cell office:value-type="string">
            <text:p>Moon/Venus</text:p>
          </table:table-cell>
          <table:table-cell office:value-type="float" office:value="2427066.95515046">
            <text:p>2427066.95515046</text:p>
          </table:table-cell>
          <table:table-cell office:value-type="string">
            <text:p>1932-12-25 05:55:25.781250 EST-0500</text:p>
          </table:table-cell>
          <table:table-cell office:value-type="float" office:value="0">
            <text:p>0</text:p>
          </table:table-cell>
          <table:table-cell office:value-type="float" office:value="245.147453133478">
            <text:p>245.1474531335</text:p>
          </table:table-cell>
          <table:table-cell office:value-type="float" office:value="245.145881521475">
            <text:p>245.1458815215</text:p>
          </table:table-cell>
          <table:table-cell office:value-type="string">
            <text:p><text:s/>5 ♐ 08' 50"</text:p>
          </table:table-cell>
          <table:table-cell office:value-type="string">
            <text:p><text:s/>5 ♐ 08' 45"</text:p>
          </table:table-cell>
          <table:table-cell office:value-type="float" office:value="15.0483688046484">
            <text:p>15.0483688046</text:p>
          </table:table-cell>
          <table:table-cell office:value-type="float" office:value="1.24331079551001">
            <text:p>1.2433107955</text:p>
          </table:table-cell>
          <table:table-cell office:value-type="float" office:value="222.224938669275">
            <text:p>222.2249386693</text:p>
          </table:table-cell>
          <table:table-cell office:value-type="float" office:value="222.223367057273">
            <text:p>222.2233670573</text:p>
          </table:table-cell>
          <table:table-cell office:value-type="string">
            <text:p>12 ♏ 13' 29"</text:p>
          </table:table-cell>
          <table:table-cell office:value-type="string">
            <text:p>12 ♏ 13' 24"</text:p>
          </table:table-cell>
          <table:table-cell office:value-type="float" office:value="15.0483158665328">
            <text:p>15.0483158665</text:p>
          </table:table-cell>
          <table:table-cell office:value-type="float" office:value="1.24325849066328">
            <text:p>1.2432584907</text:p>
          </table:table-cell>
        </table:table-row>
        <table:table-row table:style-name="ro1">
          <table:table-cell office:value-type="string">
            <text:p>Moon/Mercury</text:p>
          </table:table-cell>
          <table:table-cell office:value-type="float" office:value="2427067.42121528">
            <text:p>2427067.42121528</text:p>
          </table:table-cell>
          <table:table-cell office:value-type="string">
            <text:p>1932-12-25 17:06:33.750000 EST-0500</text:p>
          </table:table-cell>
          <table:table-cell office:value-type="float" office:value="0">
            <text:p>0</text:p>
          </table:table-cell>
          <table:table-cell office:value-type="float" office:value="252.17054771656">
            <text:p>252.1705477166</text:p>
          </table:table-cell>
          <table:table-cell office:value-type="float" office:value="252.169187633708">
            <text:p>252.1691876337</text:p>
          </table:table-cell>
          <table:table-cell office:value-type="string">
            <text:p>12 ♐ 10' 13"</text:p>
          </table:table-cell>
          <table:table-cell office:value-type="string">
            <text:p>12 ♐ 10' 09"</text:p>
          </table:table-cell>
          <table:table-cell office:value-type="float" office:value="15.0835339054769">
            <text:p>15.0835339055</text:p>
          </table:table-cell>
          <table:table-cell office:value-type="float" office:value="1.12824903461979">
            <text:p>1.1282490346</text:p>
          </table:table-cell>
          <table:table-cell office:value-type="float" office:value="229.247989365091">
            <text:p>229.2479893651</text:p>
          </table:table-cell>
          <table:table-cell office:value-type="float" office:value="229.246629282239">
            <text:p>229.2466292822</text:p>
          </table:table-cell>
          <table:table-cell office:value-type="string">
            <text:p>19 ♏ 14' 52"</text:p>
          </table:table-cell>
          <table:table-cell office:value-type="string">
            <text:p>19 ♏ 14' 47"</text:p>
          </table:table-cell>
          <table:table-cell office:value-type="float" office:value="15.0834745552018">
            <text:p>15.0834745552</text:p>
          </table:table-cell>
          <table:table-cell office:value-type="float" office:value="1.12819004932205">
            <text:p>1.1281900493</text:p>
          </table:table-cell>
        </table:table-row>
        <table:table-row table:style-name="ro1">
          <table:table-cell office:value-type="string">
            <text:p>Moon/Sun</text:p>
          </table:table-cell>
          <table:table-cell office:value-type="float" office:value="2427068.97444444">
            <text:p>2427068.97444444</text:p>
          </table:table-cell>
          <table:table-cell office:value-type="string">
            <text:p>1932-12-27 06:23:12.187500 EST-0500</text:p>
          </table:table-cell>
          <table:table-cell office:value-type="float" office:value="0">
            <text:p>0</text:p>
          </table:table-cell>
          <table:table-cell office:value-type="float" office:value="275.535895371776">
            <text:p>275.5358953718</text:p>
          </table:table-cell>
          <table:table-cell office:value-type="float" office:value="275.533093183534">
            <text:p>275.5330931835</text:p>
          </table:table-cell>
          <table:table-cell office:value-type="string">
            <text:p><text:s/>5 ♑ 32' 09"</text:p>
          </table:table-cell>
          <table:table-cell office:value-type="string">
            <text:p><text:s/>5 ♑ 31' 59"</text:p>
          </table:table-cell>
          <table:table-cell office:value-type="float" office:value="14.9341088795456">
            <text:p>14.9341088795</text:p>
          </table:table-cell>
          <table:table-cell office:value-type="float" office:value="1.01960615569467">
            <text:p>1.0196061557</text:p>
          </table:table-cell>
          <table:table-cell office:value-type="float" office:value="252.613178686168">
            <text:p>252.6131786862</text:p>
          </table:table-cell>
          <table:table-cell office:value-type="float" office:value="252.610376497926">
            <text:p>252.6103764979</text:p>
          </table:table-cell>
          <table:table-cell office:value-type="string">
            <text:p>12 ♐ 36' 47"</text:p>
          </table:table-cell>
          <table:table-cell office:value-type="string">
            <text:p>12 ♐ 36' 37"</text:p>
          </table:table-cell>
          <table:table-cell office:value-type="float" office:value="14.9340453867459">
            <text:p>14.9340453867</text:p>
          </table:table-cell>
          <table:table-cell office:value-type="float" office:value="1.01954269874813">
            <text:p>1.0195426987</text:p>
          </table:table-cell>
        </table:table-row>
        <table:table-row table:style-name="ro1">
          <table:table-cell office:value-type="string">
            <text:p>Moon/Saturn</text:p>
          </table:table-cell>
          <table:table-cell office:value-type="float" office:value="2427070.90314815">
            <text:p>2427070.90314815</text:p>
          </table:table-cell>
          <table:table-cell office:value-type="string">
            <text:p>1932-12-29 04:40:32.812500 EST-0500</text:p>
          </table:table-cell>
          <table:table-cell office:value-type="float" office:value="0">
            <text:p>0</text:p>
          </table:table-cell>
          <table:table-cell office:value-type="float" office:value="303.755774153648">
            <text:p>303.7557741536</text:p>
          </table:table-cell>
          <table:table-cell office:value-type="float" office:value="303.752516762263">
            <text:p>303.7525167623</text:p>
          </table:table-cell>
          <table:table-cell office:value-type="string">
            <text:p><text:s/>3 ♒ 45' 20"</text:p>
          </table:table-cell>
          <table:table-cell office:value-type="string">
            <text:p><text:s/>3 ♒ 45' 09"</text:p>
          </table:table-cell>
          <table:table-cell office:value-type="float" office:value="14.2583787564191">
            <text:p>14.2583787564</text:p>
          </table:table-cell>
          <table:table-cell office:value-type="float" office:value="0.11135203889106">
            <text:p>0.1113520389</text:p>
          </table:table-cell>
          <table:table-cell office:value-type="float" office:value="280.83288502138">
            <text:p>280.8328850214</text:p>
          </table:table-cell>
          <table:table-cell office:value-type="float" office:value="280.829627629996">
            <text:p>280.82962763</text:p>
          </table:table-cell>
          <table:table-cell office:value-type="string">
            <text:p>10 ♑ 49' 58"</text:p>
          </table:table-cell>
          <table:table-cell office:value-type="string">
            <text:p>10 ♑ 49' 46"</text:p>
          </table:table-cell>
          <table:table-cell office:value-type="float" office:value="14.2583438024975">
            <text:p>14.2583438025</text:p>
          </table:table-cell>
          <table:table-cell office:value-type="float" office:value="0.111317484426914">
            <text:p>0.11131748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dc:date>2013-09-13T18:22:43</dc:date>
    <dc:creator>Ryan </dc:creator>
    <meta:document-statistic meta:table-count="1" meta:cell-count="12880" meta:object-count="0"/>
    <meta:generator>LibreOffice/3.6$Linux_X86_64 LibreOffice_project/360m1$Build-304</meta:generator>
  </office:meta>
</office:document-meta>
</file>